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Mincho" svg:font-family="Yu 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number text:level="1" style:num-format="1" text:start-value="3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2LVL3" style:num-format="1" text:display-levels="3">
        <style:list-level-properties text:space-before="0.3944in" text:min-label-width="0.7875in" text:list-level-position-and-space-mode="label-alignment">
          <style:list-level-label-alignment text:label-followed-by="listtab" fo:margin-left="1.1819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10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11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1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1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1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1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1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1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1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Symbol"/>
      </text:list-level-style-bullet>
      <text:list-level-style-bullet text:level="2" text:style-name="WW_CharLFO12LVL2" text:bullet-char="">
        <style:list-level-properties text:space-before="0.8944in" text:min-label-width="0.25in" text:list-level-position-and-space-mode="label-alignment">
          <style:list-level-label-alignment text:label-followed-by="listtab" fo:margin-left="1.1444in" fo:text-indent="-0.25in"/>
        </style:list-level-properties>
        <style:text-properties style:font-name="Symbol"/>
      </text:list-level-style-bullet>
      <text:list-level-style-bullet text:level="3" text:style-name="WW_CharLFO12LVL3" text:bullet-char="">
        <style:list-level-properties text:space-before="1.3944in" text:min-label-width="0.25in" text:list-level-position-and-space-mode="label-alignment">
          <style:list-level-label-alignment text:label-followed-by="listtab" fo:margin-left="1.6444in" fo:text-indent="-0.25in"/>
        </style:list-level-properties>
        <style:text-properties style:font-name="Wingdings"/>
      </text:list-level-style-bullet>
      <text:list-level-style-bullet text:level="4" text:style-name="WW_CharLFO12LVL4" text:bullet-char="">
        <style:list-level-properties text:space-before="1.8944in" text:min-label-width="0.25in" text:list-level-position-and-space-mode="label-alignment">
          <style:list-level-label-alignment text:label-followed-by="listtab" fo:margin-left="2.1444in" fo:text-indent="-0.25in"/>
        </style:list-level-properties>
        <style:text-properties style:font-name="Symbol"/>
      </text:list-level-style-bullet>
      <text:list-level-style-bullet text:level="5" text:style-name="WW_CharLFO12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Courier New"/>
      </text:list-level-style-bullet>
      <text:list-level-style-bullet text:level="6" text:style-name="WW_CharLFO12LVL6" text:bullet-char="">
        <style:list-level-properties text:space-before="2.8944in" text:min-label-width="0.25in" text:list-level-position-and-space-mode="label-alignment">
          <style:list-level-label-alignment text:label-followed-by="listtab" fo:margin-left="3.1444in" fo:text-indent="-0.25in"/>
        </style:list-level-properties>
        <style:text-properties style:font-name="Wingdings"/>
      </text:list-level-style-bullet>
      <text:list-level-style-bullet text:level="7" text:style-name="WW_CharLFO12LVL7" text:bullet-char="">
        <style:list-level-properties text:space-before="3.3944in" text:min-label-width="0.25in" text:list-level-position-and-space-mode="label-alignment">
          <style:list-level-label-alignment text:label-followed-by="listtab" fo:margin-left="3.6444in" fo:text-indent="-0.25in"/>
        </style:list-level-properties>
        <style:text-properties style:font-name="Symbol"/>
      </text:list-level-style-bullet>
      <text:list-level-style-bullet text:level="8" text:style-name="WW_CharLFO12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Courier New"/>
      </text:list-level-style-bullet>
      <text:list-level-style-bullet text:level="9" text:style-name="WW_CharLFO12LVL9" text:bullet-char="">
        <style:list-level-properties text:space-before="4.3944in" text:min-label-width="0.25in" text:list-level-position-and-space-mode="label-alignment">
          <style:list-level-label-alignment text:label-followed-by="listtab" fo:margin-left="4.6444in" fo:text-indent="-0.25in"/>
        </style:list-level-properties>
        <style:text-properties style:font-name="Wingdings"/>
      </text:list-level-style-bullet>
    </text:list-style>
    <text:list-style style:name="LFO13">
      <text:list-level-style-number text:level="1" style:num-suffix="." style:num-format="1">
        <style:list-level-properties text:space-before="0.1972in" text:min-label-width="0.3916in" text:list-level-position-and-space-mode="label-alignment">
          <style:list-level-label-alignment text:label-followed-by="listtab" fo:margin-left="0.5888in" fo:text-indent="-0.3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1.3486in" text:min-label-width="0.25in" text:list-level-position-and-space-mode="label-alignment">
          <style:list-level-label-alignment text:label-followed-by="listtab" fo:margin-left="1.5986in" fo:text-indent="-0.25in"/>
        </style:list-level-properties>
        <style:text-properties style:font-name="Courier New"/>
      </text:list-level-style-bullet>
      <text:list-level-style-bullet text:level="3" text:style-name="WW_CharLFO14LVL3"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Wingdings"/>
      </text:list-level-style-bullet>
      <text:list-level-style-bullet text:level="4" text:style-name="WW_CharLFO14LVL4" text:bullet-char="">
        <style:list-level-properties text:space-before="2.3486in" text:min-label-width="0.25in" text:list-level-position-and-space-mode="label-alignment">
          <style:list-level-label-alignment text:label-followed-by="listtab" fo:margin-left="2.5986in" fo:text-indent="-0.25in"/>
        </style:list-level-properties>
        <style:text-properties style:font-name="Symbol"/>
      </text:list-level-style-bullet>
      <text:list-level-style-bullet text:level="5" text:style-name="WW_CharLFO14LVL5" text:bullet-char="o">
        <style:list-level-properties text:space-before="2.8486in" text:min-label-width="0.25in" text:list-level-position-and-space-mode="label-alignment">
          <style:list-level-label-alignment text:label-followed-by="listtab" fo:margin-left="3.0986in" fo:text-indent="-0.25in"/>
        </style:list-level-properties>
        <style:text-properties style:font-name="Courier New"/>
      </text:list-level-style-bullet>
      <text:list-level-style-bullet text:level="6" text:style-name="WW_CharLFO14LVL6"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Wingdings"/>
      </text:list-level-style-bullet>
      <text:list-level-style-bullet text:level="7" text:style-name="WW_CharLFO14LVL7" text:bullet-char="">
        <style:list-level-properties text:space-before="3.8486in" text:min-label-width="0.25in" text:list-level-position-and-space-mode="label-alignment">
          <style:list-level-label-alignment text:label-followed-by="listtab" fo:margin-left="4.0986in" fo:text-indent="-0.25in"/>
        </style:list-level-properties>
        <style:text-properties style:font-name="Symbol"/>
      </text:list-level-style-bullet>
      <text:list-level-style-bullet text:level="8" text:style-name="WW_CharLFO14LVL8" text:bullet-char="o">
        <style:list-level-properties text:space-before="4.3486in" text:min-label-width="0.25in" text:list-level-position-and-space-mode="label-alignment">
          <style:list-level-label-alignment text:label-followed-by="listtab" fo:margin-left="4.5986in" fo:text-indent="-0.25in"/>
        </style:list-level-properties>
        <style:text-properties style:font-name="Courier New"/>
      </text:list-level-style-bullet>
      <text:list-level-style-bullet text:level="9" text:style-name="WW_CharLFO14LVL9" text:bullet-char="">
        <style:list-level-properties text:space-before="4.8486in" text:min-label-width="0.25in" text:list-level-position-and-space-mode="label-alignment">
          <style:list-level-label-alignment text:label-followed-by="listtab" fo:margin-left="5.0986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bullet text:level="2" text:style-name="WW_CharLFO19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23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bullet text:level="2" text:style-name="WW_CharLFO27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text:style-name="WW_CharLFO35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35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36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37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38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39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style:font-name="Arial" style:font-name-complex="Arial" fo:font-weight="bold" style:font-weight-asian="bold" style:font-weight-complex="bold" fo:color="#4F213A" fo:font-size="22pt" style:font-size-asian="22pt" style:font-size-complex="22pt"/>
    </style:style>
    <style:style style:name="P19" style:parent-style-name="Normal" style:family="paragraph">
      <style:paragraph-properties fo:margin-bottom="0.1666in" fo:line-height="100%"/>
    </style:style>
    <style:style style:name="T2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size="12pt" style:font-size-asian="12pt"/>
    </style:style>
    <style:style style:name="T23" style:parent-style-name="DefaultParagraphFont"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style:style>
    <style:style style:name="T2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P29" style:parent-style-name="Normal" style:family="paragraph">
      <style:paragraph-properties fo:margin-bottom="0.1666in" fo:line-height="100%"/>
    </style:style>
    <style:style style:name="T3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T36" style:parent-style-name="DefaultParagraphFont" style:family="text">
      <style:text-properties fo:font-weight="bold" style:font-weight-asian="bold" style:font-weight-complex="bold" fo:color="#4F213A" fo:font-size="14pt" style:font-size-asian="14pt" style:font-size-complex="14pt"/>
    </style:style>
    <style:style style:name="T37" style:parent-style-name="DefaultParagraphFont" style:family="text">
      <style:text-properties style:font-name="Arial" style:font-name-complex="Arial" fo:font-weight="bold" style:font-weight-asian="bold" style:font-weight-complex="bold" fo:color="#4F213A"/>
    </style:style>
    <style:style style:name="T38" style:parent-style-name="Hyperlink" style:family="text">
      <style:text-properties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P41" style:parent-style-name="TOC2" style:family="paragraph">
      <style:paragraph-properties fo:line-height="100%">
        <style:tab-stops>
          <style:tab-stop style:type="right" style:leader-style="dotted" style:leader-text="." style:position="6.534in"/>
        </style:tab-stops>
      </style:paragraph-properties>
    </style:style>
    <style:style style:name="T42" style:parent-style-name="Hyperlink" style:family="text">
      <style:text-properties style:font-name="Arial" style:font-name-complex="Arial" fo:font-size="12pt" style:font-size-asian="12pt"/>
    </style:style>
    <style:style style:name="T43" style:parent-style-name="DefaultParagraphFont" style:family="text">
      <style:text-properties style:font-name="Arial" style:font-name-complex="Arial" fo:font-size="12pt" style:font-size-asian="12pt"/>
    </style:style>
    <style:style style:name="T44" style:parent-style-name="DefaultParagraphFont" style:family="text">
      <style:text-properties style:font-name="Arial" style:font-name-complex="Arial" fo:font-size="12pt" style:font-size-asian="12pt"/>
    </style:style>
    <style:style style:name="P45" style:parent-style-name="TOC2" style:family="paragraph">
      <style:paragraph-properties fo:line-height="100%">
        <style:tab-stops>
          <style:tab-stop style:type="right" style:leader-style="dotted" style:leader-text="." style:position="6.534in"/>
        </style:tab-stops>
      </style:paragraph-properties>
    </style:style>
    <style:style style:name="T46" style:parent-style-name="Hyperlink" style:family="text">
      <style:text-properties style:font-name="Arial" style:font-name-complex="Arial" fo:font-size="12pt" style:font-size-asian="12pt"/>
    </style:style>
    <style:style style:name="T47" style:parent-style-name="DefaultParagraphFont" style:family="text">
      <style:text-properties style:font-name="Arial" style:font-name-complex="Arial" fo:font-size="12pt" style:font-size-asian="12pt"/>
    </style:style>
    <style:style style:name="T48" style:parent-style-name="DefaultParagraphFont" style:family="text">
      <style:text-properties style:font-name="Arial" style:font-name-complex="Arial" fo:font-size="12pt" style:font-size-asian="12pt"/>
    </style:style>
    <style:style style:name="P49" style:parent-style-name="TOC2" style:family="paragraph">
      <style:paragraph-properties fo:line-height="100%">
        <style:tab-stops>
          <style:tab-stop style:type="right" style:leader-style="dotted" style:leader-text="." style:position="6.534in"/>
        </style:tab-stops>
      </style:paragraph-properties>
    </style:style>
    <style:style style:name="T50" style:parent-style-name="Hyperlink" style:family="text">
      <style:text-properties style:font-name="Arial" style:font-name-complex="Arial" fo:font-size="12pt" style:font-size-asian="12pt"/>
    </style:style>
    <style:style style:name="T51" style:parent-style-name="DefaultParagraphFont" style:family="text">
      <style:text-properties style:font-name="Arial" style:font-name-complex="Arial" fo:font-size="12pt" style:font-size-asian="12pt"/>
    </style:style>
    <style:style style:name="T52" style:parent-style-name="DefaultParagraphFont" style:family="text">
      <style:text-properties style:font-name="Arial" style:font-name-complex="Arial" fo:font-size="12pt" style:font-size-asian="12pt"/>
    </style:style>
    <style:style style:name="P53" style:parent-style-name="TOC2" style:family="paragraph">
      <style:paragraph-properties fo:line-height="100%">
        <style:tab-stops>
          <style:tab-stop style:type="right" style:leader-style="dotted" style:leader-text="." style:position="6.534in"/>
        </style:tab-stops>
      </style:paragraph-properties>
    </style:style>
    <style:style style:name="T54" style:parent-style-name="Hyperlink" style:family="text">
      <style:text-properties style:font-name="Arial" style:font-name-complex="Arial" fo:font-size="12pt" style:font-size-asian="12pt"/>
    </style:style>
    <style:style style:name="T55" style:parent-style-name="DefaultParagraphFont" style:family="text">
      <style:text-properties style:font-name="Arial" style:font-name-complex="Arial" fo:font-size="12pt" style:font-size-asian="12pt"/>
    </style:style>
    <style:style style:name="T56" style:parent-style-name="DefaultParagraphFont" style:family="text">
      <style:text-properties style:font-name="Arial" style:font-name-complex="Arial" fo:font-size="12pt" style:font-size-asian="12pt"/>
    </style:style>
    <style:style style:name="P57" style:parent-style-name="TOC2" style:family="paragraph">
      <style:paragraph-properties fo:line-height="100%">
        <style:tab-stops>
          <style:tab-stop style:type="right" style:leader-style="dotted" style:leader-text="." style:position="6.534in"/>
        </style:tab-stops>
      </style:paragraph-properties>
    </style:style>
    <style:style style:name="T58" style:parent-style-name="Hyperlink" style:family="text">
      <style:text-properties style:font-name="Arial" style:font-name-complex="Arial" fo:font-size="12pt" style:font-size-asian="12pt"/>
    </style:style>
    <style:style style:name="T59" style:parent-style-name="DefaultParagraphFont" style:family="text">
      <style:text-properties style:font-name="Arial" style:font-name-complex="Arial" fo:font-size="12pt" style:font-size-asian="12pt"/>
    </style:style>
    <style:style style:name="T60" style:parent-style-name="DefaultParagraphFont" style:family="text">
      <style:text-properties style:font-name="Arial" style:font-name-complex="Arial" fo:font-size="12pt" style:font-size-asian="12pt"/>
    </style:style>
    <style:style style:name="P61" style:parent-style-name="TOC2" style:family="paragraph">
      <style:paragraph-properties fo:line-height="100%">
        <style:tab-stops>
          <style:tab-stop style:type="right" style:leader-style="dotted" style:leader-text="." style:position="6.534in"/>
        </style:tab-stops>
      </style:paragraph-properties>
    </style:style>
    <style:style style:name="T62" style:parent-style-name="Hyperlink" style:family="text">
      <style:text-properties style:font-name="Arial" style:font-name-complex="Arial" fo:font-size="12pt" style:font-size-asian="12pt"/>
    </style:style>
    <style:style style:name="T63" style:parent-style-name="DefaultParagraphFont" style:family="text">
      <style:text-properties style:font-name="Arial" style:font-name-complex="Arial" fo:font-size="12pt" style:font-size-asian="12pt"/>
    </style:style>
    <style:style style:name="T64" style:parent-style-name="DefaultParagraphFont" style:family="text">
      <style:text-properties style:font-name="Arial" style:font-name-complex="Arial" fo:font-size="12pt" style:font-size-asian="12pt"/>
    </style:style>
    <style:style style:name="P65" style:parent-style-name="TOC2" style:family="paragraph">
      <style:paragraph-properties fo:line-height="100%">
        <style:tab-stops>
          <style:tab-stop style:type="right" style:leader-style="dotted" style:leader-text="." style:position="6.534in"/>
        </style:tab-stops>
      </style:paragraph-properties>
    </style:style>
    <style:style style:name="T66" style:parent-style-name="Hyperlink" style:family="text">
      <style:text-properties style:font-name="Arial" style:font-name-complex="Arial" fo:font-size="12pt" style:font-size-asian="12pt"/>
    </style:style>
    <style:style style:name="T67" style:parent-style-name="DefaultParagraphFont" style:family="text">
      <style:text-properties style:font-name="Arial" style:font-name-complex="Arial" fo:font-size="12pt" style:font-size-asian="12pt"/>
    </style:style>
    <style:style style:name="T68" style:parent-style-name="DefaultParagraphFont" style:family="text">
      <style:text-properties style:font-name="Arial" style:font-name-complex="Arial" fo:font-size="12pt" style:font-size-asian="12pt"/>
    </style:style>
    <style:style style:name="T69" style:parent-style-name="Hyperlink" style:family="text">
      <style:text-properties fo:font-size="12pt" style:font-size-asian="12pt"/>
    </style:style>
    <style:style style:name="T70" style:parent-style-name="DefaultParagraphFont" style:family="text">
      <style:text-properties fo:font-size="12pt" style:font-size-asian="12pt"/>
    </style:style>
    <style:style style:name="T71" style:parent-style-name="DefaultParagraphFont" style:family="text">
      <style:text-properties fo:font-size="12pt" style:font-size-asian="12pt"/>
    </style:style>
    <style:style style:name="P72" style:parent-style-name="TOC2" style:family="paragraph">
      <style:paragraph-properties fo:line-height="100%">
        <style:tab-stops>
          <style:tab-stop style:type="right" style:leader-style="dotted" style:leader-text="." style:position="6.534in"/>
        </style:tab-stops>
      </style:paragraph-properties>
    </style:style>
    <style:style style:name="T73" style:parent-style-name="Hyperlink" style:family="text">
      <style:text-properties style:font-name="Arial" style:font-name-complex="Arial" fo:font-size="12pt" style:font-size-asian="12pt"/>
    </style:style>
    <style:style style:name="T74" style:parent-style-name="DefaultParagraphFont" style:family="text">
      <style:text-properties style:font-name="Arial" style:font-name-complex="Arial" fo:font-size="12pt" style:font-size-asian="12pt"/>
    </style:style>
    <style:style style:name="T75" style:parent-style-name="DefaultParagraphFont" style:family="text">
      <style:text-properties style:font-name="Arial" style:font-name-complex="Arial" fo:font-size="12pt" style:font-size-asian="12pt"/>
    </style:style>
    <style:style style:name="P76" style:parent-style-name="TOC2" style:family="paragraph">
      <style:paragraph-properties fo:line-height="100%">
        <style:tab-stops>
          <style:tab-stop style:type="right" style:leader-style="dotted" style:leader-text="." style:position="6.534in"/>
        </style:tab-stops>
      </style:paragraph-properties>
    </style:style>
    <style:style style:name="T77" style:parent-style-name="Hyperlink" style:family="text">
      <style:text-properties style:font-name="Arial" style:font-name-complex="Arial" fo:font-size="12pt" style:font-size-asian="12pt"/>
    </style:style>
    <style:style style:name="T78" style:parent-style-name="DefaultParagraphFont" style:family="text">
      <style:text-properties style:font-name="Arial" style:font-name-complex="Arial" fo:font-size="12pt" style:font-size-asian="12pt"/>
    </style:style>
    <style:style style:name="T79" style:parent-style-name="DefaultParagraphFont" style:family="text">
      <style:text-properties style:font-name="Arial" style:font-name-complex="Arial" fo:font-size="12pt" style:font-size-asian="12pt"/>
    </style:style>
    <style:style style:name="P80" style:parent-style-name="TOC2" style:family="paragraph">
      <style:paragraph-properties fo:line-height="100%">
        <style:tab-stops>
          <style:tab-stop style:type="right" style:leader-style="dotted" style:leader-text="." style:position="6.534in"/>
        </style:tab-stops>
      </style:paragraph-properties>
    </style:style>
    <style:style style:name="T81" style:parent-style-name="Hyperlink" style:family="text">
      <style:text-properties style:font-name="Arial" style:font-name-complex="Arial" fo:font-size="12pt" style:font-size-asian="12pt"/>
    </style:style>
    <style:style style:name="T82" style:parent-style-name="DefaultParagraphFont" style:family="text">
      <style:text-properties style:font-name="Arial" style:font-name-complex="Arial" fo:font-size="12pt" style:font-size-asian="12pt"/>
    </style:style>
    <style:style style:name="T83" style:parent-style-name="DefaultParagraphFont" style:family="text">
      <style:text-properties style:font-name="Arial" style:font-name-complex="Arial" fo:font-size="12pt" style:font-size-asian="12pt"/>
    </style:style>
    <style:style style:name="P84" style:parent-style-name="TOC2" style:family="paragraph">
      <style:paragraph-properties fo:line-height="100%">
        <style:tab-stops>
          <style:tab-stop style:type="right" style:leader-style="dotted" style:leader-text="." style:position="6.534in"/>
        </style:tab-stops>
      </style:paragraph-properties>
    </style:style>
    <style:style style:name="T85" style:parent-style-name="Hyperlink" style:family="text">
      <style:text-properties style:font-name="Arial" style:font-name-complex="Arial" fo:font-size="12pt" style:font-size-asian="12pt"/>
    </style:style>
    <style:style style:name="T86" style:parent-style-name="DefaultParagraphFont" style:family="text">
      <style:text-properties style:font-name="Arial" style:font-name-complex="Arial" fo:font-size="12pt" style:font-size-asian="12pt"/>
    </style:style>
    <style:style style:name="T87" style:parent-style-name="DefaultParagraphFont" style:family="text">
      <style:text-properties style:font-name="Arial" style:font-name-complex="Arial" fo:font-size="12pt" style:font-size-asian="12pt"/>
    </style:style>
    <style:style style:name="P88" style:parent-style-name="TOC2" style:family="paragraph">
      <style:paragraph-properties fo:line-height="100%">
        <style:tab-stops>
          <style:tab-stop style:type="right" style:leader-style="dotted" style:leader-text="." style:position="6.534in"/>
        </style:tab-stops>
      </style:paragraph-properties>
    </style:style>
    <style:style style:name="T89" style:parent-style-name="Hyperlink" style:family="text">
      <style:text-properties style:font-name="Arial" style:font-name-complex="Arial" fo:font-size="12pt" style:font-size-asian="12pt"/>
    </style:style>
    <style:style style:name="T90" style:parent-style-name="DefaultParagraphFont" style:family="text">
      <style:text-properties style:font-name="Arial" style:font-name-complex="Arial" fo:font-size="12pt" style:font-size-asian="12pt"/>
    </style:style>
    <style:style style:name="T91" style:parent-style-name="DefaultParagraphFont" style:family="text">
      <style:text-properties style:font-name="Arial" style:font-name-complex="Arial" fo:font-size="12pt" style:font-size-asian="12pt"/>
    </style:style>
    <style:style style:name="P92" style:parent-style-name="TOC2" style:family="paragraph">
      <style:paragraph-properties fo:line-height="100%">
        <style:tab-stops>
          <style:tab-stop style:type="right" style:leader-style="dotted" style:leader-text="." style:position="6.534in"/>
        </style:tab-stops>
      </style:paragraph-properties>
    </style:style>
    <style:style style:name="T93" style:parent-style-name="Hyperlink" style:family="text">
      <style:text-properties style:font-name="Arial" style:font-name-complex="Arial" fo:font-size="12pt" style:font-size-asian="12pt"/>
    </style:style>
    <style:style style:name="T94" style:parent-style-name="DefaultParagraphFont" style:family="text">
      <style:text-properties style:font-name="Arial" style:font-name-complex="Arial" fo:font-size="12pt" style:font-size-asian="12pt"/>
    </style:style>
    <style:style style:name="T95" style:parent-style-name="DefaultParagraphFont" style:family="text">
      <style:text-properties style:font-name="Arial" style:font-name-complex="Arial" fo:font-size="12pt" style:font-size-asian="12pt"/>
    </style:style>
    <style:style style:name="P96" style:parent-style-name="TOC2" style:family="paragraph">
      <style:paragraph-properties fo:line-height="100%">
        <style:tab-stops>
          <style:tab-stop style:type="right" style:leader-style="dotted" style:leader-text="." style:position="6.534in"/>
        </style:tab-stops>
      </style:paragraph-properties>
    </style:style>
    <style:style style:name="T97" style:parent-style-name="Hyperlink" style:family="text">
      <style:text-properties style:font-name="Arial" style:font-name-complex="Arial" fo:font-size="12pt" style:font-size-asian="12pt"/>
    </style:style>
    <style:style style:name="T98" style:parent-style-name="DefaultParagraphFont" style:family="text">
      <style:text-properties style:font-name="Arial" style:font-name-complex="Arial" fo:font-size="12pt" style:font-size-asian="12pt"/>
    </style:style>
    <style:style style:name="T99" style:parent-style-name="DefaultParagraphFont" style:family="text">
      <style:text-properties style:font-name="Arial" style:font-name-complex="Arial" fo:font-size="12pt" style:font-size-asian="12pt"/>
    </style:style>
    <style:style style:name="P100" style:parent-style-name="TOC2" style:family="paragraph">
      <style:paragraph-properties fo:line-height="100%">
        <style:tab-stops>
          <style:tab-stop style:type="right" style:leader-style="dotted" style:leader-text="." style:position="6.534in"/>
        </style:tab-stops>
      </style:paragraph-properties>
    </style:style>
    <style:style style:name="T101" style:parent-style-name="Hyperlink" style:family="text">
      <style:text-properties style:font-name="Arial" style:font-name-complex="Arial" fo:font-size="12pt" style:font-size-asian="12pt"/>
    </style:style>
    <style:style style:name="T102" style:parent-style-name="DefaultParagraphFont" style:family="text">
      <style:text-properties style:font-name="Arial" style:font-name-complex="Arial" fo:font-size="12pt" style:font-size-asian="12pt"/>
    </style:style>
    <style:style style:name="T103" style:parent-style-name="DefaultParagraphFont" style:family="text">
      <style:text-properties style:font-name="Arial" style:font-name-complex="Arial" fo:font-size="12pt" style:font-size-asian="12pt"/>
    </style:style>
    <style:style style:name="P104" style:parent-style-name="TOC2" style:family="paragraph">
      <style:paragraph-properties fo:line-height="100%">
        <style:tab-stops>
          <style:tab-stop style:type="right" style:leader-style="dotted" style:leader-text="." style:position="6.534in"/>
        </style:tab-stops>
      </style:paragraph-properties>
    </style:style>
    <style:style style:name="T105" style:parent-style-name="Hyperlink" style:family="text">
      <style:text-properties style:font-name="Arial" style:font-name-complex="Arial" fo:font-size="12pt" style:font-size-asian="12pt"/>
    </style:style>
    <style:style style:name="T106" style:parent-style-name="Hyperlink" style:family="text">
      <style:text-properties style:font-name="Arial" style:font-name-asian="Times New Roman" style:font-name-complex="Arial" fo:font-size="12pt" style:font-size-asian="12pt" fo:language="en" fo:country="US"/>
    </style:style>
    <style:style style:name="T107" style:parent-style-name="DefaultParagraphFont" style:family="text">
      <style:text-properties style:font-name="Arial" style:font-name-complex="Arial" fo:font-size="12pt" style:font-size-asian="12pt"/>
    </style:style>
    <style:style style:name="T108" style:parent-style-name="DefaultParagraphFont" style:family="text">
      <style:text-properties style:font-name="Arial" style:font-name-complex="Arial" fo:font-size="12pt" style:font-size-asian="12pt"/>
    </style:style>
    <style:style style:name="P109" style:parent-style-name="TOC2" style:family="paragraph">
      <style:paragraph-properties fo:line-height="100%">
        <style:tab-stops>
          <style:tab-stop style:type="right" style:leader-style="dotted" style:leader-text="." style:position="6.534in"/>
        </style:tab-stops>
      </style:paragraph-properties>
    </style:style>
    <style:style style:name="T110" style:parent-style-name="Hyperlink" style:family="text">
      <style:text-properties style:font-name="Arial" style:font-name-complex="Arial" fo:font-size="12pt" style:font-size-asian="12pt"/>
    </style:style>
    <style:style style:name="T111" style:parent-style-name="DefaultParagraphFont" style:family="text">
      <style:text-properties style:font-name="Arial" style:font-name-complex="Arial" fo:font-size="12pt" style:font-size-asian="12pt"/>
    </style:style>
    <style:style style:name="T112" style:parent-style-name="DefaultParagraphFont" style:family="text">
      <style:text-properties style:font-name="Arial" style:font-name-complex="Arial" fo:font-size="12pt" style:font-size-asian="12pt"/>
    </style:style>
    <style:style style:name="P113" style:parent-style-name="TOC2" style:family="paragraph">
      <style:paragraph-properties fo:line-height="100%">
        <style:tab-stops>
          <style:tab-stop style:type="right" style:leader-style="dotted" style:leader-text="." style:position="6.534in"/>
        </style:tab-stops>
      </style:paragraph-properties>
    </style:style>
    <style:style style:name="T114" style:parent-style-name="Hyperlink" style:family="text">
      <style:text-properties style:font-name="Arial" style:font-name-complex="Arial" fo:font-size="12pt" style:font-size-asian="12pt"/>
    </style:style>
    <style:style style:name="T115" style:parent-style-name="DefaultParagraphFont" style:family="text">
      <style:text-properties style:font-name="Arial" style:font-name-complex="Arial" fo:font-size="12pt" style:font-size-asian="12pt"/>
    </style:style>
    <style:style style:name="T116" style:parent-style-name="DefaultParagraphFont" style:family="text">
      <style:text-properties style:font-name="Arial" style:font-name-complex="Arial" fo:font-size="12pt" style:font-size-asian="12pt"/>
    </style:style>
    <style:style style:name="P117" style:parent-style-name="Normal" style:family="paragraph">
      <style:paragraph-properties fo:line-height="100%"/>
    </style:style>
    <style:style style:name="P118" style:parent-style-name="Normal" style:family="paragraph">
      <style:paragraph-properties fo:margin-bottom="0in" fo:line-height="100%">
        <style:tab-stops>
          <style:tab-stop style:type="right" style:leader-style="dotted" style:leader-text="." style:position="6.6861in"/>
        </style:tab-stops>
      </style:paragraph-properties>
    </style:style>
    <style:style style:name="T119" style:parent-style-name="DefaultParagraphFont" style:family="text">
      <style:text-properties fo:font-weight="bold" style:font-weight-asian="bold" style:font-weight-complex="bold" fo:color="#4F213A" fo:font-size="14pt" style:font-size-asian="14pt" style:font-size-complex="14pt"/>
    </style:style>
    <style:style style:name="P120" style:parent-style-name="Default" style:family="paragraph">
      <style:paragraph-properties>
        <style:tab-stops>
          <style:tab-stop style:type="left" style:position="0.5in"/>
        </style:tab-stops>
      </style:paragraph-properties>
      <style:text-properties fo:font-weight="bold" style:font-weight-asian="bold" style:font-weight-complex="bold" fo:color="#4F213A" fo:font-size="14pt" style:font-size-asian="14pt" style:font-size-complex="14pt"/>
    </style:style>
    <style:style style:name="P121" style:parent-style-name="Default" style:list-style-name="LFO6" style:family="paragraph">
      <style:paragraph-properties fo:margin-left="0in" fo:text-indent="0in">
        <style:tab-stops>
          <style:tab-stop style:type="left" style:position="0.3937in"/>
        </style:tab-stops>
      </style:paragraph-properties>
    </style:style>
    <style:style style:name="T122" style:parent-style-name="DefaultParagraphFont" style:family="text">
      <style:text-properties fo:color="#000000"/>
    </style:style>
    <style:style style:name="T123" style:parent-style-name="DefaultParagraphFont" style:family="text">
      <style:text-properties fo:color="#000000" fo:font-size="14pt" style:font-size-asian="14pt" style:font-size-complex="14pt"/>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P132" style:parent-style-name="Default" style:family="paragraph">
      <style:paragraph-properties fo:margin-left="0.5in">
        <style:tab-stops>
          <style:tab-stop style:type="left" style:position="-0.1062in"/>
        </style:tab-stops>
      </style:paragraph-properties>
      <style:text-properties fo:font-weight="bold" style:font-weight-asian="bold" style:font-weight-complex="bold" fo:color="#4F213A" fo:font-size="14pt" style:font-size-asian="14pt" style:font-size-complex="14pt"/>
    </style:style>
    <style:style style:name="TableColumn134" style:family="table-column">
      <style:table-column-properties style:column-width="0.784in"/>
    </style:style>
    <style:style style:name="TableColumn135" style:family="table-column">
      <style:table-column-properties style:column-width="0.7875in"/>
    </style:style>
    <style:style style:name="TableColumn136" style:family="table-column">
      <style:table-column-properties style:column-width="4.0361in"/>
    </style:style>
    <style:style style:name="TableColumn137" style:family="table-column">
      <style:table-column-properties style:column-width="1.0791in"/>
    </style:style>
    <style:style style:name="Table133" style:family="table">
      <style:table-properties style:width="6.6868in" style:rel-width="100%" fo:margin-left="0in" table:align="center"/>
    </style:style>
    <style:style style:name="TableRow138" style:family="table-row">
      <style:table-row-properties/>
    </style:style>
    <style:style style:name="TableCell139" style:family="table-cell">
      <style:table-cell-properties fo:border="0.0069in solid #000000" fo:background-color="#D9D9D9" style:writing-mode="lr-tb" fo:padding-top="0in" fo:padding-left="0.075in" fo:padding-bottom="0in" fo:padding-right="0.075in"/>
    </style:style>
    <style:style style:name="P140"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P141" style:parent-style-name="Default" style:family="paragraph">
      <style:paragraph-properties>
        <style:tab-stops>
          <style:tab-stop style:type="left" style:position="0.5in"/>
        </style:tab-stops>
      </style:paragraph-properties>
    </style:style>
    <style:style style:name="T142" style:parent-style-name="DefaultParagraphFont" style:family="text">
      <style:text-properties fo:font-weight="bold" style:font-weight-asian="bold" style:font-weight-complex="bold" style:use-window-font-color="true"/>
    </style:style>
    <style:style style:name="TableCell143" style:family="table-cell">
      <style:table-cell-properties fo:border="0.0069in solid #000000" fo:background-color="#D9D9D9" style:writing-mode="lr-tb" fo:padding-top="0in" fo:padding-left="0.075in" fo:padding-bottom="0in" fo:padding-right="0.075in"/>
    </style:style>
    <style:style style:name="P144"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TableCell145" style:family="table-cell">
      <style:table-cell-properties fo:border="0.0069in solid #000000" fo:background-color="#D9D9D9" style:writing-mode="lr-tb" fo:padding-top="0in" fo:padding-left="0.075in" fo:padding-bottom="0in" fo:padding-right="0.075in"/>
    </style:style>
    <style:style style:name="P146"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TableCell147" style:family="table-cell">
      <style:table-cell-properties fo:border="0.0069in solid #000000" fo:background-color="#D9D9D9" style:writing-mode="lr-tb" fo:padding-top="0in" fo:padding-left="0.075in" fo:padding-bottom="0in" fo:padding-right="0.075in"/>
    </style:style>
    <style:style style:name="P148"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Default" style:family="paragraph">
      <style:paragraph-properties>
        <style:tab-stops>
          <style:tab-stop style:type="left" style:position="0.5in"/>
        </style:tab-stops>
      </style:paragraph-properties>
      <style:text-properties style:use-window-font-color="true"/>
    </style:style>
    <style:style style:name="TableCell152" style:family="table-cell">
      <style:table-cell-properties fo:border="0.0069in solid #000000" style:writing-mode="lr-tb" fo:padding-top="0in" fo:padding-left="0.075in" fo:padding-bottom="0in" fo:padding-right="0.075in"/>
    </style:style>
    <style:style style:name="P153" style:parent-style-name="Default" style:family="paragraph">
      <style:paragraph-properties>
        <style:tab-stops>
          <style:tab-stop style:type="left" style:position="0.5in"/>
        </style:tab-stops>
      </style:paragraph-properties>
      <style:text-properties style:use-window-font-color="true"/>
    </style:style>
    <style:style style:name="TableCell154" style:family="table-cell">
      <style:table-cell-properties fo:border="0.0069in solid #000000" style:writing-mode="lr-tb" fo:padding-top="0in" fo:padding-left="0.075in" fo:padding-bottom="0in" fo:padding-right="0.075in"/>
    </style:style>
    <style:style style:name="P155" style:parent-style-name="Default" style:family="paragraph">
      <style:paragraph-properties>
        <style:tab-stops>
          <style:tab-stop style:type="left" style:position="0.5in"/>
        </style:tab-stops>
      </style:paragraph-properties>
      <style:text-properties style:use-window-font-color="true"/>
    </style:style>
    <style:style style:name="TableCell156" style:family="table-cell">
      <style:table-cell-properties fo:border="0.0069in solid #000000" style:writing-mode="lr-tb" fo:padding-top="0in" fo:padding-left="0.075in" fo:padding-bottom="0in" fo:padding-right="0.075in"/>
    </style:style>
    <style:style style:name="P157" style:parent-style-name="Default" style:family="paragraph">
      <style:paragraph-properties>
        <style:tab-stops>
          <style:tab-stop style:type="left" style:position="0.5in"/>
        </style:tab-stops>
      </style:paragraph-properties>
      <style:text-properties style:use-window-font-color="true"/>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Default" style:family="paragraph">
      <style:paragraph-properties>
        <style:tab-stops>
          <style:tab-stop style:type="left" style:position="0.5in"/>
        </style:tab-stops>
      </style:paragraph-properties>
      <style:text-properties fo:color="#FF0000"/>
    </style:style>
    <style:style style:name="TableCell161" style:family="table-cell">
      <style:table-cell-properties fo:border="0.0069in solid #000000" style:writing-mode="lr-tb" fo:padding-top="0in" fo:padding-left="0.075in" fo:padding-bottom="0in" fo:padding-right="0.075in"/>
    </style:style>
    <style:style style:name="P162" style:parent-style-name="Default" style:family="paragraph">
      <style:paragraph-properties>
        <style:tab-stops>
          <style:tab-stop style:type="left" style:position="0.5in"/>
        </style:tab-stops>
      </style:paragraph-properties>
      <style:text-properties fo:color="#FF0000"/>
    </style:style>
    <style:style style:name="TableCell163" style:family="table-cell">
      <style:table-cell-properties fo:border="0.0069in solid #000000" style:writing-mode="lr-tb" fo:padding-top="0in" fo:padding-left="0.075in" fo:padding-bottom="0in" fo:padding-right="0.075in"/>
    </style:style>
    <style:style style:name="P164" style:parent-style-name="Default" style:family="paragraph">
      <style:paragraph-properties>
        <style:tab-stops>
          <style:tab-stop style:type="left" style:position="0.5in"/>
        </style:tab-stops>
      </style:paragraph-properties>
      <style:text-properties fo:color="#FF0000"/>
    </style:style>
    <style:style style:name="TableCell165" style:family="table-cell">
      <style:table-cell-properties fo:border="0.0069in solid #000000" style:writing-mode="lr-tb" fo:padding-top="0in" fo:padding-left="0.075in" fo:padding-bottom="0in" fo:padding-right="0.075in"/>
    </style:style>
    <style:style style:name="P166" style:parent-style-name="Default" style:family="paragraph">
      <style:paragraph-properties>
        <style:tab-stops>
          <style:tab-stop style:type="left" style:position="0.5in"/>
        </style:tab-stops>
      </style:paragraph-properties>
      <style:text-properties fo:color="#FF00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TableCell170" style:family="table-cell">
      <style:table-cell-properties fo:border="0.0069in solid #000000" style:writing-mode="lr-tb" fo:padding-top="0in" fo:padding-left="0.075in" fo:padding-bottom="0in" fo:padding-right="0.075in"/>
    </style:style>
    <style:style style:name="P171"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TableCell172" style:family="table-cell">
      <style:table-cell-properties fo:border="0.0069in solid #000000" style:writing-mode="lr-tb" fo:padding-top="0in" fo:padding-left="0.075in" fo:padding-bottom="0in" fo:padding-right="0.075in"/>
    </style:style>
    <style:style style:name="P173"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TableCell174" style:family="table-cell">
      <style:table-cell-properties fo:border="0.0069in solid #000000" style:writing-mode="lr-tb" fo:padding-top="0in" fo:padding-left="0.075in" fo:padding-bottom="0in" fo:padding-right="0.075in"/>
    </style:style>
    <style:style style:name="P175"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P176" style:parent-style-name="Normal" style:family="paragraph">
      <style:text-properties style:font-name="Arial" style:font-name-complex="Arial" fo:font-size="12pt" style:font-size-asian="12pt" style:language-asian="en" style:country-asian="GB"/>
    </style:style>
    <style:style style:name="P177" style:parent-style-name="Heading1" style:family="paragraph">
      <style:paragraph-properties fo:break-before="page"/>
    </style:style>
    <style:style style:name="TableColumn179" style:family="table-column">
      <style:table-column-properties style:column-width="6.6868in"/>
    </style:style>
    <style:style style:name="Table178" style:family="table">
      <style:table-properties style:width="6.6868in" fo:margin-left="0in" table:align="lef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T182" style:parent-style-name="DefaultParagraphFont" style:family="text">
      <style:text-properties style:font-name="Arial" style:font-name-complex="Arial" fo:color="#000000" fo:font-size="12pt" style:font-size-asian="12pt"/>
    </style:style>
    <style:style style:name="T183" style:parent-style-name="DefaultParagraphFont" style:family="text">
      <style:text-properties style:font-name="Arial" style:font-name-complex="Arial" fo:color="#000000" fo:font-size="12pt" style:font-size-asian="12pt"/>
    </style:style>
    <style:style style:name="T184" style:parent-style-name="DefaultParagraphFont" style:family="text">
      <style:text-properties style:font-name="Arial" style:font-name-complex="Arial" fo:color="#000000" fo:font-size="12pt" style:font-size-asian="12pt"/>
    </style:style>
    <style:style style:name="T185" style:parent-style-name="DefaultParagraphFont" style:family="text">
      <style:text-properties style:font-name="Arial" style:font-name-complex="Arial" fo:color="#000000" fo:font-size="12pt" style:font-size-asian="12pt"/>
    </style:style>
    <style:style style:name="T186" style:parent-style-name="DefaultParagraphFont" style:family="text">
      <style:text-properties style:font-name="Arial" style:font-name-complex="Arial" fo:color="#000000" fo:font-size="12pt" style:font-size-asian="12pt"/>
    </style:style>
    <style:style style:name="T187" style:parent-style-name="DefaultParagraphFont" style:family="text">
      <style:text-properties style:font-name="Arial" style:font-name-complex="Arial" fo:color="#000000" fo:font-size="12pt" style:font-size-asian="12pt"/>
    </style:style>
    <style:style style:name="T188" style:parent-style-name="DefaultParagraphFont" style:family="text">
      <style:text-properties style:font-name="Arial" style:font-name-complex="Arial" fo:color="#FF0000" fo:font-size="12pt" style:font-size-asian="12pt"/>
    </style:style>
    <style:style style:name="P189" style:parent-style-name="NoSpacing" style:family="paragraph">
      <style:text-properties style:font-name="Arial" style:font-name-complex="Arial" fo:color="#FF0000" fo:font-size="12pt" style:font-size-asian="12pt"/>
    </style:style>
    <style:style style:name="P190" style:parent-style-name="NoSpacing" style:family="paragraph">
      <style:text-properties style:font-name="Arial" style:font-name-complex="Arial" fo:color="#000000" fo:font-size="12pt" style:font-size-asian="12pt"/>
    </style:style>
    <style:style style:name="P191" style:parent-style-name="Default" style:family="paragraph">
      <style:paragraph-properties>
        <style:tab-stops>
          <style:tab-stop style:type="left" style:position="0.3937in"/>
        </style:tab-stops>
      </style:paragraph-properties>
      <style:text-properties fo:color="#000000"/>
    </style:style>
    <style:style style:name="P192" style:parent-style-name="NoSpacing" style:list-style-name="LFO23" style:family="paragraph">
      <style:text-properties style:font-name="Arial" style:font-name-complex="Arial" fo:color="#000000" fo:font-size="12pt" style:font-size-asian="12pt" style:font-size-complex="12pt"/>
    </style:style>
    <style:style style:name="P193" style:parent-style-name="NoSpacing" style:family="paragraph">
      <style:paragraph-properties fo:margin-left="0.2958in">
        <style:tab-stops/>
      </style:paragraph-properties>
      <style:text-properties style:font-name="Arial" style:font-name-complex="Arial" fo:color="#000000" fo:font-size="12pt" style:font-size-asian="12pt"/>
    </style:style>
    <style:style style:name="P194" style:parent-style-name="NoSpacing" style:list-style-name="LFO23" style:family="paragraph"/>
    <style:style style:name="T195" style:parent-style-name="DefaultParagraphFont" style:family="text">
      <style:text-properties style:font-name="Arial" style:font-name-complex="Arial" fo:color="#000000" fo:font-size="12pt" style:font-size-asian="12pt" style:font-size-complex="12pt"/>
    </style:style>
    <style:style style:name="T196" style:parent-style-name="DefaultParagraphFont" style:family="text">
      <style:text-properties style:font-name="Arial" style:font-name-complex="Arial" fo:color="#000000" fo:font-size="12pt" style:font-size-asian="12pt" style:font-size-complex="12pt"/>
    </style:style>
    <style:style style:name="T197" style:parent-style-name="DefaultParagraphFont" style:family="text">
      <style:text-properties style:font-name="Arial" style:font-name-complex="Arial" fo:color="#000000" fo:font-size="12pt" style:font-size-asian="12pt" style:font-size-complex="12pt"/>
    </style:style>
    <style:style style:name="T198" style:parent-style-name="DefaultParagraphFont" style:family="text">
      <style:text-properties style:font-name="Arial" style:font-name-complex="Arial" fo:color="#000000" fo:font-size="12pt" style:font-size-asian="12pt" style:font-size-complex="12pt"/>
    </style:style>
    <style:style style:name="T199" style:parent-style-name="DefaultParagraphFont" style:family="text">
      <style:text-properties style:font-name="Arial" style:font-name-complex="Arial" fo:color="#000000" fo:font-size="12pt" style:font-size-asian="12pt" style:font-size-complex="12pt"/>
    </style:style>
    <style:style style:name="T200" style:parent-style-name="DefaultParagraphFont" style:family="text">
      <style:text-properties style:font-name="Arial" style:font-name-complex="Arial" fo:color="#000000" fo:font-size="12pt" style:font-size-asian="12pt" style:font-size-complex="12pt"/>
    </style:style>
    <style:style style:name="T201" style:parent-style-name="DefaultParagraphFont" style:family="text">
      <style:text-properties style:font-name="Arial" style:font-name-complex="Arial" fo:color="#000000" fo:font-size="12pt" style:font-size-asian="12pt" style:font-size-complex="12pt"/>
    </style:style>
    <style:style style:name="T202" style:parent-style-name="DefaultParagraphFont" style:family="text">
      <style:text-properties style:font-name="Arial" style:font-name-complex="Arial" fo:color="#000000" fo:font-size="12pt" style:font-size-asian="12pt" style:font-size-complex="12pt"/>
    </style:style>
    <style:style style:name="T203" style:parent-style-name="DefaultParagraphFont" style:family="text">
      <style:text-properties style:font-name="Arial" style:font-name-complex="Arial" fo:color="#000000" fo:font-size="12pt" style:font-size-asian="12pt" style:font-size-complex="12pt"/>
    </style:style>
    <style:style style:name="T204" style:parent-style-name="DefaultParagraphFont" style:family="text">
      <style:text-properties style:font-name="Arial" style:font-name-complex="Arial" fo:color="#000000" fo:font-size="12pt" style:font-size-asian="12pt" style:font-size-complex="12pt"/>
    </style:style>
    <style:style style:name="P205" style:parent-style-name="NoSpacing" style:family="paragraph">
      <style:paragraph-properties fo:margin-left="0.2958in">
        <style:tab-stops/>
      </style:paragraph-properties>
      <style:text-properties fo:color="#000000" fo:font-size="12pt" style:font-size-asian="12pt"/>
    </style:style>
    <style:style style:name="P206" style:parent-style-name="Heading2" style:family="paragraph">
      <style:paragraph-properties fo:margin-left="0.7875in" fo:text-indent="-0.7875in">
        <style:tab-stops/>
      </style:paragraph-properties>
      <style:text-properties style:language-asian="en" style:country-asian="GB"/>
    </style:style>
    <style:style style:name="P207" style:parent-style-name="NoSpacing" style:list-style-name="LFO23" style:family="paragraph"/>
    <style:style style:name="T20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209" style:parent-style-name="DefaultParagraphFont" style:family="text">
      <style:text-properties style:font-name="Arial" style:font-name-complex="Arial" fo:color="#000000" fo:font-size="12pt" style:font-size-asian="12pt" style:font-size-complex="12pt"/>
    </style:style>
    <style:style style:name="T210" style:parent-style-name="DefaultParagraphFont" style:family="text">
      <style:text-properties style:font-name="Arial" style:font-name-complex="Arial" fo:color="#000000" fo:font-size="12pt" style:font-size-asian="12pt" style:font-size-complex="12pt"/>
    </style:style>
    <style:style style:name="T211" style:parent-style-name="DefaultParagraphFont" style:family="text">
      <style:text-properties style:font-name="Arial" style:font-name-complex="Arial" fo:color="#000000" fo:font-size="12pt" style:font-size-asian="12pt" style:font-size-complex="12pt"/>
    </style:style>
    <style:style style:name="T212" style:parent-style-name="DefaultParagraphFont" style:family="text">
      <style:text-properties style:font-name="Arial" style:font-name-complex="Arial" fo:color="#000000" fo:font-size="12pt" style:font-size-asian="12pt" style:font-size-complex="12pt"/>
    </style:style>
    <style:style style:name="T213" style:parent-style-name="DefaultParagraphFont" style:family="text">
      <style:text-properties style:font-name="Arial" style:font-name-complex="Arial" fo:color="#000000" fo:font-size="12pt" style:font-size-asian="12pt" style:font-size-complex="12pt"/>
    </style:style>
    <style:style style:name="T214" style:parent-style-name="DefaultParagraphFont" style:family="text">
      <style:text-properties style:font-name="Arial" style:font-name-complex="Arial" fo:color="#000000" fo:font-size="12pt" style:font-size-asian="12pt" style:font-size-complex="12pt"/>
    </style:style>
    <style:style style:name="T215" style:parent-style-name="DefaultParagraphFont" style:family="text">
      <style:text-properties style:font-name="Arial" style:font-name-complex="Arial" fo:color="#000000" fo:font-size="12pt" style:font-size-asian="12pt" style:font-size-complex="12pt"/>
    </style:style>
    <style:style style:name="T216" style:parent-style-name="DefaultParagraphFont" style:family="text">
      <style:text-properties style:font-name="Arial" style:font-name-complex="Arial" fo:color="#000000" fo:font-size="12pt" style:font-size-asian="12pt" style:font-size-complex="12pt"/>
    </style:style>
    <style:style style:name="T217" style:parent-style-name="DefaultParagraphFont" style:family="text">
      <style:text-properties style:font-name="Arial" style:font-name-complex="Arial" fo:color="#000000" fo:font-size="12pt" style:font-size-asian="12pt" style:font-size-complex="12pt"/>
    </style:style>
    <style:style style:name="T218" style:parent-style-name="DefaultParagraphFont" style:family="text">
      <style:text-properties style:font-name="Arial" style:font-name-complex="Arial" fo:color="#000000" fo:font-size="12pt" style:font-size-asian="12pt" style:font-size-complex="12pt"/>
    </style:style>
    <style:style style:name="T219" style:parent-style-name="DefaultParagraphFont" style:family="text">
      <style:text-properties style:font-name="Arial" style:font-name-complex="Arial" fo:color="#000000" fo:font-size="12pt" style:font-size-asian="12pt" style:font-size-complex="12pt"/>
    </style:style>
    <style:style style:name="T220" style:parent-style-name="DefaultParagraphFont" style:family="text">
      <style:text-properties style:font-name="Arial" style:font-name-complex="Arial" fo:color="#000000" fo:font-size="12pt" style:font-size-asian="12pt" style:font-size-complex="12pt"/>
    </style:style>
    <style:style style:name="P221" style:parent-style-name="NoSpacing" style:family="paragraph">
      <style:text-properties style:font-name="Arial" style:font-name-complex="Arial" fo:color="#000000" fo:font-size="12pt" style:font-size-asian="12pt"/>
    </style:style>
    <style:style style:name="T222" style:parent-style-name="DefaultParagraphFont" style:family="text">
      <style:text-properties style:font-name="Arial" style:font-name-complex="Arial" fo:font-weight="bold" style:font-weight-asian="bold" fo:font-style="italic" style:font-style-asian="italic" fo:color="#000000" fo:font-size="12pt" style:font-size-asian="12pt" style:font-size-complex="12pt"/>
    </style:style>
    <style:style style:name="T223"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T224"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T225"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P226" style:parent-style-name="NoSpacing" style:family="paragraph">
      <style:text-properties style:font-name="Arial" style:font-name-complex="Arial" fo:color="#000000" fo:font-size="12pt" style:font-size-asian="12pt" style:font-size-complex="12pt"/>
    </style:style>
    <style:style style:name="P227" style:parent-style-name="ListParagraph" style:list-style-name="LFO23" style:family="paragraph"/>
    <style:style style:name="T228"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29"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0"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1"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2"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3"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4"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5"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6"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7"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8"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3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240"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241" style:parent-style-name="DefaultParagraphFont" style:family="text">
      <style:text-properties style:font-name="Arial" style:font-name-complex="Arial" fo:font-size="12pt" style:font-size-asian="12pt" style:font-size-complex="12pt"/>
    </style:style>
    <style:style style:name="T242" style:parent-style-name="DefaultParagraphFont" style:family="text">
      <style:text-properties style:font-name="Arial" style:font-name-complex="Arial" fo:font-size="12pt" style:font-size-asian="12pt" style:font-size-complex="12pt"/>
    </style:style>
    <style:style style:name="T243" style:parent-style-name="DefaultParagraphFont" style:family="text">
      <style:text-properties style:font-name="Arial" style:font-name-complex="Arial" fo:font-size="12pt" style:font-size-asian="12pt" style:font-size-complex="12pt"/>
    </style:style>
    <style:style style:name="T244" style:parent-style-name="Hyperlink" style:family="text">
      <style:text-properties style:font-name="Arial" style:font-name-complex="Arial" fo:font-size="12pt" style:font-size-asian="12pt" style:font-size-complex="12pt"/>
    </style:style>
    <style:style style:name="P245" style:parent-style-name="NoSpacing" style:list-style-name="LFO23" style:family="paragraph"/>
    <style:style style:name="T246"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247" style:parent-style-name="DefaultParagraphFont" style:family="text">
      <style:text-properties style:font-name="Arial" style:font-name-complex="Arial" fo:color="#000000" fo:font-size="12pt" style:font-size-asian="12pt" style:font-size-complex="12pt"/>
    </style:style>
    <style:style style:name="T248" style:parent-style-name="DefaultParagraphFont" style:family="text">
      <style:text-properties style:font-name="Arial" style:font-name-complex="Arial" fo:color="#000000" fo:font-size="12pt" style:font-size-asian="12pt" style:font-size-complex="12pt"/>
    </style:style>
    <style:style style:name="T249" style:parent-style-name="DefaultParagraphFont" style:family="text">
      <style:text-properties style:font-name="Arial" style:font-name-complex="Arial" fo:color="#000000" fo:font-size="12pt" style:font-size-asian="12pt" style:font-size-complex="12pt"/>
    </style:style>
    <style:style style:name="T250" style:parent-style-name="DefaultParagraphFont" style:family="text">
      <style:text-properties style:font-name="Arial" style:font-name-complex="Arial" fo:color="#000000" fo:font-size="12pt" style:font-size-asian="12pt" style:font-size-complex="12pt"/>
    </style:style>
    <style:style style:name="T251" style:parent-style-name="DefaultParagraphFont" style:family="text">
      <style:text-properties style:font-name="Arial" style:font-name-complex="Arial" fo:color="#000000" fo:font-size="12pt" style:font-size-asian="12pt" style:font-size-complex="12pt"/>
    </style:style>
    <style:style style:name="T252" style:parent-style-name="DefaultParagraphFont" style:family="text">
      <style:text-properties style:font-name="Arial" style:font-name-complex="Arial" fo:color="#000000" fo:font-size="12pt" style:font-size-asian="12pt" style:font-size-complex="12pt"/>
    </style:style>
    <style:style style:name="T253" style:parent-style-name="DefaultParagraphFont" style:family="text">
      <style:text-properties style:font-name="Arial" style:font-name-complex="Arial" fo:color="#000000" fo:font-size="12pt" style:font-size-asian="12pt" style:font-size-complex="12pt"/>
    </style:style>
    <style:style style:name="T254" style:parent-style-name="DefaultParagraphFont" style:family="text">
      <style:text-properties style:font-name="Arial" style:font-name-complex="Arial" fo:color="#000000" fo:font-size="12pt" style:font-size-asian="12pt" style:font-size-complex="12pt"/>
    </style:style>
    <style:style style:name="T255" style:parent-style-name="DefaultParagraphFont" style:family="text">
      <style:text-properties style:font-name="Arial" style:font-name-complex="Arial" fo:color="#000000" fo:font-size="12pt" style:font-size-asian="12pt" style:font-size-complex="12pt"/>
    </style:style>
    <style:style style:name="T256" style:parent-style-name="DefaultParagraphFont" style:family="text">
      <style:text-properties style:font-name="Arial" style:font-name-complex="Arial" fo:color="#000000" fo:font-size="12pt" style:font-size-asian="12pt" style:font-size-complex="12pt"/>
    </style:style>
    <style:style style:name="T257" style:parent-style-name="DefaultParagraphFont" style:family="text">
      <style:text-properties style:font-name="Arial" style:font-name-complex="Arial" fo:color="#000000" fo:font-size="12pt" style:font-size-asian="12pt" style:font-size-complex="12pt"/>
    </style:style>
    <style:style style:name="T258" style:parent-style-name="DefaultParagraphFont" style:family="text">
      <style:text-properties style:font-name="Arial" style:font-name-complex="Arial" fo:color="#000000" fo:font-size="12pt" style:font-size-asian="12pt" style:font-size-complex="12pt"/>
    </style:style>
    <style:style style:name="P259" style:parent-style-name="NoSpacing" style:family="paragraph">
      <style:paragraph-properties fo:margin-left="0.25in">
        <style:tab-stops/>
      </style:paragraph-properties>
      <style:text-properties style:font-name="Arial" style:font-name-complex="Arial" fo:color="#000000" fo:font-size="12pt" style:font-size-asian="12pt" style:font-size-complex="12pt"/>
    </style:style>
    <style:style style:name="P260" style:parent-style-name="NoSpacing" style:list-style-name="LFO23" style:family="paragraph"/>
    <style:style style:name="T261" style:parent-style-name="DefaultParagraphFont" style:family="text">
      <style:text-properties style:font-name="Arial" style:font-name-complex="Arial" fo:color="#000000" fo:font-size="12pt" style:font-size-asian="12pt" style:font-size-complex="12pt"/>
    </style:style>
    <style:style style:name="T262" style:parent-style-name="DefaultParagraphFont" style:family="text">
      <style:text-properties style:font-name="Arial" style:font-name-complex="Arial" fo:color="#000000" fo:font-size="12pt" style:font-size-asian="12pt" style:font-size-complex="12pt"/>
    </style:style>
    <style:style style:name="T263" style:parent-style-name="DefaultParagraphFont" style:family="text">
      <style:text-properties style:font-name="Arial" style:font-name-complex="Arial" fo:color="#000000" fo:font-size="12pt" style:font-size-asian="12pt" style:font-size-complex="12pt"/>
    </style:style>
    <style:style style:name="T264" style:parent-style-name="DefaultParagraphFont" style:family="text">
      <style:text-properties style:font-name="Arial" style:font-name-complex="Arial" fo:color="#000000" fo:font-size="12pt" style:font-size-asian="12pt" style:font-size-complex="12pt"/>
    </style:style>
    <style:style style:name="T265" style:parent-style-name="DefaultParagraphFont" style:family="text">
      <style:text-properties style:font-name="Arial" style:font-name-complex="Arial" fo:color="#000000" fo:font-size="12pt" style:font-size-asian="12pt" style:font-size-complex="12pt"/>
    </style:style>
    <style:style style:name="T266" style:parent-style-name="Hyperlink" style:family="text">
      <style:text-properties style:font-name="Arial" style:font-name-complex="Arial" fo:font-size="12pt" style:font-size-asian="12pt" style:font-size-complex="12pt"/>
    </style:style>
    <style:style style:name="T267" style:parent-style-name="Hyperlink" style:family="text">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color="#000000" fo:font-size="12pt" style:font-size-asian="12pt" style:font-size-complex="12pt"/>
    </style:style>
    <style:style style:name="T269" style:parent-style-name="DefaultParagraphFont" style:family="text">
      <style:text-properties style:font-name="Arial" style:font-name-complex="Arial" fo:color="#000000" fo:font-size="12pt" style:font-size-asian="12pt" style:font-size-complex="12pt"/>
    </style:style>
    <style:style style:name="T270" style:parent-style-name="DefaultParagraphFont" style:family="text">
      <style:text-properties style:font-name="Arial" style:font-name-complex="Arial" fo:color="#000000" fo:font-size="12pt" style:font-size-asian="12pt" style:font-size-complex="12pt"/>
    </style:style>
    <style:style style:name="P271" style:parent-style-name="NoSpacing" style:family="paragraph">
      <style:text-properties style:font-name="Arial" style:font-name-complex="Arial" fo:color="#000000" fo:font-size="12pt" style:font-size-asian="12pt" style:font-size-complex="12pt"/>
    </style:style>
    <style:style style:name="P272" style:parent-style-name="ListParagraph" style:list-style-name="LFO23" style:family="paragraph">
      <style:paragraph-properties fo:margin-right="0.2888in"/>
    </style:style>
    <style:style style:name="T27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74" style:parent-style-name="DefaultParagraphFont" style:family="text">
      <style:text-properties style:font-name="Arial" style:font-name-complex="Arial" fo:font-size="12pt" style:font-size-asian="12pt" style:font-size-complex="12pt"/>
    </style:style>
    <style:style style:name="T275" style:parent-style-name="DefaultParagraphFont" style:family="text">
      <style:text-properties style:font-name="Arial" style:font-name-complex="Arial" fo:font-size="12pt" style:font-size-asian="12pt" style:font-size-complex="12pt"/>
    </style:style>
    <style:style style:name="T276" style:parent-style-name="DefaultParagraphFont" style:family="text">
      <style:text-properties style:font-name="Arial" style:font-name-complex="Arial" fo:font-size="12pt" style:font-size-asian="12pt" style:font-size-complex="12pt"/>
    </style:style>
    <style:style style:name="T277" style:parent-style-name="DefaultParagraphFont" style:family="text">
      <style:text-properties style:font-name="Arial" style:font-name-complex="Arial" fo:font-size="12pt" style:font-size-asian="12pt" style:font-size-complex="12pt"/>
    </style:style>
    <style:style style:name="T278" style:parent-style-name="DefaultParagraphFont" style:family="text">
      <style:text-properties style:font-name="Arial" style:font-name-complex="Arial" fo:font-size="12pt" style:font-size-asian="12pt" style:font-size-complex="12pt"/>
    </style:style>
    <style:style style:name="T279" style:parent-style-name="DefaultParagraphFont" style:family="text">
      <style:text-properties style:font-name="Arial" style:font-name-complex="Arial" fo:font-size="12pt" style:font-size-asian="12pt" style:font-size-complex="12pt"/>
    </style:style>
    <style:style style:name="T280" style:parent-style-name="DefaultParagraphFont" style:family="text">
      <style:text-properties style:font-name="Arial" style:font-name-complex="Arial" fo:font-size="12pt" style:font-size-asian="12pt" style:font-size-complex="12pt"/>
    </style:style>
    <style:style style:name="T281"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82" style:parent-style-name="DefaultParagraphFont" style:family="text">
      <style:text-properties style:font-name="Arial" style:font-name-complex="Arial" fo:font-size="12pt" style:font-size-asian="12pt" style:font-size-complex="12pt"/>
    </style:style>
    <style:style style:name="T283" style:parent-style-name="DefaultParagraphFont" style:family="text">
      <style:text-properties style:font-name="Arial" style:font-name-complex="Arial" fo:font-size="12pt" style:font-size-asian="12pt" style:font-size-complex="12pt"/>
    </style:style>
    <style:style style:name="T284" style:parent-style-name="Hyperlink" style:family="text">
      <style:text-properties style:font-name="Arial" style:font-name-complex="Arial" fo:font-size="12pt" style:font-size-asian="12pt" style:font-size-complex="12pt"/>
    </style:style>
    <style:style style:name="T285" style:parent-style-name="Hyperlink" style:family="text">
      <style:text-properties style:font-name="Arial" style:font-name-complex="Arial" fo:font-size="12pt" style:font-size-asian="12pt" style:font-size-complex="12pt"/>
    </style:style>
    <style:style style:name="T286" style:parent-style-name="DefaultParagraphFont" style:family="text">
      <style:text-properties style:font-name="Arial" style:font-name-complex="Arial" fo:font-size="12pt" style:font-size-asian="12pt" style:font-size-complex="12pt"/>
    </style:style>
    <style:style style:name="T287" style:parent-style-name="DefaultParagraphFont" style:family="text">
      <style:text-properties style:font-name="Arial" style:font-name-complex="Arial" fo:font-size="12pt" style:font-size-asian="12pt" style:font-size-complex="12pt"/>
    </style:style>
    <style:style style:name="P288" style:parent-style-name="ListParagraph" style:family="paragraph">
      <style:text-properties style:font-name="Arial" style:font-name-complex="Arial" fo:font-weight="bold" style:font-weight-asian="bold" style:font-weight-complex="bold" fo:color="#000000" fo:font-size="12pt" style:font-size-asian="12pt" style:font-size-complex="12pt"/>
    </style:style>
    <style:style style:name="P289" style:parent-style-name="ListParagraph" style:list-style-name="LFO23" style:family="paragraph">
      <style:paragraph-properties fo:margin-right="0.2888in"/>
    </style:style>
    <style:style style:name="T29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91" style:parent-style-name="DefaultParagraphFont" style:family="text">
      <style:text-properties style:font-name="Arial" style:font-name-complex="Arial" fo:font-size="12pt" style:font-size-asian="12pt" style:font-size-complex="12pt"/>
    </style:style>
    <style:style style:name="T292" style:parent-style-name="DefaultParagraphFont" style:family="text">
      <style:text-properties style:font-name="Arial" style:font-name-complex="Arial" fo:font-size="12pt" style:font-size-asian="12pt" style:font-size-complex="12pt"/>
    </style:style>
    <style:style style:name="T293" style:parent-style-name="DefaultParagraphFont" style:family="text">
      <style:text-properties style:font-name="Arial" style:font-name-complex="Arial" fo:font-size="12pt" style:font-size-asian="12pt" style:font-size-complex="12pt"/>
    </style:style>
    <style:style style:name="T294" style:parent-style-name="DefaultParagraphFont" style:family="text">
      <style:text-properties style:font-name="Arial" style:font-name-complex="Arial" fo:font-size="12pt" style:font-size-asian="12pt" style:font-size-complex="12pt"/>
    </style:style>
    <style:style style:name="T295" style:parent-style-name="DefaultParagraphFont" style:family="text">
      <style:text-properties style:font-name="Arial" style:font-name-complex="Arial" fo:font-size="12pt" style:font-size-asian="12pt" style:font-size-complex="12pt"/>
    </style:style>
    <style:style style:name="T296" style:parent-style-name="DefaultParagraphFont" style:family="text">
      <style:text-properties style:font-name="Arial" style:font-name-complex="Arial" fo:font-size="12pt" style:font-size-asian="12pt" style:font-size-complex="12pt"/>
    </style:style>
    <style:style style:name="T297" style:parent-style-name="DefaultParagraphFont" style:family="text">
      <style:text-properties style:font-name="Arial" style:font-name-complex="Arial" fo:font-size="12pt" style:font-size-asian="12pt" style:font-size-complex="12pt"/>
    </style:style>
    <style:style style:name="T298" style:parent-style-name="DefaultParagraphFont" style:family="text">
      <style:text-properties style:font-name="Arial" style:font-name-complex="Arial" fo:font-size="12pt" style:font-size-asian="12pt" style:font-size-complex="12pt"/>
    </style:style>
    <style:style style:name="T299" style:parent-style-name="DefaultParagraphFont" style:family="text">
      <style:text-properties style:font-name="Arial" style:font-name-complex="Arial" fo:font-size="12pt" style:font-size-asian="12pt" style:font-size-complex="12pt"/>
    </style:style>
    <style:style style:name="T300" style:parent-style-name="DefaultParagraphFont" style:family="text">
      <style:text-properties style:font-name="Arial" style:font-name-complex="Arial" fo:font-size="12pt" style:font-size-asian="12pt" style:font-size-complex="12pt"/>
    </style:style>
    <style:style style:name="T301" style:parent-style-name="DefaultParagraphFont" style:family="text">
      <style:text-properties style:font-name="Arial" style:font-name-complex="Arial" fo:font-size="12pt" style:font-size-asian="12pt" style:font-size-complex="12pt"/>
    </style:style>
    <style:style style:name="T302" style:parent-style-name="DefaultParagraphFont" style:family="text">
      <style:text-properties style:font-name="Arial" style:font-name-complex="Arial" fo:font-size="12pt" style:font-size-asian="12pt" style:font-size-complex="12pt"/>
    </style:style>
    <style:style style:name="T303" style:parent-style-name="DefaultParagraphFont" style:family="text">
      <style:text-properties style:font-name="Arial" style:font-name-complex="Arial" fo:font-size="12pt" style:font-size-asian="12pt" style:font-size-complex="12pt"/>
    </style:style>
    <style:style style:name="T304" style:parent-style-name="DefaultParagraphFont" style:family="text">
      <style:text-properties style:font-name="Arial" style:font-name-complex="Arial" fo:font-size="12pt" style:font-size-asian="12pt" style:font-size-complex="12pt"/>
    </style:style>
    <style:style style:name="T305" style:parent-style-name="DefaultParagraphFont" style:family="text">
      <style:text-properties style:font-name="Arial" style:font-name-complex="Arial" fo:font-size="12pt" style:font-size-asian="12pt" style:font-size-complex="12pt"/>
    </style:style>
    <style:style style:name="T306" style:parent-style-name="DefaultParagraphFont" style:family="text">
      <style:text-properties style:font-name="Arial" style:font-name-complex="Arial" style:text-position="super 66.6%" fo:font-size="12pt" style:font-size-asian="12pt" style:font-size-complex="12pt"/>
    </style:style>
    <style:style style:name="P307" style:parent-style-name="NoSpacing" style:family="paragraph">
      <style:paragraph-properties style:contextual-spacing="true"/>
    </style:style>
    <style:style style:name="T308" style:parent-style-name="DefaultParagraphFont" style:family="text">
      <style:text-properties style:font-name="Arial" style:font-name-complex="Arial" fo:font-size="9pt" style:font-size-asian="9pt" style:font-size-complex="9pt"/>
    </style:style>
    <style:style style:name="T309" style:parent-style-name="DefaultParagraphFont" style:family="text">
      <style:text-properties style:font-name="Arial" style:font-name-complex="Arial" fo:color="#000000" fo:font-size="9pt" style:font-size-asian="9pt" style:font-size-complex="9pt"/>
    </style:style>
    <style:style style:name="T310" style:parent-style-name="Hyperlink" style:family="text">
      <style:text-properties style:font-name="Arial" style:font-name-complex="Arial" fo:font-size="9pt" style:font-size-asian="9pt" style:font-size-complex="9pt"/>
    </style:style>
    <style:style style:name="T311" style:parent-style-name="Hyperlink" style:family="text">
      <style:text-properties style:font-name="Arial" style:font-name-complex="Arial" fo:font-size="9pt" style:font-size-asian="9pt" style:font-size-complex="9pt"/>
    </style:style>
    <style:style style:name="T312" style:parent-style-name="Hyperlink" style:family="text">
      <style:text-properties style:font-name="Arial" style:font-name-complex="Arial" fo:font-size="9pt" style:font-size-asian="9pt" style:font-size-complex="9pt"/>
    </style:style>
    <style:style style:name="T313" style:parent-style-name="Hyperlink" style:family="text">
      <style:text-properties style:font-name="Arial" style:font-name-complex="Arial" fo:font-size="9pt" style:font-size-asian="9pt" style:font-size-complex="9pt"/>
    </style:style>
    <style:style style:name="P314" style:parent-style-name="FootnoteText" style:family="paragraph">
      <style:paragraph-properties style:contextual-spacing="true"/>
    </style:style>
    <style:style style:name="T315" style:parent-style-name="Hyperlink" style:family="text">
      <style:text-properties style:font-name="Arial" style:font-name-complex="Arial" fo:font-size="9pt" style:font-size-asian="9pt" style:font-size-complex="9pt"/>
    </style:style>
    <style:style style:name="T316" style:parent-style-name="DefaultParagraphFont" style:family="text">
      <style:text-properties style:font-name="Arial" style:font-name-complex="Arial" fo:color="#000000" fo:font-size="9pt" style:font-size-asian="9pt" style:font-size-complex="9pt"/>
    </style:style>
    <style:style style:name="T317" style:parent-style-name="Hyperlink" style:family="text">
      <style:text-properties style:font-name="Arial" style:font-name-complex="Arial" fo:font-size="9pt" style:font-size-asian="9pt" style:font-size-complex="9pt"/>
    </style:style>
    <style:style style:name="P318" style:parent-style-name="FootnoteText" style:family="paragraph">
      <style:paragraph-properties style:contextual-spacing="true"/>
    </style:style>
    <style:style style:name="T319" style:parent-style-name="Hyperlink" style:family="text">
      <style:text-properties style:font-name="Arial" style:font-name-complex="Arial" fo:font-size="9pt" style:font-size-asian="9pt" style:font-size-complex="9pt"/>
    </style:style>
    <style:style style:name="T320" style:parent-style-name="DefaultParagraphFont" style:family="text">
      <style:text-properties style:font-name="Arial" style:font-name-complex="Arial" fo:color="#000000" fo:font-size="9pt" style:font-size-asian="9pt" style:font-size-complex="9pt"/>
    </style:style>
    <style:style style:name="T321" style:parent-style-name="Hyperlink" style:family="text">
      <style:text-properties style:font-name="Arial" style:font-name-complex="Arial" fo:font-size="9pt" style:font-size-asian="9pt" style:font-size-complex="9pt"/>
    </style:style>
    <style:style style:name="T322" style:parent-style-name="DefaultParagraphFont" style:family="text">
      <style:text-properties style:font-name="Arial" style:font-name-complex="Arial" fo:font-size="12pt" style:font-size-asian="12pt" style:font-size-complex="12pt"/>
    </style:style>
    <style:style style:name="T323" style:parent-style-name="DefaultParagraphFont" style:family="text">
      <style:text-properties style:font-name="Arial" style:font-name-complex="Arial" style:text-position="super 66.6%" fo:font-size="9pt" style:font-size-asian="9pt" style:font-size-complex="9pt"/>
    </style:style>
    <style:style style:name="P324" style:parent-style-name="ListParagraph" style:family="paragraph">
      <style:text-properties style:font-name="Arial" style:font-name-complex="Arial" fo:font-size="12pt" style:font-size-asian="12pt" style:font-size-complex="12pt"/>
    </style:style>
    <style:style style:name="P325" style:parent-style-name="ListParagraph" style:list-style-name="LFO23" style:family="paragraph"/>
    <style:style style:name="T326" style:parent-style-name="DefaultParagraphFont" style:family="text">
      <style:text-properties style:font-name="Arial" style:font-name-complex="Arial" fo:font-size="12pt" style:font-size-asian="12pt" style:font-size-complex="12pt"/>
    </style:style>
    <style:style style:name="T327" style:parent-style-name="DefaultParagraphFont" style:family="text">
      <style:text-properties style:font-name="Arial" style:font-name-complex="Arial" fo:font-size="12pt" style:font-size-asian="12pt" style:font-size-complex="12pt"/>
    </style:style>
    <style:style style:name="T328" style:parent-style-name="DefaultParagraphFont" style:family="text">
      <style:text-properties style:font-name="Arial" style:font-name-complex="Arial" fo:font-size="12pt" style:font-size-asian="12pt" style:font-size-complex="12pt"/>
    </style:style>
    <style:style style:name="T329" style:parent-style-name="DefaultParagraphFont" style:family="text">
      <style:text-properties style:font-name="Arial" style:font-name-complex="Arial" fo:font-size="12pt" style:font-size-asian="12pt" style:font-size-complex="12pt"/>
    </style:style>
    <style:style style:name="T330" style:parent-style-name="DefaultParagraphFont" style:family="text">
      <style:text-properties style:font-name="Arial" style:font-name-complex="Arial" fo:font-size="12pt" style:font-size-asian="12pt" style:font-size-complex="12pt"/>
    </style:style>
    <style:style style:name="T331" style:parent-style-name="DefaultParagraphFont" style:family="text">
      <style:text-properties style:font-name="Arial" style:font-name-complex="Arial" fo:font-size="12pt" style:font-size-asian="12pt" style:font-size-complex="12pt"/>
    </style:style>
    <style:style style:name="T332" style:parent-style-name="DefaultParagraphFont" style:family="text">
      <style:text-properties style:font-name="Arial" style:font-name-complex="Arial" fo:font-size="12pt" style:font-size-asian="12pt" style:font-size-complex="12pt"/>
    </style:style>
    <style:style style:name="T333" style:parent-style-name="DefaultParagraphFont" style:family="text">
      <style:text-properties style:font-name="Arial" style:font-name-complex="Arial" fo:font-size="12pt" style:font-size-asian="12pt" style:font-size-complex="12pt"/>
    </style:style>
    <style:style style:name="T334"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335" style:parent-style-name="DefaultParagraphFont" style:family="text">
      <style:text-properties style:font-name="Arial" style:font-name-complex="Arial" fo:font-size="12pt" style:font-size-asian="12pt" style:font-size-complex="12pt"/>
    </style:style>
    <style:style style:name="T336" style:parent-style-name="DefaultParagraphFont" style:family="text">
      <style:text-properties style:font-name="Arial" style:font-name-complex="Arial" fo:font-size="12pt" style:font-size-asian="12pt" style:font-size-complex="12pt"/>
    </style:style>
    <style:style style:name="T337" style:parent-style-name="DefaultParagraphFont" style:family="text">
      <style:text-properties style:font-name="Arial" style:font-name-complex="Arial" fo:font-size="12pt" style:font-size-asian="12pt" style:font-size-complex="12pt"/>
    </style:style>
    <style:style style:name="T338" style:parent-style-name="DefaultParagraphFont" style:family="text">
      <style:text-properties style:font-name="Arial" style:font-name-complex="Arial" fo:font-size="12pt" style:font-size-asian="12pt" style:font-size-complex="12pt"/>
    </style:style>
    <style:style style:name="T339" style:parent-style-name="DefaultParagraphFont" style:family="text">
      <style:text-properties style:font-name="Arial" style:font-name-complex="Arial" fo:font-size="12pt" style:font-size-asian="12pt" style:font-size-complex="12pt"/>
    </style:style>
    <style:style style:name="T340" style:parent-style-name="DefaultParagraphFont" style:family="text">
      <style:text-properties style:font-name="Arial" style:font-name-complex="Arial" fo:font-size="12pt" style:font-size-asian="12pt" style:font-size-complex="12pt"/>
    </style:style>
    <style:style style:name="T341" style:parent-style-name="DefaultParagraphFont" style:family="text">
      <style:text-properties style:font-name="Arial" style:font-name-complex="Arial" fo:font-size="12pt" style:font-size-asian="12pt" style:font-size-complex="12pt"/>
    </style:style>
    <style:style style:name="T342" style:parent-style-name="DefaultParagraphFont" style:family="text">
      <style:text-properties style:font-name="Arial" style:font-name-complex="Arial" fo:font-size="12pt" style:font-size-asian="12pt" style:font-size-complex="12pt"/>
    </style:style>
    <style:style style:name="T343" style:parent-style-name="DefaultParagraphFont" style:family="text">
      <style:text-properties style:font-name="Arial" style:font-name-complex="Arial" fo:font-size="12pt" style:font-size-asian="12pt" style:font-size-complex="12pt"/>
    </style:style>
    <style:style style:name="T344" style:parent-style-name="DefaultParagraphFont" style:family="text">
      <style:text-properties style:font-name="Arial" style:font-name-complex="Arial" fo:font-size="12pt" style:font-size-asian="12pt" style:font-size-complex="12pt"/>
    </style:style>
    <style:style style:name="P345" style:parent-style-name="ListParagraph" style:family="paragraph">
      <style:text-properties style:font-name="Arial" style:font-name-asian="Times New Roman" style:font-name-complex="Arial" style:letter-kerning="true" fo:font-size="12pt" style:font-size-asian="12pt" style:font-size-complex="12pt" style:language-asian="en" style:country-asian="GB"/>
    </style:style>
    <style:style style:name="P346" style:parent-style-name="ListParagraph" style:list-style-name="LFO23" style:family="paragraph"/>
    <style:style style:name="T347" style:parent-style-name="DefaultParagraphFont" style:family="text">
      <style:text-properties style:font-name="Arial" style:font-name-asian="Times New Roman" style:font-name-complex="Arial" fo:font-weight="bold" style:font-weight-asian="bold" fo:font-size="12pt" style:font-size-asian="12pt" style:font-size-complex="12pt" style:language-asian="en" style:country-asian="GB"/>
    </style:style>
    <style:style style:name="T348" style:parent-style-name="DefaultParagraphFont" style:family="text">
      <style:text-properties style:font-name="Arial" style:font-name-asian="Times New Roman" style:font-name-complex="Arial" fo:font-weight="bold" style:font-weight-asian="bold" fo:font-size="12pt" style:font-size-asian="12pt" style:font-size-complex="12pt" style:language-asian="en" style:country-asian="GB"/>
    </style:style>
    <style:style style:name="T349"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350" style:parent-style-name="DefaultParagraphFont" style:family="text">
      <style:text-properties style:font-name="Arial" style:font-name-complex="Arial" fo:font-size="12pt" style:font-size-asian="12pt" style:font-size-complex="12pt"/>
    </style:style>
    <style:style style:name="T351" style:parent-style-name="DefaultParagraphFont" style:family="text">
      <style:text-properties style:font-name="Arial" style:font-name-complex="Arial" fo:font-size="12pt" style:font-size-asian="12pt" style:font-size-complex="12pt"/>
    </style:style>
    <style:style style:name="T352" style:parent-style-name="DefaultParagraphFont" style:family="text">
      <style:text-properties style:font-name="Arial" style:font-name-complex="Arial" fo:font-size="12pt" style:font-size-asian="12pt" style:font-size-complex="12pt"/>
    </style:style>
    <style:style style:name="T353" style:parent-style-name="DefaultParagraphFont" style:family="text">
      <style:text-properties style:font-name="Arial" style:font-name-complex="Arial" fo:font-size="12pt" style:font-size-asian="12pt" style:font-size-complex="12pt"/>
    </style:style>
    <style:style style:name="T354" style:parent-style-name="DefaultParagraphFont" style:family="text">
      <style:text-properties style:font-name="Arial" style:font-name-complex="Arial" fo:font-size="12pt" style:font-size-asian="12pt" style:font-size-complex="12pt"/>
    </style:style>
    <style:style style:name="P355" style:parent-style-name="ListParagraph" style:family="paragraph">
      <style:paragraph-properties fo:margin-left="0.3479in">
        <style:tab-stops/>
      </style:paragraph-properties>
      <style:text-properties style:font-name="Arial" style:font-name-asian="Times New Roman" style:font-name-complex="Arial" fo:font-weight="bold" style:font-weight-asian="bold" style:font-weight-complex="bold" style:letter-kerning="true" fo:font-size="12pt" style:font-size-asian="12pt" style:font-size-complex="12pt" style:language-asian="en" style:country-asian="GB"/>
    </style:style>
    <style:style style:name="P356" style:parent-style-name="Normal" style:list-style-name="LFO23" style:family="paragraph">
      <style:paragraph-properties fo:margin-bottom="0.0034in" fo:line-height="103%" fo:margin-right="0.2888in"/>
    </style:style>
    <style:style style:name="T35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58" style:parent-style-name="DefaultParagraphFont" style:family="text">
      <style:text-properties style:font-name="Arial" style:font-name-complex="Arial" fo:font-size="12pt" style:font-size-asian="12pt" style:font-size-complex="12pt"/>
    </style:style>
    <style:style style:name="T359" style:parent-style-name="DefaultParagraphFont" style:family="text">
      <style:text-properties style:font-name="Arial" style:font-name-complex="Arial" fo:font-size="12pt" style:font-size-asian="12pt" style:font-size-complex="12pt"/>
    </style:style>
    <style:style style:name="T360" style:parent-style-name="Hyperlink" style:family="text">
      <style:text-properties style:font-name="Arial" style:font-name-complex="Arial" fo:font-size="12pt" style:font-size-asian="12pt" style:font-size-complex="12pt"/>
    </style:style>
    <style:style style:name="T361" style:parent-style-name="DefaultParagraphFont" style:family="text">
      <style:text-properties style:font-name="Arial" style:font-name-complex="Arial" fo:font-size="12pt" style:font-size-asian="12pt" style:font-size-complex="12pt"/>
    </style:style>
    <style:style style:name="T362" style:parent-style-name="DefaultParagraphFont" style:family="text">
      <style:text-properties style:font-name="Arial" style:font-name-complex="Arial" fo:font-size="12pt" style:font-size-asian="12pt" style:font-size-complex="12pt"/>
    </style:style>
    <style:style style:name="T363" style:parent-style-name="DefaultParagraphFont" style:family="text">
      <style:text-properties style:font-name="Arial" style:font-name-complex="Arial" fo:font-size="12pt" style:font-size-asian="12pt" style:font-size-complex="12pt"/>
    </style:style>
    <style:style style:name="T364" style:parent-style-name="DefaultParagraphFont" style:family="text">
      <style:text-properties style:font-name="Arial" style:font-name-complex="Arial" fo:font-size="12pt" style:font-size-asian="12pt" style:font-size-complex="12pt"/>
    </style:style>
    <style:style style:name="T365" style:parent-style-name="DefaultParagraphFont" style:family="text">
      <style:text-properties style:font-name="Arial" style:font-name-complex="Arial" fo:font-size="12pt" style:font-size-asian="12pt" style:font-size-complex="12pt"/>
    </style:style>
    <style:style style:name="T366" style:parent-style-name="DefaultParagraphFont" style:family="text">
      <style:text-properties style:font-name="Arial" style:font-name-complex="Arial" fo:font-size="12pt" style:font-size-asian="12pt" style:font-size-complex="12pt"/>
    </style:style>
    <style:style style:name="P367" style:parent-style-name="Normal" style:family="paragraph">
      <style:paragraph-properties fo:margin-bottom="0in"/>
      <style:text-properties style:font-name="Arial" style:font-name-complex="Arial" fo:font-size="12pt" style:font-size-asian="12pt" style:font-size-complex="12pt"/>
    </style:style>
    <style:style style:name="P368" style:parent-style-name="ListParagraph" style:list-style-name="LFO23" style:family="paragraph">
      <style:paragraph-properties fo:margin-bottom="0in" fo:line-height="100%"/>
    </style:style>
    <style:style style:name="T369" style:parent-style-name="DefaultParagraphFont" style:family="text">
      <style:text-properties style:font-name="Arial" style:font-name-complex="Arial" fo:color="#000000" fo:font-size="12pt" style:font-size-asian="12pt" style:font-size-complex="12pt"/>
    </style:style>
    <style:style style:name="T370" style:parent-style-name="DefaultParagraphFont" style:family="text">
      <style:text-properties style:font-name="Arial" style:font-name-complex="Arial" fo:color="#000000" fo:font-size="12pt" style:font-size-asian="12pt" style:font-size-complex="12pt"/>
    </style:style>
    <style:style style:name="T371" style:parent-style-name="DefaultParagraphFont" style:family="text">
      <style:text-properties style:font-name="Arial" style:font-name-complex="Arial" fo:color="#000000" fo:font-size="12pt" style:font-size-asian="12pt" style:font-size-complex="12pt"/>
    </style:style>
    <style:style style:name="T372" style:parent-style-name="DefaultParagraphFont" style:family="text">
      <style:text-properties style:font-name="Arial" style:font-name-complex="Arial" fo:color="#000000" fo:font-size="12pt" style:font-size-asian="12pt" style:font-size-complex="12pt"/>
    </style:style>
    <style:style style:name="T373" style:parent-style-name="DefaultParagraphFont" style:family="text">
      <style:text-properties style:font-name="Arial" style:font-name-complex="Arial" fo:color="#000000" fo:font-size="12pt" style:font-size-asian="12pt" style:font-size-complex="12pt"/>
    </style:style>
    <style:style style:name="T374" style:parent-style-name="DefaultParagraphFont" style:family="text">
      <style:text-properties style:font-name="Arial" style:font-name-complex="Arial" fo:color="#000000" fo:font-size="12pt" style:font-size-asian="12pt" style:font-size-complex="12pt"/>
    </style:style>
    <style:style style:name="T375" style:parent-style-name="DefaultParagraphFont" style:family="text">
      <style:text-properties style:font-name="Arial" style:font-name-complex="Arial" fo:color="#000000" fo:font-size="12pt" style:font-size-asian="12pt" style:font-size-complex="12pt"/>
    </style:style>
    <style:style style:name="T376" style:parent-style-name="DefaultParagraphFont" style:family="text">
      <style:text-properties style:font-name="Arial" style:font-name-complex="Arial" fo:color="#000000" fo:font-size="12pt" style:font-size-asian="12pt" style:font-size-complex="12pt"/>
    </style:style>
    <style:style style:name="T377" style:parent-style-name="DefaultParagraphFont" style:family="text">
      <style:text-properties style:font-name="Arial" style:font-name-complex="Arial" fo:color="#FF0000" fo:font-size="12pt" style:font-size-asian="12pt" style:font-size-complex="12pt"/>
    </style:style>
    <style:style style:name="T378" style:parent-style-name="DefaultParagraphFont" style:family="text">
      <style:text-properties style:font-name="Arial" style:font-name-complex="Arial" fo:color="#000000" fo:font-size="12pt" style:font-size-asian="12pt" style:font-size-complex="12pt"/>
    </style:style>
    <style:style style:name="T379" style:parent-style-name="DefaultParagraphFont" style:family="text">
      <style:text-properties style:font-name="Arial" style:font-name-complex="Arial" fo:color="#000000" fo:font-size="12pt" style:font-size-asian="12pt" style:font-size-complex="12pt"/>
    </style:style>
    <style:style style:name="T380" style:parent-style-name="DefaultParagraphFont" style:family="text">
      <style:text-properties style:font-name="Arial" style:font-name-complex="Arial" fo:color="#000000" fo:font-size="12pt" style:font-size-asian="12pt" style:font-size-complex="12pt"/>
    </style:style>
    <style:style style:name="T381" style:parent-style-name="DefaultParagraphFont" style:family="text">
      <style:text-properties style:font-name="Arial" style:font-name-complex="Arial" fo:color="#000000" fo:font-size="12pt" style:font-size-asian="12pt" style:font-size-complex="12pt"/>
    </style:style>
    <style:style style:name="P382"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383" style:parent-style-name="Normal" style:family="paragraph">
      <style:paragraph-properties fo:margin-bottom="0in"/>
      <style:text-properties style:font-name="Arial" style:font-name-asian="Times New Roman" style:font-name-complex="Arial" fo:font-weight="bold" style:font-weight-asian="bold" style:letter-kerning="true" fo:font-size="12pt" style:font-size-asian="12pt" style:font-size-complex="12pt" style:language-asian="en" style:country-asian="GB"/>
    </style:style>
    <style:style style:name="P384" style:parent-style-name="Normal" style:family="paragraph">
      <style:paragraph-properties fo:margin-bottom="0in"/>
      <style:text-properties style:font-name="Arial" style:font-name-asian="Times New Roman" style:font-name-complex="Arial" fo:font-weight="bold" style:font-weight-asian="bold" style:letter-kerning="true" fo:font-size="12pt" style:font-size-asian="12pt" style:font-size-complex="12pt" style:language-asian="en" style:country-asian="GB"/>
    </style:style>
    <style:style style:name="P385" style:parent-style-name="ListParagraph" style:list-style-name="LFO23" style:family="paragraph">
      <style:text-properties style:font-name="Arial" style:font-name-complex="Arial" fo:color="#000000" fo:font-size="12pt" style:font-size-asian="12pt" style:font-size-complex="12pt"/>
    </style:style>
    <style:style style:name="P386" style:parent-style-name="Heading2" style:family="paragraph">
      <style:text-properties style:language-asian="en" style:country-asian="GB"/>
    </style:style>
    <style:style style:name="P387" style:parent-style-name="ListParagraph" style:list-style-name="LFO23" style:family="paragraph">
      <style:text-properties style:font-name="Arial" style:font-name-asian="Times New Roman" style:font-name-complex="Arial" style:letter-kerning="true" fo:font-size="12pt" style:font-size-asian="12pt" style:font-size-complex="12pt" style:language-asian="en" style:country-asian="GB"/>
    </style:style>
    <style:style style:name="P388" style:parent-style-name="Normal" style:family="paragraph">
      <style:text-properties style:font-name="Arial" style:font-name-asian="Times New Roman" style:font-name-complex="Arial" fo:font-weight="bold" style:font-weight-asian="bold" style:font-weight-complex="bold" style:letter-kerning="true" fo:font-size="12pt" style:font-size-asian="12pt" style:font-size-complex="12pt" style:language-asian="en" style:country-asian="GB"/>
    </style:style>
    <style:style style:name="P389" style:parent-style-name="Heading2" style:family="paragraph">
      <style:text-properties style:language-asian="en" style:country-asian="GB"/>
    </style:style>
    <style:style style:name="P390" style:parent-style-name="Normal" style:list-style-name="LFO23" style:family="paragraph">
      <style:paragraph-properties fo:margin-bottom="0.0034in" fo:line-height="103%" fo:margin-right="0.2888in"/>
    </style:style>
    <style:style style:name="T39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92" style:parent-style-name="DefaultParagraphFont" style:family="text">
      <style:text-properties style:font-name="Arial" style:font-name-complex="Arial" fo:font-size="12pt" style:font-size-asian="12pt" style:font-size-complex="12pt"/>
    </style:style>
    <style:style style:name="T393" style:parent-style-name="DefaultParagraphFont" style:family="text">
      <style:text-properties style:font-name="Arial" style:font-name-complex="Arial" fo:font-size="12pt" style:font-size-asian="12pt" style:font-size-complex="12pt"/>
    </style:style>
    <style:style style:name="T394" style:parent-style-name="DefaultParagraphFont" style:family="text">
      <style:text-properties style:font-name="Arial" style:font-name-complex="Arial" fo:font-size="12pt" style:font-size-asian="12pt" style:font-size-complex="12pt"/>
    </style:style>
    <style:style style:name="T395" style:parent-style-name="DefaultParagraphFont" style:family="text">
      <style:text-properties style:font-name="Arial" style:font-name-complex="Arial" fo:font-size="12pt" style:font-size-asian="12pt" style:font-size-complex="12pt"/>
    </style:style>
    <style:style style:name="T396" style:parent-style-name="DefaultParagraphFont" style:family="text">
      <style:text-properties style:font-name="Arial" style:font-name-complex="Arial" fo:font-size="12pt" style:font-size-asian="12pt" style:font-size-complex="12pt"/>
    </style:style>
    <style:style style:name="T397" style:parent-style-name="DefaultParagraphFont" style:family="text">
      <style:text-properties style:font-name="Arial" style:font-name-complex="Arial" fo:font-size="12pt" style:font-size-asian="12pt" style:font-size-complex="12pt"/>
    </style:style>
    <style:style style:name="T398" style:parent-style-name="DefaultParagraphFont" style:family="text">
      <style:text-properties style:font-name="Arial" style:font-name-complex="Arial" fo:font-size="12pt" style:font-size-asian="12pt" style:font-size-complex="12pt"/>
    </style:style>
    <style:style style:name="T399" style:parent-style-name="DefaultParagraphFont" style:family="text">
      <style:text-properties style:font-name="Arial" style:font-name-complex="Arial" fo:font-size="12pt" style:font-size-asian="12pt" style:font-size-complex="12pt"/>
    </style:style>
    <style:style style:name="T400" style:parent-style-name="DefaultParagraphFont" style:family="text">
      <style:text-properties style:font-name="Arial" style:font-name-complex="Arial" fo:font-size="12pt" style:font-size-asian="12pt" style:font-size-complex="12pt"/>
    </style:style>
    <style:style style:name="T401" style:parent-style-name="DefaultParagraphFont" style:family="text">
      <style:text-properties style:font-name="Arial" style:font-name-complex="Arial" fo:font-size="12pt" style:font-size-asian="12pt" style:font-size-complex="12pt"/>
    </style:style>
    <style:style style:name="P402" style:parent-style-name="Normal" style:family="paragraph">
      <style:paragraph-properties fo:margin-bottom="0.0034in" fo:line-height="103%" fo:margin-left="0.25in" fo:margin-right="0.2888in">
        <style:tab-stops/>
      </style:paragraph-properties>
      <style:text-properties style:font-name="Arial" style:font-name-complex="Arial" fo:font-size="12pt" style:font-size-asian="12pt" style:font-size-complex="12pt"/>
    </style:style>
    <style:style style:name="P403" style:parent-style-name="Normal" style:list-style-name="LFO23" style:family="paragraph">
      <style:paragraph-properties fo:margin-bottom="0.0034in" fo:line-height="103%" fo:margin-right="0.2888in"/>
    </style:style>
    <style:style style:name="T404" style:parent-style-name="DefaultParagraphFont" style:family="text">
      <style:text-properties style:font-name="Arial" style:font-name-complex="Arial" fo:font-weight="bold" style:font-weight-asian="bold" fo:font-size="12pt" style:font-size-asian="12pt" style:font-size-complex="12pt"/>
    </style:style>
    <style:style style:name="T405" style:parent-style-name="DefaultParagraphFont" style:family="text">
      <style:text-properties style:font-name="Arial" style:font-name-complex="Arial" fo:font-weight="bold" style:font-weight-asian="bold" fo:font-size="12pt" style:font-size-asian="12pt" style:font-size-complex="12pt"/>
    </style:style>
    <style:style style:name="T406" style:parent-style-name="DefaultParagraphFont" style:family="text">
      <style:text-properties style:font-name="Arial" style:font-name-complex="Arial" fo:font-weight="bold" style:font-weight-asian="bold" fo:font-size="12pt" style:font-size-asian="12pt" style:font-size-complex="12pt"/>
    </style:style>
    <style:style style:name="T407" style:parent-style-name="DefaultParagraphFont" style:family="text">
      <style:text-properties style:font-name="Arial" style:font-name-complex="Arial" fo:font-size="12pt" style:font-size-asian="12pt" style:font-size-complex="12pt"/>
    </style:style>
    <style:style style:name="T408" style:parent-style-name="DefaultParagraphFont" style:family="text">
      <style:text-properties style:font-name="Arial" style:font-name-complex="Arial" fo:font-size="12pt" style:font-size-asian="12pt" style:font-size-complex="12pt"/>
    </style:style>
    <style:style style:name="T409" style:parent-style-name="DefaultParagraphFont" style:family="text">
      <style:text-properties style:font-name="Arial" style:font-name-complex="Arial" fo:font-size="12pt" style:font-size-asian="12pt" style:font-size-complex="12pt"/>
    </style:style>
    <style:style style:name="T410" style:parent-style-name="DefaultParagraphFont" style:family="text">
      <style:text-properties style:font-name="Arial" style:font-name-complex="Arial" fo:font-size="12pt" style:font-size-asian="12pt" style:font-size-complex="12pt"/>
    </style:style>
    <style:style style:name="T411" style:parent-style-name="DefaultParagraphFont" style:family="text">
      <style:text-properties style:font-name="Arial" style:font-name-complex="Arial" fo:font-size="12pt" style:font-size-asian="12pt" style:font-size-complex="12pt"/>
    </style:style>
    <style:style style:name="T412" style:parent-style-name="DefaultParagraphFont" style:family="text">
      <style:text-properties style:font-name="Arial" style:font-name-complex="Arial" fo:font-size="12pt" style:font-size-asian="12pt" style:font-size-complex="12pt"/>
    </style:style>
    <style:style style:name="T413" style:parent-style-name="DefaultParagraphFont" style:family="text">
      <style:text-properties style:font-name="Arial" style:font-name-complex="Arial" fo:font-size="12pt" style:font-size-asian="12pt" style:font-size-complex="12pt"/>
    </style:style>
    <style:style style:name="T414" style:parent-style-name="DefaultParagraphFont" style:family="text">
      <style:text-properties style:font-name="Arial" style:font-name-complex="Arial" fo:font-size="12pt" style:font-size-asian="12pt" style:font-size-complex="12pt"/>
    </style:style>
    <style:style style:name="T415" style:parent-style-name="DefaultParagraphFont" style:family="text">
      <style:text-properties style:font-name="Arial" style:font-name-complex="Arial" fo:font-size="12pt" style:font-size-asian="12pt" style:font-size-complex="12pt"/>
    </style:style>
    <style:style style:name="T416" style:parent-style-name="DefaultParagraphFont" style:family="text">
      <style:text-properties style:font-name="Arial" style:font-name-complex="Arial" fo:font-size="12pt" style:font-size-asian="12pt" style:font-size-complex="12pt"/>
    </style:style>
    <style:style style:name="T417" style:parent-style-name="DefaultParagraphFont" style:family="text">
      <style:text-properties style:font-name="Arial" style:font-name-complex="Arial" fo:font-size="12pt" style:font-size-asian="12pt" style:font-size-complex="12pt"/>
    </style:style>
    <style:style style:name="P418" style:parent-style-name="Normal" style:family="paragraph">
      <style:paragraph-properties fo:margin-bottom="0.0034in" fo:line-height="103%" fo:margin-right="0.2888in"/>
      <style:text-properties style:font-name="Arial" style:font-name-complex="Arial" fo:font-size="12pt" style:font-size-asian="12pt" style:font-size-complex="12pt"/>
    </style:style>
    <style:style style:name="P419" style:parent-style-name="Normal" style:list-style-name="LFO23" style:family="paragraph">
      <style:paragraph-properties fo:margin-bottom="0.0034in" fo:line-height="103%" fo:margin-right="0.2888in"/>
    </style:style>
    <style:style style:name="T420" style:parent-style-name="DefaultParagraphFont" style:family="text">
      <style:text-properties style:font-name="Arial" style:font-name-complex="Arial" fo:font-weight="bold" style:font-weight-asian="bold" fo:font-size="12pt" style:font-size-asian="12pt" style:font-size-complex="12pt"/>
    </style:style>
    <style:style style:name="T421" style:parent-style-name="DefaultParagraphFont" style:family="text">
      <style:text-properties style:font-name="Arial" style:font-name-complex="Arial" fo:font-weight="bold" style:font-weight-asian="bold" fo:font-size="12pt" style:font-size-asian="12pt" style:font-size-complex="12pt"/>
    </style:style>
    <style:style style:name="T422" style:parent-style-name="DefaultParagraphFont" style:family="text">
      <style:text-properties style:font-name="Arial" style:font-name-complex="Arial" fo:font-weight="bold" style:font-weight-asian="bold" fo:font-size="12pt" style:font-size-asian="12pt" style:font-size-complex="12pt"/>
    </style:style>
    <style:style style:name="T423" style:parent-style-name="DefaultParagraphFont" style:family="text">
      <style:text-properties style:font-name="Arial" style:font-name-complex="Arial" fo:font-weight="bold" style:font-weight-asian="bold" fo:font-size="12pt" style:font-size-asian="12pt" style:font-size-complex="12pt"/>
    </style:style>
    <style:style style:name="T424" style:parent-style-name="DefaultParagraphFont" style:family="text">
      <style:text-properties style:font-name="Arial" style:font-name-complex="Arial" style:font-weight-complex="bold" fo:font-size="12pt" style:font-size-asian="12pt" style:font-size-complex="12pt"/>
    </style:style>
    <style:style style:name="T425" style:parent-style-name="DefaultParagraphFont" style:family="text">
      <style:text-properties style:font-name="Arial" style:font-name-complex="Arial" style:font-weight-complex="bold" fo:font-size="12pt" style:font-size-asian="12pt" style:font-size-complex="12pt"/>
    </style:style>
    <style:style style:name="T426" style:parent-style-name="DefaultParagraphFont" style:family="text">
      <style:text-properties style:font-name="Arial" style:font-name-complex="Arial" style:font-weight-complex="bold" fo:font-size="12pt" style:font-size-asian="12pt" style:font-size-complex="12pt"/>
    </style:style>
    <style:style style:name="T427" style:parent-style-name="DefaultParagraphFont" style:family="text">
      <style:text-properties style:font-name="Arial" style:font-name-complex="Arial" style:font-weight-complex="bold" fo:font-size="12pt" style:font-size-asian="12pt" style:font-size-complex="12pt"/>
    </style:style>
    <style:style style:name="T428" style:parent-style-name="DefaultParagraphFont" style:family="text">
      <style:text-properties style:font-name="Arial" style:font-name-complex="Arial" style:font-weight-complex="bold" fo:font-size="12pt" style:font-size-asian="12pt" style:font-size-complex="12pt"/>
    </style:style>
    <style:style style:name="T429" style:parent-style-name="DefaultParagraphFont" style:family="text">
      <style:text-properties style:font-name="Arial" style:font-name-complex="Arial" style:font-weight-complex="bold" fo:font-size="12pt" style:font-size-asian="12pt" style:font-size-complex="12pt"/>
    </style:style>
    <style:style style:name="T430" style:parent-style-name="DefaultParagraphFont" style:family="text">
      <style:text-properties style:font-name="Arial" style:font-name-complex="Arial" style:font-weight-complex="bold" fo:font-size="12pt" style:font-size-asian="12pt" style:font-size-complex="12pt"/>
    </style:style>
    <style:style style:name="T431" style:parent-style-name="DefaultParagraphFont" style:family="text">
      <style:text-properties style:font-name="Arial" style:font-name-complex="Arial" style:font-weight-complex="bold" fo:font-size="12pt" style:font-size-asian="12pt" style:font-size-complex="12pt"/>
    </style:style>
    <style:style style:name="T432" style:parent-style-name="DefaultParagraphFont" style:family="text">
      <style:text-properties style:font-name="Arial" style:font-name-complex="Arial" style:font-weight-complex="bold" fo:font-size="12pt" style:font-size-asian="12pt" style:font-size-complex="12pt"/>
    </style:style>
    <style:style style:name="T433" style:parent-style-name="DefaultParagraphFont" style:family="text">
      <style:text-properties style:font-name="Arial" style:font-name-complex="Arial" style:font-weight-complex="bold" fo:font-size="12pt" style:font-size-asian="12pt" style:font-size-complex="12pt"/>
    </style:style>
    <style:style style:name="T434" style:parent-style-name="DefaultParagraphFont" style:family="text">
      <style:text-properties style:font-name="Arial" style:font-name-complex="Arial" style:font-weight-complex="bold" fo:font-size="12pt" style:font-size-asian="12pt" style:font-size-complex="12pt"/>
    </style:style>
    <style:style style:name="T435" style:parent-style-name="DefaultParagraphFont" style:family="text">
      <style:text-properties style:font-name="Arial" style:font-name-complex="Arial" style:font-weight-complex="bold" fo:font-size="12pt" style:font-size-asian="12pt" style:font-size-complex="12pt"/>
    </style:style>
    <style:style style:name="T436" style:parent-style-name="DefaultParagraphFont" style:family="text">
      <style:text-properties style:font-name="Arial" style:font-name-complex="Arial" style:font-weight-complex="bold" fo:font-size="12pt" style:font-size-asian="12pt" style:font-size-complex="12pt"/>
    </style:style>
    <style:style style:name="T437" style:parent-style-name="DefaultParagraphFont" style:family="text">
      <style:text-properties style:font-name="Arial" style:font-name-complex="Arial" style:font-weight-complex="bold" fo:font-size="12pt" style:font-size-asian="12pt" style:font-size-complex="12pt"/>
    </style:style>
    <style:style style:name="T438" style:parent-style-name="DefaultParagraphFont" style:family="text">
      <style:text-properties style:font-name="Arial" style:font-name-complex="Arial" style:font-weight-complex="bold" fo:font-size="12pt" style:font-size-asian="12pt" style:font-size-complex="12pt"/>
    </style:style>
    <style:style style:name="T439" style:parent-style-name="DefaultParagraphFont" style:family="text">
      <style:text-properties style:font-name="Arial" style:font-name-complex="Arial" style:font-weight-complex="bold" fo:font-size="12pt" style:font-size-asian="12pt" style:font-size-complex="12pt"/>
    </style:style>
    <style:style style:name="T440" style:parent-style-name="DefaultParagraphFont" style:family="text">
      <style:text-properties style:font-name="Arial" style:font-name-complex="Arial" fo:font-weight="bold" style:font-weight-asian="bold" fo:font-size="12pt" style:font-size-asian="12pt" style:font-size-complex="12pt"/>
    </style:style>
    <style:style style:name="P441" style:parent-style-name="Normal" style:family="paragraph">
      <style:paragraph-properties fo:margin-bottom="0.0034in" fo:line-height="103%" fo:margin-right="0.2888in"/>
      <style:text-properties style:font-name="Arial" style:font-name-complex="Arial" fo:font-weight="bold" style:font-weight-asian="bold" fo:font-size="12pt" style:font-size-asian="12pt" style:font-size-complex="12pt"/>
    </style:style>
    <style:style style:name="P442" style:parent-style-name="Normal" style:family="paragraph">
      <style:paragraph-properties fo:margin-bottom="0.0034in" fo:line-height="103%" fo:margin-right="0.2888in"/>
      <style:text-properties style:font-name="Arial" style:font-name-complex="Arial" fo:font-weight="bold" style:font-weight-asian="bold" fo:font-size="12pt" style:font-size-asian="12pt" style:font-size-complex="12pt"/>
    </style:style>
    <style:style style:name="P443" style:parent-style-name="Normal" style:family="paragraph">
      <style:paragraph-properties fo:margin-bottom="0.0034in" fo:line-height="103%" fo:margin-right="0.2888in"/>
      <style:text-properties style:font-name="Arial" style:font-name-complex="Arial" fo:font-weight="bold" style:font-weight-asian="bold" fo:font-size="12pt" style:font-size-asian="12pt" style:font-size-complex="12pt"/>
    </style:style>
    <style:style style:name="P444" style:parent-style-name="Normal" style:family="paragraph">
      <style:paragraph-properties fo:margin-bottom="0.0034in" fo:line-height="103%" fo:margin-right="0.2888in"/>
      <style:text-properties style:font-name="Arial" style:font-name-complex="Arial" fo:font-weight="bold" style:font-weight-asian="bold" fo:font-size="12pt" style:font-size-asian="12pt" style:font-size-complex="12pt"/>
    </style:style>
    <style:style style:name="P445" style:parent-style-name="Heading2" style:family="paragraph">
      <style:text-properties style:language-asian="en" style:country-asian="GB"/>
    </style:style>
    <style:style style:name="P446" style:parent-style-name="ListParagraph" style:list-style-name="LFO23" style:family="paragraph">
      <style:paragraph-properties fo:margin-bottom="0in" fo:line-height="100%">
        <style:tab-stops>
          <style:tab-stop style:type="left" style:position="0.0458in"/>
        </style:tab-stops>
      </style:paragraph-properties>
    </style:style>
    <style:style style:name="T447"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448"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449"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450"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451" style:parent-style-name="DefaultParagraphFont" style:family="text">
      <style:text-properties style:font-name="Arial" style:font-name-asian="Times New Roman" style:font-name-complex="Arial" style:letter-kerning="true" fo:font-size="12pt" style:font-size-asian="12pt" style:font-size-complex="12pt" style:language-asian="en" style:country-asian="GB"/>
    </style:style>
    <style:style style:name="T452" style:parent-style-name="Hyperlink" style:family="text">
      <style:text-properties style:font-name="Arial" style:font-name-asian="Times New Roman" style:font-name-complex="Arial" fo:color="#0070C0" style:letter-kerning="true" fo:font-size="12pt" style:font-size-asian="12pt" style:font-size-complex="12pt" style:language-asian="en" style:country-asian="GB"/>
    </style:style>
    <style:style style:name="T453" style:parent-style-name="Hyperlink" style:family="text">
      <style:text-properties style:font-name="Arial" style:font-name-asian="Times New Roman" style:font-name-complex="Arial" fo:color="#0070C0" style:letter-kerning="true" fo:font-size="12pt" style:font-size-asian="12pt" style:font-size-complex="12pt" style:text-underline-type="none" style:language-asian="en" style:country-asian="GB"/>
    </style:style>
    <style:style style:name="P454" style:parent-style-name="Normal" style:family="paragraph">
      <style:text-properties style:font-name="Arial" style:font-name-complex="Arial" fo:font-size="12pt" style:font-size-asian="12pt" style:language-asian="en" style:country-asian="GB"/>
    </style:style>
    <style:style style:name="P455" style:parent-style-name="Heading2" style:family="paragraph">
      <style:text-properties style:language-asian="en" style:country-asian="GB"/>
    </style:style>
    <style:style style:name="P456" style:parent-style-name="ListParagraph" style:list-style-name="LFO23" style:family="paragraph">
      <style:text-properties style:font-name="Arial" style:font-name-asian="Times New Roman" style:font-name-complex="Arial" style:letter-kerning="true" fo:font-size="12pt" style:font-size-asian="12pt" style:font-size-complex="12pt" style:language-asian="en" style:country-asian="GB"/>
    </style:style>
    <style:style style:name="P457" style:parent-style-name="ListParagraph" style:family="paragraph">
      <style:paragraph-properties fo:margin-left="0.25in">
        <style:tab-stops/>
      </style:paragraph-properties>
      <style:text-properties style:font-name="Arial" style:font-name-asian="Times New Roman" style:font-name-complex="Arial" style:letter-kerning="true" fo:font-size="12pt" style:font-size-asian="12pt" style:font-size-complex="12pt" style:language-asian="en" style:country-asian="GB"/>
    </style:style>
    <style:style style:name="P458" style:parent-style-name="ListParagraph" style:list-style-name="LFO17" style:family="paragraph">
      <style:paragraph-properties style:text-autospace="none" fo:margin-bottom="0in" fo:line-height="100%"/>
    </style:style>
    <style:style style:name="T45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6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6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6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463" style:parent-style-name="NoSpacing" style:family="paragraph">
      <style:paragraph-properties fo:margin-left="0.25in">
        <style:tab-stops/>
      </style:paragraph-properties>
    </style:style>
    <style:style style:name="T464" style:parent-style-name="DefaultParagraphFont" style:family="text">
      <style:text-properties style:font-name="Arial" style:font-name-complex="Arial" fo:color="#000000" fo:font-size="12pt" style:font-size-asian="12pt" style:font-size-complex="12pt"/>
    </style:style>
    <style:style style:name="T465" style:parent-style-name="DefaultParagraphFont" style:family="text">
      <style:text-properties style:font-name="Arial" style:font-name-complex="Arial" fo:color="#000000" fo:font-size="12pt" style:font-size-asian="12pt" style:font-size-complex="12pt"/>
    </style:style>
    <style:style style:name="T466" style:parent-style-name="DefaultParagraphFont" style:family="text">
      <style:text-properties style:font-name="Arial" style:font-name-complex="Arial" fo:color="#000000" fo:font-size="12pt" style:font-size-asian="12pt" style:font-size-complex="12pt"/>
    </style:style>
    <style:style style:name="T46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68" style:parent-style-name="DefaultParagraphFont" style:family="text">
      <style:text-properties style:font-name="Arial" style:font-name-complex="Arial" fo:color="#000000" fo:font-size="12pt" style:font-size-asian="12pt" style:font-size-complex="12pt"/>
    </style:style>
    <style:style style:name="T46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70" style:parent-style-name="DefaultParagraphFont" style:family="text">
      <style:text-properties style:font-name="Arial" style:font-name-complex="Arial" fo:color="#000000" fo:font-size="12pt" style:font-size-asian="12pt" style:font-size-complex="12pt"/>
    </style:style>
    <style:style style:name="T471" style:parent-style-name="DefaultParagraphFont" style:family="text">
      <style:text-properties style:font-name="Arial" style:font-name-complex="Arial" fo:color="#000000" fo:font-size="12pt" style:font-size-asian="12pt" style:font-size-complex="12pt"/>
    </style:style>
    <style:style style:name="P472" style:parent-style-name="NoSpacing" style:family="paragraph">
      <style:paragraph-properties fo:margin-left="-0.25in">
        <style:tab-stops/>
      </style:paragraph-properties>
      <style:text-properties style:font-name="Arial" style:font-name-complex="Arial" fo:color="#000000" fo:font-size="12pt" style:font-size-asian="12pt" style:font-size-complex="12pt"/>
    </style:style>
    <style:style style:name="P473" style:parent-style-name="ListParagraph" style:list-style-name="LFO17" style:family="paragraph">
      <style:paragraph-properties style:text-autospace="none" fo:margin-bottom="0in" fo:line-height="100%"/>
    </style:style>
    <style:style style:name="T474"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7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76"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7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7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479" style:parent-style-name="ListParagraph" style:family="paragraph">
      <style:paragraph-properties fo:margin-bottom="0.0034in" fo:line-height="103%" fo:margin-left="0.25in" fo:margin-right="0.2888in">
        <style:tab-stops/>
      </style:paragraph-properties>
    </style:style>
    <style:style style:name="T480" style:parent-style-name="DefaultParagraphFont" style:family="text">
      <style:text-properties style:font-name="Arial" style:font-name-complex="Arial" fo:font-size="12pt" style:font-size-asian="12pt" style:font-size-complex="12pt"/>
    </style:style>
    <style:style style:name="T48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82" style:parent-style-name="DefaultParagraphFont" style:family="text">
      <style:text-properties style:font-name="Arial" style:font-name-complex="Arial" fo:font-size="12pt" style:font-size-asian="12pt" style:font-size-complex="12pt"/>
    </style:style>
    <style:style style:name="T483" style:parent-style-name="DefaultParagraphFont" style:family="text">
      <style:text-properties style:font-name="Arial" style:font-name-complex="Arial" fo:font-size="12pt" style:font-size-asian="12pt" style:font-size-complex="12pt"/>
    </style:style>
    <style:style style:name="T484" style:parent-style-name="DefaultParagraphFont" style:family="text">
      <style:text-properties style:font-name="Arial" style:font-name-complex="Arial" fo:font-size="12pt" style:font-size-asian="12pt" style:font-size-complex="12pt"/>
    </style:style>
    <style:style style:name="P485" style:parent-style-name="ListParagraph" style:family="paragraph">
      <style:paragraph-properties fo:margin-bottom="0.0034in" fo:line-height="103%" fo:margin-left="0.25in" fo:margin-right="0.2888in">
        <style:tab-stops/>
      </style:paragraph-properties>
      <style:text-properties style:font-name="Arial" style:font-name-complex="Arial" fo:font-size="12pt" style:font-size-asian="12pt" style:font-size-complex="12pt"/>
    </style:style>
    <style:style style:name="P486" style:parent-style-name="ListParagraph" style:list-style-name="LFO17" style:family="paragraph">
      <style:paragraph-properties style:text-autospace="none" fo:margin-bottom="0in" fo:line-height="100%"/>
    </style:style>
    <style:style style:name="T48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8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8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9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9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92" style:parent-style-name="ListParagraph" style:family="paragraph">
      <style:paragraph-properties style:text-autospace="none" fo:margin-bottom="0in" fo:line-height="100%" fo:margin-left="0.25in">
        <style:tab-stops/>
      </style:paragraph-properties>
    </style:style>
    <style:style style:name="T493" style:parent-style-name="DefaultParagraphFont" style:family="text">
      <style:text-properties style:font-name="Arial" style:font-name-complex="Arial" fo:font-size="12pt" style:font-size-asian="12pt" style:font-size-complex="12pt"/>
    </style:style>
    <style:style style:name="T49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95" style:parent-style-name="DefaultParagraphFont" style:family="text">
      <style:text-properties style:font-name="Arial" style:font-name-complex="Arial" fo:font-size="12pt" style:font-size-asian="12pt" style:font-size-complex="12pt"/>
    </style:style>
    <style:style style:name="T496" style:parent-style-name="DefaultParagraphFont" style:family="text">
      <style:text-properties style:font-name="Arial" style:font-name-complex="Arial" fo:font-size="12pt" style:font-size-asian="12pt" style:font-size-complex="12pt"/>
    </style:style>
    <style:style style:name="P497" style:parent-style-name="ListParagraph" style:family="paragraph">
      <style:paragraph-properties style:text-autospace="none" fo:margin-bottom="0in" fo:line-height="100%" fo:margin-left="0.25in">
        <style:tab-stops/>
      </style:paragraph-properties>
      <style:text-properties style:font-name="Arial" style:font-name-complex="Arial" fo:font-size="12pt" style:font-size-asian="12pt" style:font-size-complex="12pt"/>
    </style:style>
    <style:style style:name="P498" style:parent-style-name="ListParagraph" style:list-style-name="LFO17"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499" style:parent-style-name="ListParagraph" style:family="paragraph">
      <style:paragraph-properties style:text-autospace="none" fo:margin-bottom="0in" fo:line-height="100%" fo:margin-left="0.25in">
        <style:tab-stops/>
      </style:paragraph-properties>
    </style:style>
    <style:style style:name="T50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01" style:parent-style-name="DefaultParagraphFont" style:family="text">
      <style:text-properties style:font-name="Arial" style:font-name-complex="Arial" fo:font-size="12pt" style:font-size-asian="12pt" style:font-size-complex="12pt"/>
    </style:style>
    <style:style style:name="T50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03" style:parent-style-name="DefaultParagraphFont" style:family="text">
      <style:text-properties style:font-name="Arial" style:font-name-complex="Arial" fo:font-size="12pt" style:font-size-asian="12pt" style:font-size-complex="12pt"/>
    </style:style>
    <style:style style:name="T504" style:parent-style-name="DefaultParagraphFont" style:family="text">
      <style:text-properties style:font-name="Arial" style:font-name-complex="Arial" fo:font-size="12pt" style:font-size-asian="12pt" style:font-size-complex="12pt"/>
    </style:style>
    <style:style style:name="T505" style:parent-style-name="DefaultParagraphFont" style:family="text">
      <style:text-properties style:font-name="Arial" style:font-name-complex="Arial" fo:font-size="12pt" style:font-size-asian="12pt" style:font-size-complex="12pt"/>
    </style:style>
    <style:style style:name="T506" style:parent-style-name="DefaultParagraphFont" style:family="text">
      <style:text-properties style:font-name="Arial" style:font-name-complex="Arial" fo:font-size="12pt" style:font-size-asian="12pt" style:font-size-complex="12pt"/>
    </style:style>
    <style:style style:name="P507" style:parent-style-name="ListParagraph" style:family="paragraph">
      <style:paragraph-properties style:text-autospace="none" fo:margin-bottom="0in" fo:line-height="100%" fo:margin-left="0.25in">
        <style:tab-stops/>
      </style:paragraph-properties>
      <style:text-properties style:font-name="Arial" style:font-name-complex="Arial" fo:font-style="italic" style:font-style-asian="italic" style:font-style-complex="italic" fo:color="#FF0000" fo:font-size="12pt" style:font-size-asian="12pt" style:font-size-complex="12pt"/>
    </style:style>
    <style:style style:name="P508" style:parent-style-name="ListParagraph" style:list-style-name="LFO17" style:family="paragraph">
      <style:paragraph-properties style:text-autospace="none" fo:margin-bottom="0in" fo:line-height="100%"/>
    </style:style>
    <style:style style:name="T50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1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1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1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1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514" style:parent-style-name="ListParagraph" style:family="paragraph">
      <style:paragraph-properties style:text-autospace="none" fo:margin-bottom="0in" fo:line-height="100%" fo:margin-left="0.25in">
        <style:tab-stops/>
      </style:paragraph-properties>
    </style:style>
    <style:style style:name="T515" style:parent-style-name="DefaultParagraphFont" style:family="text">
      <style:text-properties style:font-name="Arial" style:font-name-complex="Arial" fo:font-size="12pt" style:font-size-asian="12pt" style:font-size-complex="12pt"/>
    </style:style>
    <style:style style:name="T51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17" style:parent-style-name="DefaultParagraphFont" style:family="text">
      <style:text-properties style:font-name="Arial" style:font-name-complex="Arial" fo:font-size="12pt" style:font-size-asian="12pt" style:font-size-complex="12pt"/>
    </style:style>
    <style:style style:name="T518" style:parent-style-name="DefaultParagraphFont" style:family="text">
      <style:text-properties style:font-name="Arial" style:font-name-complex="Arial" fo:font-size="12pt" style:font-size-asian="12pt" style:font-size-complex="12pt"/>
    </style:style>
    <style:style style:name="T519" style:parent-style-name="DefaultParagraphFont" style:family="text">
      <style:text-properties style:font-name="Arial" style:font-name-complex="Arial" fo:font-size="12pt" style:font-size-asian="12pt" style:font-size-complex="12pt"/>
    </style:style>
    <style:style style:name="P520" style:parent-style-name="ListParagraph" style:family="paragraph">
      <style:paragraph-properties style:text-autospace="none" fo:margin-bottom="0in" fo:line-height="100%" fo:margin-left="0.25in">
        <style:tab-stops/>
      </style:paragraph-properties>
      <style:text-properties style:font-name="Arial" style:font-name-complex="Arial" fo:font-size="12pt" style:font-size-asian="12pt" style:font-size-complex="12pt"/>
    </style:style>
    <style:style style:name="P521" style:parent-style-name="ListParagraph" style:list-style-name="LFO17"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522" style:parent-style-name="ListParagraph" style:family="paragraph">
      <style:paragraph-properties style:text-autospace="none" fo:margin-bottom="0in" fo:line-height="100%" fo:margin-left="0.25in">
        <style:tab-stops/>
      </style:paragraph-properties>
    </style:style>
    <style:style style:name="T523" style:parent-style-name="DefaultParagraphFont" style:family="text">
      <style:text-properties style:font-name="Arial" style:font-name-complex="Arial" fo:font-size="12pt" style:font-size-asian="12pt" style:font-size-complex="12pt"/>
    </style:style>
    <style:style style:name="T52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25" style:parent-style-name="DefaultParagraphFont" style:family="text">
      <style:text-properties style:font-name="Arial" style:font-name-complex="Arial" fo:font-size="12pt" style:font-size-asian="12pt" style:font-size-complex="12pt"/>
    </style:style>
    <style:style style:name="P526"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527" style:parent-style-name="ListParagraph" style:list-style-name="LFO17" style:family="paragraph">
      <style:paragraph-properties style:text-autospace="none" fo:margin-bottom="0in" fo:line-height="100%"/>
    </style:style>
    <style:style style:name="T528" style:parent-style-name="DefaultParagraphFont" style:family="text">
      <style:text-properties style:font-name="Arial" style:font-name-complex="Arial" fo:font-weight="bold" style:font-weight-asian="bold" fo:font-size="12pt" style:font-size-asian="12pt" style:font-size-complex="12pt"/>
    </style:style>
    <style:style style:name="T529" style:parent-style-name="DefaultParagraphFont" style:family="text">
      <style:text-properties style:font-name="Arial" style:font-name-complex="Arial" fo:font-weight="bold" style:font-weight-asian="bold" fo:font-size="12pt" style:font-size-asian="12pt" style:font-size-complex="12pt"/>
    </style:style>
    <style:style style:name="T530" style:parent-style-name="DefaultParagraphFont" style:family="text">
      <style:text-properties style:font-name="Arial" style:font-name-complex="Arial" fo:font-weight="bold" style:font-weight-asian="bold" fo:font-size="12pt" style:font-size-asian="12pt" style:font-size-complex="12pt"/>
    </style:style>
    <style:style style:name="T531" style:parent-style-name="DefaultParagraphFont" style:family="text">
      <style:text-properties style:font-name="Arial" style:font-name-complex="Arial" fo:font-weight="bold" style:font-weight-asian="bold" fo:font-size="12pt" style:font-size-asian="12pt" style:font-size-complex="12pt"/>
    </style:style>
    <style:style style:name="T532" style:parent-style-name="DefaultParagraphFont" style:family="text">
      <style:text-properties style:font-name="Arial" style:font-name-complex="Arial" fo:font-weight="bold" style:font-weight-asian="bold" fo:font-size="12pt" style:font-size-asian="12pt" style:font-size-complex="12pt"/>
    </style:style>
    <style:style style:name="P533" style:parent-style-name="ListParagraph" style:family="paragraph">
      <style:paragraph-properties style:text-autospace="none" fo:margin-bottom="0in" fo:line-height="100%" fo:margin-left="0.25in">
        <style:tab-stops/>
      </style:paragraph-properties>
    </style:style>
    <style:style style:name="T534" style:parent-style-name="DefaultParagraphFont" style:family="text">
      <style:text-properties style:font-name="Arial" style:font-name-complex="Arial" fo:color="#000000" fo:font-size="12pt" style:font-size-asian="12pt" style:font-size-complex="12pt"/>
    </style:style>
    <style:style style:name="T53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536" style:parent-style-name="DefaultParagraphFont" style:family="text">
      <style:text-properties style:font-name="Arial" style:font-name-complex="Arial" fo:color="#000000" fo:font-size="12pt" style:font-size-asian="12pt" style:font-size-complex="12pt"/>
    </style:style>
    <style:style style:name="T537" style:parent-style-name="DefaultParagraphFont" style:family="text">
      <style:text-properties style:font-name="Arial" style:font-name-complex="Arial" fo:color="#000000" fo:font-size="12pt" style:font-size-asian="12pt" style:font-size-complex="12pt"/>
    </style:style>
    <style:style style:name="T538" style:parent-style-name="DefaultParagraphFont" style:family="text">
      <style:text-properties style:font-name="Arial" style:font-name-complex="Arial" fo:color="#000000" fo:font-size="12pt" style:font-size-asian="12pt" style:font-size-complex="12pt"/>
    </style:style>
    <style:style style:name="T539" style:parent-style-name="DefaultParagraphFont" style:family="text">
      <style:text-properties style:font-name="Arial" style:font-name-complex="Arial" fo:color="#000000" fo:font-size="12pt" style:font-size-asian="12pt" style:font-size-complex="12pt"/>
    </style:style>
    <style:style style:name="T540" style:parent-style-name="DefaultParagraphFont" style:family="text">
      <style:text-properties style:font-name="Arial" style:font-name-complex="Arial" fo:color="#000000" fo:font-size="12pt" style:font-size-asian="12pt" style:font-size-complex="12pt"/>
    </style:style>
    <style:style style:name="P541"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542" style:parent-style-name="ListParagraph" style:list-style-name="LFO17" style:family="paragraph">
      <style:paragraph-properties style:text-autospace="none" fo:margin-bottom="0in" fo:line-height="100%"/>
    </style:style>
    <style:style style:name="T543" style:parent-style-name="DefaultParagraphFont" style:family="text">
      <style:text-properties style:font-name="Arial" style:font-name-complex="Arial" fo:font-weight="bold" style:font-weight-asian="bold" fo:font-size="12pt" style:font-size-asian="12pt" style:font-size-complex="12pt"/>
    </style:style>
    <style:style style:name="T544" style:parent-style-name="DefaultParagraphFont" style:family="text">
      <style:text-properties style:font-name="Arial" style:font-name-complex="Arial" fo:font-weight="bold" style:font-weight-asian="bold" fo:font-size="12pt" style:font-size-asian="12pt" style:font-size-complex="12pt"/>
    </style:style>
    <style:style style:name="T545" style:parent-style-name="DefaultParagraphFont" style:family="text">
      <style:text-properties style:font-name="Arial" style:font-name-complex="Arial" fo:font-weight="bold" style:font-weight-asian="bold" fo:font-size="12pt" style:font-size-asian="12pt" style:font-size-complex="12pt"/>
    </style:style>
    <style:style style:name="T54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47" style:parent-style-name="DefaultParagraphFont" style:family="text">
      <style:text-properties style:font-name="Arial" style:font-name-complex="Arial" fo:font-weight="bold" style:font-weight-asian="bold" fo:font-size="12pt" style:font-size-asian="12pt" style:font-size-complex="12pt"/>
    </style:style>
    <style:style style:name="P548" style:parent-style-name="ListParagraph" style:family="paragraph">
      <style:paragraph-properties style:text-autospace="none" fo:margin-bottom="0in" fo:line-height="100%" fo:margin-left="0.25in">
        <style:tab-stops/>
      </style:paragraph-properties>
    </style:style>
    <style:style style:name="T549" style:parent-style-name="DefaultParagraphFont" style:family="text">
      <style:text-properties style:font-name="Arial" style:font-name-complex="Arial" fo:color="#000000" fo:font-size="12pt" style:font-size-asian="12pt" style:font-size-complex="12pt"/>
    </style:style>
    <style:style style:name="T550" style:parent-style-name="DefaultParagraphFont" style:family="text">
      <style:text-properties style:font-name="Arial" style:font-name-complex="Arial" fo:color="#000000" fo:font-size="12pt" style:font-size-asian="12pt" style:font-size-complex="12pt"/>
    </style:style>
    <style:style style:name="T551"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552" style:parent-style-name="DefaultParagraphFont" style:family="text">
      <style:text-properties style:font-name="Arial" style:font-name-complex="Arial" fo:color="#000000" fo:font-size="12pt" style:font-size-asian="12pt" style:font-size-complex="12pt"/>
    </style:style>
    <style:style style:name="P553"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554"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555" style:parent-style-name="ListParagraph" style:list-style-name="LFO17" style:family="paragraph">
      <style:paragraph-properties style:text-autospace="none" fo:margin-bottom="0in" fo:line-height="100%"/>
    </style:style>
    <style:style style:name="T556" style:parent-style-name="DefaultParagraphFont" style:family="text">
      <style:text-properties style:font-name="Arial" style:font-name-complex="Arial" fo:font-weight="bold" style:font-weight-asian="bold" fo:font-size="12pt" style:font-size-asian="12pt" style:font-size-complex="12pt"/>
    </style:style>
    <style:style style:name="T557" style:parent-style-name="DefaultParagraphFont" style:family="text">
      <style:text-properties style:font-name="Arial" style:font-name-complex="Arial" fo:font-weight="bold" style:font-weight-asian="bold" fo:font-size="12pt" style:font-size-asian="12pt" style:font-size-complex="12pt"/>
    </style:style>
    <style:style style:name="T558" style:parent-style-name="DefaultParagraphFont" style:family="text">
      <style:text-properties style:font-name="Arial" style:font-name-complex="Arial" fo:font-weight="bold" style:font-weight-asian="bold" fo:font-size="12pt" style:font-size-asian="12pt" style:font-size-complex="12pt"/>
    </style:style>
    <style:style style:name="T55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60" style:parent-style-name="DefaultParagraphFont" style:family="text">
      <style:text-properties style:font-name="Arial" style:font-name-complex="Arial" fo:font-weight="bold" style:font-weight-asian="bold" fo:font-size="12pt" style:font-size-asian="12pt" style:font-size-complex="12pt"/>
    </style:style>
    <style:style style:name="P561" style:parent-style-name="ListParagraph" style:family="paragraph">
      <style:paragraph-properties style:text-autospace="none" fo:margin-bottom="0in" fo:line-height="100%" fo:margin-left="0.25in">
        <style:tab-stops/>
      </style:paragraph-properties>
    </style:style>
    <style:style style:name="T562" style:parent-style-name="DefaultParagraphFont" style:family="text">
      <style:text-properties style:font-name="Arial" style:font-name-complex="Arial" fo:font-size="12pt" style:font-size-asian="12pt" style:font-size-complex="12pt"/>
    </style:style>
    <style:style style:name="T56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64" style:parent-style-name="DefaultParagraphFont" style:family="text">
      <style:text-properties style:font-name="Arial" style:font-name-complex="Arial" fo:font-size="12pt" style:font-size-asian="12pt" style:font-size-complex="12pt"/>
    </style:style>
    <style:style style:name="P565"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566" style:parent-style-name="ListParagraph" style:list-style-name="LFO17" style:family="paragraph">
      <style:paragraph-properties style:text-autospace="none" fo:margin-bottom="0in" fo:line-height="100%"/>
    </style:style>
    <style:style style:name="T567" style:parent-style-name="DefaultParagraphFont" style:family="text">
      <style:text-properties style:font-name="Arial" style:font-name-complex="Arial" fo:font-weight="bold" style:font-weight-asian="bold" fo:font-size="12pt" style:font-size-asian="12pt" style:font-size-complex="12pt"/>
    </style:style>
    <style:style style:name="T568" style:parent-style-name="DefaultParagraphFont" style:family="text">
      <style:text-properties style:font-name="Arial" style:font-name-complex="Arial" fo:font-weight="bold" style:font-weight-asian="bold" fo:font-size="12pt" style:font-size-asian="12pt" style:font-size-complex="12pt"/>
    </style:style>
    <style:style style:name="T569" style:parent-style-name="DefaultParagraphFont" style:family="text">
      <style:text-properties style:font-name="Arial" style:font-name-complex="Arial" fo:font-weight="bold" style:font-weight-asian="bold" fo:font-size="12pt" style:font-size-asian="12pt" style:font-size-complex="12pt"/>
    </style:style>
    <style:style style:name="T570" style:parent-style-name="DefaultParagraphFont" style:family="text">
      <style:text-properties style:font-name="Arial" style:font-name-complex="Arial" fo:font-weight="bold" style:font-weight-asian="bold" fo:font-size="12pt" style:font-size-asian="12pt" style:font-size-complex="12pt"/>
    </style:style>
    <style:style style:name="T57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72" style:parent-style-name="DefaultParagraphFont" style:family="text">
      <style:text-properties style:font-name="Arial" style:font-name-complex="Arial" fo:font-weight="bold" style:font-weight-asian="bold" fo:font-size="12pt" style:font-size-asian="12pt" style:font-size-complex="12pt"/>
    </style:style>
    <style:style style:name="P573" style:parent-style-name="ListParagraph" style:family="paragraph">
      <style:paragraph-properties style:text-autospace="none" fo:margin-bottom="0in" fo:line-height="100%" fo:margin-left="0.25in">
        <style:tab-stops/>
      </style:paragraph-properties>
    </style:style>
    <style:style style:name="T574" style:parent-style-name="DefaultParagraphFont" style:family="text">
      <style:text-properties style:font-name="Arial" style:font-name-complex="Arial" fo:color="#000000" fo:font-size="12pt" style:font-size-asian="12pt" style:font-size-complex="12pt"/>
    </style:style>
    <style:style style:name="T57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576" style:parent-style-name="DefaultParagraphFont" style:family="text">
      <style:text-properties style:font-name="Arial" style:font-name-complex="Arial" fo:color="#000000" fo:font-size="12pt" style:font-size-asian="12pt" style:font-size-complex="12pt"/>
    </style:style>
    <style:style style:name="P577"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578" style:parent-style-name="ListParagraph" style:list-style-name="LFO17" style:family="paragraph">
      <style:paragraph-properties fo:margin-bottom="0.0034in" fo:line-height="103%" fo:margin-right="0.2888in"/>
    </style:style>
    <style:style style:name="T579" style:parent-style-name="DefaultParagraphFont" style:family="text">
      <style:text-properties style:font-name="Arial" style:font-name-complex="Arial" fo:font-weight="bold" style:font-weight-asian="bold" fo:font-size="12pt" style:font-size-asian="12pt" style:font-size-complex="12pt"/>
    </style:style>
    <style:style style:name="T580" style:parent-style-name="DefaultParagraphFont" style:family="text">
      <style:text-properties style:font-name="Arial" style:font-name-complex="Arial" fo:font-weight="bold" style:font-weight-asian="bold" fo:font-size="12pt" style:font-size-asian="12pt" style:font-size-complex="12pt"/>
    </style:style>
    <style:style style:name="T581" style:parent-style-name="DefaultParagraphFont" style:family="text">
      <style:text-properties style:font-name="Arial" style:font-name-complex="Arial" fo:font-weight="bold" style:font-weight-asian="bold" fo:font-size="12pt" style:font-size-asian="12pt" style:font-size-complex="12pt"/>
    </style:style>
    <style:style style:name="T582" style:parent-style-name="DefaultParagraphFont" style:family="text">
      <style:text-properties style:font-name="Arial" style:font-name-complex="Arial" fo:font-size="12pt" style:font-size-asian="12pt" style:font-size-complex="12pt"/>
    </style:style>
    <style:style style:name="T583" style:parent-style-name="DefaultParagraphFont" style:family="text">
      <style:text-properties style:font-name="Arial" style:font-name-complex="Arial" fo:font-weight="bold" style:font-weight-asian="bold" fo:font-size="12pt" style:font-size-asian="12pt" style:font-size-complex="12pt"/>
    </style:style>
    <style:style style:name="T58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85" style:parent-style-name="DefaultParagraphFont" style:family="text">
      <style:text-properties style:font-name="Arial" style:font-name-complex="Arial" fo:font-weight="bold" style:font-weight-asian="bold" fo:font-size="12pt" style:font-size-asian="12pt" style:font-size-complex="12pt"/>
    </style:style>
    <style:style style:name="P586" style:parent-style-name="ListParagraph" style:family="paragraph">
      <style:paragraph-properties fo:margin-bottom="0.0034in" fo:line-height="103%" fo:margin-left="0.25in" fo:margin-right="0.2888in">
        <style:tab-stops/>
      </style:paragraph-properties>
    </style:style>
    <style:style style:name="T587" style:parent-style-name="DefaultParagraphFont" style:family="text">
      <style:text-properties style:font-name="Arial" style:font-name-complex="Arial" fo:color="#000000" fo:font-size="12pt" style:font-size-asian="12pt" style:font-size-complex="12pt"/>
    </style:style>
    <style:style style:name="T588" style:parent-style-name="DefaultParagraphFont" style:family="text">
      <style:text-properties style:font-name="Arial" style:font-name-complex="Arial" fo:font-weight="bold" style:font-weight-asian="bold" fo:color="#000000" fo:font-size="12pt" style:font-size-asian="12pt" style:font-size-complex="12pt"/>
    </style:style>
    <style:style style:name="T589" style:parent-style-name="DefaultParagraphFont" style:family="text">
      <style:text-properties style:font-name="Arial" style:font-name-complex="Arial" fo:color="#000000" fo:font-size="12pt" style:font-size-asian="12pt" style:font-size-complex="12pt"/>
    </style:style>
    <style:style style:name="T590" style:parent-style-name="DefaultParagraphFont" style:family="text">
      <style:text-properties style:font-name="Arial" style:font-name-complex="Arial" fo:font-size="12pt" style:font-size-asian="12pt" style:font-size-complex="12pt"/>
    </style:style>
    <style:style style:name="P591" style:parent-style-name="ListParagraph" style:family="paragraph">
      <style:paragraph-properties fo:margin-bottom="0.0034in" fo:line-height="103%" fo:margin-left="0.25in" fo:margin-right="0.2888in">
        <style:tab-stops/>
      </style:paragraph-properties>
      <style:text-properties style:font-name="Arial" style:font-name-complex="Arial" fo:color="#000000" fo:font-size="12pt" style:font-size-asian="12pt" style:font-size-complex="12pt"/>
    </style:style>
    <style:style style:name="TableColumn593" style:family="table-column">
      <style:table-column-properties style:column-width="6.6868in" style:use-optimal-column-width="false"/>
    </style:style>
    <style:style style:name="Table592" style:family="table">
      <style:table-properties style:width="6.6868in" style:rel-width="100%" fo:margin-left="0in" table:align="center"/>
    </style:style>
    <style:style style:name="TableRow594" style:family="table-row">
      <style:table-row-properties style:min-row-height="0.3673in" style:use-optimal-row-height="false"/>
    </style:style>
    <style:style style:name="TableCell595" style:family="table-cell">
      <style:table-cell-properties fo:border="0.0069in solid #000000" fo:background-color="#D9D9D9" style:writing-mode="lr-tb" fo:padding-top="0in" fo:padding-left="0.075in" fo:padding-bottom="0in" fo:padding-right="0.075in"/>
    </style:style>
    <style:style style:name="P596" style:parent-style-name="Normal" style:family="paragraph">
      <style:paragraph-properties style:text-autospace="none" fo:margin-bottom="0in" fo:line-height="100%"/>
    </style:style>
    <style:style style:name="T59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59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599" style:parent-style-name="DefaultParagraphFont" style:family="text">
      <style:text-properties style:font-name="Arial" style:font-name-complex="Arial" fo:color="#000000" fo:font-size="12pt" style:font-size-asian="12pt" style:font-size-complex="12pt"/>
    </style:style>
    <style:style style:name="T600" style:parent-style-name="DefaultParagraphFont" style:family="text">
      <style:text-properties style:font-name="Arial" style:font-name-complex="Arial" fo:color="#000000" fo:font-size="12pt" style:font-size-asian="12pt" style:font-size-complex="12pt"/>
    </style:style>
    <style:style style:name="T601" style:parent-style-name="DefaultParagraphFont" style:family="text">
      <style:text-properties style:font-name="Arial" style:font-name-complex="Arial" fo:color="#000000" fo:font-size="12pt" style:font-size-asian="12pt" style:font-size-complex="12pt"/>
    </style:style>
    <style:style style:name="T602" style:parent-style-name="DefaultParagraphFont" style:family="text">
      <style:text-properties style:font-name="Arial" style:font-name-complex="Arial" fo:font-weight="bold" style:font-weight-asian="bold" fo:color="#000000" fo:font-size="12pt" style:font-size-asian="12pt" style:font-size-complex="12pt"/>
    </style:style>
    <style:style style:name="T603" style:parent-style-name="DefaultParagraphFont" style:family="text">
      <style:text-properties style:font-name="Arial" style:font-name-complex="Arial" fo:color="#000000" fo:font-size="12pt" style:font-size-asian="12pt" style:font-size-complex="12pt"/>
    </style:style>
    <style:style style:name="T604" style:parent-style-name="DefaultParagraphFont" style:family="text">
      <style:text-properties style:font-name="Arial" style:font-name-complex="Arial" fo:font-weight="bold" style:font-weight-asian="bold" fo:color="#000000" fo:font-size="12pt" style:font-size-asian="12pt" style:font-size-complex="12pt"/>
    </style:style>
    <style:style style:name="T605" style:parent-style-name="DefaultParagraphFont" style:family="text">
      <style:text-properties style:font-name="Arial" style:font-name-complex="Arial" fo:color="#000000" fo:font-size="12pt" style:font-size-asian="12pt" style:font-size-complex="12pt"/>
    </style:style>
    <style:style style:name="T606" style:parent-style-name="DefaultParagraphFont" style:family="text">
      <style:text-properties style:font-name="Arial" style:font-name-complex="Arial" fo:color="#000000" fo:font-size="12pt" style:font-size-asian="12pt" style:font-size-complex="12pt"/>
    </style:style>
    <style:style style:name="P607" style:parent-style-name="NoSpacing" style:family="paragraph">
      <style:text-properties style:font-name="Arial" style:font-name-complex="Arial" fo:font-size="12pt" style:font-size-asian="12pt" style:font-size-complex="12pt"/>
    </style:style>
    <style:style style:name="P608" style:parent-style-name="NoSpacing" style:list-style-name="LFO23" style:family="paragraph"/>
    <style:style style:name="T609" style:parent-style-name="DefaultParagraphFont" style:family="text">
      <style:text-properties style:font-name="Arial" style:font-name-complex="Arial" fo:font-size="12pt" style:font-size-asian="12pt" style:font-size-complex="12pt"/>
    </style:style>
    <style:style style:name="T610" style:parent-style-name="DefaultParagraphFont" style:family="text">
      <style:text-properties style:font-name="Arial" style:font-name-complex="Arial" fo:font-size="12pt" style:font-size-asian="12pt" style:font-size-complex="12pt"/>
    </style:style>
    <style:style style:name="T61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12" style:parent-style-name="DefaultParagraphFont" style:family="text">
      <style:text-properties style:font-name="Arial" style:font-name-complex="Arial" fo:font-size="12pt" style:font-size-asian="12pt" style:font-size-complex="12pt"/>
    </style:style>
    <style:style style:name="T613" style:parent-style-name="DefaultParagraphFont" style:family="text">
      <style:text-properties style:font-name="Arial" style:font-name-complex="Arial" fo:font-size="12pt" style:font-size-asian="12pt" style:font-size-complex="12pt"/>
    </style:style>
    <style:style style:name="T614" style:parent-style-name="DefaultParagraphFont" style:family="text">
      <style:text-properties style:font-name="Arial" style:font-name-complex="Arial" fo:font-size="12pt" style:font-size-asian="12pt" style:font-size-complex="12pt"/>
    </style:style>
    <style:style style:name="T615" style:parent-style-name="DefaultParagraphFont" style:family="text">
      <style:text-properties style:font-name="Arial" style:font-name-complex="Arial" fo:font-size="12pt" style:font-size-asian="12pt" style:font-size-complex="12pt"/>
    </style:style>
    <style:style style:name="T616" style:parent-style-name="DefaultParagraphFont" style:family="text">
      <style:text-properties style:font-name="Arial" style:font-name-complex="Arial" fo:font-size="12pt" style:font-size-asian="12pt" style:font-size-complex="12pt"/>
    </style:style>
    <style:style style:name="T617" style:parent-style-name="DefaultParagraphFont" style:family="text">
      <style:text-properties style:font-name="Arial" style:font-name-complex="Arial" fo:font-size="12pt" style:font-size-asian="12pt" style:font-size-complex="12pt"/>
    </style:style>
    <style:style style:name="T618" style:parent-style-name="DefaultParagraphFont" style:family="text">
      <style:text-properties style:font-name="Arial" style:font-name-complex="Arial" fo:font-size="12pt" style:font-size-asian="12pt" style:font-size-complex="12pt"/>
    </style:style>
    <style:style style:name="P619" style:parent-style-name="NoSpacing" style:family="paragraph">
      <style:text-properties style:font-name="Arial" style:font-name-complex="Arial" fo:color="#000000" fo:font-size="12pt" style:font-size-asian="12pt"/>
    </style:style>
    <style:style style:name="P620" style:parent-style-name="ListParagraph" style:list-style-name="LFO23" style:family="paragraph">
      <style:paragraph-properties style:text-autospace="none" fo:margin-bottom="0in" fo:line-height="100%"/>
    </style:style>
    <style:style style:name="T621" style:parent-style-name="DefaultParagraphFont" style:family="text">
      <style:text-properties style:font-name="Arial" style:font-name-complex="Arial" fo:font-size="12pt" style:font-size-asian="12pt" style:font-size-complex="12pt"/>
    </style:style>
    <style:style style:name="T62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23" style:parent-style-name="DefaultParagraphFont" style:family="text">
      <style:text-properties style:font-name="Arial" style:font-name-complex="Arial" fo:font-size="12pt" style:font-size-asian="12pt" style:font-size-complex="12pt"/>
    </style:style>
    <style:style style:name="T624" style:parent-style-name="DefaultParagraphFont" style:family="text">
      <style:text-properties style:font-name="Arial" style:font-name-complex="Arial" fo:font-size="12pt" style:font-size-asian="12pt" style:font-size-complex="12pt"/>
    </style:style>
    <style:style style:name="T625" style:parent-style-name="DefaultParagraphFont" style:family="text">
      <style:text-properties style:font-name="Arial" style:font-name-complex="Arial" fo:font-size="12pt" style:font-size-asian="12pt" style:font-size-complex="12pt"/>
    </style:style>
    <style:style style:name="P626" style:parent-style-name="NoSpacing" style:family="paragraph">
      <style:paragraph-properties fo:margin-left="0.2958in">
        <style:tab-stops/>
      </style:paragraph-properties>
      <style:text-properties style:font-name="Arial" style:font-name-complex="Arial" fo:color="#000000" fo:font-size="12pt" style:font-size-asian="12pt"/>
    </style:style>
    <style:style style:name="P627" style:parent-style-name="ListParagraph" style:list-style-name="LFO23" style:family="paragraph">
      <style:paragraph-properties fo:margin-right="0.2888in"/>
    </style:style>
    <style:style style:name="T628" style:parent-style-name="DefaultParagraphFont" style:family="text">
      <style:text-properties style:font-name="Arial" style:font-name-complex="Arial" fo:font-size="12pt" style:font-size-asian="12pt" style:font-size-complex="12pt"/>
    </style:style>
    <style:style style:name="T62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30" style:parent-style-name="DefaultParagraphFont" style:family="text">
      <style:text-properties style:font-name="Arial" style:font-name-complex="Arial" fo:font-size="12pt" style:font-size-asian="12pt" style:font-size-complex="12pt"/>
    </style:style>
    <style:style style:name="T63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32" style:parent-style-name="DefaultParagraphFont" style:family="text">
      <style:text-properties style:font-name="Arial" style:font-name-complex="Arial" fo:font-size="12pt" style:font-size-asian="12pt" style:font-size-complex="12pt"/>
    </style:style>
    <style:style style:name="T633" style:parent-style-name="DefaultParagraphFont" style:family="text">
      <style:text-properties style:font-name="Arial" style:font-name-complex="Arial" fo:font-size="12pt" style:font-size-asian="12pt" style:font-size-complex="12pt"/>
    </style:style>
    <style:style style:name="T634" style:parent-style-name="DefaultParagraphFont" style:family="text">
      <style:text-properties style:font-name="Arial" style:font-name-complex="Arial" fo:font-size="12pt" style:font-size-asian="12pt" style:font-size-complex="12pt"/>
    </style:style>
    <style:style style:name="P635" style:parent-style-name="NoSpacing" style:list-style-name="LFO23" style:family="paragraph"/>
    <style:style style:name="T636" style:parent-style-name="DefaultParagraphFont" style:family="text">
      <style:text-properties style:font-name="Arial" style:font-name-complex="Arial" fo:color="#000000" fo:font-size="12pt" style:font-size-asian="12pt" style:font-size-complex="12pt"/>
    </style:style>
    <style:style style:name="T637" style:parent-style-name="DefaultParagraphFont" style:family="text">
      <style:text-properties style:font-name="Arial" style:font-name-complex="Arial" fo:font-size="12pt" style:font-size-asian="12pt" style:font-size-complex="12pt"/>
    </style:style>
    <style:style style:name="T638" style:parent-style-name="DefaultParagraphFont" style:family="text">
      <style:text-properties style:font-name="Arial" style:font-name-complex="Arial" fo:color="#000000" fo:font-size="12pt" style:font-size-asian="12pt" style:font-size-complex="12pt"/>
    </style:style>
    <style:style style:name="T639" style:parent-style-name="DefaultParagraphFont" style:family="text">
      <style:text-properties style:font-name="Arial" style:font-name-complex="Arial" fo:color="#000000" fo:font-size="12pt" style:font-size-asian="12pt" style:font-size-complex="12pt"/>
    </style:style>
    <style:style style:name="T640" style:parent-style-name="DefaultParagraphFont" style:family="text">
      <style:text-properties style:font-name="Arial" style:font-name-complex="Arial" fo:color="#000000" fo:font-size="12pt" style:font-size-asian="12pt" style:font-size-complex="12pt"/>
    </style:style>
    <style:style style:name="T641" style:parent-style-name="DefaultParagraphFont" style:family="text">
      <style:text-properties style:font-name="Arial" style:font-name-complex="Arial" fo:color="#000000" fo:font-size="12pt" style:font-size-asian="12pt" style:font-size-complex="12pt"/>
    </style:style>
    <style:style style:name="T64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643" style:parent-style-name="DefaultParagraphFont" style:family="text">
      <style:text-properties style:font-name="Arial" style:font-name-complex="Arial" fo:color="#000000" fo:font-size="12pt" style:font-size-asian="12pt" style:font-size-complex="12pt"/>
    </style:style>
    <style:style style:name="T644" style:parent-style-name="DefaultParagraphFont" style:family="text">
      <style:text-properties style:font-name="Arial" style:font-name-complex="Arial" fo:color="#000000" fo:font-size="12pt" style:font-size-asian="12pt" style:font-size-complex="12pt"/>
    </style:style>
    <style:style style:name="T645" style:parent-style-name="DefaultParagraphFont" style:family="text">
      <style:text-properties style:font-name="Arial" style:font-name-complex="Arial" fo:color="#000000" fo:font-size="12pt" style:font-size-asian="12pt" style:font-size-complex="12pt"/>
    </style:style>
    <style:style style:name="T646" style:parent-style-name="FootnoteReference" style:family="text">
      <style:text-properties style:font-name="Arial" style:font-name-complex="Arial" fo:color="#000000" fo:font-size="12pt" style:font-size-asian="12pt" style:font-size-complex="12pt"/>
    </style:style>
    <style:style style:name="T647" style:parent-style-name="DefaultParagraphFont" style:family="text">
      <style:text-properties style:font-name="Arial" style:font-name-complex="Arial"/>
    </style:style>
    <style:style style:name="T648" style:parent-style-name="DefaultParagraphFont" style:family="text">
      <style:text-properties style:font-name="Arial" style:font-name-complex="Arial"/>
    </style:style>
    <style:style style:name="T649" style:parent-style-name="DefaultParagraphFont" style:family="text">
      <style:text-properties style:font-name="Arial" style:font-name-complex="Arial"/>
    </style:style>
    <style:style style:name="T650" style:parent-style-name="DefaultParagraphFont" style:family="text">
      <style:text-properties style:font-name="Arial" style:font-name-complex="Arial"/>
    </style:style>
    <style:style style:name="T651" style:parent-style-name="DefaultParagraphFont" style:family="text">
      <style:text-properties style:font-name="Arial" style:font-name-complex="Arial"/>
    </style:style>
    <style:style style:name="T652" style:parent-style-name="DefaultParagraphFont" style:family="text">
      <style:text-properties style:font-name="Arial" style:font-name-complex="Arial"/>
    </style:style>
    <style:style style:name="T653" style:parent-style-name="DefaultParagraphFont" style:family="text">
      <style:text-properties style:font-name="Arial" style:font-name-complex="Arial"/>
    </style:style>
    <style:style style:name="T654" style:parent-style-name="DefaultParagraphFont" style:family="text">
      <style:text-properties style:font-name="Arial" style:font-name-complex="Arial" fo:color="#000000" fo:font-size="12pt" style:font-size-asian="12pt" style:font-size-complex="12pt"/>
    </style:style>
    <style:style style:name="T655" style:parent-style-name="DefaultParagraphFont" style:family="text">
      <style:text-properties style:font-name="Arial" style:font-name-complex="Arial" fo:color="#000000" fo:font-size="12pt" style:font-size-asian="12pt" style:font-size-complex="12pt"/>
    </style:style>
    <style:style style:name="P656" style:parent-style-name="NoSpacing" style:family="paragraph">
      <style:text-properties style:font-name="Arial" style:font-name-complex="Arial" fo:color="#000000" fo:font-size="12pt" style:font-size-asian="12pt"/>
    </style:style>
    <style:style style:name="P657" style:parent-style-name="NoSpacing" style:list-style-name="LFO23" style:family="paragraph"/>
    <style:style style:name="T658" style:parent-style-name="DefaultParagraphFont" style:family="text">
      <style:text-properties style:font-name="Arial" style:font-name-complex="Arial" fo:color="#000000" fo:font-size="12pt" style:font-size-asian="12pt" style:font-size-complex="12pt"/>
    </style:style>
    <style:style style:name="T65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660" style:parent-style-name="DefaultParagraphFont" style:family="text">
      <style:text-properties style:font-name="Arial" style:font-name-complex="Arial" fo:color="#000000" fo:font-size="12pt" style:font-size-asian="12pt" style:font-size-complex="12pt"/>
    </style:style>
    <style:style style:name="P661" style:parent-style-name="NoSpacing" style:family="paragraph">
      <style:text-properties style:font-name="Arial" style:font-name-complex="Arial" fo:color="#000000" fo:font-size="12pt" style:font-size-asian="12pt"/>
    </style:style>
    <style:style style:name="TableColumn663" style:family="table-column">
      <style:table-column-properties style:column-width="6.6868in" style:use-optimal-column-width="false"/>
    </style:style>
    <style:style style:name="Table662" style:family="table">
      <style:table-properties style:width="6.6868in" style:rel-width="100%" fo:margin-left="0in" table:align="center"/>
    </style:style>
    <style:style style:name="TableRow664" style:family="table-row">
      <style:table-row-properties style:min-row-height="0.3673in" style:use-optimal-row-height="false"/>
    </style:style>
    <style:style style:name="TableCell665" style:family="table-cell">
      <style:table-cell-properties fo:border="0.0069in solid #000000" fo:background-color="#D9D9D9" style:writing-mode="lr-tb" fo:padding-top="0in" fo:padding-left="0.075in" fo:padding-bottom="0in" fo:padding-right="0.075in"/>
    </style:style>
    <style:style style:name="P666" style:parent-style-name="Normal" style:family="paragraph">
      <style:paragraph-properties style:text-autospace="none" fo:margin-bottom="0in" fo:line-height="100%"/>
    </style:style>
    <style:style style:name="T66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66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669" style:parent-style-name="Normal" style:family="paragraph">
      <style:paragraph-properties fo:margin-bottom="0.0034in" fo:line-height="103%" fo:margin-right="0.2888in"/>
    </style:style>
    <style:style style:name="T670" style:parent-style-name="DefaultParagraphFont" style:family="text">
      <style:text-properties style:font-name="Arial" style:font-name-complex="Arial" fo:font-size="12pt" style:font-size-asian="12pt" style:font-size-complex="12pt"/>
    </style:style>
    <style:style style:name="T67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72" style:parent-style-name="DefaultParagraphFont" style:family="text">
      <style:text-properties style:font-name="Arial" style:font-name-complex="Arial" fo:font-size="12pt" style:font-size-asian="12pt" style:font-size-complex="12pt"/>
    </style:style>
    <style:style style:name="T673" style:parent-style-name="DefaultParagraphFont" style:family="text">
      <style:text-properties style:font-name="Arial" style:font-name-complex="Arial" fo:font-size="12pt" style:font-size-asian="12pt" style:font-size-complex="12pt"/>
    </style:style>
    <style:style style:name="T674" style:parent-style-name="DefaultParagraphFont" style:family="text">
      <style:text-properties style:font-name="Arial" style:font-name-complex="Arial" fo:font-size="12pt" style:font-size-asian="12pt" style:font-size-complex="12pt"/>
    </style:style>
    <style:style style:name="P675" style:parent-style-name="ListParagraph" style:family="paragraph">
      <style:paragraph-properties fo:margin-bottom="0.0034in" fo:line-height="103%" fo:margin-left="0.5986in" fo:margin-right="0.2888in">
        <style:tab-stops/>
      </style:paragraph-properties>
      <style:text-properties style:font-name="Arial" style:font-name-complex="Arial" fo:font-size="12pt" style:font-size-asian="12pt"/>
    </style:style>
    <style:style style:name="P676" style:parent-style-name="ListParagraph" style:list-style-name="LFO23" style:family="paragraph">
      <style:paragraph-properties fo:margin-bottom="0.0034in" fo:line-height="103%" fo:margin-left="0.25in" fo:margin-right="0.2888in">
        <style:tab-stops/>
      </style:paragraph-properties>
      <style:text-properties style:font-name="Arial" style:font-name-complex="Arial" fo:color="#000000" fo:font-size="12pt" style:font-size-asian="12pt" style:font-size-complex="12pt"/>
    </style:style>
    <style:style style:name="P677" style:parent-style-name="ListParagraph" style:family="paragraph">
      <style:paragraph-properties fo:margin-bottom="0.0034in" fo:line-height="103%" fo:margin-left="0.25in" fo:margin-right="0.2888in">
        <style:tab-stops/>
      </style:paragraph-properties>
      <style:text-properties style:font-name="Arial" style:font-name-complex="Arial" fo:color="#000000" fo:font-size="12pt" style:font-size-asian="12pt" style:font-size-complex="12pt"/>
    </style:style>
    <style:style style:name="P678" style:parent-style-name="ListParagraph" style:list-style-name="LFO23" style:family="paragraph">
      <style:paragraph-properties fo:margin-bottom="0.0034in" fo:line-height="103%" fo:margin-right="0.2888in"/>
    </style:style>
    <style:style style:name="T679" style:parent-style-name="DefaultParagraphFont" style:family="text">
      <style:text-properties style:font-name="Arial" style:font-name-complex="Arial" fo:font-size="12pt" style:font-size-asian="12pt" style:font-size-complex="12pt"/>
    </style:style>
    <style:style style:name="T68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81" style:parent-style-name="DefaultParagraphFont" style:family="text">
      <style:text-properties style:font-name="Arial" style:font-name-complex="Arial" fo:font-size="12pt" style:font-size-asian="12pt" style:font-size-complex="12pt"/>
    </style:style>
    <style:style style:name="T682" style:parent-style-name="DefaultParagraphFont" style:family="text">
      <style:text-properties style:font-name="Arial" style:font-name-complex="Arial" fo:color="#000000" fo:font-size="12pt" style:font-size-asian="12pt" style:font-size-complex="12pt"/>
    </style:style>
    <style:style style:name="T683" style:parent-style-name="DefaultParagraphFont" style:family="text">
      <style:text-properties style:font-name="Arial" style:font-name-complex="Arial" fo:font-size="12pt" style:font-size-asian="12pt" style:font-size-complex="12pt"/>
    </style:style>
    <style:style style:name="T684" style:parent-style-name="DefaultParagraphFont" style:family="text">
      <style:text-properties style:font-name="Arial" style:font-name-complex="Arial" fo:font-size="12pt" style:font-size-asian="12pt" style:font-size-complex="12pt"/>
    </style:style>
    <style:style style:name="T685" style:parent-style-name="DefaultParagraphFont" style:family="text">
      <style:text-properties style:font-name="Arial" style:font-name-complex="Arial" fo:font-size="12pt" style:font-size-asian="12pt" style:font-size-complex="12pt"/>
    </style:style>
    <style:style style:name="P686" style:parent-style-name="Normal" style:family="paragraph">
      <style:paragraph-properties fo:margin-bottom="0.0034in" fo:line-height="103%" fo:margin-right="0.2888in"/>
      <style:text-properties style:font-name="Arial" style:font-name-complex="Arial" fo:font-size="12pt" style:font-size-asian="12pt" style:font-size-complex="12pt"/>
    </style:style>
    <style:style style:name="P687" style:parent-style-name="ListParagraph" style:list-style-name="LFO23" style:family="paragraph">
      <style:paragraph-properties fo:margin-bottom="0.0034in" fo:line-height="103%" fo:margin-right="0.2888in"/>
    </style:style>
    <style:style style:name="T688" style:parent-style-name="DefaultParagraphFont" style:family="text">
      <style:text-properties style:font-name="Arial" style:font-name-complex="Arial" fo:font-size="12pt" style:font-size-asian="12pt" style:font-size-complex="12pt"/>
    </style:style>
    <style:style style:name="T689" style:parent-style-name="Hyperlink" style:family="text">
      <style:text-properties style:font-name="Arial" style:font-name-complex="Arial" fo:font-size="12pt" style:font-size-asian="12pt" style:font-size-complex="12pt"/>
    </style:style>
    <style:style style:name="T690" style:parent-style-name="DefaultParagraphFont" style:family="text">
      <style:text-properties style:font-name="Arial" style:font-name-complex="Arial" fo:font-size="12pt" style:font-size-asian="12pt" style:font-size-complex="12pt"/>
    </style:style>
    <style:style style:name="P691" style:parent-style-name="ListParagraph" style:family="paragraph">
      <style:paragraph-properties fo:margin-bottom="0.0034in" fo:line-height="103%" fo:margin-left="0.5986in" fo:margin-right="0.2888in">
        <style:tab-stops/>
      </style:paragraph-properties>
      <style:text-properties style:font-name="Arial" style:font-name-complex="Arial" fo:font-size="12pt" style:font-size-asian="12pt" style:font-size-complex="12pt"/>
    </style:style>
    <style:style style:name="TableColumn693" style:family="table-column">
      <style:table-column-properties style:column-width="6.6868in" style:use-optimal-column-width="false"/>
    </style:style>
    <style:style style:name="Table692" style:family="table">
      <style:table-properties style:width="6.6868in" style:rel-width="100%" fo:margin-left="0in" table:align="center"/>
    </style:style>
    <style:style style:name="TableRow694" style:family="table-row">
      <style:table-row-properties style:min-row-height="0.3673in" style:use-optimal-row-height="false"/>
    </style:style>
    <style:style style:name="TableCell695" style:family="table-cell">
      <style:table-cell-properties fo:border="0.0069in solid #000000" fo:background-color="#D9D9D9" style:writing-mode="lr-tb" fo:padding-top="0in" fo:padding-left="0.075in" fo:padding-bottom="0in" fo:padding-right="0.075in"/>
    </style:style>
    <style:style style:name="P696" style:parent-style-name="Normal" style:family="paragraph">
      <style:paragraph-properties style:text-autospace="none" fo:margin-bottom="0in" fo:line-height="100%"/>
    </style:style>
    <style:style style:name="T69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69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699" style:parent-style-name="Normal" style:family="paragraph">
      <style:paragraph-properties style:text-autospace="none" fo:margin-bottom="0in" fo:line-height="100%"/>
    </style:style>
    <style:style style:name="T700" style:parent-style-name="DefaultParagraphFont" style:family="text">
      <style:text-properties style:font-name="Arial" style:font-name-complex="Arial" fo:font-size="12pt" style:font-size-asian="12pt" style:font-size-complex="12pt"/>
    </style:style>
    <style:style style:name="T701" style:parent-style-name="DefaultParagraphFont" style:family="text">
      <style:text-properties style:font-name="Arial" style:font-name-complex="Arial" fo:font-size="12pt" style:font-size-asian="12pt" style:font-size-complex="12pt"/>
    </style:style>
    <style:style style:name="T70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03" style:parent-style-name="DefaultParagraphFont" style:family="text">
      <style:text-properties style:font-name="Arial" style:font-name-complex="Arial" fo:font-size="12pt" style:font-size-asian="12pt" style:font-size-complex="12pt"/>
    </style:style>
    <style:style style:name="T704" style:parent-style-name="DefaultParagraphFont" style:family="text">
      <style:text-properties style:font-name="Arial" style:font-name-complex="Arial" fo:font-size="12pt" style:font-size-asian="12pt" style:font-size-complex="12pt"/>
    </style:style>
    <style:style style:name="T705" style:parent-style-name="DefaultParagraphFont" style:family="text">
      <style:text-properties style:font-name="Arial" style:font-name-complex="Arial" fo:font-size="12pt" style:font-size-asian="12pt" style:font-size-complex="12pt"/>
    </style:style>
    <style:style style:name="T706" style:parent-style-name="DefaultParagraphFont" style:family="text">
      <style:text-properties style:font-name="Arial" style:font-name-complex="Arial" fo:font-size="12pt" style:font-size-asian="12pt" style:font-size-complex="12pt"/>
    </style:style>
    <style:style style:name="P707"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2pt" style:font-size-asian="12pt" style:font-size-complex="12pt"/>
    </style:style>
    <style:style style:name="P708" style:parent-style-name="ListParagraph" style:list-style-name="LFO23" style:family="paragraph">
      <style:paragraph-properties style:text-autospace="none" fo:margin-bottom="0in" fo:line-height="100%"/>
    </style:style>
    <style:style style:name="T709" style:parent-style-name="DefaultParagraphFont" style:family="text">
      <style:text-properties style:font-name="Arial" style:font-name-complex="Arial" fo:font-size="12pt" style:font-size-asian="12pt" style:font-size-complex="12pt"/>
    </style:style>
    <style:style style:name="T710" style:parent-style-name="DefaultParagraphFont" style:family="text">
      <style:text-properties style:font-name="Arial" style:font-name-complex="Arial" fo:font-size="12pt" style:font-size-asian="12pt" style:font-size-complex="12pt"/>
    </style:style>
    <style:style style:name="T71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12" style:parent-style-name="DefaultParagraphFont" style:family="text">
      <style:text-properties style:font-name="Arial" style:font-name-complex="Arial" fo:font-size="12pt" style:font-size-asian="12pt" style:font-size-complex="12pt"/>
    </style:style>
    <style:style style:name="T713" style:parent-style-name="DefaultParagraphFont" style:family="text">
      <style:text-properties style:font-name="Arial" style:font-name-complex="Arial" fo:font-size="12pt" style:font-size-asian="12pt" style:font-size-complex="12pt"/>
    </style:style>
    <style:style style:name="T714" style:parent-style-name="DefaultParagraphFont" style:family="text">
      <style:text-properties style:font-name="Arial" style:font-name-complex="Arial" fo:font-size="12pt" style:font-size-asian="12pt" style:font-size-complex="12pt"/>
    </style:style>
    <style:style style:name="P715" style:parent-style-name="ListParagraph" style:family="paragraph">
      <style:paragraph-properties style:text-autospace="none" fo:margin-bottom="0in" fo:line-height="100%"/>
      <style:text-properties style:font-name="Arial" style:font-name-complex="Arial" fo:font-weight="bold" style:font-weight-asian="bold" style:font-weight-complex="bold" fo:color="#000000" fo:font-size="12pt" style:font-size-asian="12pt" style:font-size-complex="12pt"/>
    </style:style>
    <style:style style:name="P716" style:parent-style-name="ListParagraph" style:list-style-name="LFO23" style:family="paragraph">
      <style:paragraph-properties style:text-autospace="none" fo:margin-bottom="0in" fo:line-height="100%"/>
    </style:style>
    <style:style style:name="T717" style:parent-style-name="DefaultParagraphFont" style:family="text">
      <style:text-properties style:font-name="Arial" style:font-name-complex="Arial" fo:font-size="12pt" style:font-size-asian="12pt" style:font-size-complex="12pt"/>
    </style:style>
    <style:style style:name="T718" style:parent-style-name="DefaultParagraphFont" style:family="text">
      <style:text-properties style:font-name="Arial" style:font-name-complex="Arial" fo:font-size="12pt" style:font-size-asian="12pt" style:font-size-complex="12pt"/>
    </style:style>
    <style:style style:name="T719" style:parent-style-name="DefaultParagraphFont" style:family="text">
      <style:text-properties style:font-name="Arial" style:font-name-complex="Arial" fo:font-size="12pt" style:font-size-asian="12pt" style:font-size-complex="12pt"/>
    </style:style>
    <style:style style:name="T72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21" style:parent-style-name="DefaultParagraphFont" style:family="text">
      <style:text-properties style:font-name="Arial" style:font-name-complex="Arial" fo:font-size="12pt" style:font-size-asian="12pt" style:font-size-complex="12pt"/>
    </style:style>
    <style:style style:name="T722" style:parent-style-name="DefaultParagraphFont" style:family="text">
      <style:text-properties style:font-name="Arial" style:font-name-complex="Arial" fo:font-size="12pt" style:font-size-asian="12pt" style:font-size-complex="12pt"/>
    </style:style>
    <style:style style:name="P723"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2pt" style:font-size-asian="12pt" style:font-size-complex="12pt"/>
    </style:style>
    <style:style style:name="P724" style:parent-style-name="NoSpacing" style:list-style-name="LFO23" style:family="paragraph"/>
    <style:style style:name="T725" style:parent-style-name="DefaultParagraphFont" style:family="text">
      <style:text-properties style:font-name="Arial" style:font-name-complex="Arial" fo:color="#000000" fo:font-size="12pt" style:font-size-asian="12pt" style:font-size-complex="12pt"/>
    </style:style>
    <style:style style:name="T726" style:parent-style-name="DefaultParagraphFont" style:family="text">
      <style:text-properties style:font-name="Arial" style:font-name-complex="Arial" fo:color="#000000" fo:font-size="12pt" style:font-size-asian="12pt" style:font-size-complex="12pt"/>
    </style:style>
    <style:style style:name="T727" style:parent-style-name="DefaultParagraphFont" style:family="text">
      <style:text-properties style:font-name="Arial" style:font-name-complex="Arial" fo:color="#000000" fo:font-size="12pt" style:font-size-asian="12pt" style:font-size-complex="12pt"/>
    </style:style>
    <style:style style:name="T728" style:parent-style-name="DefaultParagraphFont" style:family="text">
      <style:text-properties style:font-name="Arial" style:font-name-complex="Arial" fo:color="#000000" fo:font-size="12pt" style:font-size-asian="12pt" style:font-size-complex="12pt"/>
    </style:style>
    <style:style style:name="T729" style:parent-style-name="DefaultParagraphFont" style:family="text">
      <style:text-properties style:font-name="Arial" style:font-name-complex="Arial" fo:color="#000000" fo:font-size="12pt" style:font-size-asian="12pt" style:font-size-complex="12pt"/>
    </style:style>
    <style:style style:name="T730" style:parent-style-name="DefaultParagraphFont" style:family="text">
      <style:text-properties style:font-name="Arial" style:font-name-complex="Arial" fo:color="#000000" fo:font-size="12pt" style:font-size-asian="12pt" style:font-size-complex="12pt"/>
    </style:style>
    <style:style style:name="T731" style:parent-style-name="DefaultParagraphFont" style:family="text">
      <style:text-properties style:font-name="Arial" style:font-name-complex="Arial" fo:color="#000000" fo:font-size="12pt" style:font-size-asian="12pt" style:font-size-complex="12pt"/>
    </style:style>
    <style:style style:name="T732" style:parent-style-name="DefaultParagraphFont" style:family="text">
      <style:text-properties style:font-name="Arial" style:font-name-complex="Arial" fo:color="#000000" fo:font-size="12pt" style:font-size-asian="12pt" style:font-size-complex="12pt"/>
    </style:style>
    <style:style style:name="T733" style:parent-style-name="DefaultParagraphFont" style:family="text">
      <style:text-properties style:font-name="Arial" style:font-name-complex="Arial" fo:color="#000000" fo:font-size="12pt" style:font-size-asian="12pt" style:font-size-complex="12pt"/>
    </style:style>
    <style:style style:name="T734" style:parent-style-name="DefaultParagraphFont" style:family="text">
      <style:text-properties style:font-name="Arial" style:font-name-complex="Arial" fo:color="#000000" fo:font-size="12pt" style:font-size-asian="12pt" style:font-size-complex="12pt"/>
    </style:style>
    <style:style style:name="T735" style:parent-style-name="DefaultParagraphFont" style:family="text">
      <style:text-properties style:font-name="Arial" style:font-name-complex="Arial" fo:font-weight="bold" style:font-weight-asian="bold" fo:color="#000000" fo:font-size="12pt" style:font-size-asian="12pt" style:font-size-complex="12pt"/>
    </style:style>
    <style:style style:name="T736" style:parent-style-name="DefaultParagraphFont" style:family="text">
      <style:text-properties style:font-name="Arial" style:font-name-complex="Arial" fo:color="#000000" fo:font-size="12pt" style:font-size-asian="12pt" style:font-size-complex="12pt"/>
    </style:style>
    <style:style style:name="T737" style:parent-style-name="FootnoteReference" style:family="text">
      <style:text-properties style:font-name="Arial" style:font-name-complex="Arial" fo:color="#000000" fo:font-size="12pt" style:font-size-asian="12pt" style:font-size-complex="12pt"/>
    </style:style>
    <style:style style:name="T738" style:parent-style-name="DefaultParagraphFont" style:family="text">
      <style:text-properties style:font-name="Arial" style:font-name-complex="Arial" fo:font-size="10pt" style:font-size-asian="10pt" style:font-size-complex="10pt"/>
    </style:style>
    <style:style style:name="T739"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740" style:parent-style-name="DefaultParagraphFont" style:family="text">
      <style:text-properties style:font-name="Arial" style:font-name-complex="Arial" fo:color="#000000" fo:font-size="12pt" style:font-size-asian="12pt" style:font-size-complex="12pt"/>
    </style:style>
    <style:style style:name="T741" style:parent-style-name="DefaultParagraphFont" style:family="text">
      <style:text-properties style:font-name="Arial" style:font-name-complex="Arial" fo:color="#000000" fo:font-size="12pt" style:font-size-asian="12pt" style:font-size-complex="12pt"/>
    </style:style>
    <style:style style:name="P742"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2pt" style:font-size-asian="12pt" style:font-size-complex="12pt"/>
    </style:style>
    <style:style style:name="P743"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2pt" style:font-size-asian="12pt" style:font-size-complex="12pt"/>
    </style:style>
    <style:style style:name="TableColumn745" style:family="table-column">
      <style:table-column-properties style:column-width="6.6868in" style:use-optimal-column-width="false"/>
    </style:style>
    <style:style style:name="Table744" style:family="table">
      <style:table-properties style:width="6.6868in" style:rel-width="100%" fo:margin-left="0in" table:align="center"/>
    </style:style>
    <style:style style:name="TableRow746" style:family="table-row">
      <style:table-row-properties style:min-row-height="0.3673in" style:use-optimal-row-height="false"/>
    </style:style>
    <style:style style:name="TableCell747" style:family="table-cell">
      <style:table-cell-properties fo:border="0.0069in solid #000000" fo:background-color="#D9D9D9" style:writing-mode="lr-tb" fo:padding-top="0in" fo:padding-left="0.075in" fo:padding-bottom="0in" fo:padding-right="0.075in"/>
    </style:style>
    <style:style style:name="P748"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749" style:parent-style-name="Normal" style:family="paragraph">
      <style:paragraph-properties style:text-autospace="none" fo:margin-bottom="0in" fo:line-height="100%"/>
      <style:text-properties style:font-name="Arial" style:font-name-complex="Arial" fo:font-style="italic" style:font-style-asian="italic" style:font-style-complex="italic" fo:font-size="12pt" style:font-size-asian="12pt" style:font-size-complex="12pt"/>
    </style:style>
    <style:style style:name="P750" style:parent-style-name="Normal" style:family="paragraph">
      <style:paragraph-properties style:text-autospace="none" fo:margin-bottom="0in" fo:line-height="100%"/>
    </style:style>
    <style:style style:name="T751" style:parent-style-name="DefaultParagraphFont" style:family="text">
      <style:text-properties style:font-name="Arial" style:font-name-complex="Arial" fo:font-size="12pt" style:font-size-asian="12pt" style:font-size-complex="12pt"/>
    </style:style>
    <style:style style:name="T752" style:parent-style-name="DefaultParagraphFont" style:family="text">
      <style:text-properties style:font-name="Arial" style:font-name-complex="Arial" fo:font-size="12pt" style:font-size-asian="12pt" style:font-size-complex="12pt"/>
    </style:style>
    <style:style style:name="T753" style:parent-style-name="DefaultParagraphFont" style:family="text">
      <style:text-properties style:font-name="Arial" style:font-name-complex="Arial" fo:font-size="12pt" style:font-size-asian="12pt" style:font-size-complex="12pt"/>
    </style:style>
    <style:style style:name="T75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55" style:parent-style-name="DefaultParagraphFont" style:family="text">
      <style:text-properties style:font-name="Arial" style:font-name-complex="Arial" fo:font-size="12pt" style:font-size-asian="12pt" style:font-size-complex="12pt"/>
    </style:style>
    <style:style style:name="T756" style:parent-style-name="DefaultParagraphFont" style:family="text">
      <style:text-properties style:font-name="Arial" style:font-name-complex="Arial" fo:font-size="12pt" style:font-size-asian="12pt" style:font-size-complex="12pt"/>
    </style:style>
    <style:style style:name="T757" style:parent-style-name="DefaultParagraphFont" style:family="text">
      <style:text-properties style:font-name="Arial" style:font-name-complex="Arial" fo:font-size="12pt" style:font-size-asian="12pt" style:font-size-complex="12pt"/>
    </style:style>
    <style:style style:name="P758" style:parent-style-name="ListParagraph" style:family="paragraph">
      <style:paragraph-properties style:text-autospace="none" fo:margin-bottom="0in" fo:line-height="100%" fo:margin-left="0.25in">
        <style:tab-stops/>
      </style:paragraph-properties>
      <style:text-properties style:font-name="Arial" style:font-name-complex="Arial" fo:font-size="12pt" style:font-size-asian="12pt" style:font-size-complex="12pt"/>
    </style:style>
    <style:style style:name="P759" style:parent-style-name="ListParagraph" style:list-style-name="LFO23" style:family="paragraph">
      <style:paragraph-properties style:text-autospace="none" fo:margin-bottom="0in" fo:line-height="100%"/>
    </style:style>
    <style:style style:name="T760" style:parent-style-name="DefaultParagraphFont" style:family="text">
      <style:text-properties style:font-name="Arial" style:font-name-complex="Arial" fo:font-size="12pt" style:font-size-asian="12pt" style:font-size-complex="12pt"/>
    </style:style>
    <style:style style:name="T76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62" style:parent-style-name="DefaultParagraphFont" style:family="text">
      <style:text-properties style:font-name="Arial" style:font-name-complex="Arial" fo:font-size="12pt" style:font-size-asian="12pt" style:font-size-complex="12pt"/>
    </style:style>
    <style:style style:name="T76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64" style:parent-style-name="DefaultParagraphFont" style:family="text">
      <style:text-properties style:font-name="Arial" style:font-name-complex="Arial" fo:font-size="12pt" style:font-size-asian="12pt" style:font-size-complex="12pt"/>
    </style:style>
    <style:style style:name="T765" style:parent-style-name="DefaultParagraphFont" style:family="text">
      <style:text-properties style:font-name="Arial" style:font-name-complex="Arial" fo:font-size="12pt" style:font-size-asian="12pt" style:font-size-complex="12pt"/>
    </style:style>
    <style:style style:name="T766" style:parent-style-name="DefaultParagraphFont" style:family="text">
      <style:text-properties style:font-name="Arial" style:font-name-complex="Arial" fo:font-size="12pt" style:font-size-asian="12pt" style:font-size-complex="12pt"/>
    </style:style>
    <style:style style:name="T767" style:parent-style-name="DefaultParagraphFont" style:family="text">
      <style:text-properties style:font-name="Arial" style:font-name-complex="Arial" fo:font-size="12pt" style:font-size-asian="12pt" style:font-size-complex="12pt"/>
    </style:style>
    <style:style style:name="T768" style:parent-style-name="DefaultParagraphFont" style:family="text">
      <style:text-properties style:font-name="Arial" style:font-name-complex="Arial" fo:font-size="12pt" style:font-size-asian="12pt" style:font-size-complex="12pt"/>
    </style:style>
    <style:style style:name="T769" style:parent-style-name="DefaultParagraphFont" style:family="text">
      <style:text-properties style:font-name="Arial" style:font-name-complex="Arial" fo:font-size="12pt" style:font-size-asian="12pt" style:font-size-complex="12pt"/>
    </style:style>
    <style:style style:name="P770" style:parent-style-name="ListParagraph" style:family="paragraph">
      <style:paragraph-properties style:text-autospace="none" fo:margin-bottom="0in" fo:line-height="100%" fo:margin-left="0.25in">
        <style:tab-stops/>
      </style:paragraph-properties>
      <style:text-properties style:font-name="Arial" style:font-name-complex="Arial" fo:font-size="12pt" style:font-size-asian="12pt" style:font-size-complex="12pt"/>
    </style:style>
    <style:style style:name="P771" style:parent-style-name="ListParagraph" style:list-style-name="LFO23" style:family="paragraph">
      <style:paragraph-properties style:text-autospace="none" fo:margin-bottom="0in" fo:line-height="100%"/>
    </style:style>
    <style:style style:name="T772" style:parent-style-name="DefaultParagraphFont" style:family="text">
      <style:text-properties style:font-name="Arial" style:font-name-complex="Arial" fo:font-size="12pt" style:font-size-asian="12pt" style:font-size-complex="12pt"/>
    </style:style>
    <style:style style:name="T77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74" style:parent-style-name="DefaultParagraphFont" style:family="text">
      <style:text-properties style:font-name="Arial" style:font-name-complex="Arial" fo:font-size="12pt" style:font-size-asian="12pt" style:font-size-complex="12pt"/>
    </style:style>
    <style:style style:name="T77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76" style:parent-style-name="DefaultParagraphFont" style:family="text">
      <style:text-properties style:font-name="Arial" style:font-name-complex="Arial" fo:font-size="12pt" style:font-size-asian="12pt" style:font-size-complex="12pt"/>
    </style:style>
    <style:style style:name="P777" style:parent-style-name="ListParagraph" style:family="paragraph">
      <style:paragraph-properties style:text-autospace="none" fo:margin-bottom="0in" fo:line-height="100%" fo:margin-left="0.25in">
        <style:tab-stops/>
      </style:paragraph-properties>
      <style:text-properties style:font-name="Arial" style:font-name-complex="Arial" fo:font-size="12pt" style:font-size-asian="12pt" style:font-size-complex="12pt"/>
    </style:style>
    <style:style style:name="P778" style:parent-style-name="ListParagraph" style:list-style-name="LFO23" style:family="paragraph">
      <style:paragraph-properties fo:margin-bottom="0.1666in" fo:line-height="100%">
        <style:tab-stops>
          <style:tab-stop style:type="left" style:position="0.0458in"/>
        </style:tab-stops>
      </style:paragraph-properties>
    </style:style>
    <style:style style:name="T779" style:parent-style-name="DefaultParagraphFont" style:family="text">
      <style:text-properties style:font-name="Arial" style:font-name-complex="Arial" fo:font-size="12pt" style:font-size-asian="12pt" style:font-size-complex="12pt"/>
    </style:style>
    <style:style style:name="T780" style:parent-style-name="DefaultParagraphFont" style:family="text">
      <style:text-properties style:font-name="Arial" style:font-name-complex="Arial" fo:font-size="12pt" style:font-size-asian="12pt" style:font-size-complex="12pt"/>
    </style:style>
    <style:style style:name="T78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82" style:parent-style-name="DefaultParagraphFont" style:family="text">
      <style:text-properties style:font-name="Arial" style:font-name-complex="Arial" fo:font-size="12pt" style:font-size-asian="12pt" style:font-size-complex="12pt"/>
    </style:style>
    <style:style style:name="T783" style:parent-style-name="DefaultParagraphFont" style:family="text">
      <style:text-properties style:font-name="Arial" style:font-name-complex="Arial" fo:font-size="12pt" style:font-size-asian="12pt" style:font-size-complex="12pt"/>
    </style:style>
    <style:style style:name="T784" style:parent-style-name="DefaultParagraphFont" style:family="text">
      <style:text-properties style:font-name="Arial" style:font-name-complex="Arial" fo:font-size="12pt" style:font-size-asian="12pt" style:font-size-complex="12pt"/>
    </style:style>
    <style:style style:name="T785" style:parent-style-name="DefaultParagraphFont" style:family="text">
      <style:text-properties style:font-name="Arial" style:font-name-complex="Arial" fo:font-size="12pt" style:font-size-asian="12pt" style:font-size-complex="12pt"/>
    </style:style>
    <style:style style:name="TableColumn787" style:family="table-column">
      <style:table-column-properties style:column-width="6.6868in" style:use-optimal-column-width="false"/>
    </style:style>
    <style:style style:name="Table786" style:family="table">
      <style:table-properties style:width="6.6868in" style:rel-width="100%" fo:margin-left="0in" table:align="center"/>
    </style:style>
    <style:style style:name="TableRow788" style:family="table-row">
      <style:table-row-properties style:min-row-height="0.3673in" style:use-optimal-row-height="false"/>
    </style:style>
    <style:style style:name="TableCell789" style:family="table-cell">
      <style:table-cell-properties fo:border="0.0069in solid #000000" fo:background-color="#D9D9D9" style:writing-mode="lr-tb" fo:padding-top="0in" fo:padding-left="0.075in" fo:padding-bottom="0in" fo:padding-right="0.075in"/>
    </style:style>
    <style:style style:name="P790" style:parent-style-name="Normal" style:family="paragraph">
      <style:paragraph-properties style:text-autospace="none" fo:margin-bottom="0in" fo:line-height="100%"/>
    </style:style>
    <style:style style:name="T791"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79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793"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794" style:parent-style-name="Normal" style:family="paragraph">
      <style:paragraph-properties style:text-autospace="none" fo:margin-bottom="0in" fo:line-height="100%"/>
    </style:style>
    <style:style style:name="T795" style:parent-style-name="DefaultParagraphFont" style:family="text">
      <style:text-properties style:font-name="Arial" style:font-name-complex="Arial" fo:font-size="12pt" style:font-size-asian="12pt" style:font-size-complex="12pt"/>
    </style:style>
    <style:style style:name="T796" style:parent-style-name="DefaultParagraphFont" style:family="text">
      <style:text-properties style:font-name="Arial" style:font-name-complex="Arial" fo:font-size="12pt" style:font-size-asian="12pt" style:font-size-complex="12pt"/>
    </style:style>
    <style:style style:name="T79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98" style:parent-style-name="DefaultParagraphFont" style:family="text">
      <style:text-properties style:font-name="Arial" style:font-name-complex="Arial" fo:font-size="12pt" style:font-size-asian="12pt" style:font-size-complex="12pt"/>
    </style:style>
    <style:style style:name="T799" style:parent-style-name="DefaultParagraphFont" style:family="text">
      <style:text-properties style:font-name="Arial" style:font-name-complex="Arial" fo:font-size="12pt" style:font-size-asian="12pt" style:font-size-complex="12pt"/>
    </style:style>
    <style:style style:name="T800" style:parent-style-name="DefaultParagraphFont" style:family="text">
      <style:text-properties style:font-name="Arial" style:font-name-complex="Arial" fo:font-size="12pt" style:font-size-asian="12pt" style:font-size-complex="12pt"/>
    </style:style>
    <style:style style:name="P801" style:parent-style-name="Normal" style:family="paragraph">
      <style:paragraph-properties fo:margin-bottom="0.0034in" fo:line-height="103%" fo:margin-left="0.6291in" fo:margin-right="0.2888in">
        <style:tab-stops/>
      </style:paragraph-properties>
      <style:text-properties style:font-name="Arial" style:font-name-complex="Arial" fo:font-size="12pt" style:font-size-asian="12pt"/>
    </style:style>
    <style:style style:name="P802" style:parent-style-name="ListParagraph" style:list-style-name="LFO23" style:family="paragraph">
      <style:paragraph-properties fo:margin-bottom="0.0034in" fo:line-height="103%" fo:margin-right="0.2888in"/>
    </style:style>
    <style:style style:name="T803" style:parent-style-name="DefaultParagraphFont" style:family="text">
      <style:text-properties style:font-name="Arial" style:font-name-complex="Arial" fo:font-size="12pt" style:font-size-asian="12pt" style:font-size-complex="12pt"/>
    </style:style>
    <style:style style:name="T80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05" style:parent-style-name="DefaultParagraphFont" style:family="text">
      <style:text-properties style:font-name="Arial" style:font-name-complex="Arial" fo:font-size="12pt" style:font-size-asian="12pt" style:font-size-complex="12pt"/>
    </style:style>
    <style:style style:name="T806" style:parent-style-name="DefaultParagraphFont" style:family="text">
      <style:text-properties style:font-name="Arial" style:font-name-complex="Arial" fo:font-size="12pt" style:font-size-asian="12pt" style:font-size-complex="12pt"/>
    </style:style>
    <style:style style:name="T807" style:parent-style-name="DefaultParagraphFont" style:family="text">
      <style:text-properties style:font-name="Arial" style:font-name-complex="Arial" fo:font-size="12pt" style:font-size-asian="12pt" style:font-size-complex="12pt"/>
    </style:style>
    <style:style style:name="T808" style:parent-style-name="DefaultParagraphFont" style:family="text">
      <style:text-properties style:font-name="Arial" style:font-name-complex="Arial" fo:font-size="12pt" style:font-size-asian="12pt" style:font-size-complex="12pt"/>
    </style:style>
    <style:style style:name="T809" style:parent-style-name="DefaultParagraphFont" style:family="text">
      <style:text-properties style:font-name="Arial" style:font-name-complex="Arial" fo:font-size="12pt" style:font-size-asian="12pt" style:font-size-complex="12pt"/>
    </style:style>
    <style:style style:name="P810" style:parent-style-name="ListParagraph" style:family="paragraph">
      <style:paragraph-properties fo:margin-bottom="0.0034in" fo:line-height="103%" fo:margin-left="0.25in" fo:margin-right="0.2888in">
        <style:tab-stops/>
      </style:paragraph-properties>
      <style:text-properties style:font-name="Arial" style:font-name-complex="Arial" fo:font-size="12pt" style:font-size-asian="12pt"/>
    </style:style>
    <style:style style:name="P811" style:parent-style-name="ListParagraph" style:list-style-name="LFO23" style:family="paragraph">
      <style:paragraph-properties fo:margin-bottom="0.0034in" fo:line-height="103%" fo:margin-right="0.2888in"/>
      <style:text-properties style:font-name="Arial" style:font-name-complex="Arial" fo:font-size="12pt" style:font-size-asian="12pt" style:font-size-complex="12pt"/>
    </style:style>
    <style:style style:name="P812" style:parent-style-name="NoSpacing" style:family="paragraph">
      <style:text-properties style:font-name="Arial" style:font-name-complex="Arial" fo:color="#000000" fo:font-size="12pt" style:font-size-asian="12pt" style:font-size-complex="12pt"/>
    </style:style>
    <style:style style:name="P813" style:parent-style-name="NoSpacing" style:family="paragraph">
      <style:text-properties style:font-name="Arial" style:font-name-complex="Arial" fo:color="#000000" fo:font-size="12pt" style:font-size-asian="12pt" style:font-size-complex="12pt"/>
    </style:style>
    <style:style style:name="TableColumn815" style:family="table-column">
      <style:table-column-properties style:column-width="6.6868in" style:use-optimal-column-width="false"/>
    </style:style>
    <style:style style:name="Table814" style:family="table">
      <style:table-properties style:width="6.6868in" style:rel-width="100%" fo:margin-left="0in" table:align="left"/>
    </style:style>
    <style:style style:name="TableRow816" style:family="table-row">
      <style:table-row-properties style:min-row-height="0.2888in" style:use-optimal-row-height="false"/>
    </style:style>
    <style:style style:name="TableCell817" style:family="table-cell">
      <style:table-cell-properties fo:border="0.0069in solid #000000" fo:background-color="#D9D9D9" style:writing-mode="lr-tb" fo:padding-top="0in" fo:padding-left="0.075in" fo:padding-bottom="0in" fo:padding-right="0.075in"/>
    </style:style>
    <style:style style:name="P818" style:parent-style-name="Normal" style:family="paragraph">
      <style:paragraph-properties style:text-autospace="none" fo:margin-bottom="0in" fo:line-height="100%"/>
    </style:style>
    <style:style style:name="T81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2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21" style:parent-style-name="DefaultParagraphFont" style:family="text">
      <style:text-properties style:font-name="Arial" style:font-name-complex="Arial" fo:font-size="12pt" style:font-size-asian="12pt" style:font-size-complex="12pt"/>
    </style:style>
    <style:style style:name="T822" style:parent-style-name="DefaultParagraphFont" style:family="text">
      <style:text-properties style:font-name="Arial" style:font-name-complex="Arial" fo:font-size="12pt" style:font-size-asian="12pt" style:font-size-complex="12pt"/>
    </style:style>
    <style:style style:name="T82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24" style:parent-style-name="DefaultParagraphFont" style:family="text">
      <style:text-properties style:font-name="Arial" style:font-name-complex="Arial" fo:font-size="12pt" style:font-size-asian="12pt" style:font-size-complex="12pt"/>
    </style:style>
    <style:style style:name="T825" style:parent-style-name="DefaultParagraphFont" style:family="text">
      <style:text-properties style:font-name="Arial" style:font-name-complex="Arial" fo:font-size="12pt" style:font-size-asian="12pt" style:font-size-complex="12pt"/>
    </style:style>
    <style:style style:name="T826" style:parent-style-name="DefaultParagraphFont" style:family="text">
      <style:text-properties style:font-name="Arial" style:font-name-complex="Arial" fo:font-size="12pt" style:font-size-asian="12pt" style:font-size-complex="12pt"/>
    </style:style>
    <style:style style:name="T827" style:parent-style-name="DefaultParagraphFont" style:family="text">
      <style:text-properties style:font-name="Arial" style:font-name-complex="Arial" fo:font-size="12pt" style:font-size-asian="12pt" style:font-size-complex="12pt"/>
    </style:style>
    <style:style style:name="T828" style:parent-style-name="DefaultParagraphFont" style:family="text">
      <style:text-properties style:font-name="Arial" style:font-name-complex="Arial" fo:font-size="12pt" style:font-size-asian="12pt" style:font-size-complex="12pt"/>
    </style:style>
    <style:style style:name="T829" style:parent-style-name="DefaultParagraphFont" style:family="text">
      <style:text-properties style:font-name="Arial" style:font-name-complex="Arial" fo:font-size="12pt" style:font-size-asian="12pt" style:font-size-complex="12pt"/>
    </style:style>
    <style:style style:name="T830" style:parent-style-name="DefaultParagraphFont" style:family="text">
      <style:text-properties style:font-name="Arial" style:font-name-complex="Arial" fo:font-size="12pt" style:font-size-asian="12pt" style:font-size-complex="12pt"/>
    </style:style>
    <style:style style:name="T831" style:parent-style-name="DefaultParagraphFont" style:family="text">
      <style:text-properties style:font-name="Arial" style:font-name-complex="Arial" fo:font-size="12pt" style:font-size-asian="12pt" style:font-size-complex="12pt"/>
    </style:style>
    <style:style style:name="T832" style:parent-style-name="DefaultParagraphFont" style:family="text">
      <style:text-properties style:font-name="Arial" style:font-name-complex="Arial" fo:font-size="12pt" style:font-size-asian="12pt" style:font-size-complex="12pt"/>
    </style:style>
    <style:style style:name="P833" style:parent-style-name="ListParagraph" style:family="paragraph">
      <style:paragraph-properties style:text-autospace="none" fo:margin-bottom="0in" fo:line-height="100%" fo:margin-left="0.25in">
        <style:tab-stops/>
      </style:paragraph-properties>
      <style:text-properties style:font-name="Arial" style:font-name-complex="Arial" fo:font-size="12pt" style:font-size-asian="12pt" style:font-size-complex="12pt"/>
    </style:style>
    <style:style style:name="P834" style:parent-style-name="ListParagraph" style:list-style-name="LFO23" style:family="paragraph">
      <style:paragraph-properties style:text-autospace="none" fo:margin-bottom="0in" fo:line-height="100%"/>
    </style:style>
    <style:style style:name="T835" style:parent-style-name="DefaultParagraphFont" style:family="text">
      <style:text-properties style:font-name="Arial" style:font-name-complex="Arial" fo:font-size="12pt" style:font-size-asian="12pt" style:font-size-complex="12pt"/>
    </style:style>
    <style:style style:name="T836" style:parent-style-name="DefaultParagraphFont" style:family="text">
      <style:text-properties style:font-name="Arial" style:font-name-complex="Arial" fo:font-size="12pt" style:font-size-asian="12pt" style:font-size-complex="12pt"/>
    </style:style>
    <style:style style:name="T83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38" style:parent-style-name="DefaultParagraphFont" style:family="text">
      <style:text-properties style:font-name="Arial" style:font-name-complex="Arial" fo:font-size="12pt" style:font-size-asian="12pt" style:font-size-complex="12pt"/>
    </style:style>
    <style:style style:name="T83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40" style:parent-style-name="DefaultParagraphFont" style:family="text">
      <style:text-properties style:font-name="Arial" style:font-name-complex="Arial" fo:font-size="12pt" style:font-size-asian="12pt" style:font-size-complex="12pt"/>
    </style:style>
    <style:style style:name="P841" style:parent-style-name="ListParagraph" style:list-style-name="LFO20" style:family="paragraph">
      <style:paragraph-properties style:text-autospace="none" fo:margin-bottom="0in" fo:line-height="100%"/>
      <style:text-properties style:font-name="Arial" style:font-name-complex="Arial" fo:font-size="12pt" style:font-size-asian="12pt" style:font-size-complex="12pt"/>
    </style:style>
    <style:style style:name="P842" style:parent-style-name="ListParagraph" style:list-style-name="LFO20" style:family="paragraph">
      <style:paragraph-properties style:text-autospace="none" fo:margin-bottom="0in" fo:line-height="100%"/>
      <style:text-properties style:font-name="Arial" style:font-name-complex="Arial" fo:font-size="12pt" style:font-size-asian="12pt" style:font-size-complex="12pt"/>
    </style:style>
    <style:style style:name="P843" style:parent-style-name="ListParagraph" style:family="paragraph">
      <style:paragraph-properties style:text-autospace="none" fo:margin-bottom="0in" fo:line-height="100%" fo:margin-left="0.75in">
        <style:tab-stops/>
      </style:paragraph-properties>
      <style:text-properties style:font-name="Arial" style:font-name-complex="Arial" fo:color="#FF0000" fo:font-size="12pt" style:font-size-asian="12pt" style:font-size-complex="12pt"/>
    </style:style>
    <style:style style:name="P844" style:parent-style-name="Normal" style:list-style-name="LFO23" style:family="paragraph">
      <style:paragraph-properties fo:margin-bottom="0.0034in" fo:line-height="103%" fo:margin-right="0.2888in"/>
      <style:text-properties style:font-name="Arial" style:font-name-complex="Arial" fo:font-size="12pt" style:font-size-asian="12pt" style:font-size-complex="12pt"/>
    </style:style>
    <style:style style:name="P845" style:parent-style-name="Normal" style:family="paragraph">
      <style:paragraph-properties fo:margin-bottom="0.0034in" fo:line-height="103%" fo:margin-left="0.6291in" fo:margin-right="0.2888in">
        <style:tab-stops/>
      </style:paragraph-properties>
      <style:text-properties style:font-name="Arial" style:font-name-complex="Arial" fo:font-size="12pt" style:font-size-asian="12pt" style:font-size-complex="12pt"/>
    </style:style>
    <style:style style:name="P846" style:parent-style-name="ListParagraph" style:list-style-name="LFO23" style:family="paragraph"/>
    <style:style style:name="T847" style:parent-style-name="DefaultParagraphFont" style:family="text">
      <style:text-properties style:font-name="Arial" style:font-name-complex="Arial" fo:color="#000000" fo:font-size="12pt" style:font-size-asian="12pt" style:font-size-complex="12pt"/>
    </style:style>
    <style:style style:name="T848" style:parent-style-name="DefaultParagraphFont" style:family="text">
      <style:text-properties style:font-name="Arial" style:font-name-complex="Arial" fo:color="#000000" fo:font-size="12pt" style:font-size-asian="12pt" style:font-size-complex="12pt"/>
    </style:style>
    <style:style style:name="T849" style:parent-style-name="DefaultParagraphFont" style:family="text">
      <style:text-properties style:font-name="Arial" style:font-name-complex="Arial" fo:font-weight="bold" style:font-weight-asian="bold" fo:color="#000000" fo:font-size="12pt" style:font-size-asian="12pt" style:font-size-complex="12pt"/>
    </style:style>
    <style:style style:name="T850" style:parent-style-name="DefaultParagraphFont" style:family="text">
      <style:text-properties style:font-name="Arial" style:font-name-complex="Arial" fo:color="#000000" fo:font-size="12pt" style:font-size-asian="12pt" style:font-size-complex="12pt"/>
    </style:style>
    <style:style style:name="T851" style:parent-style-name="DefaultParagraphFont" style:family="text">
      <style:text-properties style:font-name="Arial" style:font-name-complex="Arial" fo:color="#000000" fo:font-size="12pt" style:font-size-asian="12pt" style:font-size-complex="12pt"/>
    </style:style>
    <style:style style:name="T852" style:parent-style-name="DefaultParagraphFont" style:family="text">
      <style:text-properties style:font-name="Arial" style:font-name-complex="Arial" fo:color="#000000" fo:font-size="12pt" style:font-size-asian="12pt" style:font-size-complex="12pt"/>
    </style:style>
    <style:style style:name="T853" style:parent-style-name="DefaultParagraphFont" style:family="text">
      <style:text-properties style:font-name="Arial" style:font-name-complex="Arial" fo:font-weight="bold" style:font-weight-asian="bold" fo:color="#000000" fo:font-size="12pt" style:font-size-asian="12pt" style:font-size-complex="12pt"/>
    </style:style>
    <style:style style:name="T854" style:parent-style-name="DefaultParagraphFont" style:family="text">
      <style:text-properties style:font-name="Arial" style:font-name-complex="Arial" fo:color="#000000" fo:font-size="12pt" style:font-size-asian="12pt" style:font-size-complex="12pt"/>
    </style:style>
    <style:style style:name="T855" style:parent-style-name="DefaultParagraphFont" style:family="text">
      <style:text-properties style:font-name="Arial" style:font-name-complex="Arial" fo:color="#000000" fo:font-size="12pt" style:font-size-asian="12pt" style:font-size-complex="12pt"/>
    </style:style>
    <style:style style:name="T856" style:parent-style-name="DefaultParagraphFont" style:family="text">
      <style:text-properties style:font-name="Arial" style:font-name-complex="Arial" fo:color="#000000" fo:font-size="12pt" style:font-size-asian="12pt" style:font-size-complex="12pt"/>
    </style:style>
    <style:style style:name="P857" style:parent-style-name="NoSpacing" style:list-style-name="LFO19" style:family="paragraph">
      <style:text-properties style:font-name="Arial" style:font-name-complex="Arial" fo:color="#000000" fo:font-size="12pt" style:font-size-asian="12pt" style:font-size-complex="12pt"/>
    </style:style>
    <style:style style:name="P858" style:parent-style-name="NoSpacing" style:list-style-name="LFO19" style:family="paragraph">
      <style:text-properties style:font-name="Arial" style:font-name-complex="Arial" fo:color="#000000" fo:font-size="12pt" style:font-size-asian="12pt" style:font-size-complex="12pt"/>
    </style:style>
    <style:style style:name="P859" style:parent-style-name="NoSpacing" style:list-style-name="LFO19" style:family="paragraph"/>
    <style:style style:name="T860" style:parent-style-name="DefaultParagraphFont" style:family="text">
      <style:text-properties style:font-name="Arial" style:font-name-complex="Arial" fo:color="#000000" fo:font-size="12pt" style:font-size-asian="12pt" style:font-size-complex="12pt"/>
    </style:style>
    <style:style style:name="P861" style:parent-style-name="NoSpacing" style:list-style-name="LFO19" style:family="paragraph">
      <style:text-properties style:font-name="Arial" style:font-name-complex="Arial" fo:color="#000000" fo:font-size="12pt" style:font-size-asian="12pt" style:font-size-complex="12pt"/>
    </style:style>
    <style:style style:name="P862" style:parent-style-name="NoSpacing" style:list-style-name="LFO19" style:family="paragraph"/>
    <style:style style:name="T863" style:parent-style-name="DefaultParagraphFont" style:family="text">
      <style:text-properties style:font-name="Arial" style:font-name-complex="Arial" fo:color="#000000" fo:font-size="12pt" style:font-size-asian="12pt" style:font-size-complex="12pt"/>
    </style:style>
    <style:style style:name="P864" style:parent-style-name="NoSpacing" style:family="paragraph">
      <style:text-properties style:font-name="Arial" style:font-name-complex="Arial" fo:color="#000000" fo:font-size="12pt" style:font-size-asian="12pt" style:font-size-complex="12pt"/>
    </style:style>
    <style:style style:name="TableColumn866" style:family="table-column">
      <style:table-column-properties style:column-width="6.6798in"/>
    </style:style>
    <style:style style:name="Table865" style:family="table">
      <style:table-properties style:width="6.6798in" style:rel-width="100%" fo:margin-left="0in" table:align="left"/>
    </style:style>
    <style:style style:name="TableRow867" style:family="table-row">
      <style:table-row-properties style:min-row-height="0.3673in"/>
    </style:style>
    <style:style style:name="TableCell868" style:family="table-cell">
      <style:table-cell-properties fo:border="0.0138in solid #000000" fo:background-color="#D9D9D9" style:writing-mode="lr-tb" fo:padding-top="0in" fo:padding-left="0.075in" fo:padding-bottom="0in" fo:padding-right="0.075in"/>
    </style:style>
    <style:style style:name="P869" style:parent-style-name="Normal" style:family="paragraph">
      <style:paragraph-properties style:text-autospace="none"/>
    </style:style>
    <style:style style:name="T870" style:parent-style-name="DefaultParagraphFont" style:family="text">
      <style:text-properties style:font-name="Arial" style:font-name-complex="Arial" fo:font-weight="bold" style:font-weight-asian="bold" fo:color="#000000" fo:font-size="12pt" style:font-size-asian="12pt" style:font-size-complex="12pt"/>
    </style:style>
    <style:style style:name="T871" style:parent-style-name="DefaultParagraphFont" style:family="text">
      <style:text-properties style:font-name="Arial" style:font-name-complex="Arial" fo:font-weight="bold" style:font-weight-asian="bold" fo:color="#000000" fo:font-size="12pt" style:font-size-asian="12pt" style:font-size-complex="12pt"/>
    </style:style>
    <style:style style:name="T872" style:parent-style-name="DefaultParagraphFont" style:family="text">
      <style:text-properties style:font-name="Arial" style:font-name-complex="Arial" fo:font-weight="bold" style:font-weight-asian="bold" fo:color="#000000" fo:font-size="12pt" style:font-size-asian="12pt" style:font-size-complex="12pt"/>
    </style:style>
    <style:style style:name="T873" style:parent-style-name="DefaultParagraphFont" style:family="text">
      <style:text-properties style:font-name="Arial" style:font-name-complex="Arial" fo:font-weight="bold" style:font-weight-asian="bold" fo:color="#000000" fo:font-size="12pt" style:font-size-asian="12pt" style:font-size-complex="12pt"/>
    </style:style>
    <style:style style:name="T874" style:parent-style-name="DefaultParagraphFont" style:family="text">
      <style:text-properties style:font-name="Arial" style:font-name-complex="Arial" fo:color="#000000" fo:font-size="12pt" style:font-size-asian="12pt" style:font-size-complex="12pt"/>
    </style:style>
    <style:style style:name="T875" style:parent-style-name="DefaultParagraphFont" style:family="text">
      <style:text-properties style:font-name="Arial" style:font-name-complex="Arial" fo:font-weight="bold" style:font-weight-asian="bold" fo:color="#000000" fo:font-size="12pt" style:font-size-asian="12pt" style:font-size-complex="12pt"/>
    </style:style>
    <style:style style:name="T876" style:parent-style-name="DefaultParagraphFont" style:family="text">
      <style:text-properties style:font-name="Arial" style:font-name-complex="Arial" fo:color="#000000" fo:font-size="12pt" style:font-size-asian="12pt" style:font-size-complex="12pt"/>
    </style:style>
    <style:style style:name="T877" style:parent-style-name="DefaultParagraphFont" style:family="text">
      <style:text-properties style:font-name="Arial" style:font-name-complex="Arial" fo:color="#000000" fo:font-size="12pt" style:font-size-asian="12pt" style:font-size-complex="12pt"/>
    </style:style>
    <style:style style:name="T878" style:parent-style-name="DefaultParagraphFont" style:family="text">
      <style:text-properties style:font-name="Arial" style:font-name-complex="Arial" fo:color="#000000" fo:font-size="12pt" style:font-size-asian="12pt" style:font-size-complex="12pt"/>
    </style:style>
    <style:style style:name="T879" style:parent-style-name="DefaultParagraphFont" style:family="text">
      <style:text-properties style:font-name="Arial" style:font-name-complex="Arial" fo:color="#000000" fo:font-size="12pt" style:font-size-asian="12pt" style:font-size-complex="12pt"/>
    </style:style>
    <style:style style:name="P880" style:parent-style-name="Normal" style:list-style-name="LFO23" style:family="paragraph">
      <style:paragraph-properties fo:line-height="105%"/>
    </style:style>
    <style:style style:name="T881" style:parent-style-name="DefaultParagraphFont" style:family="text">
      <style:text-properties style:font-name="Arial" style:font-name-asian="Times New Roman" style:font-name-complex="Arial" fo:font-size="12pt" style:font-size-asian="12pt" style:font-size-complex="12pt"/>
    </style:style>
    <style:style style:name="T882" style:parent-style-name="DefaultParagraphFont" style:family="text">
      <style:text-properties style:font-name="Arial" style:font-name-asian="Times New Roman" style:font-name-complex="Arial" fo:color="#000000" fo:font-size="12pt" style:font-size-asian="12pt" style:font-size-complex="12pt"/>
    </style:style>
    <style:style style:name="T883" style:parent-style-name="DefaultParagraphFont" style:family="text">
      <style:text-properties style:font-name="Arial" style:font-name-asian="Times New Roman" style:font-name-complex="Arial" fo:font-size="12pt" style:font-size-asian="12pt" style:font-size-complex="12pt"/>
    </style:style>
    <style:style style:name="T884" style:parent-style-name="DefaultParagraphFont" style:family="text">
      <style:text-properties style:font-name="Arial" style:font-name-asian="Times New Roman" style:font-name-complex="Arial" fo:font-size="12pt" style:font-size-asian="12pt" style:font-size-complex="12pt"/>
    </style:style>
    <style:style style:name="T885" style:parent-style-name="DefaultParagraphFont" style:family="text">
      <style:text-properties style:font-name="Arial" style:font-name-asian="Times New Roman" style:font-name-complex="Arial" fo:font-size="12pt" style:font-size-asian="12pt" style:font-size-complex="12pt"/>
    </style:style>
    <style:style style:name="T886" style:parent-style-name="DefaultParagraphFont" style:family="text">
      <style:text-properties style:font-name="Arial" style:font-name-asian="Times New Roman" style:font-name-complex="Arial" fo:font-size="12pt" style:font-size-asian="12pt" style:font-size-complex="12pt"/>
    </style:style>
    <style:style style:name="T887" style:parent-style-name="Hyperlink" style:family="text">
      <style:text-properties style:font-name="Arial" style:font-name-asian="Times New Roman" style:font-name-complex="Arial" fo:color="#0000FF" fo:font-size="12pt" style:font-size-asian="12pt" style:font-size-complex="12pt"/>
    </style:style>
    <style:style style:name="P888" style:parent-style-name="Normal" style:list-style-name="LFO23" style:family="paragraph">
      <style:paragraph-properties fo:margin-bottom="0.0034in" fo:line-height="100%" fo:margin-right="0.2888in"/>
    </style:style>
    <style:style style:name="T889" style:parent-style-name="DefaultParagraphFont" style:family="text">
      <style:text-properties style:font-name="Arial" style:font-name-asian="Times New Roman" style:font-name-complex="Arial" fo:color="#000000" fo:font-size="12pt" style:font-size-asian="12pt" style:font-size-complex="12pt"/>
    </style:style>
    <style:style style:name="T890" style:parent-style-name="DefaultParagraphFont" style:family="text">
      <style:text-properties style:font-name="Arial" style:font-name-asian="Times New Roman" style:font-name-complex="Arial" fo:color="#000000" fo:font-size="12pt" style:font-size-asian="12pt" style:font-size-complex="12pt"/>
    </style:style>
    <style:style style:name="T891" style:parent-style-name="DefaultParagraphFont" style:family="text">
      <style:text-properties style:font-name="Arial" style:font-name-asian="Times New Roman" style:font-name-complex="Arial" fo:color="#000000" fo:font-size="12pt" style:font-size-asian="12pt" style:font-size-complex="12pt"/>
    </style:style>
    <style:style style:name="T89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T893" style:parent-style-name="DefaultParagraphFont" style:family="text">
      <style:text-properties style:font-name="Arial" style:font-name-asian="Times New Roman" style:font-name-complex="Arial" fo:color="#000000" fo:font-size="12pt" style:font-size-asian="12pt" style:font-size-complex="12pt"/>
    </style:style>
    <style:style style:name="P894" style:parent-style-name="Normal" style:family="paragraph">
      <style:paragraph-properties fo:margin-bottom="0.0034in" fo:line-height="100%" fo:margin-left="0.5in" fo:margin-right="0.2888in">
        <style:tab-stops/>
      </style:paragraph-properties>
      <style:text-properties style:font-name="Arial" style:font-name-asian="Times New Roman" style:font-name-complex="Arial" fo:font-size="12pt" style:font-size-asian="12pt" style:font-size-complex="12pt"/>
    </style:style>
    <style:style style:name="P895" style:parent-style-name="Normal" style:list-style-name="LFO23" style:family="paragraph">
      <style:paragraph-properties fo:margin-bottom="0.0034in" fo:line-height="100%" fo:margin-right="0.2888in"/>
    </style:style>
    <style:style style:name="T896" style:parent-style-name="DefaultParagraphFont" style:family="text">
      <style:text-properties style:font-name="Arial" style:font-name-asian="Times New Roman" style:font-name-complex="Arial" fo:font-size="12pt" style:font-size-asian="12pt" style:font-size-complex="12pt"/>
    </style:style>
    <style:style style:name="T897" style:parent-style-name="DefaultParagraphFont" style:family="text">
      <style:text-properties style:font-name="Arial" style:font-name-asian="Times New Roman" style:font-name-complex="Arial" fo:font-size="12pt" style:font-size-asian="12pt" style:font-size-complex="12pt"/>
    </style:style>
    <style:style style:name="T898" style:parent-style-name="DefaultParagraphFont" style:family="text">
      <style:text-properties style:font-name="Arial" style:font-name-asian="Times New Roman" style:font-name-complex="Arial" fo:font-size="12pt" style:font-size-asian="12pt" style:font-size-complex="12pt"/>
    </style:style>
    <style:style style:name="T89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style>
    <style:style style:name="T900" style:parent-style-name="DefaultParagraphFont" style:family="text">
      <style:text-properties style:font-name="Arial" style:font-name-asian="Times New Roman" style:font-name-complex="Arial" fo:font-size="12pt" style:font-size-asian="12pt" style:font-size-complex="12pt"/>
    </style:style>
    <style:style style:name="T901" style:parent-style-name="DefaultParagraphFont" style:family="text">
      <style:text-properties style:font-name="Arial" style:font-name-asian="Times New Roman" style:font-name-complex="Arial" fo:font-size="12pt" style:font-size-asian="12pt" style:font-size-complex="12pt"/>
    </style:style>
    <style:style style:name="T902" style:parent-style-name="DefaultParagraphFont" style:family="text">
      <style:text-properties style:font-name="Arial" style:font-name-asian="Times New Roman" style:font-name-complex="Arial" fo:font-size="12pt" style:font-size-asian="12pt" style:font-size-complex="12pt"/>
    </style:style>
    <style:style style:name="P903" style:parent-style-name="NoSpacing" style:family="paragraph">
      <style:text-properties style:font-name="Arial" style:font-name-complex="Arial" fo:color="#000000" fo:font-size="12pt" style:font-size-asian="12pt" style:font-size-complex="12pt"/>
    </style:style>
    <style:style style:name="P904" style:parent-style-name="NoSpacing" style:family="paragraph">
      <style:text-properties style:font-name="Arial" style:font-name-complex="Arial" fo:color="#000000" fo:font-size="12pt" style:font-size-asian="12pt" style:font-size-complex="12pt"/>
    </style:style>
    <style:style style:name="P905" style:parent-style-name="NoSpacing" style:family="paragraph">
      <style:text-properties style:font-name="Arial" style:font-name-complex="Arial" fo:color="#000000" fo:font-size="12pt" style:font-size-asian="12pt" style:font-size-complex="12pt"/>
    </style:style>
    <style:style style:name="P906" style:parent-style-name="NoSpacing" style:family="paragraph">
      <style:text-properties style:font-name="Arial" style:font-name-complex="Arial" fo:color="#000000" fo:font-size="12pt" style:font-size-asian="12pt" style:font-size-complex="12pt"/>
    </style:style>
    <style:style style:name="P907" style:parent-style-name="NoSpacing" style:family="paragraph">
      <style:text-properties style:font-name="Arial" style:font-name-complex="Arial" fo:color="#000000" fo:font-size="12pt" style:font-size-asian="12pt" style:font-size-complex="12pt"/>
    </style:style>
    <style:style style:name="TableColumn909" style:family="table-column">
      <style:table-column-properties style:column-width="6.6868in" style:use-optimal-column-width="false"/>
    </style:style>
    <style:style style:name="Table908" style:family="table">
      <style:table-properties style:width="6.6868in" style:rel-width="100%" fo:margin-left="0in" table:align="center"/>
    </style:style>
    <style:style style:name="TableRow910" style:family="table-row">
      <style:table-row-properties style:min-row-height="0.3673in" style:use-optimal-row-height="false"/>
    </style:style>
    <style:style style:name="TableCell911" style:family="table-cell">
      <style:table-cell-properties fo:border="0.0069in solid #000000" fo:background-color="#D9D9D9" style:writing-mode="lr-tb" fo:padding-top="0in" fo:padding-left="0.075in" fo:padding-bottom="0in" fo:padding-right="0.075in"/>
    </style:style>
    <style:style style:name="P912" style:parent-style-name="Normal" style:family="paragraph">
      <style:paragraph-properties style:text-autospace="none" fo:margin-bottom="0in" fo:line-height="100%"/>
    </style:style>
    <style:style style:name="T913"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914"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915" style:parent-style-name="Normal" style:family="paragraph">
      <style:paragraph-properties style:text-autospace="none" fo:margin-bottom="0in" fo:line-height="100%"/>
    </style:style>
    <style:style style:name="T916" style:parent-style-name="DefaultParagraphFont" style:family="text">
      <style:text-properties style:font-name="Arial" style:font-name-complex="Arial" fo:color="#000000" fo:font-size="12pt" style:font-size-asian="12pt" style:font-size-complex="12pt"/>
    </style:style>
    <style:style style:name="T917" style:parent-style-name="DefaultParagraphFont" style:family="text">
      <style:text-properties style:font-name="Arial" style:font-name-complex="Arial" fo:color="#000000" fo:font-size="12pt" style:font-size-asian="12pt" style:font-size-complex="12pt"/>
    </style:style>
    <style:style style:name="T918" style:parent-style-name="DefaultParagraphFont" style:family="text">
      <style:text-properties style:font-name="Arial" style:font-name-complex="Arial" fo:color="#000000" fo:font-size="12pt" style:font-size-asian="12pt" style:font-size-complex="12pt"/>
    </style:style>
    <style:style style:name="T91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920" style:parent-style-name="DefaultParagraphFont" style:family="text">
      <style:text-properties style:font-name="Arial" style:font-name-complex="Arial" fo:color="#000000" fo:font-size="12pt" style:font-size-asian="12pt" style:font-size-complex="12pt"/>
    </style:style>
    <style:style style:name="T921" style:parent-style-name="DefaultParagraphFont" style:family="text">
      <style:text-properties style:font-name="Arial" style:font-name-complex="Arial" fo:color="#000000" fo:font-size="12pt" style:font-size-asian="12pt" style:font-size-complex="12pt"/>
    </style:style>
    <style:style style:name="T922" style:parent-style-name="DefaultParagraphFont" style:family="text">
      <style:text-properties style:font-name="Arial" style:font-name-complex="Arial" fo:color="#000000" fo:font-size="12pt" style:font-size-asian="12pt" style:font-size-complex="12pt"/>
    </style:style>
    <style:style style:name="T923" style:parent-style-name="DefaultParagraphFont" style:family="text">
      <style:text-properties style:font-name="Arial" style:font-name-complex="Arial" fo:color="#000000" fo:font-size="12pt" style:font-size-asian="12pt" style:font-size-complex="12pt"/>
    </style:style>
    <style:style style:name="T924" style:parent-style-name="DefaultParagraphFont" style:family="text">
      <style:text-properties style:font-name="Arial" style:font-name-complex="Arial" fo:color="#000000" fo:font-size="12pt" style:font-size-asian="12pt" style:font-size-complex="12pt"/>
    </style:style>
    <style:style style:name="P925" style:parent-style-name="Normal" style:family="paragraph">
      <style:paragraph-properties style:text-autospace="none" fo:margin-bottom="0in" fo:line-height="100%"/>
      <style:text-properties style:font-name="Arial" style:font-name-complex="Arial" fo:color="#000000" fo:font-size="12pt" style:font-size-asian="12pt" style:font-size-complex="12pt"/>
    </style:style>
    <style:style style:name="P926" style:parent-style-name="ListParagraph" style:list-style-name="LFO23" style:family="paragraph">
      <style:paragraph-properties style:text-autospace="none" fo:margin-bottom="0in" fo:line-height="100%"/>
      <style:text-properties style:font-name="Arial" style:font-name-complex="Arial" fo:color="#000000" fo:font-size="12pt" style:font-size-asian="12pt" style:font-size-complex="12pt"/>
    </style:style>
    <style:style style:name="P927" style:parent-style-name="ListParagraph" style:list-style-name="LFO23" style:family="paragraph">
      <style:paragraph-properties style:text-autospace="none" fo:margin-bottom="0in" fo:line-height="100%"/>
    </style:style>
    <style:style style:name="T92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929" style:parent-style-name="DefaultParagraphFont" style:family="text">
      <style:text-properties style:font-name="Arial" style:font-name-complex="Arial" fo:color="#000000" fo:font-size="12pt" style:font-size-asian="12pt" style:font-size-complex="12pt"/>
    </style:style>
    <style:style style:name="P930" style:parent-style-name="ListParagraph" style:list-style-name="LFO23" style:family="paragraph">
      <style:paragraph-properties style:text-autospace="none" fo:margin-bottom="0in" fo:line-height="100%"/>
    </style:style>
    <style:style style:name="T931" style:parent-style-name="DefaultParagraphFont" style:family="text">
      <style:text-properties style:font-name="Arial" style:font-name-complex="Arial" fo:font-weight="bold" style:font-weight-asian="bold" fo:color="#000000" fo:font-size="12pt" style:font-size-asian="12pt" style:font-size-complex="12pt"/>
    </style:style>
    <style:style style:name="T932" style:parent-style-name="DefaultParagraphFont" style:family="text">
      <style:text-properties style:font-name="Arial" style:font-name-complex="Arial" fo:color="#000000" fo:font-size="12pt" style:font-size-asian="12pt" style:font-size-complex="12pt"/>
    </style:style>
    <style:style style:name="T933" style:parent-style-name="DefaultParagraphFont" style:family="text">
      <style:text-properties style:font-name="Arial" style:font-name-complex="Arial" fo:color="#000000" fo:font-size="12pt" style:font-size-asian="12pt" style:font-size-complex="12pt"/>
    </style:style>
    <style:style style:name="T934" style:parent-style-name="DefaultParagraphFont" style:family="text">
      <style:text-properties style:font-name="Arial" style:font-name-complex="Arial" fo:color="#000000" fo:font-size="12pt" style:font-size-asian="12pt" style:font-size-complex="12pt"/>
    </style:style>
    <style:style style:name="T935" style:parent-style-name="DefaultParagraphFont" style:family="text">
      <style:text-properties style:font-name="Arial" style:font-name-complex="Arial" fo:color="#000000" fo:font-size="12pt" style:font-size-asian="12pt" style:font-size-complex="12pt"/>
    </style:style>
    <style:style style:name="T936" style:parent-style-name="DefaultParagraphFont" style:family="text">
      <style:text-properties style:font-name="Arial" style:font-name-complex="Arial" fo:color="#000000" fo:font-size="12pt" style:font-size-asian="12pt" style:font-size-complex="12pt"/>
    </style:style>
    <style:style style:name="T937" style:parent-style-name="DefaultParagraphFont" style:family="text">
      <style:text-properties style:font-name="Arial" style:font-name-complex="Arial" fo:color="#000000" fo:font-size="12pt" style:font-size-asian="12pt" style:font-size-complex="12pt"/>
    </style:style>
    <style:style style:name="T938" style:parent-style-name="DefaultParagraphFont" style:family="text">
      <style:text-properties style:font-name="Arial" style:font-name-complex="Arial" fo:color="#000000" fo:font-size="12pt" style:font-size-asian="12pt" style:font-size-complex="12pt"/>
    </style:style>
    <style:style style:name="P939" style:parent-style-name="ListParagraph" style:list-style-name="LFO23" style:family="paragraph">
      <style:paragraph-properties style:text-autospace="none" fo:margin-bottom="0in" fo:line-height="100%"/>
    </style:style>
    <style:style style:name="T940" style:parent-style-name="DefaultParagraphFont" style:family="text">
      <style:text-properties style:font-name="Arial" style:font-name-complex="Arial" fo:font-weight="bold" style:font-weight-asian="bold" fo:color="#000000" fo:font-size="12pt" style:font-size-asian="12pt" style:font-size-complex="12pt"/>
    </style:style>
    <style:style style:name="T941" style:parent-style-name="DefaultParagraphFont" style:family="text">
      <style:text-properties style:font-name="Arial" style:font-name-complex="Arial" fo:color="#000000" fo:font-size="12pt" style:font-size-asian="12pt" style:font-size-complex="12pt"/>
    </style:style>
    <style:style style:name="P942" style:parent-style-name="ListParagraph" style:list-style-name="LFO23" style:family="paragraph">
      <style:paragraph-properties style:text-autospace="none" fo:margin-bottom="0in" fo:line-height="100%"/>
    </style:style>
    <style:style style:name="T94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944" style:parent-style-name="DefaultParagraphFont" style:family="text">
      <style:text-properties style:font-name="Arial" style:font-name-complex="Arial" fo:font-size="12pt" style:font-size-asian="12pt" style:font-size-complex="12pt"/>
    </style:style>
    <style:style style:name="T945" style:parent-style-name="DefaultParagraphFont" style:family="text">
      <style:text-properties style:font-name="Arial" style:font-name-complex="Arial" fo:font-size="12pt" style:font-size-asian="12pt" style:font-size-complex="12pt"/>
    </style:style>
    <style:style style:name="T946" style:parent-style-name="DefaultParagraphFont" style:family="text">
      <style:text-properties style:font-name="Arial" style:font-name-complex="Arial" fo:font-size="12pt" style:font-size-asian="12pt" style:font-size-complex="12pt"/>
    </style:style>
    <style:style style:name="T947" style:parent-style-name="DefaultParagraphFont" style:family="text">
      <style:text-properties style:font-name="Arial" style:font-name-complex="Arial" fo:font-size="12pt" style:font-size-asian="12pt" style:font-size-complex="12pt"/>
    </style:style>
    <style:style style:name="P948" style:parent-style-name="Normal" style:family="paragraph">
      <style:paragraph-properties fo:margin-bottom="0.0034in" fo:line-height="103%" fo:margin-right="0.2888in"/>
      <style:text-properties style:font-name="Arial" style:font-name-complex="Arial" fo:font-size="12pt" style:font-size-asian="12pt" style:font-size-complex="12pt"/>
    </style:style>
    <style:style style:name="TableColumn950" style:family="table-column">
      <style:table-column-properties style:column-width="6.6868in" style:use-optimal-column-width="false"/>
    </style:style>
    <style:style style:name="Table949" style:family="table">
      <style:table-properties style:width="6.6868in" style:rel-width="100%" fo:margin-left="0in" table:align="center"/>
    </style:style>
    <style:style style:name="TableRow951" style:family="table-row">
      <style:table-row-properties style:min-row-height="0.3673in" style:use-optimal-row-height="false"/>
    </style:style>
    <style:style style:name="TableCell952" style:family="table-cell">
      <style:table-cell-properties fo:border="0.0069in solid #000000" fo:background-color="#D9D9D9" style:writing-mode="lr-tb" fo:padding-top="0in" fo:padding-left="0.075in" fo:padding-bottom="0in" fo:padding-right="0.075in"/>
    </style:style>
    <style:style style:name="P953" style:parent-style-name="Normal" style:family="paragraph">
      <style:paragraph-properties style:text-autospace="none" fo:margin-bottom="0in" fo:line-height="100%"/>
    </style:style>
    <style:style style:name="T954"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95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956" style:parent-style-name="Normal" style:family="paragraph">
      <style:paragraph-properties style:text-autospace="none" fo:margin-bottom="0in" fo:line-height="100%"/>
    </style:style>
    <style:style style:name="T957" style:parent-style-name="DefaultParagraphFont" style:family="text">
      <style:text-properties style:font-name="Arial" style:font-name-complex="Arial" fo:font-size="12pt" style:font-size-asian="12pt" style:font-size-complex="12pt"/>
    </style:style>
    <style:style style:name="T958" style:parent-style-name="DefaultParagraphFont" style:family="text">
      <style:text-properties style:font-name="Arial" style:font-name-complex="Arial" fo:font-size="12pt" style:font-size-asian="12pt" style:font-size-complex="12pt"/>
    </style:style>
    <style:style style:name="T95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960" style:parent-style-name="DefaultParagraphFont" style:family="text">
      <style:text-properties style:font-name="Arial" style:font-name-complex="Arial" fo:font-size="12pt" style:font-size-asian="12pt" style:font-size-complex="12pt"/>
    </style:style>
    <style:style style:name="T961" style:parent-style-name="DefaultParagraphFont" style:family="text">
      <style:text-properties style:font-name="Arial" style:font-name-complex="Arial" fo:font-size="12pt" style:font-size-asian="12pt" style:font-size-complex="12pt"/>
    </style:style>
    <style:style style:name="T962" style:parent-style-name="DefaultParagraphFont" style:family="text">
      <style:text-properties style:font-name="Arial" style:font-name-complex="Arial" fo:font-size="12pt" style:font-size-asian="12pt" style:font-size-complex="12pt"/>
    </style:style>
    <style:style style:name="P963" style:parent-style-name="NoSpacing" style:family="paragraph">
      <style:paragraph-properties fo:margin-left="0.2958in">
        <style:tab-stops/>
      </style:paragraph-properties>
      <style:text-properties style:font-name="Arial" style:font-name-complex="Arial" fo:color="#000000" fo:font-size="12pt" style:font-size-asian="12pt" style:font-size-complex="12pt"/>
    </style:style>
    <style:style style:name="P964" style:parent-style-name="ListParagraph" style:list-style-name="LFO23" style:family="paragraph">
      <style:paragraph-properties fo:margin-bottom="0.1666in" fo:line-height="100%">
        <style:tab-stops>
          <style:tab-stop style:type="left" style:position="0.0458in"/>
        </style:tab-stops>
      </style:paragraph-properties>
    </style:style>
    <style:style style:name="T965" style:parent-style-name="DefaultParagraphFont" style:family="text">
      <style:text-properties style:font-name="Arial" style:font-name-complex="Arial" fo:font-size="12pt" style:font-size-asian="12pt" style:font-size-complex="12pt" style:language-asian="en" style:country-asian="GB"/>
    </style:style>
    <style:style style:name="T966" style:parent-style-name="DefaultParagraphFont" style:family="text">
      <style:text-properties style:font-name="Arial" style:font-name-complex="Arial" fo:font-size="12pt" style:font-size-asian="12pt" style:font-size-complex="12pt" style:language-asian="en" style:country-asian="GB"/>
    </style:style>
    <style:style style:name="T967"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968" style:parent-style-name="DefaultParagraphFont" style:family="text">
      <style:text-properties style:font-name="Arial" style:font-name-complex="Arial" fo:font-size="12pt" style:font-size-asian="12pt" style:font-size-complex="12pt" style:language-asian="en" style:country-asian="GB"/>
    </style:style>
    <style:style style:name="P969" style:parent-style-name="NoSpacing" style:list-style-name="LFO23" style:family="paragraph">
      <style:text-properties style:font-name="Arial" style:font-name-complex="Arial" fo:font-size="12pt" style:font-size-asian="12pt" style:font-size-complex="12pt"/>
    </style:style>
    <style:style style:name="P970" style:parent-style-name="NoSpacing" style:family="paragraph">
      <style:text-properties style:font-name="Arial" style:font-name-complex="Arial" fo:color="#000000" fo:font-size="12pt" style:font-size-asian="12pt" style:font-size-complex="12pt"/>
    </style:style>
    <style:style style:name="P971" style:parent-style-name="NoSpacing" style:list-style-name="LFO23" style:family="paragraph"/>
    <style:style style:name="T972" style:parent-style-name="DefaultParagraphFont" style:family="text">
      <style:text-properties style:font-name="Arial" style:font-name-complex="Arial" fo:font-size="12pt" style:font-size-asian="12pt" style:font-size-complex="12pt"/>
    </style:style>
    <style:style style:name="T973" style:parent-style-name="DefaultParagraphFont" style:family="text">
      <style:text-properties style:font-name="Arial" style:font-name-complex="Arial" fo:font-size="12pt" style:font-size-asian="12pt" style:font-size-complex="12pt"/>
    </style:style>
    <style:style style:name="T974" style:parent-style-name="DefaultParagraphFont" style:family="text">
      <style:text-properties style:font-name="Arial" style:font-name-complex="Arial" fo:font-size="12pt" style:font-size-asian="12pt" style:font-size-complex="12pt"/>
    </style:style>
    <style:style style:name="T975" style:parent-style-name="DefaultParagraphFont" style:family="text">
      <style:text-properties style:font-name="Arial" style:font-name-complex="Arial" fo:font-size="12pt" style:font-size-asian="12pt" style:font-size-complex="12pt"/>
    </style:style>
    <style:style style:name="T976" style:parent-style-name="DefaultParagraphFont" style:family="text">
      <style:text-properties style:font-name="Arial" style:font-name-complex="Arial" fo:font-size="12pt" style:font-size-asian="12pt" style:font-size-complex="12pt"/>
    </style:style>
    <style:style style:name="T97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978" style:parent-style-name="DefaultParagraphFont" style:family="text">
      <style:text-properties style:font-name="Arial" style:font-name-complex="Arial" fo:font-size="12pt" style:font-size-asian="12pt" style:font-size-complex="12pt"/>
    </style:style>
    <style:style style:name="T979" style:parent-style-name="DefaultParagraphFont" style:family="text">
      <style:text-properties style:font-name="Arial" style:font-name-complex="Arial" fo:font-size="12pt" style:font-size-asian="12pt" style:font-size-complex="12pt"/>
    </style:style>
    <style:style style:name="T980" style:parent-style-name="DefaultParagraphFont" style:family="text">
      <style:text-properties style:font-name="Arial" style:font-name-complex="Arial" fo:font-size="12pt" style:font-size-asian="12pt" style:font-size-complex="12pt"/>
    </style:style>
    <style:style style:name="P981" style:parent-style-name="NoSpacing" style:family="paragraph">
      <style:text-properties style:font-name="Arial" style:font-name-complex="Arial" fo:color="#000000" fo:font-size="12pt" style:font-size-asian="12pt" style:font-size-complex="12pt"/>
    </style:style>
    <style:style style:name="TableColumn983" style:family="table-column">
      <style:table-column-properties style:column-width="6.6868in" style:use-optimal-column-width="false"/>
    </style:style>
    <style:style style:name="Table982" style:family="table">
      <style:table-properties style:width="6.6868in" style:rel-width="100%" fo:margin-left="0in" table:align="center"/>
    </style:style>
    <style:style style:name="TableRow984" style:family="table-row">
      <style:table-row-properties style:min-row-height="0.3673in" style:use-optimal-row-height="false"/>
    </style:style>
    <style:style style:name="TableCell985" style:family="table-cell">
      <style:table-cell-properties fo:border="0.0069in solid #000000" fo:background-color="#D9D9D9" style:writing-mode="lr-tb" fo:padding-top="0in" fo:padding-left="0.075in" fo:padding-bottom="0in" fo:padding-right="0.075in"/>
    </style:style>
    <style:style style:name="P986"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2pt" style:font-size-asian="12pt" style:font-size-complex="12pt"/>
    </style:style>
    <style:style style:name="P987" style:parent-style-name="Normal" style:family="paragraph">
      <style:paragraph-properties style:text-autospace="none" fo:margin-bottom="0in" fo:line-height="100%"/>
    </style:style>
    <style:style style:name="T988" style:parent-style-name="DefaultParagraphFont" style:family="text">
      <style:text-properties style:font-name="Arial" style:font-name-complex="Arial" fo:color="#000000" fo:font-size="12pt" style:font-size-asian="12pt" style:font-size-complex="12pt"/>
    </style:style>
    <style:style style:name="T98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990" style:parent-style-name="DefaultParagraphFont" style:family="text">
      <style:text-properties style:font-name="Arial" style:font-name-complex="Arial" fo:color="#000000" fo:font-size="12pt" style:font-size-asian="12pt" style:font-size-complex="12pt"/>
    </style:style>
    <style:style style:name="T991" style:parent-style-name="DefaultParagraphFont" style:family="text">
      <style:text-properties style:font-name="Arial" style:font-name-complex="Arial" fo:color="#000000" fo:font-size="12pt" style:font-size-asian="12pt" style:font-size-complex="12pt"/>
    </style:style>
    <style:style style:name="P992" style:parent-style-name="Normal" style:family="paragraph">
      <style:paragraph-properties style:text-autospace="none" fo:margin-bottom="0in" fo:line-height="100%"/>
      <style:text-properties style:font-name="Arial" style:font-name-complex="Arial" fo:color="#000000" fo:font-size="12pt" style:font-size-asian="12pt" style:font-size-complex="12pt"/>
    </style:style>
    <style:style style:name="P993" style:parent-style-name="Normal" style:family="paragraph">
      <style:paragraph-properties style:text-autospace="none" fo:margin-bottom="0in" fo:line-height="100%"/>
    </style:style>
    <style:style style:name="T994" style:parent-style-name="DefaultParagraphFont" style:family="text">
      <style:text-properties style:font-name="Arial" style:font-name-complex="Arial" fo:color="#000000" fo:font-size="12pt" style:font-size-asian="12pt" style:font-size-complex="12pt"/>
    </style:style>
    <style:style style:name="T99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996" style:parent-style-name="DefaultParagraphFont" style:family="text">
      <style:text-properties style:font-name="Arial" style:font-name-complex="Arial" fo:color="#000000" fo:font-size="12pt" style:font-size-asian="12pt" style:font-size-complex="12pt"/>
    </style:style>
    <style:style style:name="P997" style:parent-style-name="ListParagraph" style:list-style-name="LFO9" style:family="paragraph">
      <style:paragraph-properties style:text-autospace="none" fo:margin-bottom="0in" fo:line-height="100%"/>
      <style:text-properties style:font-name="Arial" style:font-name-complex="Arial" fo:color="#000000" fo:font-size="12pt" style:font-size-asian="12pt" style:font-size-complex="12pt"/>
    </style:style>
    <style:style style:name="P998" style:parent-style-name="ListParagraph" style:list-style-name="LFO9" style:family="paragraph">
      <style:paragraph-properties style:text-autospace="none" fo:margin-bottom="0in" fo:line-height="100%"/>
      <style:text-properties style:font-name="Arial" style:font-name-complex="Arial" fo:color="#000000" fo:font-size="12pt" style:font-size-asian="12pt" style:font-size-complex="12pt"/>
    </style:style>
    <style:style style:name="P999" style:parent-style-name="ListParagraph" style:family="paragraph">
      <style:paragraph-properties style:text-autospace="none" fo:margin-bottom="0in" fo:line-height="100%" fo:margin-left="0.8409in">
        <style:tab-stops/>
      </style:paragraph-properties>
      <style:text-properties style:font-name="Arial" style:font-name-complex="Arial" fo:color="#000000" fo:font-size="12pt" style:font-size-asian="12pt" style:font-size-complex="12pt"/>
    </style:style>
    <style:style style:name="P1000" style:parent-style-name="ListParagraph" style:list-style-name="LFO23" style:family="paragraph"/>
    <style:style style:name="T1001" style:parent-style-name="DefaultParagraphFont" style:family="text">
      <style:text-properties style:font-name="Arial" style:font-name-complex="Arial" fo:color="#000000" fo:font-size="12pt" style:font-size-asian="12pt" style:font-size-complex="12pt"/>
    </style:style>
    <style:style style:name="T100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1003" style:parent-style-name="DefaultParagraphFont" style:family="text">
      <style:text-properties style:font-name="Arial" style:font-name-complex="Arial" fo:color="#000000" fo:font-size="12pt" style:font-size-asian="12pt" style:font-size-complex="12pt"/>
    </style:style>
    <style:style style:name="T1004" style:parent-style-name="DefaultParagraphFont" style:family="text">
      <style:text-properties style:font-name="Arial" style:font-name-complex="Arial" fo:color="#000000" fo:font-size="12pt" style:font-size-asian="12pt" style:font-size-complex="12pt"/>
    </style:style>
    <style:style style:name="T1005" style:parent-style-name="DefaultParagraphFont" style:family="text">
      <style:text-properties style:font-name="Arial" style:font-name-complex="Arial" fo:color="#000000" fo:font-size="12pt" style:font-size-asian="12pt" style:font-size-complex="12pt"/>
    </style:style>
    <style:style style:name="T1006" style:parent-style-name="DefaultParagraphFont" style:family="text">
      <style:text-properties style:font-name="Arial" style:font-name-complex="Arial" fo:color="#000000" fo:font-size="12pt" style:font-size-asian="12pt" style:font-size-complex="12pt"/>
    </style:style>
    <style:style style:name="T1007" style:parent-style-name="DefaultParagraphFont" style:family="text">
      <style:text-properties style:font-name="Arial" style:font-name-complex="Arial" fo:color="#000000" fo:font-size="12pt" style:font-size-asian="12pt" style:font-size-complex="12pt"/>
    </style:style>
    <style:style style:name="T1008" style:parent-style-name="DefaultParagraphFont" style:family="text">
      <style:text-properties style:font-name="Arial" style:font-name-complex="Arial" fo:color="#000000" fo:font-size="12pt" style:font-size-asian="12pt" style:font-size-complex="12pt"/>
    </style:style>
    <style:style style:name="T1009" style:parent-style-name="DefaultParagraphFont" style:family="text">
      <style:text-properties style:font-name="Arial" style:font-name-complex="Arial" fo:color="#000000" fo:font-size="12pt" style:font-size-asian="12pt" style:font-size-complex="12pt"/>
    </style:style>
    <style:style style:name="T1010" style:parent-style-name="DefaultParagraphFont" style:family="text">
      <style:text-properties style:font-name="Arial" style:font-name-complex="Arial" fo:color="#000000" fo:font-size="12pt" style:font-size-asian="12pt" style:font-size-complex="12pt"/>
    </style:style>
    <style:style style:name="T1011" style:parent-style-name="DefaultParagraphFont" style:family="text">
      <style:text-properties style:font-name="Arial" style:font-name-complex="Arial" fo:color="#000000" fo:font-size="12pt" style:font-size-asian="12pt" style:font-size-complex="12pt"/>
    </style:style>
    <style:style style:name="T1012" style:parent-style-name="DefaultParagraphFont" style:family="text">
      <style:text-properties style:font-name="Arial" style:font-name-complex="Arial" fo:color="#000000" fo:font-size="12pt" style:font-size-asian="12pt" style:font-size-complex="12pt"/>
    </style:style>
    <style:style style:name="TableColumn1014" style:family="table-column">
      <style:table-column-properties style:column-width="6.6868in" style:use-optimal-column-width="false"/>
    </style:style>
    <style:style style:name="Table1013" style:family="table">
      <style:table-properties style:width="6.6868in" style:rel-width="100%" fo:margin-left="0in" table:align="center"/>
    </style:style>
    <style:style style:name="TableRow1015" style:family="table-row">
      <style:table-row-properties style:min-row-height="0.3673in" style:use-optimal-row-height="false"/>
    </style:style>
    <style:style style:name="TableCell1016" style:family="table-cell">
      <style:table-cell-properties fo:border="0.0069in solid #000000" fo:background-color="#D9D9D9" style:writing-mode="lr-tb" fo:padding-top="0in" fo:padding-left="0.075in" fo:padding-bottom="0in" fo:padding-right="0.075in"/>
    </style:style>
    <style:style style:name="P1017" style:parent-style-name="Normal" style:family="paragraph">
      <style:paragraph-properties fo:margin-bottom="0.0034in" fo:line-height="103%" fo:margin-right="0.2888in"/>
    </style:style>
    <style:style style:name="T101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101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1020"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P1021" style:parent-style-name="Normal" style:family="paragraph">
      <style:paragraph-properties fo:margin-bottom="0.0034in" fo:line-height="103%" fo:margin-right="0.2888in"/>
    </style:style>
    <style:style style:name="T1022" style:parent-style-name="DefaultParagraphFont" style:family="text">
      <style:text-properties style:font-name="Arial" style:font-name-complex="Arial" fo:color="#000000" fo:font-size="12pt" style:font-size-asian="12pt" style:font-size-complex="12pt"/>
    </style:style>
    <style:style style:name="T1023"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1024" style:parent-style-name="DefaultParagraphFont" style:family="text">
      <style:text-properties style:font-name="Arial" style:font-name-complex="Arial" fo:color="#000000" fo:font-size="12pt" style:font-size-asian="12pt" style:font-size-complex="12pt"/>
    </style:style>
    <style:style style:name="T1025" style:parent-style-name="DefaultParagraphFont" style:family="text">
      <style:text-properties fo:font-size="12pt" style:font-size-asian="12pt" style:font-size-complex="12pt"/>
    </style:style>
    <style:style style:name="P1026" style:parent-style-name="ListParagraph" style:family="paragraph">
      <style:paragraph-properties fo:margin-left="0.25in">
        <style:tab-stops/>
      </style:paragraph-properties>
      <style:text-properties style:font-name="Arial" style:font-name-complex="Arial" fo:font-weight="bold" style:font-weight-asian="bold" fo:font-size="12pt" style:font-size-asian="12pt" style:font-size-complex="12pt"/>
    </style:style>
    <style:style style:name="P1027" style:parent-style-name="ListParagraph" style:list-style-name="LFO23" style:family="paragraph"/>
    <style:style style:name="T1028" style:parent-style-name="DefaultParagraphFont" style:family="text">
      <style:text-properties style:font-name="Arial" style:font-name-complex="Arial" style:font-weight-complex="bold" fo:font-size="12pt" style:font-size-asian="12pt" style:font-size-complex="12pt"/>
    </style:style>
    <style:style style:name="T1029" style:parent-style-name="DefaultParagraphFont" style:family="text">
      <style:text-properties style:font-name="Arial" style:font-name-complex="Arial" fo:font-size="12pt" style:font-size-asian="12pt" style:font-size-complex="12pt"/>
    </style:style>
    <style:style style:name="T1030" style:parent-style-name="DefaultParagraphFont" style:family="text">
      <style:text-properties style:font-name="Arial" style:font-name-complex="Arial" style:font-weight-complex="bold" fo:font-size="12pt" style:font-size-asian="12pt" style:font-size-complex="12pt"/>
    </style:style>
    <style:style style:name="T1031" style:parent-style-name="DefaultParagraphFont" style:family="text">
      <style:text-properties style:font-name="Arial" style:font-name-complex="Arial" fo:font-size="12pt" style:font-size-asian="12pt" style:font-size-complex="12pt"/>
    </style:style>
    <style:style style:name="T1032" style:parent-style-name="DefaultParagraphFont" style:family="text">
      <style:text-properties style:font-name="Arial" style:font-name-complex="Arial" fo:font-size="12pt" style:font-size-asian="12pt" style:font-size-complex="12pt"/>
    </style:style>
    <style:style style:name="T1033" style:parent-style-name="DefaultParagraphFont" style:family="text">
      <style:text-properties style:font-name="Arial" style:font-name-complex="Arial" fo:font-size="12pt" style:font-size-asian="12pt" style:font-size-complex="12pt"/>
    </style:style>
    <style:style style:name="T1034" style:parent-style-name="DefaultParagraphFont" style:family="text">
      <style:text-properties style:font-name="Arial" style:font-name-complex="Arial" fo:font-size="12pt" style:font-size-asian="12pt" style:font-size-complex="12pt"/>
    </style:style>
    <style:style style:name="P1035" style:parent-style-name="ListParagraph" style:family="paragraph">
      <style:paragraph-properties fo:margin-left="0.25in">
        <style:tab-stops/>
      </style:paragraph-properties>
      <style:text-properties style:font-name="Arial" style:font-name-complex="Arial" fo:font-weight="bold" style:font-weight-asian="bold" fo:font-size="12pt" style:font-size-asian="12pt" style:font-size-complex="12pt"/>
    </style:style>
    <style:style style:name="P1036" style:parent-style-name="ListParagraph" style:list-style-name="LFO31" style:family="paragraph"/>
    <style:style style:name="T1037" style:parent-style-name="DefaultParagraphFont" style:family="text">
      <style:text-properties style:font-name="Arial" style:font-name-complex="Arial" fo:font-size="12pt" style:font-size-asian="12pt" style:font-size-complex="12pt"/>
    </style:style>
    <style:style style:name="T1038" style:parent-style-name="DefaultParagraphFont" style:family="text">
      <style:text-properties style:font-name="Arial" style:font-name-complex="Arial" style:font-weight-complex="bold" fo:font-size="12pt" style:font-size-asian="12pt" style:font-size-complex="12pt"/>
    </style:style>
    <style:style style:name="T1039" style:parent-style-name="DefaultParagraphFont" style:family="text">
      <style:text-properties style:font-name="Arial" style:font-name-complex="Arial" fo:font-size="12pt" style:font-size-asian="12pt" style:font-size-complex="12pt"/>
    </style:style>
    <style:style style:name="P1040" style:parent-style-name="ListParagraph" style:list-style-name="LFO31" style:family="paragraph"/>
    <style:style style:name="T1041" style:parent-style-name="DefaultParagraphFont" style:family="text">
      <style:text-properties style:font-name="Arial" style:font-name-complex="Arial" fo:font-size="12pt" style:font-size-asian="12pt" style:font-size-complex="12pt"/>
    </style:style>
    <style:style style:name="T1042" style:parent-style-name="DefaultParagraphFont" style:family="text">
      <style:text-properties style:font-name="Arial" style:font-name-complex="Arial" style:font-weight-complex="bold" fo:font-size="12pt" style:font-size-asian="12pt" style:font-size-complex="12pt"/>
    </style:style>
    <style:style style:name="T1043" style:parent-style-name="DefaultParagraphFont" style:family="text">
      <style:text-properties style:font-name="Arial" style:font-name-complex="Arial" fo:font-size="12pt" style:font-size-asian="12pt" style:font-size-complex="12pt"/>
    </style:style>
    <style:style style:name="P1044" style:parent-style-name="ListParagraph" style:list-style-name="LFO31" style:family="paragraph"/>
    <style:style style:name="T1045" style:parent-style-name="DefaultParagraphFont" style:family="text">
      <style:text-properties style:font-name="Arial" style:font-name-complex="Arial" fo:font-size="12pt" style:font-size-asian="12pt" style:font-size-complex="12pt"/>
    </style:style>
    <style:style style:name="P1046" style:parent-style-name="Normal" style:family="paragraph">
      <style:text-properties fo:font-size="12pt" style:font-size-asian="12pt" style:language-asian="en" style:country-asian="GB"/>
    </style:style>
    <style:style style:name="P1047" style:parent-style-name="Normal" style:family="paragraph">
      <style:paragraph-properties fo:margin-bottom="0.1666in" fo:line-height="100%"/>
    </style:style>
    <style:style style:name="T1048" style:parent-style-name="DefaultParagraphFont" style:family="text">
      <style:text-properties style:font-name="Arial" style:font-name-complex="Arial" fo:font-size="12pt" style:font-size-asian="12pt" style:font-size-complex="12pt" style:language-asian="en" style:country-asian="GB"/>
    </style:style>
    <style:style style:name="T1049"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50" style:parent-style-name="DefaultParagraphFont" style:family="text">
      <style:text-properties style:font-name="Arial" style:font-name-complex="Arial" fo:font-size="12pt" style:font-size-asian="12pt" style:font-size-complex="12pt" style:language-asian="en" style:country-asian="GB"/>
    </style:style>
    <style:style style:name="T1051" style:parent-style-name="DefaultParagraphFont" style:family="text">
      <style:text-properties style:font-name="Arial" style:font-name-complex="Arial" fo:font-size="12pt" style:font-size-asian="12pt" style:font-size-complex="12pt" style:language-asian="en" style:country-asian="GB"/>
    </style:style>
    <style:style style:name="T1052" style:parent-style-name="DefaultParagraphFont" style:family="text">
      <style:text-properties style:font-name="Arial" style:font-name-complex="Arial" fo:font-size="12pt" style:font-size-asian="12pt" style:font-size-complex="12pt" style:language-asian="en" style:country-asian="GB"/>
    </style:style>
    <style:style style:name="P1053" style:parent-style-name="Normal" style:family="paragraph">
      <style:paragraph-properties fo:margin-bottom="0.1666in" fo:line-height="100%"/>
    </style:style>
    <style:style style:name="T1054" style:parent-style-name="DefaultParagraphFont" style:family="text">
      <style:text-properties style:font-name="Arial" style:font-name-complex="Arial" fo:font-size="12pt" style:font-size-asian="12pt" style:font-size-complex="12pt"/>
    </style:style>
    <style:style style:name="P1055"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56"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57"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58"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59"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60"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61"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62"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language-asian="en" style:country-asian="GB"/>
    </style:style>
    <style:style style:name="P1063" style:parent-style-name="Normal" style:family="paragraph">
      <style:paragraph-properties fo:margin-bottom="0in" fo:line-height="100%">
        <style:tab-stops>
          <style:tab-stop style:type="right" style:leader-style="dotted" style:leader-text="." style:position="6.6861in"/>
        </style:tab-stops>
      </style:paragraph-properties>
    </style:style>
    <style:style style:name="T1064"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T1065"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T1066"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T1067"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068" style:parent-style-name="Heading2" style:family="paragraph">
      <style:text-properties style:language-asian="en" style:country-asian="GB"/>
    </style:style>
    <style:style style:name="P1069" style:parent-style-name="ListParagraph" style:list-style-name="LFO23" style:family="paragraph">
      <style:text-properties style:font-name="Arial" style:font-name-complex="Arial" fo:font-size="12pt" style:font-size-asian="12pt" style:font-size-complex="12pt"/>
    </style:style>
    <style:style style:name="P1070" style:parent-style-name="ListParagraph" style:list-style-name="LFO23" style:family="paragraph"/>
    <style:style style:name="T107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072" style:parent-style-name="DefaultParagraphFont" style:family="text">
      <style:text-properties style:font-name="Arial" style:font-name-complex="Arial" fo:font-size="12pt" style:font-size-asian="12pt" style:font-size-complex="12pt"/>
    </style:style>
    <style:style style:name="T1073" style:parent-style-name="DefaultParagraphFont" style:family="text">
      <style:text-properties style:font-name="Arial" style:font-name-complex="Arial" style:font-weight-complex="bold" fo:font-size="12pt" style:font-size-asian="12pt" style:font-size-complex="12pt"/>
    </style:style>
    <style:style style:name="T1074" style:parent-style-name="DefaultParagraphFont" style:family="text">
      <style:text-properties style:font-name="Arial" style:font-name-complex="Arial" fo:font-size="12pt" style:font-size-asian="12pt" style:font-size-complex="12pt"/>
    </style:style>
    <style:style style:name="P1075" style:parent-style-name="ListParagraph" style:family="paragraph">
      <style:paragraph-properties fo:margin-left="0.25in">
        <style:tab-stops/>
      </style:paragraph-properties>
      <style:text-properties style:font-name="Arial" style:font-name-complex="Arial" fo:font-weight="bold" style:font-weight-asian="bold" fo:font-size="12pt" style:font-size-asian="12pt" style:font-size-complex="12pt"/>
    </style:style>
    <style:style style:name="P1076" style:parent-style-name="ListParagraph" style:list-style-name="LFO32" style:family="paragraph">
      <style:paragraph-properties fo:margin-bottom="0.1666in" fo:line-height="100%">
        <style:tab-stops>
          <style:tab-stop style:type="left" style:position="0.2875in"/>
          <style:tab-stop style:type="left" style:position="5.6034in"/>
        </style:tab-stops>
      </style:paragraph-properties>
    </style:style>
    <style:style style:name="T1077" style:parent-style-name="Hyperlink"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78" style:parent-style-name="Hyperlink"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79" style:parent-style-name="DefaultParagraphFont" style:family="text">
      <style:text-properties style:font-name="Arial" style:font-name-complex="Arial" fo:font-weight="bold" style:font-weight-asian="bold" style:font-weight-complex="bold" fo:color="#000000" fo:font-size="12pt" style:font-size-asian="12pt" style:font-size-complex="12pt" style:language-asian="en" style:country-asian="GB"/>
    </style:style>
    <style:style style:name="T1080" style:parent-style-name="Hyperlink"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81" style:parent-style-name="DefaultParagraphFont" style:family="text">
      <style:text-properties style:font-name="Arial" style:font-name-complex="Arial" fo:font-weight="bold" style:font-weight-asian="bold" style:font-weight-complex="bold" fo:color="#000000" fo:font-size="12pt" style:font-size-asian="12pt" style:font-size-complex="12pt" style:language-asian="en" style:country-asian="GB"/>
    </style:style>
    <style:style style:name="T1082" style:parent-style-name="Hyperlink"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83" style:parent-style-name="DefaultParagraphFont" style:family="text">
      <style:text-properties style:font-name="Arial" style:font-name-complex="Arial" fo:font-weight="bold" style:font-weight-asian="bold" style:font-weight-complex="bold" fo:color="#000000" fo:font-size="12pt" style:font-size-asian="12pt" style:font-size-complex="12pt" style:language-asian="en" style:country-asian="GB"/>
    </style:style>
    <style:style style:name="T1084" style:parent-style-name="Hyperlink" style:family="text">
      <style:text-properties style:font-name="Arial" style:font-name-complex="Arial" fo:font-weight="bold" style:font-weight-asian="bold" fo:font-size="12pt" style:font-size-asian="12pt" style:font-size-complex="12pt" style:language-asian="en" style:country-asian="GB"/>
    </style:style>
    <style:style style:name="T1085" style:parent-style-name="Hyperlink" style:family="text">
      <style:text-properties style:font-name="Arial" style:font-name-complex="Arial" fo:font-weight="bold" style:font-weight-asian="bold" fo:font-size="12pt" style:font-size-asian="12pt" style:font-size-complex="12pt" style:language-asian="en" style:country-asian="GB"/>
    </style:style>
    <style:style style:name="T1086" style:parent-style-name="DefaultParagraphFont" style:family="text">
      <style:text-properties style:font-name="Arial" style:font-name-complex="Arial" fo:font-weight="bold" style:font-weight-asian="bold" fo:font-size="12pt" style:font-size-asian="12pt" style:font-size-complex="12pt" style:language-asian="en" style:country-asian="GB"/>
    </style:style>
    <style:style style:name="P1087" style:parent-style-name="ListParagraph" style:family="paragraph">
      <style:paragraph-properties fo:margin-bottom="0.1666in" fo:line-height="100%" fo:margin-left="0.3937in">
        <style:tab-stops>
          <style:tab-stop style:type="left" style:position="0.3937in"/>
          <style:tab-stop style:type="left" style:position="5.7097in"/>
        </style:tab-stops>
      </style:paragraph-properties>
      <style:text-properties style:font-name="Arial" style:font-name-complex="Arial" fo:font-weight="bold" style:font-weight-asian="bold" fo:color="#000000" fo:font-size="12pt" style:font-size-asian="12pt" style:font-size-complex="12pt" style:language-asian="en" style:country-asian="GB"/>
    </style:style>
    <style:style style:name="P1088" style:parent-style-name="ListParagraph" style:list-style-name="LFO32" style:family="paragraph">
      <style:paragraph-properties fo:margin-bottom="0.1666in" fo:line-height="100%">
        <style:tab-stops>
          <style:tab-stop style:type="left" style:position="0.2875in"/>
          <style:tab-stop style:type="left" style:position="5.6034in"/>
        </style:tab-stops>
      </style:paragraph-properties>
      <style:text-properties style:font-name="Arial" style:font-name-complex="Arial" fo:font-weight="bold" style:font-weight-asian="bold" fo:color="#000000" fo:font-size="12pt" style:font-size-asian="12pt" style:font-size-complex="12pt" style:language-asian="en" style:country-asian="GB"/>
    </style:style>
    <style:style style:name="P1089" style:parent-style-name="Normal" style:list-style-name="LFO33" style:family="paragraph">
      <style:paragraph-properties fo:margin-bottom="0.0097in" fo:line-height="103%"/>
    </style:style>
    <style:style style:name="T1090" style:parent-style-name="DefaultParagraphFont" style:family="text">
      <style:text-properties style:font-name="Arial" style:font-name-complex="Arial" fo:font-weight="bold" style:font-weight-asian="bold" fo:font-size="12pt" style:font-size-asian="12pt"/>
    </style:style>
    <style:style style:name="T1091" style:parent-style-name="DefaultParagraphFont" style:family="text">
      <style:text-properties style:font-name="Arial" style:font-name-complex="Arial" fo:font-weight="bold" style:font-weight-asian="bold" fo:font-size="12pt" style:font-size-asian="12pt"/>
    </style:style>
    <style:style style:name="T1092" style:parent-style-name="DefaultParagraphFont" style:family="text">
      <style:text-properties style:font-name="Arial" style:font-name-complex="Arial" fo:font-size="12pt" style:font-size-asian="12pt"/>
    </style:style>
    <style:style style:name="T1093" style:parent-style-name="DefaultParagraphFont" style:family="text">
      <style:text-properties style:font-name="Arial" style:font-name-complex="Arial" fo:color="#0000FF" fo:font-size="12pt" style:font-size-asian="12pt" style:text-underline-color="#0000FF"/>
    </style:style>
    <style:style style:name="P1094" style:parent-style-name="Normal" style:list-style-name="LFO33" style:family="paragraph">
      <style:paragraph-properties fo:margin-bottom="0.0097in" fo:line-height="103%"/>
    </style:style>
    <style:style style:name="T1095" style:parent-style-name="DefaultParagraphFont" style:family="text">
      <style:text-properties style:font-name="Arial" style:font-name-complex="Arial" fo:font-weight="bold" style:font-weight-asian="bold" fo:font-size="12pt" style:font-size-asian="12pt"/>
    </style:style>
    <style:style style:name="T1096" style:parent-style-name="DefaultParagraphFont" style:family="text">
      <style:text-properties style:font-name="Arial" style:font-name-complex="Arial" fo:font-size="12pt" style:font-size-asian="12pt"/>
    </style:style>
    <style:style style:name="T1097"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text-underline-color="#0000FF"/>
    </style:style>
    <style:style style:name="T1098"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text-underline-color="#0000FF"/>
    </style:style>
    <style:style style:name="T1099" style:parent-style-name="DefaultParagraphFont" style:family="text">
      <style:text-properties style:font-name="Arial" style:font-name-complex="Arial" fo:font-size="12pt" style:font-size-asian="12pt"/>
    </style:style>
    <style:style style:name="T1100" style:parent-style-name="DefaultParagraphFont" style:family="text">
      <style:text-properties style:font-name="Arial" style:font-name-complex="Arial" fo:font-weight="bold" style:font-weight-asian="bold" fo:font-size="12pt" style:font-size-asian="12pt"/>
    </style:style>
    <style:style style:name="P1101" style:parent-style-name="Normal" style:list-style-name="LFO33" style:family="paragraph">
      <style:paragraph-properties fo:margin-bottom="0.0097in" fo:line-height="103%"/>
      <style:text-properties style:font-name="Arial" style:font-name-complex="Arial" fo:font-weight="bold" style:font-weight-asian="bold" style:font-weight-complex="bold" fo:font-size="12pt" style:font-size-asian="12pt"/>
    </style:style>
    <style:style style:name="P1102" style:parent-style-name="ListParagraph" style:list-style-name="LFO33" style:family="paragraph">
      <style:paragraph-properties fo:margin-bottom="0.0097in" fo:line-height="103%"/>
    </style:style>
    <style:style style:name="T1103" style:parent-style-name="DefaultParagraphFont" style:family="text">
      <style:text-properties style:font-name="Arial" style:font-name-complex="Arial" fo:color="#0000FF" fo:font-size="12pt" style:font-size-asian="12pt" style:text-underline-color="#0000FF"/>
    </style:style>
    <style:style style:name="P1104" style:parent-style-name="Normal" style:list-style-name="LFO33" style:family="paragraph">
      <style:paragraph-properties fo:margin-bottom="0.0097in" fo:line-height="103%"/>
    </style:style>
    <style:style style:name="T1105" style:parent-style-name="DefaultParagraphFont" style:family="text">
      <style:text-properties style:font-name="Arial" style:font-name-complex="Arial" fo:font-weight="bold" style:font-weight-asian="bold" style:font-weight-complex="bold" fo:font-size="12pt" style:font-size-asian="12pt"/>
    </style:style>
    <style:style style:name="T1106"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text-underline-color="#0000FF"/>
    </style:style>
    <style:style style:name="T1107" style:parent-style-name="DefaultParagraphFont" style:family="text">
      <style:text-properties style:font-name="Arial" style:font-name-complex="Arial" fo:color="#0000FF" fo:font-size="12pt" style:font-size-asian="12pt" style:text-underline-color="#0000FF"/>
    </style:style>
    <style:style style:name="T1108"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text-underline-color="#0000FF"/>
    </style:style>
    <style:style style:name="T1109"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text-underline-color="#0000FF"/>
    </style:style>
    <style:style style:name="P1110" style:parent-style-name="ListParagraph" style:list-style-name="LFO33" style:family="paragraph">
      <style:paragraph-properties fo:margin-bottom="0.0097in" fo:line-height="103%"/>
    </style:style>
    <style:style style:name="T1111" style:parent-style-name="DefaultParagraphFont" style:family="text">
      <style:text-properties style:font-name="Arial" style:font-name-complex="Arial" fo:color="#0000FF" fo:font-size="12pt" style:font-size-asian="12pt"/>
    </style:style>
    <style:style style:name="T1112"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style>
    <style:style style:name="T1113" style:parent-style-name="DefaultParagraphFont" style:family="text">
      <style:text-properties style:font-name="Arial" style:font-name-complex="Arial" fo:font-weight="bold" style:font-weight-asian="bold" fo:font-size="12pt" style:font-size-asian="12pt"/>
    </style:style>
    <style:style style:name="T1114" style:parent-style-name="DefaultParagraphFont" style:family="text">
      <style:text-properties fo:font-size="12pt" style:font-size-asian="12pt"/>
    </style:style>
    <style:style style:name="T1115" style:parent-style-name="DefaultParagraphFont" style:family="text">
      <style:text-properties style:font-name="Arial" style:font-name-complex="Arial" fo:font-size="12pt" style:font-size-asian="12pt"/>
    </style:style>
    <style:style style:name="P1116" style:parent-style-name="Normal" style:list-style-name="LFO33" style:family="paragraph">
      <style:paragraph-properties fo:margin-bottom="0.0097in" fo:line-height="103%"/>
    </style:style>
    <style:style style:name="T1117" style:parent-style-name="Hyperlink" style:family="text">
      <style:text-properties style:font-name="Arial" style:font-name-complex="Arial" fo:font-weight="bold" style:font-weight-asian="bold" style:font-weight-complex="bold" fo:font-size="12pt" style:font-size-asian="12pt"/>
    </style:style>
    <style:style style:name="P1118" style:parent-style-name="Normal" style:family="paragraph">
      <style:paragraph-properties fo:margin-bottom="0.0097in" fo:line-height="103%" fo:margin-left="1in">
        <style:tab-stops/>
      </style:paragraph-properties>
      <style:text-properties style:font-name="Arial" style:font-name-complex="Arial" fo:font-size="12pt" style:font-size-asian="12pt"/>
    </style:style>
    <style:style style:name="P1119" style:parent-style-name="NoSpacing" style:family="paragraph">
      <style:text-properties style:font-name="Arial" style:font-name-complex="Arial" fo:font-weight="bold" style:font-weight-asian="bold" fo:color="#000000" fo:font-size="16pt" style:font-size-asian="16pt" style:font-size-complex="16pt"/>
    </style:style>
    <style:style style:name="P1120" style:parent-style-name="NoSpacing" style:family="paragraph">
      <style:text-properties style:font-name="Arial" style:font-name-complex="Arial" fo:font-weight="bold" style:font-weight-asian="bold" fo:color="#000000" fo:font-size="16pt" style:font-size-asian="16pt" style:font-size-complex="16pt"/>
    </style:style>
    <style:style style:name="P1121" style:parent-style-name="NoSpacing" style:family="paragraph">
      <style:text-properties style:font-name="Arial" style:font-name-complex="Arial" fo:color="#000000" fo:font-size="12pt" style:font-size-asian="12pt"/>
    </style:style>
    <style:style style:name="P1122" style:parent-style-name="NoSpacing" style:list-style-name="LFO36" style:family="paragraph">
      <style:text-properties style:font-name="Arial" style:font-name-complex="Arial" fo:font-size="12pt" style:font-size-asian="12pt" style:font-size-complex="12pt"/>
    </style:style>
    <style:style style:name="P1123" style:parent-style-name="NoSpacing" style:family="paragraph">
      <style:paragraph-properties fo:margin-left="0.75in">
        <style:tab-stops/>
      </style:paragraph-properties>
      <style:text-properties style:font-name="Arial" style:font-name-complex="Arial" fo:color="#000000" fo:font-size="12pt" style:font-size-asian="12pt" style:font-size-complex="12pt"/>
    </style:style>
    <style:style style:name="P1124" style:parent-style-name="NoSpacing" style:list-style-name="LFO36" style:family="paragraph"/>
    <style:style style:name="T1125" style:parent-style-name="DefaultParagraphFont" style:family="text">
      <style:text-properties style:font-name="Arial" style:font-name-complex="Arial" fo:color="#000000" fo:font-size="12pt" style:font-size-asian="12pt" style:font-size-complex="12pt"/>
    </style:style>
    <style:style style:name="T1126" style:parent-style-name="DefaultParagraphFont" style:family="text">
      <style:text-properties style:font-name="Arial" style:font-name-complex="Arial" fo:color="#000000" fo:font-size="12pt" style:font-size-asian="12pt" style:font-size-complex="12pt"/>
    </style:style>
    <style:style style:name="P1127" style:parent-style-name="NoSpacing" style:family="paragraph">
      <style:text-properties style:font-name="Arial" style:font-name-complex="Arial" fo:color="#000000" fo:font-size="12pt" style:font-size-asian="12pt" style:font-size-complex="12pt"/>
    </style:style>
    <style:style style:name="P1128" style:parent-style-name="NoSpacing" style:list-style-name="LFO14" style:family="paragraph">
      <style:text-properties style:font-name="Arial" style:font-name-complex="Arial" fo:color="#000000" fo:font-size="12pt" style:font-size-asian="12pt" style:font-size-complex="12pt"/>
    </style:style>
    <style:style style:name="P1129" style:parent-style-name="NoSpacing" style:list-style-name="LFO14" style:family="paragraph">
      <style:text-properties style:font-name="Arial" style:font-name-complex="Arial" fo:color="#000000" fo:font-size="12pt" style:font-size-asian="12pt" style:font-size-complex="12pt"/>
    </style:style>
    <style:style style:name="P1130" style:parent-style-name="NoSpacing" style:list-style-name="LFO14" style:family="paragraph">
      <style:text-properties style:font-name="Arial" style:font-name-complex="Arial" fo:color="#000000" fo:font-size="12pt" style:font-size-asian="12pt" style:font-size-complex="12pt"/>
    </style:style>
    <style:style style:name="P1131" style:parent-style-name="NoSpacing" style:list-style-name="LFO14" style:family="paragraph">
      <style:text-properties style:font-name="Arial" style:font-name-complex="Arial" fo:color="#000000" fo:font-size="12pt" style:font-size-asian="12pt" style:font-size-complex="12pt"/>
    </style:style>
    <style:style style:name="P1132" style:parent-style-name="NoSpacing" style:family="paragraph">
      <style:paragraph-properties fo:margin-left="0.5986in">
        <style:tab-stops/>
      </style:paragraph-properties>
      <style:text-properties style:font-name="Arial" style:font-name-complex="Arial" fo:color="#000000" fo:font-size="12pt" style:font-size-asian="12pt" style:font-size-complex="12pt"/>
    </style:style>
    <style:style style:name="P1133" style:parent-style-name="NoSpacing" style:list-style-name="LFO36" style:family="paragraph">
      <style:text-properties style:font-name="Arial" style:font-name-complex="Arial" fo:color="#000000" fo:font-size="12pt" style:font-size-asian="12pt" style:font-size-complex="12pt"/>
    </style:style>
    <style:style style:name="P1134" style:parent-style-name="NoSpacing" style:family="paragraph">
      <style:text-properties style:font-name="Arial" style:font-name-complex="Arial" fo:color="#000000" fo:font-size="12pt" style:font-size-asian="12pt" style:font-size-complex="12pt"/>
    </style:style>
    <style:style style:name="P1135" style:parent-style-name="NoSpacing" style:list-style-name="LFO14" style:family="paragraph">
      <style:text-properties style:font-name="Arial" style:font-name-complex="Arial" fo:color="#000000" fo:font-size="12pt" style:font-size-asian="12pt" style:font-size-complex="12pt"/>
    </style:style>
    <style:style style:name="P1136" style:parent-style-name="NoSpacing" style:list-style-name="LFO14" style:family="paragraph">
      <style:text-properties style:font-name="Arial" style:font-name-complex="Arial" fo:color="#000000" fo:font-size="12pt" style:font-size-asian="12pt" style:font-size-complex="12pt"/>
    </style:style>
    <style:style style:name="P1137" style:parent-style-name="NoSpacing" style:list-style-name="LFO14" style:family="paragraph">
      <style:text-properties style:font-name="Arial" style:font-name-complex="Arial" fo:color="#000000" fo:font-size="12pt" style:font-size-asian="12pt" style:font-size-complex="12pt"/>
    </style:style>
    <style:style style:name="P1138" style:parent-style-name="NoSpacing" style:list-style-name="LFO14" style:family="paragraph">
      <style:text-properties style:font-name="Arial" style:font-name-complex="Arial" fo:color="#000000" fo:font-size="12pt" style:font-size-asian="12pt" style:font-size-complex="12pt"/>
    </style:style>
    <style:style style:name="P1139" style:parent-style-name="NoSpacing" style:list-style-name="LFO14" style:family="paragraph">
      <style:text-properties style:font-name="Arial" style:font-name-complex="Arial" fo:color="#000000" fo:font-size="12pt" style:font-size-asian="12pt" style:font-size-complex="12pt"/>
    </style:style>
    <style:style style:name="P1140" style:parent-style-name="NoSpacing" style:family="paragraph">
      <style:text-properties style:font-name="Arial" style:font-name-complex="Arial" fo:color="#000000" fo:font-size="12pt" style:font-size-asian="12pt" style:font-size-complex="12pt"/>
    </style:style>
    <style:style style:name="P1141" style:parent-style-name="NoSpacing" style:family="paragraph">
      <style:text-properties style:font-name="Arial" style:font-name-complex="Arial" fo:color="#000000" fo:font-size="12pt" style:font-size-asian="12pt" style:font-size-complex="12pt"/>
    </style:style>
    <style:style style:name="P1142" style:parent-style-name="NoSpacing" style:list-style-name="LFO36" style:family="paragraph">
      <style:text-properties style:font-name="Arial" style:font-name-complex="Arial" fo:color="#000000" fo:font-size="12pt" style:font-size-asian="12pt" style:font-size-complex="12pt"/>
    </style:style>
    <style:style style:name="P1143" style:parent-style-name="NoSpacing" style:family="paragraph">
      <style:text-properties style:font-name="Arial" style:font-name-complex="Arial" fo:color="#000000" fo:font-size="12pt" style:font-size-asian="12pt" style:font-size-complex="12pt"/>
    </style:style>
    <style:style style:name="P1144" style:parent-style-name="NoSpacing" style:list-style-name="LFO14" style:family="paragraph"/>
    <style:style style:name="T1145" style:parent-style-name="DefaultParagraphFont" style:family="text">
      <style:text-properties style:font-name="Arial" style:font-name-complex="Arial" fo:color="#000000" fo:font-size="12pt" style:font-size-asian="12pt" style:font-size-complex="12pt"/>
    </style:style>
    <style:style style:name="T1146" style:parent-style-name="DefaultParagraphFont" style:family="text">
      <style:text-properties style:font-name="Arial" style:font-name-complex="Arial" fo:font-size="12pt" style:font-size-asian="12pt" style:font-size-complex="12pt"/>
    </style:style>
    <style:style style:name="T1147"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P1148" style:parent-style-name="NoSpacing" style:list-style-name="LFO14" style:family="paragraph"/>
    <style:style style:name="T1149" style:parent-style-name="DefaultParagraphFont" style:family="text">
      <style:text-properties style:font-name="Arial" style:font-name-complex="Arial" fo:color="#000000" fo:font-size="12pt" style:font-size-asian="12pt" style:font-size-complex="12pt"/>
    </style:style>
    <style:style style:name="T1150"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text-underline-color="#0000FF"/>
    </style:style>
    <style:style style:name="T1151" style:parent-style-name="DefaultParagraphFont" style:family="text">
      <style:text-properties style:font-name="Arial" style:font-name-complex="Arial" fo:color="#0000FF" fo:font-size="12pt" style:font-size-asian="12pt" style:font-size-complex="12pt" style:text-underline-color="#0000FF"/>
    </style:style>
    <style:style style:name="P1152" style:parent-style-name="NoSpacing" style:family="paragraph">
      <style:text-properties style:font-name="Arial" style:font-name-complex="Arial" fo:color="#000000" fo:font-size="12pt" style:font-size-asian="12pt" style:font-size-complex="12pt"/>
    </style:style>
    <style:style style:name="P1153" style:parent-style-name="NoSpacing" style:list-style-name="LFO36" style:family="paragraph">
      <style:text-properties style:font-name="Arial" style:font-name-complex="Arial" fo:color="#000000" fo:font-size="12pt" style:font-size-asian="12pt" style:font-size-complex="12pt"/>
    </style:style>
    <style:style style:name="P1154" style:parent-style-name="NoSpacing" style:family="paragraph">
      <style:text-properties style:font-name="Arial" style:font-name-complex="Arial" fo:color="#000000" fo:font-size="12pt" style:font-size-asian="12pt" style:font-size-complex="12pt"/>
    </style:style>
    <style:style style:name="P1155" style:parent-style-name="NoSpacing" style:list-style-name="LFO14" style:family="paragraph"/>
    <style:style style:name="T1156" style:parent-style-name="DefaultParagraphFont" style:family="text">
      <style:text-properties style:font-name="Arial" style:font-name-complex="Arial" fo:color="#000000" fo:font-size="12pt" style:font-size-asian="12pt" style:font-size-complex="12pt"/>
    </style:style>
    <style:style style:name="T1157" style:parent-style-name="FootnoteReference" style:family="text">
      <style:text-properties style:font-name="Arial" style:font-name-complex="Arial" fo:color="#000000" fo:font-size="12pt" style:font-size-asian="12pt" style:font-size-complex="12pt"/>
    </style:style>
    <style:style style:name="T1158" style:parent-style-name="DefaultParagraphFont" style:family="text">
      <style:text-properties style:font-name="Arial" style:font-name-complex="Arial"/>
    </style:style>
    <style:style style:name="T1159" style:parent-style-name="DefaultParagraphFont" style:family="text">
      <style:text-properties style:font-name="Arial" style:font-name-complex="Arial" fo:color="#000000" fo:font-size="12pt" style:font-size-asian="12pt" style:font-size-complex="12pt"/>
    </style:style>
    <style:style style:name="T1160" style:parent-style-name="DefaultParagraphFont" style:family="text">
      <style:text-properties style:font-name="Arial" style:font-name-complex="Arial" fo:color="#000000" fo:font-size="12pt" style:font-size-asian="12pt" style:font-size-complex="12pt"/>
    </style:style>
    <style:style style:name="T1161" style:parent-style-name="DefaultParagraphFont" style:family="text">
      <style:text-properties style:font-name="Arial" style:font-name-complex="Arial" fo:color="#000000" fo:font-size="12pt" style:font-size-asian="12pt" style:font-size-complex="12pt"/>
    </style:style>
    <style:style style:name="T1162"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text-underline-color="#0000FF"/>
    </style:style>
    <style:style style:name="T1163" style:parent-style-name="DefaultParagraphFont" style:family="text">
      <style:text-properties style:font-name="Arial" style:font-name-complex="Arial" fo:font-size="12pt" style:font-size-asian="12pt" style:font-size-complex="12pt"/>
    </style:style>
    <style:style style:name="T1164" style:parent-style-name="DefaultParagraphFont" style:family="text">
      <style:text-properties style:font-name="Arial" style:font-name-complex="Arial" fo:color="#000000" fo:font-size="12pt" style:font-size-asian="12pt" style:font-size-complex="12pt"/>
    </style:style>
    <style:style style:name="P1165" style:parent-style-name="NoSpacing" style:list-style-name="LFO14" style:family="paragraph"/>
    <style:style style:name="T1166" style:parent-style-name="DefaultParagraphFont" style:family="text">
      <style:text-properties style:font-name="Arial" style:font-name-complex="Arial" fo:color="#000000" fo:font-size="12pt" style:font-size-asian="12pt" style:font-size-complex="12pt"/>
    </style:style>
    <style:style style:name="T1167"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text-underline-color="#0000FF"/>
    </style:style>
    <style:style style:name="T1168" style:parent-style-name="DefaultParagraphFont" style:family="text">
      <style:text-properties style:font-name="Arial" style:font-name-complex="Arial" fo:font-size="12pt" style:font-size-asian="12pt" style:font-size-complex="12pt"/>
    </style:style>
    <style:style style:name="P1169" style:parent-style-name="NoSpacing" style:family="paragraph">
      <style:text-properties style:font-name="Arial" style:font-name-complex="Arial" fo:color="#000000" fo:font-size="12pt" style:font-size-asian="12pt" style:font-size-complex="12pt"/>
    </style:style>
    <style:style style:name="P1170" style:parent-style-name="NoSpacing" style:family="paragraph">
      <style:text-properties style:font-name="Arial" style:font-name-complex="Arial" fo:color="#000000" fo:font-size="12pt" style:font-size-asian="12pt" style:font-size-complex="12pt"/>
    </style:style>
    <style:style style:name="P1171" style:parent-style-name="NoSpacing" style:list-style-name="LFO36" style:family="paragraph"/>
    <style:style style:name="T1172" style:parent-style-name="DefaultParagraphFont" style:family="text">
      <style:text-properties style:font-name="Arial" style:font-name-complex="Arial" fo:color="#000000" fo:font-size="12pt" style:font-size-asian="12pt" style:font-size-complex="12pt"/>
    </style:style>
    <style:style style:name="P1173" style:parent-style-name="NoSpacing" style:family="paragraph">
      <style:text-properties style:font-name="Arial" style:font-name-complex="Arial" fo:color="#000000" fo:font-size="12pt" style:font-size-asian="12pt" style:font-size-complex="12pt"/>
    </style:style>
    <style:style style:name="T1174" style:parent-style-name="Hyperlink" style:family="text">
      <style:text-properties style:font-name="Arial" style:font-name-complex="Arial" fo:font-size="12pt" style:font-size-asian="12pt" style:font-size-complex="12pt"/>
    </style:style>
    <style:style style:name="T1175" style:parent-style-name="DefaultParagraphFont" style:family="text">
      <style:text-properties style:font-name="Arial" style:font-name-complex="Arial" fo:color="#000000" fo:font-size="12pt" style:font-size-asian="12pt" style:font-size-complex="12pt"/>
    </style:style>
    <style:style style:name="P1176" style:parent-style-name="NoSpacing" style:family="paragraph">
      <style:text-properties style:font-name="Arial" style:font-name-complex="Arial" fo:color="#000000" fo:font-size="12pt" style:font-size-asian="12pt" style:font-size-complex="12pt"/>
    </style:style>
    <style:style style:name="P1177" style:parent-style-name="NoSpacing" style:list-style-name="LFO36" style:family="paragraph">
      <style:text-properties style:font-name="Arial" style:font-name-complex="Arial" fo:color="#000000" fo:font-size="12pt" style:font-size-asian="12pt" style:font-size-complex="12pt"/>
    </style:style>
    <style:style style:name="P1178" style:parent-style-name="NoSpacing" style:family="paragraph">
      <style:text-properties style:font-name="Arial" style:font-name-complex="Arial" fo:color="#000000" fo:font-size="12pt" style:font-size-asian="12pt" style:font-size-complex="12pt"/>
    </style:style>
    <style:style style:name="P1179" style:parent-style-name="NoSpacing" style:list-style-name="LFO8" style:family="paragraph">
      <style:paragraph-properties fo:margin-left="0.25in">
        <style:tab-stops/>
      </style:paragraph-properties>
    </style:style>
    <style:style style:name="T1180" style:parent-style-name="DefaultParagraphFont" style:family="text">
      <style:text-properties style:font-name="Arial" style:font-name-complex="Arial" fo:color="#000000" fo:font-size="12pt" style:font-size-asian="12pt" style:font-size-complex="12pt"/>
    </style:style>
    <style:style style:name="T1181" style:parent-style-name="DefaultParagraphFont" style:family="text">
      <style:text-properties style:font-name="Arial" style:font-name-complex="Arial" fo:color="#000000" fo:font-size="12pt" style:font-size-asian="12pt" style:font-size-complex="12pt"/>
    </style:style>
    <style:style style:name="T1182" style:parent-style-name="DefaultParagraphFont" style:family="text">
      <style:text-properties style:font-name="Arial" style:font-name-complex="Arial" fo:font-weight="bold" style:font-weight-asian="bold" style:font-weight-complex="bold" fo:color="#0070C0" fo:font-size="12pt" style:font-size-asian="12pt" style:font-size-complex="12pt"/>
    </style:style>
    <style:style style:name="T118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84" style:parent-style-name="DefaultParagraphFont" style:family="text">
      <style:text-properties style:font-name="Arial" style:font-name-complex="Arial" fo:font-size="12pt" style:font-size-asian="12pt" style:font-size-complex="12pt"/>
    </style:style>
    <style:style style:name="T1185" style:parent-style-name="DefaultParagraphFont" style:family="text">
      <style:text-properties style:font-name="Arial" style:font-name-complex="Arial" fo:font-size="12pt" style:font-size-asian="12pt" style:font-size-complex="12pt"/>
    </style:style>
    <style:style style:name="T1186" style:parent-style-name="DefaultParagraphFont" style:family="text">
      <style:text-properties style:font-name="Arial" style:font-name-complex="Arial" fo:font-weight="bold" style:font-weight-asian="bold" style:font-weight-complex="bold" fo:color="#70AD47" fo:font-size="12pt" style:font-size-asian="12pt" style:font-size-complex="12pt"/>
    </style:style>
    <style:style style:name="T1187" style:parent-style-name="DefaultParagraphFont" style:family="text">
      <style:text-properties style:font-name="Arial" style:font-name-complex="Arial" fo:color="#70AD47" fo:font-size="12pt" style:font-size-asian="12pt" style:font-size-complex="12pt"/>
    </style:style>
    <style:style style:name="T1188" style:parent-style-name="DefaultParagraphFont" style:family="text">
      <style:text-properties style:font-name="Arial" style:font-name-complex="Arial" fo:font-size="12pt" style:font-size-asian="12pt" style:font-size-complex="12pt"/>
    </style:style>
    <style:style style:name="P1189" style:parent-style-name="NoSpacing" style:family="paragraph">
      <style:text-properties style:font-name="Arial" style:font-name-complex="Arial" fo:font-size="12pt" style:font-size-asian="12pt" style:font-size-complex="12pt"/>
    </style:style>
    <style:style style:name="T1190" style:parent-style-name="DefaultParagraphFont" style:family="text">
      <style:text-properties style:font-name="Arial" style:font-name-complex="Arial" fo:font-size="12pt" style:font-size-asian="12pt" style:font-size-complex="12pt"/>
    </style:style>
    <style:style style:name="T1191" style:parent-style-name="DefaultParagraphFont" style:family="text">
      <style:text-properties style:font-name="Arial" style:font-name-complex="Arial" fo:color="#000000" fo:font-size="12pt" style:font-size-asian="12pt" style:font-size-complex="12pt"/>
    </style:style>
    <style:style style:name="T1192" style:parent-style-name="DefaultParagraphFont" style:family="text">
      <style:text-properties style:font-name="Arial" style:font-name-complex="Arial" fo:font-size="12pt" style:font-size-asian="12pt"/>
    </style:style>
    <style:style style:name="T1193" style:parent-style-name="DefaultParagraphFont" style:family="text">
      <style:text-properties style:font-name="Arial" style:font-name-complex="Arial" fo:color="#000000" fo:font-size="12pt" style:font-size-asian="12pt" style:font-size-complex="12pt"/>
    </style:style>
    <style:style style:name="P1194" style:parent-style-name="NoSpacing" style:family="paragraph">
      <style:paragraph-properties fo:margin-left="1.5in">
        <style:tab-stops/>
      </style:paragraph-properties>
      <style:text-properties style:font-name="Arial" style:font-name-complex="Arial" fo:color="#000000" fo:font-size="12pt" style:font-size-asian="12pt" style:font-size-complex="12pt"/>
    </style:style>
    <style:style style:name="P1195" style:parent-style-name="NoSpacing" style:list-style-name="LFO8" style:family="paragraph">
      <style:paragraph-properties fo:margin-left="0.25in">
        <style:tab-stops/>
      </style:paragraph-properties>
    </style:style>
    <style:style style:name="T1196" style:parent-style-name="DefaultParagraphFont" style:family="text">
      <style:text-properties style:font-name="Arial" style:font-name-complex="Arial" fo:font-size="12pt" style:font-size-asian="12pt" style:font-size-complex="12pt"/>
    </style:style>
    <style:style style:name="T1197" style:parent-style-name="DefaultParagraphFont" style:family="text">
      <style:text-properties style:font-name="Arial" style:font-name-complex="Arial" fo:font-weight="bold" style:font-weight-asian="bold" style:font-weight-complex="bold" fo:color="#FF0000" fo:font-size="12pt" style:font-size-asian="12pt" style:font-size-complex="12pt"/>
    </style:style>
    <style:style style:name="T1198" style:parent-style-name="DefaultParagraphFont" style:family="text">
      <style:text-properties style:font-name="Arial" style:font-name-complex="Arial" fo:color="#FF0000" fo:font-size="12pt" style:font-size-asian="12pt" style:font-size-complex="12pt"/>
    </style:style>
    <style:style style:name="T1199" style:parent-style-name="DefaultParagraphFont" style:family="text">
      <style:text-properties style:font-name="Arial" style:font-name-complex="Arial" fo:font-weight="bold" style:font-weight-asian="bold" style:font-weight-complex="bold" fo:color="#FF0000" fo:font-size="12pt" style:font-size-asian="12pt" style:font-size-complex="12pt"/>
    </style:style>
    <style:style style:name="T1200" style:parent-style-name="DefaultParagraphFont" style:family="text">
      <style:text-properties style:font-name="Arial" style:font-name-complex="Arial" fo:color="#FF0000" fo:font-size="12pt" style:font-size-asian="12pt" style:font-size-complex="12pt"/>
    </style:style>
    <style:style style:name="T1201" style:parent-style-name="DefaultParagraphFont" style:family="text">
      <style:text-properties style:font-name="Arial" style:font-name-complex="Arial" fo:font-size="12pt" style:font-size-asian="12pt" style:font-size-complex="12pt"/>
    </style:style>
    <style:style style:name="P1202" style:parent-style-name="NoSpacing" style:family="paragraph">
      <style:text-properties style:font-name="Arial" style:font-name-complex="Arial" fo:font-size="12pt" style:font-size-asian="12pt" style:font-size-complex="12pt"/>
    </style:style>
    <style:style style:name="T1203" style:parent-style-name="DefaultParagraphFont" style:family="text">
      <style:text-properties style:font-name="Arial" style:font-name-complex="Arial" fo:font-size="12pt" style:font-size-asian="12pt" style:font-size-complex="12pt"/>
    </style:style>
    <style:style style:name="T1204" style:parent-style-name="DefaultParagraphFont" style:family="text">
      <style:text-properties style:font-name="Arial" style:font-name-complex="Arial" fo:color="#000000" fo:font-size="12pt" style:font-size-asian="12pt" style:font-size-complex="12pt"/>
    </style:style>
    <style:style style:name="T1205" style:parent-style-name="DefaultParagraphFont" style:family="text">
      <style:text-properties style:font-name="Arial" style:font-name-complex="Arial" fo:font-size="12pt" style:font-size-asian="12pt" style:font-size-complex="12pt"/>
    </style:style>
    <style:style style:name="P1206" style:parent-style-name="NoSpacing" style:family="paragraph">
      <style:text-properties style:font-name="Arial" style:font-name-complex="Arial" fo:color="#000000" fo:font-size="12pt" style:font-size-asian="12pt" style:font-size-complex="12pt"/>
    </style:style>
    <style:style style:name="P1207" style:parent-style-name="NoSpacing" style:list-style-name="LFO8" style:family="paragraph">
      <style:paragraph-properties fo:margin-left="0.25in">
        <style:tab-stops/>
      </style:paragraph-properties>
    </style:style>
    <style:style style:name="T1208" style:parent-style-name="DefaultParagraphFont" style:family="text">
      <style:text-properties style:font-name="Arial" style:font-name-complex="Arial" fo:font-size="12pt" style:font-size-asian="12pt" style:font-size-complex="12pt"/>
    </style:style>
    <style:style style:name="T120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210" style:parent-style-name="DefaultParagraphFont" style:family="text">
      <style:text-properties style:font-name="Arial" style:font-name-complex="Arial" fo:font-size="12pt" style:font-size-asian="12pt" style:font-size-complex="12pt"/>
    </style:style>
    <style:style style:name="P1211" style:parent-style-name="NoSpacing" style:family="paragraph">
      <style:text-properties style:font-name="Arial" style:font-name-complex="Arial" fo:color="#000000" fo:font-size="12pt" style:font-size-asian="12pt" style:font-size-complex="12pt"/>
    </style:style>
    <style:style style:name="T1212" style:parent-style-name="DefaultParagraphFont" style:family="text">
      <style:text-properties style:font-name="Arial" style:font-name-complex="Arial" fo:font-size="12pt" style:font-size-asian="12pt" style:font-size-complex="12pt"/>
    </style:style>
    <style:style style:name="P1213" style:parent-style-name="NoSpacing" style:family="paragraph">
      <style:text-properties style:font-name="Arial" style:font-name-complex="Arial" fo:color="#000000" fo:font-size="12pt" style:font-size-asian="12pt" style:font-size-complex="12pt"/>
    </style:style>
    <style:style style:name="P1214" style:parent-style-name="NoSpacing" style:family="paragraph">
      <style:text-properties style:font-name="Arial" style:font-name-complex="Arial" fo:color="#000000" fo:font-size="12pt" style:font-size-asian="12pt" style:font-size-complex="12pt"/>
    </style:style>
    <style:style style:name="P1215" style:parent-style-name="NoSpacing" style:family="paragraph">
      <style:paragraph-properties fo:margin-left="0.0986in">
        <style:tab-stops/>
      </style:paragraph-properties>
      <style:text-properties style:font-name="Arial" style:font-name-complex="Arial" fo:color="#000000" fo:font-size="12pt" style:font-size-asian="12pt" style:font-size-complex="12pt"/>
    </style:style>
    <style:style style:name="P1216" style:parent-style-name="Normal" style:family="paragraph">
      <style:paragraph-properties fo:break-before="page"/>
      <style:text-properties style:font-name="Arial" style:font-name-complex="Arial" fo:color="#000000" fo:font-size="12pt" style:font-size-asian="12pt" style:font-size-complex="12pt"/>
    </style:style>
    <style:style style:name="P1217" style:parent-style-name="NoSpacing" style:list-style-name="LFO35" style:family="paragraph"/>
    <style:style style:name="T1218" style:parent-style-name="DefaultParagraphFont" style:family="text">
      <style:text-properties style:font-name="Arial" style:font-name-complex="Arial" fo:color="#000000" fo:font-size="12pt" style:font-size-asian="12pt"/>
    </style:style>
    <style:style style:name="T1219" style:parent-style-name="Hyperlink" style:family="text">
      <style:text-properties style:font-name="Arial" style:font-name-complex="Arial" fo:font-size="12pt" style:font-size-asian="12pt"/>
    </style:style>
    <style:style style:name="T1220" style:parent-style-name="DefaultParagraphFont" style:family="text">
      <style:text-properties style:font-name="Arial" style:font-name-complex="Arial" fo:color="#000000" fo:font-size="12pt" style:font-size-asian="12pt"/>
    </style:style>
    <style:style style:name="T1221" style:parent-style-name="Hyperlink" style:family="text">
      <style:text-properties style:font-name="Arial" style:font-name-complex="Arial" fo:font-size="12pt" style:font-size-asian="12pt"/>
    </style:style>
    <style:style style:name="T1222" style:parent-style-name="DefaultParagraphFont" style:family="text">
      <style:text-properties style:font-name="Arial" style:font-name-complex="Arial" fo:color="#000000" fo:font-size="12pt" style:font-size-asian="12pt"/>
    </style:style>
    <style:style style:name="T1223" style:parent-style-name="Hyperlink" style:family="text">
      <style:text-properties style:font-name="Arial" style:font-name-complex="Arial" fo:font-size="12pt" style:font-size-asian="12pt"/>
    </style:style>
    <style:style style:name="T1224" style:parent-style-name="Hyperlink" style:family="text">
      <style:text-properties style:font-name="Arial" style:font-name-complex="Arial" fo:font-size="12pt" style:font-size-asian="12pt"/>
    </style:style>
    <style:style style:name="T1225" style:parent-style-name="DefaultParagraphFont" style:family="text">
      <style:text-properties style:font-name="Arial" style:font-name-complex="Arial" fo:color="#000000" fo:font-size="12pt" style:font-size-asian="12pt"/>
    </style:style>
    <style:style style:name="P1226" style:parent-style-name="NoSpacing" style:family="paragraph">
      <style:text-properties style:font-name="Arial" style:font-name-complex="Arial" fo:color="#000000" fo:font-size="12pt" style:font-size-asian="12pt"/>
    </style:style>
    <style:style style:name="P1227" style:parent-style-name="NoSpacing" style:list-style-name="LFO35" style:family="paragraph"/>
    <style:style style:name="T1228" style:parent-style-name="DefaultParagraphFont" style:family="text">
      <style:text-properties style:font-name="Arial" style:font-name-complex="Arial" fo:font-size="12pt" style:font-size-asian="12pt"/>
    </style:style>
    <style:style style:name="T1229" style:parent-style-name="DefaultParagraphFont" style:family="text">
      <style:text-properties style:font-name="Arial" style:font-name-complex="Arial" fo:color="#000000" fo:font-size="12pt" style:font-size-asian="12pt"/>
    </style:style>
    <style:style style:name="P1230" style:parent-style-name="NoSpacing" style:family="paragraph">
      <style:text-properties style:font-name="Arial" style:font-name-complex="Arial" fo:color="#000000" fo:font-size="12pt" style:font-size-asian="12pt"/>
    </style:style>
    <style:style style:name="P1231" style:parent-style-name="NoSpacing" style:list-style-name="LFO35" style:family="paragraph"/>
    <style:style style:name="T1232" style:parent-style-name="DefaultParagraphFont" style:family="text">
      <style:text-properties style:font-name="Arial" style:font-name-complex="Arial" fo:color="#000000" fo:font-size="12pt" style:font-size-asian="12pt"/>
    </style:style>
    <style:style style:name="T1233" style:parent-style-name="Hyperlink" style:family="text">
      <style:text-properties style:font-name="Arial" style:font-name-complex="Arial" fo:font-size="12pt" style:font-size-asian="12pt"/>
    </style:style>
    <style:style style:name="T1234" style:parent-style-name="DefaultParagraphFont" style:family="text">
      <style:text-properties style:font-name="Arial" style:font-name-complex="Arial" fo:font-style="italic" style:font-style-asian="italic" style:font-style-complex="italic" fo:color="#000000" fo:font-size="12pt" style:font-size-asian="12pt"/>
    </style:style>
    <style:style style:name="T1235" style:parent-style-name="DefaultParagraphFont" style:family="text">
      <style:text-properties style:font-name="Arial" style:font-name-complex="Arial" fo:color="#000000" fo:font-size="12pt" style:font-size-asian="12pt"/>
    </style:style>
    <style:style style:name="P1236" style:parent-style-name="NoSpacing" style:family="paragraph">
      <style:text-properties style:font-name="Arial" style:font-name-complex="Arial" fo:color="#000000" fo:font-size="12pt" style:font-size-asian="12pt"/>
    </style:style>
    <style:style style:name="P1237" style:parent-style-name="NoSpacing" style:list-style-name="LFO35" style:family="paragraph"/>
    <style:style style:name="T1238" style:parent-style-name="DefaultParagraphFont" style:family="text">
      <style:text-properties style:font-name="Arial" style:font-name-complex="Arial" fo:color="#000000" fo:font-size="12pt" style:font-size-asian="12pt"/>
    </style:style>
    <style:style style:name="P1239" style:parent-style-name="NoSpacing" style:family="paragraph">
      <style:text-properties style:font-name="Arial" style:font-name-complex="Arial" fo:font-weight="bold" style:font-weight-asian="bold" fo:color="#000000" fo:font-size="12pt" style:font-size-asian="12pt"/>
    </style:style>
    <style:style style:name="P1240" style:parent-style-name="NoSpacing" style:family="paragraph">
      <style:text-properties style:font-name="Arial" style:font-name-complex="Arial" fo:font-weight="bold" style:font-weight-asian="bold" fo:color="#000000" fo:font-size="12pt" style:font-size-asian="12pt"/>
    </style:style>
    <style:style style:name="P1241" style:parent-style-name="NoSpacing" style:family="paragraph">
      <style:text-properties style:font-name="Arial" style:font-name-complex="Arial" fo:font-weight="bold" style:font-weight-asian="bold" fo:color="#000000" fo:font-size="12pt" style:font-size-asian="12pt"/>
    </style:style>
    <style:style style:name="P1242" style:parent-style-name="NoSpacing" style:list-style-name="LFO35" style:family="paragraph"/>
    <style:style style:name="T1243" style:parent-style-name="DefaultParagraphFont" style:family="text">
      <style:text-properties style:font-name="Arial" style:font-name-complex="Arial" fo:color="#000000" fo:font-size="12pt" style:font-size-asian="12pt"/>
    </style:style>
    <style:style style:name="T1244" style:parent-style-name="DefaultParagraphFont" style:family="text">
      <style:text-properties style:font-name="Arial" style:font-name-complex="Arial" fo:color="#000000" fo:font-size="12pt" style:font-size-asian="12pt"/>
    </style:style>
    <style:style style:name="T1245" style:parent-style-name="DefaultParagraphFont" style:family="text">
      <style:text-properties style:font-name="Arial" style:font-name-complex="Arial" fo:color="#000000" fo:font-size="12pt" style:font-size-asian="12pt"/>
    </style:style>
    <style:style style:name="T1246" style:parent-style-name="DefaultParagraphFont" style:family="text">
      <style:text-properties style:font-name="Arial" style:font-name-complex="Arial" fo:color="#000000" fo:font-size="12pt" style:font-size-asian="12pt"/>
    </style:style>
    <style:style style:name="T1247" style:parent-style-name="DefaultParagraphFont" style:family="text">
      <style:text-properties style:font-name="Arial" style:font-name-complex="Arial" fo:color="#000000" fo:font-size="12pt" style:font-size-asian="12pt"/>
    </style:style>
    <style:style style:name="T1248" style:parent-style-name="Hyperlink" style:family="text">
      <style:text-properties style:font-name="Arial" style:font-name-complex="Arial" fo:font-size="12pt" style:font-size-asian="12pt"/>
    </style:style>
    <style:style style:name="P1249" style:parent-style-name="NoSpacing" style:family="paragraph">
      <style:text-properties style:font-name="Arial" style:font-name-complex="Arial" fo:color="#000000" fo:font-size="12pt" style:font-size-asian="12pt"/>
    </style:style>
    <style:style style:name="T1250" style:parent-style-name="DefaultParagraphFont" style:family="text">
      <style:text-properties style:font-name="Arial" style:font-name-complex="Arial" fo:font-weight="bold" style:font-weight-asian="bold" style:font-weight-complex="bold" fo:color="#000000" fo:font-size="12pt" style:font-size-asian="12pt"/>
    </style:style>
    <style:style style:name="P1251" style:parent-style-name="NoSpacing" style:family="paragraph">
      <style:text-properties style:font-name="Arial" style:font-name-complex="Arial" fo:color="#000000" fo:font-size="12pt" style:font-size-asian="12pt"/>
    </style:style>
    <style:style style:name="P1252" style:parent-style-name="NoSpacing" style:list-style-name="LFO35" style:family="paragraph"/>
    <style:style style:name="T1253" style:parent-style-name="DefaultParagraphFont" style:family="text">
      <style:text-properties style:font-name="Arial" style:font-name-complex="Arial" fo:color="#000000" fo:font-size="12pt" style:font-size-asian="12pt"/>
    </style:style>
    <style:style style:name="T1254" style:parent-style-name="DefaultParagraphFont" style:family="text">
      <style:text-properties style:font-name="Arial" style:font-name-complex="Arial" fo:color="#000000" fo:font-size="12pt" style:font-size-asian="12pt"/>
    </style:style>
    <style:style style:name="T1255" style:parent-style-name="DefaultParagraphFont" style:family="text">
      <style:text-properties style:font-name="Arial" style:font-name-complex="Arial" fo:color="#000000" fo:font-size="12pt" style:font-size-asian="12pt"/>
    </style:style>
    <style:style style:name="T1256" style:parent-style-name="Hyperlink" style:family="text">
      <style:text-properties style:font-name="Arial" style:font-name-complex="Arial" fo:font-size="12pt" style:font-size-asian="12pt"/>
    </style:style>
    <style:style style:name="T1257" style:parent-style-name="DefaultParagraphFont" style:family="text">
      <style:text-properties style:font-name="Arial" style:font-name-complex="Arial" fo:font-size="12pt" style:font-size-asian="12pt"/>
    </style:style>
    <style:style style:name="P1258" style:parent-style-name="NoSpacing" style:family="paragraph">
      <style:text-properties style:font-name="Arial" style:font-name-complex="Arial" fo:color="#000000" fo:font-size="12pt" style:font-size-asian="12pt"/>
    </style:style>
    <style:style style:name="P1259" style:parent-style-name="NoSpacing" style:family="paragraph">
      <style:text-properties style:font-name="Arial" style:font-name-complex="Arial" fo:font-weight="bold" style:font-weight-asian="bold" fo:color="#000000" fo:font-size="12pt" style:font-size-asian="12pt"/>
    </style:style>
    <style:style style:name="P1260" style:parent-style-name="NoSpacing" style:family="paragraph">
      <style:text-properties style:font-name="Arial" style:font-name-complex="Arial" fo:color="#000000" fo:font-size="12pt" style:font-size-asian="12pt"/>
    </style:style>
    <style:style style:name="P1261" style:parent-style-name="NoSpacing" style:list-style-name="LFO35" style:family="paragraph"/>
    <style:style style:name="T1262" style:parent-style-name="DefaultParagraphFont" style:family="text">
      <style:text-properties style:font-name="Arial" style:font-name-complex="Arial" fo:color="#000000" fo:font-size="12pt" style:font-size-asian="12pt"/>
    </style:style>
    <style:style style:name="P1263" style:parent-style-name="NoSpacing" style:family="paragraph">
      <style:text-properties style:font-name="Arial" style:font-name-complex="Arial" fo:color="#000000" fo:font-size="12pt" style:font-size-asian="12pt"/>
    </style:style>
    <style:style style:name="P1264" style:parent-style-name="NoSpacing" style:list-style-name="LFO21" style:family="paragraph"/>
    <style:style style:name="T1265" style:parent-style-name="DefaultParagraphFont" style:family="text">
      <style:text-properties style:font-name="Arial" style:font-name-complex="Arial" fo:color="#000000" fo:font-size="12pt" style:font-size-asian="12pt"/>
    </style:style>
    <style:style style:name="T1266"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style>
    <style:style style:name="P1267" style:parent-style-name="NoSpacing" style:family="paragraph">
      <style:text-properties style:font-name="Arial" style:font-name-complex="Arial" fo:color="#000000" fo:font-size="12pt" style:font-size-asian="12pt"/>
    </style:style>
    <style:style style:name="P1268" style:parent-style-name="NoSpacing" style:list-style-name="LFO35" style:family="paragraph"/>
    <style:style style:name="T1269" style:parent-style-name="DefaultParagraphFont" style:family="text">
      <style:text-properties style:font-name="Arial" style:font-name-complex="Arial" fo:color="#000000" fo:font-size="12pt" style:font-size-asian="12pt"/>
    </style:style>
    <style:style style:name="T1270" style:parent-style-name="DefaultParagraphFont" style:family="text">
      <style:text-properties style:font-name="Arial" style:font-name-complex="Arial" fo:color="#000000" fo:font-size="12pt" style:font-size-asian="12pt"/>
    </style:style>
    <style:style style:name="T1271" style:parent-style-name="Hyperlink" style:family="text">
      <style:text-properties style:font-name="Arial" style:font-name-complex="Arial" fo:font-size="12pt" style:font-size-asian="12pt"/>
    </style:style>
    <style:style style:name="T1272" style:parent-style-name="DefaultParagraphFont" style:family="text">
      <style:text-properties style:font-name="Arial" style:font-name-complex="Arial" fo:color="#000000" fo:font-size="12pt" style:font-size-asian="12pt"/>
    </style:style>
    <style:style style:name="P1273" style:parent-style-name="NoSpacing" style:list-style-name="LFO26" style:family="paragraph"/>
    <style:style style:name="T1274" style:parent-style-name="DefaultParagraphFont" style:family="text">
      <style:text-properties style:font-name="Arial" style:font-name-complex="Arial" fo:color="#000000" fo:font-size="12pt" style:font-size-asian="12pt" style:font-size-complex="12pt"/>
    </style:style>
    <style:style style:name="T1275" style:parent-style-name="DefaultParagraphFont" style:family="text">
      <style:text-properties style:font-name="Arial" style:font-name-complex="Arial" fo:color="#0B0C0C" fo:font-size="12pt" style:font-size-asian="12pt" style:font-size-complex="12pt" fo:background-color="#FFFFFF"/>
    </style:style>
    <style:style style:name="T1276" style:parent-style-name="Hyperlink" style:family="text">
      <style:text-properties style:font-name="Arial" style:font-name-complex="Arial" fo:color="#1D70B8" fo:font-size="12pt" style:font-size-asian="12pt" style:font-size-complex="12pt" fo:background-color="#FFFFFF"/>
    </style:style>
    <style:style style:name="T1277" style:parent-style-name="DefaultParagraphFont" style:family="text">
      <style:text-properties style:font-name="Arial" style:font-name-complex="Arial" fo:font-size="12pt" style:font-size-asian="12pt" style:font-size-complex="12pt"/>
    </style:style>
    <style:style style:name="T1278" style:parent-style-name="DefaultParagraphFont" style:family="text">
      <style:text-properties style:font-name="Arial" style:font-name-complex="Arial" fo:color="#000000" fo:font-size="12pt" style:font-size-asian="12pt" style:font-size-complex="12pt"/>
    </style:style>
    <style:style style:name="T1279" style:parent-style-name="Hyperlink" style:family="text">
      <style:text-properties style:font-name="Arial" style:font-name-complex="Arial" fo:color="#1D70B8" fo:font-size="12pt" style:font-size-asian="12pt" style:font-size-complex="12pt" fo:background-color="#FFFFFF"/>
    </style:style>
    <style:style style:name="T1280" style:parent-style-name="DefaultParagraphFont" style:family="text">
      <style:text-properties style:font-name="Arial" style:font-name-complex="Arial" fo:color="#000000" fo:font-size="12pt" style:font-size-asian="12pt" style:font-size-complex="12pt"/>
    </style:style>
    <style:style style:name="P1281" style:parent-style-name="NoSpacing" style:family="paragraph">
      <style:text-properties style:font-name="Arial" style:font-name-complex="Arial" fo:color="#000000" fo:font-size="12pt" style:font-size-asian="12pt" style:font-size-complex="12pt"/>
    </style:style>
    <style:style style:name="P1282" style:parent-style-name="NoSpacing" style:list-style-name="LFO26" style:family="paragraph">
      <style:text-properties style:font-name="Arial" style:font-name-complex="Arial" fo:color="#000000" fo:font-size="12pt" style:font-size-asian="12pt" style:font-size-complex="12pt"/>
    </style:style>
    <style:style style:name="P1283" style:parent-style-name="NoSpacing" style:family="paragraph">
      <style:text-properties style:font-name="Arial" style:font-name-complex="Arial" fo:color="#000000" fo:font-size="12pt" style:font-size-asian="12pt" style:font-size-complex="12pt"/>
    </style:style>
    <style:style style:name="P1284" style:parent-style-name="NoSpacing" style:family="paragraph">
      <style:text-properties style:font-name="Arial" style:font-name-complex="Arial" fo:font-style="italic" style:font-style-asian="italic" fo:color="#000000" fo:font-size="12pt" style:font-size-asian="12pt" style:font-size-complex="12pt"/>
    </style:style>
    <style:style style:name="P1285" style:parent-style-name="NoSpacing" style:family="paragraph">
      <style:text-properties style:font-name="Arial" style:font-name-complex="Arial" fo:color="#000000" fo:font-size="12pt" style:font-size-asian="12pt" style:font-size-complex="12pt"/>
    </style:style>
    <style:style style:name="P1286" style:parent-style-name="NoSpacing" style:list-style-name="LFO26" style:family="paragraph">
      <style:text-properties style:font-name="Arial" style:font-name-complex="Arial" fo:color="#000000" fo:font-size="12pt" style:font-size-asian="12pt" style:font-size-complex="12pt"/>
    </style:style>
    <style:style style:name="P1287" style:parent-style-name="NoSpacing" style:family="paragraph">
      <style:paragraph-properties fo:margin-left="0.25in">
        <style:tab-stops/>
      </style:paragraph-properties>
      <style:text-properties style:font-name="Arial" style:font-name-complex="Arial" fo:color="#000000" fo:font-size="12pt" style:font-size-asian="12pt" style:font-size-complex="12pt"/>
    </style:style>
    <style:style style:name="P1288" style:parent-style-name="NoSpacing" style:list-style-name="LFO26" style:family="paragraph"/>
    <style:style style:name="T1289" style:parent-style-name="DefaultParagraphFont" style:family="text">
      <style:text-properties style:font-name="Arial" style:font-name-complex="Arial" fo:color="#000000" fo:font-size="12pt" style:font-size-asian="12pt" style:font-size-complex="12pt"/>
    </style:style>
    <style:style style:name="T1290" style:parent-style-name="DefaultParagraphFont" style:family="text">
      <style:text-properties style:font-name="Arial" style:font-name-complex="Arial" fo:color="#000000" fo:font-size="12pt" style:font-size-asian="12pt" style:font-size-complex="12pt"/>
    </style:style>
    <style:style style:name="T1291" style:parent-style-name="DefaultParagraphFont" style:family="text">
      <style:text-properties style:font-name="Arial" style:font-name-complex="Arial" fo:color="#000000" fo:font-size="12pt" style:font-size-asian="12pt" style:font-size-complex="12pt"/>
    </style:style>
    <style:style style:name="T1292" style:parent-style-name="DefaultParagraphFont" style:family="text">
      <style:text-properties style:font-name="Arial" style:font-name-complex="Arial" fo:color="#000000" fo:font-size="12pt" style:font-size-asian="12pt" style:font-size-complex="12pt"/>
    </style:style>
    <style:style style:name="T1293" style:parent-style-name="DefaultParagraphFont" style:family="text">
      <style:text-properties style:font-name="Arial" style:font-name-complex="Arial" fo:color="#000000" fo:font-size="12pt" style:font-size-asian="12pt" style:font-size-complex="12pt"/>
    </style:style>
    <style:style style:name="T1294" style:parent-style-name="Hyperlink" style:family="text">
      <style:text-properties style:font-name="Arial" style:font-name-complex="Arial" fo:font-size="12pt" style:font-size-asian="12pt" style:font-size-complex="12pt"/>
    </style:style>
    <style:style style:name="T1295" style:parent-style-name="DefaultParagraphFont" style:family="text">
      <style:text-properties style:font-name="Arial" style:font-name-complex="Arial" fo:color="#000000" fo:font-size="12pt" style:font-size-asian="12pt" style:font-size-complex="12pt"/>
    </style:style>
    <style:style style:name="T1296" style:parent-style-name="DefaultParagraphFont" style:family="text">
      <style:text-properties style:font-name="Arial" style:font-name-complex="Arial" fo:color="#000000" fo:font-size="12pt" style:font-size-asian="12pt" style:font-size-complex="12pt"/>
    </style:style>
    <style:style style:name="P1297" style:parent-style-name="NoSpacing" style:family="paragraph">
      <style:text-properties style:font-name="Arial" style:font-name-complex="Arial" fo:color="#000000" fo:font-size="12pt" style:font-size-asian="12pt" style:font-size-complex="12pt"/>
    </style:style>
    <style:style style:name="P1298" style:parent-style-name="NoSpacing" style:list-style-name="LFO26" style:family="paragraph"/>
    <style:style style:name="T1299" style:parent-style-name="DefaultParagraphFont" style:family="text">
      <style:text-properties style:font-name="Arial" style:font-name-complex="Arial" fo:color="#000000" fo:font-size="12pt" style:font-size-asian="12pt" style:font-size-complex="12pt"/>
    </style:style>
    <style:style style:name="T1300" style:parent-style-name="Hyperlink" style:family="text">
      <style:text-properties style:font-name="Arial" style:font-name-complex="Arial" fo:font-size="12pt" style:font-size-asian="12pt" style:font-size-complex="12pt"/>
    </style:style>
    <style:style style:name="T1301" style:parent-style-name="DefaultParagraphFont" style:family="text">
      <style:text-properties style:font-name="Arial" style:font-name-complex="Arial" fo:color="#000000" fo:font-size="12pt" style:font-size-asian="12pt" style:font-size-complex="12pt"/>
    </style:style>
    <style:style style:name="T1302" style:parent-style-name="DefaultParagraphFont" style:family="text">
      <style:text-properties style:font-name="Arial" style:font-name-complex="Arial" fo:color="#000000" fo:font-size="12pt" style:font-size-asian="12pt" style:font-size-complex="12pt"/>
    </style:style>
    <style:style style:name="T1303" style:parent-style-name="DefaultParagraphFont" style:family="text">
      <style:text-properties style:font-name="Arial" style:font-name-complex="Arial" fo:color="#000000" fo:font-size="12pt" style:font-size-asian="12pt" style:font-size-complex="12pt"/>
    </style:style>
    <style:style style:name="P1304" style:parent-style-name="NoSpacing" style:family="paragraph">
      <style:text-properties style:font-name="Arial" style:font-name-complex="Arial" fo:color="#000000" fo:font-size="12pt" style:font-size-asian="12pt" style:font-size-complex="12pt"/>
    </style:style>
    <style:style style:name="P1305" style:parent-style-name="NoSpacing" style:list-style-name="LFO26" style:family="paragraph">
      <style:text-properties style:font-name="Arial" style:font-name-complex="Arial" fo:color="#000000" fo:font-size="12pt" style:font-size-asian="12pt" style:font-size-complex="12pt"/>
    </style:style>
    <style:style style:name="P1306" style:parent-style-name="NoSpacing" style:family="paragraph">
      <style:text-properties style:font-name="Arial" style:font-name-complex="Arial" fo:color="#000000" fo:font-size="12pt" style:font-size-asian="12pt" style:font-size-complex="12pt" style:text-underline-type="single" style:text-underline-style="solid" style:text-underline-width="auto" style:text-underline-mode="continuous"/>
    </style:style>
    <style:style style:name="P1307" style:parent-style-name="NoSpacing" style:list-style-name="LFO26" style:family="paragraph"/>
    <style:style style:name="T1308" style:parent-style-name="DefaultParagraphFont" style:family="text">
      <style:text-properties style:font-name="Arial" style:font-name-complex="Arial" fo:color="#000000" fo:font-size="12pt" style:font-size-asian="12pt" style:font-size-complex="12pt"/>
    </style:style>
    <style:style style:name="T1309" style:parent-style-name="DefaultParagraphFont" style:family="text">
      <style:text-properties style:font-name="Arial" style:font-name-complex="Arial" fo:color="#000000" fo:font-size="12pt" style:font-size-asian="12pt"/>
    </style:style>
    <style:style style:name="T1310" style:parent-style-name="DefaultParagraphFont" style:family="text">
      <style:text-properties style:font-name="Arial" style:font-name-complex="Arial" fo:color="#000000" fo:font-size="12pt" style:font-size-asian="12pt" style:font-size-complex="12pt"/>
    </style:style>
    <style:style style:name="P1311" style:parent-style-name="NoSpacing" style:family="paragraph">
      <style:text-properties style:font-name="Arial" style:font-name-complex="Arial" fo:color="#000000" fo:font-size="12pt" style:font-size-asian="12pt" style:font-size-complex="12pt"/>
    </style:style>
    <style:style style:name="P1312" style:parent-style-name="NoSpacing" style:list-style-name="LFO26" style:family="paragraph">
      <style:text-properties style:font-name="Arial" style:font-name-complex="Arial" fo:color="#000000" fo:font-size="12pt" style:font-size-asian="12pt" style:font-size-complex="12pt"/>
    </style:style>
    <style:style style:name="P1313" style:parent-style-name="NoSpacing" style:family="paragraph">
      <style:text-properties style:font-name="Arial" style:font-name-complex="Arial" fo:color="#000000" fo:font-size="12pt" style:font-size-asian="12pt" style:font-size-complex="12pt"/>
    </style:style>
    <style:style style:name="P1314" style:parent-style-name="NoSpacing" style:list-style-name="LFO26" style:family="paragraph"/>
    <style:style style:name="T1315" style:parent-style-name="DefaultParagraphFont" style:family="text">
      <style:text-properties style:font-name="Arial" style:font-name-complex="Arial" fo:color="#000000" fo:font-size="12pt" style:font-size-asian="12pt" style:font-size-complex="12pt"/>
    </style:style>
    <style:style style:name="T1316" style:parent-style-name="Hyperlink" style:family="text">
      <style:text-properties style:font-name="Arial" style:font-name-complex="Arial" fo:font-size="12pt" style:font-size-asian="12pt" style:font-size-complex="12pt"/>
    </style:style>
    <style:style style:name="T1317" style:parent-style-name="DefaultParagraphFont" style:family="text">
      <style:text-properties style:font-name="Arial" style:font-name-complex="Arial" fo:color="#000000" fo:font-size="12pt" style:font-size-asian="12pt" style:font-size-complex="12pt"/>
    </style:style>
    <style:style style:name="T1318" style:parent-style-name="DefaultParagraphFont" style:family="text">
      <style:text-properties style:font-name="Arial" style:font-name-complex="Arial" fo:color="#000000" fo:font-size="12pt" style:font-size-asian="12pt" style:font-size-complex="12pt"/>
    </style:style>
    <style:style style:name="P1319" style:parent-style-name="NoSpacing" style:family="paragraph">
      <style:text-properties style:font-name="Arial" style:font-name-complex="Arial" fo:color="#000000" fo:font-size="12pt" style:font-size-asian="12pt"/>
    </style:style>
    <style:style style:name="T1320" style:parent-style-name="DefaultParagraphFont" style:family="text">
      <style:text-properties style:font-name="Arial" style:font-name-complex="Arial" fo:font-weight="bold" style:font-weight-asian="bold" fo:color="#000000" fo:font-size="12pt" style:font-size-asian="12pt" style:text-underline-type="single" style:text-underline-style="solid" style:text-underline-width="auto" style:text-underline-mode="continuous"/>
    </style:style>
    <style:style style:name="P1321" style:parent-style-name="NoSpacing" style:family="paragraph">
      <style:text-properties style:font-name="Arial" style:font-name-complex="Arial" fo:color="#000000" fo:font-size="12pt" style:font-size-asian="12pt"/>
    </style:style>
    <style:style style:name="P1322" style:parent-style-name="NoSpacing" style:family="paragraph">
      <style:text-properties style:font-name="Arial" style:font-name-complex="Arial" fo:font-weight="bold" style:font-weight-asian="bold" fo:color="#000000" fo:font-size="12pt" style:font-size-asian="12pt"/>
    </style:style>
    <style:style style:name="P1323" style:parent-style-name="NoSpacing" style:family="paragraph">
      <style:text-properties style:font-name="Arial" style:font-name-complex="Arial" fo:color="#000000" fo:font-size="12pt" style:font-size-asian="12pt"/>
    </style:style>
    <style:style style:name="P1324" style:parent-style-name="NoSpacing" style:family="paragraph">
      <style:text-properties style:font-name="Arial" style:font-name-complex="Arial" fo:color="#000000" fo:font-size="12pt" style:font-size-asian="12pt"/>
    </style:style>
    <style:style style:name="P1325" style:parent-style-name="NoSpacing" style:family="paragraph">
      <style:text-properties style:font-name="Arial" style:font-name-complex="Arial" fo:color="#000000" fo:font-size="12pt" style:font-size-asian="12pt"/>
    </style:style>
    <style:style style:name="TableColumn1327" style:family="table-column">
      <style:table-column-properties style:column-width="2.0868in"/>
    </style:style>
    <style:style style:name="TableColumn1328" style:family="table-column">
      <style:table-column-properties style:column-width="1.0437in"/>
    </style:style>
    <style:style style:name="TableColumn1329" style:family="table-column">
      <style:table-column-properties style:column-width="1.043in"/>
    </style:style>
    <style:style style:name="TableColumn1330" style:family="table-column">
      <style:table-column-properties style:column-width="2.0875in"/>
    </style:style>
    <style:style style:name="Table1326" style:family="table">
      <style:table-properties style:width="6.2611in" fo:margin-left="0in" table:align="left"/>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T1333" style:parent-style-name="DefaultParagraphFont" style:family="text">
      <style:text-properties style:font-name="Arial" style:font-name-complex="Arial" fo:color="#000000" fo:font-size="12pt" style:font-size-asian="12pt"/>
    </style:style>
    <style:style style:name="TableCell1334" style:family="table-cell">
      <style:table-cell-properties fo:border="0.0069in solid #000000" style:writing-mode="lr-tb" fo:padding-top="0in" fo:padding-left="0.075in" fo:padding-bottom="0in" fo:padding-right="0.075in"/>
    </style:style>
    <style:style style:name="T1335" style:parent-style-name="DefaultParagraphFont" style:family="text">
      <style:text-properties style:font-name="Arial" style:font-name-complex="Arial" fo:color="#000000" fo:font-size="12pt" style:font-size-asian="12pt"/>
    </style:style>
    <style:style style:name="TableRow1336" style:family="table-row">
      <style:table-row-properties/>
    </style:style>
    <style:style style:name="TableCell1337" style:family="table-cell">
      <style:table-cell-properties fo:border="0.0069in solid #000000" style:writing-mode="lr-tb" fo:padding-top="0in" fo:padding-left="0.075in" fo:padding-bottom="0in" fo:padding-right="0.075in"/>
    </style:style>
    <style:style style:name="T1338" style:parent-style-name="DefaultParagraphFont" style:family="text">
      <style:text-properties style:font-name="Arial" style:font-name-complex="Arial" fo:color="#000000" fo:font-size="12pt" style:font-size-asian="12pt"/>
    </style:style>
    <style:style style:name="TableCell1339" style:family="table-cell">
      <style:table-cell-properties fo:border="0.0069in solid #000000" style:writing-mode="lr-tb" fo:padding-top="0in" fo:padding-left="0.075in" fo:padding-bottom="0in" fo:padding-right="0.075in"/>
    </style:style>
    <style:style style:name="T1340" style:parent-style-name="DefaultParagraphFont" style:family="text">
      <style:text-properties style:font-name="Arial" style:font-name-complex="Arial" fo:color="#000000" fo:font-size="12pt" style:font-size-asian="12pt"/>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Spacing" style:family="paragraph">
      <style:text-properties style:font-name="Arial" style:font-name-complex="Arial" fo:color="#000000" fo:font-size="12pt" style:font-size-asian="12pt"/>
    </style:style>
    <style:style style:name="P1344" style:parent-style-name="NoSpacing" style:family="paragraph">
      <style:text-properties style:font-name="Arial" style:font-name-complex="Arial" fo:color="#000000"/>
    </style:style>
    <style:style style:name="TableCell1345" style:family="table-cell">
      <style:table-cell-properties fo:border="0.0069in solid #000000" style:writing-mode="lr-tb" fo:padding-top="0in" fo:padding-left="0.075in" fo:padding-bottom="0in" fo:padding-right="0.075in"/>
    </style:style>
    <style:style style:name="P1346" style:parent-style-name="NoSpacing" style:family="paragraph">
      <style:text-properties style:font-name="Arial" style:font-name-complex="Arial" fo:color="#000000" fo:font-size="12pt" style:font-size-asian="12pt"/>
    </style:style>
    <style:style style:name="P1347" style:parent-style-name="NoSpacing" style:family="paragraph">
      <style:text-properties style:font-name="Arial" style:font-name-complex="Arial" fo:color="#000000"/>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NoSpacing" style:family="paragraph">
      <style:text-properties style:font-name="Arial" style:font-name-complex="Arial" fo:color="#000000" fo:font-size="12pt" style:font-size-asian="12pt"/>
    </style:style>
    <style:style style:name="P1351" style:parent-style-name="NoSpacing" style:family="paragraph">
      <style:text-properties style:font-name="Arial" style:font-name-complex="Arial" fo:color="#000000"/>
    </style:style>
    <style:style style:name="TableCell1352" style:family="table-cell">
      <style:table-cell-properties fo:border="0.0069in solid #000000" style:writing-mode="lr-tb" fo:padding-top="0in" fo:padding-left="0.075in" fo:padding-bottom="0in" fo:padding-right="0.075in"/>
    </style:style>
    <style:style style:name="P1353" style:parent-style-name="NoSpacing" style:family="paragraph">
      <style:text-properties style:font-name="Arial" style:font-name-complex="Arial" fo:color="#000000" fo:font-size="12pt" style:font-size-asian="12pt"/>
    </style:style>
    <style:style style:name="P1354" style:parent-style-name="NoSpacing" style:family="paragraph">
      <style:text-properties style:font-name="Arial" style:font-name-complex="Arial" fo:color="#000000"/>
    </style:style>
    <style:style style:name="TableRow1355" style:family="table-row">
      <style:table-row-properties/>
    </style:style>
    <style:style style:name="TableCell1356" style:family="table-cell">
      <style:table-cell-properties fo:border="0.0069in solid #000000" style:writing-mode="lr-tb" fo:padding-top="0in" fo:padding-left="0.075in" fo:padding-bottom="0in" fo:padding-right="0.075in"/>
    </style:style>
    <style:style style:name="P1357" style:parent-style-name="NoSpacing" style:family="paragraph">
      <style:text-properties style:font-name="Arial" style:font-name-complex="Arial" fo:color="#000000" fo:font-size="12pt" style:font-size-asian="12pt"/>
    </style:style>
    <style:style style:name="P1358" style:parent-style-name="NoSpacing" style:family="paragraph">
      <style:text-properties style:font-name="Arial" style:font-name-complex="Arial" fo:color="#000000"/>
    </style:style>
    <style:style style:name="TableCell1359" style:family="table-cell">
      <style:table-cell-properties fo:border="0.0069in solid #000000" style:writing-mode="lr-tb" fo:padding-top="0in" fo:padding-left="0.075in" fo:padding-bottom="0in" fo:padding-right="0.075in"/>
    </style:style>
    <style:style style:name="P1360" style:parent-style-name="NoSpacing" style:family="paragraph">
      <style:text-properties style:font-name="Arial" style:font-name-complex="Arial" fo:color="#000000" fo:font-size="12pt" style:font-size-asian="12pt"/>
    </style:style>
    <style:style style:name="P1361" style:parent-style-name="NoSpacing" style:family="paragraph">
      <style:text-properties style:font-name="Arial" style:font-name-complex="Arial" fo:color="#000000"/>
    </style:style>
    <style:style style:name="TableRow1362" style:family="table-row">
      <style:table-row-properties/>
    </style:style>
    <style:style style:name="TableCell1363" style:family="table-cell">
      <style:table-cell-properties fo:border="0.0069in solid #000000" style:writing-mode="lr-tb" fo:padding-top="0in" fo:padding-left="0.075in" fo:padding-bottom="0in" fo:padding-right="0.075in"/>
    </style:style>
    <style:style style:name="P1364" style:parent-style-name="NoSpacing" style:family="paragraph">
      <style:text-properties style:font-name="Arial" style:font-name-complex="Arial" fo:color="#000000" fo:font-size="12pt" style:font-size-asian="12pt"/>
    </style:style>
    <style:style style:name="P1365" style:parent-style-name="NoSpacing" style:family="paragraph">
      <style:text-properties style:font-name="Arial" style:font-name-complex="Arial" fo:color="#000000"/>
    </style:style>
    <style:style style:name="TableCell1366" style:family="table-cell">
      <style:table-cell-properties fo:border="0.0069in solid #000000" style:writing-mode="lr-tb" fo:padding-top="0in" fo:padding-left="0.075in" fo:padding-bottom="0in" fo:padding-right="0.075in"/>
    </style:style>
    <style:style style:name="P1367" style:parent-style-name="NoSpacing" style:family="paragraph">
      <style:text-properties style:font-name="Arial" style:font-name-complex="Arial" fo:color="#000000" fo:font-size="12pt" style:font-size-asian="12pt"/>
    </style:style>
    <style:style style:name="P1368" style:parent-style-name="NoSpacing" style:family="paragraph">
      <style:text-properties style:font-name="Arial" style:font-name-complex="Arial" fo:color="#000000"/>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Spacing" style:family="paragraph">
      <style:text-properties style:font-name="Arial" style:font-name-complex="Arial" fo:color="#000000" fo:font-size="12pt" style:font-size-asian="12pt"/>
    </style:style>
    <style:style style:name="P1372" style:parent-style-name="NoSpacing" style:family="paragraph">
      <style:text-properties style:font-name="Arial" style:font-name-complex="Arial" fo:color="#000000"/>
    </style:style>
    <style:style style:name="TableCell1373" style:family="table-cell">
      <style:table-cell-properties fo:border="0.0069in solid #000000" style:writing-mode="lr-tb" fo:padding-top="0in" fo:padding-left="0.075in" fo:padding-bottom="0in" fo:padding-right="0.075in"/>
    </style:style>
    <style:style style:name="P1374" style:parent-style-name="NoSpacing" style:family="paragraph">
      <style:text-properties style:font-name="Arial" style:font-name-complex="Arial" fo:color="#000000" fo:font-size="12pt" style:font-size-asian="12pt"/>
    </style:style>
    <style:style style:name="P1375" style:parent-style-name="NoSpacing" style:family="paragraph">
      <style:text-properties style:font-name="Arial" style:font-name-complex="Arial" fo:color="#000000"/>
    </style:style>
    <style:style style:name="TableRow1376" style:family="table-row">
      <style:table-row-properties/>
    </style:style>
    <style:style style:name="TableCell1377" style:family="table-cell">
      <style:table-cell-properties fo:border="0.0069in solid #000000" style:writing-mode="lr-tb" fo:padding-top="0in" fo:padding-left="0.075in" fo:padding-bottom="0in" fo:padding-right="0.075in"/>
    </style:style>
    <style:style style:name="P1378" style:parent-style-name="NoSpacing" style:family="paragraph">
      <style:text-properties style:font-name="Arial" style:font-name-complex="Arial" fo:color="#000000" fo:font-size="12pt" style:font-size-asian="12pt"/>
    </style:style>
    <style:style style:name="P1379" style:parent-style-name="NoSpacing" style:family="paragraph">
      <style:text-properties style:font-name="Arial" style:font-name-complex="Arial" fo:color="#000000"/>
    </style:style>
    <style:style style:name="TableCell1380" style:family="table-cell">
      <style:table-cell-properties fo:border="0.0069in solid #000000" style:writing-mode="lr-tb" fo:padding-top="0in" fo:padding-left="0.075in" fo:padding-bottom="0in" fo:padding-right="0.075in"/>
    </style:style>
    <style:style style:name="P1381" style:parent-style-name="NoSpacing" style:family="paragraph">
      <style:text-properties style:font-name="Arial" style:font-name-complex="Arial" fo:color="#000000" fo:font-size="12pt" style:font-size-asian="12pt"/>
    </style:style>
    <style:style style:name="P1382" style:parent-style-name="NoSpacing" style:family="paragraph">
      <style:text-properties style:font-name="Arial" style:font-name-complex="Arial" fo:color="#000000" fo:font-size="12pt" style:font-size-asian="12pt"/>
    </style:style>
    <style:style style:name="P1383" style:parent-style-name="NoSpacing" style:family="paragraph">
      <style:text-properties style:font-name="Arial" style:font-name-complex="Arial" fo:color="#000000" fo:font-size="12pt" style:font-size-asian="12pt"/>
    </style:style>
    <style:style style:name="P1384" style:parent-style-name="NoSpacing" style:family="paragraph">
      <style:text-properties style:font-name="Arial" style:font-name-complex="Arial" fo:color="#000000" fo:font-size="12pt" style:font-size-asian="12pt"/>
    </style:style>
    <style:style style:name="P1385" style:parent-style-name="NoSpacing" style:family="paragraph">
      <style:text-properties style:font-name="Arial" style:font-name-complex="Arial" fo:color="#000000" fo:font-size="12pt" style:font-size-asian="12pt"/>
    </style:style>
    <style:style style:name="P1386" style:parent-style-name="NoSpacing" style:family="paragraph">
      <style:text-properties style:font-name="Arial" style:font-name-complex="Arial" fo:color="#000000"/>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T1389" style:parent-style-name="DefaultParagraphFont" style:family="text">
      <style:text-properties style:font-name="Arial" style:font-name-complex="Arial" fo:color="#000000" fo:font-size="12pt" style:font-size-asian="12pt"/>
    </style:style>
    <style:style style:name="TableCell1390" style:family="table-cell">
      <style:table-cell-properties fo:border="0.0069in solid #000000" style:writing-mode="lr-tb" fo:padding-top="0in" fo:padding-left="0.075in" fo:padding-bottom="0in" fo:padding-right="0.075in"/>
    </style:style>
    <style:style style:name="T1391" style:parent-style-name="DefaultParagraphFont" style:family="text">
      <style:text-properties style:font-name="Arial" style:font-name-complex="Arial" fo:color="#000000" fo:font-size="12pt" style:font-size-asian="12pt"/>
    </style:style>
    <style:style style:name="TableRow1392" style:family="table-row">
      <style:table-row-properties/>
    </style:style>
    <style:style style:name="TableCell1393" style:family="table-cell">
      <style:table-cell-properties fo:border="0.0069in solid #000000" style:writing-mode="lr-tb" fo:padding-top="0in" fo:padding-left="0.075in" fo:padding-bottom="0in" fo:padding-right="0.075in"/>
    </style:style>
    <style:style style:name="T1394" style:parent-style-name="DefaultParagraphFont" style:family="text">
      <style:text-properties style:font-name="Arial" style:font-name-complex="Arial" fo:color="#000000" fo:font-size="12pt" style:font-size-asian="12pt"/>
    </style:style>
    <style:style style:name="TableCell1395" style:family="table-cell">
      <style:table-cell-properties fo:border="0.0069in solid #000000" style:writing-mode="lr-tb" fo:padding-top="0in" fo:padding-left="0.075in" fo:padding-bottom="0in" fo:padding-right="0.075in"/>
    </style:style>
    <style:style style:name="P1396" style:parent-style-name="NoSpacing" style:family="paragraph">
      <style:text-properties style:font-name="Arial" style:font-name-complex="Arial" fo:color="#000000" fo:font-size="12pt" style:font-size-asian="12pt"/>
    </style:style>
    <style:style style:name="P1397" style:parent-style-name="NoSpacing" style:family="paragraph">
      <style:text-properties style:font-name="Arial" style:font-name-complex="Arial" fo:color="#000000" fo:font-size="12pt" style:font-size-asian="12pt"/>
    </style:style>
    <style:style style:name="P1398" style:parent-style-name="NoSpacing" style:family="paragraph">
      <style:text-properties style:font-name="Arial" style:font-name-complex="Arial" fo:color="#000000" fo:font-size="12pt" style:font-size-asian="12pt"/>
    </style:style>
    <style:style style:name="P1399" style:parent-style-name="NoSpacing" style:family="paragraph">
      <style:text-properties style:font-name="Arial" style:font-name-complex="Arial" fo:color="#000000"/>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T1402" style:parent-style-name="DefaultParagraphFont" style:family="text">
      <style:text-properties style:font-name="Arial" style:font-name-complex="Arial" fo:color="#000000" fo:font-size="12pt" style:font-size-asian="12pt"/>
    </style:style>
    <style:style style:name="TableCell1403" style:family="table-cell">
      <style:table-cell-properties fo:border="0.0069in solid #000000" style:writing-mode="lr-tb" fo:padding-top="0in" fo:padding-left="0.075in" fo:padding-bottom="0in" fo:padding-right="0.075in"/>
    </style:style>
    <style:style style:name="T1404" style:parent-style-name="DefaultParagraphFont" style:family="text">
      <style:text-properties style:font-name="Arial" style:font-name-complex="Arial" fo:color="#000000" fo:font-size="12pt" style:font-size-asian="12pt"/>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T1407" style:parent-style-name="DefaultParagraphFont" style:family="text">
      <style:text-properties style:font-name="Arial" style:font-name-complex="Arial" fo:color="#000000" fo:font-size="12pt" style:font-size-asian="12pt"/>
    </style:style>
    <style:style style:name="TableCell1408" style:family="table-cell">
      <style:table-cell-properties fo:border="0.0069in solid #000000" style:writing-mode="lr-tb" fo:padding-top="0in" fo:padding-left="0.075in" fo:padding-bottom="0in" fo:padding-right="0.075in"/>
    </style:style>
    <style:style style:name="P1409" style:parent-style-name="NoSpacing" style:family="paragraph">
      <style:text-properties style:font-name="Arial" style:font-name-complex="Arial" fo:color="#000000"/>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NoSpacing" style:family="paragraph">
      <style:text-properties style:font-name="Arial" style:font-name-complex="Arial" fo:color="#000000" fo:font-size="12pt" style:font-size-asian="12pt"/>
    </style:style>
    <style:style style:name="P1413" style:parent-style-name="NoSpacing" style:family="paragraph">
      <style:text-properties style:font-name="Arial" style:font-name-complex="Arial" fo:color="#000000" fo:font-size="12pt" style:font-size-asian="12pt"/>
    </style:style>
    <style:style style:name="P1414" style:parent-style-name="NoSpacing" style:family="paragraph">
      <style:text-properties style:font-name="Arial" style:font-name-complex="Arial" fo:color="#000000" fo:font-size="12pt" style:font-size-asian="12pt"/>
    </style:style>
    <style:style style:name="P1415" style:parent-style-name="NoSpacing" style:family="paragraph">
      <style:text-properties style:font-name="Arial" style:font-name-complex="Arial" fo:color="#000000"/>
    </style:style>
    <style:style style:name="TableCell1416" style:family="table-cell">
      <style:table-cell-properties fo:border="0.0069in solid #000000" style:writing-mode="lr-tb" fo:padding-top="0in" fo:padding-left="0.075in" fo:padding-bottom="0in" fo:padding-right="0.075in"/>
    </style:style>
    <style:style style:name="P1417" style:parent-style-name="NoSpacing" style:family="paragraph">
      <style:text-properties style:font-name="Arial" style:font-name-complex="Arial" fo:color="#000000"/>
    </style:style>
    <style:style style:name="TableRow1418" style:family="table-row">
      <style:table-row-properties/>
    </style:style>
    <style:style style:name="TableCell1419" style:family="table-cell">
      <style:table-cell-properties fo:border="0.0069in solid #000000" style:writing-mode="lr-tb" fo:padding-top="0in" fo:padding-left="0.075in" fo:padding-bottom="0in" fo:padding-right="0.075in"/>
    </style:style>
    <style:style style:name="P1420" style:parent-style-name="NoSpacing" style:family="paragraph">
      <style:text-properties style:font-name="Arial" style:font-name-complex="Arial" fo:color="#000000" fo:font-size="12pt" style:font-size-asian="12pt"/>
    </style:style>
    <style:style style:name="T1421" style:parent-style-name="DefaultParagraphFont" style:family="text">
      <style:text-properties style:font-name="Arial" style:font-name-complex="Arial" fo:color="#000000" fo:font-size="12pt" style:font-size-asian="12pt"/>
    </style:style>
    <style:style style:name="T1422" style:parent-style-name="DefaultParagraphFont" style:family="text">
      <style:text-properties style:font-name="Arial" style:font-name-complex="Arial" fo:color="#000000" fo:font-size="12pt" style:font-size-asian="12pt"/>
    </style:style>
    <style:style style:name="TableCell1423" style:family="table-cell">
      <style:table-cell-properties fo:border="0.0069in solid #000000" style:writing-mode="lr-tb" fo:padding-top="0in" fo:padding-left="0.075in" fo:padding-bottom="0in" fo:padding-right="0.075in"/>
    </style:style>
    <style:style style:name="P1424" style:parent-style-name="NoSpacing" style:family="paragraph">
      <style:text-properties style:font-name="Arial" style:font-name-complex="Arial" fo:color="#000000"/>
    </style:style>
    <style:style style:name="TableRow1425" style:family="table-row">
      <style:table-row-properties/>
    </style:style>
    <style:style style:name="TableCell1426" style:family="table-cell">
      <style:table-cell-properties fo:border="0.0069in solid #000000" style:writing-mode="lr-tb" fo:padding-top="0in" fo:padding-left="0.075in" fo:padding-bottom="0in" fo:padding-right="0.075in"/>
    </style:style>
    <style:style style:name="T1427" style:parent-style-name="DefaultParagraphFont" style:family="text">
      <style:text-properties style:font-name="Arial" style:font-name-complex="Arial" fo:color="#000000" fo:font-size="12pt" style:font-size-asian="12pt"/>
    </style:style>
    <style:style style:name="TableCell1428" style:family="table-cell">
      <style:table-cell-properties fo:border="0.0069in solid #000000" style:writing-mode="lr-tb" fo:padding-top="0in" fo:padding-left="0.075in" fo:padding-bottom="0in" fo:padding-right="0.075in"/>
    </style:style>
    <style:style style:name="P1429" style:parent-style-name="NoSpacing" style:family="paragraph">
      <style:text-properties style:font-name="Arial" style:font-name-complex="Arial" fo:color="#000000"/>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T1432" style:parent-style-name="DefaultParagraphFont" style:family="text">
      <style:text-properties style:font-name="Arial" style:font-name-complex="Arial" fo:color="#000000" fo:font-size="12pt" style:font-size-asian="12pt"/>
    </style:style>
    <style:style style:name="TableCell1433" style:family="table-cell">
      <style:table-cell-properties fo:border="0.0069in solid #000000" style:writing-mode="lr-tb" fo:padding-top="0in" fo:padding-left="0.075in" fo:padding-bottom="0in" fo:padding-right="0.075in"/>
    </style:style>
    <style:style style:name="T1434" style:parent-style-name="DefaultParagraphFont" style:family="text">
      <style:text-properties style:font-name="Arial" style:font-name-complex="Arial" fo:color="#000000" fo:font-size="12pt" style:font-size-asian="12pt"/>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T1437" style:parent-style-name="DefaultParagraphFont" style:family="text">
      <style:text-properties style:font-name="Arial" style:font-name-complex="Arial" fo:color="#000000" fo:font-size="12pt" style:font-size-asian="12pt"/>
    </style:style>
    <style:style style:name="TableCell1438" style:family="table-cell">
      <style:table-cell-properties fo:border="0.0069in solid #000000" style:writing-mode="lr-tb" fo:padding-top="0in" fo:padding-left="0.075in" fo:padding-bottom="0in" fo:padding-right="0.075in"/>
    </style:style>
    <style:style style:name="T1439" style:parent-style-name="DefaultParagraphFont" style:family="text">
      <style:text-properties style:font-name="Arial" style:font-name-complex="Arial" fo:color="#000000" fo:font-size="12pt" style:font-size-asian="12pt"/>
    </style:style>
    <style:style style:name="TableRow1440" style:family="table-row">
      <style:table-row-properties/>
    </style:style>
    <style:style style:name="TableCell1441" style:family="table-cell">
      <style:table-cell-properties fo:border="0.0069in solid #000000" style:writing-mode="lr-tb" fo:padding-top="0in" fo:padding-left="0.075in" fo:padding-bottom="0in" fo:padding-right="0.075in"/>
    </style:style>
    <style:style style:name="P1442" style:parent-style-name="NoSpacing" style:family="paragraph">
      <style:text-properties style:font-name="Arial" style:font-name-complex="Arial" fo:color="#000000"/>
    </style:style>
    <style:style style:name="TableCell1443" style:family="table-cell">
      <style:table-cell-properties fo:border="0.0069in solid #000000" style:writing-mode="lr-tb" fo:padding-top="0in" fo:padding-left="0.075in" fo:padding-bottom="0in" fo:padding-right="0.075in"/>
    </style:style>
    <style:style style:name="T1444" style:parent-style-name="DefaultParagraphFont" style:family="text">
      <style:text-properties style:font-name="Arial" style:font-name-complex="Arial" fo:color="#000000" fo:font-size="12pt" style:font-size-asian="12pt"/>
    </style:style>
    <style:style style:name="TableRow1445" style:family="table-row">
      <style:table-row-properties/>
    </style:style>
    <style:style style:name="TableCell1446" style:family="table-cell">
      <style:table-cell-properties fo:border="0.0069in solid #000000" style:writing-mode="lr-tb" fo:padding-top="0in" fo:padding-left="0.075in" fo:padding-bottom="0in" fo:padding-right="0.075in"/>
    </style:style>
    <style:style style:name="T1447" style:parent-style-name="DefaultParagraphFont" style:family="text">
      <style:text-properties style:font-name="Arial" style:font-name-complex="Arial" fo:color="#000000" fo:font-size="12pt" style:font-size-asian="12pt"/>
    </style:style>
    <style:style style:name="TableCell1448" style:family="table-cell">
      <style:table-cell-properties fo:border="0.0069in solid #000000" style:writing-mode="lr-tb" fo:padding-top="0in" fo:padding-left="0.075in" fo:padding-bottom="0in" fo:padding-right="0.075in"/>
    </style:style>
    <style:style style:name="T1449" style:parent-style-name="DefaultParagraphFont" style:family="text">
      <style:text-properties style:font-name="Arial" style:font-name-complex="Arial" fo:color="#000000" fo:font-size="12pt" style:font-size-asian="12pt"/>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Spacing" style:family="paragraph">
      <style:text-properties style:font-name="Arial" style:font-name-complex="Arial" fo:color="#000000"/>
    </style:style>
    <style:style style:name="TableCell1453" style:family="table-cell">
      <style:table-cell-properties fo:border="0.0069in solid #000000" style:writing-mode="lr-tb" fo:padding-top="0in" fo:padding-left="0.075in" fo:padding-bottom="0in" fo:padding-right="0.075in"/>
    </style:style>
    <style:style style:name="T1454" style:parent-style-name="DefaultParagraphFont" style:family="text">
      <style:text-properties style:font-name="Arial" style:font-name-complex="Arial" fo:color="#000000" fo:font-size="12pt" style:font-size-asian="12pt"/>
    </style:style>
    <style:style style:name="TableRow1455" style:family="table-row">
      <style:table-row-properties/>
    </style:style>
    <style:style style:name="TableCell1456" style:family="table-cell">
      <style:table-cell-properties fo:border="0.0069in solid #000000" style:writing-mode="lr-tb" fo:padding-top="0in" fo:padding-left="0.075in" fo:padding-bottom="0in" fo:padding-right="0.075in"/>
    </style:style>
    <style:style style:name="T1457" style:parent-style-name="DefaultParagraphFont" style:family="text">
      <style:text-properties style:font-name="Arial" style:font-name-complex="Arial" fo:color="#000000" fo:font-size="12pt" style:font-size-asian="12pt"/>
    </style:style>
    <style:style style:name="TableCell1458" style:family="table-cell">
      <style:table-cell-properties fo:border="0.0069in solid #000000" style:writing-mode="lr-tb" fo:padding-top="0in" fo:padding-left="0.075in" fo:padding-bottom="0in" fo:padding-right="0.075in"/>
    </style:style>
    <style:style style:name="T1459" style:parent-style-name="DefaultParagraphFont" style:family="text">
      <style:text-properties style:font-name="Arial" style:font-name-complex="Arial" fo:color="#000000" fo:font-size="12pt" style:font-size-asian="12pt"/>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T1462" style:parent-style-name="DefaultParagraphFont" style:family="text">
      <style:text-properties style:font-name="Arial" style:font-name-complex="Arial" fo:color="#000000" fo:font-size="12pt" style:font-size-asian="12pt"/>
    </style:style>
    <style:style style:name="TableCell1463" style:family="table-cell">
      <style:table-cell-properties fo:border="0.0069in solid #000000" style:writing-mode="lr-tb" fo:padding-top="0in" fo:padding-left="0.075in" fo:padding-bottom="0in" fo:padding-right="0.075in"/>
    </style:style>
    <style:style style:name="P1464" style:parent-style-name="NoSpacing" style:family="paragraph">
      <style:text-properties style:font-name="Arial" style:font-name-complex="Arial" fo:color="#000000"/>
    </style:style>
    <style:style style:name="TableRow1465" style:family="table-row">
      <style:table-row-properties/>
    </style:style>
    <style:style style:name="TableCell1466" style:family="table-cell">
      <style:table-cell-properties fo:border="0.0069in solid #000000" style:writing-mode="lr-tb" fo:padding-top="0in" fo:padding-left="0.075in" fo:padding-bottom="0in" fo:padding-right="0.075in"/>
    </style:style>
    <style:style style:name="T1467" style:parent-style-name="DefaultParagraphFont" style:family="text">
      <style:text-properties style:font-name="Arial" style:font-name-complex="Arial" fo:color="#000000" fo:font-size="12pt" style:font-size-asian="12pt"/>
    </style:style>
    <style:style style:name="TableCell1468" style:family="table-cell">
      <style:table-cell-properties fo:border="0.0069in solid #000000" style:writing-mode="lr-tb" fo:padding-top="0in" fo:padding-left="0.075in" fo:padding-bottom="0in" fo:padding-right="0.075in"/>
    </style:style>
    <style:style style:name="P1469" style:parent-style-name="NoSpacing" style:family="paragraph">
      <style:text-properties style:font-name="Arial" style:font-name-complex="Arial" fo:color="#000000"/>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T1472" style:parent-style-name="DefaultParagraphFont" style:family="text">
      <style:text-properties style:font-name="Arial" style:font-name-complex="Arial" fo:color="#000000" fo:font-size="12pt" style:font-size-asian="12pt"/>
    </style:style>
    <style:style style:name="TableRow1473" style:family="table-row">
      <style:table-row-properties/>
    </style:style>
    <style:style style:name="TableCell1474" style:family="table-cell">
      <style:table-cell-properties fo:border="0.0069in solid #000000" style:writing-mode="lr-tb" fo:padding-top="0in" fo:padding-left="0.075in" fo:padding-bottom="0in" fo:padding-right="0.075in"/>
    </style:style>
    <style:style style:name="P1475" style:parent-style-name="NoSpacing" style:family="paragraph">
      <style:text-properties style:font-name="Arial" style:font-name-complex="Arial" fo:color="#000000" fo:font-size="12pt" style:font-size-asian="12pt"/>
    </style:style>
    <style:style style:name="P1476" style:parent-style-name="NoSpacing" style:family="paragraph">
      <style:text-properties style:font-name="Arial" style:font-name-complex="Arial" fo:color="#000000"/>
    </style:style>
    <style:style style:name="TableCell1477" style:family="table-cell">
      <style:table-cell-properties fo:border="0.0069in solid #000000" style:writing-mode="lr-tb" fo:padding-top="0in" fo:padding-left="0.075in" fo:padding-bottom="0in" fo:padding-right="0.075in"/>
    </style:style>
    <style:style style:name="P1478" style:parent-style-name="NoSpacing" style:family="paragraph">
      <style:text-properties style:font-name="Arial" style:font-name-complex="Arial" fo:color="#000000" fo:font-size="12pt" style:font-size-asian="12pt"/>
    </style:style>
    <style:style style:name="P1479" style:parent-style-name="NoSpacing" style:family="paragraph">
      <style:text-properties style:font-name="Arial" style:font-name-complex="Arial" fo:color="#000000"/>
    </style:style>
    <style:style style:name="TableCell1480" style:family="table-cell">
      <style:table-cell-properties fo:border="0.0069in solid #000000" style:writing-mode="lr-tb" fo:padding-top="0in" fo:padding-left="0.075in" fo:padding-bottom="0in" fo:padding-right="0.075in"/>
    </style:style>
    <style:style style:name="P1481" style:parent-style-name="NoSpacing" style:family="paragraph">
      <style:text-properties style:font-name="Arial" style:font-name-complex="Arial" fo:color="#000000" fo:font-size="12pt" style:font-size-asian="12pt"/>
    </style:style>
    <style:style style:name="P1482" style:parent-style-name="NoSpacing" style:family="paragraph">
      <style:text-properties style:font-name="Arial" style:font-name-complex="Arial" fo:color="#000000"/>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T1485" style:parent-style-name="DefaultParagraphFont" style:family="text">
      <style:text-properties style:font-name="Arial" style:font-name-complex="Arial" fo:color="#000000" fo:font-size="12pt" style:font-size-asian="12pt"/>
    </style:style>
    <style:style style:name="TableCell1486" style:family="table-cell">
      <style:table-cell-properties fo:border="0.0069in solid #000000" style:writing-mode="lr-tb" fo:padding-top="0in" fo:padding-left="0.075in" fo:padding-bottom="0in" fo:padding-right="0.075in"/>
    </style:style>
    <style:style style:name="P1487" style:parent-style-name="NoSpacing" style:family="paragraph">
      <style:text-properties style:font-name="Arial" style:font-name-complex="Arial" fo:color="#000000"/>
    </style:style>
    <style:style style:name="TableCell1488" style:family="table-cell">
      <style:table-cell-properties fo:border="0.0069in solid #000000" style:writing-mode="lr-tb" fo:padding-top="0in" fo:padding-left="0.075in" fo:padding-bottom="0in" fo:padding-right="0.075in"/>
    </style:style>
    <style:style style:name="P1489" style:parent-style-name="NoSpacing" style:family="paragraph">
      <style:text-properties style:font-name="Arial" style:font-name-complex="Arial" fo:color="#000000"/>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T1492" style:parent-style-name="DefaultParagraphFont" style:family="text">
      <style:text-properties style:font-name="Arial" style:font-name-complex="Arial" fo:color="#000000" fo:font-size="12pt" style:font-size-asian="12pt"/>
    </style:style>
    <style:style style:name="TableCell1493" style:family="table-cell">
      <style:table-cell-properties fo:border="0.0069in solid #000000" style:writing-mode="lr-tb" fo:padding-top="0in" fo:padding-left="0.075in" fo:padding-bottom="0in" fo:padding-right="0.075in"/>
    </style:style>
    <style:style style:name="P1494" style:parent-style-name="NoSpacing" style:family="paragraph">
      <style:text-properties style:font-name="Arial" style:font-name-complex="Arial" fo:color="#000000"/>
    </style:style>
    <style:style style:name="TableCell1495" style:family="table-cell">
      <style:table-cell-properties fo:border="0.0069in solid #000000" style:writing-mode="lr-tb" fo:padding-top="0in" fo:padding-left="0.075in" fo:padding-bottom="0in" fo:padding-right="0.075in"/>
    </style:style>
    <style:style style:name="P1496" style:parent-style-name="NoSpacing" style:family="paragraph">
      <style:text-properties style:font-name="Arial" style:font-name-complex="Arial" fo:color="#000000"/>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Spacing" style:family="paragraph">
      <style:text-properties style:font-name="Arial" style:font-name-complex="Arial" fo:color="#000000" fo:font-size="12pt" style:font-size-asian="12pt"/>
    </style:style>
    <style:style style:name="P1500" style:parent-style-name="NoSpacing" style:family="paragraph">
      <style:text-properties style:font-name="Arial" style:font-name-complex="Arial" fo:color="#000000" fo:font-size="12pt" style:font-size-asian="12pt"/>
    </style:style>
    <style:style style:name="P1501" style:parent-style-name="NoSpacing" style:family="paragraph">
      <style:text-properties style:font-name="Arial" style:font-name-complex="Arial" fo:color="#000000" fo:font-size="12pt" style:font-size-asian="12pt"/>
    </style:style>
    <style:style style:name="P1502" style:parent-style-name="NoSpacing" style:family="paragraph">
      <style:text-properties style:font-name="Arial" style:font-name-complex="Arial" fo:color="#000000"/>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T1505" style:parent-style-name="DefaultParagraphFont" style:family="text">
      <style:text-properties style:font-name="Arial" style:font-name-complex="Arial" fo:color="#000000" fo:font-size="12pt" style:font-size-asian="12pt"/>
    </style:style>
    <style:style style:name="TableCell1506" style:family="table-cell">
      <style:table-cell-properties fo:border="0.0069in solid #000000" style:writing-mode="lr-tb" fo:padding-top="0in" fo:padding-left="0.075in" fo:padding-bottom="0in" fo:padding-right="0.075in"/>
    </style:style>
    <style:style style:name="T1507" style:parent-style-name="DefaultParagraphFont" style:family="text">
      <style:text-properties style:font-name="Arial" style:font-name-complex="Arial" fo:color="#000000" fo:font-size="12pt" style:font-size-asian="12pt"/>
    </style:style>
    <style:style style:name="TableCell1508" style:family="table-cell">
      <style:table-cell-properties fo:border="0.0069in solid #000000" style:writing-mode="lr-tb" fo:padding-top="0in" fo:padding-left="0.075in" fo:padding-bottom="0in" fo:padding-right="0.075in"/>
    </style:style>
    <style:style style:name="P1509" style:parent-style-name="NoSpacing" style:family="paragraph">
      <style:text-properties style:font-name="Arial" style:font-name-complex="Arial" fo:color="#000000" fo:font-size="12pt" style:font-size-asian="12pt"/>
    </style:style>
    <style:style style:name="P1510" style:parent-style-name="NoSpacing" style:family="paragraph">
      <style:text-properties style:font-name="Arial" style:font-name-complex="Arial" fo:color="#000000" fo:font-size="12pt" style:font-size-asian="12pt"/>
    </style:style>
    <style:style style:name="P1511" style:parent-style-name="NoSpacing" style:list-style-name="LFO15" style:family="paragraph">
      <style:text-properties style:font-name="Arial" style:font-name-complex="Arial" fo:color="#000000" fo:font-size="12pt" style:font-size-asian="12pt"/>
    </style:style>
    <style:style style:name="P1512" style:parent-style-name="NoSpacing" style:family="paragraph">
      <style:paragraph-properties fo:margin-left="0.5in">
        <style:tab-stops/>
      </style:paragraph-properties>
      <style:text-properties style:font-name="Arial" style:font-name-complex="Arial" fo:color="#000000" fo:font-size="12pt" style:font-size-asian="12pt"/>
    </style:style>
    <style:style style:name="P1513" style:parent-style-name="NoSpacing" style:list-style-name="LFO15" style:family="paragraph"/>
    <style:style style:name="T1514" style:parent-style-name="DefaultParagraphFont" style:family="text">
      <style:text-properties style:font-name="Arial" style:font-name-complex="Arial" fo:color="#000000" fo:font-size="12pt" style:font-size-asian="12pt" style:font-size-complex="12pt"/>
    </style:style>
    <style:style style:name="T1515" style:parent-style-name="DefaultParagraphFont" style:family="text">
      <style:text-properties style:font-name="Arial" style:font-name-complex="Arial" fo:color="#000000" fo:font-size="12pt" style:font-size-asian="12pt" style:font-size-complex="12pt"/>
    </style:style>
    <style:style style:name="P1516" style:parent-style-name="NoSpacing" style:family="paragraph">
      <style:text-properties style:font-name="Arial" style:font-name-complex="Arial" fo:color="#000000" fo:font-size="12pt" style:font-size-asian="12pt"/>
    </style:style>
    <style:style style:name="P1517" style:parent-style-name="NoSpacing" style:list-style-name="LFO15" style:family="paragraph">
      <style:text-properties style:font-name="Arial" style:font-name-complex="Arial" fo:color="#000000" fo:font-size="12pt" style:font-size-asian="12pt"/>
    </style:style>
    <style:style style:name="P1518" style:parent-style-name="NoSpacing" style:family="paragraph">
      <style:text-properties style:font-name="Arial" style:font-name-complex="Arial" fo:color="#000000" fo:font-size="12pt" style:font-size-asian="12pt"/>
    </style:style>
    <style:style style:name="P1519" style:parent-style-name="NoSpacing" style:family="paragraph">
      <style:text-properties style:font-name="Arial" style:font-name-complex="Arial" fo:font-weight="bold" style:font-weight-asian="bold" fo:color="#000000" fo:font-size="12pt" style:font-size-asian="12pt"/>
    </style:style>
    <style:style style:name="P1520" style:parent-style-name="NoSpacing" style:family="paragraph">
      <style:text-properties style:font-name="Arial" style:font-name-complex="Arial" fo:color="#000000" fo:font-size="12pt" style:font-size-asian="12pt"/>
    </style:style>
    <style:style style:name="P1521" style:parent-style-name="NoSpacing" style:list-style-name="LFO16" style:family="paragraph">
      <style:text-properties style:font-name="Arial" style:font-name-complex="Arial" fo:color="#000000" fo:font-size="12pt" style:font-size-asian="12pt"/>
    </style:style>
    <style:style style:name="P1522" style:parent-style-name="NoSpacing" style:family="paragraph">
      <style:paragraph-properties fo:margin-left="0.5in">
        <style:tab-stops/>
      </style:paragraph-properties>
      <style:text-properties style:font-name="Arial" style:font-name-complex="Arial" fo:color="#000000" fo:font-size="12pt" style:font-size-asian="12pt"/>
    </style:style>
    <style:style style:name="P1523" style:parent-style-name="NoSpacing" style:list-style-name="LFO16" style:family="paragraph">
      <style:text-properties style:font-name="Arial" style:font-name-complex="Arial" fo:color="#000000" fo:font-size="12pt" style:font-size-asian="12pt"/>
    </style:style>
    <style:style style:name="P1524" style:parent-style-name="NoSpacing" style:family="paragraph">
      <style:text-properties style:font-name="Arial" style:font-name-complex="Arial" fo:color="#000000" fo:font-size="12pt" style:font-size-asian="12pt"/>
    </style:style>
    <style:style style:name="P1525" style:parent-style-name="NoSpacing" style:list-style-name="LFO16" style:family="paragraph">
      <style:text-properties style:font-name="Arial" style:font-name-complex="Arial" fo:color="#000000" fo:font-size="12pt" style:font-size-asian="12pt"/>
    </style:style>
    <style:style style:name="P1526" style:parent-style-name="NoSpacing" style:family="paragraph">
      <style:text-properties style:font-name="Arial" style:font-name-complex="Arial" fo:color="#000000" fo:font-size="12pt" style:font-size-asian="12pt"/>
    </style:style>
    <style:style style:name="P1527" style:parent-style-name="NoSpacing" style:list-style-name="LFO16" style:family="paragraph">
      <style:text-properties style:font-name="Arial" style:font-name-complex="Arial" fo:color="#000000" fo:font-size="12pt" style:font-size-asian="12pt"/>
    </style:style>
    <style:style style:name="P1528" style:parent-style-name="NoSpacing" style:family="paragraph">
      <style:paragraph-properties fo:margin-left="0.5in">
        <style:tab-stops/>
      </style:paragraph-properties>
      <style:text-properties style:font-name="Arial" style:font-name-complex="Arial" fo:color="#000000" fo:font-size="12pt" style:font-size-asian="12pt"/>
    </style:style>
    <style:style style:name="P1529" style:parent-style-name="NoSpacing" style:list-style-name="LFO16" style:family="paragraph">
      <style:text-properties style:font-name="Arial" style:font-name-complex="Arial" fo:color="#000000" fo:font-size="12pt" style:font-size-asian="12pt"/>
    </style:style>
    <style:style style:name="P1530" style:parent-style-name="NoSpacing" style:family="paragraph">
      <style:text-properties style:font-name="Arial" style:font-name-complex="Arial" fo:color="#000000" fo:font-size="12pt" style:font-size-asian="12pt"/>
    </style:style>
    <style:style style:name="P1531" style:parent-style-name="NoSpacing" style:list-style-name="LFO16" style:family="paragraph">
      <style:text-properties style:font-name="Arial" style:font-name-complex="Arial" fo:color="#000000" fo:font-size="12pt" style:font-size-asian="12pt"/>
    </style:style>
    <style:style style:name="P1532" style:parent-style-name="NoSpacing" style:family="paragraph">
      <style:text-properties style:font-name="Arial" style:font-name-complex="Arial" fo:color="#000000" fo:font-size="12pt" style:font-size-asian="12pt"/>
    </style:style>
    <style:style style:name="P1533" style:parent-style-name="NoSpacing" style:list-style-name="LFO16" style:family="paragraph">
      <style:text-properties style:font-name="Arial" style:font-name-complex="Arial" fo:color="#000000" fo:font-size="12pt" style:font-size-asian="12pt"/>
    </style:style>
    <style:style style:name="P1534" style:parent-style-name="NoSpacing" style:family="paragraph">
      <style:text-properties style:font-name="Arial" style:font-name-complex="Arial" fo:color="#000000" fo:font-size="12pt" style:font-size-asian="12pt"/>
    </style:style>
    <style:style style:name="P1535" style:parent-style-name="NoSpacing" style:family="paragraph">
      <style:text-properties style:font-name="Arial" style:font-name-complex="Arial" fo:color="#000000" fo:font-size="12pt" style:font-size-asian="12pt"/>
    </style:style>
    <style:style style:name="P1536" style:parent-style-name="NoSpacing" style:family="paragraph">
      <style:text-properties style:font-name="Arial" style:font-name-complex="Arial" fo:color="#000000" fo:font-size="12pt" style:font-size-asian="12pt"/>
    </style:style>
    <style:style style:name="P1537" style:parent-style-name="NoSpacing" style:family="paragraph">
      <style:text-properties style:font-name="Arial" style:font-name-complex="Arial" fo:color="#000000" fo:font-size="12pt" style:font-size-asian="12pt"/>
    </style:style>
    <style:style style:name="P1538" style:parent-style-name="NoSpacing" style:family="paragraph">
      <style:text-properties style:font-name="Arial" style:font-name-complex="Arial" fo:color="#000000" fo:font-size="12pt" style:font-size-asian="12pt"/>
    </style:style>
    <style:style style:name="P1539" style:parent-style-name="Normal" style:family="paragraph">
      <style:text-properties style:font-name="Arial" style:font-name-complex="Arial" fo:font-weight="bold" style:font-weight-asian="bold" fo:color="#000000" fo:font-size="16pt" style:font-size-asian="16pt" style:font-size-complex="16pt"/>
    </style:style>
    <style:style style:name="P1540" style:parent-style-name="NoSpacing" style:list-style-name="LFO10" style:family="paragraph"/>
    <style:style style:name="T1541" style:parent-style-name="DefaultParagraphFont" style:family="text">
      <style:text-properties style:font-name="Arial" style:font-name-complex="Arial" fo:color="#000000" fo:font-size="12pt" style:font-size-asian="12pt"/>
    </style:style>
    <style:style style:name="T1542" style:parent-style-name="DefaultParagraphFont" style:family="text">
      <style:text-properties style:font-name="Arial" style:font-name-complex="Arial" fo:color="#000000" fo:font-size="12pt" style:font-size-asian="12pt"/>
    </style:style>
    <style:style style:name="T1543" style:parent-style-name="DefaultParagraphFont" style:family="text">
      <style:text-properties style:font-name="Arial" style:font-name-complex="Arial" fo:color="#000000" fo:font-size="12pt" style:font-size-asian="12pt"/>
    </style:style>
    <style:style style:name="T1544" style:parent-style-name="DefaultParagraphFont" style:family="text">
      <style:text-properties style:font-name="Arial" style:font-name-complex="Arial" fo:color="#000000" fo:font-size="12pt" style:font-size-asian="12pt"/>
    </style:style>
    <style:style style:name="T1545" style:parent-style-name="DefaultParagraphFont" style:family="text">
      <style:text-properties style:font-name="Arial" style:font-name-complex="Arial" fo:color="#000000" fo:font-size="12pt" style:font-size-asian="12pt"/>
    </style:style>
    <style:style style:name="T1546" style:parent-style-name="DefaultParagraphFont" style:family="text">
      <style:text-properties style:font-name="Arial" style:font-name-complex="Arial" fo:color="#000000" fo:font-size="12pt" style:font-size-asian="12pt"/>
    </style:style>
    <style:style style:name="T1547" style:parent-style-name="DefaultParagraphFont" style:family="text">
      <style:text-properties style:font-name="Arial" style:font-name-complex="Arial" fo:color="#000000" fo:font-size="12pt" style:font-size-asian="12pt"/>
    </style:style>
    <style:style style:name="T1548" style:parent-style-name="DefaultParagraphFont" style:family="text">
      <style:text-properties style:font-name="Arial" style:font-name-complex="Arial" fo:color="#000000" fo:font-size="12pt" style:font-size-asian="12pt"/>
    </style:style>
    <style:style style:name="T1549" style:parent-style-name="DefaultParagraphFont" style:family="text">
      <style:text-properties style:font-name="Arial" style:font-name-complex="Arial" fo:color="#000000" fo:font-size="12pt" style:font-size-asian="12pt"/>
    </style:style>
    <style:style style:name="T1550" style:parent-style-name="Hyperlink" style:family="text">
      <style:text-properties style:font-name="Arial" style:font-name-complex="Arial" fo:font-size="12pt" style:font-size-asian="12pt"/>
    </style:style>
    <style:style style:name="T1551" style:parent-style-name="Hyperlink" style:family="text">
      <style:text-properties style:font-name="Arial" style:font-name-complex="Arial" fo:font-size="12pt" style:font-size-asian="12pt"/>
    </style:style>
    <style:style style:name="T1552" style:parent-style-name="DefaultParagraphFont" style:family="text">
      <style:text-properties style:font-name="Arial" style:font-name-complex="Arial" fo:color="#000000" fo:font-size="12pt" style:font-size-asian="12pt"/>
    </style:style>
    <style:style style:name="T1553" style:parent-style-name="Hyperlink" style:family="text">
      <style:text-properties style:font-name="Arial" style:font-name-complex="Arial" fo:font-size="12pt" style:font-size-asian="12pt"/>
    </style:style>
    <style:style style:name="T1554" style:parent-style-name="DefaultParagraphFont" style:family="text">
      <style:text-properties style:font-name="Arial" style:font-name-complex="Arial" fo:color="#000000" fo:font-size="12pt" style:font-size-asian="12pt"/>
    </style:style>
    <style:style style:name="T1555" style:parent-style-name="DefaultParagraphFont" style:family="text">
      <style:text-properties style:font-name="Arial" style:font-name-complex="Arial" fo:color="#000000" fo:font-size="12pt" style:font-size-asian="12pt"/>
    </style:style>
    <style:style style:name="T1556" style:parent-style-name="Hyperlink" style:family="text">
      <style:text-properties style:font-name="Arial" style:font-name-complex="Arial" fo:font-size="12pt" style:font-size-asian="12pt"/>
    </style:style>
    <style:style style:name="T1557" style:parent-style-name="DefaultParagraphFont" style:family="text">
      <style:text-properties style:font-name="Arial" style:font-name-complex="Arial" fo:color="#000000" fo:font-size="12pt" style:font-size-asian="12pt"/>
    </style:style>
    <style:style style:name="P1558" style:parent-style-name="NoSpacing" style:family="paragraph">
      <style:text-properties style:font-name="Arial" style:font-name-complex="Arial" fo:color="#000000" fo:font-size="12pt" style:font-size-asian="12pt"/>
    </style:style>
    <style:style style:name="P1559" style:parent-style-name="NoSpacing" style:list-style-name="LFO10" style:family="paragraph"/>
    <style:style style:name="T1560" style:parent-style-name="DefaultParagraphFont" style:family="text">
      <style:text-properties style:font-name="Arial" style:font-name-complex="Arial" fo:color="#000000" fo:font-size="12pt" style:font-size-asian="12pt"/>
    </style:style>
    <style:style style:name="T1561" style:parent-style-name="DefaultParagraphFont" style:family="text">
      <style:text-properties style:font-name="Arial" style:font-name-complex="Arial" fo:color="#000000" fo:font-size="12pt" style:font-size-asian="12pt"/>
    </style:style>
    <style:style style:name="T1562" style:parent-style-name="DefaultParagraphFont" style:family="text">
      <style:text-properties style:font-name="Arial" style:font-name-complex="Arial" fo:color="#000000" fo:font-size="12pt" style:font-size-asian="12pt"/>
    </style:style>
    <style:style style:name="P1563" style:parent-style-name="NoSpacing" style:family="paragraph">
      <style:text-properties style:font-name="Arial" style:font-name-complex="Arial" fo:color="#000000" fo:font-size="12pt" style:font-size-asian="12pt"/>
    </style:style>
    <style:style style:name="P1564" style:parent-style-name="NoSpacing" style:list-style-name="LFO10" style:family="paragraph"/>
    <style:style style:name="T1565" style:parent-style-name="DefaultParagraphFont" style:family="text">
      <style:text-properties style:font-name="Arial" style:font-name-complex="Arial" fo:color="#000000" fo:font-size="12pt" style:font-size-asian="12pt"/>
    </style:style>
    <style:style style:name="T1566" style:parent-style-name="DefaultParagraphFont" style:family="text">
      <style:text-properties style:font-name="Arial" style:font-name-complex="Arial" fo:color="#000000" fo:font-size="12pt" style:font-size-asian="12pt"/>
    </style:style>
    <style:style style:name="T1567" style:parent-style-name="DefaultParagraphFont" style:family="text">
      <style:text-properties style:font-name="Arial" style:font-name-complex="Arial" fo:color="#000000" fo:font-size="12pt" style:font-size-asian="12pt"/>
    </style:style>
    <style:style style:name="T1568" style:parent-style-name="DefaultParagraphFont" style:family="text">
      <style:text-properties style:font-name="Arial" style:font-name-complex="Arial" fo:color="#000000" fo:font-size="12pt" style:font-size-asian="12pt"/>
    </style:style>
    <style:style style:name="T1569" style:parent-style-name="DefaultParagraphFont" style:family="text">
      <style:text-properties style:font-name="Arial" style:font-name-complex="Arial" fo:color="#000000" fo:font-size="12pt" style:font-size-asian="12pt"/>
    </style:style>
    <style:style style:name="P1570" style:parent-style-name="NoSpacing" style:family="paragraph">
      <style:text-properties style:font-name="Arial" style:font-name-complex="Arial" fo:color="#000000" fo:font-size="12pt" style:font-size-asian="12pt"/>
    </style:style>
    <style:style style:name="P1571" style:parent-style-name="NoSpacing" style:list-style-name="LFO10" style:family="paragraph"/>
    <style:style style:name="T1572" style:parent-style-name="DefaultParagraphFont" style:family="text">
      <style:text-properties style:font-name="Arial" style:font-name-complex="Arial" fo:color="#000000" fo:font-size="12pt" style:font-size-asian="12pt"/>
    </style:style>
    <style:style style:name="T1573" style:parent-style-name="DefaultParagraphFont" style:family="text">
      <style:text-properties style:font-name="Arial" style:font-name-complex="Arial" fo:color="#000000" fo:font-size="12pt" style:font-size-asian="12pt"/>
    </style:style>
    <style:style style:name="T1574" style:parent-style-name="DefaultParagraphFont" style:family="text">
      <style:text-properties style:font-name="Arial" style:font-name-complex="Arial" fo:color="#000000" fo:font-size="12pt" style:font-size-asian="12pt"/>
    </style:style>
    <style:style style:name="P1575" style:parent-style-name="NoSpacing" style:family="paragraph">
      <style:text-properties style:font-name="Arial" style:font-name-complex="Arial" fo:color="#000000" fo:font-size="12pt" style:font-size-asian="12pt"/>
    </style:style>
    <style:style style:name="P1576" style:parent-style-name="NoSpacing" style:family="paragraph">
      <style:text-properties style:font-name="Arial" style:font-name-complex="Arial" fo:font-weight="bold" style:font-weight-asian="bold" style:font-weight-complex="bold" fo:color="#000000" fo:font-size="12pt" style:font-size-asian="12pt"/>
    </style:style>
    <style:style style:name="P1577" style:parent-style-name="NoSpacing" style:family="paragraph">
      <style:text-properties style:font-name="Arial" style:font-name-complex="Arial" fo:color="#000000" fo:font-size="12pt" style:font-size-asian="12pt"/>
    </style:style>
    <style:style style:name="P1578" style:parent-style-name="NoSpacing" style:list-style-name="LFO14" style:family="paragraph">
      <style:text-properties style:font-name="Arial" style:font-name-complex="Arial" fo:color="#000000" fo:font-size="12pt" style:font-size-asian="12pt"/>
    </style:style>
    <style:style style:name="P1579" style:parent-style-name="NoSpacing" style:list-style-name="LFO14" style:family="paragraph">
      <style:text-properties style:font-name="Arial" style:font-name-complex="Arial" fo:color="#000000" fo:font-size="12pt" style:font-size-asian="12pt"/>
    </style:style>
    <style:style style:name="P1580" style:parent-style-name="NoSpacing" style:list-style-name="LFO14" style:family="paragraph">
      <style:text-properties style:font-name="Arial" style:font-name-complex="Arial" fo:color="#000000" fo:font-size="12pt" style:font-size-asian="12pt"/>
    </style:style>
    <style:style style:name="P1581" style:parent-style-name="NoSpacing" style:family="paragraph">
      <style:text-properties style:font-name="Arial" style:font-name-complex="Arial" fo:color="#000000" fo:font-size="12pt" style:font-size-asian="12pt"/>
    </style:style>
    <style:style style:name="P1582" style:parent-style-name="NoSpacing" style:family="paragraph">
      <style:text-properties style:font-name="Arial" style:font-name-complex="Arial" fo:font-weight="bold" style:font-weight-asian="bold" style:font-weight-complex="bold" fo:color="#000000" fo:font-size="12pt" style:font-size-asian="12pt"/>
    </style:style>
    <style:style style:name="P1583" style:parent-style-name="NoSpacing" style:family="paragraph">
      <style:text-properties style:font-name="Arial" style:font-name-complex="Arial" fo:color="#000000" fo:font-size="12pt" style:font-size-asian="12pt"/>
    </style:style>
    <style:style style:name="P1584" style:parent-style-name="NoSpacing" style:list-style-name="LFO14" style:family="paragraph">
      <style:text-properties style:font-name="Arial" style:font-name-complex="Arial" fo:color="#000000" fo:font-size="12pt" style:font-size-asian="12pt"/>
    </style:style>
    <style:style style:name="P1585" style:parent-style-name="NoSpacing" style:family="paragraph">
      <style:text-properties style:font-name="Arial" style:font-name-complex="Arial" fo:color="#000000" fo:font-size="12pt" style:font-size-asian="12pt"/>
    </style:style>
    <style:style style:name="P1586" style:parent-style-name="NoSpacing" style:family="paragraph">
      <style:text-properties style:font-name="Arial" style:font-name-complex="Arial" fo:font-weight="bold" style:font-weight-asian="bold" style:font-weight-complex="bold" fo:color="#000000" fo:font-size="12pt" style:font-size-asian="12pt"/>
    </style:style>
    <style:style style:name="P1587" style:parent-style-name="NoSpacing" style:family="paragraph">
      <style:text-properties style:font-name="Arial" style:font-name-complex="Arial" fo:color="#000000" fo:font-size="12pt" style:font-size-asian="12pt"/>
    </style:style>
    <style:style style:name="P1588" style:parent-style-name="NoSpacing" style:list-style-name="LFO14" style:family="paragraph">
      <style:text-properties style:font-name="Arial" style:font-name-complex="Arial" fo:color="#000000" fo:font-size="12pt" style:font-size-asian="12pt"/>
    </style:style>
    <style:style style:name="P1589" style:parent-style-name="NoSpacing" style:list-style-name="LFO14" style:family="paragraph">
      <style:text-properties style:font-name="Arial" style:font-name-complex="Arial" fo:color="#000000" fo:font-size="12pt" style:font-size-asian="12pt"/>
    </style:style>
    <style:style style:name="P1590" style:parent-style-name="NoSpacing" style:list-style-name="LFO14" style:family="paragraph">
      <style:text-properties style:font-name="Arial" style:font-name-complex="Arial" fo:color="#000000" fo:font-size="12pt" style:font-size-asian="12pt"/>
    </style:style>
    <style:style style:name="P1591" style:parent-style-name="NoSpacing" style:list-style-name="LFO14" style:family="paragraph">
      <style:text-properties style:font-name="Arial" style:font-name-complex="Arial" fo:color="#000000" fo:font-size="12pt" style:font-size-asian="12pt"/>
    </style:style>
    <style:style style:name="P1592" style:parent-style-name="NoSpacing" style:list-style-name="LFO14" style:family="paragraph">
      <style:text-properties style:font-name="Arial" style:font-name-complex="Arial" fo:color="#000000" fo:font-size="12pt" style:font-size-asian="12pt"/>
    </style:style>
    <style:style style:name="P1593" style:parent-style-name="NoSpacing" style:list-style-name="LFO14" style:family="paragraph">
      <style:text-properties style:font-name="Arial" style:font-name-complex="Arial" fo:color="#000000" fo:font-size="12pt" style:font-size-asian="12pt"/>
    </style:style>
    <style:style style:name="P1594"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595" style:parent-style-name="NoSpacing" style:list-style-name="LFO10" style:family="paragraph"/>
    <style:style style:name="T1596" style:parent-style-name="DefaultParagraphFont" style:family="text">
      <style:text-properties style:font-name="Arial" style:font-name-complex="Arial" fo:color="#000000" fo:font-size="12pt" style:font-size-asian="12pt"/>
    </style:style>
    <style:style style:name="T1597" style:parent-style-name="DefaultParagraphFont" style:family="text">
      <style:text-properties style:font-name="Arial" style:font-name-complex="Arial" fo:color="#000000" fo:font-size="12pt" style:font-size-asian="12pt"/>
    </style:style>
    <style:style style:name="T1598" style:parent-style-name="DefaultParagraphFont" style:family="text">
      <style:text-properties style:font-name="Arial" style:font-name-complex="Arial" fo:color="#000000" fo:font-size="12pt" style:font-size-asian="12pt"/>
    </style:style>
    <style:style style:name="T1599" style:parent-style-name="DefaultParagraphFont" style:family="text">
      <style:text-properties style:font-name="Arial" style:font-name-complex="Arial" fo:color="#000000" fo:font-size="12pt" style:font-size-asian="12pt"/>
    </style:style>
    <style:style style:name="T1600" style:parent-style-name="Hyperlink" style:family="text">
      <style:text-properties style:font-name="Arial" style:font-name-complex="Arial" fo:font-size="12pt" style:font-size-asian="12pt"/>
    </style:style>
    <style:style style:name="T1601" style:parent-style-name="DefaultParagraphFont" style:family="text">
      <style:text-properties style:font-name="Arial" style:font-name-complex="Arial" fo:color="#000000" fo:font-size="12pt" style:font-size-asian="12pt"/>
    </style:style>
    <style:style style:name="T1602" style:parent-style-name="DefaultParagraphFont" style:family="text">
      <style:text-properties style:font-name="Arial" style:font-name-complex="Arial" fo:color="#000000" fo:font-size="12pt" style:font-size-asian="12pt"/>
    </style:style>
    <style:style style:name="T1603" style:parent-style-name="Hyperlink" style:family="text">
      <style:text-properties style:font-name="Arial" style:font-name-complex="Arial" fo:font-size="12pt" style:font-size-asian="12pt"/>
    </style:style>
    <style:style style:name="T1604" style:parent-style-name="DefaultParagraphFont" style:family="text">
      <style:text-properties style:font-name="Arial" style:font-name-complex="Arial" fo:color="#000000" fo:font-size="12pt" style:font-size-asian="12pt"/>
    </style:style>
    <style:style style:name="T1605" style:parent-style-name="DefaultParagraphFont" style:family="text">
      <style:text-properties style:font-name="Arial" style:font-name-complex="Arial" fo:color="#000000" fo:font-size="12pt" style:font-size-asian="12pt"/>
    </style:style>
    <style:style style:name="T1606" style:parent-style-name="Hyperlink" style:family="text">
      <style:text-properties style:font-name="Arial" style:font-name-complex="Arial" fo:font-size="12pt" style:font-size-asian="12pt"/>
    </style:style>
    <style:style style:name="T1607" style:parent-style-name="DefaultParagraphFont" style:family="text">
      <style:text-properties style:font-name="Arial" style:font-name-complex="Arial" fo:color="#000000" fo:font-size="12pt" style:font-size-asian="12pt"/>
    </style:style>
    <style:style style:name="T1608" style:parent-style-name="DefaultParagraphFont" style:family="text">
      <style:text-properties style:font-name="Arial" style:font-name-complex="Arial" fo:color="#000000" fo:font-size="12pt" style:font-size-asian="12pt"/>
    </style:style>
    <style:style style:name="P1609" style:parent-style-name="Normal" style:family="paragraph">
      <style:text-properties style:font-name="Arial" style:font-name-complex="Arial" fo:font-weight="bold" style:font-weight-asian="bold" fo:color="#000000" fo:font-size="16pt" style:font-size-asian="16pt" style:font-size-complex="16pt"/>
    </style:style>
    <style:style style:name="T1610" style:parent-style-name="DefaultParagraphFont" style:family="text">
      <style:text-properties style:font-name="Arial" style:font-name-complex="Arial" fo:font-weight="bold" style:font-weight-asian="bold" fo:color="#000000" fo:font-size="12pt" style:font-size-asian="12pt"/>
    </style:style>
    <style:style style:name="P1611" style:parent-style-name="NoSpacing" style:list-style-name="LFO10" style:family="paragraph"/>
    <style:style style:name="T1612" style:parent-style-name="DefaultParagraphFont" style:family="text">
      <style:text-properties style:font-name="Arial" style:font-name-complex="Arial" fo:color="#000000" fo:font-size="12pt" style:font-size-asian="12pt"/>
    </style:style>
    <style:style style:name="P1613" style:parent-style-name="NoSpacing" style:list-style-name="LFO11" style:family="paragraph">
      <style:text-properties style:font-name="Arial" style:font-name-complex="Arial" fo:color="#000000" fo:font-size="12pt" style:font-size-asian="12pt"/>
    </style:style>
    <style:style style:name="P1614" style:parent-style-name="NoSpacing" style:list-style-name="LFO11" style:family="paragraph">
      <style:text-properties style:font-name="Arial" style:font-name-complex="Arial" fo:color="#000000" fo:font-size="12pt" style:font-size-asian="12pt"/>
    </style:style>
    <style:style style:name="P1615" style:parent-style-name="NoSpacing" style:list-style-name="LFO11" style:family="paragraph">
      <style:text-properties style:font-name="Arial" style:font-name-complex="Arial" fo:color="#000000" fo:font-size="12pt" style:font-size-asian="12pt"/>
    </style:style>
    <style:style style:name="P1616" style:parent-style-name="NoSpacing" style:list-style-name="LFO11" style:family="paragraph">
      <style:text-properties style:font-name="Arial" style:font-name-complex="Arial" fo:color="#000000" fo:font-size="12pt" style:font-size-asian="12pt"/>
    </style:style>
    <style:style style:name="P1617" style:parent-style-name="NoSpacing" style:list-style-name="LFO11" style:family="paragraph">
      <style:text-properties style:font-name="Arial" style:font-name-complex="Arial" fo:color="#000000" fo:font-size="12pt" style:font-size-asian="12pt"/>
    </style:style>
    <style:style style:name="P1618"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619" style:parent-style-name="NoSpacing" style:family="paragraph">
      <style:paragraph-properties fo:margin-left="0.5986in">
        <style:tab-stops/>
      </style:paragraph-properties>
    </style:style>
    <style:style style:name="T1620" style:parent-style-name="DefaultParagraphFont" style:family="text">
      <style:text-properties style:font-name="Arial" style:font-name-complex="Arial" fo:color="#000000" fo:font-size="12pt" style:font-size-asian="12pt"/>
    </style:style>
    <style:style style:name="T1621" style:parent-style-name="DefaultParagraphFont" style:family="text">
      <style:text-properties style:font-name="Arial" style:font-name-complex="Arial" fo:color="#000000" fo:font-size="12pt" style:font-size-asian="12pt"/>
    </style:style>
    <style:style style:name="T1622" style:parent-style-name="Hyperlink" style:family="text">
      <style:text-properties style:font-name="Arial" style:font-name-complex="Arial" fo:font-size="12pt" style:font-size-asian="12pt"/>
    </style:style>
    <style:style style:name="P1623"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624" style:parent-style-name="NoSpacing" style:list-style-name="LFO10" style:family="paragraph"/>
    <style:style style:name="T1625" style:parent-style-name="DefaultParagraphFont" style:family="text">
      <style:text-properties style:font-name="Arial" style:font-name-complex="Arial" fo:color="#000000" fo:font-size="12pt" style:font-size-asian="12pt"/>
    </style:style>
    <style:style style:name="T1626" style:parent-style-name="DefaultParagraphFont" style:family="text">
      <style:text-properties style:font-name="Arial" style:font-name-complex="Arial" fo:color="#000000" fo:font-size="12pt" style:font-size-asian="12pt"/>
    </style:style>
    <style:style style:name="T1627" style:parent-style-name="DefaultParagraphFont" style:family="text">
      <style:text-properties style:font-name="Arial" style:font-name-complex="Arial" fo:color="#000000" fo:font-size="12pt" style:font-size-asian="12pt"/>
    </style:style>
    <style:style style:name="T1628" style:parent-style-name="DefaultParagraphFont" style:family="text">
      <style:text-properties style:font-name="Arial" style:font-name-complex="Arial" fo:color="#000000" fo:font-size="12pt" style:font-size-asian="12pt"/>
    </style:style>
    <style:style style:name="T1629" style:parent-style-name="DefaultParagraphFont" style:family="text">
      <style:text-properties style:font-name="Arial" style:font-name-complex="Arial" fo:color="#000000" fo:font-size="12pt" style:font-size-asian="12pt"/>
    </style:style>
    <style:style style:name="T1630" style:parent-style-name="DefaultParagraphFont" style:family="text">
      <style:text-properties style:font-name="Arial" style:font-name-complex="Arial" fo:color="#000000" fo:font-size="12pt" style:font-size-asian="12pt"/>
    </style:style>
    <style:style style:name="T1631" style:parent-style-name="DefaultParagraphFont" style:family="text">
      <style:text-properties style:font-name="Arial" style:font-name-complex="Arial" fo:color="#000000" fo:font-size="12pt" style:font-size-asian="12pt"/>
    </style:style>
    <style:style style:name="T1632" style:parent-style-name="DefaultParagraphFont" style:family="text">
      <style:text-properties style:font-name="Arial" style:font-name-complex="Arial" fo:color="#000000" fo:font-size="12pt" style:font-size-asian="12pt"/>
    </style:style>
    <style:style style:name="T1633" style:parent-style-name="DefaultParagraphFont" style:family="text">
      <style:text-properties style:font-name="Arial" style:font-name-complex="Arial" fo:color="#000000" fo:font-size="12pt" style:font-size-asian="12pt"/>
    </style:style>
    <style:style style:name="P1634"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635" style:parent-style-name="NoSpacing" style:list-style-name="LFO10" style:family="paragraph"/>
    <style:style style:name="T1636" style:parent-style-name="DefaultParagraphFont" style:family="text">
      <style:text-properties style:font-name="Arial" style:font-name-complex="Arial" fo:color="#000000" fo:font-size="12pt" style:font-size-asian="12pt"/>
    </style:style>
    <style:style style:name="T1637" style:parent-style-name="DefaultParagraphFont" style:family="text">
      <style:text-properties style:font-name="Arial" style:font-name-complex="Arial" fo:color="#000000" fo:font-size="12pt" style:font-size-asian="12pt"/>
    </style:style>
    <style:style style:name="P1638"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639" style:parent-style-name="NoSpacing" style:list-style-name="LFO10" style:family="paragraph"/>
    <style:style style:name="T1640" style:parent-style-name="DefaultParagraphFont" style:family="text">
      <style:text-properties style:font-name="Arial" style:font-name-complex="Arial" fo:color="#000000" fo:font-size="12pt" style:font-size-asian="12pt"/>
    </style:style>
    <style:style style:name="T1641" style:parent-style-name="DefaultParagraphFont" style:family="text">
      <style:text-properties style:font-name="Arial" style:font-name-complex="Arial" fo:color="#000000" fo:font-size="12pt" style:font-size-asian="12pt"/>
    </style:style>
    <style:style style:name="P1642" style:parent-style-name="NoSpacing" style:family="paragraph">
      <style:text-properties style:font-name="Arial" style:font-name-complex="Arial" fo:color="#000000" fo:font-size="12pt" style:font-size-asian="12pt"/>
    </style:style>
    <style:style style:name="P1643" style:parent-style-name="NoSpacing" style:list-style-name="LFO10" style:family="paragraph">
      <style:text-properties style:font-name="Arial" style:font-name-complex="Arial" fo:color="#000000" fo:font-size="12pt" style:font-size-asian="12pt"/>
    </style:style>
    <style:style style:name="P1644"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645" style:parent-style-name="NoSpacing" style:list-style-name="LFO10" style:family="paragraph"/>
    <style:style style:name="T1646" style:parent-style-name="DefaultParagraphFont" style:family="text">
      <style:text-properties style:font-name="Arial" style:font-name-complex="Arial" fo:color="#000000" fo:font-size="12pt" style:font-size-asian="12pt"/>
    </style:style>
    <style:style style:name="T1647" style:parent-style-name="DefaultParagraphFont" style:family="text">
      <style:text-properties style:font-name="Arial" style:font-name-complex="Arial" fo:color="#000000" fo:font-size="12pt" style:font-size-asian="12pt"/>
    </style:style>
    <style:style style:name="P1648" style:parent-style-name="NoSpacing" style:family="paragraph">
      <style:text-properties style:font-name="Arial" style:font-name-complex="Arial" fo:color="#000000" fo:font-size="12pt" style:font-size-asian="12pt"/>
    </style:style>
    <style:style style:name="P1649" style:parent-style-name="NoSpacing" style:list-style-name="LFO10" style:family="paragraph"/>
    <style:style style:name="T1650" style:parent-style-name="DefaultParagraphFont" style:family="text">
      <style:text-properties style:font-name="Arial" style:font-name-complex="Arial" fo:color="#000000" fo:font-size="12pt" style:font-size-asian="12pt"/>
    </style:style>
    <style:style style:name="T1651" style:parent-style-name="DefaultParagraphFont" style:family="text">
      <style:text-properties style:font-name="Arial" style:font-name-complex="Arial" fo:color="#000000" fo:font-size="12pt" style:font-size-asian="12pt"/>
    </style:style>
    <style:style style:name="T1652" style:parent-style-name="DefaultParagraphFont" style:family="text">
      <style:text-properties style:font-name="Arial" style:font-name-complex="Arial" fo:color="#000000" fo:font-size="12pt" style:font-size-asian="12pt"/>
    </style:style>
    <style:style style:name="P1653" style:parent-style-name="NoSpacing" style:family="paragraph">
      <style:text-properties style:font-name="Arial" style:font-name-complex="Arial" fo:color="#000000" fo:font-size="12pt" style:font-size-asian="12pt"/>
    </style:style>
    <style:style style:name="P1654" style:parent-style-name="NoSpacing" style:family="paragraph">
      <style:text-properties style:font-name="Arial" style:font-name-complex="Arial" fo:color="#000000" fo:font-size="12pt" style:font-size-asian="12pt"/>
    </style:style>
    <style:style style:name="P1655" style:parent-style-name="NoSpacing" style:family="paragraph">
      <style:text-properties style:font-name="Arial" style:font-name-complex="Arial" fo:color="#000000" fo:font-size="12pt" style:font-size-asian="12pt"/>
    </style:style>
    <style:style style:name="P1656" style:parent-style-name="NoSpacing" style:family="paragraph">
      <style:text-properties style:font-name="Arial" style:font-name-complex="Arial" fo:color="#000000" fo:font-size="12pt" style:font-size-asian="12pt"/>
    </style:style>
    <style:style style:name="P1657" style:parent-style-name="NoSpacing" style:family="paragraph">
      <style:text-properties style:font-name="Arial" style:font-name-complex="Arial" fo:color="#000000" fo:font-size="12pt" style:font-size-asian="12pt"/>
    </style:style>
    <style:style style:name="P1658" style:parent-style-name="NoSpacing" style:family="paragraph">
      <style:text-properties style:font-name="Arial" style:font-name-complex="Arial" fo:color="#000000" fo:font-size="12pt" style:font-size-asian="12pt"/>
    </style:style>
    <style:style style:name="P1659" style:parent-style-name="NoSpacing" style:family="paragraph">
      <style:text-properties style:font-name="Arial" style:font-name-complex="Arial" fo:color="#000000" fo:font-size="12pt" style:font-size-asian="12pt"/>
    </style:style>
    <style:style style:name="P1660" style:parent-style-name="NoSpacing" style:list-style-name="LFO10" style:family="paragraph"/>
    <style:style style:name="T1661" style:parent-style-name="DefaultParagraphFont" style:family="text">
      <style:text-properties style:font-name="Arial" style:font-name-complex="Arial" fo:color="#000000" fo:font-size="12pt" style:font-size-asian="12pt"/>
    </style:style>
    <style:style style:name="T1662" style:parent-style-name="DefaultParagraphFont" style:family="text">
      <style:text-properties style:font-name="Arial" style:font-name-complex="Arial" fo:color="#000000" fo:font-size="12pt" style:font-size-asian="12pt"/>
    </style:style>
    <style:style style:name="T1663" style:parent-style-name="DefaultParagraphFont" style:family="text">
      <style:text-properties style:font-name="Arial" style:font-name-complex="Arial" fo:color="#000000" fo:font-size="12pt" style:font-size-asian="12pt"/>
    </style:style>
    <style:style style:name="T1664" style:parent-style-name="DefaultParagraphFont" style:family="text">
      <style:text-properties style:font-name="Arial" style:font-name-complex="Arial" fo:color="#000000" fo:font-size="12pt" style:font-size-asian="12pt"/>
    </style:style>
    <style:style style:name="T1665" style:parent-style-name="DefaultParagraphFont" style:family="text">
      <style:text-properties style:font-name="Arial" style:font-name-complex="Arial" fo:color="#000000" fo:font-size="12pt" style:font-size-asian="12pt"/>
    </style:style>
    <style:style style:name="P1666" style:parent-style-name="NoSpacing" style:family="paragraph">
      <style:text-properties style:font-name="Arial" style:font-name-complex="Arial" fo:color="#000000" fo:font-size="12pt" style:font-size-asian="12pt"/>
    </style:style>
    <style:style style:name="P1667" style:parent-style-name="NoSpacing" style:list-style-name="LFO10" style:family="paragraph"/>
    <style:style style:name="T1668" style:parent-style-name="DefaultParagraphFont" style:family="text">
      <style:text-properties style:font-name="Arial" style:font-name-complex="Arial" fo:color="#000000" fo:font-size="12pt" style:font-size-asian="12pt"/>
    </style:style>
    <style:style style:name="P1669" style:parent-style-name="NoSpacing" style:family="paragraph">
      <style:text-properties style:font-name="Arial" style:font-name-complex="Arial" fo:color="#000000" fo:font-size="12pt" style:font-size-asian="12pt"/>
    </style:style>
    <style:style style:name="T1670" style:parent-style-name="DefaultParagraphFont" style:family="text">
      <style:text-properties style:font-name="Arial" style:font-name-complex="Arial" fo:font-weight="bold" style:font-weight-asian="bold" style:font-weight-complex="bold" fo:color="#000000" fo:font-size="12pt" style:font-size-asian="12pt"/>
    </style:style>
    <style:style style:name="T1671" style:parent-style-name="DefaultParagraphFont" style:family="text">
      <style:text-properties style:font-name="Arial" style:font-name-complex="Arial" fo:font-weight="bold" style:font-weight-asian="bold" style:font-weight-complex="bold" fo:color="#000000" fo:font-size="12pt" style:font-size-asian="12pt"/>
    </style:style>
    <style:style style:name="T1672" style:parent-style-name="DefaultParagraphFont" style:family="text">
      <style:text-properties style:font-name="Arial" style:font-name-complex="Arial" fo:font-weight="bold" style:font-weight-asian="bold" style:font-weight-complex="bold" fo:color="#000000" fo:font-size="12pt" style:font-size-asian="12pt"/>
    </style:style>
    <style:style style:name="P1673" style:parent-style-name="NoSpacing" style:family="paragraph">
      <style:text-properties style:font-name="Arial" style:font-name-complex="Arial" fo:color="#000000" fo:font-size="12pt" style:font-size-asian="12pt"/>
    </style:style>
    <style:style style:name="P1674" style:parent-style-name="NoSpacing" style:list-style-name="LFO10" style:family="paragraph">
      <style:text-properties style:font-name="Arial" style:font-name-complex="Arial" fo:color="#000000" fo:font-size="12pt" style:font-size-asian="12pt"/>
    </style:style>
    <style:style style:name="P1675" style:parent-style-name="NoSpacing" style:family="paragraph">
      <style:text-properties style:font-name="Arial" style:font-name-complex="Arial" fo:color="#000000" fo:font-size="12pt" style:font-size-asian="12pt"/>
    </style:style>
    <style:style style:name="P1676" style:parent-style-name="NoSpacing" style:list-style-name="LFO10" style:family="paragraph">
      <style:text-properties style:font-name="Arial" style:font-name-complex="Arial" fo:color="#000000" fo:font-size="12pt" style:font-size-asian="12pt"/>
    </style:style>
    <style:style style:name="P1677" style:parent-style-name="NoSpacing" style:family="paragraph">
      <style:text-properties style:font-name="Arial" style:font-name-complex="Arial" fo:color="#000000" fo:font-size="12pt" style:font-size-asian="12pt"/>
    </style:style>
    <style:style style:name="P1678" style:parent-style-name="NoSpacing" style:list-style-name="LFO10" style:family="paragraph">
      <style:text-properties style:font-name="Arial" style:font-name-complex="Arial" fo:color="#000000" fo:font-size="12pt" style:font-size-asian="12pt"/>
    </style:style>
    <style:style style:name="P1679" style:parent-style-name="NoSpacing" style:family="paragraph">
      <style:text-properties style:font-name="Arial" style:font-name-complex="Arial" fo:color="#000000" fo:font-size="12pt" style:font-size-asian="12pt"/>
    </style:style>
    <style:style style:name="P1680" style:parent-style-name="NoSpacing" style:list-style-name="LFO10" style:family="paragraph"/>
    <style:style style:name="T1681" style:parent-style-name="DefaultParagraphFont" style:family="text">
      <style:text-properties style:font-name="Arial" style:font-name-complex="Arial" fo:color="#000000" fo:font-size="12pt" style:font-size-asian="12pt"/>
    </style:style>
    <style:style style:name="T1682" style:parent-style-name="DefaultParagraphFont" style:family="text">
      <style:text-properties style:font-name="Arial" style:font-name-complex="Arial" fo:color="#000000" fo:font-size="12pt" style:font-size-asian="12pt"/>
    </style:style>
    <style:style style:name="T1683" style:parent-style-name="Hyperlink" style:family="text">
      <style:text-properties style:font-name="Arial" style:font-name-complex="Arial" fo:font-size="12pt" style:font-size-asian="12pt"/>
    </style:style>
    <style:style style:name="T1684" style:parent-style-name="DefaultParagraphFont" style:family="text">
      <style:text-properties style:font-name="Arial" style:font-name-complex="Arial" fo:color="#000000" fo:font-size="12pt" style:font-size-asian="12pt"/>
    </style:style>
    <style:style style:name="P1685" style:parent-style-name="NoSpacing" style:family="paragraph">
      <style:text-properties style:font-name="Arial" style:font-name-complex="Arial" fo:color="#000000" fo:font-size="12pt" style:font-size-asian="12pt" style:text-underline-type="single" style:text-underline-style="solid" style:text-underline-width="auto" style:text-underline-mode="continuous"/>
    </style:style>
    <style:style style:name="P1686" style:parent-style-name="NoSpacing" style:list-style-name="LFO10" style:family="paragraph">
      <style:text-properties style:font-name="Arial" style:font-name-complex="Arial" fo:color="#000000" fo:font-size="12pt" style:font-size-asian="12pt"/>
    </style:style>
    <style:style style:name="P1687" style:parent-style-name="NoSpacing" style:family="paragraph">
      <style:text-properties style:font-name="Arial" style:font-name-complex="Arial" fo:color="#000000" fo:font-size="12pt" style:font-size-asian="12pt"/>
    </style:style>
    <style:style style:name="P1688"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89"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0"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1"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2"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3"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4"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5"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6"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7"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8"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699" style:parent-style-name="NoSpacing" style:list-style-name="LFO37" style:family="paragraph"/>
    <style:style style:name="T1700" style:parent-style-name="DefaultParagraphFont" style:family="text">
      <style:text-properties style:font-name="Arial" style:font-name-complex="Arial" fo:color="#000000" fo:font-size="12pt" style:font-size-asian="12pt"/>
    </style:style>
    <style:style style:name="P1701"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702" style:parent-style-name="NoSpacing" style:list-style-name="LFO37" style:family="paragraph"/>
    <style:style style:name="T1703" style:parent-style-name="DefaultParagraphFont" style:family="text">
      <style:text-properties style:font-name="Arial" style:font-name-complex="Arial" fo:color="#000000" fo:font-size="12pt" style:font-size-asian="12pt"/>
    </style:style>
    <style:style style:name="T1704" style:parent-style-name="Hyperlink" style:family="text">
      <style:text-properties style:font-name="Arial" style:font-name-complex="Arial" fo:font-size="12pt" style:font-size-asian="12pt"/>
    </style:style>
    <style:style style:name="T1705" style:parent-style-name="Hyperlink" style:family="text">
      <style:text-properties style:font-name="Arial" style:font-name-complex="Arial" fo:font-size="12pt" style:font-size-asian="12pt"/>
    </style:style>
    <style:style style:name="T1706" style:parent-style-name="DefaultParagraphFont" style:family="text">
      <style:text-properties style:font-name="Arial" style:font-name-complex="Arial" fo:color="#000000" fo:font-size="12pt" style:font-size-asian="12pt"/>
    </style:style>
    <style:style style:name="T1707" style:parent-style-name="DefaultParagraphFont" style:family="text">
      <style:text-properties style:font-name="Arial" style:font-name-complex="Arial" fo:color="#000000" fo:font-size="12pt" style:font-size-asian="12pt"/>
    </style:style>
    <style:style style:name="P1708" style:parent-style-name="NoSpacing" style:family="paragraph">
      <style:text-properties style:font-name="Arial" style:font-name-complex="Arial" fo:color="#000000" fo:font-size="12pt" style:font-size-asian="12pt"/>
    </style:style>
    <style:style style:name="P1709" style:parent-style-name="NoSpacing" style:list-style-name="LFO12" style:family="paragraph">
      <style:text-properties style:font-name="Arial" style:font-name-complex="Arial" fo:color="#000000" fo:font-size="12pt" style:font-size-asian="12pt"/>
    </style:style>
    <style:style style:name="P1710" style:parent-style-name="NoSpacing" style:list-style-name="LFO12" style:family="paragraph">
      <style:text-properties style:font-name="Arial" style:font-name-complex="Arial" fo:color="#000000" fo:font-size="12pt" style:font-size-asian="12pt"/>
    </style:style>
    <style:style style:name="P1711" style:parent-style-name="NoSpacing" style:list-style-name="LFO12" style:family="paragraph">
      <style:text-properties style:font-name="Arial" style:font-name-complex="Arial" fo:color="#000000" fo:font-size="12pt" style:font-size-asian="12pt"/>
    </style:style>
    <style:style style:name="P1712" style:parent-style-name="NoSpacing" style:list-style-name="LFO12" style:family="paragraph">
      <style:text-properties style:font-name="Arial" style:font-name-complex="Arial" fo:color="#000000" fo:font-size="12pt" style:font-size-asian="12pt"/>
    </style:style>
    <style:style style:name="P1713" style:parent-style-name="NoSpacing" style:list-style-name="LFO12" style:family="paragraph">
      <style:text-properties style:font-name="Arial" style:font-name-complex="Arial" fo:color="#000000" fo:font-size="12pt" style:font-size-asian="12pt"/>
    </style:style>
    <style:style style:name="P1714" style:parent-style-name="NoSpacing" style:list-style-name="LFO12" style:family="paragraph">
      <style:text-properties style:font-name="Arial" style:font-name-complex="Arial" fo:color="#000000" fo:font-size="12pt" style:font-size-asian="12pt"/>
    </style:style>
    <style:style style:name="P1715" style:parent-style-name="NoSpacing" style:list-style-name="LFO12" style:family="paragraph">
      <style:text-properties style:font-name="Arial" style:font-name-complex="Arial" fo:color="#000000" fo:font-size="12pt" style:font-size-asian="12pt"/>
    </style:style>
    <style:style style:name="P1716" style:parent-style-name="NoSpacing" style:list-style-name="LFO12" style:family="paragraph">
      <style:text-properties style:font-name="Arial" style:font-name-complex="Arial" fo:color="#000000" fo:font-size="12pt" style:font-size-asian="12pt"/>
    </style:style>
    <style:style style:name="P1717" style:parent-style-name="NoSpacing" style:family="paragraph">
      <style:paragraph-properties fo:margin-left="1.2958in">
        <style:tab-stops/>
      </style:paragraph-properties>
      <style:text-properties style:font-name="Arial" style:font-name-complex="Arial" fo:color="#000000" fo:font-size="12pt" style:font-size-asian="12pt"/>
    </style:style>
    <style:style style:name="P1718" style:parent-style-name="NoSpacing" style:list-style-name="LFO37" style:family="paragraph"/>
    <style:style style:name="T1719" style:parent-style-name="DefaultParagraphFont" style:family="text">
      <style:text-properties style:font-name="Arial" style:font-name-complex="Arial" fo:color="#000000" fo:font-size="12pt" style:font-size-asian="12pt"/>
    </style:style>
    <style:style style:name="P1720"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721" style:parent-style-name="NoSpacing" style:list-style-name="LFO12" style:family="paragraph">
      <style:text-properties style:font-name="Arial" style:font-name-complex="Arial" fo:font-size="12pt" style:font-size-asian="12pt"/>
    </style:style>
    <style:style style:name="P1722" style:parent-style-name="NoSpacing" style:list-style-name="LFO12" style:family="paragraph"/>
    <style:style style:name="T1723" style:parent-style-name="Hyperlink" style:family="text">
      <style:text-properties style:font-name="Arial" style:font-name-complex="Arial" style:use-window-font-color="true" fo:font-size="12pt" style:font-size-asian="12pt" style:text-underline-type="none"/>
    </style:style>
    <style:style style:name="T1724" style:parent-style-name="Hyperlink" style:family="text">
      <style:text-properties style:font-name="Arial" style:font-name-complex="Arial" style:use-window-font-color="true" fo:font-size="12pt" style:font-size-asian="12pt" style:text-underline-type="none"/>
    </style:style>
    <style:style style:name="T1725" style:parent-style-name="Hyperlink" style:family="text">
      <style:text-properties style:font-name="Arial" style:font-name-complex="Arial" style:use-window-font-color="true" fo:font-size="12pt" style:font-size-asian="12pt" style:text-underline-type="none"/>
    </style:style>
    <style:style style:name="P1726" style:parent-style-name="NoSpacing" style:family="paragraph">
      <style:paragraph-properties fo:margin-left="1.2958in">
        <style:tab-stops/>
      </style:paragraph-properties>
      <style:text-properties style:font-name="Arial" style:font-name-complex="Arial" fo:color="#FF0000" fo:font-size="12pt" style:font-size-asian="12pt"/>
    </style:style>
    <style:style style:name="P1727" style:parent-style-name="NoSpacing" style:list-style-name="LFO37" style:family="paragraph"/>
    <style:style style:name="T1728" style:parent-style-name="DefaultParagraphFont" style:family="text">
      <style:text-properties style:font-name="Arial" style:font-name-complex="Arial" fo:color="#000000" fo:font-size="12pt" style:font-size-asian="12pt"/>
    </style:style>
    <style:style style:name="P1729" style:parent-style-name="NoSpacing" style:family="paragraph">
      <style:text-properties style:font-name="Arial" style:font-name-complex="Arial" fo:color="#000000" fo:font-size="12pt" style:font-size-asian="12pt"/>
    </style:style>
    <style:style style:name="P1730" style:parent-style-name="NoSpacing" style:list-style-name="LFO37" style:family="paragraph"/>
    <style:style style:name="T1731" style:parent-style-name="DefaultParagraphFont" style:family="text">
      <style:text-properties style:font-name="Arial" style:font-name-complex="Arial" fo:color="#000000" fo:font-size="12pt" style:font-size-asian="12pt"/>
    </style:style>
    <style:style style:name="P1732" style:parent-style-name="ListParagraph" style:family="paragraph">
      <style:text-properties style:font-name="Arial" style:font-name-complex="Arial" fo:color="#000000" fo:font-size="14pt" style:font-size-asian="14pt" style:font-size-complex="12pt"/>
    </style:style>
    <style:style style:name="P1733" style:parent-style-name="ListParagraph" style:list-style-name="LFO37" style:family="paragraph"/>
    <style:style style:name="T1734" style:parent-style-name="Hyperlink" style:family="text">
      <style:text-properties style:font-name="Arial" style:font-name-complex="Arial" fo:font-size="12pt" style:font-size-asian="12pt" style:font-size-complex="12pt"/>
    </style:style>
    <style:style style:name="T1735" style:parent-style-name="DefaultParagraphFont" style:family="text">
      <style:text-properties style:font-name="Arial" style:font-name-complex="Arial" fo:font-size="12pt" style:font-size-asian="12pt" style:font-size-complex="12pt"/>
    </style:style>
    <style:style style:name="T1736" style:parent-style-name="DefaultParagraphFont" style:family="text">
      <style:text-properties style:font-name="Arial" style:font-name-complex="Arial" fo:font-size="12pt" style:font-size-asian="12pt" style:font-size-complex="12pt"/>
    </style:style>
    <style:style style:name="T1737" style:parent-style-name="DefaultParagraphFont" style:family="text">
      <style:text-properties style:font-name="Arial" style:font-name-complex="Arial" fo:font-size="12pt" style:font-size-asian="12pt" style:font-size-complex="12pt"/>
    </style:style>
    <style:style style:name="T1738" style:parent-style-name="DefaultParagraphFont" style:family="text">
      <style:text-properties style:font-name="Arial" style:font-name-complex="Arial" fo:font-size="12pt" style:font-size-asian="12pt" style:font-size-complex="12pt"/>
    </style:style>
    <style:style style:name="P1739" style:parent-style-name="NoSpacing" style:family="paragraph">
      <style:text-properties style:font-name="Arial" style:font-name-complex="Arial" fo:color="#000000" fo:font-size="12pt" style:font-size-asian="12pt"/>
    </style:style>
    <style:style style:name="P1740"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1"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2"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3"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4"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5"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6"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7"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8"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49" style:parent-style-name="NoSpacing" style:list-style-name="LFO38" style:family="paragraph"/>
    <style:style style:name="T1750" style:parent-style-name="DefaultParagraphFont" style:family="text">
      <style:text-properties style:font-name="Arial" style:font-name-complex="Arial" fo:color="#000000" fo:font-size="12pt" style:font-size-asian="12pt"/>
    </style:style>
    <style:style style:name="T1751" style:parent-style-name="Hyperlink" style:family="text">
      <style:text-properties style:font-name="Arial" style:font-name-complex="Arial" fo:font-size="12pt" style:font-size-asian="12pt"/>
    </style:style>
    <style:style style:name="T1752" style:parent-style-name="DefaultParagraphFont" style:family="text">
      <style:text-properties style:font-name="Arial" style:font-name-complex="Arial" fo:color="#000000" fo:font-size="12pt" style:font-size-asian="12pt"/>
    </style:style>
    <style:style style:name="P1753" style:parent-style-name="NoSpacing" style:family="paragraph">
      <style:paragraph-properties fo:margin-left="0.5986in">
        <style:tab-stops/>
      </style:paragraph-properties>
      <style:text-properties style:font-name="Arial" style:font-name-complex="Arial" fo:color="#000000" fo:font-size="12pt" style:font-size-asian="12pt"/>
    </style:style>
    <style:style style:name="P1754" style:parent-style-name="NoSpacing" style:list-style-name="LFO38" style:family="paragraph"/>
    <style:style style:name="T1755" style:parent-style-name="DefaultParagraphFont" style:family="text">
      <style:text-properties style:font-name="Arial" style:font-name-complex="Arial" fo:color="#000000" fo:font-size="12pt" style:font-size-asian="12pt"/>
    </style:style>
    <style:style style:name="T1756" style:parent-style-name="DefaultParagraphFont" style:family="text">
      <style:text-properties style:font-name="Arial" style:font-name-complex="Arial" fo:font-style="italic" style:font-style-asian="italic" style:font-style-complex="italic" fo:color="#000000" fo:font-size="12pt" style:font-size-asian="12pt"/>
    </style:style>
    <style:style style:name="T1757" style:parent-style-name="DefaultParagraphFont" style:family="text">
      <style:text-properties style:font-name="Arial" style:font-name-complex="Arial" fo:color="#000000" fo:font-size="12pt" style:font-size-asian="12pt"/>
    </style:style>
    <style:style style:name="P1758" style:parent-style-name="NoSpacing" style:family="paragraph">
      <style:text-properties style:font-name="Arial" style:font-name-complex="Arial" fo:color="#000000" fo:font-size="12pt" style:font-size-asian="12pt"/>
    </style:style>
    <style:style style:name="P1759" style:parent-style-name="NoSpacing" style:list-style-name="LFO38" style:family="paragraph">
      <style:text-properties style:font-name="Arial" style:font-name-complex="Arial" fo:color="#000000" fo:font-size="12pt" style:font-size-asian="12pt"/>
    </style:style>
    <style:style style:name="P1760" style:parent-style-name="NoSpacing" style:family="paragraph">
      <style:text-properties style:font-name="Arial" style:font-name-complex="Arial" fo:color="#000000" fo:font-size="12pt" style:font-size-asian="12pt"/>
    </style:style>
    <style:style style:name="P1761" style:parent-style-name="NoSpacing" style:list-style-name="LFO38" style:family="paragraph">
      <style:text-properties style:font-name="Arial" style:font-name-complex="Arial" fo:color="#000000" fo:font-size="12pt" style:font-size-asian="12pt"/>
    </style:style>
    <style:style style:name="P1762" style:parent-style-name="NoSpacing" style:family="paragraph">
      <style:text-properties style:font-name="Arial" style:font-name-complex="Arial" fo:color="#000000" fo:font-size="12pt" style:font-size-asian="12pt"/>
    </style:style>
    <style:style style:name="P1763" style:parent-style-name="NoSpacing" style:list-style-name="LFO38" style:family="paragraph"/>
    <style:style style:name="T1764" style:parent-style-name="DefaultParagraphFont" style:family="text">
      <style:text-properties style:font-name="Arial" style:font-name-complex="Arial" fo:color="#000000" fo:font-size="12pt" style:font-size-asian="12pt"/>
    </style:style>
    <style:style style:name="T1765" style:parent-style-name="Hyperlink" style:family="text">
      <style:text-properties style:font-name="Arial" style:font-name-complex="Arial" fo:font-size="12pt" style:font-size-asian="12pt"/>
    </style:style>
    <style:style style:name="T1766" style:parent-style-name="DefaultParagraphFont" style:family="text">
      <style:text-properties style:font-name="Arial" style:font-name-complex="Arial" fo:color="#000000" fo:font-size="12pt" style:font-size-asian="12pt"/>
    </style:style>
    <style:style style:name="P1767"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68"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69"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asian="Times New Roman" style:font-name-complex="Arial" fo:font-size="12pt" style:font-size-asian="12pt" style:font-size-complex="12pt" fo:language="en" fo:country="US"/>
    </style:style>
    <style:style style:name="P1770"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1"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2"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3"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4"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5"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6"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7"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8"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79"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80"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81"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82" style:parent-style-name="Normal" style:family="paragraph">
      <style:paragraph-properties fo:margin-bottom="0in" fo:line-height="100%">
        <style:tab-stops>
          <style:tab-stop style:type="right" style:leader-style="dotted" style:leader-text="." style:position="6.6861in"/>
        </style:tab-stops>
      </style:paragraph-properties>
      <style:text-properties style:font-name="Arial" style:font-name-complex="Arial" fo:font-weight="bold" style:font-weight-asian="bold" fo:color="#000000" fo:font-size="16pt" style:font-size-asian="16pt" style:font-size-complex="16pt"/>
    </style:style>
    <style:style style:name="P1783" style:parent-style-name="Heading2" style:list-style-name="LFO39" style:family="paragraph"/>
    <style:style style:name="T1784" style:parent-style-name="DefaultParagraphFont" style:family="text">
      <style:text-properties style:font-name-asian="Times New Roman" fo:font-weight="normal" style:font-weight-asian="normal" style:font-weight-complex="normal" style:use-window-font-color="true" fo:font-size="12pt" style:font-size-asian="12pt" style:font-size-complex="12pt" fo:language="en" fo:country="US"/>
    </style:style>
    <style:style style:name="T1785" style:parent-style-name="DefaultParagraphFont" style:family="text">
      <style:text-properties style:font-name-asian="Times New Roman" fo:font-weight="normal" style:font-weight-asian="normal" style:font-weight-complex="normal" style:use-window-font-color="true" fo:font-size="12pt" style:font-size-asian="12pt" style:font-size-complex="12pt" fo:language="en" fo:country="US"/>
    </style:style>
    <style:style style:name="T1786" style:parent-style-name="DefaultParagraphFont" style:family="text">
      <style:text-properties style:font-name-asian="Times New Roman" fo:font-weight="normal" style:font-weight-asian="normal" style:font-weight-complex="normal" style:use-window-font-color="true" fo:font-size="12pt" style:font-size-asian="12pt" style:font-size-complex="12pt" fo:language="en" fo:country="US"/>
    </style:style>
    <style:style style:name="T1787" style:parent-style-name="DefaultParagraphFont" style:family="text">
      <style:text-properties style:font-name-asian="Times New Roman" fo:font-weight="normal" style:font-weight-asian="normal" style:font-weight-complex="normal" style:use-window-font-color="true" fo:font-size="12pt" style:font-size-asian="12pt" style:font-size-complex="12pt" fo:language="en" fo:country="US"/>
    </style:style>
    <style:style style:name="T1788" style:parent-style-name="DefaultParagraphFont" style:family="text">
      <style:text-properties style:font-name-asian="Times New Roman" fo:font-weight="normal" style:font-weight-asian="normal" style:font-weight-complex="normal" style:use-window-font-color="true" fo:font-size="12pt" style:font-size-asian="12pt" style:font-size-complex="12pt" fo:language="en" fo:country="US"/>
    </style:style>
    <style:style style:name="TableColumn1790" style:family="table-column">
      <style:table-column-properties style:column-width="2.2618in"/>
    </style:style>
    <style:style style:name="TableColumn1791" style:family="table-column">
      <style:table-column-properties style:column-width="4.425in"/>
    </style:style>
    <style:style style:name="Table1789" style:family="table">
      <style:table-properties style:width="6.6868in" style:rel-width="100%" fo:margin-left="0in" table:align="left"/>
    </style:style>
    <style:style style:name="TableRow1792" style:family="table-row">
      <style:table-row-properties style:min-row-height="0.1486in"/>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Normal" style:family="paragraph">
      <style:paragraph-properties style:vertical-align="baseline" fo:margin-bottom="0in" fo:line-height="100%"/>
    </style:style>
    <style:style style:name="T1795" style:parent-style-name="DefaultParagraphFont" style:family="text">
      <style:text-properties style:font-name="Arial" style:font-name-complex="Arial" fo:color="#000000"/>
    </style:style>
    <style:style style:name="TableCell1796" style:family="table-cell">
      <style:table-cell-properties fo:border="0.0069in solid #000000" style:writing-mode="lr-tb" style:vertical-align="middle" fo:padding-top="0in" fo:padding-left="0.075in" fo:padding-bottom="0in" fo:padding-right="0.075in"/>
    </style:style>
    <style:style style:name="P1797" style:parent-style-name="Normal" style:family="paragraph">
      <style:paragraph-properties style:vertical-align="baseline" fo:margin-bottom="0in" fo:line-height="100%"/>
    </style:style>
    <style:style style:name="T1798" style:parent-style-name="DefaultParagraphFont" style:family="text">
      <style:text-properties style:font-name="Arial" style:font-name-complex="Arial" fo:color="#000000"/>
    </style:style>
    <style:style style:name="TableRow1799" style:family="table-row">
      <style:table-row-properties style:min-row-height="0.2076in"/>
    </style:style>
    <style:style style:name="TableCell1800" style:family="table-cell">
      <style:table-cell-properties fo:border="0.0069in solid #000000" style:writing-mode="lr-tb" style:vertical-align="middle" fo:padding-top="0in" fo:padding-left="0.075in" fo:padding-bottom="0in" fo:padding-right="0.075in"/>
    </style:style>
    <style:style style:name="P1801" style:parent-style-name="Normal" style:family="paragraph">
      <style:paragraph-properties style:vertical-align="baseline" fo:margin-bottom="0in" fo:line-height="100%"/>
    </style:style>
    <style:style style:name="T1802" style:parent-style-name="DefaultParagraphFont" style:family="text">
      <style:text-properties style:font-name="Arial" style:font-name-complex="Arial" fo:color="#000000"/>
    </style:style>
    <style:style style:name="TableCell1803" style:family="table-cell">
      <style:table-cell-properties fo:border="0.0069in solid #000000" style:writing-mode="lr-tb" style:vertical-align="middle" fo:padding-top="0in" fo:padding-left="0.075in" fo:padding-bottom="0in" fo:padding-right="0.075in"/>
    </style:style>
    <style:style style:name="P1804" style:parent-style-name="Normal" style:family="paragraph">
      <style:paragraph-properties style:vertical-align="baseline" fo:margin-bottom="0in" fo:line-height="100%"/>
    </style:style>
    <style:style style:name="T1805" style:parent-style-name="DefaultParagraphFont" style:family="text">
      <style:text-properties style:font-name="Arial" style:font-name-complex="Arial" fo:color="#000000"/>
    </style:style>
    <style:style style:name="TableRow1806" style:family="table-row">
      <style:table-row-properties style:min-row-height="0.2083in"/>
    </style:style>
    <style:style style:name="TableCell1807" style:family="table-cell">
      <style:table-cell-properties fo:border="0.0069in solid #000000" style:writing-mode="lr-tb" style:vertical-align="middle" fo:padding-top="0in" fo:padding-left="0.075in" fo:padding-bottom="0in" fo:padding-right="0.075in"/>
    </style:style>
    <style:style style:name="P1808" style:parent-style-name="Normal" style:family="paragraph">
      <style:paragraph-properties style:vertical-align="baseline" fo:margin-bottom="0in" fo:line-height="100%"/>
    </style:style>
    <style:style style:name="T1809" style:parent-style-name="DefaultParagraphFont" style:family="text">
      <style:text-properties style:font-name="Arial" style:font-name-complex="Arial" fo:color="#000000"/>
    </style:style>
    <style:style style:name="TableCell1810" style:family="table-cell">
      <style:table-cell-properties fo:border="0.0069in solid #000000" style:writing-mode="lr-tb" style:vertical-align="middle" fo:padding-top="0in" fo:padding-left="0.075in" fo:padding-bottom="0in" fo:padding-right="0.075in"/>
    </style:style>
    <style:style style:name="P1811" style:parent-style-name="Normal" style:family="paragraph">
      <style:paragraph-properties style:vertical-align="baseline" fo:margin-bottom="0in" fo:line-height="100%"/>
    </style:style>
    <style:style style:name="T1812" style:parent-style-name="DefaultParagraphFont" style:family="text">
      <style:text-properties style:font-name="Arial" style:font-name-complex="Arial" fo:color="#000000"/>
    </style:style>
    <style:style style:name="TableRow1813" style:family="table-row">
      <style:table-row-properties style:min-row-height="0.2083in"/>
    </style:style>
    <style:style style:name="TableCell1814" style:family="table-cell">
      <style:table-cell-properties fo:border="0.0069in solid #000000" style:writing-mode="lr-tb" style:vertical-align="middle" fo:padding-top="0in" fo:padding-left="0.075in" fo:padding-bottom="0in" fo:padding-right="0.075in"/>
    </style:style>
    <style:style style:name="P1815" style:parent-style-name="Normal" style:family="paragraph">
      <style:paragraph-properties style:vertical-align="baseline" fo:margin-bottom="0in" fo:line-height="100%"/>
    </style:style>
    <style:style style:name="T1816" style:parent-style-name="DefaultParagraphFont" style:family="text">
      <style:text-properties style:font-name="Arial" style:font-name-complex="Arial" fo:color="#000000"/>
    </style:style>
    <style:style style:name="TableCell1817" style:family="table-cell">
      <style:table-cell-properties fo:border="0.0069in solid #000000" style:writing-mode="lr-tb" style:vertical-align="middle" fo:padding-top="0in" fo:padding-left="0.075in" fo:padding-bottom="0in" fo:padding-right="0.075in"/>
    </style:style>
    <style:style style:name="P1818" style:parent-style-name="Normal" style:family="paragraph">
      <style:paragraph-properties style:vertical-align="baseline" fo:margin-bottom="0in" fo:line-height="100%"/>
    </style:style>
    <style:style style:name="T1819" style:parent-style-name="DefaultParagraphFont" style:family="text">
      <style:text-properties style:font-name="Arial" style:font-name-complex="Arial" fo:color="#000000"/>
    </style:style>
    <style:style style:name="TableRow1820" style:family="table-row">
      <style:table-row-properties/>
    </style:style>
    <style:style style:name="TableCell1821" style:family="table-cell">
      <style:table-cell-properties fo:border="0.0069in solid #000000" style:writing-mode="lr-tb" style:vertical-align="middle" fo:padding-top="0in" fo:padding-left="0.075in" fo:padding-bottom="0in" fo:padding-right="0.075in"/>
    </style:style>
    <style:style style:name="P1822" style:parent-style-name="Normal" style:family="paragraph">
      <style:paragraph-properties fo:margin-top="0.0277in" fo:margin-bottom="0.0277in" fo:line-height="100%"/>
    </style:style>
    <style:style style:name="T1823" style:parent-style-name="DefaultParagraphFont" style:family="text">
      <style:text-properties style:font-name="Arial" style:font-name-complex="Arial" fo:color="#000000"/>
    </style:style>
    <style:style style:name="TableCell1824" style:family="table-cell">
      <style:table-cell-properties fo:border="0.0069in solid #000000" style:writing-mode="lr-tb" style:vertical-align="middle" fo:padding-top="0in" fo:padding-left="0.075in" fo:padding-bottom="0in" fo:padding-right="0.075in"/>
    </style:style>
    <style:style style:name="P1825" style:parent-style-name="Normal" style:family="paragraph">
      <style:paragraph-properties fo:margin-top="0.0277in" fo:margin-bottom="0.0277in" fo:line-height="100%"/>
    </style:style>
    <style:style style:name="T1826" style:parent-style-name="DefaultParagraphFont" style:family="text">
      <style:text-properties style:font-name="Arial" style:font-name-complex="Arial" fo:color="#000000"/>
    </style:style>
    <style:style style:name="TableRow1827" style:family="table-row">
      <style:table-row-properties/>
    </style:style>
    <style:style style:name="TableCell1828" style:family="table-cell">
      <style:table-cell-properties fo:border="0.0069in solid #000000" style:writing-mode="lr-tb" style:vertical-align="middle" fo:padding-top="0in" fo:padding-left="0.075in" fo:padding-bottom="0in" fo:padding-right="0.075in"/>
    </style:style>
    <style:style style:name="P1829" style:parent-style-name="Normal" style:family="paragraph">
      <style:paragraph-properties fo:margin-top="0.0277in" fo:margin-bottom="0.0277in" fo:line-height="100%"/>
    </style:style>
    <style:style style:name="T1830" style:parent-style-name="DefaultParagraphFont" style:family="text">
      <style:text-properties style:font-name="Arial" style:font-name-complex="Arial" fo:color="#000000"/>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margin-top="0.0277in" fo:margin-bottom="0.0277in" fo:line-height="100%"/>
    </style:style>
    <style:style style:name="T1833" style:parent-style-name="DefaultParagraphFont" style:family="text">
      <style:text-properties style:font-name="Arial" style:font-name-complex="Arial" fo:color="#000000"/>
    </style:style>
    <style:style style:name="TableRow1834" style:family="table-row">
      <style:table-row-properties/>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Normal" style:family="paragraph">
      <style:paragraph-properties fo:margin-top="0.0277in" fo:margin-bottom="0.0277in" fo:line-height="100%"/>
    </style:style>
    <style:style style:name="T1837" style:parent-style-name="DefaultParagraphFont" style:family="text">
      <style:text-properties style:font-name="Arial" style:font-name-complex="Arial" fo:color="#000000"/>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margin-top="0.0277in" fo:margin-bottom="0.0277in" fo:line-height="100%"/>
    </style:style>
    <style:style style:name="T1840" style:parent-style-name="DefaultParagraphFont" style:family="text">
      <style:text-properties style:font-name="Arial" style:font-name-complex="Arial" fo:color="#000000"/>
    </style:style>
    <style:style style:name="TableRow1841" style:family="table-row">
      <style:table-row-properties/>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margin-top="0.0277in" fo:margin-bottom="0.0277in" fo:line-height="100%"/>
    </style:style>
    <style:style style:name="T1844" style:parent-style-name="DefaultParagraphFont" style:family="text">
      <style:text-properties style:font-name="Arial" style:font-name-complex="Arial" fo:color="#000000"/>
    </style:style>
    <style:style style:name="TableCell1845" style:family="table-cell">
      <style:table-cell-properties fo:border="0.0069in solid #000000" style:writing-mode="lr-tb" style:vertical-align="middle" fo:padding-top="0in" fo:padding-left="0.075in" fo:padding-bottom="0in" fo:padding-right="0.075in"/>
    </style:style>
    <style:style style:name="P1846" style:parent-style-name="Normal" style:family="paragraph">
      <style:paragraph-properties fo:margin-top="0.0277in" fo:margin-bottom="0.0277in" fo:line-height="100%"/>
    </style:style>
    <style:style style:name="T1847" style:parent-style-name="DefaultParagraphFont" style:family="text">
      <style:text-properties style:font-name="Arial" style:font-name-complex="Arial" fo:color="#000000"/>
    </style:style>
    <style:style style:name="TableRow1848" style:family="table-row">
      <style:table-row-properties/>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margin-top="0.0277in" fo:margin-bottom="0.0277in" fo:line-height="100%"/>
    </style:style>
    <style:style style:name="T1851" style:parent-style-name="DefaultParagraphFont" style:family="text">
      <style:text-properties style:font-name="Arial" style:font-name-complex="Arial" fo:color="#000000"/>
    </style:style>
    <style:style style:name="TableCell1852" style:family="table-cell">
      <style:table-cell-properties fo:border="0.0069in solid #000000" style:writing-mode="lr-tb" style:vertical-align="middle" fo:padding-top="0in" fo:padding-left="0.075in" fo:padding-bottom="0in" fo:padding-right="0.075in"/>
    </style:style>
    <style:style style:name="P1853" style:parent-style-name="Normal" style:family="paragraph">
      <style:paragraph-properties fo:margin-top="0.0277in" fo:margin-bottom="0.0277in" fo:line-height="100%"/>
    </style:style>
    <style:style style:name="T1854" style:parent-style-name="DefaultParagraphFont" style:family="text">
      <style:text-properties style:font-name="Arial" style:font-name-complex="Arial" fo:color="#000000"/>
    </style:style>
    <style:style style:name="TableRow1855" style:family="table-row">
      <style:table-row-properties/>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margin-top="0.0277in" fo:margin-bottom="0.0277in" fo:line-height="100%"/>
    </style:style>
    <style:style style:name="T1858" style:parent-style-name="DefaultParagraphFont" style:family="text">
      <style:text-properties style:font-name="Arial" style:font-name-complex="Arial" fo:color="#000000"/>
    </style:style>
    <style:style style:name="TableCell1859" style:family="table-cell">
      <style:table-cell-properties fo:border="0.0069in solid #000000" style:writing-mode="lr-tb" style:vertical-align="middle" fo:padding-top="0in" fo:padding-left="0.075in" fo:padding-bottom="0in" fo:padding-right="0.075in"/>
    </style:style>
    <style:style style:name="P1860" style:parent-style-name="Normal" style:family="paragraph">
      <style:paragraph-properties fo:margin-top="0.0277in" fo:margin-bottom="0.0277in" fo:line-height="100%"/>
    </style:style>
    <style:style style:name="T1861" style:parent-style-name="DefaultParagraphFont" style:family="text">
      <style:text-properties style:font-name="Arial" style:font-name-complex="Arial" fo:color="#000000"/>
    </style:style>
    <style:style style:name="T1862" style:parent-style-name="DefaultParagraphFont" style:family="text">
      <style:text-properties style:font-name="Arial" style:font-name-complex="Arial" fo:color="#000000"/>
    </style:style>
    <style:style style:name="T1863" style:parent-style-name="DefaultParagraphFont" style:family="text">
      <style:text-properties style:font-name="Arial" style:font-name-complex="Arial" fo:color="#000000"/>
    </style:style>
    <style:style style:name="TableRow1864" style:family="table-row">
      <style:table-row-properties/>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margin-top="0.0277in" fo:margin-bottom="0.0277in" fo:line-height="100%"/>
    </style:style>
    <style:style style:name="T1867" style:parent-style-name="DefaultParagraphFont" style:family="text">
      <style:text-properties style:font-name="Arial" style:font-name-complex="Arial" fo:color="#000000"/>
    </style:style>
    <style:style style:name="TableCell1868" style:family="table-cell">
      <style:table-cell-properties fo:border="0.0069in solid #000000" style:writing-mode="lr-tb" style:vertical-align="middle" fo:padding-top="0in" fo:padding-left="0.075in" fo:padding-bottom="0in" fo:padding-right="0.075in"/>
    </style:style>
    <style:style style:name="P1869" style:parent-style-name="Normal" style:family="paragraph">
      <style:paragraph-properties fo:margin-top="0.0277in" fo:margin-bottom="0.0277in" fo:line-height="100%"/>
    </style:style>
    <style:style style:name="T1870" style:parent-style-name="DefaultParagraphFont" style:family="text">
      <style:text-properties style:font-name="Arial" style:font-name-complex="Arial" fo:color="#000000"/>
    </style:style>
    <style:style style:name="TableRow1871" style:family="table-row">
      <style:table-row-properties/>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margin-bottom="0in" fo:line-height="100%" fo:margin-right="0.2888in"/>
    </style:style>
    <style:style style:name="T1874" style:parent-style-name="DefaultParagraphFont" style:family="text">
      <style:text-properties style:font-name="Arial" style:font-name-complex="Arial" fo:color="#000000"/>
    </style:style>
    <style:style style:name="TableCell1875" style:family="table-cell">
      <style:table-cell-properties fo:border="0.0069in solid #000000" style:writing-mode="lr-tb" style:vertical-align="middle" fo:padding-top="0in" fo:padding-left="0.075in" fo:padding-bottom="0in" fo:padding-right="0.075in"/>
    </style:style>
    <style:style style:name="P1876" style:parent-style-name="Normal" style:family="paragraph">
      <style:paragraph-properties fo:margin-bottom="0in" fo:line-height="100%" fo:margin-right="0.2888in"/>
    </style:style>
    <style:style style:name="T1877" style:parent-style-name="DefaultParagraphFont" style:family="text">
      <style:text-properties style:font-name="Arial" style:font-name-complex="Arial" fo:color="#000000"/>
    </style:style>
    <style:style style:name="TableRow1878" style:family="table-row">
      <style:table-row-properties/>
    </style:style>
    <style:style style:name="TableCell1879" style:family="table-cell">
      <style:table-cell-properties fo:border="0.0069in solid #000000" style:writing-mode="lr-tb" style:vertical-align="middle" fo:padding-top="0in" fo:padding-left="0.075in" fo:padding-bottom="0in" fo:padding-right="0.075in"/>
    </style:style>
    <style:style style:name="P1880" style:parent-style-name="Normal" style:family="paragraph">
      <style:paragraph-properties fo:margin-bottom="0in" fo:line-height="100%" fo:margin-right="0.2888in"/>
    </style:style>
    <style:style style:name="T1881" style:parent-style-name="DefaultParagraphFont" style:family="text">
      <style:text-properties style:font-name="Arial" style:font-name-complex="Arial" fo:color="#000000"/>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al" style:family="paragraph">
      <style:paragraph-properties fo:margin-bottom="0in" fo:line-height="100%" fo:margin-right="0.2888in"/>
    </style:style>
    <style:style style:name="T1884" style:parent-style-name="DefaultParagraphFont" style:family="text">
      <style:text-properties style:font-name="Arial" style:font-name-complex="Arial" fo:color="#000000"/>
    </style:style>
    <style:style style:name="TableRow1885" style:family="table-row">
      <style:table-row-properties/>
    </style:style>
    <style:style style:name="TableCell1886" style:family="table-cell">
      <style:table-cell-properties fo:border="0.0069in solid #000000" style:writing-mode="lr-tb" style:vertical-align="middle" fo:padding-top="0in" fo:padding-left="0.075in" fo:padding-bottom="0in" fo:padding-right="0.075in"/>
    </style:style>
    <style:style style:name="P1887" style:parent-style-name="Normal" style:family="paragraph">
      <style:paragraph-properties fo:margin-bottom="0in" fo:line-height="100%" fo:margin-right="0.2888in"/>
    </style:style>
    <style:style style:name="T1888" style:parent-style-name="DefaultParagraphFont" style:family="text">
      <style:text-properties style:font-name="Arial" style:font-name-complex="Arial" fo:color="#000000"/>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Normal" style:family="paragraph">
      <style:paragraph-properties fo:margin-bottom="0in" fo:line-height="100%" fo:margin-right="0.2888in"/>
    </style:style>
    <style:style style:name="T1891" style:parent-style-name="DefaultParagraphFont" style:family="text">
      <style:text-properties style:font-name="Arial" style:font-name-complex="Arial" fo:color="#000000"/>
    </style:style>
    <style:style style:name="TableRow1892" style:family="table-row">
      <style:table-row-properties/>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margin-bottom="0in" fo:line-height="100%" fo:margin-right="0.2888in"/>
    </style:style>
    <style:style style:name="T1895" style:parent-style-name="DefaultParagraphFont" style:family="text">
      <style:text-properties style:font-name="Arial" style:font-name-complex="Arial" fo:color="#000000"/>
    </style:style>
    <style:style style:name="TableCell1896" style:family="table-cell">
      <style:table-cell-properties fo:border="0.0069in solid #000000" style:writing-mode="lr-tb" style:vertical-align="middle" fo:padding-top="0in" fo:padding-left="0.075in" fo:padding-bottom="0in" fo:padding-right="0.075in"/>
    </style:style>
    <style:style style:name="P1897" style:parent-style-name="Normal" style:family="paragraph">
      <style:paragraph-properties fo:margin-bottom="0in" fo:line-height="100%" fo:margin-right="0.2888in"/>
    </style:style>
    <style:style style:name="T1898" style:parent-style-name="DefaultParagraphFont" style:family="text">
      <style:text-properties style:font-name="Arial" style:font-name-complex="Arial" fo:color="#000000"/>
    </style:style>
    <style:style style:name="TableRow1899" style:family="table-row">
      <style:table-row-properties/>
    </style:style>
    <style:style style:name="TableCell1900" style:family="table-cell">
      <style:table-cell-properties fo:border="0.0069in solid #000000" style:writing-mode="lr-tb" style:vertical-align="middle" fo:padding-top="0in" fo:padding-left="0.075in" fo:padding-bottom="0in" fo:padding-right="0.075in"/>
    </style:style>
    <style:style style:name="P1901" style:parent-style-name="Normal" style:family="paragraph">
      <style:paragraph-properties fo:margin-bottom="0in" fo:line-height="100%" fo:margin-right="0.2888in"/>
    </style:style>
    <style:style style:name="T1902" style:parent-style-name="DefaultParagraphFont" style:family="text">
      <style:text-properties style:font-name="Arial" style:font-name-complex="Arial" fo:color="#000000"/>
    </style:style>
    <style:style style:name="TableCell1903" style:family="table-cell">
      <style:table-cell-properties fo:border="0.0069in solid #000000" style:writing-mode="lr-tb" style:vertical-align="middle" fo:padding-top="0in" fo:padding-left="0.075in" fo:padding-bottom="0in" fo:padding-right="0.075in"/>
    </style:style>
    <style:style style:name="P1904" style:parent-style-name="Normal" style:family="paragraph">
      <style:paragraph-properties fo:margin-bottom="0in" fo:line-height="100%" fo:margin-right="0.2888in"/>
    </style:style>
    <style:style style:name="T1905" style:parent-style-name="DefaultParagraphFont" style:family="text">
      <style:text-properties style:font-name="Arial" style:font-name-complex="Arial" fo:color="#000000"/>
    </style:style>
    <style:style style:name="TableRow1906" style:family="table-row">
      <style:table-row-properties/>
    </style:style>
    <style:style style:name="TableCell1907" style:family="table-cell">
      <style:table-cell-properties fo:border="0.0069in solid #000000" style:writing-mode="lr-tb" style:vertical-align="middle" fo:padding-top="0in" fo:padding-left="0.075in" fo:padding-bottom="0in" fo:padding-right="0.075in"/>
    </style:style>
    <style:style style:name="P1908" style:parent-style-name="Normal" style:family="paragraph">
      <style:paragraph-properties fo:margin-bottom="0in" fo:line-height="100%" fo:margin-right="0.2888in"/>
    </style:style>
    <style:style style:name="T1909" style:parent-style-name="DefaultParagraphFont" style:family="text">
      <style:text-properties style:font-name="Arial" style:font-name-complex="Arial" fo:color="#000000"/>
    </style:style>
    <style:style style:name="TableCell1910" style:family="table-cell">
      <style:table-cell-properties fo:border="0.0069in solid #000000" style:writing-mode="lr-tb" style:vertical-align="middle" fo:padding-top="0in" fo:padding-left="0.075in" fo:padding-bottom="0in" fo:padding-right="0.075in"/>
    </style:style>
    <style:style style:name="P1911" style:parent-style-name="Normal" style:family="paragraph">
      <style:paragraph-properties fo:margin-bottom="0in" fo:line-height="100%" fo:margin-right="0.2888in"/>
    </style:style>
    <style:style style:name="T1912" style:parent-style-name="DefaultParagraphFont" style:family="text">
      <style:text-properties style:font-name="Arial" style:font-name-complex="Arial" fo:color="#000000"/>
    </style:style>
    <style:style style:name="TableRow1913" style:family="table-row">
      <style:table-row-properties/>
    </style:style>
    <style:style style:name="TableCell1914" style:family="table-cell">
      <style:table-cell-properties fo:border="0.0069in solid #000000" style:writing-mode="lr-tb" style:vertical-align="middle" fo:padding-top="0in" fo:padding-left="0.075in" fo:padding-bottom="0in" fo:padding-right="0.075in"/>
    </style:style>
    <style:style style:name="P1915" style:parent-style-name="Normal" style:family="paragraph">
      <style:paragraph-properties fo:margin-bottom="0in" fo:line-height="100%" fo:margin-right="0.2888in"/>
    </style:style>
    <style:style style:name="T1916" style:parent-style-name="DefaultParagraphFont" style:family="text">
      <style:text-properties style:font-name="Arial" style:font-name-complex="Arial" fo:color="#000000"/>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margin-bottom="0in" fo:line-height="100%" fo:margin-right="0.2888in"/>
    </style:style>
    <style:style style:name="T1919" style:parent-style-name="DefaultParagraphFont" style:family="text">
      <style:text-properties style:font-name="Arial" style:font-name-complex="Arial" fo:color="#000000"/>
    </style:style>
    <style:style style:name="TableRow1920" style:family="table-row">
      <style:table-row-properties/>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margin-bottom="0in" fo:line-height="100%" fo:margin-right="0.2888in"/>
    </style:style>
    <style:style style:name="T1923" style:parent-style-name="DefaultParagraphFont" style:family="text">
      <style:text-properties style:font-name="Arial" style:font-name-complex="Arial" fo:color="#000000"/>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Normal" style:family="paragraph">
      <style:paragraph-properties fo:margin-bottom="0in" fo:line-height="100%" fo:margin-right="0.2888in"/>
    </style:style>
    <style:style style:name="T1926" style:parent-style-name="DefaultParagraphFont" style:family="text">
      <style:text-properties style:font-name="Arial" style:font-name-complex="Arial" fo:color="#000000"/>
    </style:style>
    <style:style style:name="P1927" style:parent-style-name="NoSpacing" style:family="paragraph">
      <style:text-properties style:font-name="Arial" style:font-name-complex="Arial" fo:font-weight="bold" style:font-weight-asian="bold" fo:color="#000000" fo:font-size="16pt" style:font-size-asian="16pt" style:font-size-complex="16pt"/>
    </style:style>
    <style:style style:name="P1928" style:parent-style-name="NoSpacing" style:family="paragraph">
      <style:text-properties style:font-name="Arial" style:font-name-complex="Arial" fo:font-weight="bold" style:font-weight-asian="bold" fo:color="#000000" fo:font-size="16pt" style:font-size-asian="16pt" style:font-size-complex="16pt"/>
    </style:style>
    <style:style style:name="P1929" style:parent-style-name="NoSpacing" style:family="paragraph">
      <style:text-properties style:font-name="Arial" style:font-name-complex="Arial" fo:font-weight="bold" style:font-weight-asian="bold" fo:color="#000000" fo:font-size="16pt" style:font-size-asian="16pt" style:font-size-complex="16pt"/>
    </style:style>
    <style:style style:name="P1930" style:parent-style-name="NoSpacing" style:family="paragraph">
      <style:text-properties style:font-name="Arial" style:font-name-complex="Arial" fo:font-weight="bold" style:font-weight-asian="bold" fo:color="#000000" fo:font-size="16pt" style:font-size-asian="16pt" style:font-size-complex="16pt"/>
    </style:style>
    <style:style style:name="P1931" style:parent-style-name="NoSpacing" style:family="paragraph">
      <style:text-properties style:font-name="Arial" style:font-name-complex="Arial" fo:font-weight="bold" style:font-weight-asian="bold" fo:color="#000000" fo:font-size="16pt" style:font-size-asian="16pt" style:font-size-complex="16pt"/>
    </style:style>
    <style:style style:name="P1932" style:parent-style-name="NoSpacing" style:family="paragraph">
      <style:text-properties style:font-name="Arial" style:font-name-complex="Arial" fo:font-weight="bold" style:font-weight-asian="bold" fo:color="#000000" fo:font-size="16pt" style:font-size-asian="16pt" style:font-size-complex="16pt"/>
    </style:style>
    <style:style style:name="P1933" style:parent-style-name="NoSpacing" style:family="paragraph">
      <style:text-properties style:font-name="Arial" style:font-name-complex="Arial" fo:font-weight="bold" style:font-weight-asian="bold" fo:color="#000000" fo:font-size="16pt" style:font-size-asian="16pt" style:font-size-complex="16pt"/>
    </style:style>
    <style:style style:name="P1934" style:parent-style-name="NoSpacing" style:family="paragraph">
      <style:text-properties style:font-name="Arial" style:font-name-complex="Arial" fo:font-weight="bold" style:font-weight-asian="bold" fo:color="#000000" fo:font-size="16pt" style:font-size-asian="16pt" style:font-size-complex="16pt"/>
    </style:style>
    <style:style style:name="P1935" style:parent-style-name="NoSpacing" style:family="paragraph">
      <style:text-properties style:font-name="Arial" style:font-name-complex="Arial" fo:font-weight="bold" style:font-weight-asian="bold" fo:color="#000000" fo:font-size="16pt" style:font-size-asian="16pt" style:font-size-complex="16pt"/>
    </style:style>
    <style:style style:name="P1936" style:parent-style-name="NoSpacing" style:family="paragraph">
      <style:text-properties style:font-name="Arial" style:font-name-complex="Arial" fo:font-weight="bold" style:font-weight-asian="bold" fo:color="#000000" fo:font-size="16pt" style:font-size-asian="16pt" style:font-size-complex="16pt"/>
    </style:style>
    <style:style style:name="P1937" style:parent-style-name="NoSpacing" style:family="paragraph">
      <style:text-properties style:font-name="Arial" style:font-name-complex="Arial" fo:font-weight="bold" style:font-weight-asian="bold" fo:color="#000000" fo:font-size="16pt" style:font-size-asian="16pt" style:font-size-complex="16pt"/>
    </style:style>
    <style:style style:name="P1938" style:parent-style-name="NoSpacing" style:family="paragraph">
      <style:text-properties style:font-name="Arial" style:font-name-complex="Arial" fo:font-weight="bold" style:font-weight-asian="bold" fo:color="#000000" fo:font-size="16pt" style:font-size-asian="16pt" style:font-size-complex="16pt"/>
    </style:style>
    <style:style style:name="P1939" style:parent-style-name="NoSpacing" style:family="paragraph">
      <style:text-properties style:font-name="Arial" style:font-name-complex="Arial" fo:font-weight="bold" style:font-weight-asian="bold" fo:color="#000000" fo:font-size="16pt" style:font-size-asian="16pt" style:font-size-complex="16pt"/>
    </style:style>
    <style:style style:name="P1940" style:parent-style-name="NoSpacing" style:family="paragraph">
      <style:text-properties style:font-name="Arial" style:font-name-complex="Arial" fo:font-weight="bold" style:font-weight-asian="bold" fo:color="#000000" fo:font-size="16pt" style:font-size-asian="16pt" style:font-size-complex="16pt"/>
    </style:style>
    <style:style style:name="P1941" style:parent-style-name="NoSpacing" style:family="paragraph">
      <style:text-properties style:font-name="Arial" style:font-name-complex="Arial" fo:font-weight="bold" style:font-weight-asian="bold" fo:color="#000000" fo:font-size="16pt" style:font-size-asian="16pt" style:font-size-complex="16pt"/>
    </style:style>
    <style:style style:name="P1942" style:parent-style-name="NoSpacing" style:family="paragraph">
      <style:text-properties style:font-name="Arial" style:font-name-complex="Arial" fo:font-weight="bold" style:font-weight-asian="bold" fo:color="#000000" fo:font-size="16pt" style:font-size-asian="16pt" style:font-size-complex="16pt"/>
    </style:style>
    <style:style style:name="P1943" style:parent-style-name="NoSpacing" style:family="paragraph">
      <style:text-properties style:font-name="Arial" style:font-name-complex="Arial" fo:font-weight="bold" style:font-weight-asian="bold" fo:color="#000000" fo:font-size="16pt" style:font-size-asian="16pt" style:font-size-complex="16pt"/>
    </style:style>
    <style:style style:name="P1944" style:parent-style-name="NoSpacing" style:family="paragraph">
      <style:text-properties style:font-name="Arial" style:font-name-complex="Arial" fo:font-weight="bold" style:font-weight-asian="bold" fo:color="#000000" fo:font-size="16pt" style:font-size-asian="16pt" style:font-size-complex="16pt"/>
    </style:style>
    <style:style style:name="P1945" style:parent-style-name="NoSpacing" style:family="paragraph">
      <style:text-properties style:font-name="Arial" style:font-name-complex="Arial" fo:font-weight="bold" style:font-weight-asian="bold" fo:color="#000000" fo:font-size="16pt" style:font-size-asian="16pt" style:font-size-complex="16pt"/>
    </style:style>
    <style:style style:name="P1946" style:parent-style-name="NoSpacing" style:family="paragraph">
      <style:text-properties style:font-name="Arial" style:font-name-complex="Arial" fo:font-weight="bold" style:font-weight-asian="bold" fo:color="#000000" fo:font-size="16pt" style:font-size-asian="16pt" style:font-size-complex="16pt"/>
    </style:style>
    <style:style style:name="P1947" style:parent-style-name="NoSpacing" style:family="paragraph">
      <style:text-properties style:font-name="Arial" style:font-name-complex="Arial" fo:font-weight="bold" style:font-weight-asian="bold" fo:color="#000000" fo:font-size="16pt" style:font-size-asian="16pt" style:font-size-complex="16pt"/>
    </style:style>
    <style:style style:name="P1948" style:parent-style-name="NoSpacing" style:family="paragraph">
      <style:text-properties style:font-name="Arial" style:font-name-complex="Arial" fo:font-weight="bold" style:font-weight-asian="bold" fo:color="#000000" fo:font-size="16pt" style:font-size-asian="16pt" style:font-size-complex="16pt"/>
    </style:style>
    <style:style style:name="P1949" style:parent-style-name="NoSpacing" style:family="paragraph">
      <style:text-properties style:font-name="Arial" style:font-name-complex="Arial" fo:font-weight="bold" style:font-weight-asian="bold" fo:color="#000000" fo:font-size="16pt" style:font-size-asian="16pt" style:font-size-complex="16pt"/>
    </style:style>
    <style:style style:name="P1950" style:parent-style-name="NoSpacing" style:family="paragraph">
      <style:text-properties style:font-name="Arial" style:font-name-complex="Arial" fo:font-weight="bold" style:font-weight-asian="bold" fo:color="#000000" fo:font-size="16pt" style:font-size-asian="16pt" style:font-size-complex="16pt"/>
    </style:style>
    <style:style style:name="P1951" style:parent-style-name="NoSpacing" style:family="paragraph">
      <style:text-properties style:font-name="Arial" style:font-name-complex="Arial" fo:font-weight="bold" style:font-weight-asian="bold" fo:color="#000000" fo:font-size="16pt" style:font-size-asian="16pt" style:font-size-complex="16pt"/>
    </style:style>
    <style:style style:name="P1952" style:parent-style-name="Heading2" style:master-page-name="MPF1" style:family="paragraph">
      <style:paragraph-properties fo:break-before="page"/>
    </style:style>
    <style:style style:name="P1970" style:parent-style-name="NoSpacing" style:list-style-name="LFO13" style:family="paragraph">
      <style:text-properties style:font-name="Arial" style:font-name-complex="Arial" fo:color="#000000" fo:font-size="12pt" style:font-size-asian="12pt"/>
    </style:style>
    <style:style style:name="P1971" style:parent-style-name="NoSpacing" style:family="paragraph">
      <style:paragraph-properties fo:margin-left="0.6416in">
        <style:tab-stops/>
      </style:paragraph-properties>
      <style:text-properties style:font-name="Arial" style:font-name-complex="Arial" fo:color="#000000" fo:font-size="12pt" style:font-size-asian="12pt"/>
    </style:style>
    <style:style style:name="P1972" style:parent-style-name="NoSpacing" style:list-style-name="LFO13" style:family="paragraph"/>
    <style:style style:name="T1973" style:parent-style-name="DefaultParagraphFont" style:family="text">
      <style:text-properties style:font-name="Arial" style:font-name-complex="Arial" fo:color="#000000" fo:font-size="12pt" style:font-size-asian="12pt" style:font-size-complex="12pt"/>
    </style:style>
    <style:style style:name="T1974" style:parent-style-name="DefaultParagraphFont" style:family="text">
      <style:text-properties style:font-name="Arial" style:font-name-complex="Arial" fo:color="#000000" fo:font-size="12pt" style:font-size-asian="12pt" style:font-size-complex="12pt"/>
    </style:style>
    <style:style style:name="T1975" style:parent-style-name="DefaultParagraphFont" style:family="text">
      <style:text-properties style:font-name="Arial" style:font-name-complex="Arial" fo:color="#000000" fo:font-size="12pt" style:font-size-asian="12pt" style:font-size-complex="12pt"/>
    </style:style>
    <style:style style:name="T1976" style:parent-style-name="DefaultParagraphFont" style:family="text">
      <style:text-properties style:font-name="Arial" style:font-name-complex="Arial" fo:color="#000000" fo:font-size="12pt" style:font-size-asian="12pt" style:font-size-complex="12pt"/>
    </style:style>
    <style:style style:name="T1977" style:parent-style-name="DefaultParagraphFont" style:family="text">
      <style:text-properties style:font-name="Arial" style:font-name-complex="Arial" fo:color="#000000" fo:font-size="12pt" style:font-size-asian="12pt" style:font-size-complex="12pt"/>
    </style:style>
    <style:style style:name="T1978" style:parent-style-name="DefaultParagraphFont" style:family="text">
      <style:text-properties style:font-name="Arial" style:font-name-complex="Arial" fo:color="#000000" fo:font-size="12pt" style:font-size-asian="12pt" style:font-size-complex="12pt"/>
    </style:style>
    <style:style style:name="T1979" style:parent-style-name="DefaultParagraphFont" style:family="text">
      <style:text-properties style:font-name="Arial" style:font-name-complex="Arial" fo:color="#000000" fo:font-size="12pt" style:font-size-asian="12pt" style:font-size-complex="12pt"/>
    </style:style>
    <style:style style:name="T1980" style:parent-style-name="DefaultParagraphFont" style:family="text">
      <style:text-properties style:font-name="Arial" style:font-name-complex="Arial" fo:color="#000000" fo:font-size="12pt" style:font-size-asian="12pt" style:font-size-complex="12pt"/>
    </style:style>
    <style:style style:name="T1981" style:parent-style-name="DefaultParagraphFont" style:family="text">
      <style:text-properties style:font-name="Arial" style:font-name-complex="Arial" fo:color="#000000" fo:font-size="12pt" style:font-size-asian="12pt" style:font-size-complex="12pt"/>
    </style:style>
    <style:style style:name="T1982" style:parent-style-name="DefaultParagraphFont" style:family="text">
      <style:text-properties style:font-name="Arial" style:font-name-complex="Arial" fo:color="#000000" fo:font-size="12pt" style:font-size-asian="12pt" style:font-size-complex="12pt"/>
    </style:style>
    <style:style style:name="P1983" style:parent-style-name="NoSpacing" style:family="paragraph">
      <style:text-properties style:font-name="Arial" style:font-name-complex="Arial" fo:color="#000000" fo:font-size="12pt" style:font-size-asian="12pt"/>
    </style:style>
    <style:style style:name="P1984" style:parent-style-name="NoSpacing" style:list-style-name="LFO13" style:family="paragraph"/>
    <style:style style:name="T1985" style:parent-style-name="DefaultParagraphFont" style:family="text">
      <style:text-properties style:font-name="Arial" style:font-name-complex="Arial" fo:color="#000000" fo:font-size="12pt" style:font-size-asian="12pt"/>
    </style:style>
    <style:style style:name="T1986" style:parent-style-name="DefaultParagraphFont" style:family="text">
      <style:text-properties style:font-name="Arial" style:font-name-complex="Arial" fo:color="#000000" fo:font-size="12pt" style:font-size-asian="12pt"/>
    </style:style>
    <style:style style:name="T1987" style:parent-style-name="DefaultParagraphFont" style:family="text">
      <style:text-properties style:font-name="Arial" style:font-name-complex="Arial" fo:color="#000000" fo:font-size="12pt" style:font-size-asian="12pt"/>
    </style:style>
    <style:style style:name="T1988" style:parent-style-name="DefaultParagraphFont" style:family="text">
      <style:text-properties style:font-name="Arial" style:font-name-complex="Arial" fo:color="#000000" fo:font-size="12pt" style:font-size-asian="12pt"/>
    </style:style>
    <style:style style:name="T1989" style:parent-style-name="Hyperlink" style:family="text">
      <style:text-properties style:font-name="Arial" style:font-name-complex="Arial" fo:font-size="12pt" style:font-size-asian="12pt"/>
    </style:style>
    <style:style style:name="T1990" style:parent-style-name="Hyperlink" style:family="text">
      <style:text-properties style:font-name="Arial" style:font-name-complex="Arial" fo:font-size="12pt" style:font-size-asian="12pt"/>
    </style:style>
    <style:style style:name="T1991" style:parent-style-name="Hyperlink" style:family="text">
      <style:text-properties style:font-name="Arial" style:font-name-complex="Arial" fo:font-size="12pt" style:font-size-asian="12pt"/>
    </style:style>
    <style:style style:name="T1992" style:parent-style-name="Hyperlink" style:family="text">
      <style:text-properties style:font-name="Arial" style:font-name-complex="Arial" fo:font-size="12pt" style:font-size-asian="12pt"/>
    </style:style>
    <style:style style:name="P1993" style:parent-style-name="ListParagraph" style:family="paragraph">
      <style:text-properties style:font-name="Arial" style:font-name-complex="Arial" fo:color="#000000" fo:font-size="12pt" style:font-size-asian="12pt"/>
    </style:style>
    <style:style style:name="P1994" style:parent-style-name="NoSpacing" style:list-style-name="LFO13" style:family="paragraph">
      <style:text-properties style:font-name="Arial" style:font-name-complex="Arial" fo:color="#000000" fo:font-size="12pt" style:font-size-asian="12pt"/>
    </style:style>
    <style:style style:name="P1995" style:parent-style-name="NoSpacing" style:family="paragraph">
      <style:text-properties style:font-name="Arial" style:font-name-complex="Arial" fo:color="#000000" fo:font-size="12pt" style:font-size-asian="12pt"/>
    </style:style>
    <style:style style:name="TableColumn1997" style:family="table-column">
      <style:table-column-properties style:column-width="1.7833in"/>
    </style:style>
    <style:style style:name="TableColumn1998" style:family="table-column">
      <style:table-column-properties style:column-width="5.0159in"/>
    </style:style>
    <style:style style:name="TableColumn1999" style:family="table-column">
      <style:table-column-properties style:column-width="3.3131in"/>
    </style:style>
    <style:style style:name="Table1996" style:family="table">
      <style:table-properties style:width="10.1125in" style:rel-width="100%" fo:margin-left="0in" table:align="left"/>
    </style:style>
    <style:style style:name="TableRow2000" style:family="table-row">
      <style:table-row-properties style:min-row-height="0.0138in"/>
    </style:style>
    <style:style style:name="TableCell2001" style:family="table-cell">
      <style:table-cell-properties fo:border="0.0069in solid #000000" style:writing-mode="lr-tb" fo:padding-top="0in" fo:padding-left="0.075in" fo:padding-bottom="0in" fo:padding-right="0.075in"/>
    </style:style>
    <style:style style:name="P2002" style:parent-style-name="NoSpacing" style:family="paragraph">
      <style:paragraph-properties fo:text-align="center"/>
    </style:style>
    <style:style style:name="T2003" style:parent-style-name="DefaultParagraphFont" style:family="text">
      <style:text-properties style:font-name="Arial" style:font-name-complex="Arial" fo:font-weight="bold" style:font-weight-asian="bold" style:font-weight-complex="bold" fo:color="#000000" fo:font-size="12pt" style:font-size-asian="12pt"/>
    </style:style>
    <style:style style:name="TableCell2004" style:family="table-cell">
      <style:table-cell-properties fo:border="0.0069in solid #000000" style:writing-mode="lr-tb" fo:padding-top="0in" fo:padding-left="0.075in" fo:padding-bottom="0in" fo:padding-right="0.075in"/>
    </style:style>
    <style:style style:name="P2005" style:parent-style-name="NoSpacing" style:family="paragraph">
      <style:paragraph-properties fo:text-align="center"/>
    </style:style>
    <style:style style:name="T2006" style:parent-style-name="DefaultParagraphFont" style:family="text">
      <style:text-properties style:font-name="Arial" style:font-name-complex="Arial" fo:font-weight="bold" style:font-weight-asian="bold" style:font-weight-complex="bold" fo:color="#000000" fo:font-size="12pt" style:font-size-asian="12pt"/>
    </style:style>
    <style:style style:name="TableCell2007" style:family="table-cell">
      <style:table-cell-properties fo:border="0.0069in solid #000000" style:writing-mode="lr-tb" fo:padding-top="0in" fo:padding-left="0.075in" fo:padding-bottom="0in" fo:padding-right="0.075in"/>
    </style:style>
    <style:style style:name="P2008" style:parent-style-name="NoSpacing" style:family="paragraph">
      <style:paragraph-properties fo:text-align="center"/>
    </style:style>
    <style:style style:name="T2009" style:parent-style-name="DefaultParagraphFont" style:family="text">
      <style:text-properties style:font-name="Arial" style:font-name-complex="Arial" fo:font-weight="bold" style:font-weight-asian="bold" style:font-weight-complex="bold" fo:color="#000000" fo:font-size="12pt" style:font-size-asian="12pt"/>
    </style:style>
    <style:style style:name="TableRow2010" style:family="table-row">
      <style:table-row-properties style:min-row-height="0.0138in"/>
    </style:style>
    <style:style style:name="TableCell2011" style:family="table-cell">
      <style:table-cell-properties fo:border="0.0069in solid #000000" style:writing-mode="lr-tb" fo:padding-top="0in" fo:padding-left="0.075in" fo:padding-bottom="0in" fo:padding-right="0.075in"/>
    </style:style>
    <style:style style:name="T2012" style:parent-style-name="Hyperlink" style:family="text">
      <style:text-properties style:font-name="Arial" style:font-name-complex="Arial" fo:font-size="12pt" style:font-size-asian="12pt" style:font-size-complex="12pt"/>
    </style:style>
    <style:style style:name="T2013" style:parent-style-name="Hyperlink" style:family="text">
      <style:text-properties style:font-name="Arial" style:font-name-complex="Arial" fo:font-size="12pt" style:font-size-asian="12pt" style:font-size-complex="12pt"/>
    </style:style>
    <style:style style:name="TableCell2014" style:family="table-cell">
      <style:table-cell-properties fo:border="0.0069in solid #000000" style:writing-mode="lr-tb" fo:padding-top="0in" fo:padding-left="0.075in" fo:padding-bottom="0in" fo:padding-right="0.075in"/>
    </style:style>
    <style:style style:name="T2015" style:parent-style-name="DefaultParagraphFont" style:family="text">
      <style:text-properties style:font-name="Arial" style:font-name-complex="Arial" fo:color="#000000" fo:font-size="12pt" style:font-size-asian="12pt"/>
    </style:style>
    <style:style style:name="T2016" style:parent-style-name="DefaultParagraphFont" style:family="text">
      <style:text-properties style:font-name="Arial" style:font-name-complex="Arial" fo:color="#000000" fo:font-size="12pt" style:font-size-asian="12pt"/>
    </style:style>
    <style:style style:name="T2017" style:parent-style-name="DefaultParagraphFont" style:family="text">
      <style:text-properties style:font-name="Arial" style:font-name-complex="Arial" fo:color="#000000" fo:font-size="12pt" style:font-size-asian="12pt"/>
    </style:style>
    <style:style style:name="T2018" style:parent-style-name="DefaultParagraphFont" style:family="text">
      <style:text-properties style:font-name="Arial" style:font-name-complex="Arial" fo:color="#000000" fo:font-size="12pt" style:font-size-asian="12pt"/>
    </style:style>
    <style:style style:name="T2019" style:parent-style-name="DefaultParagraphFont" style:family="text">
      <style:text-properties style:font-name="Arial" style:font-name-complex="Arial" fo:color="#000000" fo:font-size="12pt" style:font-size-asian="12pt"/>
    </style:style>
    <style:style style:name="T2020" style:parent-style-name="DefaultParagraphFont" style:family="text">
      <style:text-properties style:font-name="Arial" style:font-name-complex="Arial" fo:color="#000000" fo:font-size="12pt" style:font-size-asian="12pt"/>
    </style:style>
    <style:style style:name="T2021" style:parent-style-name="DefaultParagraphFont" style:family="text">
      <style:text-properties style:font-name="Arial" style:font-name-complex="Arial" fo:color="#000000" fo:font-size="12pt" style:font-size-asian="12pt"/>
    </style:style>
    <style:style style:name="T2022" style:parent-style-name="DefaultParagraphFont" style:family="text">
      <style:text-properties style:font-name="Arial" style:font-name-complex="Arial" fo:color="#000000" fo:font-size="12pt" style:font-size-asian="12pt"/>
    </style:style>
    <style:style style:name="T2023" style:parent-style-name="DefaultParagraphFont" style:family="text">
      <style:text-properties style:font-name="Arial" style:font-name-complex="Arial" fo:color="#000000" fo:font-size="12pt" style:font-size-asian="12pt"/>
    </style:style>
    <style:style style:name="T2024" style:parent-style-name="DefaultParagraphFont" style:family="text">
      <style:text-properties style:font-name="Arial" style:font-name-complex="Arial" fo:color="#000000" fo:font-size="12pt" style:font-size-asian="12pt"/>
    </style:style>
    <style:style style:name="T2025" style:parent-style-name="DefaultParagraphFont" style:family="text">
      <style:text-properties style:font-name="Arial" style:font-name-complex="Arial" fo:color="#000000" fo:font-size="12pt" style:font-size-asian="12pt"/>
    </style:style>
    <style:style style:name="T2026" style:parent-style-name="DefaultParagraphFont" style:family="text">
      <style:text-properties style:font-name="Arial" style:font-name-complex="Arial" fo:color="#000000" fo:font-size="12pt" style:font-size-asian="12pt"/>
    </style:style>
    <style:style style:name="T2027" style:parent-style-name="DefaultParagraphFont" style:family="text">
      <style:text-properties style:font-name="Arial" style:font-name-complex="Arial" fo:color="#494949" fo:font-size="9pt" style:font-size-asian="9pt" style:font-size-complex="9pt" fo:background-color="#FFFFFF"/>
    </style:style>
    <style:style style:name="TableCell2028" style:family="table-cell">
      <style:table-cell-properties fo:border="0.0069in solid #000000" style:writing-mode="lr-tb" fo:padding-top="0in" fo:padding-left="0.075in" fo:padding-bottom="0in" fo:padding-right="0.075in"/>
    </style:style>
    <style:style style:name="P2029" style:parent-style-name="NoSpacing" style:family="paragraph">
      <style:text-properties style:font-name="Arial" style:font-name-complex="Arial" fo:color="#000000" fo:font-size="12pt" style:font-size-asian="12pt"/>
    </style:style>
    <style:style style:name="TableRow2030" style:family="table-row">
      <style:table-row-properties style:min-row-height="0.0138in"/>
    </style:style>
    <style:style style:name="TableCell2031" style:family="table-cell">
      <style:table-cell-properties fo:border="0.0069in solid #000000" style:writing-mode="lr-tb" fo:padding-top="0in" fo:padding-left="0.075in" fo:padding-bottom="0in" fo:padding-right="0.075in"/>
    </style:style>
    <style:style style:name="T2032" style:parent-style-name="Hyperlink" style:family="text">
      <style:text-properties style:font-name="Arial" style:font-name-complex="Arial" fo:font-size="12pt" style:font-size-asian="12pt"/>
    </style:style>
    <style:style style:name="TableCell2033" style:family="table-cell">
      <style:table-cell-properties fo:border="0.0069in solid #000000" style:writing-mode="lr-tb" fo:padding-top="0in" fo:padding-left="0.075in" fo:padding-bottom="0in" fo:padding-right="0.075in"/>
    </style:style>
    <style:style style:name="T2034" style:parent-style-name="DefaultParagraphFont" style:family="text">
      <style:text-properties style:font-name="Arial" style:font-name-complex="Arial" fo:color="#000000" fo:font-size="12pt" style:font-size-asian="12pt"/>
    </style:style>
    <style:style style:name="T2035" style:parent-style-name="DefaultParagraphFont" style:family="text">
      <style:text-properties style:font-name="Arial" style:font-name-complex="Arial" fo:color="#000000" fo:font-size="12pt" style:font-size-asian="12pt"/>
    </style:style>
    <style:style style:name="T2036" style:parent-style-name="DefaultParagraphFont" style:family="text">
      <style:text-properties style:font-name="Arial" style:font-name-complex="Arial" fo:color="#000000" fo:font-size="12pt" style:font-size-asian="12pt"/>
    </style:style>
    <style:style style:name="TableCell2037" style:family="table-cell">
      <style:table-cell-properties fo:border="0.0069in solid #000000" style:writing-mode="lr-tb" fo:padding-top="0in" fo:padding-left="0.075in" fo:padding-bottom="0in" fo:padding-right="0.075in"/>
    </style:style>
    <style:style style:name="T2038" style:parent-style-name="DefaultParagraphFont" style:family="text">
      <style:text-properties style:font-name="Arial" style:font-name-complex="Arial" fo:color="#000000" fo:font-size="12pt" style:font-size-asian="12pt"/>
    </style:style>
    <style:style style:name="TableRow2039" style:family="table-row">
      <style:table-row-properties style:min-row-height="0.0138in"/>
    </style:style>
    <style:style style:name="TableCell2040" style:family="table-cell">
      <style:table-cell-properties fo:border="0.0069in solid #000000" style:writing-mode="lr-tb" fo:padding-top="0in" fo:padding-left="0.075in" fo:padding-bottom="0in" fo:padding-right="0.075in"/>
    </style:style>
    <style:style style:name="T2041" style:parent-style-name="Hyperlink" style:family="text">
      <style:text-properties style:font-name="Arial" style:font-name-complex="Arial" fo:font-size="12pt" style:font-size-asian="12pt"/>
    </style:style>
    <style:style style:name="TableCell2042" style:family="table-cell">
      <style:table-cell-properties fo:border="0.0069in solid #000000" style:writing-mode="lr-tb" fo:padding-top="0in" fo:padding-left="0.075in" fo:padding-bottom="0in" fo:padding-right="0.075in"/>
    </style:style>
    <style:style style:name="T2043" style:parent-style-name="DefaultParagraphFont" style:family="text">
      <style:text-properties style:font-name="Arial" style:font-name-complex="Arial" fo:color="#000000" fo:font-size="12pt" style:font-size-asian="12pt"/>
    </style:style>
    <style:style style:name="TableCell2044" style:family="table-cell">
      <style:table-cell-properties fo:border="0.0069in solid #000000" style:writing-mode="lr-tb" fo:padding-top="0in" fo:padding-left="0.075in" fo:padding-bottom="0in" fo:padding-right="0.075in"/>
    </style:style>
    <style:style style:name="T2045" style:parent-style-name="DefaultParagraphFont" style:family="text">
      <style:text-properties style:font-name="Arial" style:font-name-complex="Arial" fo:color="#000000" fo:font-size="12pt" style:font-size-asian="12pt"/>
    </style:style>
    <style:style style:name="TableRow2046" style:family="table-row">
      <style:table-row-properties style:min-row-height="0.0138in"/>
    </style:style>
    <style:style style:name="TableCell2047" style:family="table-cell">
      <style:table-cell-properties fo:border="0.0069in solid #000000" style:writing-mode="lr-tb" fo:padding-top="0in" fo:padding-left="0.075in" fo:padding-bottom="0in" fo:padding-right="0.075in"/>
    </style:style>
    <style:style style:name="T2048" style:parent-style-name="Hyperlink" style:family="text">
      <style:text-properties style:font-name="Arial" style:font-name-complex="Arial" fo:font-size="12pt" style:font-size-asian="12pt"/>
    </style:style>
    <style:style style:name="TableCell2049" style:family="table-cell">
      <style:table-cell-properties fo:border="0.0069in solid #000000" style:writing-mode="lr-tb" fo:padding-top="0in" fo:padding-left="0.075in" fo:padding-bottom="0in" fo:padding-right="0.075in"/>
    </style:style>
    <style:style style:name="T2050" style:parent-style-name="DefaultParagraphFont" style:family="text">
      <style:text-properties style:font-name="Arial" style:font-name-complex="Arial" fo:color="#000000" fo:font-size="12pt" style:font-size-asian="12pt"/>
    </style:style>
    <style:style style:name="TableCell2051" style:family="table-cell">
      <style:table-cell-properties fo:border="0.0069in solid #000000" style:writing-mode="lr-tb" fo:padding-top="0in" fo:padding-left="0.075in" fo:padding-bottom="0in" fo:padding-right="0.075in"/>
    </style:style>
    <style:style style:name="T2052" style:parent-style-name="DefaultParagraphFont" style:family="text">
      <style:text-properties style:font-name="Arial" style:font-name-complex="Arial" fo:color="#000000" fo:font-size="12pt" style:font-size-asian="12pt"/>
    </style:style>
    <style:style style:name="TableRow2053" style:family="table-row">
      <style:table-row-properties style:min-row-height="0.0138in"/>
    </style:style>
    <style:style style:name="TableCell2054" style:family="table-cell">
      <style:table-cell-properties fo:border="0.0069in solid #000000" style:writing-mode="lr-tb" fo:padding-top="0in" fo:padding-left="0.075in" fo:padding-bottom="0in" fo:padding-right="0.075in"/>
    </style:style>
    <style:style style:name="T2055" style:parent-style-name="Hyperlink" style:family="text">
      <style:text-properties style:font-name="Arial" style:font-name-complex="Arial" fo:font-size="12pt" style:font-size-asian="12pt"/>
    </style:style>
    <style:style style:name="TableCell2056" style:family="table-cell">
      <style:table-cell-properties fo:border="0.0069in solid #000000" style:writing-mode="lr-tb" fo:padding-top="0in" fo:padding-left="0.075in" fo:padding-bottom="0in" fo:padding-right="0.075in"/>
    </style:style>
    <style:style style:name="T2057" style:parent-style-name="DefaultParagraphFont" style:family="text">
      <style:text-properties style:font-name="Arial" style:font-name-complex="Arial" fo:color="#000000" fo:font-size="12pt" style:font-size-asian="12pt"/>
    </style:style>
    <style:style style:name="TableCell2058" style:family="table-cell">
      <style:table-cell-properties fo:border="0.0069in solid #000000" style:writing-mode="lr-tb" fo:padding-top="0in" fo:padding-left="0.075in" fo:padding-bottom="0in" fo:padding-right="0.075in"/>
    </style:style>
    <style:style style:name="T2059" style:parent-style-name="DefaultParagraphFont" style:family="text">
      <style:text-properties style:font-name="Arial" style:font-name-complex="Arial" fo:color="#000000" fo:font-size="12pt" style:font-size-asian="12pt"/>
    </style:style>
    <style:style style:name="TableRow2060" style:family="table-row">
      <style:table-row-properties style:min-row-height="0.0138in"/>
    </style:style>
    <style:style style:name="TableCell2061" style:family="table-cell">
      <style:table-cell-properties fo:border="0.0069in solid #000000" style:writing-mode="lr-tb" fo:padding-top="0in" fo:padding-left="0.075in" fo:padding-bottom="0in" fo:padding-right="0.075in"/>
    </style:style>
    <style:style style:name="T2062" style:parent-style-name="Hyperlink" style:family="text">
      <style:text-properties style:font-name="Arial" style:font-name-complex="Arial" fo:font-size="12pt" style:font-size-asian="12pt"/>
    </style:style>
    <style:style style:name="TableCell2063" style:family="table-cell">
      <style:table-cell-properties fo:border="0.0069in solid #000000" style:writing-mode="lr-tb" fo:padding-top="0in" fo:padding-left="0.075in" fo:padding-bottom="0in" fo:padding-right="0.075in"/>
    </style:style>
    <style:style style:name="P2064" style:parent-style-name="NoSpacing" style:family="paragraph">
      <style:text-properties style:font-name="Arial" style:font-name-complex="Arial" fo:color="#000000" fo:font-size="12pt" style:font-size-asian="12pt"/>
    </style:style>
    <style:style style:name="P2065" style:parent-style-name="NoSpacing" style:family="paragraph">
      <style:text-properties style:font-name="Arial" style:font-name-complex="Arial" fo:color="#000000"/>
    </style:style>
    <style:style style:name="TableCell2066" style:family="table-cell">
      <style:table-cell-properties fo:border="0.0069in solid #000000" style:writing-mode="lr-tb" fo:padding-top="0in" fo:padding-left="0.075in" fo:padding-bottom="0in" fo:padding-right="0.075in"/>
    </style:style>
    <style:style style:name="T2067" style:parent-style-name="DefaultParagraphFont" style:family="text">
      <style:text-properties style:font-name="Arial" style:font-name-complex="Arial" fo:color="#000000" fo:font-size="12pt" style:font-size-asian="12pt"/>
    </style:style>
    <style:style style:name="TableRow2068" style:family="table-row">
      <style:table-row-properties style:min-row-height="0.0138in"/>
    </style:style>
    <style:style style:name="TableCell2069" style:family="table-cell">
      <style:table-cell-properties fo:border="0.0069in solid #000000" style:writing-mode="lr-tb" fo:padding-top="0in" fo:padding-left="0.075in" fo:padding-bottom="0in" fo:padding-right="0.075in"/>
    </style:style>
    <style:style style:name="T2070" style:parent-style-name="Hyperlink" style:family="text">
      <style:text-properties style:font-name="Arial" style:font-name-complex="Arial" fo:font-size="12pt" style:font-size-asian="12pt"/>
    </style:style>
    <style:style style:name="T2071" style:parent-style-name="DefaultParagraphFont" style:family="text">
      <style:text-properties style:font-name="Arial" style:font-name-complex="Arial" fo:color="#000000" fo:font-size="12pt" style:font-size-asian="12pt"/>
    </style:style>
    <style:style style:name="TableCell2072" style:family="table-cell">
      <style:table-cell-properties fo:border="0.0069in solid #000000" style:writing-mode="lr-tb" fo:padding-top="0in" fo:padding-left="0.075in" fo:padding-bottom="0in" fo:padding-right="0.075in"/>
    </style:style>
    <style:style style:name="P2073" style:parent-style-name="NoSpacing" style:family="paragraph">
      <style:text-properties style:font-name="Arial" style:font-name-complex="Arial" fo:color="#000000" fo:font-size="12pt" style:font-size-asian="12pt"/>
    </style:style>
    <style:style style:name="P2074" style:parent-style-name="NoSpacing" style:family="paragraph">
      <style:text-properties style:font-name="Arial" style:font-name-complex="Arial" fo:color="#000000"/>
    </style:style>
    <style:style style:name="TableCell2075" style:family="table-cell">
      <style:table-cell-properties fo:border="0.0069in solid #000000" style:writing-mode="lr-tb" fo:padding-top="0in" fo:padding-left="0.075in" fo:padding-bottom="0in" fo:padding-right="0.075in"/>
    </style:style>
    <style:style style:name="T2076" style:parent-style-name="DefaultParagraphFont" style:family="text">
      <style:text-properties style:font-name="Arial" style:font-name-complex="Arial" fo:color="#000000" fo:font-size="12pt" style:font-size-asian="12pt"/>
    </style:style>
    <style:style style:name="TableRow2077" style:family="table-row">
      <style:table-row-properties style:min-row-height="0.0138in"/>
    </style:style>
    <style:style style:name="TableCell2078" style:family="table-cell">
      <style:table-cell-properties fo:border="0.0069in solid #000000" style:writing-mode="lr-tb" fo:padding-top="0in" fo:padding-left="0.075in" fo:padding-bottom="0in" fo:padding-right="0.075in"/>
    </style:style>
    <style:style style:name="T2079" style:parent-style-name="Hyperlink" style:family="text">
      <style:text-properties style:font-name="Arial" style:font-name-complex="Arial" fo:font-size="12pt" style:font-size-asian="12pt"/>
    </style:style>
    <style:style style:name="T2080" style:parent-style-name="Hyperlink" style:family="text">
      <style:text-properties style:font-name="Arial" style:font-name-complex="Arial" fo:font-size="12pt" style:font-size-asian="12pt"/>
    </style:style>
    <style:style style:name="T2081" style:parent-style-name="DefaultParagraphFont" style:family="text">
      <style:text-properties style:font-name="Arial" style:font-name-complex="Arial" fo:color="#000000" fo:font-size="12pt" style:font-size-asian="12pt"/>
    </style:style>
    <style:style style:name="TableCell2082" style:family="table-cell">
      <style:table-cell-properties fo:border="0.0069in solid #000000" style:writing-mode="lr-tb" fo:padding-top="0in" fo:padding-left="0.075in" fo:padding-bottom="0in" fo:padding-right="0.075in"/>
    </style:style>
    <style:style style:name="T2083" style:parent-style-name="DefaultParagraphFont" style:family="text">
      <style:text-properties style:font-name="Arial" style:font-name-complex="Arial" fo:color="#000000" fo:font-size="12pt" style:font-size-asian="12pt"/>
    </style:style>
    <style:style style:name="TableCell2084" style:family="table-cell">
      <style:table-cell-properties fo:border="0.0069in solid #000000" style:writing-mode="lr-tb" fo:padding-top="0in" fo:padding-left="0.075in" fo:padding-bottom="0in" fo:padding-right="0.075in"/>
    </style:style>
    <style:style style:name="T2085" style:parent-style-name="DefaultParagraphFont" style:family="text">
      <style:text-properties style:font-name="Arial" style:font-name-complex="Arial" fo:color="#000000" fo:font-size="12pt" style:font-size-asian="12pt"/>
    </style:style>
    <style:style style:name="TableRow2086" style:family="table-row">
      <style:table-row-properties style:min-row-height="0.0138in"/>
    </style:style>
    <style:style style:name="TableCell2087" style:family="table-cell">
      <style:table-cell-properties fo:border="0.0069in solid #000000" style:writing-mode="lr-tb" fo:padding-top="0in" fo:padding-left="0.075in" fo:padding-bottom="0in" fo:padding-right="0.075in"/>
    </style:style>
    <style:style style:name="T2088" style:parent-style-name="Hyperlink" style:family="text">
      <style:text-properties style:font-name="Arial" style:font-name-complex="Arial" fo:font-size="12pt" style:font-size-asian="12pt"/>
    </style:style>
    <style:style style:name="T2089" style:parent-style-name="DefaultParagraphFont" style:family="text">
      <style:text-properties style:font-name="Arial" style:font-name-complex="Arial" fo:color="#000000" fo:font-size="12pt" style:font-size-asian="12pt"/>
    </style:style>
    <style:style style:name="TableCell2090" style:family="table-cell">
      <style:table-cell-properties fo:border="0.0069in solid #000000" style:writing-mode="lr-tb" fo:padding-top="0in" fo:padding-left="0.075in" fo:padding-bottom="0in" fo:padding-right="0.075in"/>
    </style:style>
    <style:style style:name="P2091" style:parent-style-name="NoSpacing" style:family="paragraph">
      <style:text-properties style:font-name="Arial" style:font-name-complex="Arial" fo:color="#000000" fo:font-size="12pt" style:font-size-asian="12pt"/>
    </style:style>
    <style:style style:name="P2092" style:parent-style-name="NoSpacing" style:family="paragraph">
      <style:text-properties style:font-name="Arial" style:font-name-complex="Arial" fo:color="#000000"/>
    </style:style>
    <style:style style:name="TableCell2093" style:family="table-cell">
      <style:table-cell-properties fo:border="0.0069in solid #000000" style:writing-mode="lr-tb" fo:padding-top="0in" fo:padding-left="0.075in" fo:padding-bottom="0in" fo:padding-right="0.075in"/>
    </style:style>
    <style:style style:name="T2094" style:parent-style-name="DefaultParagraphFont" style:family="text">
      <style:text-properties style:font-name="Arial" style:font-name-complex="Arial" fo:color="#000000" fo:font-size="12pt" style:font-size-asian="12pt"/>
    </style:style>
    <style:style style:name="TableRow2095" style:family="table-row">
      <style:table-row-properties style:min-row-height="0.0138in"/>
    </style:style>
    <style:style style:name="TableCell2096" style:family="table-cell">
      <style:table-cell-properties fo:border="0.0069in solid #000000" style:writing-mode="lr-tb" fo:padding-top="0in" fo:padding-left="0.075in" fo:padding-bottom="0in" fo:padding-right="0.075in"/>
    </style:style>
    <style:style style:name="T2097" style:parent-style-name="Hyperlink" style:family="text">
      <style:text-properties style:font-name="Arial" style:font-name-complex="Arial" fo:font-size="12pt" style:font-size-asian="12pt"/>
    </style:style>
    <style:style style:name="T2098" style:parent-style-name="DefaultParagraphFont" style:family="text">
      <style:text-properties style:font-name="Arial" style:font-name-complex="Arial" fo:color="#000000" fo:font-size="12pt" style:font-size-asian="12pt"/>
    </style:style>
    <style:style style:name="TableCell2099" style:family="table-cell">
      <style:table-cell-properties fo:border="0.0069in solid #000000" style:writing-mode="lr-tb" fo:padding-top="0in" fo:padding-left="0.075in" fo:padding-bottom="0in" fo:padding-right="0.075in"/>
    </style:style>
    <style:style style:name="T2100" style:parent-style-name="DefaultParagraphFont" style:family="text">
      <style:text-properties style:font-name="Arial" style:font-name-complex="Arial" fo:color="#000000" fo:font-size="12pt" style:font-size-asian="12pt"/>
    </style:style>
    <style:style style:name="TableCell2101" style:family="table-cell">
      <style:table-cell-properties fo:border="0.0069in solid #000000" style:writing-mode="lr-tb" fo:padding-top="0in" fo:padding-left="0.075in" fo:padding-bottom="0in" fo:padding-right="0.075in"/>
    </style:style>
    <style:style style:name="T2102" style:parent-style-name="DefaultParagraphFont" style:family="text">
      <style:text-properties style:font-name="Arial" style:font-name-complex="Arial" fo:color="#000000" fo:font-size="12pt" style:font-size-asian="12pt"/>
    </style:style>
    <style:style style:name="TableRow2103" style:family="table-row">
      <style:table-row-properties style:min-row-height="0.0138in"/>
    </style:style>
    <style:style style:name="TableCell2104" style:family="table-cell">
      <style:table-cell-properties fo:border="0.0069in solid #000000" style:writing-mode="lr-tb" fo:padding-top="0in" fo:padding-left="0.075in" fo:padding-bottom="0in" fo:padding-right="0.075in"/>
    </style:style>
    <style:style style:name="T2105" style:parent-style-name="Hyperlink" style:family="text">
      <style:text-properties style:font-name="Arial" style:font-name-complex="Arial" fo:font-size="12pt" style:font-size-asian="12pt"/>
    </style:style>
    <style:style style:name="T2106" style:parent-style-name="DefaultParagraphFont" style:family="text">
      <style:text-properties style:font-name="Arial" style:font-name-complex="Arial" fo:color="#000000" fo:font-size="12pt" style:font-size-asian="12pt"/>
    </style:style>
    <style:style style:name="TableCell2107" style:family="table-cell">
      <style:table-cell-properties fo:border="0.0069in solid #000000" style:writing-mode="lr-tb" fo:padding-top="0in" fo:padding-left="0.075in" fo:padding-bottom="0in" fo:padding-right="0.075in"/>
    </style:style>
    <style:style style:name="T2108" style:parent-style-name="DefaultParagraphFont" style:family="text">
      <style:text-properties style:font-name="Arial" style:font-name-complex="Arial" fo:color="#000000" fo:font-size="12pt" style:font-size-asian="12pt"/>
    </style:style>
    <style:style style:name="TableCell2109" style:family="table-cell">
      <style:table-cell-properties fo:border="0.0069in solid #000000" style:writing-mode="lr-tb" fo:padding-top="0in" fo:padding-left="0.075in" fo:padding-bottom="0in" fo:padding-right="0.075in"/>
    </style:style>
    <style:style style:name="T2110" style:parent-style-name="DefaultParagraphFont" style:family="text">
      <style:text-properties style:font-name="Arial" style:font-name-complex="Arial" fo:color="#000000" fo:font-size="12pt" style:font-size-asian="12pt"/>
    </style:style>
    <style:style style:name="TableRow2111" style:family="table-row">
      <style:table-row-properties style:min-row-height="0.0138in"/>
    </style:style>
    <style:style style:name="TableCell2112" style:family="table-cell">
      <style:table-cell-properties fo:border="0.0069in solid #000000" style:writing-mode="lr-tb" fo:padding-top="0in" fo:padding-left="0.075in" fo:padding-bottom="0in" fo:padding-right="0.075in"/>
    </style:style>
    <style:style style:name="T2113" style:parent-style-name="Hyperlink" style:family="text">
      <style:text-properties style:font-name="Arial" style:font-name-complex="Arial" fo:font-size="12pt" style:font-size-asian="12pt"/>
    </style:style>
    <style:style style:name="T2114" style:parent-style-name="DefaultParagraphFont" style:family="text">
      <style:text-properties style:font-name="Arial" style:font-name-complex="Arial" fo:color="#000000" fo:font-size="12pt" style:font-size-asian="12pt"/>
    </style:style>
    <style:style style:name="TableCell2115" style:family="table-cell">
      <style:table-cell-properties fo:border="0.0069in solid #000000" style:writing-mode="lr-tb" fo:padding-top="0in" fo:padding-left="0.075in" fo:padding-bottom="0in" fo:padding-right="0.075in"/>
    </style:style>
    <style:style style:name="T2116" style:parent-style-name="DefaultParagraphFont" style:family="text">
      <style:text-properties style:font-name="Arial" style:font-name-complex="Arial" fo:color="#000000" fo:font-size="12pt" style:font-size-asian="12pt"/>
    </style:style>
    <style:style style:name="TableCell2117" style:family="table-cell">
      <style:table-cell-properties fo:border="0.0069in solid #000000" style:writing-mode="lr-tb" fo:padding-top="0in" fo:padding-left="0.075in" fo:padding-bottom="0in" fo:padding-right="0.075in"/>
    </style:style>
    <style:style style:name="T2118" style:parent-style-name="DefaultParagraphFont" style:family="text">
      <style:text-properties style:font-name="Arial" style:font-name-complex="Arial" fo:color="#000000" fo:font-size="12pt" style:font-size-asian="12pt"/>
    </style:style>
    <style:style style:name="TableRow2119" style:family="table-row">
      <style:table-row-properties style:min-row-height="0.0138in"/>
    </style:style>
    <style:style style:name="TableCell2120" style:family="table-cell">
      <style:table-cell-properties fo:border="0.0069in solid #000000" style:writing-mode="lr-tb" fo:padding-top="0in" fo:padding-left="0.075in" fo:padding-bottom="0in" fo:padding-right="0.075in"/>
    </style:style>
    <style:style style:name="T2121" style:parent-style-name="Hyperlink" style:family="text">
      <style:text-properties style:font-name="Arial" style:font-name-complex="Arial" fo:font-size="12pt" style:font-size-asian="12pt"/>
    </style:style>
    <style:style style:name="TableCell2122" style:family="table-cell">
      <style:table-cell-properties fo:border="0.0069in solid #000000" style:writing-mode="lr-tb" fo:padding-top="0in" fo:padding-left="0.075in" fo:padding-bottom="0in" fo:padding-right="0.075in"/>
    </style:style>
    <style:style style:name="T2123" style:parent-style-name="DefaultParagraphFont" style:family="text">
      <style:text-properties style:font-name="Arial" style:font-name-complex="Arial" fo:color="#000000" fo:font-size="12pt" style:font-size-asian="12pt"/>
    </style:style>
    <style:style style:name="TableCell2124" style:family="table-cell">
      <style:table-cell-properties fo:border="0.0069in solid #000000" style:writing-mode="lr-tb" fo:padding-top="0in" fo:padding-left="0.075in" fo:padding-bottom="0in" fo:padding-right="0.075in"/>
    </style:style>
    <style:style style:name="T2125" style:parent-style-name="DefaultParagraphFont" style:family="text">
      <style:text-properties style:font-name="Arial" style:font-name-complex="Arial" fo:color="#000000" fo:font-size="12pt" style:font-size-asian="12pt"/>
    </style:style>
    <style:style style:name="TableRow2126" style:family="table-row">
      <style:table-row-properties style:min-row-height="0.0138in"/>
    </style:style>
    <style:style style:name="TableCell2127" style:family="table-cell">
      <style:table-cell-properties fo:border="0.0069in solid #000000" style:writing-mode="lr-tb" fo:padding-top="0in" fo:padding-left="0.075in" fo:padding-bottom="0in" fo:padding-right="0.075in"/>
    </style:style>
    <style:style style:name="T2128" style:parent-style-name="Hyperlink" style:family="text">
      <style:text-properties style:font-name="Arial" style:font-name-complex="Arial" fo:font-size="12pt" style:font-size-asian="12pt"/>
    </style:style>
    <style:style style:name="T2129" style:parent-style-name="DefaultParagraphFont" style:family="text">
      <style:text-properties style:font-name="Arial" style:font-name-complex="Arial" fo:color="#000000" fo:font-size="12pt" style:font-size-asian="12pt"/>
    </style:style>
    <style:style style:name="TableCell2130" style:family="table-cell">
      <style:table-cell-properties fo:border="0.0069in solid #000000" style:writing-mode="lr-tb" fo:padding-top="0in" fo:padding-left="0.075in" fo:padding-bottom="0in" fo:padding-right="0.075in"/>
    </style:style>
    <style:style style:name="T2131" style:parent-style-name="DefaultParagraphFont" style:family="text">
      <style:text-properties style:font-name="Arial" style:font-name-complex="Arial" fo:color="#000000" fo:font-size="12pt" style:font-size-asian="12pt"/>
    </style:style>
    <style:style style:name="T2132" style:parent-style-name="DefaultParagraphFont" style:family="text">
      <style:text-properties style:font-name="Arial" style:font-name-complex="Arial" fo:color="#000000" fo:font-size="12pt" style:font-size-asian="12pt"/>
    </style:style>
    <style:style style:name="TableCell2133" style:family="table-cell">
      <style:table-cell-properties fo:border="0.0069in solid #000000" style:writing-mode="lr-tb" fo:padding-top="0in" fo:padding-left="0.075in" fo:padding-bottom="0in" fo:padding-right="0.075in"/>
    </style:style>
    <style:style style:name="T2134" style:parent-style-name="DefaultParagraphFont" style:family="text">
      <style:text-properties style:font-name="Arial" style:font-name-complex="Arial" fo:color="#000000" fo:font-size="12pt" style:font-size-asian="12pt"/>
    </style:style>
    <style:style style:name="TableRow2135" style:family="table-row">
      <style:table-row-properties style:min-row-height="0.0138in"/>
    </style:style>
    <style:style style:name="TableCell2136" style:family="table-cell">
      <style:table-cell-properties fo:border="0.0069in solid #000000" style:writing-mode="lr-tb" fo:padding-top="0in" fo:padding-left="0.075in" fo:padding-bottom="0in" fo:padding-right="0.075in"/>
    </style:style>
    <style:style style:name="T2137" style:parent-style-name="Hyperlink" style:family="text">
      <style:text-properties style:font-name="Arial" style:font-name-complex="Arial" fo:font-size="12pt" style:font-size-asian="12pt"/>
    </style:style>
    <style:style style:name="TableCell2138" style:family="table-cell">
      <style:table-cell-properties fo:border="0.0069in solid #000000" style:writing-mode="lr-tb" fo:padding-top="0in" fo:padding-left="0.075in" fo:padding-bottom="0in" fo:padding-right="0.075in"/>
    </style:style>
    <style:style style:name="T2139" style:parent-style-name="DefaultParagraphFont" style:family="text">
      <style:text-properties style:font-name="Arial" style:font-name-complex="Arial" fo:color="#000000" fo:font-size="12pt" style:font-size-asian="12pt"/>
    </style:style>
    <style:style style:name="T2140" style:parent-style-name="DefaultParagraphFont" style:family="text">
      <style:text-properties style:font-name="Arial" style:font-name-complex="Arial" fo:font-size="12pt" style:font-size-asian="12pt"/>
    </style:style>
    <style:style style:name="T2141" style:parent-style-name="DefaultParagraphFont" style:family="text">
      <style:text-properties style:font-name="Arial" style:font-name-complex="Arial" fo:color="#000000" fo:font-size="12pt" style:font-size-asian="12pt"/>
    </style:style>
    <style:style style:name="TableCell2142" style:family="table-cell">
      <style:table-cell-properties fo:border="0.0069in solid #000000" style:writing-mode="lr-tb" fo:padding-top="0in" fo:padding-left="0.075in" fo:padding-bottom="0in" fo:padding-right="0.075in"/>
    </style:style>
    <style:style style:name="T2143" style:parent-style-name="DefaultParagraphFont" style:family="text">
      <style:text-properties style:font-name="Arial" style:font-name-complex="Arial" fo:color="#000000" fo:font-size="12pt" style:font-size-asian="12pt"/>
    </style:style>
    <style:style style:name="TableRow2144" style:family="table-row">
      <style:table-row-properties style:min-row-height="0.0138in"/>
    </style:style>
    <style:style style:name="TableCell2145" style:family="table-cell">
      <style:table-cell-properties fo:border="0.0069in solid #000000" style:writing-mode="lr-tb" fo:padding-top="0in" fo:padding-left="0.075in" fo:padding-bottom="0in" fo:padding-right="0.075in"/>
    </style:style>
    <style:style style:name="T2146" style:parent-style-name="Hyperlink" style:family="text">
      <style:text-properties style:font-name="Arial" style:font-name-complex="Arial" fo:font-size="12pt" style:font-size-asian="12pt"/>
    </style:style>
    <style:style style:name="T2147" style:parent-style-name="DefaultParagraphFont" style:family="text">
      <style:text-properties style:font-name="Arial" style:font-name-complex="Arial" fo:color="#000000" fo:font-size="12pt" style:font-size-asian="12pt"/>
    </style:style>
    <style:style style:name="TableCell2148" style:family="table-cell">
      <style:table-cell-properties fo:border="0.0069in solid #000000" style:writing-mode="lr-tb" fo:padding-top="0in" fo:padding-left="0.075in" fo:padding-bottom="0in" fo:padding-right="0.075in"/>
    </style:style>
    <style:style style:name="P2149" style:parent-style-name="NoSpacing" style:family="paragraph">
      <style:text-properties style:font-name="Arial" style:font-name-complex="Arial" fo:color="#000000" fo:font-size="12pt" style:font-size-asian="12pt"/>
    </style:style>
    <style:style style:name="P2150" style:parent-style-name="NoSpacing" style:family="paragraph">
      <style:text-properties style:font-name="Arial" style:font-name-complex="Arial" fo:color="#000000"/>
    </style:style>
    <style:style style:name="TableCell2151" style:family="table-cell">
      <style:table-cell-properties fo:border="0.0069in solid #000000" style:writing-mode="lr-tb" fo:padding-top="0in" fo:padding-left="0.075in" fo:padding-bottom="0in" fo:padding-right="0.075in"/>
    </style:style>
    <style:style style:name="T2152" style:parent-style-name="DefaultParagraphFont" style:family="text">
      <style:text-properties style:font-name="Arial" style:font-name-complex="Arial" fo:color="#000000" fo:font-size="12pt" style:font-size-asian="12pt"/>
    </style:style>
    <style:style style:name="TableRow2153" style:family="table-row">
      <style:table-row-properties style:min-row-height="0.0138in"/>
    </style:style>
    <style:style style:name="TableCell2154" style:family="table-cell">
      <style:table-cell-properties fo:border="0.0069in solid #000000" style:writing-mode="lr-tb" fo:padding-top="0in" fo:padding-left="0.075in" fo:padding-bottom="0in" fo:padding-right="0.075in"/>
    </style:style>
    <style:style style:name="T2155" style:parent-style-name="Hyperlink" style:family="text">
      <style:text-properties style:font-name="Arial" style:font-name-complex="Arial" fo:font-size="12pt" style:font-size-asian="12pt"/>
    </style:style>
    <style:style style:name="T2156" style:parent-style-name="DefaultParagraphFont" style:family="text">
      <style:text-properties style:font-name="Arial" style:font-name-complex="Arial" fo:color="#000000" fo:font-size="12pt" style:font-size-asian="12pt"/>
    </style:style>
    <style:style style:name="TableCell2157" style:family="table-cell">
      <style:table-cell-properties fo:border="0.0069in solid #000000" style:writing-mode="lr-tb" fo:padding-top="0in" fo:padding-left="0.075in" fo:padding-bottom="0in" fo:padding-right="0.075in"/>
    </style:style>
    <style:style style:name="P2158" style:parent-style-name="NoSpacing" style:family="paragraph">
      <style:text-properties style:font-name="Arial" style:font-name-complex="Arial" fo:color="#000000" fo:font-size="12pt" style:font-size-asian="12pt"/>
    </style:style>
    <style:style style:name="P2159" style:parent-style-name="NoSpacing" style:family="paragraph">
      <style:text-properties style:font-name="Arial" style:font-name-complex="Arial" fo:color="#000000"/>
    </style:style>
    <style:style style:name="TableCell2160" style:family="table-cell">
      <style:table-cell-properties fo:border="0.0069in solid #000000" style:writing-mode="lr-tb" fo:padding-top="0in" fo:padding-left="0.075in" fo:padding-bottom="0in" fo:padding-right="0.075in"/>
    </style:style>
    <style:style style:name="T2161" style:parent-style-name="DefaultParagraphFont" style:family="text">
      <style:text-properties style:font-name="Arial" style:font-name-complex="Arial" fo:color="#000000" fo:font-size="12pt" style:font-size-asian="12pt"/>
    </style:style>
    <style:style style:name="TableRow2162" style:family="table-row">
      <style:table-row-properties/>
    </style:style>
    <style:style style:name="TableCell2163" style:family="table-cell">
      <style:table-cell-properties fo:border="0.0069in solid #000000" style:writing-mode="lr-tb" fo:padding-top="0in" fo:padding-left="0.075in" fo:padding-bottom="0in" fo:padding-right="0.075in"/>
    </style:style>
    <style:style style:name="T2164" style:parent-style-name="Hyperlink" style:family="text">
      <style:text-properties style:font-name="Arial" style:font-name-complex="Arial" fo:font-size="12pt" style:font-size-asian="12pt"/>
    </style:style>
    <style:style style:name="T2165" style:parent-style-name="DefaultParagraphFont" style:family="text">
      <style:text-properties style:font-name="Arial" style:font-name-complex="Arial" fo:color="#000000" fo:font-size="12pt" style:font-size-asian="12pt"/>
    </style:style>
    <style:style style:name="P2166" style:parent-style-name="NoSpacing" style:family="paragraph">
      <style:text-properties style:font-name="Arial" style:font-name-complex="Arial" fo:color="#000000"/>
    </style:style>
    <style:style style:name="TableCell2167" style:family="table-cell">
      <style:table-cell-properties fo:border="0.0069in solid #000000" style:writing-mode="lr-tb" fo:padding-top="0in" fo:padding-left="0.075in" fo:padding-bottom="0in" fo:padding-right="0.075in"/>
    </style:style>
    <style:style style:name="T2168" style:parent-style-name="DefaultParagraphFont" style:family="text">
      <style:text-properties style:font-name="Arial" style:font-name-complex="Arial" fo:color="#000000" fo:font-size="12pt" style:font-size-asian="12pt"/>
    </style:style>
    <style:style style:name="T2169" style:parent-style-name="DefaultParagraphFont" style:family="text">
      <style:text-properties style:font-name="Arial" style:font-name-complex="Arial" fo:font-size="12pt" style:font-size-asian="12pt"/>
    </style:style>
    <style:style style:name="TableCell2170" style:family="table-cell">
      <style:table-cell-properties fo:border="0.0069in solid #000000" style:writing-mode="lr-tb" fo:padding-top="0in" fo:padding-left="0.075in" fo:padding-bottom="0in" fo:padding-right="0.075in"/>
    </style:style>
    <style:style style:name="T2171" style:parent-style-name="DefaultParagraphFont" style:family="text">
      <style:text-properties style:font-name="Arial" style:font-name-complex="Arial" fo:color="#000000" fo:font-size="12pt" style:font-size-asian="12pt"/>
    </style:style>
    <style:style style:name="TableRow2172" style:family="table-row">
      <style:table-row-properties/>
    </style:style>
    <style:style style:name="TableCell2173" style:family="table-cell">
      <style:table-cell-properties fo:border="0.0069in solid #000000" style:writing-mode="lr-tb" fo:padding-top="0in" fo:padding-left="0.075in" fo:padding-bottom="0in" fo:padding-right="0.075in"/>
    </style:style>
    <style:style style:name="T2174" style:parent-style-name="Hyperlink" style:family="text">
      <style:text-properties style:font-name="Arial" style:font-name-complex="Arial" fo:font-size="12pt" style:font-size-asian="12pt"/>
    </style:style>
    <style:style style:name="T2175" style:parent-style-name="DefaultParagraphFont" style:family="text">
      <style:text-properties style:font-name="Arial" style:font-name-complex="Arial" fo:color="#000000" fo:font-size="12pt" style:font-size-asian="12pt"/>
    </style:style>
    <style:style style:name="TableCell2176" style:family="table-cell">
      <style:table-cell-properties fo:border="0.0069in solid #000000" style:writing-mode="lr-tb" fo:padding-top="0in" fo:padding-left="0.075in" fo:padding-bottom="0in" fo:padding-right="0.075in"/>
    </style:style>
    <style:style style:name="T2177" style:parent-style-name="DefaultParagraphFont" style:family="text">
      <style:text-properties style:font-name="Arial" style:font-name-complex="Arial" fo:color="#000000" fo:font-size="12pt" style:font-size-asian="12pt"/>
    </style:style>
    <style:style style:name="T2178" style:parent-style-name="DefaultParagraphFont" style:family="text">
      <style:text-properties style:font-name="Arial" style:font-name-complex="Arial" fo:font-size="12pt" style:font-size-asian="12pt"/>
    </style:style>
    <style:style style:name="TableCell2179" style:family="table-cell">
      <style:table-cell-properties fo:border="0.0069in solid #000000" style:writing-mode="lr-tb" fo:padding-top="0in" fo:padding-left="0.075in" fo:padding-bottom="0in" fo:padding-right="0.075in"/>
    </style:style>
    <style:style style:name="T2180" style:parent-style-name="DefaultParagraphFont" style:family="text">
      <style:text-properties style:font-name="Arial" style:font-name-complex="Arial" fo:color="#000000" fo:font-size="12pt" style:font-size-asian="12pt"/>
    </style:style>
    <style:style style:name="TableRow2181" style:family="table-row">
      <style:table-row-properties/>
    </style:style>
    <style:style style:name="TableCell2182" style:family="table-cell">
      <style:table-cell-properties fo:border="0.0069in solid #000000" style:writing-mode="lr-tb" fo:padding-top="0in" fo:padding-left="0.075in" fo:padding-bottom="0in" fo:padding-right="0.075in"/>
    </style:style>
    <style:style style:name="T2183" style:parent-style-name="Hyperlink" style:family="text">
      <style:text-properties style:font-name="Arial" style:font-name-complex="Arial" fo:font-size="12pt" style:font-size-asian="12pt"/>
    </style:style>
    <style:style style:name="TableCell2184" style:family="table-cell">
      <style:table-cell-properties fo:border="0.0069in solid #000000" style:writing-mode="lr-tb" fo:padding-top="0in" fo:padding-left="0.075in" fo:padding-bottom="0in" fo:padding-right="0.075in"/>
    </style:style>
    <style:style style:name="T2185" style:parent-style-name="DefaultParagraphFont" style:family="text">
      <style:text-properties style:font-name="Arial" style:font-name-complex="Arial" fo:color="#000000" fo:font-size="12pt" style:font-size-asian="12pt"/>
    </style:style>
    <style:style style:name="TableCell2186" style:family="table-cell">
      <style:table-cell-properties fo:border="0.0069in solid #000000" style:writing-mode="lr-tb" fo:padding-top="0in" fo:padding-left="0.075in" fo:padding-bottom="0in" fo:padding-right="0.075in"/>
    </style:style>
    <style:style style:name="T2187" style:parent-style-name="DefaultParagraphFont" style:family="text">
      <style:text-properties style:font-name="Arial" style:font-name-complex="Arial" fo:color="#000000" fo:font-size="12pt" style:font-size-asian="12pt"/>
    </style:style>
    <style:style style:name="TableRow2188" style:family="table-row">
      <style:table-row-properties/>
    </style:style>
    <style:style style:name="TableCell2189" style:family="table-cell">
      <style:table-cell-properties fo:border="0.0069in solid #000000" style:writing-mode="lr-tb" fo:padding-top="0in" fo:padding-left="0.075in" fo:padding-bottom="0in" fo:padding-right="0.075in"/>
    </style:style>
    <style:style style:name="T2190" style:parent-style-name="Hyperlink" style:family="text">
      <style:text-properties style:font-name="Arial" style:font-name-complex="Arial" fo:font-size="12pt" style:font-size-asian="12pt"/>
    </style:style>
    <style:style style:name="T2191" style:parent-style-name="DefaultParagraphFont" style:family="text">
      <style:text-properties style:font-name="Arial" style:font-name-complex="Arial" fo:color="#000000" fo:font-size="12pt" style:font-size-asian="12pt"/>
    </style:style>
    <style:style style:name="TableCell2192" style:family="table-cell">
      <style:table-cell-properties fo:border="0.0069in solid #000000" style:writing-mode="lr-tb" fo:padding-top="0in" fo:padding-left="0.075in" fo:padding-bottom="0in" fo:padding-right="0.075in"/>
    </style:style>
    <style:style style:name="T2193" style:parent-style-name="DefaultParagraphFont" style:family="text">
      <style:text-properties style:font-name="Arial" style:font-name-complex="Arial" fo:color="#000000" fo:font-size="12pt" style:font-size-asian="12pt"/>
    </style:style>
    <style:style style:name="TableCell2194" style:family="table-cell">
      <style:table-cell-properties fo:border="0.0069in solid #000000" style:writing-mode="lr-tb" fo:padding-top="0in" fo:padding-left="0.075in" fo:padding-bottom="0in" fo:padding-right="0.075in"/>
    </style:style>
    <style:style style:name="T2195" style:parent-style-name="DefaultParagraphFont" style:family="text">
      <style:text-properties style:font-name="Arial" style:font-name-complex="Arial" fo:color="#000000" fo:font-size="12pt" style:font-size-asian="12pt"/>
    </style:style>
    <style:style style:name="TableRow2196" style:family="table-row">
      <style:table-row-properties/>
    </style:style>
    <style:style style:name="TableCell2197" style:family="table-cell">
      <style:table-cell-properties fo:border="0.0069in solid #000000" style:writing-mode="lr-tb" fo:padding-top="0in" fo:padding-left="0.075in" fo:padding-bottom="0in" fo:padding-right="0.075in"/>
    </style:style>
    <style:style style:name="T2198" style:parent-style-name="Hyperlink" style:family="text">
      <style:text-properties style:font-name="Arial" style:font-name-complex="Arial" fo:font-size="12pt" style:font-size-asian="12pt"/>
    </style:style>
    <style:style style:name="T2199" style:parent-style-name="DefaultParagraphFont" style:family="text">
      <style:text-properties style:font-name="Arial" style:font-name-complex="Arial" fo:color="#000000" fo:font-size="12pt" style:font-size-asian="12pt"/>
    </style:style>
    <style:style style:name="TableCell2200" style:family="table-cell">
      <style:table-cell-properties fo:border="0.0069in solid #000000" style:writing-mode="lr-tb" fo:padding-top="0in" fo:padding-left="0.075in" fo:padding-bottom="0in" fo:padding-right="0.075in"/>
    </style:style>
    <style:style style:name="T2201" style:parent-style-name="DefaultParagraphFont" style:family="text">
      <style:text-properties style:font-name="Arial" style:font-name-complex="Arial" fo:color="#000000" fo:font-size="12pt" style:font-size-asian="12pt"/>
    </style:style>
    <style:style style:name="TableCell2202" style:family="table-cell">
      <style:table-cell-properties fo:border="0.0069in solid #000000" style:writing-mode="lr-tb" fo:padding-top="0in" fo:padding-left="0.075in" fo:padding-bottom="0in" fo:padding-right="0.075in"/>
    </style:style>
    <style:style style:name="T2203" style:parent-style-name="DefaultParagraphFont" style:family="text">
      <style:text-properties style:font-name="Arial" style:font-name-complex="Arial" fo:color="#000000" fo:font-size="12pt" style:font-size-asian="12pt"/>
    </style:style>
    <style:style style:name="TableRow2204" style:family="table-row">
      <style:table-row-properties/>
    </style:style>
    <style:style style:name="TableCell2205" style:family="table-cell">
      <style:table-cell-properties fo:border="0.0069in solid #000000" style:writing-mode="lr-tb" fo:padding-top="0in" fo:padding-left="0.075in" fo:padding-bottom="0in" fo:padding-right="0.075in"/>
    </style:style>
    <style:style style:name="T2206" style:parent-style-name="Hyperlink" style:family="text">
      <style:text-properties style:font-name="Arial" style:font-name-complex="Arial" fo:font-size="12pt" style:font-size-asian="12pt"/>
    </style:style>
    <style:style style:name="T2207" style:parent-style-name="Hyperlink" style:family="text">
      <style:text-properties fo:font-size="12pt" style:font-size-asian="12pt"/>
    </style:style>
    <style:style style:name="TableCell2208" style:family="table-cell">
      <style:table-cell-properties fo:border="0.0069in solid #000000" style:writing-mode="lr-tb" fo:padding-top="0in" fo:padding-left="0.075in" fo:padding-bottom="0in" fo:padding-right="0.075in"/>
    </style:style>
    <style:style style:name="T2209" style:parent-style-name="DefaultParagraphFont" style:family="text">
      <style:text-properties style:font-name="Arial" style:font-name-complex="Arial" fo:color="#000000" fo:font-size="12pt" style:font-size-asian="12pt"/>
    </style:style>
    <style:style style:name="TableCell2210" style:family="table-cell">
      <style:table-cell-properties fo:border="0.0069in solid #000000" style:writing-mode="lr-tb" fo:padding-top="0in" fo:padding-left="0.075in" fo:padding-bottom="0in" fo:padding-right="0.075in"/>
    </style:style>
    <style:style style:name="T2211" style:parent-style-name="DefaultParagraphFont" style:family="text">
      <style:text-properties style:font-name="Arial" style:font-name-complex="Arial" fo:font-size="12pt" style:font-size-asian="12pt"/>
    </style:style>
    <style:style style:name="TableRow2212" style:family="table-row">
      <style:table-row-properties/>
    </style:style>
    <style:style style:name="TableCell2213" style:family="table-cell">
      <style:table-cell-properties fo:border="0.0069in solid #000000" style:writing-mode="lr-tb" fo:padding-top="0in" fo:padding-left="0.075in" fo:padding-bottom="0in" fo:padding-right="0.075in"/>
    </style:style>
    <style:style style:name="T2214" style:parent-style-name="Hyperlink" style:family="text">
      <style:text-properties style:font-name="Arial" style:font-name-complex="Arial" fo:font-size="12pt" style:font-size-asian="12pt"/>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 style:family="paragraph">
      <style:paragraph-properties fo:margin-top="0.0694in" fo:margin-bottom="0.0694in" fo:line-height="100%" fo:background-color="#FFFFFF"/>
    </style:style>
    <style:style style:name="T2217" style:parent-style-name="DefaultParagraphFont" style:family="text">
      <style:text-properties style:font-name="Arial" style:font-name-complex="Arial" fo:color="#000000" fo:font-size="12pt" style:font-size-asian="12pt"/>
    </style:style>
    <style:style style:name="TableCell2218" style:family="table-cell">
      <style:table-cell-properties fo:border="0.0069in solid #000000" style:writing-mode="lr-tb" fo:padding-top="0in" fo:padding-left="0.075in" fo:padding-bottom="0in" fo:padding-right="0.075in"/>
    </style:style>
    <style:style style:name="T2219" style:parent-style-name="DefaultParagraphFont" style:family="text">
      <style:text-properties style:font-name="Arial" style:font-name-complex="Arial" fo:font-size="12pt" style:font-size-asian="12pt"/>
    </style:style>
    <style:style style:name="TableRow2220" style:family="table-row">
      <style:table-row-properties/>
    </style:style>
    <style:style style:name="TableCell2221" style:family="table-cell">
      <style:table-cell-properties fo:border="0.0069in solid #000000" style:writing-mode="lr-tb" fo:padding-top="0in" fo:padding-left="0.075in" fo:padding-bottom="0in" fo:padding-right="0.075in"/>
    </style:style>
    <style:style style:name="T2222" style:parent-style-name="Hyperlink" style:family="text">
      <style:text-properties style:font-name="Arial" style:font-name-complex="Arial" fo:font-size="12pt" style:font-size-asian="12pt"/>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l" style:family="paragraph">
      <style:paragraph-properties fo:margin-top="0.0694in" fo:margin-bottom="0.0694in" fo:line-height="100%" fo:background-color="#FFFFFF"/>
      <style:text-properties style:font-name="Arial" style:font-name-complex="Arial" fo:color="#000000" fo:font-size="12pt" style:font-size-asian="12pt"/>
    </style:style>
    <style:style style:name="P2225" style:parent-style-name="NoSpacing" style:family="paragraph">
      <style:text-properties style:font-name="Arial" style:font-name-complex="Arial" fo:color="#000000"/>
    </style:style>
    <style:style style:name="TableCell2226" style:family="table-cell">
      <style:table-cell-properties fo:border="0.0069in solid #000000" style:writing-mode="lr-tb" fo:padding-top="0in" fo:padding-left="0.075in" fo:padding-bottom="0in" fo:padding-right="0.075in"/>
    </style:style>
    <style:style style:name="T2227" style:parent-style-name="DefaultParagraphFont" style:family="text">
      <style:text-properties style:font-name="Arial" style:font-name-complex="Arial" fo:font-size="12pt" style:font-size-asian="12pt"/>
    </style:style>
    <style:style style:name="TableRow2228" style:family="table-row">
      <style:table-row-properties/>
    </style:style>
    <style:style style:name="TableCell2229" style:family="table-cell">
      <style:table-cell-properties fo:border="0.0069in solid #000000" style:writing-mode="lr-tb" fo:padding-top="0in" fo:padding-left="0.075in" fo:padding-bottom="0in" fo:padding-right="0.075in"/>
    </style:style>
    <style:style style:name="T2230" style:parent-style-name="Hyperlink" style:family="text">
      <style:text-properties style:font-name="Arial" style:font-name-complex="Arial" fo:font-size="12pt" style:font-size-asian="12pt"/>
    </style:style>
    <style:style style:name="TableCell2231" style:family="table-cell">
      <style:table-cell-properties fo:border="0.0069in solid #000000" style:writing-mode="lr-tb" fo:padding-top="0in" fo:padding-left="0.075in" fo:padding-bottom="0in" fo:padding-right="0.075in"/>
    </style:style>
    <style:style style:name="T2232" style:parent-style-name="DefaultParagraphFont" style:family="text">
      <style:text-properties style:font-name="Arial" style:font-name-complex="Arial" fo:color="#000000" fo:font-size="12pt" style:font-size-asian="12pt"/>
    </style:style>
    <style:style style:name="TableCell2233" style:family="table-cell">
      <style:table-cell-properties fo:border="0.0069in solid #000000" style:writing-mode="lr-tb" fo:padding-top="0in" fo:padding-left="0.075in" fo:padding-bottom="0in" fo:padding-right="0.075in"/>
    </style:style>
    <style:style style:name="T2234" style:parent-style-name="DefaultParagraphFont" style:family="text">
      <style:text-properties style:font-name="Arial" style:font-name-complex="Arial" fo:font-size="12pt" style:font-size-asian="12pt"/>
    </style:style>
    <style:style style:name="TableRow2235" style:family="table-row">
      <style:table-row-properties/>
    </style:style>
    <style:style style:name="TableCell2236" style:family="table-cell">
      <style:table-cell-properties fo:border="0.0069in solid #000000" style:writing-mode="lr-tb" fo:padding-top="0in" fo:padding-left="0.075in" fo:padding-bottom="0in" fo:padding-right="0.075in"/>
    </style:style>
    <style:style style:name="T2237" style:parent-style-name="Hyperlink" style:family="text">
      <style:text-properties style:font-name="Arial" style:font-name-complex="Arial" fo:font-size="12pt" style:font-size-asian="12pt"/>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paragraph-properties fo:margin-top="0.0694in" fo:margin-bottom="0.0694in" fo:line-height="100%" fo:background-color="#FFFFFF"/>
      <style:text-properties style:font-name="Arial" style:font-name-complex="Arial" fo:color="#000000" fo:font-size="12pt" style:font-size-asian="12pt"/>
    </style:style>
    <style:style style:name="P2240" style:parent-style-name="NoSpacing" style:family="paragraph">
      <style:text-properties style:font-name="Arial" style:font-name-complex="Arial" fo:color="#000000"/>
    </style:style>
    <style:style style:name="TableCell2241" style:family="table-cell">
      <style:table-cell-properties fo:border="0.0069in solid #000000" style:writing-mode="lr-tb" fo:padding-top="0in" fo:padding-left="0.075in" fo:padding-bottom="0in" fo:padding-right="0.075in"/>
    </style:style>
    <style:style style:name="T2242" style:parent-style-name="DefaultParagraphFont" style:family="text">
      <style:text-properties style:font-name="Arial" style:font-name-complex="Arial" fo:font-size="12pt" style:font-size-asian="12pt"/>
    </style:style>
    <style:style style:name="TableRow2243" style:family="table-row">
      <style:table-row-properties/>
    </style:style>
    <style:style style:name="TableCell2244" style:family="table-cell">
      <style:table-cell-properties fo:border="0.0069in solid #000000" style:writing-mode="lr-tb" fo:padding-top="0in" fo:padding-left="0.075in" fo:padding-bottom="0in" fo:padding-right="0.075in"/>
    </style:style>
    <style:style style:name="T2245" style:parent-style-name="Hyperlink" style:family="text">
      <style:text-properties style:font-name="Arial" style:font-name-complex="Arial" fo:font-size="12pt" style:font-size-asian="12pt"/>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 style:family="paragraph">
      <style:paragraph-properties fo:margin-top="0.0694in" fo:margin-bottom="0.0694in" fo:line-height="100%" fo:background-color="#FFFFFF"/>
    </style:style>
    <style:style style:name="T2248" style:parent-style-name="DefaultParagraphFont" style:family="text">
      <style:text-properties style:font-name="Arial" style:font-name-complex="Arial" fo:color="#000000" fo:font-size="12pt" style:font-size-asian="12pt"/>
    </style:style>
    <style:style style:name="TableCell2249" style:family="table-cell">
      <style:table-cell-properties fo:border="0.0069in solid #000000" style:writing-mode="lr-tb" fo:padding-top="0in" fo:padding-left="0.075in" fo:padding-bottom="0in" fo:padding-right="0.075in"/>
    </style:style>
    <style:style style:name="T2250" style:parent-style-name="DefaultParagraphFont" style:family="text">
      <style:text-properties style:font-name="Arial" style:font-name-complex="Arial" fo:font-size="12pt" style:font-size-asian="12pt"/>
    </style:style>
    <style:style style:name="TableRow2251" style:family="table-row">
      <style:table-row-properties/>
    </style:style>
    <style:style style:name="TableCell2252" style:family="table-cell">
      <style:table-cell-properties fo:border="0.0069in solid #000000" style:writing-mode="lr-tb" fo:padding-top="0in" fo:padding-left="0.075in" fo:padding-bottom="0in" fo:padding-right="0.075in"/>
    </style:style>
    <style:style style:name="T2253" style:parent-style-name="Hyperlink" style:family="text">
      <style:text-properties style:font-name="Arial" style:font-name-complex="Arial" fo:font-size="12pt" style:font-size-asian="12pt"/>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 style:family="paragraph">
      <style:paragraph-properties fo:margin-top="0.0694in" fo:margin-bottom="0.0694in" fo:line-height="100%" fo:background-color="#FFFFFF"/>
    </style:style>
    <style:style style:name="T2256" style:parent-style-name="DefaultParagraphFont" style:family="text">
      <style:text-properties style:font-name="Arial" style:font-name-complex="Arial" fo:color="#000000" fo:font-size="12pt" style:font-size-asian="12pt"/>
    </style:style>
    <style:style style:name="TableCell2257" style:family="table-cell">
      <style:table-cell-properties fo:border="0.0069in solid #000000" style:writing-mode="lr-tb" fo:padding-top="0in" fo:padding-left="0.075in" fo:padding-bottom="0in" fo:padding-right="0.075in"/>
    </style:style>
    <style:style style:name="P2258" style:parent-style-name="NoSpacing" style:family="paragraph">
      <style:text-properties style:font-name="Arial" style:font-name-complex="Arial" fo:font-size="12pt" style:font-size-asian="12pt"/>
    </style:style>
    <style:style style:name="T2259" style:parent-style-name="DefaultParagraphFont" style:family="text">
      <style:text-properties style:font-name="Arial" style:font-name-complex="Arial" fo:font-weight="bold" style:font-weight-asian="bold" style:font-weight-complex="bold" fo:font-size="12pt" style:font-size-asian="12pt"/>
    </style:style>
    <style:style style:name="T2260" style:parent-style-name="DefaultParagraphFont" style:family="text">
      <style:text-properties style:font-name="Arial" style:font-name-complex="Arial" fo:font-style="italic" style:font-style-asian="italic" style:font-style-complex="italic" fo:font-size="12pt" style:font-size-asian="12pt"/>
    </style:style>
    <style:style style:name="T2261" style:parent-style-name="DefaultParagraphFont" style:family="text">
      <style:text-properties style:font-name="Arial" style:font-name-complex="Arial" fo:font-size="12pt" style:font-size-asian="12pt"/>
    </style:style>
    <style:style style:name="T2262" style:parent-style-name="DefaultParagraphFont" style:family="text">
      <style:text-properties style:font-name="Arial" style:font-name-complex="Arial" fo:font-weight="bold" style:font-weight-asian="bold" style:font-weight-complex="bold" fo:font-size="12pt" style:font-size-asian="12pt"/>
    </style:style>
    <style:style style:name="P226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64" style:parent-style-name="Normal" style:family="paragraph">
      <style:text-properties style:font-name="Arial" style:font-name-complex="Arial" fo:font-size="12pt" style:font-size-asian="12pt"/>
    </style:style>
    <style:style style:name="P2265" style:parent-style-name="Normal" style:family="paragraph">
      <style:text-properties style:font-name="Arial" style:font-name-complex="Arial" fo:font-size="12pt" style:font-size-asian="12pt"/>
    </style:style>
    <style:style style:name="P2266" style:parent-style-name="Normal" style:family="paragraph">
      <style:text-properties style:font-name="Arial" style:font-name-complex="Arial" fo:font-size="12pt" style:font-size-asian="12pt"/>
    </style:style>
    <style:style style:name="P2267" style:parent-style-name="Normal" style:family="paragraph">
      <style:text-properties style:font-name="Arial" style:font-name-complex="Arial" fo:font-size="12pt" style:font-size-asian="12pt"/>
    </style:style>
    <style:style style:name="P2268" style:parent-style-name="Normal" style:family="paragraph">
      <style:text-properties style:font-name="Arial" style:font-name-complex="Arial" fo:font-size="12pt" style:font-size-asian="12pt"/>
    </style:style>
    <style:style style:name="P2269" style:parent-style-name="Normal" style:family="paragraph">
      <style:text-properties style:font-name="Arial" style:font-name-complex="Arial" fo:font-size="12pt" style:font-size-asian="12pt"/>
    </style:style>
    <style:style style:name="P2270" style:parent-style-name="Normal" style:family="paragraph">
      <style:text-properties style:font-name="Arial" style:font-name-complex="Arial" fo:font-size="12pt" style:font-size-asian="12pt"/>
    </style:style>
    <style:style style:name="T2271" style:parent-style-name="DefaultParagraphFon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72" style:parent-style-name="DefaultParagraphFon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273" style:parent-style-name="Normal" style:family="paragraph">
      <style:text-properties style:font-name="Arial" style:font-name-complex="Arial" fo:font-size="12pt" style:font-size-asian="12pt"/>
    </style:style>
    <style:style style:name="P2274" style:parent-style-name="Normal" style:family="paragraph">
      <style:text-properties style:font-name="Arial" style:font-name-complex="Arial" fo:font-size="12pt" style:font-size-asian="12pt"/>
    </style:style>
    <style:style style:name="P2275" style:parent-style-name="Normal" style:family="paragraph">
      <style:text-properties style:font-name="Arial" style:font-name-complex="Arial" fo:font-size="12pt" style:font-size-asian="12pt"/>
    </style:style>
    <style:style style:name="P2276" style:parent-style-name="Normal" style:family="paragraph">
      <style:text-properties style:font-name="Arial" style:font-name-complex="Arial" fo:font-size="12pt" style:font-size-asian="12pt"/>
    </style:style>
    <style:style style:name="P2277" style:parent-style-name="Normal" style:family="paragraph">
      <style:text-properties style:font-name="Arial" style:font-name-complex="Arial" fo:font-style="italic" style:font-style-asian="italic" style:font-style-complex="italic" fo:font-size="12pt" style:font-size-asian="12pt"/>
    </style:style>
    <style:style style:name="P227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79" style:parent-style-name="Normal" style:family="paragraph">
      <style:text-properties style:font-name="Arial" style:font-name-complex="Arial" fo:font-size="12pt" style:font-size-asian="12pt"/>
    </style:style>
    <style:style style:name="P2280" style:parent-style-name="Normal" style:family="paragraph">
      <style:text-properties style:font-name="Arial" style:font-name-complex="Arial" fo:font-size="12pt" style:font-size-asian="12pt"/>
    </style:style>
    <style:style style:name="P2281" style:parent-style-name="Normal" style:family="paragraph">
      <style:text-properties style:font-name="Arial" style:font-name-complex="Arial" fo:font-size="12pt" style:font-size-asian="12pt"/>
    </style:style>
    <style:style style:name="P2282" style:parent-style-name="Normal" style:family="paragraph">
      <style:text-properties style:font-name="Arial" style:font-name-complex="Arial" fo:font-size="12pt" style:font-size-asian="12pt"/>
    </style:style>
    <style:style style:name="P2283" style:parent-style-name="Normal" style:family="paragraph">
      <style:text-properties style:font-name="Arial" style:font-name-complex="Arial" fo:font-size="12pt" style:font-size-asian="12pt"/>
    </style:style>
    <style:style style:name="P2284" style:parent-style-name="Normal" style:family="paragraph">
      <style:text-properties style:font-name="Arial" style:font-name-complex="Arial" fo:font-size="12pt" style:font-size-asian="12pt"/>
    </style:style>
    <style:style style:name="T2285" style:parent-style-name="DefaultParagraphFont" style:family="text">
      <style:text-properties style:font-name="Arial" style:font-name-complex="Arial" fo:font-size="12pt" style:font-size-asian="12pt"/>
    </style:style>
    <style:style style:name="T2286" style:parent-style-name="Hyperlink" style:family="text">
      <style:text-properties style:font-name="Arial" style:font-name-complex="Arial" fo:font-size="12pt" style:font-size-asian="12pt"/>
    </style:style>
    <style:style style:name="T2287" style:parent-style-name="DefaultParagraphFont" style:family="text">
      <style:text-properties style:font-name="Arial" style:font-name-complex="Arial" fo:font-size="12pt" style:font-size-asian="12pt"/>
    </style:style>
    <style:style style:name="T2288" style:parent-style-name="DefaultParagraphFont" style:family="text">
      <style:text-properties style:font-name="Arial" style:font-name-complex="Arial" fo:font-size="12pt" style:font-size-asian="12pt"/>
    </style:style>
    <style:style style:name="T2289" style:parent-style-name="DefaultParagraphFont" style:family="text">
      <style:text-properties style:font-name="Arial" style:font-name-complex="Arial" fo:font-size="12pt" style:font-size-asian="12pt"/>
    </style:style>
    <style:style style:name="T2290" style:parent-style-name="DefaultParagraphFont" style:family="text">
      <style:text-properties style:font-name="Arial" style:font-name-complex="Arial" fo:font-size="12pt" style:font-size-asian="12pt"/>
    </style:style>
    <style:style style:name="T2291" style:parent-style-name="DefaultParagraphFon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92" style:parent-style-name="DefaultParagraphFon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93" style:parent-style-name="DefaultParagraphFont" style:family="text">
      <style:text-properties style:font-name="Arial" style:font-name-complex="Arial" fo:font-size="12pt" style:font-size-asian="12pt"/>
    </style:style>
    <style:style style:name="T2294" style:parent-style-name="DefaultParagraphFont" style:family="text">
      <style:text-properties style:font-name="Arial" style:font-name-complex="Arial" fo:font-weight="bold" style:font-weight-asian="bold" style:font-weight-complex="bold" fo:font-size="12pt" style:font-size-asian="12pt"/>
    </style:style>
    <style:style style:name="T2295" style:parent-style-name="DefaultParagraphFont" style:family="text">
      <style:text-properties style:font-name="Arial" style:font-name-complex="Arial" fo:font-weight="bold" style:font-weight-asian="bold" style:font-weight-complex="bold" fo:font-size="12pt" style:font-size-asian="12pt"/>
    </style:style>
    <style:style style:name="T2296" style:parent-style-name="DefaultParagraphFont" style:family="text">
      <style:text-properties style:font-name="Arial" style:font-name-complex="Arial" fo:font-weight="bold" style:font-weight-asian="bold" style:font-weight-complex="bold" fo:font-size="12pt" style:font-size-asian="12pt"/>
    </style:style>
    <style:style style:name="T2297" style:parent-style-name="DefaultParagraphFont" style:family="text">
      <style:text-properties style:font-name="Arial" style:font-name-complex="Arial" fo:font-weight="bold" style:font-weight-asian="bold" style:font-weight-complex="bold" fo:font-size="12pt" style:font-size-asian="12pt"/>
    </style:style>
    <style:style style:name="T2298" style:parent-style-name="DefaultParagraphFont" style:family="text">
      <style:text-properties style:font-name="Arial" style:font-name-complex="Arial" fo:font-weight="bold" style:font-weight-asian="bold" style:font-weight-complex="bold" fo:font-size="12pt" style:font-size-asian="12pt"/>
    </style:style>
    <style:style style:name="T2299" style:parent-style-name="DefaultParagraphFont" style:family="text">
      <style:text-properties style:font-name="Arial" style:font-name-complex="Arial" fo:font-weight="bold" style:font-weight-asian="bold" style:font-weight-complex="bold" fo:font-size="12pt" style:font-size-asian="12pt"/>
    </style:style>
    <style:style style:name="P2300" style:parent-style-name="Normal" style:family="paragraph">
      <style:text-properties style:font-name="Arial" style:font-name-complex="Arial" fo:font-size="12pt" style:font-size-asian="12pt"/>
    </style:style>
    <style:style style:name="P2301" style:parent-style-name="Normal" style:family="paragraph">
      <style:text-properties style:font-name="Arial" style:font-name-complex="Arial" fo:font-size="12pt" style:font-size-asian="12pt"/>
    </style:style>
    <style:style style:name="P2302" style:parent-style-name="Normal" style:family="paragraph">
      <style:text-properties style:font-name="Arial" style:font-name-complex="Arial" fo:font-size="12pt" style:font-size-asian="12pt"/>
    </style:style>
    <style:style style:name="T2303" style:parent-style-name="DefaultParagraphFont" style:family="text">
      <style:text-properties style:font-name="Arial" style:font-name-complex="Arial" fo:font-size="12pt" style:font-size-asian="12pt"/>
    </style:style>
    <style:style style:name="T230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style>
    <style:style style:name="P2305" style:parent-style-name="Normal" style:family="paragraph">
      <style:text-properties style:font-name="Arial" style:font-name-complex="Arial" fo:font-size="12pt" style:font-size-asian="12pt"/>
    </style:style>
    <style:style style:name="P2306" style:parent-style-name="Normal" style:family="paragraph">
      <style:text-properties style:font-name="Arial" style:font-name-complex="Arial" fo:font-size="12pt" style:font-size-asian="12pt"/>
    </style:style>
    <style:style style:name="P2307" style:parent-style-name="Normal" style:family="paragraph">
      <style:text-properties style:font-name="Arial" style:font-name-complex="Arial" fo:font-size="12pt" style:font-size-asian="12pt"/>
    </style:style>
    <style:style style:name="T2308" style:parent-style-name="DefaultParagraphFont" style:family="text">
      <style:text-properties style:font-name="Arial" style:font-name-complex="Arial" fo:font-size="12pt" style:font-size-asian="12pt"/>
    </style:style>
    <style:style style:name="T230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style>
    <style:style style:name="T2310" style:parent-style-name="DefaultParagraphFont" style:family="text">
      <style:text-properties style:font-name="Arial" style:font-name-complex="Arial" fo:font-size="12pt" style:font-size-asian="12pt"/>
    </style:style>
    <style:style style:name="T2311" style:parent-style-name="DefaultParagraphFont" style:family="text">
      <style:text-properties style:font-name="Arial" style:font-name-complex="Arial" fo:font-size="12pt" style:font-size-asian="12pt"/>
    </style:style>
    <style:style style:name="T2312" style:parent-style-name="DefaultParagraphFont" style:family="text">
      <style:text-properties style:font-name="Arial" style:font-name-complex="Arial" fo:font-size="12pt" style:font-size-asian="12pt"/>
    </style:style>
    <style:style style:name="T2313" style:parent-style-name="DefaultParagraphFont" style:family="text">
      <style:text-properties style:font-name="Arial" style:font-name-complex="Arial" fo:font-size="12pt" style:font-size-asian="12pt"/>
    </style:style>
    <style:style style:name="P2314" style:parent-style-name="Normal" style:family="paragraph">
      <style:text-properties style:font-name="Arial" style:font-name-complex="Arial" fo:font-size="12pt" style:font-size-asian="12pt"/>
    </style:style>
    <style:style style:name="P2315" style:parent-style-name="Normal" style:family="paragraph">
      <style:text-properties style:font-name="Arial" style:font-name-complex="Arial" fo:font-size="12pt" style:font-size-asian="12pt"/>
    </style:style>
    <style:style style:name="P2316" style:parent-style-name="Normal" style:family="paragraph">
      <style:text-properties style:font-name="Arial" style:font-name-complex="Arial" fo:font-size="12pt" style:font-size-asian="12pt"/>
    </style:style>
    <style:style style:name="T2317" style:parent-style-name="DefaultParagraphFont" style:family="text">
      <style:text-properties style:font-name="Arial" style:font-name-complex="Arial" fo:font-size="12pt" style:font-size-asian="12pt"/>
    </style:style>
    <style:style style:name="T2318"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style>
    <style:style style:name="T2319" style:parent-style-name="DefaultParagraphFont" style:family="text">
      <style:text-properties style:font-name="Arial" style:font-name-complex="Arial" fo:font-size="12pt" style:font-size-asian="12pt"/>
    </style:style>
    <style:style style:name="P232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21" style:parent-style-name="Normal" style:family="paragraph">
      <style:text-properties style:font-name="Arial" style:font-name-complex="Arial" fo:font-size="12pt" style:font-size-asian="12pt"/>
    </style:style>
    <style:style style:name="P2322" style:parent-style-name="Normal" style:family="paragraph">
      <style:text-properties style:font-name="Arial" style:font-name-complex="Arial" fo:font-size="12pt" style:font-size-asian="12pt"/>
    </style:style>
    <style:style style:name="P2323" style:parent-style-name="Normal" style:family="paragraph">
      <style:text-properties style:font-name="Arial" style:font-name-complex="Arial" fo:font-size="12pt" style:font-size-asian="12pt"/>
    </style:style>
    <style:style style:name="P2324" style:parent-style-name="Normal" style:family="paragraph">
      <style:text-properties style:font-name="Arial" style:font-name-complex="Arial" fo:font-weight="bold" style:font-weight-asian="bold" style:font-weight-complex="bold" fo:font-size="12pt" style:font-size-asian="12pt"/>
    </style:style>
    <style:style style:name="TableColumn2326" style:family="table-column">
      <style:table-column-properties style:column-width="0.8375in"/>
    </style:style>
    <style:style style:name="TableColumn2327" style:family="table-column">
      <style:table-column-properties style:column-width="0.7166in"/>
    </style:style>
    <style:style style:name="TableColumn2328" style:family="table-column">
      <style:table-column-properties style:column-width="0.8076in"/>
    </style:style>
    <style:style style:name="TableColumn2329" style:family="table-column">
      <style:table-column-properties style:column-width="0.7347in"/>
    </style:style>
    <style:style style:name="TableColumn2330" style:family="table-column">
      <style:table-column-properties style:column-width="1.1277in"/>
    </style:style>
    <style:style style:name="TableColumn2331" style:family="table-column">
      <style:table-column-properties style:column-width="0.9722in"/>
    </style:style>
    <style:style style:name="TableColumn2332" style:family="table-column">
      <style:table-column-properties style:column-width="0.9722in"/>
    </style:style>
    <style:style style:name="TableColumn2333" style:family="table-column">
      <style:table-column-properties style:column-width="1.1097in"/>
    </style:style>
    <style:style style:name="TableColumn2334" style:family="table-column">
      <style:table-column-properties style:column-width="1.2097in"/>
    </style:style>
    <style:style style:name="TableColumn2335" style:family="table-column">
      <style:table-column-properties style:column-width="0.8048in"/>
    </style:style>
    <style:style style:name="TableColumn2336" style:family="table-column">
      <style:table-column-properties style:column-width="0.8194in"/>
    </style:style>
    <style:style style:name="Table2325" style:family="table">
      <style:table-properties style:width="9.8277in" fo:margin-left="0in" table:align="left"/>
    </style:style>
    <style:style style:name="TableRow2337" style:family="table-row">
      <style:table-row-properties style:min-row-height="0.7194in"/>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42" style:family="table-cell">
      <style:table-cell-properties fo:border="0.0069in solid #000000" style:writing-mode="lr-tb" fo:padding-top="0in" fo:padding-left="0.075in" fo:padding-bottom="0in" fo:padding-right="0.075in"/>
    </style:style>
    <style:style style:name="P234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44" style:family="table-cell">
      <style:table-cell-properties fo:border="0.0069in solid #000000" style:writing-mode="lr-tb" fo:padding-top="0in" fo:padding-left="0.075in" fo:padding-bottom="0in" fo:padding-right="0.075in"/>
    </style:style>
    <style:style style:name="P2345"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46" style:family="table-cell">
      <style:table-cell-properties fo:border="0.0069in solid #000000" style:writing-mode="lr-tb" fo:padding-top="0in" fo:padding-left="0.075in" fo:padding-bottom="0in" fo:padding-right="0.075in"/>
    </style:style>
    <style:style style:name="P2347"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50" style:family="table-cell">
      <style:table-cell-properties fo:border="0.0069in solid #000000" style:writing-mode="lr-tb" fo:padding-top="0in" fo:padding-left="0.075in" fo:padding-bottom="0in" fo:padding-right="0.075in"/>
    </style:style>
    <style:style style:name="P2351"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52" style:family="table-cell">
      <style:table-cell-properties fo:border="0.0069in solid #000000" style:writing-mode="lr-tb" fo:padding-top="0in" fo:padding-left="0.075in" fo:padding-bottom="0in" fo:padding-right="0.075in"/>
    </style:style>
    <style:style style:name="P235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Row2360" style:family="table-row">
      <style:table-row-properties style:min-row-height="0.7305in"/>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margin-bottom="0in" fo:line-height="100%"/>
    </style:style>
    <style:style style:name="T2363" style:parent-style-name="DefaultParagraphFont" style:family="text">
      <style:text-properties style:font-name="Arial" style:font-name-complex="Arial" fo:font-size="12pt" style:font-size-asian="12pt"/>
    </style:style>
    <style:style style:name="TableCell2364" style:family="table-cell">
      <style:table-cell-properties fo:border="0.0069in solid #000000" style:writing-mode="lr-tb" fo:padding-top="0in" fo:padding-left="0.075in" fo:padding-bottom="0in" fo:padding-right="0.075in"/>
    </style:style>
    <style:style style:name="P2365" style:parent-style-name="Normal" style:family="paragraph">
      <style:paragraph-properties fo:margin-bottom="0in" fo:line-height="100%"/>
    </style:style>
    <style:style style:name="T2366" style:parent-style-name="DefaultParagraphFont" style:family="text">
      <style:text-properties style:font-name="Arial" style:font-name-complex="Arial" fo:font-size="12pt" style:font-size-asian="12pt"/>
    </style:style>
    <style:style style:name="TableCell2367" style:family="table-cell">
      <style:table-cell-properties fo:border="0.0069in solid #000000" style:writing-mode="lr-tb" fo:padding-top="0in" fo:padding-left="0.075in" fo:padding-bottom="0in" fo:padding-right="0.075in"/>
    </style:style>
    <style:style style:name="P2368" style:parent-style-name="Normal" style:family="paragraph">
      <style:paragraph-properties fo:margin-bottom="0in" fo:line-height="100%"/>
    </style:style>
    <style:style style:name="T2369" style:parent-style-name="DefaultParagraphFont" style:family="text">
      <style:text-properties style:font-name="Arial" style:font-name-complex="Arial" fo:font-size="12pt" style:font-size-asian="12pt"/>
    </style:style>
    <style:style style:name="TableCell2370" style:family="table-cell">
      <style:table-cell-properties fo:border="0.0069in solid #000000" style:writing-mode="lr-tb" fo:padding-top="0in" fo:padding-left="0.075in" fo:padding-bottom="0in" fo:padding-right="0.075in"/>
    </style:style>
    <style:style style:name="P2371" style:parent-style-name="Normal" style:family="paragraph">
      <style:paragraph-properties fo:margin-bottom="0in" fo:line-height="100%"/>
    </style:style>
    <style:style style:name="T2372" style:parent-style-name="DefaultParagraphFont" style:family="text">
      <style:text-properties style:font-name="Arial" style:font-name-complex="Arial" fo:font-size="12pt" style:font-size-asian="12pt"/>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 style:family="paragraph">
      <style:paragraph-properties fo:margin-bottom="0in" fo:line-height="100%"/>
    </style:style>
    <style:style style:name="T2375" style:parent-style-name="DefaultParagraphFont" style:family="text">
      <style:text-properties style:font-name="Arial" style:font-name-complex="Arial" fo:font-size="12pt" style:font-size-asian="12pt"/>
    </style:style>
    <style:style style:name="TableCell2376" style:family="table-cell">
      <style:table-cell-properties fo:border="0.0069in solid #000000" style:writing-mode="lr-tb" fo:padding-top="0in" fo:padding-left="0.075in" fo:padding-bottom="0in" fo:padding-right="0.075in"/>
    </style:style>
    <style:style style:name="P2377" style:parent-style-name="Normal" style:family="paragraph">
      <style:paragraph-properties fo:margin-bottom="0in" fo:line-height="100%"/>
    </style:style>
    <style:style style:name="T2378" style:parent-style-name="DefaultParagraphFont" style:family="text">
      <style:text-properties style:font-name="Arial" style:font-name-complex="Arial" fo:font-size="12pt" style:font-size-asian="12pt"/>
    </style:style>
    <style:style style:name="TableCell2379" style:family="table-cell">
      <style:table-cell-properties fo:border="0.0069in solid #000000" style:writing-mode="lr-tb" fo:padding-top="0in" fo:padding-left="0.075in" fo:padding-bottom="0in" fo:padding-right="0.075in"/>
    </style:style>
    <style:style style:name="P2380" style:parent-style-name="Normal" style:family="paragraph">
      <style:paragraph-properties fo:margin-bottom="0in" fo:line-height="100%"/>
    </style:style>
    <style:style style:name="T2381" style:parent-style-name="DefaultParagraphFont" style:family="text">
      <style:text-properties style:font-name="Arial" style:font-name-complex="Arial" fo:font-size="12pt" style:font-size-asian="12pt"/>
    </style:style>
    <style:style style:name="TableCell2382" style:family="table-cell">
      <style:table-cell-properties fo:border="0.0069in solid #000000" style:writing-mode="lr-tb" fo:padding-top="0in" fo:padding-left="0.075in" fo:padding-bottom="0in" fo:padding-right="0.075in"/>
    </style:style>
    <style:style style:name="P2383" style:parent-style-name="Normal" style:family="paragraph">
      <style:paragraph-properties fo:margin-bottom="0in" fo:line-height="100%"/>
    </style:style>
    <style:style style:name="T2384" style:parent-style-name="DefaultParagraphFont" style:family="text">
      <style:text-properties style:font-name="Arial" style:font-name-complex="Arial" fo:font-size="12pt" style:font-size-asian="12pt"/>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margin-bottom="0in" fo:line-height="100%"/>
    </style:style>
    <style:style style:name="T2387" style:parent-style-name="DefaultParagraphFont" style:family="text">
      <style:text-properties style:font-name="Arial" style:font-name-complex="Arial" fo:font-size="12pt" style:font-size-asian="12pt"/>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margin-bottom="0in" fo:line-height="100%"/>
    </style:style>
    <style:style style:name="T2390" style:parent-style-name="DefaultParagraphFont" style:family="text">
      <style:text-properties style:font-name="Arial" style:font-name-complex="Arial" fo:font-size="12pt" style:font-size-asian="12pt"/>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fo:margin-bottom="0in" fo:line-height="100%"/>
    </style:style>
    <style:style style:name="T2393" style:parent-style-name="DefaultParagraphFont" style:family="text">
      <style:text-properties style:font-name="Arial" style:font-name-complex="Arial" fo:font-size="12pt" style:font-size-asian="12pt"/>
    </style:style>
    <style:style style:name="TableRow2394" style:family="table-row">
      <style:table-row-properties style:min-row-height="0.6013in"/>
    </style:style>
    <style:style style:name="TableCell2395" style:family="table-cell">
      <style:table-cell-properties fo:border="0.0069in solid #000000" style:writing-mode="lr-tb" fo:padding-top="0in" fo:padding-left="0.075in" fo:padding-bottom="0in" fo:padding-right="0.075in" fo:wrap-option="no-wrap"/>
    </style:style>
    <style:style style:name="P2396" style:parent-style-name="Normal" style:family="paragraph">
      <style:paragraph-properties fo:margin-bottom="0in" fo:line-height="100%"/>
    </style:style>
    <style:style style:name="T2397" style:parent-style-name="DefaultParagraphFont" style:family="text">
      <style:text-properties style:font-name="Arial" style:font-name-complex="Arial" fo:font-size="12pt" style:font-size-asian="12pt"/>
    </style:style>
    <style:style style:name="TableCell2398" style:family="table-cell">
      <style:table-cell-properties fo:border="0.0069in solid #000000" style:writing-mode="lr-tb" fo:padding-top="0in" fo:padding-left="0.075in" fo:padding-bottom="0in" fo:padding-right="0.075in" fo:wrap-option="no-wrap"/>
    </style:style>
    <style:style style:name="P2399" style:parent-style-name="Normal" style:family="paragraph">
      <style:paragraph-properties fo:margin-bottom="0in" fo:line-height="100%"/>
    </style:style>
    <style:style style:name="T2400" style:parent-style-name="DefaultParagraphFont" style:family="text">
      <style:text-properties style:font-name="Arial" style:font-name-complex="Arial" fo:font-size="12pt" style:font-size-asian="12pt"/>
    </style:style>
    <style:style style:name="TableCell2401" style:family="table-cell">
      <style:table-cell-properties fo:border="0.0069in solid #000000" style:writing-mode="lr-tb" fo:padding-top="0in" fo:padding-left="0.075in" fo:padding-bottom="0in" fo:padding-right="0.075in" fo:wrap-option="no-wrap"/>
    </style:style>
    <style:style style:name="P2402" style:parent-style-name="Normal" style:family="paragraph">
      <style:paragraph-properties fo:margin-bottom="0in" fo:line-height="100%"/>
    </style:style>
    <style:style style:name="T2403" style:parent-style-name="DefaultParagraphFont" style:family="text">
      <style:text-properties style:font-name="Arial" style:font-name-complex="Arial" fo:font-size="12pt" style:font-size-asian="12pt"/>
    </style:style>
    <style:style style:name="TableCell2404" style:family="table-cell">
      <style:table-cell-properties fo:border="0.0069in solid #000000" style:writing-mode="lr-tb" fo:padding-top="0in" fo:padding-left="0.075in" fo:padding-bottom="0in" fo:padding-right="0.075in" fo:wrap-option="no-wrap"/>
    </style:style>
    <style:style style:name="P2405" style:parent-style-name="Normal" style:family="paragraph">
      <style:paragraph-properties fo:margin-bottom="0in" fo:line-height="100%"/>
    </style:style>
    <style:style style:name="T2406" style:parent-style-name="DefaultParagraphFont" style:family="text">
      <style:text-properties style:font-name="Arial" style:font-name-complex="Arial" fo:font-size="12pt" style:font-size-asian="12pt"/>
    </style:style>
    <style:style style:name="TableCell2407" style:family="table-cell">
      <style:table-cell-properties fo:border="0.0069in solid #000000" style:writing-mode="lr-tb" fo:padding-top="0in" fo:padding-left="0.075in" fo:padding-bottom="0in" fo:padding-right="0.075in" fo:wrap-option="no-wrap"/>
    </style:style>
    <style:style style:name="P2408" style:parent-style-name="Normal" style:family="paragraph">
      <style:paragraph-properties fo:margin-bottom="0in" fo:line-height="100%"/>
    </style:style>
    <style:style style:name="T2409" style:parent-style-name="DefaultParagraphFont" style:family="text">
      <style:text-properties style:font-name="Arial" style:font-name-complex="Arial" fo:font-size="12pt" style:font-size-asian="12pt"/>
    </style:style>
    <style:style style:name="TableCell2410" style:family="table-cell">
      <style:table-cell-properties fo:border="0.0069in solid #000000" style:writing-mode="lr-tb" fo:padding-top="0in" fo:padding-left="0.075in" fo:padding-bottom="0in" fo:padding-right="0.075in" fo:wrap-option="no-wrap"/>
    </style:style>
    <style:style style:name="P2411" style:parent-style-name="Normal" style:family="paragraph">
      <style:paragraph-properties fo:margin-bottom="0in" fo:line-height="100%"/>
    </style:style>
    <style:style style:name="T2412" style:parent-style-name="DefaultParagraphFont" style:family="text">
      <style:text-properties style:font-name="Arial" style:font-name-complex="Arial" fo:font-size="12pt" style:font-size-asian="12pt"/>
    </style:style>
    <style:style style:name="TableCell2413" style:family="table-cell">
      <style:table-cell-properties fo:border="0.0069in solid #000000" style:writing-mode="lr-tb" fo:padding-top="0in" fo:padding-left="0.075in" fo:padding-bottom="0in" fo:padding-right="0.075in" fo:wrap-option="no-wrap"/>
    </style:style>
    <style:style style:name="P2414" style:parent-style-name="Normal" style:family="paragraph">
      <style:paragraph-properties fo:margin-bottom="0in" fo:line-height="100%"/>
    </style:style>
    <style:style style:name="T2415" style:parent-style-name="DefaultParagraphFont" style:family="text">
      <style:text-properties style:font-name="Arial" style:font-name-complex="Arial" fo:font-size="12pt" style:font-size-asian="12pt"/>
    </style:style>
    <style:style style:name="TableCell2416" style:family="table-cell">
      <style:table-cell-properties fo:border="0.0069in solid #000000" style:writing-mode="lr-tb" fo:padding-top="0in" fo:padding-left="0.075in" fo:padding-bottom="0in" fo:padding-right="0.075in" fo:wrap-option="no-wrap"/>
    </style:style>
    <style:style style:name="P2417" style:parent-style-name="Normal" style:family="paragraph">
      <style:paragraph-properties fo:margin-bottom="0in" fo:line-height="100%"/>
    </style:style>
    <style:style style:name="T2418" style:parent-style-name="DefaultParagraphFont" style:family="text">
      <style:text-properties style:font-name="Arial" style:font-name-complex="Arial" fo:font-size="12pt" style:font-size-asian="12pt"/>
    </style:style>
    <style:style style:name="TableCell2419" style:family="table-cell">
      <style:table-cell-properties fo:border="0.0069in solid #000000" style:writing-mode="lr-tb" fo:padding-top="0in" fo:padding-left="0.075in" fo:padding-bottom="0in" fo:padding-right="0.075in" fo:wrap-option="no-wrap"/>
    </style:style>
    <style:style style:name="P2420" style:parent-style-name="Normal" style:family="paragraph">
      <style:paragraph-properties fo:margin-bottom="0in" fo:line-height="100%"/>
    </style:style>
    <style:style style:name="T2421" style:parent-style-name="DefaultParagraphFont" style:family="text">
      <style:text-properties style:font-name="Arial" style:font-name-complex="Arial" fo:font-size="12pt" style:font-size-asian="12pt"/>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fo:margin-bottom="0in" fo:line-height="100%"/>
    </style:style>
    <style:style style:name="T2424" style:parent-style-name="DefaultParagraphFont" style:family="text">
      <style:text-properties style:font-name="Arial" style:font-name-complex="Arial" fo:font-size="12pt" style:font-size-asian="12pt"/>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 style:family="paragraph">
      <style:paragraph-properties fo:margin-bottom="0in" fo:line-height="100%"/>
    </style:style>
    <style:style style:name="T2427" style:parent-style-name="DefaultParagraphFont" style:family="text">
      <style:text-properties style:font-name="Arial" style:font-name-complex="Arial" fo:font-size="12pt" style:font-size-asian="12pt"/>
    </style:style>
    <style:style style:name="TableRow2428" style:family="table-row">
      <style:table-row-properties style:min-row-height="0.6013in"/>
    </style:style>
    <style:style style:name="TableCell2429" style:family="table-cell">
      <style:table-cell-properties fo:border="0.0069in solid #000000" style:writing-mode="lr-tb" fo:padding-top="0in" fo:padding-left="0.075in" fo:padding-bottom="0in" fo:padding-right="0.075in" fo:wrap-option="no-wrap"/>
    </style:style>
    <style:style style:name="P2430" style:parent-style-name="Normal" style:family="paragraph">
      <style:paragraph-properties fo:margin-bottom="0in" fo:line-height="100%"/>
    </style:style>
    <style:style style:name="T2431" style:parent-style-name="DefaultParagraphFont" style:family="text">
      <style:text-properties style:font-name="Arial" style:font-name-complex="Arial" fo:font-size="12pt" style:font-size-asian="12pt"/>
    </style:style>
    <style:style style:name="TableCell2432" style:family="table-cell">
      <style:table-cell-properties fo:border="0.0069in solid #000000" style:writing-mode="lr-tb" fo:padding-top="0in" fo:padding-left="0.075in" fo:padding-bottom="0in" fo:padding-right="0.075in" fo:wrap-option="no-wrap"/>
    </style:style>
    <style:style style:name="P2433" style:parent-style-name="Normal" style:family="paragraph">
      <style:paragraph-properties fo:margin-bottom="0in" fo:line-height="100%"/>
    </style:style>
    <style:style style:name="T2434" style:parent-style-name="DefaultParagraphFont" style:family="text">
      <style:text-properties style:font-name="Arial" style:font-name-complex="Arial" fo:font-size="12pt" style:font-size-asian="12pt"/>
    </style:style>
    <style:style style:name="TableCell2435" style:family="table-cell">
      <style:table-cell-properties fo:border-top="0.0069in solid #000000" fo:border-left="0.0069in solid #000000" fo:border-bottom="0.0208in solid #000000" fo:border-right="0.0069in solid #000000" style:writing-mode="lr-tb" fo:padding-top="0in" fo:padding-left="0.075in" fo:padding-bottom="0in" fo:padding-right="0.075in" fo:wrap-option="no-wrap"/>
    </style:style>
    <style:style style:name="P2436" style:parent-style-name="Normal" style:family="paragraph">
      <style:paragraph-properties fo:margin-bottom="0in" fo:line-height="100%"/>
    </style:style>
    <style:style style:name="T2437" style:parent-style-name="DefaultParagraphFont" style:family="text">
      <style:text-properties style:font-name="Arial" style:font-name-complex="Arial" fo:font-size="12pt" style:font-size-asian="12pt"/>
    </style:style>
    <style:style style:name="TableCell2438" style:family="table-cell">
      <style:table-cell-properties fo:border="0.0069in solid #000000" style:writing-mode="lr-tb" fo:padding-top="0in" fo:padding-left="0.075in" fo:padding-bottom="0in" fo:padding-right="0.075in" fo:wrap-option="no-wrap"/>
    </style:style>
    <style:style style:name="P2439" style:parent-style-name="Normal" style:family="paragraph">
      <style:paragraph-properties fo:margin-bottom="0in" fo:line-height="100%"/>
    </style:style>
    <style:style style:name="T2440" style:parent-style-name="DefaultParagraphFont" style:family="text">
      <style:text-properties style:font-name="Arial" style:font-name-complex="Arial" fo:font-size="12pt" style:font-size-asian="12pt"/>
    </style:style>
    <style:style style:name="TableCell2441" style:family="table-cell">
      <style:table-cell-properties fo:border="0.0069in solid #000000" style:writing-mode="lr-tb" fo:padding-top="0in" fo:padding-left="0.075in" fo:padding-bottom="0in" fo:padding-right="0.075in" fo:wrap-option="no-wrap"/>
    </style:style>
    <style:style style:name="P2442" style:parent-style-name="Normal" style:family="paragraph">
      <style:paragraph-properties fo:margin-bottom="0in" fo:line-height="100%"/>
    </style:style>
    <style:style style:name="T2443" style:parent-style-name="DefaultParagraphFont" style:family="text">
      <style:text-properties style:font-name="Arial" style:font-name-complex="Arial" fo:font-size="12pt" style:font-size-asian="12pt"/>
    </style:style>
    <style:style style:name="TableCell2444" style:family="table-cell">
      <style:table-cell-properties fo:border="0.0069in solid #000000" style:writing-mode="lr-tb" fo:padding-top="0in" fo:padding-left="0.075in" fo:padding-bottom="0in" fo:padding-right="0.075in" fo:wrap-option="no-wrap"/>
    </style:style>
    <style:style style:name="P2445" style:parent-style-name="Normal" style:family="paragraph">
      <style:paragraph-properties fo:margin-bottom="0in" fo:line-height="100%"/>
    </style:style>
    <style:style style:name="T2446" style:parent-style-name="DefaultParagraphFont" style:family="text">
      <style:text-properties style:font-name="Arial" style:font-name-complex="Arial" fo:font-size="12pt" style:font-size-asian="12pt"/>
    </style:style>
    <style:style style:name="TableCell2447" style:family="table-cell">
      <style:table-cell-properties fo:border="0.0069in solid #000000" style:writing-mode="lr-tb" fo:padding-top="0in" fo:padding-left="0.075in" fo:padding-bottom="0in" fo:padding-right="0.075in" fo:wrap-option="no-wrap"/>
    </style:style>
    <style:style style:name="P2448" style:parent-style-name="Normal" style:family="paragraph">
      <style:paragraph-properties fo:margin-bottom="0in" fo:line-height="100%"/>
    </style:style>
    <style:style style:name="T2449" style:parent-style-name="DefaultParagraphFont" style:family="text">
      <style:text-properties style:font-name="Arial" style:font-name-complex="Arial" fo:font-size="12pt" style:font-size-asian="12pt"/>
    </style:style>
    <style:style style:name="TableCell2450" style:family="table-cell">
      <style:table-cell-properties fo:border="0.0069in solid #000000" style:writing-mode="lr-tb" fo:padding-top="0in" fo:padding-left="0.075in" fo:padding-bottom="0in" fo:padding-right="0.075in" fo:wrap-option="no-wrap"/>
    </style:style>
    <style:style style:name="P2451" style:parent-style-name="Normal" style:family="paragraph">
      <style:paragraph-properties fo:margin-bottom="0in" fo:line-height="100%"/>
    </style:style>
    <style:style style:name="T2452" style:parent-style-name="DefaultParagraphFont" style:family="text">
      <style:text-properties style:font-name="Arial" style:font-name-complex="Arial" fo:font-size="12pt" style:font-size-asian="12pt"/>
    </style:style>
    <style:style style:name="TableCell2453" style:family="table-cell">
      <style:table-cell-properties fo:border="0.0069in solid #000000" style:writing-mode="lr-tb" fo:padding-top="0in" fo:padding-left="0.075in" fo:padding-bottom="0in" fo:padding-right="0.075in" fo:wrap-option="no-wrap"/>
    </style:style>
    <style:style style:name="P2454" style:parent-style-name="Normal" style:family="paragraph">
      <style:paragraph-properties fo:margin-bottom="0in" fo:line-height="100%"/>
    </style:style>
    <style:style style:name="T2455" style:parent-style-name="DefaultParagraphFont" style:family="text">
      <style:text-properties style:font-name="Arial" style:font-name-complex="Arial" fo:font-size="12pt" style:font-size-asian="12pt"/>
    </style:style>
    <style:style style:name="TableCell2456" style:family="table-cell">
      <style:table-cell-properties fo:border="0.0069in solid #000000" style:writing-mode="lr-tb" fo:padding-top="0in" fo:padding-left="0.075in" fo:padding-bottom="0in" fo:padding-right="0.075in"/>
    </style:style>
    <style:style style:name="P2457" style:parent-style-name="Normal" style:family="paragraph">
      <style:paragraph-properties fo:margin-bottom="0in" fo:line-height="100%"/>
    </style:style>
    <style:style style:name="T2458" style:parent-style-name="DefaultParagraphFont" style:family="text">
      <style:text-properties style:font-name="Arial" style:font-name-complex="Arial" fo:font-size="12pt" style:font-size-asian="12pt"/>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fo:margin-bottom="0in" fo:line-height="100%"/>
    </style:style>
    <style:style style:name="T2461" style:parent-style-name="DefaultParagraphFont" style:family="text">
      <style:text-properties style:font-name="Arial" style:font-name-complex="Arial" fo:font-size="12pt" style:font-size-asian="12pt"/>
    </style:style>
    <style:style style:name="TableRow2462" style:family="table-row">
      <style:table-row-properties style:min-row-height="0.6013in"/>
    </style:style>
    <style:style style:name="TableCell2463" style:family="table-cell">
      <style:table-cell-properties fo:border="0.0069in solid #000000" style:writing-mode="lr-tb" fo:padding-top="0in" fo:padding-left="0.075in" fo:padding-bottom="0in" fo:padding-right="0.075in" fo:wrap-option="no-wrap"/>
    </style:style>
    <style:style style:name="P2464" style:parent-style-name="Normal" style:family="paragraph">
      <style:paragraph-properties fo:margin-bottom="0in" fo:line-height="100%"/>
    </style:style>
    <style:style style:name="T2465" style:parent-style-name="DefaultParagraphFont" style:family="text">
      <style:text-properties style:font-name="Arial" style:font-name-complex="Arial" fo:font-size="12pt" style:font-size-asian="12pt"/>
    </style:style>
    <style:style style:name="TableCell2466" style:family="table-cell">
      <style:table-cell-properties fo:border="0.0069in solid #000000" style:writing-mode="lr-tb" fo:padding-top="0in" fo:padding-left="0.075in" fo:padding-bottom="0in" fo:padding-right="0.075in" fo:wrap-option="no-wrap"/>
    </style:style>
    <style:style style:name="P2467" style:parent-style-name="Normal" style:family="paragraph">
      <style:paragraph-properties fo:margin-bottom="0in" fo:line-height="100%"/>
    </style:style>
    <style:style style:name="T2468" style:parent-style-name="DefaultParagraphFont" style:family="text">
      <style:text-properties style:font-name="Arial" style:font-name-complex="Arial" fo:font-size="12pt" style:font-size-asian="12pt"/>
    </style:style>
    <style:style style:name="TableCell2469" style:family="table-cell">
      <style:table-cell-properties fo:border-top="0.0208in solid #000000" fo:border-left="0.0069in solid #000000" fo:border-bottom="0.0069in solid #000000" fo:border-right="0.0069in solid #000000" style:writing-mode="lr-tb" fo:padding-top="0in" fo:padding-left="0.075in" fo:padding-bottom="0in" fo:padding-right="0.075in" fo:wrap-option="no-wrap"/>
    </style:style>
    <style:style style:name="P2470" style:parent-style-name="Normal" style:family="paragraph">
      <style:paragraph-properties fo:margin-bottom="0in" fo:line-height="100%"/>
    </style:style>
    <style:style style:name="T2471" style:parent-style-name="DefaultParagraphFont" style:family="text">
      <style:text-properties style:font-name="Arial" style:font-name-complex="Arial" fo:font-size="12pt" style:font-size-asian="12pt"/>
    </style:style>
    <style:style style:name="TableCell2472" style:family="table-cell">
      <style:table-cell-properties fo:border="0.0069in solid #000000" style:writing-mode="lr-tb" fo:padding-top="0in" fo:padding-left="0.075in" fo:padding-bottom="0in" fo:padding-right="0.075in" fo:wrap-option="no-wrap"/>
    </style:style>
    <style:style style:name="P2473" style:parent-style-name="Normal" style:family="paragraph">
      <style:paragraph-properties fo:margin-bottom="0in" fo:line-height="100%"/>
    </style:style>
    <style:style style:name="T2474" style:parent-style-name="DefaultParagraphFont" style:family="text">
      <style:text-properties style:font-name="Arial" style:font-name-complex="Arial" fo:font-size="12pt" style:font-size-asian="12pt"/>
    </style:style>
    <style:style style:name="TableCell2475" style:family="table-cell">
      <style:table-cell-properties fo:border="0.0069in solid #000000" style:writing-mode="lr-tb" fo:padding-top="0in" fo:padding-left="0.075in" fo:padding-bottom="0in" fo:padding-right="0.075in" fo:wrap-option="no-wrap"/>
    </style:style>
    <style:style style:name="P2476" style:parent-style-name="Normal" style:family="paragraph">
      <style:paragraph-properties fo:margin-bottom="0in" fo:line-height="100%"/>
    </style:style>
    <style:style style:name="T2477" style:parent-style-name="DefaultParagraphFont" style:family="text">
      <style:text-properties style:font-name="Arial" style:font-name-complex="Arial" fo:font-size="12pt" style:font-size-asian="12pt"/>
    </style:style>
    <style:style style:name="TableCell2478" style:family="table-cell">
      <style:table-cell-properties fo:border="0.0069in solid #000000" style:writing-mode="lr-tb" fo:padding-top="0in" fo:padding-left="0.075in" fo:padding-bottom="0in" fo:padding-right="0.075in" fo:wrap-option="no-wrap"/>
    </style:style>
    <style:style style:name="P2479" style:parent-style-name="Normal" style:family="paragraph">
      <style:paragraph-properties fo:margin-bottom="0in" fo:line-height="100%"/>
    </style:style>
    <style:style style:name="T2480" style:parent-style-name="DefaultParagraphFont" style:family="text">
      <style:text-properties style:font-name="Arial" style:font-name-complex="Arial" fo:font-size="12pt" style:font-size-asian="12pt"/>
    </style:style>
    <style:style style:name="TableCell2481" style:family="table-cell">
      <style:table-cell-properties fo:border="0.0069in solid #000000" style:writing-mode="lr-tb" fo:padding-top="0in" fo:padding-left="0.075in" fo:padding-bottom="0in" fo:padding-right="0.075in" fo:wrap-option="no-wrap"/>
    </style:style>
    <style:style style:name="P2482" style:parent-style-name="Normal" style:family="paragraph">
      <style:paragraph-properties fo:margin-bottom="0in" fo:line-height="100%"/>
    </style:style>
    <style:style style:name="T2483" style:parent-style-name="DefaultParagraphFont" style:family="text">
      <style:text-properties style:font-name="Arial" style:font-name-complex="Arial" fo:font-size="12pt" style:font-size-asian="12pt"/>
    </style:style>
    <style:style style:name="TableCell2484" style:family="table-cell">
      <style:table-cell-properties fo:border="0.0069in solid #000000" style:writing-mode="lr-tb" fo:padding-top="0in" fo:padding-left="0.075in" fo:padding-bottom="0in" fo:padding-right="0.075in" fo:wrap-option="no-wrap"/>
    </style:style>
    <style:style style:name="P2485" style:parent-style-name="Normal" style:family="paragraph">
      <style:paragraph-properties fo:margin-bottom="0in" fo:line-height="100%"/>
    </style:style>
    <style:style style:name="T2486" style:parent-style-name="DefaultParagraphFont" style:family="text">
      <style:text-properties style:font-name="Arial" style:font-name-complex="Arial" fo:font-size="12pt" style:font-size-asian="12pt"/>
    </style:style>
    <style:style style:name="TableCell2487" style:family="table-cell">
      <style:table-cell-properties fo:border="0.0069in solid #000000" style:writing-mode="lr-tb" fo:padding-top="0in" fo:padding-left="0.075in" fo:padding-bottom="0in" fo:padding-right="0.075in" fo:wrap-option="no-wrap"/>
    </style:style>
    <style:style style:name="P2488" style:parent-style-name="Normal" style:family="paragraph">
      <style:paragraph-properties fo:margin-bottom="0in" fo:line-height="100%"/>
    </style:style>
    <style:style style:name="T2489" style:parent-style-name="DefaultParagraphFont" style:family="text">
      <style:text-properties style:font-name="Arial" style:font-name-complex="Arial" fo:font-size="12pt" style:font-size-asian="12pt"/>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 style:family="paragraph">
      <style:paragraph-properties fo:margin-bottom="0in" fo:line-height="100%"/>
    </style:style>
    <style:style style:name="T2492" style:parent-style-name="DefaultParagraphFont" style:family="text">
      <style:text-properties style:font-name="Arial" style:font-name-complex="Arial" fo:font-size="12pt" style:font-size-asian="12pt"/>
    </style:style>
    <style:style style:name="TableCell2493" style:family="table-cell">
      <style:table-cell-properties fo:border="0.0069in solid #000000" style:writing-mode="lr-tb" fo:padding-top="0in" fo:padding-left="0.075in" fo:padding-bottom="0in" fo:padding-right="0.075in"/>
    </style:style>
    <style:style style:name="P2494" style:parent-style-name="Normal" style:family="paragraph">
      <style:paragraph-properties fo:margin-bottom="0in" fo:line-height="100%"/>
      <style:text-properties style:font-name="Arial" style:font-name-complex="Arial" fo:font-size="12pt" style:font-size-asian="12pt"/>
    </style:style>
    <style:style style:name="P2495" style:parent-style-name="Normal" style:family="paragraph">
      <style:text-properties style:font-name="Arial" style:font-name-complex="Arial" fo:font-size="12pt" style:font-size-asian="12pt"/>
    </style:style>
    <style:style style:name="P2496" style:parent-style-name="Normal" style:family="paragraph">
      <style:text-properties style:font-name="Arial" style:font-name-complex="Arial" fo:font-weight="bold" style:font-weight-asian="bold" style:font-weight-complex="bold" fo:font-size="12pt" style:font-size-asian="12pt"/>
    </style:style>
    <style:style style:name="TableColumn2498" style:family="table-column">
      <style:table-column-properties style:column-width="0.8548in"/>
    </style:style>
    <style:style style:name="TableColumn2499" style:family="table-column">
      <style:table-column-properties style:column-width="0.9368in"/>
    </style:style>
    <style:style style:name="TableColumn2500" style:family="table-column">
      <style:table-column-properties style:column-width="0.8243in"/>
    </style:style>
    <style:style style:name="TableColumn2501" style:family="table-column">
      <style:table-column-properties style:column-width="0.6847in"/>
    </style:style>
    <style:style style:name="TableColumn2502" style:family="table-column">
      <style:table-column-properties style:column-width="0.9729in"/>
    </style:style>
    <style:style style:name="TableColumn2503" style:family="table-column">
      <style:table-column-properties style:column-width="0.9388in"/>
    </style:style>
    <style:style style:name="TableColumn2504" style:family="table-column">
      <style:table-column-properties style:column-width="0.9388in"/>
    </style:style>
    <style:style style:name="TableColumn2505" style:family="table-column">
      <style:table-column-properties style:column-width="0.8631in"/>
    </style:style>
    <style:style style:name="TableColumn2506" style:family="table-column">
      <style:table-column-properties style:column-width="1.4729in"/>
    </style:style>
    <style:style style:name="TableColumn2507" style:family="table-column">
      <style:table-column-properties style:column-width="0.8048in"/>
    </style:style>
    <style:style style:name="TableColumn2508" style:family="table-column">
      <style:table-column-properties style:column-width="0.8201in"/>
    </style:style>
    <style:style style:name="Table2497" style:family="table">
      <style:table-properties style:width="10.0097in" fo:margin-left="0in" table:align="left"/>
    </style:style>
    <style:style style:name="TableRow2509" style:family="table-row">
      <style:table-row-properties style:min-row-height="0.6763in"/>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12" style:family="table-cell">
      <style:table-cell-properties fo:border="0.0069in solid #000000" style:writing-mode="lr-tb" fo:padding-top="0in" fo:padding-left="0.075in" fo:padding-bottom="0in" fo:padding-right="0.075in"/>
    </style:style>
    <style:style style:name="P251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14" style:family="table-cell">
      <style:table-cell-properties fo:border="0.0069in solid #000000" style:writing-mode="lr-tb" fo:padding-top="0in" fo:padding-left="0.075in" fo:padding-bottom="0in" fo:padding-right="0.075in"/>
    </style:style>
    <style:style style:name="P2515"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16" style:family="table-cell">
      <style:table-cell-properties fo:border="0.0069in solid #000000" style:writing-mode="lr-tb" fo:padding-top="0in" fo:padding-left="0.075in" fo:padding-bottom="0in" fo:padding-right="0.075in"/>
    </style:style>
    <style:style style:name="P2517"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18" style:family="table-cell">
      <style:table-cell-properties fo:border="0.0069in solid #000000" style:writing-mode="lr-tb" fo:padding-top="0in" fo:padding-left="0.075in" fo:padding-bottom="0in" fo:padding-right="0.075in"/>
    </style:style>
    <style:style style:name="P2519"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20" style:family="table-cell">
      <style:table-cell-properties fo:border="0.0069in solid #000000" style:writing-mode="lr-tb" fo:padding-top="0in" fo:padding-left="0.075in" fo:padding-bottom="0in" fo:padding-right="0.075in"/>
    </style:style>
    <style:style style:name="P2521"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22" style:family="table-cell">
      <style:table-cell-properties fo:border="0.0069in solid #000000" style:writing-mode="lr-tb" fo:padding-top="0in" fo:padding-left="0.075in" fo:padding-bottom="0in" fo:padding-right="0.075in"/>
    </style:style>
    <style:style style:name="P252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24" style:family="table-cell">
      <style:table-cell-properties fo:border="0.0069in solid #000000" style:writing-mode="lr-tb" fo:padding-top="0in" fo:padding-left="0.075in" fo:padding-bottom="0in" fo:padding-right="0.075in"/>
    </style:style>
    <style:style style:name="P2525"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26" style:family="table-cell">
      <style:table-cell-properties fo:border="0.0069in solid #000000" style:writing-mode="lr-tb" fo:padding-top="0in" fo:padding-left="0.075in" fo:padding-bottom="0in" fo:padding-right="0.075in"/>
    </style:style>
    <style:style style:name="P2527"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9pt"/>
    </style:style>
    <style:style style:name="TableRow2532" style:family="table-row">
      <style:table-row-properties style:min-row-height="0.7409in"/>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l" style:family="paragraph">
      <style:paragraph-properties fo:margin-bottom="0in" fo:line-height="100%"/>
    </style:style>
    <style:style style:name="T2535" style:parent-style-name="DefaultParagraphFont" style:family="text">
      <style:text-properties style:font-name="Arial" style:font-name-complex="Arial" fo:font-size="12pt" style:font-size-asian="12pt"/>
    </style:style>
    <style:style style:name="TableCell2536" style:family="table-cell">
      <style:table-cell-properties fo:border="0.0069in solid #000000" style:writing-mode="lr-tb" fo:padding-top="0in" fo:padding-left="0.075in" fo:padding-bottom="0in" fo:padding-right="0.075in"/>
    </style:style>
    <style:style style:name="P2537" style:parent-style-name="Normal" style:family="paragraph">
      <style:paragraph-properties fo:margin-bottom="0in" fo:line-height="100%"/>
    </style:style>
    <style:style style:name="T2538" style:parent-style-name="DefaultParagraphFont" style:family="text">
      <style:text-properties style:font-name="Arial" style:font-name-complex="Arial" fo:font-size="12pt" style:font-size-asian="12pt"/>
    </style:style>
    <style:style style:name="TableCell2539" style:family="table-cell">
      <style:table-cell-properties fo:border="0.0069in solid #000000" style:writing-mode="lr-tb" fo:padding-top="0in" fo:padding-left="0.075in" fo:padding-bottom="0in" fo:padding-right="0.075in"/>
    </style:style>
    <style:style style:name="P2540" style:parent-style-name="Normal" style:family="paragraph">
      <style:paragraph-properties fo:margin-bottom="0in" fo:line-height="100%"/>
    </style:style>
    <style:style style:name="T2541" style:parent-style-name="DefaultParagraphFont" style:family="text">
      <style:text-properties style:font-name="Arial" style:font-name-complex="Arial" fo:font-size="12pt" style:font-size-asian="12pt"/>
    </style:style>
    <style:style style:name="TableCell2542" style:family="table-cell">
      <style:table-cell-properties fo:border="0.0069in solid #000000" style:writing-mode="lr-tb" fo:padding-top="0in" fo:padding-left="0.075in" fo:padding-bottom="0in" fo:padding-right="0.075in"/>
    </style:style>
    <style:style style:name="P2543" style:parent-style-name="Normal" style:family="paragraph">
      <style:paragraph-properties fo:margin-bottom="0in" fo:line-height="100%"/>
      <style:text-properties style:font-name="Arial" style:font-name-complex="Arial" fo:font-size="12pt" style:font-size-asian="12pt"/>
    </style:style>
    <style:style style:name="P2544" style:parent-style-name="Normal" style:family="paragraph">
      <style:paragraph-properties fo:margin-bottom="0in" fo:line-height="100%"/>
    </style:style>
    <style:style style:name="T2545" style:parent-style-name="DefaultParagraphFont" style:family="text">
      <style:text-properties style:font-name="Arial" style:font-name-complex="Arial" fo:font-size="12pt" style:font-size-asian="12pt"/>
    </style:style>
    <style:style style:name="TableCell2546" style:family="table-cell">
      <style:table-cell-properties fo:border="0.0069in solid #000000" style:writing-mode="lr-tb" fo:padding-top="0in" fo:padding-left="0.075in" fo:padding-bottom="0in" fo:padding-right="0.075in"/>
    </style:style>
    <style:style style:name="P2547" style:parent-style-name="Normal" style:family="paragraph">
      <style:paragraph-properties fo:margin-bottom="0in" fo:line-height="100%"/>
    </style:style>
    <style:style style:name="T2548" style:parent-style-name="DefaultParagraphFont" style:family="text">
      <style:text-properties style:font-name="Arial" style:font-name-complex="Arial" fo:font-size="12pt" style:font-size-asian="12pt"/>
    </style:style>
    <style:style style:name="TableCell2549" style:family="table-cell">
      <style:table-cell-properties fo:border="0.0069in solid #000000" style:writing-mode="lr-tb" fo:padding-top="0in" fo:padding-left="0.075in" fo:padding-bottom="0in" fo:padding-right="0.075in"/>
    </style:style>
    <style:style style:name="P2550" style:parent-style-name="Normal" style:family="paragraph">
      <style:paragraph-properties fo:margin-bottom="0in" fo:line-height="100%"/>
    </style:style>
    <style:style style:name="T2551" style:parent-style-name="DefaultParagraphFont" style:family="text">
      <style:text-properties style:font-name="Arial" style:font-name-complex="Arial" fo:font-size="12pt" style:font-size-asian="12pt"/>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margin-bottom="0in" fo:line-height="100%"/>
    </style:style>
    <style:style style:name="T2554" style:parent-style-name="DefaultParagraphFont" style:family="text">
      <style:text-properties style:font-name="Arial" style:font-name-complex="Arial" fo:font-size="12pt" style:font-size-asian="12pt"/>
    </style:style>
    <style:style style:name="TableCell2555" style:family="table-cell">
      <style:table-cell-properties fo:border="0.0069in solid #000000" style:writing-mode="lr-tb" fo:padding-top="0in" fo:padding-left="0.075in" fo:padding-bottom="0in" fo:padding-right="0.075in"/>
    </style:style>
    <style:style style:name="P2556" style:parent-style-name="Normal" style:family="paragraph">
      <style:paragraph-properties fo:margin-bottom="0in" fo:line-height="100%"/>
    </style:style>
    <style:style style:name="T2557" style:parent-style-name="DefaultParagraphFont" style:family="text">
      <style:text-properties style:font-name="Arial" style:font-name-complex="Arial" fo:font-size="12pt" style:font-size-asian="12pt"/>
    </style:style>
    <style:style style:name="TableCell2558" style:family="table-cell">
      <style:table-cell-properties fo:border="0.0069in solid #000000" style:writing-mode="lr-tb" fo:padding-top="0in" fo:padding-left="0.075in" fo:padding-bottom="0in" fo:padding-right="0.075in"/>
    </style:style>
    <style:style style:name="P2559" style:parent-style-name="Normal" style:family="paragraph">
      <style:paragraph-properties fo:margin-bottom="0in" fo:line-height="100%"/>
    </style:style>
    <style:style style:name="T2560" style:parent-style-name="DefaultParagraphFont" style:family="text">
      <style:text-properties style:font-name="Arial" style:font-name-complex="Arial" fo:font-size="12pt" style:font-size-asian="12pt"/>
    </style:style>
    <style:style style:name="TableCell2561" style:family="table-cell">
      <style:table-cell-properties fo:border="0.0069in solid #000000" style:writing-mode="lr-tb" fo:padding-top="0in" fo:padding-left="0.075in" fo:padding-bottom="0in" fo:padding-right="0.075in"/>
    </style:style>
    <style:style style:name="P2562" style:parent-style-name="Normal" style:family="paragraph">
      <style:paragraph-properties fo:margin-bottom="0in" fo:line-height="100%"/>
    </style:style>
    <style:style style:name="T2563" style:parent-style-name="DefaultParagraphFont" style:family="text">
      <style:text-properties style:font-name="Arial" style:font-name-complex="Arial" fo:font-size="12pt" style:font-size-asian="12pt"/>
    </style:style>
    <style:style style:name="TableCell2564" style:family="table-cell">
      <style:table-cell-properties fo:border="0.0069in solid #000000" style:writing-mode="lr-tb" fo:padding-top="0in" fo:padding-left="0.075in" fo:padding-bottom="0in" fo:padding-right="0.075in"/>
    </style:style>
    <style:style style:name="P2565" style:parent-style-name="Normal" style:family="paragraph">
      <style:paragraph-properties fo:margin-bottom="0in" fo:line-height="100%"/>
    </style:style>
    <style:style style:name="T2566" style:parent-style-name="DefaultParagraphFont" style:family="text">
      <style:text-properties style:font-name="Arial" style:font-name-complex="Arial" fo:font-size="12pt" style:font-size-asian="12pt"/>
    </style:style>
    <style:style style:name="TableRow2567" style:family="table-row">
      <style:table-row-properties style:min-row-height="0.7173in"/>
    </style:style>
    <style:style style:name="TableCell2568" style:family="table-cell">
      <style:table-cell-properties fo:border="0.0069in solid #000000" style:writing-mode="lr-tb" fo:padding-top="0in" fo:padding-left="0.075in" fo:padding-bottom="0in" fo:padding-right="0.075in" fo:wrap-option="no-wrap"/>
    </style:style>
    <style:style style:name="P2569" style:parent-style-name="Normal" style:family="paragraph">
      <style:paragraph-properties fo:margin-bottom="0in" fo:line-height="100%"/>
    </style:style>
    <style:style style:name="T2570" style:parent-style-name="DefaultParagraphFont" style:family="text">
      <style:text-properties style:font-name="Arial" style:font-name-complex="Arial" fo:font-size="12pt" style:font-size-asian="12pt"/>
    </style:style>
    <style:style style:name="TableCell2571" style:family="table-cell">
      <style:table-cell-properties fo:border="0.0069in solid #000000" style:writing-mode="lr-tb" fo:padding-top="0in" fo:padding-left="0.075in" fo:padding-bottom="0in" fo:padding-right="0.075in" fo:wrap-option="no-wrap"/>
    </style:style>
    <style:style style:name="P2572" style:parent-style-name="Normal" style:family="paragraph">
      <style:paragraph-properties fo:margin-bottom="0in" fo:line-height="100%"/>
    </style:style>
    <style:style style:name="T2573" style:parent-style-name="DefaultParagraphFont" style:family="text">
      <style:text-properties style:font-name="Arial" style:font-name-complex="Arial" fo:font-size="12pt" style:font-size-asian="12pt"/>
    </style:style>
    <style:style style:name="TableCell2574" style:family="table-cell">
      <style:table-cell-properties fo:border="0.0069in solid #000000" style:writing-mode="lr-tb" fo:padding-top="0in" fo:padding-left="0.075in" fo:padding-bottom="0in" fo:padding-right="0.075in" fo:wrap-option="no-wrap"/>
    </style:style>
    <style:style style:name="P2575" style:parent-style-name="Normal" style:family="paragraph">
      <style:paragraph-properties fo:margin-bottom="0in" fo:line-height="100%"/>
    </style:style>
    <style:style style:name="T2576" style:parent-style-name="DefaultParagraphFont" style:family="text">
      <style:text-properties style:font-name="Arial" style:font-name-complex="Arial" fo:font-size="12pt" style:font-size-asian="12pt"/>
    </style:style>
    <style:style style:name="TableCell2577" style:family="table-cell">
      <style:table-cell-properties fo:border="0.0069in solid #000000" style:writing-mode="lr-tb" fo:padding-top="0in" fo:padding-left="0.075in" fo:padding-bottom="0in" fo:padding-right="0.075in" fo:wrap-option="no-wrap"/>
    </style:style>
    <style:style style:name="P2578" style:parent-style-name="Normal" style:family="paragraph">
      <style:paragraph-properties fo:margin-bottom="0in" fo:line-height="100%"/>
    </style:style>
    <style:style style:name="T2579" style:parent-style-name="DefaultParagraphFont" style:family="text">
      <style:text-properties style:font-name="Arial" style:font-name-complex="Arial" fo:font-size="12pt" style:font-size-asian="12pt"/>
    </style:style>
    <style:style style:name="TableCell2580" style:family="table-cell">
      <style:table-cell-properties fo:border="0.0069in solid #000000" style:writing-mode="lr-tb" fo:padding-top="0in" fo:padding-left="0.075in" fo:padding-bottom="0in" fo:padding-right="0.075in" fo:wrap-option="no-wrap"/>
    </style:style>
    <style:style style:name="P2581" style:parent-style-name="Normal" style:family="paragraph">
      <style:paragraph-properties fo:margin-bottom="0in" fo:line-height="100%"/>
    </style:style>
    <style:style style:name="T2582" style:parent-style-name="DefaultParagraphFont" style:family="text">
      <style:text-properties style:font-name="Arial" style:font-name-complex="Arial" fo:font-size="12pt" style:font-size-asian="12pt"/>
    </style:style>
    <style:style style:name="TableCell2583" style:family="table-cell">
      <style:table-cell-properties fo:border="0.0069in solid #000000" style:writing-mode="lr-tb" fo:padding-top="0in" fo:padding-left="0.075in" fo:padding-bottom="0in" fo:padding-right="0.075in" fo:wrap-option="no-wrap"/>
    </style:style>
    <style:style style:name="P2584" style:parent-style-name="Normal" style:family="paragraph">
      <style:paragraph-properties fo:margin-bottom="0in" fo:line-height="100%"/>
    </style:style>
    <style:style style:name="T2585" style:parent-style-name="DefaultParagraphFont" style:family="text">
      <style:text-properties style:font-name="Arial" style:font-name-complex="Arial" fo:font-size="12pt" style:font-size-asian="12pt"/>
    </style:style>
    <style:style style:name="TableCell2586" style:family="table-cell">
      <style:table-cell-properties fo:border="0.0069in solid #000000" style:writing-mode="lr-tb" fo:padding-top="0in" fo:padding-left="0.075in" fo:padding-bottom="0in" fo:padding-right="0.075in" fo:wrap-option="no-wrap"/>
    </style:style>
    <style:style style:name="P2587" style:parent-style-name="Normal" style:family="paragraph">
      <style:paragraph-properties fo:margin-bottom="0in" fo:line-height="100%"/>
    </style:style>
    <style:style style:name="T2588" style:parent-style-name="DefaultParagraphFont" style:family="text">
      <style:text-properties style:font-name="Arial" style:font-name-complex="Arial" fo:font-size="12pt" style:font-size-asian="12pt"/>
    </style:style>
    <style:style style:name="TableCell2589" style:family="table-cell">
      <style:table-cell-properties fo:border="0.0069in solid #000000" style:writing-mode="lr-tb" fo:padding-top="0in" fo:padding-left="0.075in" fo:padding-bottom="0in" fo:padding-right="0.075in" fo:wrap-option="no-wrap"/>
    </style:style>
    <style:style style:name="P2590" style:parent-style-name="Normal" style:family="paragraph">
      <style:paragraph-properties fo:margin-bottom="0in" fo:line-height="100%"/>
    </style:style>
    <style:style style:name="T2591" style:parent-style-name="DefaultParagraphFont" style:family="text">
      <style:text-properties style:font-name="Arial" style:font-name-complex="Arial" fo:font-size="12pt" style:font-size-asian="12pt"/>
    </style:style>
    <style:style style:name="TableCell2592" style:family="table-cell">
      <style:table-cell-properties fo:border="0.0069in solid #000000" style:writing-mode="lr-tb" fo:padding-top="0in" fo:padding-left="0.075in" fo:padding-bottom="0in" fo:padding-right="0.075in" fo:wrap-option="no-wrap"/>
    </style:style>
    <style:style style:name="P2593" style:parent-style-name="Normal" style:family="paragraph">
      <style:paragraph-properties fo:margin-bottom="0in" fo:line-height="100%"/>
    </style:style>
    <style:style style:name="T2594" style:parent-style-name="DefaultParagraphFont" style:family="text">
      <style:text-properties style:font-name="Arial" style:font-name-complex="Arial" fo:font-size="12pt" style:font-size-asian="12pt"/>
    </style:style>
    <style:style style:name="TableCell2595" style:family="table-cell">
      <style:table-cell-properties fo:border="0.0069in solid #000000" style:writing-mode="lr-tb" fo:padding-top="0in" fo:padding-left="0.075in" fo:padding-bottom="0in" fo:padding-right="0.075in"/>
    </style:style>
    <style:style style:name="P2596" style:parent-style-name="Normal" style:family="paragraph">
      <style:paragraph-properties fo:margin-bottom="0in" fo:line-height="100%"/>
    </style:style>
    <style:style style:name="T2597" style:parent-style-name="DefaultParagraphFont" style:family="text">
      <style:text-properties style:font-name="Arial" style:font-name-complex="Arial" fo:font-size="12pt" style:font-size-asian="12pt"/>
    </style:style>
    <style:style style:name="TableCell2598" style:family="table-cell">
      <style:table-cell-properties fo:border="0.0069in solid #000000" style:writing-mode="lr-tb" fo:padding-top="0in" fo:padding-left="0.075in" fo:padding-bottom="0in" fo:padding-right="0.075in"/>
    </style:style>
    <style:style style:name="P2599" style:parent-style-name="Normal" style:family="paragraph">
      <style:paragraph-properties fo:margin-bottom="0in" fo:line-height="100%"/>
    </style:style>
    <style:style style:name="T2600" style:parent-style-name="DefaultParagraphFont" style:family="text">
      <style:text-properties style:font-name="Arial" style:font-name-complex="Arial" fo:font-size="12pt" style:font-size-asian="12pt"/>
    </style:style>
    <style:style style:name="TableRow2601" style:family="table-row">
      <style:table-row-properties style:min-row-height="0.6013in"/>
    </style:style>
    <style:style style:name="TableCell2602" style:family="table-cell">
      <style:table-cell-properties fo:border="0.0069in solid #000000" style:writing-mode="lr-tb" fo:padding-top="0in" fo:padding-left="0.075in" fo:padding-bottom="0in" fo:padding-right="0.075in" fo:wrap-option="no-wrap"/>
    </style:style>
    <style:style style:name="P2603" style:parent-style-name="Normal" style:family="paragraph">
      <style:paragraph-properties fo:margin-bottom="0in" fo:line-height="100%"/>
    </style:style>
    <style:style style:name="T2604" style:parent-style-name="DefaultParagraphFont" style:family="text">
      <style:text-properties style:font-name="Arial" style:font-name-complex="Arial" fo:font-size="12pt" style:font-size-asian="12pt"/>
    </style:style>
    <style:style style:name="TableCell2605" style:family="table-cell">
      <style:table-cell-properties fo:border="0.0069in solid #000000" style:writing-mode="lr-tb" fo:padding-top="0in" fo:padding-left="0.075in" fo:padding-bottom="0in" fo:padding-right="0.075in" fo:wrap-option="no-wrap"/>
    </style:style>
    <style:style style:name="P2606" style:parent-style-name="Normal" style:family="paragraph">
      <style:paragraph-properties fo:margin-bottom="0in" fo:line-height="100%"/>
    </style:style>
    <style:style style:name="T2607" style:parent-style-name="DefaultParagraphFont" style:family="text">
      <style:text-properties style:font-name="Arial" style:font-name-complex="Arial" fo:font-size="12pt" style:font-size-asian="12pt"/>
    </style:style>
    <style:style style:name="TableCell2608" style:family="table-cell">
      <style:table-cell-properties fo:border="0.0069in solid #000000" style:writing-mode="lr-tb" fo:padding-top="0in" fo:padding-left="0.075in" fo:padding-bottom="0in" fo:padding-right="0.075in" fo:wrap-option="no-wrap"/>
    </style:style>
    <style:style style:name="P2609" style:parent-style-name="Normal" style:family="paragraph">
      <style:paragraph-properties fo:margin-bottom="0in" fo:line-height="100%"/>
    </style:style>
    <style:style style:name="T2610" style:parent-style-name="DefaultParagraphFont" style:family="text">
      <style:text-properties style:font-name="Arial" style:font-name-complex="Arial" fo:font-size="12pt" style:font-size-asian="12pt"/>
    </style:style>
    <style:style style:name="TableCell2611" style:family="table-cell">
      <style:table-cell-properties fo:border="0.0069in solid #000000" style:writing-mode="lr-tb" fo:padding-top="0in" fo:padding-left="0.075in" fo:padding-bottom="0in" fo:padding-right="0.075in" fo:wrap-option="no-wrap"/>
    </style:style>
    <style:style style:name="P2612" style:parent-style-name="Normal" style:family="paragraph">
      <style:paragraph-properties fo:margin-bottom="0in" fo:line-height="100%"/>
    </style:style>
    <style:style style:name="T2613" style:parent-style-name="DefaultParagraphFont" style:family="text">
      <style:text-properties style:font-name="Arial" style:font-name-complex="Arial" fo:font-size="12pt" style:font-size-asian="12pt"/>
    </style:style>
    <style:style style:name="TableCell2614" style:family="table-cell">
      <style:table-cell-properties fo:border="0.0069in solid #000000" style:writing-mode="lr-tb" fo:padding-top="0in" fo:padding-left="0.075in" fo:padding-bottom="0in" fo:padding-right="0.075in" fo:wrap-option="no-wrap"/>
    </style:style>
    <style:style style:name="P2615" style:parent-style-name="Normal" style:family="paragraph">
      <style:paragraph-properties fo:margin-bottom="0in" fo:line-height="100%"/>
    </style:style>
    <style:style style:name="T2616" style:parent-style-name="DefaultParagraphFont" style:family="text">
      <style:text-properties style:font-name="Arial" style:font-name-complex="Arial" fo:font-size="12pt" style:font-size-asian="12pt"/>
    </style:style>
    <style:style style:name="TableCell2617" style:family="table-cell">
      <style:table-cell-properties fo:border="0.0069in solid #000000" style:writing-mode="lr-tb" fo:padding-top="0in" fo:padding-left="0.075in" fo:padding-bottom="0in" fo:padding-right="0.075in" fo:wrap-option="no-wrap"/>
    </style:style>
    <style:style style:name="P2618" style:parent-style-name="Normal" style:family="paragraph">
      <style:paragraph-properties fo:margin-bottom="0in" fo:line-height="100%"/>
    </style:style>
    <style:style style:name="T2619" style:parent-style-name="DefaultParagraphFont" style:family="text">
      <style:text-properties style:font-name="Arial" style:font-name-complex="Arial" fo:font-size="12pt" style:font-size-asian="12pt"/>
    </style:style>
    <style:style style:name="TableCell2620" style:family="table-cell">
      <style:table-cell-properties fo:border="0.0069in solid #000000" style:writing-mode="lr-tb" fo:padding-top="0in" fo:padding-left="0.075in" fo:padding-bottom="0in" fo:padding-right="0.075in" fo:wrap-option="no-wrap"/>
    </style:style>
    <style:style style:name="P2621" style:parent-style-name="Normal" style:family="paragraph">
      <style:paragraph-properties fo:margin-bottom="0in" fo:line-height="100%"/>
    </style:style>
    <style:style style:name="T2622" style:parent-style-name="DefaultParagraphFont" style:family="text">
      <style:text-properties style:font-name="Arial" style:font-name-complex="Arial" fo:font-size="12pt" style:font-size-asian="12pt"/>
    </style:style>
    <style:style style:name="TableCell2623" style:family="table-cell">
      <style:table-cell-properties fo:border="0.0069in solid #000000" style:writing-mode="lr-tb" fo:padding-top="0in" fo:padding-left="0.075in" fo:padding-bottom="0in" fo:padding-right="0.075in" fo:wrap-option="no-wrap"/>
    </style:style>
    <style:style style:name="P2624" style:parent-style-name="Normal" style:family="paragraph">
      <style:paragraph-properties fo:margin-bottom="0in" fo:line-height="100%"/>
    </style:style>
    <style:style style:name="T2625" style:parent-style-name="DefaultParagraphFont" style:family="text">
      <style:text-properties style:font-name="Arial" style:font-name-complex="Arial" fo:font-size="12pt" style:font-size-asian="12pt"/>
    </style:style>
    <style:style style:name="TableCell2626" style:family="table-cell">
      <style:table-cell-properties fo:border="0.0069in solid #000000" style:writing-mode="lr-tb" fo:padding-top="0in" fo:padding-left="0.075in" fo:padding-bottom="0in" fo:padding-right="0.075in" fo:wrap-option="no-wrap"/>
    </style:style>
    <style:style style:name="P2627" style:parent-style-name="Normal" style:family="paragraph">
      <style:paragraph-properties fo:margin-bottom="0in" fo:line-height="100%"/>
    </style:style>
    <style:style style:name="T2628" style:parent-style-name="DefaultParagraphFont" style:family="text">
      <style:text-properties style:font-name="Arial" style:font-name-complex="Arial" fo:font-size="12pt" style:font-size-asian="12pt"/>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 style:family="paragraph">
      <style:paragraph-properties fo:margin-bottom="0in" fo:line-height="100%"/>
    </style:style>
    <style:style style:name="T2631" style:parent-style-name="DefaultParagraphFont" style:family="text">
      <style:text-properties style:font-name="Arial" style:font-name-complex="Arial" fo:font-size="12pt" style:font-size-asian="12pt"/>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 style:family="paragraph">
      <style:paragraph-properties fo:margin-bottom="0in" fo:line-height="100%"/>
    </style:style>
    <style:style style:name="T2634" style:parent-style-name="DefaultParagraphFont" style:family="text">
      <style:text-properties style:font-name="Arial" style:font-name-complex="Arial" fo:font-size="12pt" style:font-size-asian="12pt"/>
    </style:style>
    <style:style style:name="TableRow2635" style:family="table-row">
      <style:table-row-properties style:min-row-height="0.7729in"/>
    </style:style>
    <style:style style:name="TableCell2636" style:family="table-cell">
      <style:table-cell-properties fo:border="0.0069in solid #000000" style:writing-mode="lr-tb" fo:padding-top="0in" fo:padding-left="0.075in" fo:padding-bottom="0in" fo:padding-right="0.075in" fo:wrap-option="no-wrap"/>
    </style:style>
    <style:style style:name="P2637" style:parent-style-name="Normal" style:family="paragraph">
      <style:paragraph-properties fo:margin-bottom="0in" fo:line-height="100%"/>
    </style:style>
    <style:style style:name="T2638" style:parent-style-name="DefaultParagraphFont" style:family="text">
      <style:text-properties style:font-name="Arial" style:font-name-complex="Arial" fo:font-size="12pt" style:font-size-asian="12pt"/>
    </style:style>
    <style:style style:name="TableCell2639" style:family="table-cell">
      <style:table-cell-properties fo:border="0.0069in solid #000000" style:writing-mode="lr-tb" fo:padding-top="0in" fo:padding-left="0.075in" fo:padding-bottom="0in" fo:padding-right="0.075in" fo:wrap-option="no-wrap"/>
    </style:style>
    <style:style style:name="P2640" style:parent-style-name="Normal" style:family="paragraph">
      <style:paragraph-properties fo:margin-bottom="0in" fo:line-height="100%"/>
    </style:style>
    <style:style style:name="T2641" style:parent-style-name="DefaultParagraphFont" style:family="text">
      <style:text-properties style:font-name="Arial" style:font-name-complex="Arial" fo:font-size="12pt" style:font-size-asian="12pt"/>
    </style:style>
    <style:style style:name="TableCell2642" style:family="table-cell">
      <style:table-cell-properties fo:border="0.0069in solid #000000" style:writing-mode="lr-tb" fo:padding-top="0in" fo:padding-left="0.075in" fo:padding-bottom="0in" fo:padding-right="0.075in" fo:wrap-option="no-wrap"/>
    </style:style>
    <style:style style:name="P2643" style:parent-style-name="Normal" style:family="paragraph">
      <style:paragraph-properties fo:margin-bottom="0in" fo:line-height="100%"/>
    </style:style>
    <style:style style:name="T2644" style:parent-style-name="DefaultParagraphFont" style:family="text">
      <style:text-properties style:font-name="Arial" style:font-name-complex="Arial" fo:font-size="12pt" style:font-size-asian="12pt"/>
    </style:style>
    <style:style style:name="TableCell2645" style:family="table-cell">
      <style:table-cell-properties fo:border="0.0069in solid #000000" style:writing-mode="lr-tb" fo:padding-top="0in" fo:padding-left="0.075in" fo:padding-bottom="0in" fo:padding-right="0.075in" fo:wrap-option="no-wrap"/>
    </style:style>
    <style:style style:name="P2646" style:parent-style-name="Normal" style:family="paragraph">
      <style:paragraph-properties fo:margin-bottom="0in" fo:line-height="100%"/>
    </style:style>
    <style:style style:name="T2647" style:parent-style-name="DefaultParagraphFont" style:family="text">
      <style:text-properties style:font-name="Arial" style:font-name-complex="Arial" fo:font-size="12pt" style:font-size-asian="12pt"/>
    </style:style>
    <style:style style:name="TableCell2648" style:family="table-cell">
      <style:table-cell-properties fo:border="0.0069in solid #000000" style:writing-mode="lr-tb" fo:padding-top="0in" fo:padding-left="0.075in" fo:padding-bottom="0in" fo:padding-right="0.075in" fo:wrap-option="no-wrap"/>
    </style:style>
    <style:style style:name="P2649" style:parent-style-name="Normal" style:family="paragraph">
      <style:paragraph-properties fo:margin-bottom="0in" fo:line-height="100%"/>
    </style:style>
    <style:style style:name="T2650" style:parent-style-name="DefaultParagraphFont" style:family="text">
      <style:text-properties style:font-name="Arial" style:font-name-complex="Arial" fo:font-size="12pt" style:font-size-asian="12pt"/>
    </style:style>
    <style:style style:name="TableCell2651" style:family="table-cell">
      <style:table-cell-properties fo:border="0.0069in solid #000000" style:writing-mode="lr-tb" fo:padding-top="0in" fo:padding-left="0.075in" fo:padding-bottom="0in" fo:padding-right="0.075in" fo:wrap-option="no-wrap"/>
    </style:style>
    <style:style style:name="P2652" style:parent-style-name="Normal" style:family="paragraph">
      <style:paragraph-properties fo:margin-bottom="0in" fo:line-height="100%"/>
    </style:style>
    <style:style style:name="T2653" style:parent-style-name="DefaultParagraphFont" style:family="text">
      <style:text-properties style:font-name="Arial" style:font-name-complex="Arial" fo:font-size="12pt" style:font-size-asian="12pt"/>
    </style:style>
    <style:style style:name="TableCell2654" style:family="table-cell">
      <style:table-cell-properties fo:border="0.0069in solid #000000" style:writing-mode="lr-tb" fo:padding-top="0in" fo:padding-left="0.075in" fo:padding-bottom="0in" fo:padding-right="0.075in" fo:wrap-option="no-wrap"/>
    </style:style>
    <style:style style:name="P2655" style:parent-style-name="Normal" style:family="paragraph">
      <style:paragraph-properties fo:margin-bottom="0in" fo:line-height="100%"/>
    </style:style>
    <style:style style:name="T2656" style:parent-style-name="DefaultParagraphFont" style:family="text">
      <style:text-properties style:font-name="Arial" style:font-name-complex="Arial" fo:font-size="12pt" style:font-size-asian="12pt"/>
    </style:style>
    <style:style style:name="TableCell2657" style:family="table-cell">
      <style:table-cell-properties fo:border="0.0069in solid #000000" style:writing-mode="lr-tb" fo:padding-top="0in" fo:padding-left="0.075in" fo:padding-bottom="0in" fo:padding-right="0.075in" fo:wrap-option="no-wrap"/>
    </style:style>
    <style:style style:name="P2658" style:parent-style-name="Normal" style:family="paragraph">
      <style:paragraph-properties fo:margin-bottom="0in" fo:line-height="100%"/>
    </style:style>
    <style:style style:name="T2659" style:parent-style-name="DefaultParagraphFont" style:family="text">
      <style:text-properties style:font-name="Arial" style:font-name-complex="Arial" fo:font-size="12pt" style:font-size-asian="12pt"/>
    </style:style>
    <style:style style:name="TableCell2660" style:family="table-cell">
      <style:table-cell-properties fo:border="0.0069in solid #000000" style:writing-mode="lr-tb" fo:padding-top="0in" fo:padding-left="0.075in" fo:padding-bottom="0in" fo:padding-right="0.075in" fo:wrap-option="no-wrap"/>
    </style:style>
    <style:style style:name="P2661" style:parent-style-name="Normal" style:family="paragraph">
      <style:paragraph-properties fo:margin-bottom="0in" fo:line-height="100%"/>
    </style:style>
    <style:style style:name="T2662" style:parent-style-name="DefaultParagraphFont" style:family="text">
      <style:text-properties style:font-name="Arial" style:font-name-complex="Arial" fo:font-size="12pt" style:font-size-asian="12pt"/>
    </style:style>
    <style:style style:name="TableCell2663" style:family="table-cell">
      <style:table-cell-properties fo:border="0.0069in solid #000000" style:writing-mode="lr-tb" fo:padding-top="0in" fo:padding-left="0.075in" fo:padding-bottom="0in" fo:padding-right="0.075in"/>
    </style:style>
    <style:style style:name="P2664" style:parent-style-name="Normal" style:family="paragraph">
      <style:paragraph-properties fo:margin-bottom="0in" fo:line-height="100%"/>
    </style:style>
    <style:style style:name="T2665" style:parent-style-name="DefaultParagraphFont" style:family="text">
      <style:text-properties style:font-name="Arial" style:font-name-complex="Arial" fo:font-size="12pt" style:font-size-asian="12pt"/>
    </style:style>
    <style:style style:name="TableCell2666" style:family="table-cell">
      <style:table-cell-properties fo:border="0.0069in solid #000000" style:writing-mode="lr-tb" fo:padding-top="0in" fo:padding-left="0.075in" fo:padding-bottom="0in" fo:padding-right="0.075in"/>
    </style:style>
    <style:style style:name="P2667" style:parent-style-name="Normal" style:family="paragraph">
      <style:paragraph-properties fo:margin-bottom="0in" fo:line-height="100%"/>
      <style:text-properties style:font-name="Arial" style:font-name-complex="Arial" fo:font-size="12pt" style:font-size-asian="12pt"/>
    </style:style>
    <style:style style:name="P2668" style:parent-style-name="Normal" style:family="paragraph">
      <style:text-properties style:font-name="Arial" style:font-name-complex="Arial" fo:font-size="12pt" style:font-size-asian="12pt"/>
    </style:style>
    <style:style style:name="P2669" style:parent-style-name="Normal" style:family="paragraph">
      <style:paragraph-properties fo:break-before="page"/>
      <style:text-properties style:font-name="Arial" style:font-name-complex="Arial" fo:font-size="12pt" style:font-size-asian="12pt"/>
    </style:style>
    <style:style style:name="P2670" style:parent-style-name="Normal" style:family="paragraph">
      <style:text-properties style:font-name="Arial" style:font-name-complex="Arial" fo:font-size="12pt" style:font-size-asian="12pt"/>
    </style:style>
    <style:style style:name="P2671"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72" style:parent-style-name="Normal" style:family="paragraph">
      <style:text-properties style:font-name="Arial" style:font-name-complex="Arial" fo:font-size="12pt" style:font-size-asian="12pt" style:font-size-complex="12pt"/>
    </style:style>
    <style:style style:name="P2673" style:parent-style-name="Normal" style:family="paragraph">
      <style:text-properties style:font-name="Arial" style:font-name-complex="Arial" fo:font-size="12pt" style:font-size-asian="12pt"/>
    </style:style>
    <style:style style:name="P2674" style:parent-style-name="Normal" style:family="paragraph">
      <style:text-properties style:font-name="Arial" style:font-name-complex="Arial" fo:font-size="12pt" style:font-size-asian="12pt"/>
    </style:style>
    <style:style style:name="P2675" style:parent-style-name="Normal" style:family="paragraph">
      <style:text-properties style:font-name="Arial" style:font-name-complex="Arial" fo:font-size="12pt" style:font-size-asian="12pt"/>
    </style:style>
    <style:style style:name="P2676" style:parent-style-name="Normal" style:family="paragraph">
      <style:text-properties style:font-name="Arial" style:font-name-complex="Arial" fo:font-size="12pt" style:font-size-asian="12pt"/>
    </style:style>
    <style:style style:name="TableColumn2678" style:family="table-column">
      <style:table-column-properties style:column-width="1.9368in"/>
    </style:style>
    <style:style style:name="TableColumn2679" style:family="table-column">
      <style:table-column-properties style:column-width="1.9368in"/>
    </style:style>
    <style:style style:name="TableColumn2680" style:family="table-column">
      <style:table-column-properties style:column-width="1.9375in"/>
    </style:style>
    <style:style style:name="TableColumn2681" style:family="table-column">
      <style:table-column-properties style:column-width="3.8326in"/>
    </style:style>
    <style:style style:name="Table2677" style:family="table">
      <style:table-properties style:width="9.6437in" fo:margin-left="0in" table:align="left"/>
    </style:style>
    <style:style style:name="TableRow2682" style:family="table-row">
      <style:table-row-properties style:min-row-height="0.3187in"/>
    </style:style>
    <style:style style:name="TableCell2683" style:family="table-cell">
      <style:table-cell-properties fo:border="0.0069in solid #000000" style:writing-mode="lr-tb" fo:padding-top="0in" fo:padding-left="0.075in" fo:padding-bottom="0in" fo:padding-right="0.075in"/>
    </style:style>
    <style:style style:name="P2684" style:parent-style-name="Normal" style:family="paragraph">
      <style:paragraph-properties fo:margin-bottom="0in" fo:line-height="100%"/>
    </style:style>
    <style:style style:name="T2685" style:parent-style-name="DefaultParagraphFont" style:family="text">
      <style:text-properties style:font-name="Arial" style:font-name-complex="Arial" fo:font-weight="bold" style:font-weight-asian="bold" style:font-weight-complex="bold" fo:font-size="12pt" style:font-size-asian="12pt"/>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margin-bottom="0in" fo:line-height="100%"/>
      <style:text-properties style:font-name="Arial" style:font-name-complex="Arial" fo:font-weight="bold" style:font-weight-asian="bold" style:font-weight-complex="bold"/>
    </style:style>
    <style:style style:name="TableRow2688" style:family="table-row">
      <style:table-row-properties/>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 style:family="paragraph">
      <style:paragraph-properties fo:margin-bottom="0in" fo:line-height="100%"/>
    </style:style>
    <style:style style:name="T2691" style:parent-style-name="DefaultParagraphFont" style:family="text">
      <style:text-properties style:font-name="Arial" style:font-name-complex="Arial" fo:font-weight="bold" style:font-weight-asian="bold" style:font-weight-complex="bold" fo:font-size="12pt" style:font-size-asian="12pt"/>
    </style:style>
    <style:style style:name="TableCell2692" style:family="table-cell">
      <style:table-cell-properties fo:border="0.0069in solid #000000" style:writing-mode="lr-tb" fo:padding-top="0in" fo:padding-left="0.075in" fo:padding-bottom="0in" fo:padding-right="0.075in"/>
    </style:style>
    <style:style style:name="P2693" style:parent-style-name="Normal" style:family="paragraph">
      <style:paragraph-properties fo:margin-bottom="0in" fo:line-height="100%"/>
    </style:style>
    <style:style style:name="T2694" style:parent-style-name="DefaultParagraphFont" style:family="text">
      <style:text-properties style:font-name="Arial" style:font-name-complex="Arial" fo:font-weight="bold" style:font-weight-asian="bold" style:font-weight-complex="bold" fo:font-size="12pt" style:font-size-asian="12pt"/>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margin-bottom="0in" fo:line-height="100%"/>
    </style:style>
    <style:style style:name="T2697" style:parent-style-name="DefaultParagraphFont" style:family="text">
      <style:text-properties style:font-name="Arial" style:font-name-complex="Arial" fo:font-weight="bold" style:font-weight-asian="bold" style:font-weight-complex="bold" fo:font-size="12pt" style:font-size-asian="12pt"/>
    </style:style>
    <style:style style:name="TableCell2698" style:family="table-cell">
      <style:table-cell-properties fo:border="0.0069in solid #000000" style:writing-mode="lr-tb" fo:padding-top="0in" fo:padding-left="0.075in" fo:padding-bottom="0in" fo:padding-right="0.075in"/>
    </style:style>
    <style:style style:name="P2699" style:parent-style-name="Normal" style:family="paragraph">
      <style:paragraph-properties fo:margin-bottom="0in" fo:line-height="100%"/>
    </style:style>
    <style:style style:name="T2700" style:parent-style-name="DefaultParagraphFont" style:family="text">
      <style:text-properties style:font-name="Arial" style:font-name-complex="Arial" fo:font-weight="bold" style:font-weight-asian="bold" style:font-weight-complex="bold" fo:font-size="12pt" style:font-size-asian="12pt"/>
    </style:style>
    <style:style style:name="TableRow2701" style:family="table-row">
      <style:table-row-properties/>
    </style:style>
    <style:style style:name="TableCell2702" style:family="table-cell">
      <style:table-cell-properties fo:border="0.0069in solid #000000" style:writing-mode="lr-tb" fo:padding-top="0in" fo:padding-left="0.075in" fo:padding-bottom="0in" fo:padding-right="0.075in"/>
    </style:style>
    <style:style style:name="P2703" style:parent-style-name="Normal" style:family="paragraph">
      <style:paragraph-properties fo:margin-bottom="0in" fo:line-height="100%"/>
      <style:text-properties style:font-name="Arial" style:font-name-complex="Arial"/>
    </style:style>
    <style:style style:name="TableCell2704" style:family="table-cell">
      <style:table-cell-properties fo:border="0.0069in solid #000000" style:writing-mode="lr-tb" fo:padding-top="0in" fo:padding-left="0.075in" fo:padding-bottom="0in" fo:padding-right="0.075in"/>
    </style:style>
    <style:style style:name="P2705" style:parent-style-name="Normal" style:family="paragraph">
      <style:paragraph-properties fo:margin-bottom="0in" fo:line-height="100%"/>
      <style:text-properties style:font-name="Arial" style:font-name-complex="Arial"/>
    </style:style>
    <style:style style:name="TableCell2706" style:family="table-cell">
      <style:table-cell-properties fo:border="0.0069in solid #000000" style:writing-mode="lr-tb" fo:padding-top="0in" fo:padding-left="0.075in" fo:padding-bottom="0in" fo:padding-right="0.075in"/>
    </style:style>
    <style:style style:name="P2707" style:parent-style-name="Normal" style:family="paragraph">
      <style:paragraph-properties fo:margin-bottom="0in" fo:line-height="100%"/>
      <style:text-properties style:font-name="Arial" style:font-name-complex="Arial"/>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margin-bottom="0in" fo:line-height="100%"/>
      <style:text-properties style:font-name="Arial" style:font-name-complex="Arial"/>
    </style:style>
    <style:style style:name="TableRow2710" style:family="table-row">
      <style:table-row-properties/>
    </style:style>
    <style:style style:name="TableCell2711" style:family="table-cell">
      <style:table-cell-properties fo:border="0.0069in solid #000000" style:writing-mode="lr-tb" fo:padding-top="0in" fo:padding-left="0.075in" fo:padding-bottom="0in" fo:padding-right="0.075in"/>
    </style:style>
    <style:style style:name="P2712" style:parent-style-name="Normal" style:family="paragraph">
      <style:paragraph-properties fo:margin-bottom="0in" fo:line-height="100%"/>
      <style:text-properties style:font-name="Arial" style:font-name-complex="Arial"/>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margin-bottom="0in" fo:line-height="100%"/>
      <style:text-properties style:font-name="Arial" style:font-name-complex="Arial"/>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 style:family="paragraph">
      <style:paragraph-properties fo:margin-bottom="0in" fo:line-height="100%"/>
      <style:text-properties style:font-name="Arial" style:font-name-complex="Arial"/>
    </style:style>
    <style:style style:name="TableCell2717" style:family="table-cell">
      <style:table-cell-properties fo:border="0.0069in solid #000000" style:writing-mode="lr-tb" fo:padding-top="0in" fo:padding-left="0.075in" fo:padding-bottom="0in" fo:padding-right="0.075in"/>
    </style:style>
    <style:style style:name="P2718" style:parent-style-name="Normal" style:family="paragraph">
      <style:paragraph-properties fo:margin-bottom="0in" fo:line-height="100%"/>
      <style:text-properties style:font-name="Arial" style:font-name-complex="Arial" fo:font-size="12pt" style:font-size-asian="12pt"/>
    </style:style>
    <style:style style:name="P2719" style:parent-style-name="Normal" style:family="paragraph">
      <style:text-properties style:font-name="Arial" style:font-name-complex="Arial" fo:font-size="12pt" style:font-size-asian="12pt"/>
    </style:style>
    <style:style style:name="P2720" style:parent-style-name="Normal" style:family="paragraph">
      <style:text-properties style:font-name="Arial" style:font-name-complex="Arial" fo:font-size="12pt" style:font-size-asian="12pt"/>
    </style:style>
    <style:style style:name="TableColumn2722" style:family="table-column">
      <style:table-column-properties style:column-width="1.9368in"/>
    </style:style>
    <style:style style:name="TableColumn2723" style:family="table-column">
      <style:table-column-properties style:column-width="1.9368in"/>
    </style:style>
    <style:style style:name="TableColumn2724" style:family="table-column">
      <style:table-column-properties style:column-width="1.9375in"/>
    </style:style>
    <style:style style:name="TableColumn2725" style:family="table-column">
      <style:table-column-properties style:column-width="3.8326in"/>
    </style:style>
    <style:style style:name="Table2721" style:family="table">
      <style:table-properties style:width="9.6437in" fo:margin-left="0in" table:align="left"/>
    </style:style>
    <style:style style:name="TableRow2726" style:family="table-row">
      <style:table-row-properties style:min-row-height="0.3187in"/>
    </style:style>
    <style:style style:name="TableCell2727" style:family="table-cell">
      <style:table-cell-properties fo:border="0.0069in solid #000000" style:writing-mode="lr-tb" fo:padding-top="0in" fo:padding-left="0.075in" fo:padding-bottom="0in" fo:padding-right="0.075in"/>
    </style:style>
    <style:style style:name="T2728" style:parent-style-name="DefaultParagraphFont" style:family="text">
      <style:text-properties style:font-name="Arial" style:font-name-complex="Arial" fo:font-weight="bold" style:font-weight-asian="bold" style:font-weight-complex="bold" fo:font-size="12pt" style:font-size-asian="12pt"/>
    </style:style>
    <style:style style:name="TableCell2729" style:family="table-cell">
      <style:table-cell-properties fo:border="0.0069in solid #000000" style:writing-mode="lr-tb" fo:padding-top="0in" fo:padding-left="0.075in" fo:padding-bottom="0in" fo:padding-right="0.075in"/>
    </style:style>
    <style:style style:name="P2730" style:parent-style-name="Normal" style:family="paragraph">
      <style:text-properties style:font-name="Arial" style:font-name-complex="Arial" fo:font-weight="bold" style:font-weight-asian="bold" style:font-weight-complex="bold"/>
    </style:style>
    <style:style style:name="TableRow2731" style:family="table-row">
      <style:table-row-properties/>
    </style:style>
    <style:style style:name="TableCell2732" style:family="table-cell">
      <style:table-cell-properties fo:border="0.0069in solid #000000" style:writing-mode="lr-tb" fo:padding-top="0in" fo:padding-left="0.075in" fo:padding-bottom="0in" fo:padding-right="0.075in"/>
    </style:style>
    <style:style style:name="T2733" style:parent-style-name="DefaultParagraphFont" style:family="text">
      <style:text-properties style:font-name="Arial" style:font-name-complex="Arial" fo:font-weight="bold" style:font-weight-asian="bold" style:font-weight-complex="bold" fo:font-size="12pt" style:font-size-asian="12pt"/>
    </style:style>
    <style:style style:name="TableCell2734" style:family="table-cell">
      <style:table-cell-properties fo:border="0.0069in solid #000000" style:writing-mode="lr-tb" fo:padding-top="0in" fo:padding-left="0.075in" fo:padding-bottom="0in" fo:padding-right="0.075in"/>
    </style:style>
    <style:style style:name="T2735" style:parent-style-name="DefaultParagraphFont" style:family="text">
      <style:text-properties style:font-name="Arial" style:font-name-complex="Arial" fo:font-weight="bold" style:font-weight-asian="bold" style:font-weight-complex="bold" fo:font-size="12pt" style:font-size-asian="12pt"/>
    </style:style>
    <style:style style:name="TableCell2736" style:family="table-cell">
      <style:table-cell-properties fo:border="0.0069in solid #000000" style:writing-mode="lr-tb" fo:padding-top="0in" fo:padding-left="0.075in" fo:padding-bottom="0in" fo:padding-right="0.075in"/>
    </style:style>
    <style:style style:name="T2737" style:parent-style-name="DefaultParagraphFont" style:family="text">
      <style:text-properties style:font-name="Arial" style:font-name-complex="Arial" fo:font-weight="bold" style:font-weight-asian="bold" style:font-weight-complex="bold" fo:font-size="12pt" style:font-size-asian="12pt"/>
    </style:style>
    <style:style style:name="TableCell2738" style:family="table-cell">
      <style:table-cell-properties fo:border="0.0069in solid #000000" style:writing-mode="lr-tb" fo:padding-top="0in" fo:padding-left="0.075in" fo:padding-bottom="0in" fo:padding-right="0.075in"/>
    </style:style>
    <style:style style:name="T2739" style:parent-style-name="DefaultParagraphFont" style:family="text">
      <style:text-properties style:font-name="Arial" style:font-name-complex="Arial" fo:font-weight="bold" style:font-weight-asian="bold" style:font-weight-complex="bold" fo:font-size="12pt" style:font-size-asian="12pt"/>
    </style:style>
    <style:style style:name="TableRow2740" style:family="table-row">
      <style:table-row-properties/>
    </style:style>
    <style:style style:name="TableCell2741" style:family="table-cell">
      <style:table-cell-properties fo:border="0.0069in solid #000000" style:writing-mode="lr-tb" fo:padding-top="0in" fo:padding-left="0.075in" fo:padding-bottom="0in" fo:padding-right="0.075in"/>
    </style:style>
    <style:style style:name="P2742" style:parent-style-name="Normal" style:family="paragraph">
      <style:text-properties style:font-name="Arial" style:font-name-complex="Arial"/>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text-properties style:font-name="Arial" style:font-name-complex="Arial"/>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 style:family="paragraph">
      <style:text-properties style:font-name="Arial" style:font-name-complex="Arial"/>
    </style:style>
    <style:style style:name="TableCell2747" style:family="table-cell">
      <style:table-cell-properties fo:border="0.0069in solid #000000" style:writing-mode="lr-tb" fo:padding-top="0in" fo:padding-left="0.075in" fo:padding-bottom="0in" fo:padding-right="0.075in"/>
    </style:style>
    <style:style style:name="P2748" style:parent-style-name="Normal" style:family="paragraph">
      <style:text-properties style:font-name="Arial" style:font-name-complex="Arial"/>
    </style:style>
    <style:style style:name="TableRow2749" style:family="table-row">
      <style:table-row-properties/>
    </style:style>
    <style:style style:name="TableCell2750" style:family="table-cell">
      <style:table-cell-properties fo:border="0.0069in solid #000000" style:writing-mode="lr-tb" fo:padding-top="0in" fo:padding-left="0.075in" fo:padding-bottom="0in" fo:padding-right="0.075in"/>
    </style:style>
    <style:style style:name="P2751" style:parent-style-name="Normal" style:family="paragraph">
      <style:text-properties style:font-name="Arial" style:font-name-complex="Arial"/>
    </style:style>
    <style:style style:name="TableCell2752" style:family="table-cell">
      <style:table-cell-properties fo:border="0.0069in solid #000000" style:writing-mode="lr-tb" fo:padding-top="0in" fo:padding-left="0.075in" fo:padding-bottom="0in" fo:padding-right="0.075in"/>
    </style:style>
    <style:style style:name="P2753" style:parent-style-name="Normal" style:family="paragraph">
      <style:text-properties style:font-name="Arial" style:font-name-complex="Arial"/>
    </style:style>
    <style:style style:name="TableCell2754" style:family="table-cell">
      <style:table-cell-properties fo:border="0.0069in solid #000000" style:writing-mode="lr-tb" fo:padding-top="0in" fo:padding-left="0.075in" fo:padding-bottom="0in" fo:padding-right="0.075in"/>
    </style:style>
    <style:style style:name="P2755" style:parent-style-name="Normal" style:family="paragraph">
      <style:text-properties style:font-name="Arial" style:font-name-complex="Arial"/>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text-properties style:font-name="Arial" style:font-name-complex="Arial" fo:font-size="12pt" style:font-size-asian="12pt"/>
    </style:style>
    <style:style style:name="P2758" style:parent-style-name="Normal" style:family="paragraph">
      <style:text-properties style:font-name="Arial" style:font-name-complex="Arial" fo:font-size="12pt" style:font-size-asian="12pt"/>
    </style:style>
    <style:style style:name="P2759" style:parent-style-name="Normal" style:family="paragraph">
      <style:paragraph-properties fo:break-before="page"/>
      <style:text-properties style:font-name="Arial" style:font-name-complex="Arial" fo:font-weight="bold" style:font-weight-asian="bold" style:font-weight-complex="bold" fo:font-size="12pt" style:font-size-asian="12pt"/>
    </style:style>
    <style:style style:name="P2760" style:parent-style-name="ListParagraph" style:list-style-name="LFO22" style:family="paragraph">
      <style:paragraph-properties fo:margin-left="0.25in">
        <style:tab-stops/>
      </style:paragraph-properties>
      <style:text-properties style:font-name="Arial" style:font-name-complex="Arial" fo:font-size="12pt" style:font-size-asian="12pt"/>
    </style:style>
    <style:style style:name="TableColumn2762" style:family="table-column">
      <style:table-column-properties style:column-width="9.6861in"/>
    </style:style>
    <style:style style:name="Table2761" style:family="table">
      <style:table-properties style:width="9.6861in" fo:margin-left="0.25in" table:align="left"/>
    </style:style>
    <style:style style:name="TableRow2763" style:family="table-row">
      <style:table-row-properties style:min-row-height="1.5569in"/>
    </style:style>
    <style:style style:name="TableCell2764" style:family="table-cell">
      <style:table-cell-properties fo:border="0.0069in solid #000000" style:writing-mode="lr-tb" fo:padding-top="0in" fo:padding-left="0.075in" fo:padding-bottom="0in" fo:padding-right="0.075in"/>
    </style:style>
    <style:style style:name="P276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style>
    <style:style style:name="P2766" style:parent-style-name="Normal" style:family="paragraph">
      <style:text-properties style:font-name="Arial" style:font-name-complex="Arial" fo:font-weight="bold" style:font-weight-asian="bold" style:font-weight-complex="bold" fo:font-size="12pt" style:font-size-asian="12pt"/>
    </style:style>
    <style:style style:name="P2767" style:parent-style-name="Normal" style:family="paragraph">
      <style:text-properties style:font-name="Arial" style:font-name-complex="Arial" fo:font-weight="bold" style:font-weight-asian="bold" style:font-weight-complex="bold" fo:font-size="12pt" style:font-size-asian="12pt"/>
    </style:style>
    <style:style style:name="P2768" style:parent-style-name="ListParagraph" style:list-style-name="LFO22" style:family="paragraph">
      <style:paragraph-properties fo:margin-left="0.25in">
        <style:tab-stops/>
      </style:paragraph-properties>
      <style:text-properties style:font-name="Arial" style:font-name-complex="Arial" fo:font-size="12pt" style:font-size-asian="12pt"/>
    </style:style>
    <style:style style:name="P2769" style:parent-style-name="ListParagraph" style:list-style-name="LFO22" style:family="paragraph">
      <style:paragraph-properties fo:margin-left="0.25in">
        <style:tab-stops/>
      </style:paragraph-properties>
      <style:text-properties style:font-name="Arial" style:font-name-complex="Arial" fo:font-size="12pt" style:font-size-asian="12pt"/>
    </style:style>
    <style:style style:name="P2770" style:parent-style-name="ListParagraph" style:list-style-name="LFO22" style:family="paragraph">
      <style:paragraph-properties fo:margin-left="0.25in">
        <style:tab-stops/>
      </style:paragraph-properties>
      <style:text-properties style:font-name="Arial" style:font-name-complex="Arial" fo:font-size="12pt" style:font-size-asian="12pt"/>
    </style:style>
    <style:style style:name="TableColumn2772" style:family="table-column">
      <style:table-column-properties style:column-width="9.6861in"/>
    </style:style>
    <style:style style:name="Table2771" style:family="table">
      <style:table-properties style:width="9.6861in" fo:margin-left="0in" table:align="left"/>
    </style:style>
    <style:style style:name="TableRow2773" style:family="table-row">
      <style:table-row-properties style:min-row-height="2.2409in"/>
    </style:style>
    <style:style style:name="TableCell2774" style:family="table-cell">
      <style:table-cell-properties fo:border="0.0069in solid #000000" style:writing-mode="lr-tb" fo:padding-top="0in" fo:padding-left="0.075in" fo:padding-bottom="0in" fo:padding-right="0.075in"/>
    </style:style>
    <style:style style:name="P2775" style:parent-style-name="Normal" style:family="paragraph">
      <style:paragraph-properties fo:margin-bottom="0in" fo:line-height="100%"/>
      <style:text-properties style:font-name="Arial" style:font-name-complex="Arial" fo:font-size="12pt" style:font-size-asian="12pt"/>
    </style:style>
    <style:style style:name="P2776" style:parent-style-name="Normal" style:family="paragraph">
      <style:text-properties style:font-name="Arial" style:font-name-complex="Arial" fo:font-size="12pt" style:font-size-asian="12pt"/>
    </style:style>
    <style:style style:name="P2777" style:parent-style-name="Normal" style:family="paragraph">
      <style:paragraph-properties fo:break-before="page"/>
    </style:style>
    <style:style style:name="T2778" style:parent-style-name="DefaultParagraphFon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79" style:parent-style-name="Normal" style:family="paragraph">
      <style:text-properties style:font-name="Arial" style:font-name-complex="Arial" fo:font-size="12pt" style:font-size-asian="12pt"/>
    </style:style>
    <style:style style:name="P2780" style:parent-style-name="Normal" style:family="paragraph">
      <style:text-properties style:font-name="Arial" style:font-name-complex="Arial" fo:font-size="12pt" style:font-size-asian="12pt"/>
    </style:style>
    <style:style style:name="P2781" style:parent-style-name="Normal" style:family="paragraph">
      <style:text-properties style:font-name="Arial" style:font-name-complex="Arial" fo:font-size="12pt" style:font-size-asian="12pt"/>
    </style:style>
    <style:style style:name="P2782" style:parent-style-name="Normal" style:family="paragraph">
      <style:text-properties style:font-name="Arial" style:font-name-complex="Arial" fo:font-size="12pt" style:font-size-asian="12pt"/>
    </style:style>
    <style:style style:name="P2783" style:parent-style-name="Normal" style:family="paragraph">
      <style:text-properties style:font-name="Arial" style:font-name-complex="Arial" fo:font-size="12pt" style:font-size-asian="12pt"/>
    </style:style>
    <style:style style:name="P2784" style:parent-style-name="Normal" style:family="paragraph">
      <style:text-properties style:font-name="Arial" style:font-name-complex="Arial" fo:font-size="12pt" style:font-size-asian="12pt"/>
    </style:style>
    <style:style style:name="P2785" style:parent-style-name="Normal" style:family="paragraph">
      <style:text-properties style:font-name="Arial" style:font-name-complex="Arial" fo:font-size="12pt" style:font-size-asian="12pt"/>
    </style:style>
    <style:style style:name="P2786" style:parent-style-name="Normal" style:family="paragraph">
      <style:text-properties style:font-name="Arial" style:font-name-complex="Arial" fo:font-size="12pt" style:font-size-asian="12pt"/>
    </style:style>
    <style:style style:name="TableColumn2788" style:family="table-column">
      <style:table-column-properties style:column-width="4.0326in"/>
    </style:style>
    <style:style style:name="TableColumn2789" style:family="table-column">
      <style:table-column-properties style:column-width="1.6701in"/>
    </style:style>
    <style:style style:name="TableColumn2790" style:family="table-column">
      <style:table-column-properties style:column-width="1.8923in"/>
    </style:style>
    <style:style style:name="TableColumn2791" style:family="table-column">
      <style:table-column-properties style:column-width="1.7534in"/>
    </style:style>
    <style:style style:name="Table2787" style:family="table">
      <style:table-properties style:width="9.3486in" fo:margin-left="0in" table:align="left"/>
    </style:style>
    <style:style style:name="TableRow2792" style:family="table-row">
      <style:table-row-properties style:min-row-height="0.3541in"/>
    </style:style>
    <style:style style:name="TableCell2793" style:family="table-cell">
      <style:table-cell-properties fo:border="0.0069in solid #000000" style:writing-mode="lr-tb" fo:padding-top="0in" fo:padding-left="0.075in" fo:padding-bottom="0in" fo:padding-right="0.075in" fo:wrap-option="no-wrap"/>
    </style:style>
    <style:style style:name="P2794" style:parent-style-name="Normal" style:family="paragraph">
      <style:paragraph-properties fo:margin-bottom="0in" fo:line-height="100%"/>
    </style:style>
    <style:style style:name="T2795" style:parent-style-name="DefaultParagraphFont" style:family="text">
      <style:text-properties style:font-name="Arial" style:font-name-complex="Arial" fo:font-weight="bold" style:font-weight-asian="bold" style:font-weight-complex="bold" fo:font-size="12pt" style:font-size-asian="12pt"/>
    </style:style>
    <style:style style:name="TableCell2796" style:family="table-cell">
      <style:table-cell-properties fo:border="0.0069in solid #000000" style:writing-mode="lr-tb" fo:padding-top="0in" fo:padding-left="0.075in" fo:padding-bottom="0in" fo:padding-right="0.075in" fo:wrap-option="no-wrap"/>
    </style:style>
    <style:style style:name="P2797" style:parent-style-name="Normal" style:family="paragraph">
      <style:paragraph-properties fo:margin-bottom="0in" fo:line-height="100%"/>
    </style:style>
    <style:style style:name="T2798" style:parent-style-name="DefaultParagraphFont" style:family="text">
      <style:text-properties style:font-name="Arial" style:font-name-complex="Arial" fo:font-weight="bold" style:font-weight-asian="bold" style:font-weight-complex="bold" fo:font-size="12pt" style:font-size-asian="12pt"/>
    </style:style>
    <style:style style:name="TableCell2799" style:family="table-cell">
      <style:table-cell-properties fo:border="0.0069in solid #000000" style:writing-mode="lr-tb" fo:padding-top="0in" fo:padding-left="0.075in" fo:padding-bottom="0in" fo:padding-right="0.075in" fo:wrap-option="no-wrap"/>
    </style:style>
    <style:style style:name="P2800" style:parent-style-name="Normal" style:family="paragraph">
      <style:paragraph-properties fo:margin-bottom="0in" fo:line-height="100%"/>
    </style:style>
    <style:style style:name="T2801" style:parent-style-name="DefaultParagraphFont" style:family="text">
      <style:text-properties style:font-name="Arial" style:font-name-complex="Arial" fo:font-weight="bold" style:font-weight-asian="bold" style:font-weight-complex="bold" fo:font-size="12pt" style:font-size-asian="12pt"/>
    </style:style>
    <style:style style:name="TableCell2802" style:family="table-cell">
      <style:table-cell-properties fo:border="0.0069in solid #000000" style:writing-mode="lr-tb" fo:padding-top="0in" fo:padding-left="0.075in" fo:padding-bottom="0in" fo:padding-right="0.075in" fo:wrap-option="no-wrap"/>
    </style:style>
    <style:style style:name="P2803" style:parent-style-name="Normal" style:family="paragraph">
      <style:paragraph-properties fo:margin-bottom="0in" fo:line-height="100%"/>
    </style:style>
    <style:style style:name="T2804" style:parent-style-name="DefaultParagraphFont" style:family="text">
      <style:text-properties style:font-name="Arial" style:font-name-complex="Arial" fo:font-weight="bold" style:font-weight-asian="bold" style:font-weight-complex="bold" fo:font-size="12pt" style:font-size-asian="12pt"/>
    </style:style>
    <style:style style:name="TableRow2805" style:family="table-row">
      <style:table-row-properties style:min-row-height="0.4583in"/>
    </style:style>
    <style:style style:name="TableCell2806" style:family="table-cell">
      <style:table-cell-properties fo:border="0.0069in solid #000000" style:writing-mode="lr-tb" fo:padding-top="0in" fo:padding-left="0.075in" fo:padding-bottom="0in" fo:padding-right="0.075in"/>
    </style:style>
    <style:style style:name="P2807" style:parent-style-name="Normal" style:family="paragraph">
      <style:paragraph-properties fo:margin-bottom="0in" fo:line-height="100%"/>
    </style:style>
    <style:style style:name="T2808" style:parent-style-name="DefaultParagraphFont" style:family="text">
      <style:text-properties style:font-name="Arial" style:font-name-complex="Arial" fo:font-size="12pt" style:font-size-asian="12pt"/>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 style:family="paragraph">
      <style:paragraph-properties fo:margin-bottom="0in" fo:line-height="100%"/>
    </style:style>
    <style:style style:name="T2811" style:parent-style-name="DefaultParagraphFont" style:family="text">
      <style:text-properties style:font-name="Arial" style:font-name-complex="Arial" fo:font-size="12pt" style:font-size-asian="12pt"/>
    </style:style>
    <style:style style:name="TableCell2812" style:family="table-cell">
      <style:table-cell-properties fo:border="0.0069in solid #000000" style:writing-mode="lr-tb" fo:padding-top="0in" fo:padding-left="0.075in" fo:padding-bottom="0in" fo:padding-right="0.075in" fo:wrap-option="no-wrap"/>
    </style:style>
    <style:style style:name="P2813" style:parent-style-name="Normal" style:family="paragraph">
      <style:paragraph-properties fo:margin-bottom="0in" fo:line-height="100%"/>
    </style:style>
    <style:style style:name="T2814" style:parent-style-name="DefaultParagraphFont" style:family="text">
      <style:text-properties style:font-name="Arial" style:font-name-complex="Arial" fo:font-weight="bold" style:font-weight-asian="bold" style:font-weight-complex="bold" fo:font-size="12pt" style:font-size-asian="12pt"/>
    </style:style>
    <style:style style:name="TableCell2815" style:family="table-cell">
      <style:table-cell-properties fo:border="0.0069in solid #000000" style:writing-mode="lr-tb" fo:padding-top="0in" fo:padding-left="0.075in" fo:padding-bottom="0in" fo:padding-right="0.075in" fo:wrap-option="no-wrap"/>
    </style:style>
    <style:style style:name="P2816" style:parent-style-name="Normal" style:family="paragraph">
      <style:paragraph-properties fo:margin-bottom="0in" fo:line-height="100%"/>
    </style:style>
    <style:style style:name="T2817" style:parent-style-name="DefaultParagraphFont" style:family="text">
      <style:text-properties style:font-name="Arial" style:font-name-complex="Arial" fo:font-weight="bold" style:font-weight-asian="bold" style:font-weight-complex="bold" fo:font-size="12pt" style:font-size-asian="12pt"/>
    </style:style>
    <style:style style:name="TableRow2818" style:family="table-row">
      <style:table-row-properties style:min-row-height="0.0486in"/>
    </style:style>
    <style:style style:name="P2819" style:parent-style-name="Normal" style:family="paragraph">
      <style:paragraph-properties fo:margin-bottom="0in" fo:line-height="100%"/>
      <style:text-properties style:font-name="Arial" style:font-name-complex="Arial"/>
    </style:style>
    <style:style style:name="TableCell2820" style:family="table-cell">
      <style:table-cell-properties fo:border="0.0069in solid #000000" style:writing-mode="lr-tb" fo:padding-top="0in" fo:padding-left="0.075in" fo:padding-bottom="0in" fo:padding-right="0.075in"/>
    </style:style>
    <style:style style:name="P2821" style:parent-style-name="Normal" style:family="paragraph">
      <style:paragraph-properties fo:margin-bottom="0in" fo:line-height="100%"/>
    </style:style>
    <style:style style:name="T2822" style:parent-style-name="DefaultParagraphFont" style:family="text">
      <style:text-properties style:font-name="Arial" style:font-name-complex="Arial" fo:font-size="12pt" style:font-size-asian="12pt"/>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 style:family="paragraph">
      <style:paragraph-properties fo:margin-bottom="0in" fo:line-height="100%"/>
    </style:style>
    <style:style style:name="T2825" style:parent-style-name="DefaultParagraphFont" style:family="text">
      <style:text-properties style:font-name="Arial" style:font-name-complex="Arial" fo:font-size="12pt" style:font-size-asian="12pt"/>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 style:family="paragraph">
      <style:paragraph-properties fo:margin-bottom="0in" fo:line-height="100%"/>
    </style:style>
    <style:style style:name="T2828" style:parent-style-name="DefaultParagraphFont" style:family="text">
      <style:text-properties style:font-name="Arial" style:font-name-complex="Arial" fo:font-size="12pt" style:font-size-asian="12pt"/>
    </style:style>
    <style:style style:name="TableRow2829" style:family="table-row">
      <style:table-row-properties style:min-row-height="0.2034in"/>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 style:family="paragraph">
      <style:paragraph-properties fo:margin-bottom="0in" fo:line-height="100%"/>
    </style:style>
    <style:style style:name="T2832" style:parent-style-name="DefaultParagraphFont" style:family="text">
      <style:text-properties style:font-name="Arial" style:font-name-complex="Arial" fo:font-size="12pt" style:font-size-asian="12pt"/>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margin-bottom="0in" fo:line-height="100%"/>
    </style:style>
    <style:style style:name="T2835" style:parent-style-name="DefaultParagraphFont" style:family="text">
      <style:text-properties style:font-name="Arial" style:font-name-complex="Arial" fo:font-size="12pt" style:font-size-asian="12pt"/>
    </style:style>
    <style:style style:name="TableCell2836" style:family="table-cell">
      <style:table-cell-properties fo:border="0.0069in solid #000000" style:writing-mode="lr-tb" fo:padding-top="0in" fo:padding-left="0.075in" fo:padding-bottom="0in" fo:padding-right="0.075in"/>
    </style:style>
    <style:style style:name="P2837" style:parent-style-name="Normal" style:family="paragraph">
      <style:paragraph-properties fo:margin-bottom="0in" fo:line-height="100%"/>
    </style:style>
    <style:style style:name="T2838" style:parent-style-name="DefaultParagraphFont" style:family="text">
      <style:text-properties style:font-name="Arial" style:font-name-complex="Arial" fo:font-size="12pt" style:font-size-asian="12pt"/>
    </style:style>
    <style:style style:name="TableCell2839" style:family="table-cell">
      <style:table-cell-properties fo:border="0.0069in solid #000000" style:writing-mode="lr-tb" fo:padding-top="0in" fo:padding-left="0.075in" fo:padding-bottom="0in" fo:padding-right="0.075in"/>
    </style:style>
    <style:style style:name="P2840" style:parent-style-name="Normal" style:family="paragraph">
      <style:paragraph-properties fo:margin-bottom="0in" fo:line-height="100%"/>
    </style:style>
    <style:style style:name="T2841" style:parent-style-name="DefaultParagraphFont" style:family="text">
      <style:text-properties style:font-name="Arial" style:font-name-complex="Arial" fo:font-size="12pt" style:font-size-asian="12pt"/>
    </style:style>
    <style:style style:name="TableRow2842" style:family="table-row">
      <style:table-row-properties style:min-row-height="0.0486in"/>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margin-bottom="0in" fo:line-height="100%"/>
    </style:style>
    <style:style style:name="T2845" style:parent-style-name="DefaultParagraphFont" style:family="text">
      <style:text-properties style:font-name="Arial" style:font-name-complex="Arial" fo:font-size="12pt" style:font-size-asian="12pt"/>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margin-bottom="0in" fo:line-height="100%"/>
    </style:style>
    <style:style style:name="T2848" style:parent-style-name="DefaultParagraphFont" style:family="text">
      <style:text-properties style:font-name="Arial" style:font-name-complex="Arial" fo:font-size="12pt" style:font-size-asian="12pt"/>
    </style:style>
    <style:style style:name="TableCell2849" style:family="table-cell">
      <style:table-cell-properties fo:border="0.0069in solid #000000" style:writing-mode="lr-tb" fo:padding-top="0in" fo:padding-left="0.075in" fo:padding-bottom="0in" fo:padding-right="0.075in"/>
    </style:style>
    <style:style style:name="P2850" style:parent-style-name="Normal" style:family="paragraph">
      <style:paragraph-properties fo:margin-bottom="0in" fo:line-height="100%"/>
    </style:style>
    <style:style style:name="T2851" style:parent-style-name="DefaultParagraphFont" style:family="text">
      <style:text-properties style:font-name="Arial" style:font-name-complex="Arial" fo:font-size="12pt" style:font-size-asian="12pt"/>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 style:family="paragraph">
      <style:paragraph-properties fo:margin-bottom="0in" fo:line-height="100%"/>
    </style:style>
    <style:style style:name="T2854" style:parent-style-name="DefaultParagraphFont" style:family="text">
      <style:text-properties style:font-name="Arial" style:font-name-complex="Arial" fo:font-size="12pt" style:font-size-asian="12pt"/>
    </style:style>
    <style:style style:name="TableRow2855" style:family="table-row">
      <style:table-row-properties style:min-row-height="1.3125in"/>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 style:family="paragraph">
      <style:paragraph-properties fo:margin-bottom="0in" fo:line-height="100%"/>
    </style:style>
    <style:style style:name="T2858" style:parent-style-name="DefaultParagraphFont" style:family="text">
      <style:text-properties style:font-name="Arial" style:font-name-complex="Arial" fo:font-size="12pt" style:font-size-asian="12pt"/>
    </style:style>
    <style:style style:name="TableCell2859" style:family="table-cell">
      <style:table-cell-properties fo:border="0.0069in solid #000000" style:writing-mode="lr-tb" fo:padding-top="0in" fo:padding-left="0.075in" fo:padding-bottom="0in" fo:padding-right="0.075in"/>
    </style:style>
    <style:style style:name="P2860" style:parent-style-name="Normal" style:family="paragraph">
      <style:paragraph-properties fo:margin-bottom="0in" fo:line-height="100%"/>
      <style:text-properties style:font-name="Arial" style:font-name-complex="Arial"/>
    </style:style>
    <style:style style:name="TableCell2861" style:family="table-cell">
      <style:table-cell-properties fo:border="0.0069in solid #000000" style:writing-mode="lr-tb" fo:padding-top="0in" fo:padding-left="0.075in" fo:padding-bottom="0in" fo:padding-right="0.075in"/>
    </style:style>
    <style:style style:name="P2862" style:parent-style-name="Normal" style:family="paragraph">
      <style:paragraph-properties fo:margin-bottom="0in" fo:line-height="100%"/>
      <style:text-properties style:font-name="Arial" style:font-name-complex="Arial"/>
    </style:style>
    <style:style style:name="TableCell2863" style:family="table-cell">
      <style:table-cell-properties fo:border="0.0069in solid #000000" style:writing-mode="lr-tb" fo:padding-top="0in" fo:padding-left="0.075in" fo:padding-bottom="0in" fo:padding-right="0.075in"/>
    </style:style>
    <style:style style:name="P2864" style:parent-style-name="Normal" style:family="paragraph">
      <style:paragraph-properties fo:margin-bottom="0in" fo:line-height="100%"/>
      <style:text-properties style:font-name="Arial" style:font-name-complex="Arial" fo:font-size="12pt" style:font-size-asian="12pt"/>
    </style:style>
    <style:style style:name="P2865" style:parent-style-name="Normal" style:family="paragraph">
      <style:text-properties style:font-name="Arial" style:font-name-complex="Arial" fo:font-size="12pt" style:font-size-asian="12pt"/>
    </style:style>
    <style:style style:name="P2866" style:parent-style-name="Normal" style:family="paragraph">
      <style:text-properties style:font-name="Arial" style:font-name-complex="Arial" fo:font-size="12pt" style:font-size-asian="12pt"/>
    </style:style>
    <style:style style:name="TableColumn2868" style:family="table-column">
      <style:table-column-properties style:column-width="1.9194in"/>
    </style:style>
    <style:style style:name="TableColumn2869" style:family="table-column">
      <style:table-column-properties style:column-width="3.7041in"/>
    </style:style>
    <style:style style:name="TableColumn2870" style:family="table-column">
      <style:table-column-properties style:column-width="2.402in"/>
    </style:style>
    <style:style style:name="TableColumn2871" style:family="table-column">
      <style:table-column-properties style:column-width="2.0868in"/>
    </style:style>
    <style:style style:name="Table2867" style:family="table">
      <style:table-properties style:width="10.1125in" fo:margin-left="0in" table:align="left"/>
    </style:style>
    <style:style style:name="TableRow2872" style:family="table-row">
      <style:table-row-properties style:min-row-height="0.3958in"/>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 style:family="paragraph">
      <style:paragraph-properties fo:margin-bottom="0in" fo:line-height="100%"/>
    </style:style>
    <style:style style:name="T2875" style:parent-style-name="DefaultParagraphFont" style:family="text">
      <style:text-properties style:font-name="Arial" style:font-name-complex="Arial" fo:font-weight="bold" style:font-weight-asian="bold" style:font-weight-complex="bold" fo:font-size="12pt" style:font-size-asian="12pt"/>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 style:family="paragraph">
      <style:paragraph-properties fo:margin-bottom="0in" fo:line-height="100%"/>
    </style:style>
    <style:style style:name="T2878" style:parent-style-name="DefaultParagraphFont" style:family="text">
      <style:text-properties style:font-name="Arial" style:font-name-complex="Arial" fo:font-weight="bold" style:font-weight-asian="bold" style:font-weight-complex="bold" fo:font-size="12pt" style:font-size-asian="12pt"/>
    </style:style>
    <style:style style:name="TableCell2879" style:family="table-cell">
      <style:table-cell-properties fo:border="0.0069in solid #000000" style:writing-mode="lr-tb" fo:padding-top="0in" fo:padding-left="0.075in" fo:padding-bottom="0in" fo:padding-right="0.075in"/>
    </style:style>
    <style:style style:name="P2880" style:parent-style-name="Normal" style:family="paragraph">
      <style:paragraph-properties fo:margin-bottom="0in" fo:line-height="100%"/>
    </style:style>
    <style:style style:name="T2881" style:parent-style-name="DefaultParagraphFont" style:family="text">
      <style:text-properties style:font-name="Arial" style:font-name-complex="Arial" fo:font-weight="bold" style:font-weight-asian="bold" style:font-weight-complex="bold" fo:font-size="12pt" style:font-size-asian="12pt"/>
    </style:style>
    <style:style style:name="TableCell2882" style:family="table-cell">
      <style:table-cell-properties fo:border="0.0069in solid #000000" style:writing-mode="lr-tb" fo:padding-top="0in" fo:padding-left="0.075in" fo:padding-bottom="0in" fo:padding-right="0.075in"/>
    </style:style>
    <style:style style:name="P2883" style:parent-style-name="Normal" style:family="paragraph">
      <style:paragraph-properties fo:margin-bottom="0in" fo:line-height="100%"/>
    </style:style>
    <style:style style:name="T2884" style:parent-style-name="DefaultParagraphFont" style:family="text">
      <style:text-properties style:font-name="Arial" style:font-name-complex="Arial" fo:font-weight="bold" style:font-weight-asian="bold" style:font-weight-complex="bold" fo:font-size="12pt" style:font-size-asian="12pt"/>
    </style:style>
    <style:style style:name="TableRow2885" style:family="table-row">
      <style:table-row-properties style:min-row-height="0.6145in"/>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 style:family="paragraph">
      <style:paragraph-properties fo:margin-bottom="0in" fo:line-height="100%"/>
    </style:style>
    <style:style style:name="T2888" style:parent-style-name="DefaultParagraphFont" style:family="text">
      <style:text-properties style:font-name="Arial" style:font-name-complex="Arial" fo:font-size="12pt" style:font-size-asian="12pt"/>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 style:family="paragraph">
      <style:paragraph-properties fo:margin-bottom="0in" fo:line-height="100%"/>
    </style:style>
    <style:style style:name="T2891" style:parent-style-name="DefaultParagraphFont" style:family="text">
      <style:text-properties style:font-name="Arial" style:font-name-complex="Arial" fo:font-size="12pt" style:font-size-asian="12pt"/>
    </style:style>
    <style:style style:name="TableCell2892" style:family="table-cell">
      <style:table-cell-properties fo:border="0.0069in solid #000000" style:writing-mode="lr-tb" fo:padding-top="0in" fo:padding-left="0.075in" fo:padding-bottom="0in" fo:padding-right="0.075in"/>
    </style:style>
    <style:style style:name="P2893" style:parent-style-name="Normal" style:family="paragraph">
      <style:paragraph-properties fo:margin-bottom="0in" fo:line-height="100%"/>
    </style:style>
    <style:style style:name="T2894" style:parent-style-name="DefaultParagraphFont" style:family="text">
      <style:text-properties style:font-name="Arial" style:font-name-complex="Arial" fo:font-size="12pt" style:font-size-asian="12pt"/>
    </style:style>
    <style:style style:name="TableCell2895" style:family="table-cell">
      <style:table-cell-properties fo:border="0.0069in solid #000000" style:writing-mode="lr-tb" fo:padding-top="0in" fo:padding-left="0.075in" fo:padding-bottom="0in" fo:padding-right="0.075in"/>
    </style:style>
    <style:style style:name="P2896" style:parent-style-name="Normal" style:family="paragraph">
      <style:paragraph-properties fo:margin-bottom="0in" fo:line-height="100%"/>
    </style:style>
    <style:style style:name="T2897" style:parent-style-name="DefaultParagraphFont" style:family="text">
      <style:text-properties style:font-name="Arial" style:font-name-complex="Arial" fo:font-size="12pt" style:font-size-asian="12pt"/>
    </style:style>
    <style:style style:name="TableRow2898" style:family="table-row">
      <style:table-row-properties style:min-row-height="0.5548in"/>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 style:family="paragraph">
      <style:paragraph-properties fo:margin-bottom="0in" fo:line-height="100%"/>
    </style:style>
    <style:style style:name="T2901" style:parent-style-name="DefaultParagraphFont" style:family="text">
      <style:text-properties style:font-name="Arial" style:font-name-complex="Arial" fo:font-size="12pt" style:font-size-asian="12pt"/>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 style:family="paragraph">
      <style:paragraph-properties fo:margin-bottom="0in" fo:line-height="100%"/>
    </style:style>
    <style:style style:name="T2904" style:parent-style-name="DefaultParagraphFont" style:family="text">
      <style:text-properties style:font-name="Arial" style:font-name-complex="Arial" fo:font-size="12pt" style:font-size-asian="12pt"/>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margin-bottom="0in" fo:line-height="100%"/>
    </style:style>
    <style:style style:name="T2907" style:parent-style-name="DefaultParagraphFont" style:family="text">
      <style:text-properties style:font-name="Arial" style:font-name-complex="Arial" fo:font-size="12pt" style:font-size-asian="12pt"/>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margin-bottom="0in" fo:line-height="100%"/>
    </style:style>
    <style:style style:name="T2910" style:parent-style-name="DefaultParagraphFont" style:family="text">
      <style:text-properties style:font-name="Arial" style:font-name-complex="Arial" fo:font-size="12pt" style:font-size-asian="12pt"/>
    </style:style>
    <style:style style:name="TableRow2911" style:family="table-row">
      <style:table-row-properties style:min-row-height="0.5548in"/>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margin-bottom="0in" fo:line-height="100%"/>
    </style:style>
    <style:style style:name="T2914" style:parent-style-name="DefaultParagraphFont" style:family="text">
      <style:text-properties style:font-name="Arial" style:font-name-complex="Arial" fo:font-size="12pt" style:font-size-asian="12pt"/>
    </style:style>
    <style:style style:name="TableCell2915" style:family="table-cell">
      <style:table-cell-properties fo:border="0.0069in solid #000000" style:writing-mode="lr-tb" fo:padding-top="0in" fo:padding-left="0.075in" fo:padding-bottom="0in" fo:padding-right="0.075in"/>
    </style:style>
    <style:style style:name="P2916" style:parent-style-name="Normal" style:family="paragraph">
      <style:paragraph-properties fo:margin-bottom="0in" fo:line-height="100%"/>
    </style:style>
    <style:style style:name="T2917" style:parent-style-name="DefaultParagraphFont" style:family="text">
      <style:text-properties style:font-name="Arial" style:font-name-complex="Arial" fo:font-size="12pt" style:font-size-asian="12pt"/>
    </style:style>
    <style:style style:name="TableCell2918" style:family="table-cell">
      <style:table-cell-properties fo:border="0.0069in solid #000000" style:writing-mode="lr-tb" fo:padding-top="0in" fo:padding-left="0.075in" fo:padding-bottom="0in" fo:padding-right="0.075in"/>
    </style:style>
    <style:style style:name="P2919" style:parent-style-name="Normal" style:family="paragraph">
      <style:paragraph-properties fo:margin-bottom="0in" fo:line-height="100%"/>
    </style:style>
    <style:style style:name="T2920" style:parent-style-name="DefaultParagraphFont" style:family="text">
      <style:text-properties style:font-name="Arial" style:font-name-complex="Arial" fo:font-size="12pt" style:font-size-asian="12pt"/>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 style:family="paragraph">
      <style:paragraph-properties fo:margin-bottom="0in" fo:line-height="100%"/>
      <style:text-properties style:font-name="Arial" style:font-name-complex="Arial" fo:font-size="12pt" style:font-size-asian="12pt"/>
    </style:style>
    <style:style style:name="P2923" style:parent-style-name="Normal" style:family="paragraph">
      <style:text-properties style:font-name="Arial" style:font-name-complex="Arial" fo:font-size="12pt" style:font-size-asian="12pt"/>
    </style:style>
    <style:style style:name="P2924" style:parent-style-name="Normal" style:family="paragraph">
      <style:text-properties style:font-name="Arial" style:font-name-complex="Arial" fo:font-size="12pt" style:font-size-asian="12pt"/>
    </style:style>
  </office:automatic-styles>
  <office:body>
    <office:text text:use-soft-page-breaks="true">
      <text:p text:style-name="P1">Leaflet<text:s/>3<text:s/>Waste Management</text:p>
      <text:p text:style-name="P19"><text:span text:style-name="T20">Part 1: Directive</text:span><text:span text:style-name="T21">.</text:span><text:span text:style-name="T22"><text:s/></text:span><text:span text:style-name="T23">This part</text:span><text:span text:style-name="T24"><text:s/></text:span><text:span text:style-name="T25">provides the direction that<text:s/></text:span><text:span text:style-name="T26">must</text:span><text:span text:style-name="T27"><text:s/>be followed in accordance with statute or policy mandated by Defence or on Defence by central Government</text:span><text:span text:style-name="T28">.</text:span></text:p>
      <text:p text:style-name="P29"><text:span text:style-name="T30">Part 2: Guidance</text:span><text:span text:style-name="T31">.</text:span><text:span text:style-name="T32"><text:s/></text:span><text:span text:style-name="T33">This part provides the guidance and best practice that<text:s/></text:span><text:span text:style-name="T34">should</text:span><text:span text:style-name="T35"><text:s/>be followed and will help you to keep to this policy.</text:span><text:span text:style-name="T36"><text:s/></text:span></text:p>
      <text:p text:style-name="TOCHeading"><text:bookmark-start text:name="_Hlk45712105"/><text:bookmark-start text:name="_Hlk107390148"/><text:span text:style-name="T37">Contents<tex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26664320" office:target-frame-name="_top" xlink:show="replace"><text:span text:style-name="T38">Part 1: Directive</text:span><text:span text:style-name="T39"><text:tab/></text:span><text:span text:style-name="T40">2</text:span></text:a></text:p>
          <text:p text:style-name="P41"><text:a xlink:href="#_Toc126664321" office:target-frame-name="_top" xlink:show="replace"><text:span text:style-name="T42">Introduction</text:span><text:span text:style-name="T43"><text:tab/></text:span><text:span text:style-name="T44">2</text:span></text:a></text:p>
          <text:p text:style-name="P45"><text:a xlink:href="#_Toc126664322" office:target-frame-name="_top" xlink:show="replace"><text:span text:style-name="T46">Legislation</text:span><text:span text:style-name="T47"><text:tab/></text:span><text:span text:style-name="T48">2</text:span></text:a></text:p>
          <text:p text:style-name="P49"><text:a xlink:href="#_Toc126664323" office:target-frame-name="_top" xlink:show="replace"><text:span text:style-name="T50">Scope</text:span><text:span text:style-name="T51"><text:tab/></text:span><text:span text:style-name="T52">4</text:span></text:a></text:p>
          <text:p text:style-name="P53"><text:a xlink:href="#_Toc126664324" office:target-frame-name="_top" xlink:show="replace"><text:span text:style-name="T54">Glossary of Terms</text:span><text:span text:style-name="T55"><text:tab/></text:span><text:span text:style-name="T56">4</text:span></text:a></text:p>
          <text:p text:style-name="P57"><text:a xlink:href="#_Toc126664325" office:target-frame-name="_top" xlink:show="replace"><text:span text:style-name="T58">Roles and Responsibilities</text:span><text:span text:style-name="T59"><text:tab/></text:span><text:span text:style-name="T60">4</text:span></text:a></text:p>
          <text:p text:style-name="P61"><text:a xlink:href="#_Toc126664326" office:target-frame-name="_top" xlink:show="replace"><text:span text:style-name="T62">Review and Amendments</text:span><text:span text:style-name="T63"><text:tab/></text:span><text:span text:style-name="T64">5</text:span></text:a></text:p>
          <text:p text:style-name="P65"><text:a xlink:href="#_Toc126664327" office:target-frame-name="_top" xlink:show="replace"><text:span text:style-name="T66">Policy Statements</text:span><text:span text:style-name="T67"><text:tab/></text:span><text:span text:style-name="T68">5</text:span></text:a></text:p>
          <text:p text:style-name="TOC1"><text:a xlink:href="#_Toc126664328" office:target-frame-name="_top" xlink:show="replace"><text:span text:style-name="T69">Part 2: Guidance</text:span><text:span text:style-name="T70"><text:tab/></text:span><text:span text:style-name="T71">10</text:span></text:a></text:p>
          <text:p text:style-name="P72"><text:a xlink:href="#_Toc126664329" office:target-frame-name="_top" xlink:show="replace"><text:span text:style-name="T73">Retention of Records</text:span><text:span text:style-name="T74"><text:tab/></text:span><text:span text:style-name="T75">10</text:span></text:a></text:p>
          <text:p text:style-name="P76"><text:a xlink:href="#_Toc126664330" office:target-frame-name="_top" xlink:show="replace"><text:span text:style-name="T77">Related Documents</text:span><text:span text:style-name="T78"><text:tab/></text:span><text:span text:style-name="T79">10</text:span></text:a></text:p>
          <text:p text:style-name="P80"><text:a xlink:href="#_Toc126664331" office:target-frame-name="_top" xlink:show="replace"><text:span text:style-name="T81">Annex A: Duty of Care</text:span><text:span text:style-name="T82"><text:tab/></text:span><text:span text:style-name="T83">11</text:span></text:a></text:p>
          <text:p text:style-name="P84"><text:a xlink:href="#_Toc126664332" office:target-frame-name="_top" xlink:show="replace"><text:span text:style-name="T85">Annex B: Hazardous Waste</text:span><text:span text:style-name="T86"><text:tab/></text:span><text:span text:style-name="T87">13</text:span></text:a></text:p>
          <text:p text:style-name="P88"><text:a xlink:href="#_Toc126664333" office:target-frame-name="_top" xlink:show="replace"><text:span text:style-name="T89">Annex C: Transfrontier Shipment of Waste</text:span><text:span text:style-name="T90"><text:tab/></text:span><text:span text:style-name="T91">14</text:span></text:a></text:p>
          <text:p text:style-name="P92"><text:a xlink:href="#_Toc126664334" office:target-frame-name="_top" xlink:show="replace"><text:span text:style-name="T93">Annex D: Catering Waste and Animal by-products</text:span><text:span text:style-name="T94"><text:tab/></text:span><text:span text:style-name="T95">18</text:span></text:a></text:p>
          <text:p text:style-name="P96"><text:a xlink:href="#_Toc126664335" office:target-frame-name="_top" xlink:show="replace"><text:span text:style-name="T97">Annex E: Healthcare Waste</text:span><text:span text:style-name="T98"><text:tab/></text:span><text:span text:style-name="T99">22</text:span></text:a></text:p>
          <text:p text:style-name="P100"><text:a xlink:href="#_Toc126664336" office:target-frame-name="_top" xlink:show="replace"><text:span text:style-name="T101">Annex F: Waste Electrical and Electronic Equipment (WEEE)</text:span><text:span text:style-name="T102"><text:tab/></text:span><text:span text:style-name="T103">23</text:span></text:a></text:p>
          <text:p text:style-name="P104"><text:a xlink:href="#_Toc126664337" office:target-frame-name="_top" xlink:show="replace"><text:span text:style-name="T105">Annex G: Glossary of terms</text:span><text:span text:style-name="T106"><text:s/></text:span><text:span text:style-name="T107"><text:tab/></text:span><text:span text:style-name="T108">24</text:span></text:a></text:p>
          <text:p text:style-name="P109"><text:a xlink:href="#_Toc126664338" office:target-frame-name="_top" xlink:show="replace"><text:span text:style-name="T110">Annex H: UK Waste Management Legislation</text:span><text:span text:style-name="T111"><text:tab/></text:span><text:span text:style-name="T112">26</text:span></text:a></text:p>
          <text:p text:style-name="P113"><text:a xlink:href="#_Toc126664339" office:target-frame-name="_top" xlink:show="replace"><text:span text:style-name="T114">Annex I: WASTE MANAGEMENT PLAN (WMP) Template</text:span><text:span text:style-name="T115"><text:tab/></text:span><text:span text:style-name="T116">32</text:span></text:a></text:p>
        </text:index-body>
      </text:table-of-content>
      <text:p text:style-name="P117"/>
      <text:p text:style-name="P118"><text:bookmark-end text:name="_Hlk45712105"/><text:bookmark-end text:name="_Hlk107390148"/><text:span text:style-name="T119">Amendment Record<text:s/></text:span></text:p>
      <text:p text:style-name="P120"/>
      <text:list text:style-name="LFO6" text:continue-numbering="true">
        <text:list-item>
          <text:p text:style-name="P121"><text:span text:style-name="T122">Amendments</text:span><text:span text:style-name="T123"><text:s/></text:span><text:span text:style-name="T124">will be staffed by<text:s/></text:span><text:span text:style-name="T125">D-</text:span><text:span text:style-name="T126">LUCC&amp;S</text:span><text:span text:style-name="T127"><text:s/>together with<text:s/></text:span><text:span text:style-name="T128">the<text:s/></text:span><text:span text:style-name="T129">lead</text:span><text:span text:style-name="T130">ing</text:span><text:span text:style-name="T131"><text:s/>areas, relevant subject matter experts and key stakeholders.</text:span></text:p>
        </text:list-item>
      </text:list>
      <text:p text:style-name="P132"/>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Version <text:s/></text:p>
            <text:p text:style-name="P141"><text:span text:style-name="T142">No</text:span></text:p>
          </table:table-cell>
          <table:table-cell table:style-name="TableCell143">
            <text:p text:style-name="P144">Date<text:s/></text:p>
          </table:table-cell>
          <table:table-cell table:style-name="TableCell145">
            <text:p text:style-name="P146">Text Affected<text:s/></text:p>
          </table:table-cell>
          <table:table-cell table:style-name="TableCell147">
            <text:p text:style-name="P148">Authority<text:s/></text:p>
          </table:table-cell>
        </table:table-row>
        <table:table-row table:style-name="TableRow149">
          <table:table-cell table:style-name="TableCell150">
            <text:p text:style-name="P151">1.1</text:p>
          </table:table-cell>
          <table:table-cell table:style-name="TableCell152">
            <text:p text:style-name="P153">June 2023</text:p>
          </table:table-cell>
          <table:table-cell table:style-name="TableCell154">
            <text:p text:style-name="P155">Release of two-part chapter structure.<text:s/>Update to document ownership to D LUCC&amp;S</text:p>
          </table:table-cell>
          <table:table-cell table:style-name="TableCell156">
            <text:p text:style-name="P157">D LUCC&amp;S</text:p>
          </table: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
      <text:p text:style-name="P176"/>
      <text:h text:style-name="P177" text:outline-level="1"><text:bookmark-start text:name="_Toc126664320"/><text:soft-page-break/>Part 1:<text:s/>Directive<text:bookmark-end text:name="_Toc126664320"/></text:h>
      <text:h text:style-name="Heading2" text:outline-level="2"><text:bookmark-start text:name="_Toc126664321"/>Introduction<text:bookmark-end text:name="_Toc126664321"/><text:s/></text:h>
      <table:table table:style-name="Table178">
        <table:table-columns>
          <table:table-column table:style-name="TableColumn179"/>
        </table:table-columns>
        <table:table-row table:style-name="TableRow180">
          <table:table-cell table:style-name="TableCell181">
            <text:p text:style-name="NoSpacing"><text:bookmark-start text:name="_Hlk61535880"/><text:span text:style-name="T182">The MOD produces a significant amount of waste each year and improving our waste management is important in minimising adverse impacts on human health and the environment whilst ensuring the Department complies with the complex waste management legislative framework under which it operates.</text:span><text:span text:style-name="T183"><text:s/></text:span><text:span text:style-name="T184">Our c</text:span><text:span text:style-name="T185">ommon sources for waste generation include Soft Facilities Management, Hard Facilities Management, Construction and<text:s/></text:span><text:span text:style-name="T186">D</text:span><text:span text:style-name="T187">emolition works and Equipment maintenance and disposal.</text:span><text:span text:style-name="T188"><text:s/></text:span></text:p>
            <text:p text:style-name="P189"/>
            <text:p text:style-name="P190">In applying effective waste management<text:s/>using a lifecycle approach the MOD can reduces its demand on material resources, promote resource efficiency and minimise the damage caused to our natural environment </text:p>
          </table:table-cell>
        </table:table-row>
      </table:table>
      <text:p text:style-name="P191"/>
      <text:list text:style-name="LFO23" text:continue-numbering="true">
        <text:list-item>
          <text:p text:style-name="P192">This leaflet sets out MOD Policy on the safe management of waste to protect human health and the environment and covers the summary of the main requirements of waste management legislation pertinent to MOD activities. Further specific guidance can be found in the annexes for those who require the detail.</text:p>
        </text:list-item>
      </text:list>
      <text:p text:style-name="P193"/>
      <text:list text:style-name="LFO23" text:continue-numbering="true">
        <text:list-item>
          <text:p text:style-name="P194"><text:span text:style-name="T195">This document should be read in<text:s/></text:span><text:span text:style-name="T196">conjunction</text:span><text:span text:style-name="T197"><text:s/>with</text:span><text:span text:style-name="T198"><text:s/>other<text:s/></text:span><text:span text:style-name="T199">relevant sections of</text:span><text:span text:style-name="T200"><text:s/>JSP 418 Management of Environment Protection in Defence and JSP 850</text:span><text:span text:style-name="T201">: Infrastructure and Estate Policy</text:span><text:span text:style-name="T202"><text:s/>to understand the holistic approach needed to Environmental Protection to ensure that MOD meets its obligations to UK policies, Government targets and initiatives and<text:s/></text:span><text:span text:style-name="T203">l</text:span><text:span text:style-name="T204">egislative requirements.<text:s/></text:span></text:p>
        </text:list-item>
      </text:list>
      <text:p text:style-name="P205"/>
      <text:h text:style-name="P206" text:outline-level="2"><text:bookmark-start text:name="_Toc126664322"/><text:bookmark-end text:name="_Hlk61535880"/>Legislation<text:bookmark-end text:name="_Toc126664322"/></text:h>
      <text:list text:style-name="LFO23" text:continue-numbering="true">
        <text:list-item>
          <text:p text:style-name="P207"><text:span text:style-name="T208">Waste legislation</text:span><text:span text:style-name="T209">: I</text:span><text:span text:style-name="T210">n the UK<text:s/></text:span><text:span text:style-name="T211">the majority of waste legislation<text:s/></text:span><text:span text:style-name="T212">originates from EU law. Following the<text:s/></text:span><text:span text:style-name="T213">UK</text:span><text:span text:style-name="T214">’</text:span><text:span text:style-name="T215">s</text:span><text:span text:style-name="T216"><text:s/>departure from the EU much of this law was retained or transposed by the date of departure. Of note is the 2008 Waste Framework Directive (Directive 2008/98/EC)</text:span><text:span text:style-name="T217">,<text:s/></text:span><text:span text:style-name="T218">transposed by the Waste (England and Wales) Regulations 2011</text:span><text:span text:style-name="T219">. This<text:s/></text:span><text:span text:style-name="T220">defines the key terms of waste, waste holder and sets out the waste hierarchy.<text:s/></text:span></text:p>
        </text:list-item>
      </text:list>
      <text:p text:style-name="P221"/>
      <text:p text:style-name="NoSpacing"><text:span text:style-name="T222">‘</text:span><text:span text:style-name="T223">Waste’ means any substance or object which the holder discards or intends<text:s/></text:span><text:span text:style-name="T224">to<text:s/></text:span><text:span text:style-name="T225">or is required to discard.</text:span></text:p>
      <text:p text:style-name="P226"/>
      <text:list text:style-name="LFO23" text:continue-numbering="true">
        <text:list-item>
          <text:p text:style-name="P227"><text:span text:style-name="T228">Waste legislation<text:s/></text:span><text:span text:style-name="T229">in the UK<text:s/></text:span><text:span text:style-name="T230">controls the generation,<text:s/></text:span><text:span text:style-name="T231">transportation,</text:span><text:span text:style-name="T232"><text:s/>disposal<text:s/></text:span><text:span text:style-name="T233">and<text:s/></text:span><text:span text:style-name="T234">the<text:s/></text:span><text:span text:style-name="T235">transboundary movement of</text:span><text:span text:style-name="T236"><text:s/>waste.<text:s/></text:span><text:span text:style-name="T237">The legislative landscape is complex and covers</text:span><text:span text:style-name="T238"><text:s/></text:span><text:span text:style-name="T239">a vast range of issues</text:span><text:span text:style-name="T240">.<text:s/></text:span><text:span text:style-name="T241">In order to identity whether you<text:s/></text:span><text:span text:style-name="T242">are a waste holder</text:span><text:span text:style-name="T243"><text:s/>there is a<text:s/></text:span><text:a xlink:href="https://www.gov.uk/government/publications/legal-definition-of-waste-guidance" office:target-frame-name="_top" xlink:show="replace"><text:span text:style-name="T244">Legal Definition of Waste produced by UK Government</text:span></text:a></text:p>
        </text:list-item>
        <text:list-item>
          <text:p text:style-name="P245"><text:span text:style-name="T246">Waste hierarchy</text:span><text:span text:style-name="T247">:<text:s/></text:span><text:span text:style-name="T248">The waste hierarchy<text:s/></text:span><text:span text:style-name="T249">is a system that<text:s/></text:span><text:span text:style-name="T250">ranks waste management options according to what is best for the environment</text:span><text:span text:style-name="T251">.<text:s/></text:span><text:span text:style-name="T252">As a producer of waste, the MOD must apply the waste hierarchy to prevent waste</text:span><text:span text:style-name="T253">.<text:s/></text:span><text:span text:style-name="T254">B</text:span><text:span text:style-name="T255">oth hazardous and non-hazardous waste</text:span><text:span text:style-name="T256"><text:s/></text:span><text:span text:style-name="T257">arising from Defence activities must be reduced and minimised. Where the production of waste is unavoidable it must be managed in accordance with the Waste Hierarchy</text:span><text:span text:style-name="T258">.</text:span></text:p>
        </text:list-item>
      </text:list>
      <text:p text:style-name="P259"/>
      <text:soft-page-break/>
      <text:list text:style-name="LFO23" text:continue-numbering="true">
        <text:list-item>
          <text:p text:style-name="P260"><text:span text:style-name="T261">Equipment, Infrastructure and Estate investment decisions should take account of whole life cycle management to minimise waste and maximise reuse/</text:span><text:span text:style-name="T262">recyclability and</text:span><text:span text:style-name="T263"><text:s/>support circular economy principles</text:span><text:span text:style-name="T264">.<text:s/></text:span><text:span text:style-name="T265">Guidance on applying the<text:s/></text:span><text:a xlink:href="https://assets.publishing.service.gov.uk/government/uploads/system/uploads/attachment_data/file/69403/pb13530-waste-hierarchy-guidance.pdf" office:target-frame-name="_top" xlink:show="replace"><text:span text:style-name="T266">Waste<text:s/></text:span><text:span text:style-name="T267">Hierarchy</text:span></text:a><text:span text:style-name="T268"><text:s/>is published by<text:s/></text:span><text:span text:style-name="T269">Defra</text:span><text:span text:style-name="T270">.</text:span></text:p>
        </text:list-item>
      </text:list>
      <text:p text:style-name="P271"/>
      <text:list text:style-name="LFO23" text:continue-numbering="true">
        <text:list-item>
          <text:p text:style-name="P272"><text:span text:style-name="T273">Duty of Care</text:span><text:span text:style-name="T274">:<text:s/></text:span><text:span text:style-name="T275">Waste holders</text:span><text:span text:style-name="T276"><text:s/></text:span><text:span text:style-name="T277">have a duty to take all reasonable steps to ensure that there is no unauthorised deposit, treatment, keeping or disposal of controlled wastes, that it does not escape from their control and is only transferred to an authorised</text:span><text:span text:style-name="T278"><text:s/></text:span><text:span text:style-name="T279">person with a written description of the waste. The legal requirement of Duty of Care is set out in</text:span><text:a xlink:href="http://www.opsi.gov.uk/acts/acts1990/ukpga_19900043_en_5#pt2-pb2-l1g33" office:target-frame-name="_top" xlink:show="replace"><text:span text:style-name="T280"><text:s/></text:span></text:a><text:a xlink:href="http://www.opsi.gov.uk/acts/acts1990/ukpga_19900043_en_5#pt2-pb2-l1g33" office:target-frame-name="_top" xlink:show="replace"><text:span text:style-name="T281">Section 34</text:span></text:a><text:a xlink:href="http://www.opsi.gov.uk/acts/acts1990/ukpga_19900043_en_5#pt2-pb2-l1g33" office:target-frame-name="_top" xlink:show="replace"><text:span text:style-name="T282"><text:s/></text:span></text:a><text:span text:style-name="T283">of the Environmental Protection Act 1990; further guidance on Duty of Care specifically in respect to waste management can be found in the<text:s/></text:span><text:a xlink:href="https://www.gov.uk/government/publications/waste-duty-of-care-code-of-practice#:~:text=Details,businesses%20authorised%20to%20take%20it." office:target-frame-name="_top" xlink:show="replace"><text:span text:style-name="T284">Defra</text:span><text:span text:style-name="T285"><text:s/>Code of Practice</text:span></text:a><text:span text:style-name="T286">. Further details on Duty of Care requirements in relation to waste management can be found in Annex A</text:span><text:span text:style-name="T287">.</text:span></text:p>
        </text:list-item>
      </text:list>
      <text:p text:style-name="P288"/>
      <text:list text:style-name="LFO23" text:continue-numbering="true">
        <text:list-item>
          <text:p text:style-name="P289"><text:span text:style-name="T290">Devolution</text:span><text:span text:style-name="T291">:<text:s/></text:span><text:span text:style-name="T292">Waste and recycling policy is a devolved matter and th</text:span><text:span text:style-name="T293">e Devolved Administrations<text:s/></text:span><text:span text:style-name="T294">(</text:span><text:span text:style-name="T295">D</text:span><text:span text:style-name="T296">A</text:span><text:span text:style-name="T297">s</text:span><text:span text:style-name="T298">)</text:span><text:span text:style-name="T299"><text:s/>have their own statutory regimes. The MOD, being UK-wide, needs to take account of the differing regulatory regimes with which it must comply.</text:span><text:span text:style-name="T300"><text:s/>One of the requirements of the Waste Framework Directive is that waste management plans should be drawn up in the Member States</text:span><text:span text:style-name="T301">. T</text:span><text:span text:style-name="T302">o this end<text:s/></text:span><text:span text:style-name="T303">HMG</text:span><text:span text:style-name="T304"><text:s/>and the DAs have drawn up Waste Strategies</text:span><text:span text:style-name="T305"><text:s/>and guidance</text:span><text:span text:style-name="T306"><text:note text:note-class="footnote" text:id="_ftn0"><text:note-citation>1</text:note-citation><text:note-body><text:p text:style-name="P307"><text:span text:style-name="T308"><text:s/></text:span><text:span text:style-name="T309"><text:s/></text:span><text:bookmark-start text:name="_Hlk36201256"/><text:a xlink:href="https://assets.publishing.service.gov.uk/government/uploads/system/uploads/attachment_data/file/765914/resources-waste-strategy-dec-2018.pdf" office:target-frame-name="_top" xlink:show="replace"><text:span text:style-name="T310">England and Wales Waste and Resources Strategy 2018</text:span></text:a><text:span text:style-name="T311"><text:s/></text:span><text:bookmark-end text:name="_Hlk36201256"/><text:span text:style-name="T312">/<text:s/></text:span><text:a xlink:href="https://www.gov.uk/topic/environmental-management/waste" office:target-frame-name="_top" xlink:show="replace"><text:span text:style-name="T313">EA Waste Guidance</text:span></text:a></text:p><text:p text:style-name="P314"><text:a xlink:href="https://www2.gov.scot/Resource/0045/00458945.pdf" office:target-frame-name="_top" xlink:show="replace"><text:span text:style-name="T315">Scotland`s Zero Waste Plan</text:span></text:a><text:span text:style-name="T316"><text:s/>/<text:s/></text:span><text:a xlink:href="https://www.sepa.org.uk/regulations/waste/guidance/" office:target-frame-name="_top" xlink:show="replace"><text:span text:style-name="T317">SEPA Waste Guidance</text:span></text:a></text:p><text:p text:style-name="P318"><text:a xlink:href="https://www.daera-ni.gov.uk/articles/waste-management-strategy" office:target-frame-name="_top" xlink:show="replace"><text:span text:style-name="T319">Northern Ireland Waste Strategy</text:span></text:a><text:span text:style-name="T320"><text:s/>/<text:s/></text:span><text:a xlink:href="https://www.daera-ni.gov.uk/topics/waste/waste-guidance" office:target-frame-name="_top" xlink:show="replace"><text:span text:style-name="T321">NIEA Waste Guidance</text:span></text:a></text:p></text:note-body></text:note></text:span><text:span text:style-name="T322">.</text:span><text:span text:style-name="T323"><text:s/></text:span></text:p>
        </text:list-item>
      </text:list>
      <text:p text:style-name="P324"/>
      <text:list text:style-name="LFO23" text:continue-numbering="true">
        <text:list-item>
          <text:p text:style-name="P325"><text:span text:style-name="T326">All<text:s/></text:span><text:span text:style-name="T327">Defence<text:s/></text:span><text:span text:style-name="T328">activities need to be conducted in accordance with all<text:s/></text:span><text:span text:style-name="T329">applicable</text:span><text:span text:style-name="T330"><text:s/>UK environmental protection legislation including specific waste management requirements</text:span><text:span text:style-name="T331"><text:s/>across each nation</text:span><text:span text:style-name="T332">. <text:s/></text:span><text:span text:style-name="T333">Annexes H to I provides a non-exhaustive list of waste management legislation applicable to MOD sites in England, Scotland, Wales and Northern Ireland.</text:span><text:span text:style-name="T334"><text:s/>There may be additional legislation affecting your particular area or individual circumstance so you should check with your<text:s/></text:span><text:span text:style-name="T335">local</text:span><text:span text:style-name="T336">/regional</text:span><text:span text:style-name="T337"><text:s/>HS&amp;EP<text:s/></text:span><text:span text:style-name="T338">advisor</text:span><text:span text:style-name="T339">,<text:s/></text:span><text:span text:style-name="T340">Defence Organisation</text:span><text:span text:style-name="T341"><text:s/>safety centre (or equivalent)<text:s/></text:span><text:span text:style-name="T342">and relevant head office policy owner</text:span><text:span text:style-name="T343"><text:s/></text:span><text:span text:style-name="T344">for advice.</text:span></text:p>
        </text:list-item>
      </text:list>
      <text:p text:style-name="P345"/>
      <text:list text:style-name="LFO23" text:continue-numbering="true">
        <text:list-item>
          <text:p text:style-name="P346"><text:span text:style-name="T347">US<text:s/></text:span><text:span text:style-name="T348">Visiting Forces:</text:span><text:span text:style-name="T349"><text:s/></text:span><text:span text:style-name="T350">US policy requires that environmental standards at US facilities overseas are at least as protective as those required by the host nation. Within the UK the more protective environmental standard is incorporated in a document known as “the Final Governing Standards for the UK”, commonly known as the FGS-UK. FGS-UK requires site specific management plans for all relevant environmental aspects including waste management. All US forces in the UK are stationed on MOD land on which DIO USVF Environmental Staff are also co-located and integrated with their US equivalents and can provide advice , support and links with UK regulators and other<text:s/></text:span><text:span text:style-name="T351">M</text:span><text:span text:style-name="T352">O</text:span><text:span text:style-name="T353">D</text:span><text:span text:style-name="T354"><text:s/>organisations on Host Nation environmental issues.</text:span></text:p>
        </text:list-item>
      </text:list>
      <text:p text:style-name="P355"/>
      <text:list text:style-name="LFO23" text:continue-numbering="true">
        <text:list-item>
          <text:p text:style-name="P356"><text:span text:style-name="T357">Overseas</text:span><text:span text:style-name="T358">:<text:s/></text:span><text:span text:style-name="T359">In compliance with the<text:s/></text:span><text:a xlink:href="https://www.gov.uk/government/publications/secretary-of-states-policy-statement-on-safety-health-environmental-protection-and-sustainable-development" office:target-frame-name="_top" xlink:show="replace"><text:span text:style-name="T360">Secretary of State’s Policy Statement</text:span></text:a><text:span text:style-name="T361"><text:s/></text:span><text:span text:style-name="T362">o</text:span><text:span text:style-name="T363">verseas<text:s/></text:span><text:span text:style-name="T364">we apply our UK arrangements where reasonably practicable and, in addition, respond to host nations’ relevant HS&amp;EP expectations. The MOD must also comply with international convention and protocol as well as all NATO waste and environmental doctrines and guidelines when on NATO</text:span><text:span text:style-name="T365">-</text:span><text:span text:style-name="T366">led operations.<text:s/></text:span></text:p>
        </text:list-item>
      </text:list>
      <text:p text:style-name="P367"><text:s/></text:p>
      <text:h text:style-name="Heading2" text:outline-level="2"><text:bookmark-start text:name="_Toc126664323"/>Scope<text:bookmark-end text:name="_Toc126664323"/></text:h>
      <text:list text:style-name="LFO23" text:continue-numbering="true">
        <text:list-item>
          <text:p text:style-name="P368"><text:span text:style-name="T369">This leaflet sets out MOD Policy on the management of waste to protect human health and the environment and covers <text:s/>the main requirements of waste management legislation pertinent to MOD activities.<text:s/></text:span><text:span text:style-name="T370">This applies to any producer of waste<text:s/></text:span><text:span text:style-name="T371">across MOD<text:s/></text:span><text:span text:style-name="T372">and f</text:span><text:span text:style-name="T373">urther</text:span><text:span text:style-name="T374"><text:s/>specific guidance can be found in the annexes for those who require the detail.</text:span><text:span text:style-name="T375"><text:s/></text:span><text:span text:style-name="T376">Non-Framework Directive waste</text:span><text:span text:style-name="T377"><text:s/></text:span><text:span text:style-name="T378">such as<text:s/></text:span><text:span text:style-name="T379">Radioactive Waste</text:span><text:span text:style-name="T380"><text:s/>are covered in other JSP</text:span><text:span text:style-name="T381">s.</text:span></text:p>
        </text:list-item>
      </text:list>
      <text:p text:style-name="P382"/>
      <text:p text:style-name="P383">Must<text:s/>and<text:s/>should<text:s/></text:p>
      <text:p text:style-name="P384"/>
      <text:list text:style-name="LFO23" text:continue-numbering="true">
        <text:list-item>
          <text:p text:style-name="P385">Where this chapter says ‘must’, this means that the action is a compulsory requirement. Where this chapter says ‘should’, this means that the action is not a compulsory requirement but is<text:s/>a<text:s/>recommendation of good practice to comply with the policy.<text:bookmark-start text:name="_Hlk84514675"/><text:bookmark-start text:name="_Hlk84928966"/></text:p>
        </text:list-item>
      </text:list>
      <text:h text:style-name="P386" text:outline-level="2"><text:bookmark-start text:name="_Toc126664324"/>Glossary of Terms<text:bookmark-end text:name="_Toc126664324"/><text:s/><text:bookmark-end text:name="_Hlk84514675"/></text:h>
      <text:list text:style-name="LFO23" text:continue-numbering="true">
        <text:list-item>
          <text:p text:style-name="P387">The key terms used in this chapter are explained in the Glossary of Terms (which is Annex<text:s/>F<text:s/>of this chapter).</text:p>
        </text:list-item>
      </text:list>
      <text:p text:style-name="P388"/>
      <text:h text:style-name="P389" text:outline-level="2"><text:bookmark-start text:name="_Toc126664325"/>Roles and Responsibilities<text:bookmark-end text:name="_Toc126664325"/></text:h>
      <text:list text:style-name="LFO23" text:continue-numbering="true">
        <text:list-item>
          <text:p text:style-name="P390"><text:span text:style-name="T391">Defence</text:span><text:span text:style-name="T392">:<text:s/></text:span><text:span text:style-name="T393">The Secretary of State’s Policy Statement requires that within the United Kingdom (UK) we comply with all applicable HS&amp;EP legislation. As<text:s/></text:span><text:span text:style-name="T394">a waste producer</text:span><text:span text:style-name="T395"><text:s/></text:span><text:span text:style-name="T396">it is critical that<text:s/></text:span><text:span text:style-name="T397">the Department complies with the complex waste management legislative</text:span><text:span text:style-name="T398"><text:s/></text:span><text:span text:style-name="T399">framework<text:s/></text:span><text:span text:style-name="T400">and discharges its obligations</text:span><text:span text:style-name="T401"><text:s/>in full.</text:span></text:p>
        </text:list-item>
      </text:list>
      <text:p text:style-name="P402"/>
      <text:list text:style-name="LFO23" text:continue-numbering="true">
        <text:list-item>
          <text:p text:style-name="P403"><text:span text:style-name="T404">Each<text:s/></text:span><text:span text:style-name="T405">Defence Organisation<text:s/></text:span><text:span text:style-name="T406">or Executive Agency</text:span><text:span text:style-name="T407">:<text:s/></text:span><text:span text:style-name="T408">In line with the Secretary of State’s Policy Statement; it is the responsibility of the Accountable Persons, Commanding Officers and Heads of Establishments for ensuring organisational structures and management arrangements are in place to manage HS&amp;EP for their activities. This will include ensuring compliance with all relevant legislation for waste management and meeting Duty of Care obligations</text:span><text:span text:style-name="T409">.<text:s/></text:span><text:span text:style-name="T410">In many cases the responsibility for the provision and management of site waste management services and facilities is transferred out to Industry Partners as part of Contractual<text:s/></text:span><text:span text:style-name="T411">Waste a</text:span><text:span text:style-name="T412">rrangements</text:span><text:span text:style-name="T413"><text:s/>for Infrastructure or Equipment</text:span><text:span text:style-name="T414">.<text:s/></text:span><text:span text:style-name="T415">In cases where the management of waste has been delegated the delegator</text:span><text:span text:style-name="T416"><text:s/>must ensure their duty of care is still being met.</text:span><text:span text:style-name="T417"><text:s/></text:span></text:p>
        </text:list-item>
      </text:list>
      <text:p text:style-name="P418"/>
      <text:list text:style-name="LFO23" text:continue-numbering="true">
        <text:list-item>
          <text:p text:style-name="P419"><text:span text:style-name="T420">Individual<text:s/></text:span><text:span text:style-name="T421">R</text:span><text:span text:style-name="T422">esponsibility</text:span><text:span text:style-name="T423">:<text:s/></text:span><text:span text:style-name="T424">It is the responsibility of each<text:s/></text:span><text:span text:style-name="T425">individual</text:span><text:span text:style-name="T426"><text:s/>within Defence to</text:span><text:span text:style-name="T427"><text:s/></text:span><text:span text:style-name="T428">apply the waste<text:s/></text:span><text:span text:style-name="T429">hierarchy</text:span><text:span text:style-name="T430"><text:s/>and<text:s/></text:span><text:span text:style-name="T431">to support the implementation of environmental</text:span><text:span text:style-name="T432">ly</text:span><text:span text:style-name="T433"><text:s/>safe and effective</text:span><text:span text:style-name="T434"><text:s/></text:span><text:span text:style-name="T435">MOD<text:s/></text:span><text:span text:style-name="T436">waste management</text:span><text:span text:style-name="T437"><text:s/>policy</text:span><text:span text:style-name="T438">. This includes through recommendations for</text:span><text:span text:style-name="T439"><text:s/>alteration of this policy.</text:span><text:span text:style-name="T440"><text:s/></text:span><text:bookmark-end text:name="_Hlk84928966"/></text:p>
        </text:list-item>
      </text:list>
      <text:p text:style-name="P441"/>
      <text:p text:style-name="P442"/>
      <text:p text:style-name="P443"/>
      <text:p text:style-name="P444"/>
      <text:h text:style-name="P445" text:outline-level="2"><text:bookmark-start text:name="_Toc126664326"/>Review and<text:s/>Amendments<text:bookmark-end text:name="_Toc126664326"/></text:h>
      <text:list text:style-name="LFO23" text:continue-numbering="true">
        <text:list-item>
          <text:p text:style-name="P446"><text:span text:style-name="T447">This chapter has been reviewed by the<text:s/></text:span><text:span text:style-name="T448">JSP</text:span><text:span text:style-name="T449">418 Review Group and approved by the<text:s/></text:span><text:span text:style-name="T450">Functional Delivery Group</text:span><text:span text:style-name="T451">.. Any suggestions for amendments should be sent to<text:s/></text:span><text:a xlink:href="mailto:HSEP-GroupMailbox@mod.gov.uk" office:target-frame-name="_top" xlink:show="replace"><text:span text:style-name="T452">HSEP-GroupMailbox@mod.gov.uk</text:span></text:a><text:span text:style-name="T453"><text:s/></text:span></text:p>
        </text:list-item>
      </text:list>
      <text:p text:style-name="P454"/>
      <text:h text:style-name="P455" text:outline-level="2"><text:bookmark-start text:name="_Toc126664327"/>Policy<text:s/>Statements<text:bookmark-end text:name="_Toc126664327"/></text:h>
      <text:list text:style-name="LFO23" text:continue-numbering="true">
        <text:list-item>
          <text:p text:style-name="P456">Defence has<text:s/>established the following policy statements to provide<text:s/>direction<text:s/>on the management of<text:s/>waste<text:s/>which must be followed.<text:bookmark-start text:name="_Hlk61960358"/><text:bookmark-start text:name="_Hlk84509219"/></text:p>
        </text:list-item>
      </text:list>
      <text:p text:style-name="P457"/>
      <text:list text:style-name="LFO17" text:continue-numbering="true">
        <text:list-item>
          <text:p text:style-name="P458"><text:bookmark-end text:name="_Hlk61960358"/><text:span text:style-name="T459">Policy Statement 1 (Page<text:s/></text:span><text:span text:style-name="T460">6</text:span><text:span text:style-name="T461">)</text:span><text:span text:style-name="T462">.</text:span></text:p>
        </text:list-item>
      </text:list>
      <text:p text:style-name="P463"><text:span text:style-name="T464">Waste (both hazardous and non-hazardous waste) arising from<text:s/></text:span><text:span text:style-name="T465">all<text:s/></text:span><text:span text:style-name="T466">Defence activities<text:s/></text:span><text:span text:style-name="T467">must</text:span><text:span text:style-name="T468"><text:s/>be minimised. Where the production of waste is unavoidable it<text:s/></text:span><text:span text:style-name="T469">must</text:span><text:span text:style-name="T470"><text:s/>be managed in accordance with the Waste Hierarchy</text:span><text:span text:style-name="T471">.<text:s/></text:span></text:p>
      <text:p text:style-name="P472"/>
      <text:list text:style-name="LFO17" text:continue-numbering="true">
        <text:list-item>
          <text:p text:style-name="P473"><text:span text:style-name="T474">Policy Statement<text:s/></text:span><text:span text:style-name="T475">2</text:span><text:span text:style-name="T476"><text:s/>(Page<text:s/></text:span><text:span text:style-name="T477">6</text:span><text:span text:style-name="T478">).</text:span></text:p>
        </text:list-item>
      </text:list>
      <text:p text:style-name="P479"><text:span text:style-name="T480">Waste<text:s/></text:span><text:span text:style-name="T481">must</text:span><text:span text:style-name="T482"><text:s/>be correctly</text:span><text:span text:style-name="T483"><text:s/>stored and</text:span><text:span text:style-name="T484"><text:s/>segregated as designated by legislation and to support waste management recovery initiatives. <text:s/></text:span></text:p>
      <text:p text:style-name="P485"/>
      <text:list text:style-name="LFO17" text:continue-numbering="true">
        <text:list-item>
          <text:p text:style-name="P486"><text:span text:style-name="T487">Policy Statement<text:s/></text:span><text:span text:style-name="T488">3</text:span><text:span text:style-name="T489"><text:s/>(Page<text:s/></text:span><text:span text:style-name="T490">7</text:span><text:span text:style-name="T491">).</text:span></text:p>
        </text:list-item>
      </text:list>
      <text:p text:style-name="P492"><text:span text:style-name="T493">Defence organisations<text:s/></text:span><text:span text:style-name="T494">must<text:s/></text:span><text:span text:style-name="T495">have organisational structures and management arrangements in place to ensure compliance with legislative requirements for waste management</text:span><text:span text:style-name="T496">.</text:span></text:p>
      <text:p text:style-name="P497"/>
      <text:list text:style-name="LFO17" text:continue-numbering="true">
        <text:list-item>
          <text:p text:style-name="P498">Policy Statement<text:s/>4<text:s/>(Page<text:s/>7).</text:p>
        </text:list-item>
      </text:list>
      <text:p text:style-name="P499"><text:span text:style-name="T500">This policy statement replaces Policy statement 7 in JSP375 Chapter 11 Management of Hazardous Substances.<text:s/></text:span><text:span text:style-name="T501">All personnel involved in the management of hazardous waste<text:s/></text:span><text:span text:style-name="T502">must</text:span><text:span text:style-name="T503"><text:s/>comply with instructions provided, as defined in risk assessment, or as detailed in<text:s/></text:span><text:span text:style-name="T504">manufacturers</text:span><text:span text:style-name="T505">’</text:span><text:span text:style-name="T506"><text:s/>documentation.</text:span></text:p>
      <text:p text:style-name="P507"/>
      <text:list text:style-name="LFO17" text:continue-numbering="true">
        <text:list-item>
          <text:p text:style-name="P508"><text:span text:style-name="T509">Policy Statement<text:s/></text:span><text:span text:style-name="T510">5</text:span><text:span text:style-name="T511"><text:s/>(Page<text:s/></text:span><text:span text:style-name="T512">7</text:span><text:span text:style-name="T513">).</text:span></text:p>
        </text:list-item>
      </text:list>
      <text:p text:style-name="P514"><text:span text:style-name="T515">All MOD contracting organisations,<text:s/></text:span><text:span text:style-name="T516">must</text:span><text:span text:style-name="T517">, when letting contracts for waste services, ensure that waste service providers, throughout the supply chain, are appropriately licensed</text:span><text:span text:style-name="T518">/permitted</text:span><text:span text:style-name="T519">.</text:span></text:p>
      <text:p text:style-name="P520"/>
      <text:list text:style-name="LFO17" text:continue-numbering="true">
        <text:list-item>
          <text:p text:style-name="P521">Policy Statement<text:s/>6 (Page<text:s/>8).</text:p>
        </text:list-item>
      </text:list>
      <text:p text:style-name="P522"><text:span text:style-name="T523">Defence organisations<text:s/></text:span><text:span text:style-name="T524">must</text:span><text:span text:style-name="T525"><text:s/>ensure the provision of accurate and complete waste management data.</text:span></text:p>
      <text:p text:style-name="P526"/>
      <text:list text:style-name="LFO17" text:continue-numbering="true">
        <text:list-item>
          <text:p text:style-name="P527"><text:span text:style-name="T528">Policy Statement<text:s/></text:span><text:span text:style-name="T529">7</text:span><text:span text:style-name="T530"><text:s/>(Page<text:s/></text:span><text:span text:style-name="T531">8</text:span><text:span text:style-name="T532">).</text:span></text:p>
        </text:list-item>
      </text:list>
      <text:p text:style-name="P533"><text:span text:style-name="T534">DIO<text:s/></text:span><text:span text:style-name="T535">must</text:span><text:span text:style-name="T536"><text:s/>collate data for corporate reporting purposes and provide<text:s/></text:span><text:span text:style-name="T537">Defence Organisatio</text:span><text:span text:style-name="T538">n</text:span><text:span text:style-name="T539">s with waste data to support the delivery of the site waste management plan and monitoring performance</text:span><text:span text:style-name="T540">.</text:span></text:p>
      <text:p text:style-name="P541"/>
      <text:list text:style-name="LFO17" text:continue-numbering="true">
        <text:list-item>
          <text:p text:style-name="P542"><text:span text:style-name="T543">Policy Statement<text:s/></text:span><text:span text:style-name="T544">8</text:span><text:span text:style-name="T545"><text:s/>(Page<text:s/></text:span><text:span text:style-name="T546">9</text:span><text:span text:style-name="T547">).</text:span></text:p>
        </text:list-item>
      </text:list>
      <text:p text:style-name="P548"><text:span text:style-name="T549">Defence Organisation</text:span><text:span text:style-name="T550">s<text:s/></text:span><text:span text:style-name="T551">must</text:span><text:span text:style-name="T552">, where they hold the funding for facilities management activities, ensure that contracts are in place to provide and maintain suitable waste management facilities</text:span></text:p>
      <text:p text:style-name="P553"/>
      <text:p text:style-name="P554"/>
      <text:list text:style-name="LFO17" text:continue-numbering="true">
        <text:list-item>
          <text:p text:style-name="P555"><text:span text:style-name="T556">Policy Statement<text:s/></text:span><text:span text:style-name="T557">9</text:span><text:span text:style-name="T558"><text:s/>(Page<text:s/></text:span><text:span text:style-name="T559">9</text:span><text:span text:style-name="T560">).</text:span></text:p>
        </text:list-item>
      </text:list>
      <text:p text:style-name="P561"><text:span text:style-name="T562">Establishments<text:s/></text:span><text:span text:style-name="T563">must</text:span><text:span text:style-name="T564"><text:s/>have a Waste Management Plan in place which is integrated into the site Environmental Management System.<text:s/></text:span></text:p>
      <text:p text:style-name="P565"/>
      <text:list text:style-name="LFO17" text:continue-numbering="true">
        <text:list-item>
          <text:p text:style-name="P566"><text:span text:style-name="T567">Policy Statement<text:s/></text:span><text:span text:style-name="T568">1</text:span><text:span text:style-name="T569">0</text:span><text:span text:style-name="T570"><text:s/>(Page<text:s/></text:span><text:span text:style-name="T571">9</text:span><text:span text:style-name="T572">).</text:span></text:p>
        </text:list-item>
      </text:list>
      <text:p text:style-name="P573"><text:span text:style-name="T574">The Head of Establishment<text:s/></text:span><text:span text:style-name="T575">must</text:span><text:span text:style-name="T576"><text:s/>work with the contract management organisation and Industry Partners to provide assurance that the Waste Duty of Care responsibilities are being met. <text:s/></text:span></text:p>
      <text:p text:style-name="P577"/>
      <text:list text:style-name="LFO17" text:continue-numbering="true">
        <text:list-item>
          <text:p text:style-name="P578"><text:span text:style-name="T579">Policy Statement<text:s/></text:span><text:span text:style-name="T580">1</text:span><text:span text:style-name="T581">1</text:span><text:span text:style-name="T582"><text:s/></text:span><text:span text:style-name="T583">(Page<text:s/></text:span><text:span text:style-name="T584">9</text:span><text:span text:style-name="T585">).</text:span></text:p>
        </text:list-item>
      </text:list>
      <text:p text:style-name="P586"><text:span text:style-name="T587">The commander or manager, together with their chain of command,<text:s/></text:span><text:span text:style-name="T588">must</text:span><text:span text:style-name="T589"><text:s/>make sure that this policy is followed and provide assurance of this.</text:span><text:span text:style-name="T590"><text:s/></text:span></text:p>
      <text:p text:style-name="P591"/>
      <table:table table:style-name="Table592">
        <table:table-columns>
          <table:table-column table:style-name="TableColumn593"/>
        </table:table-columns>
        <table:table-row table:style-name="TableRow594">
          <table:table-cell table:style-name="TableCell595">
            <text:p text:style-name="P596"><text:span text:style-name="T597">Policy Statement<text:s/></text:span><text:span text:style-name="T598">1</text:span></text:p>
            <text:p text:style-name="NoSpacing"><text:span text:style-name="T599">Waste (both hazardous and non-hazardous waste) arising from<text:s/></text:span><text:span text:style-name="T600">all<text:s/></text:span><text:span text:style-name="T601">Defence activities<text:s/></text:span><text:span text:style-name="T602">must</text:span><text:span text:style-name="T603"><text:s/>be minimised. Where the production of waste is unavoidable it<text:s/></text:span><text:span text:style-name="T604">must</text:span><text:span text:style-name="T605"><text:s/>be managed in accordance with the Waste Hierarchy</text:span><text:span text:style-name="T606">.</text:span></text:p>
          </table:table-cell>
        </table:table-row>
      </table:table>
      <text:p text:style-name="P607"/>
      <text:list text:style-name="LFO23" text:continue-numbering="true">
        <text:list-item>
          <text:p text:style-name="P608"><text:span text:style-name="T609">W</text:span><text:span text:style-name="T610">aste<text:s/></text:span><text:span text:style-name="T611">should</text:span><text:span text:style-name="T612"><text:s/>be treated as a resource. It should be reused or recycled wherever possible. Where<text:s/></text:span><text:span text:style-name="T613">residual</text:span><text:span text:style-name="T614"><text:s/>waste is produced (</text:span><text:span text:style-name="T615">i.e.,</text:span><text:span text:style-name="T616"><text:s/>materials that cannot be recycled or reused) disposal to landfill should be avoided</text:span><text:span text:style-name="T617">.</text:span><text:span text:style-name="T618"><text:s/></text:span></text:p>
        </text:list-item>
      </text:list>
      <text:p text:style-name="P619"/>
      <text:list text:style-name="LFO23" text:continue-numbering="true">
        <text:list-item>
          <text:p text:style-name="P620"><text:span text:style-name="T621">All sites with new waste management contracts<text:s/></text:span><text:span text:style-name="T622">should</text:span><text:span text:style-name="T623"><text:s/>have the provision for its users to recover surplus<text:s/></text:span><text:span text:style-name="T624">material</text:span><text:span text:style-name="T625">.</text:span></text:p>
        </text:list-item>
      </text:list>
      <text:p text:style-name="P626"/>
      <text:list text:style-name="LFO23" text:continue-numbering="true">
        <text:list-item>
          <text:p text:style-name="P627"><text:span text:style-name="T628">Recyclates generated on site<text:s/></text:span><text:span text:style-name="T629">should</text:span><text:span text:style-name="T630"><text:s/>stay within MOD ownership (although it may be handled and managed by an Industry Partner). Best value for money<text:s/></text:span><text:span text:style-name="T631">should</text:span><text:span text:style-name="T632"><text:s/>be obtained from any recyclates and MOD<text:s/></text:span><text:span text:style-name="T633">should</text:span><text:span text:style-name="T634"><text:s/>benefit from achieved proceeds.<text:s/></text:span></text:p>
        </text:list-item>
        <text:list-item>
          <text:p text:style-name="P635"><text:span text:style-name="T636">If<text:s/></text:span><text:span text:style-name="T637">waste<text:s/></text:span><text:span text:style-name="T638">is being</text:span><text:span text:style-name="T639"><text:s/></text:span><text:span text:style-name="T640">stored</text:span><text:span text:style-name="T641"><text:s/>at site this<text:s/></text:span><text:span text:style-name="T642">must</text:span><text:span text:style-name="T643"><text:s/>be done so in accordance with</text:span><text:span text:style-name="T644"><text:s/></text:span><text:span text:style-name="T645">waste legislation and exemptions where appropriate</text:span><text:span text:style-name="T646"><text:note text:note-class="footnote" text:id="_ftn1"><text:note-citation>2</text:note-citation><text:note-body><text:p text:style-name="FootnoteText"><text:span text:style-name="T647"><text:s/>Materials cannot be stored on site</text:span><text:span text:style-name="T648"><text:s/>simply</text:span><text:span text:style-name="T649"><text:s/></text:span><text:span text:style-name="T650">if</text:span><text:span text:style-name="T651"><text:s/>they may be required later, but<text:s/></text:span><text:span text:style-name="T652">without a<text:s/></text:span><text:span text:style-name="T653">pre-defined need.</text:span></text:p></text:note-body></text:note></text:span><text:span text:style-name="T654">.</text:span><text:span text:style-name="T655"><text:s/></text:span></text:p>
        </text:list-item>
      </text:list>
      <text:p text:style-name="P656"/>
      <text:list text:style-name="LFO23" text:continue-numbering="true">
        <text:list-item>
          <text:p text:style-name="P657"><text:span text:style-name="T658">Any decisions with regards to the management of waste and resources<text:s/></text:span><text:span text:style-name="T659">should</text:span><text:span text:style-name="T660"><text:s/>include considerations of its impact on the MOD’s Carbon Net Zero ambitions.</text:span></text:p>
        </text:list-item>
      </text:list>
      <text:p text:style-name="P661"/>
      <table:table table:style-name="Table662">
        <table:table-columns>
          <table:table-column table:style-name="TableColumn663"/>
        </table:table-columns>
        <table:table-row table:style-name="TableRow664">
          <table:table-cell table:style-name="TableCell665">
            <text:p text:style-name="P666"><text:span text:style-name="T667">Policy Statement<text:s/></text:span><text:span text:style-name="T668">2</text:span></text:p>
            <text:p text:style-name="P669"><text:span text:style-name="T670">Waste<text:s/></text:span><text:span text:style-name="T671">must</text:span><text:span text:style-name="T672"><text:s/>be correctly</text:span><text:span text:style-name="T673"><text:s/>stored and</text:span><text:span text:style-name="T674"><text:s/>segregated as designated by legislation and to support waste management recovery initiatives. <text:s/></text:span></text:p>
          </table:table-cell>
        </table:table-row>
      </table:table>
      <text:p text:style-name="P675"/>
      <text:list text:style-name="LFO23" text:continue-numbering="true">
        <text:list-item>
          <text:p text:style-name="P676">Ordnance, Munitions and Explosives (OME) must be<text:s/>stored and<text:s/>segregated from other wastes at all times and<text:s/>their<text:s/>disposal undertaken as stated within<text:s/>DSA 03.OME Part 2<text:s/>Explosives Regulations, and<text:s/>The Defence Logistics Framework (DLF)<text:s/>accessible through Defence Gateway.</text:p>
        </text:list-item>
      </text:list>
      <text:p text:style-name="P677"/>
      <text:list text:style-name="LFO23" text:continue-numbering="true">
        <text:list-item>
          <text:p text:style-name="P678"><text:span text:style-name="T679">Hazardous Waste<text:s/></text:span><text:span text:style-name="T680">must</text:span><text:span text:style-name="T681"><text:s/>be stored<text:s/></text:span><text:span text:style-name="T682">and segregated<text:s/></text:span><text:span text:style-name="T683">separately in the correct specification containers. See Policy Statement 5 and</text:span><text:span text:style-name="T684"><text:s/>JSP418</text:span><text:span text:style-name="T685"><text:s/>Leaflet 5 for further detail.<text:s/></text:span></text:p>
        </text:list-item>
      </text:list>
      <text:p text:style-name="P686"/>
      <text:list text:style-name="LFO23" text:continue-numbering="true">
        <text:list-item>
          <text:p text:style-name="P687"><text:span text:style-name="T688">Radioactive Waste is out of scope of this Leaflet and addressed in<text:s/></text:span><text:a xlink:href="https://assets.publishing.service.gov.uk/government/uploads/system/uploads/attachment_data/file/945780/JSP_392_Chapter_12_-_RAD_WASTE__Alt_Text_.pdf" office:target-frame-name="_top" xlink:show="replace"><text:span text:style-name="T689">JSP 392 Management of Radiation Protection in Defence, Chapter 12</text:span></text:a><text:span text:style-name="T690">.</text:span></text:p>
        </text:list-item>
      </text:list>
      <text:p text:style-name="P691"/>
      <table:table table:style-name="Table692">
        <table:table-columns>
          <table:table-column table:style-name="TableColumn693"/>
        </table:table-columns>
        <table:table-row table:style-name="TableRow694">
          <table:table-cell table:style-name="TableCell695">
            <text:p text:style-name="P696"><text:span text:style-name="T697">Policy Statement<text:s/></text:span><text:span text:style-name="T698">3</text:span></text:p>
            <text:p text:style-name="P699"><text:span text:style-name="T700">Defence organisations</text:span><text:span text:style-name="T701"><text:s/></text:span><text:span text:style-name="T702">must<text:s/></text:span><text:span text:style-name="T703">have organisational structures and management arrangements in place to ensure compliance with legislati</text:span><text:span text:style-name="T704">ve requirements for</text:span><text:span text:style-name="T705"><text:s/>waste management</text:span><text:span text:style-name="T706">.</text:span></text:p>
          </table:table-cell>
        </table:table-row>
      </table:table>
      <text:p text:style-name="P707"/>
      <text:list text:style-name="LFO23" text:continue-numbering="true">
        <text:list-item>
          <text:p text:style-name="P708"><text:span text:style-name="T709">Defence Organisation <text:s/></text:span><text:span text:style-name="T710"><text:s/>or equivalents<text:s/></text:span><text:span text:style-name="T711">must</text:span><text:span text:style-name="T712"><text:s/>disseminate waste management policy in their<text:s/></text:span><text:span text:style-name="T713">Defence Organisation <text:s/></text:span><text:span text:style-name="T714">.</text:span></text:p>
        </text:list-item>
      </text:list>
      <text:p text:style-name="P715"/>
      <text:list text:style-name="LFO23" text:continue-numbering="true">
        <text:list-item>
          <text:p text:style-name="P716"><text:span text:style-name="T717">HoE</text:span><text:span text:style-name="T718">/CO</text:span><text:span text:style-name="T719"><text:s/></text:span><text:span text:style-name="T720">must</text:span><text:span text:style-name="T721"><text:s/>ensure that personnel have the appropriate level of training, knowledge and awareness of waste management policies, legislation and practices to enable them to implement this policy</text:span><text:span text:style-name="T722">.</text:span></text:p>
        </text:list-item>
      </text:list>
      <text:p text:style-name="P723"/>
      <text:list text:style-name="LFO23" text:continue-numbering="true">
        <text:list-item>
          <text:p text:style-name="P724"><text:span text:style-name="T725">All<text:s/></text:span><text:span text:style-name="T726">standalone<text:s/></text:span><text:span text:style-name="T727">projects</text:span><text:span text:style-name="T728">, programmes</text:span><text:span text:style-name="T729"><text:s/></text:span><text:span text:style-name="T730">and plans<text:s/></text:span><text:span text:style-name="T731">including<text:s/></text:span><text:span text:style-name="T732">infrastructure and equipment</text:span><text:span text:style-name="T733"><text:s/>where waste is produced</text:span><text:span text:style-name="T734"><text:s/></text:span><text:span text:style-name="T735">must</text:span><text:span text:style-name="T736"><text:s/>have a waste management plan</text:span><text:span text:style-name="T737"><text:note text:note-class="footnote" text:id="_ftn2"><text:note-citation>3</text:note-citation><text:note-body><text:p text:style-name="Footer"><text:span text:style-name="T738"><text:s/></text:span><text:span text:style-name="T739">ASEMS ensures waste management is considered as an integral part of POEMS</text:span></text:p></text:note-body></text:note></text:span><text:span text:style-name="T740">.</text:span><text:span text:style-name="T741"><text:s/></text:span></text:p>
        </text:list-item>
      </text:list>
      <text:p text:style-name="P742"/>
      <text:p text:style-name="P743"/>
      <table:table table:style-name="Table744">
        <table:table-columns>
          <table:table-column table:style-name="TableColumn745"/>
        </table:table-columns>
        <table:table-row table:style-name="TableRow746">
          <table:table-cell table:style-name="TableCell747">
            <text:p text:style-name="P748"><text:bookmark-start text:name="_Hlk63171294"/><text:bookmark-start text:name="_Hlk127875234"/>Policy Statement<text:s/>4</text:p>
            <text:p text:style-name="P749">This policy statement<text:s/>replaces<text:s/>Policy statement 7 in JSP375 Chapter 11 Management of Hazardous Substance.</text:p>
            <text:p text:style-name="P750"><text:span text:style-name="T751">All personnel involved in the<text:s/></text:span><text:span text:style-name="T752">management</text:span><text:span text:style-name="T753"><text:s/>of hazardous waste<text:s/></text:span><text:span text:style-name="T754">must</text:span><text:span text:style-name="T755"><text:s/>comply with instructions provided, as defined in risk assessment, or as detailed in manufacturers<text:s/></text:span><text:span text:style-name="T756">documentation.</text:span><text:span text:style-name="T757"><text:s/></text:span></text:p>
          </table:table-cell>
        </table:table-row>
      </table:table>
      <text:p text:style-name="P758"><text:bookmark-end text:name="_Hlk63171294"/></text:p>
      <text:list text:style-name="LFO23" text:continue-numbering="true">
        <text:list-item>
          <text:p text:style-name="P759"><text:span text:style-name="T760">Hazardous waste arising<text:s/></text:span><text:span text:style-name="T761">must</text:span><text:span text:style-name="T762"><text:s/>be minimised. Where the production of waste is unavoidable it<text:s/></text:span><text:span text:style-name="T763">must</text:span><text:span text:style-name="T764"><text:s/>be managed in accordance with the<text:s/></text:span><text:span text:style-name="T765">Waste hierarchy,<text:s/></text:span><text:span text:style-name="T766">manufacturer</text:span><text:span text:style-name="T767">’</text:span><text:span text:style-name="T768">s</text:span><text:span text:style-name="T769"><text:s/>documentation and COSHH safety assessment</text:span></text:p>
        </text:list-item>
      </text:list>
      <text:p text:style-name="P770"/>
      <text:list text:style-name="LFO23" text:continue-numbering="true">
        <text:list-item>
          <text:p text:style-name="P771"><text:span text:style-name="T772">Hazardous Waste<text:s/></text:span><text:span text:style-name="T773">must</text:span><text:span text:style-name="T774"><text:s/>be stored in the correct specification containers. These<text:s/></text:span><text:span text:style-name="T775">must<text:s/></text:span><text:span text:style-name="T776">be located in a secure/controlled area with spill prevention/containment measures.<text:s/></text:span></text:p>
        </text:list-item>
      </text:list>
      <text:p text:style-name="P777"/>
      <text:list text:style-name="LFO23" text:continue-numbering="true">
        <text:list-item>
          <text:p text:style-name="P778"><text:span text:style-name="T779">Defence Organisations</text:span><text:span text:style-name="T780"><text:s/></text:span><text:span text:style-name="T781">must</text:span><text:span text:style-name="T782"><text:s/>ensure appropriate information is made available<text:s/></text:span><text:span text:style-name="T783">to the holder of hazardous waste to<text:s/></text:span><text:span text:style-name="T784">ensure waste management</text:span><text:span text:style-name="T785"><text:s/>procedures are correct.</text:span></text:p>
        </text:list-item>
      </text:list>
      <table:table table:style-name="Table786">
        <table:table-columns>
          <table:table-column table:style-name="TableColumn787"/>
        </table:table-columns>
        <table:table-row table:style-name="TableRow788">
          <table:table-cell table:style-name="TableCell789">
            <text:p text:style-name="P790"><text:bookmark-start text:name="_Hlk58231020"/><text:bookmark-start text:name="_Hlk58230965"/><text:bookmark-end text:name="_Hlk84509219"/><text:bookmark-end text:name="_Hlk127875234"/><text:span text:style-name="T791">Policy Statement</text:span><text:span text:style-name="T792"><text:s/></text:span><text:span text:style-name="T793">5</text:span></text:p>
            <text:p text:style-name="P794"><text:span text:style-name="T795">All<text:s/></text:span><text:span text:style-name="T796">MOD contracting organisations,<text:s/></text:span><text:span text:style-name="T797">must</text:span><text:span text:style-name="T798">, when letting contracts for waste services,<text:s/></text:span><text:span text:style-name="T799">ensure</text:span><text:span text:style-name="T800"><text:s/>that waste service providers, throughout the supply chain, are appropriately licensed.<text:s/></text:span></text:p>
          </table:table-cell>
        </table:table-row>
      </table:table>
      <text:p text:style-name="P801"><text:bookmark-end text:name="_Hlk58231020"/><text:bookmark-end text:name="_Hlk58230965"/></text:p>
      <text:list text:style-name="LFO23" text:continue-numbering="true">
        <text:list-item>
          <text:p text:style-name="P802"><text:span text:style-name="T803">Licences and permits<text:s/></text:span><text:span text:style-name="T804">must</text:span><text:span text:style-name="T805"><text:s/></text:span><text:span text:style-name="T806">be verified on the regulatory authorities’ web sites (EA; SEPA; NI-EA, NRW)</text:span><text:span text:style-name="T807"><text:s/>by<text:s/></text:span><text:span text:style-name="T808">MOD contracting organisations</text:span><text:span text:style-name="T809"><text:s/></text:span></text:p>
        </text:list-item>
      </text:list>
      <text:p text:style-name="P810"/>
      <text:list text:style-name="LFO23" text:continue-numbering="true">
        <text:list-item>
          <text:p text:style-name="P811">The DE&amp;S<text:s/>Defence Equipment Sales Authority<text:s/>(DESA)<text:s/>manage a number of mandatory and non- mandatory contracts on behalf of the MOD to use for the disposal of equipment and material assets.<text:s/>The Defence Logistics Framework<text:s/>covers the disposal of material (other than capital equipment), this sets out the process and requirements to use the<text:s/>DESA<text:s/>and details the mandatory and non-mandatory contracts.</text:p>
        </text:list-item>
      </text:list>
      <text:p text:style-name="P812"/>
      <text:p text:style-name="P813"/>
      <table:table table:style-name="Table814">
        <table:table-columns>
          <table:table-column table:style-name="TableColumn815"/>
        </table:table-columns>
        <table:table-row table:style-name="TableRow816">
          <table:table-cell table:style-name="TableCell817">
            <text:p text:style-name="P818"><text:bookmark-start text:name="_Hlk113439137"/><text:span text:style-name="T819">Policy Statement<text:s/></text:span><text:span text:style-name="T820">6</text:span></text:p>
            <text:p text:style-name="Normal"><text:span text:style-name="T821">Defence</text:span><text:span text:style-name="T822"><text:s/>organisations<text:s/></text:span><text:span text:style-name="T823">must</text:span><text:span text:style-name="T824"><text:s/>ensure<text:s/></text:span><text:span text:style-name="T825">the provision of</text:span><text:span text:style-name="T826"><text:s/></text:span><text:span text:style-name="T827">accurate</text:span><text:span text:style-name="T828"><text:s/></text:span><text:span text:style-name="T829">and complete<text:s/></text:span><text:span text:style-name="T830">waste management<text:s/></text:span><text:span text:style-name="T831">data</text:span><text:span text:style-name="T832">.<text:s/></text:span></text:p>
          </table:table-cell>
        </table:table-row>
      </table:table>
      <text:p text:style-name="P833"><text:bookmark-end text:name="_Hlk113439137"/></text:p>
      <text:list text:style-name="LFO23" text:continue-numbering="true">
        <text:list-item>
          <text:p text:style-name="P834"><text:span text:style-name="T835">When procuring services c</text:span><text:span text:style-name="T836">ontracts<text:s/></text:span><text:span text:style-name="T837">must</text:span><text:span text:style-name="T838"><text:s/>meet legislative requirements and support the delivery of the MOD waste strategy and<text:s/></text:span><text:span text:style-name="T839">must</text:span><text:span text:style-name="T840"><text:s/>include:</text:span></text:p>
        </text:list-item>
      </text:list>
      <text:list text:style-name="LFO20" text:continue-numbering="true">
        <text:list-item>
          <text:p text:style-name="P841">Requirements for reporting of waste data in the format set by DIO and provision<text:s/>of<text:s/>site level data.</text:p>
        </text:list-item>
        <text:list-item>
          <text:p text:style-name="P842">Requirements for measured accurate waste arisings data in tonnes.</text:p>
        </text:list-item>
      </text:list>
      <text:p text:style-name="P843"/>
      <text:list text:style-name="LFO23" text:continue-numbering="true">
        <text:list-item>
          <text:p text:style-name="P844">Accurate data on all MOD waste arisings is essential for the effective management of waste<text:s/>and is required for reporting against the Government targets and for informing site level waste management plans. Waste data in tonnes is required for all MOD waste; this includes waste produced on the MOD estate by industry partners in direct support of defence activities. <text:s/></text:p>
        </text:list-item>
      </text:list>
      <text:p text:style-name="P845"/>
      <text:list text:style-name="LFO23" text:continue-numbering="true">
        <text:list-item>
          <text:p text:style-name="P846"><text:span text:style-name="T847">Defence</text:span><text:span text:style-name="T848"><text:s/>organisations<text:s/></text:span><text:span text:style-name="T849">must</text:span><text:span text:style-name="T850"><text:s/>collate MOD waste data for Departmental level performance reporting.</text:span><text:span text:style-name="T851"><text:s/></text:span><text:span text:style-name="T852">The data<text:s/></text:span><text:span text:style-name="T853">must</text:span><text:span text:style-name="T854"><text:s/>be provided in a format compliant with the Authority Infrastructure Management System (IMS) and contain, but not be limited to, the following</text:span><text:span text:style-name="T855"><text:s/></text:span><text:span text:style-name="T856">information:</text:span></text:p>
        </text:list-item>
      </text:list>
      <text:list text:style-name="LFO19" text:continue-numbering="true">
        <text:list-item>
          <text:list>
            <text:list-item>
              <text:p text:style-name="P857">Weight (in tonnes)</text:p>
            </text:list-item>
            <text:list-item>
              <text:p text:style-name="P858">Establishment of generation, including postcode</text:p>
            </text:list-item>
            <text:list-item>
              <text:p text:style-name="P859"><text:span text:style-name="T860">Waste Stream Description including European Waste Catalogue code</text:span></text:p>
            </text:list-item>
            <text:list-item>
              <text:p text:style-name="P861">Disposal Route (i.e. landfill, reuse, recycled etc)</text:p>
            </text:list-item>
            <text:list-item>
              <text:p text:style-name="P862"><text:span text:style-name="T863">Hazardous or non-hazardous</text:span></text:p>
            </text:list-item>
          </text:list>
        </text:list-item>
      </text:list>
      <text:p text:style-name="P864"/>
      <table:table table:style-name="Table865">
        <table:table-columns>
          <table:table-column table:style-name="TableColumn866"/>
        </table:table-columns>
        <table:table-row table:style-name="TableRow867">
          <table:table-cell table:style-name="TableCell868">
            <text:p text:style-name="P869"><text:span text:style-name="T870">Policy Statement</text:span><text:span text:style-name="T871"><text:s/></text:span><text:span text:style-name="T872">7</text:span><text:span text:style-name="T873"><text:s text:c="105"/></text:span><text:span text:style-name="T874">DIO<text:s/></text:span><text:span text:style-name="T875">must</text:span><text:span text:style-name="T876"><text:s/>collate data for corporate reporting purposes and provide<text:s/></text:span><text:span text:style-name="T877">Defence Organisation</text:span><text:span text:style-name="T878">s</text:span><text:span text:style-name="T879"><text:s/>with waste data to support the delivery of the site waste management plan and monitoring performance.</text:span></text:p>
          </table:table-cell>
        </table:table-row>
      </table:table>
      <text:list text:style-name="LFO23" text:continue-numbering="true">
        <text:list-item>
          <text:p text:style-name="P880"><text:span text:style-name="T881">DIO is responsible for the collation of MOD waste data</text:span><text:span text:style-name="T882">.<text:s/></text:span><text:span text:style-name="T883">Waste data<text:s/></text:span><text:span text:style-name="T884">will</text:span><text:span text:style-name="T885"><text:s/></text:span><text:span text:style-name="T886">be published<text:s/></text:span><text:a xlink:href="http://defenceintranet.diif.r.mil.uk/Organisations/Orgs/DIO/Reference/Publications/Pages/EnergyUtilities+Sustainability.aspx" office:target-frame-name="_top" xlink:show="replace"><text:span text:style-name="T887">here</text:span></text:a></text:p>
        </text:list-item>
        <text:list-item>
          <text:p text:style-name="P888"><text:span text:style-name="T889">Where data is not provided direct to DIO via contracting mechanisms the<text:s/></text:span><text:span text:style-name="T890">Defence Organisation <text:s/></text:span><text:span text:style-name="T891"><text:s/></text:span><text:span text:style-name="T892">must</text:span><text:span text:style-name="T893"><text:s/>provide the data to DIO.</text:span></text:p>
        </text:list-item>
      </text:list>
      <text:p text:style-name="P894"/>
      <text:list text:style-name="LFO23" text:continue-numbering="true">
        <text:list-item>
          <text:p text:style-name="P895"><text:span text:style-name="T896">Where HoEs or<text:s/></text:span><text:span text:style-name="T897">Defence Organisation <text:s/></text:span><text:span text:style-name="T898">s/Executive Agencies require more detailed waste data, this<text:s/></text:span><text:span text:style-name="T899">should</text:span><text:span text:style-name="T900"><text:s/>be requested through the relevant MOD cont</text:span><text:span text:style-name="T901">r</text:span><text:span text:style-name="T902">acting organisation and/or be collated and recorded locally.<text:s/></text:span></text:p>
        </text:list-item>
      </text:list>
      <text:p text:style-name="P903"/>
      <text:p text:style-name="P904"/>
      <text:p text:style-name="P905"/>
      <text:p text:style-name="P906"/>
      <text:p text:style-name="P907"/>
      <table:table table:style-name="Table908">
        <table:table-columns>
          <table:table-column table:style-name="TableColumn909"/>
        </table:table-columns>
        <table:table-row table:style-name="TableRow910">
          <table:table-cell table:style-name="TableCell911">
            <text:p text:style-name="P912"><text:bookmark-start text:name="_Hlk113434316"/><text:span text:style-name="T913">Policy Statement<text:s/></text:span><text:span text:style-name="T914">8</text:span></text:p>
            <text:p text:style-name="P915"><text:span text:style-name="T916">Defence Organisation</text:span><text:span text:style-name="T917">s</text:span><text:span text:style-name="T918"><text:s/></text:span><text:span text:style-name="T919">must</text:span><text:span text:style-name="T920">, where<text:s/></text:span><text:span text:style-name="T921">they</text:span><text:span text:style-name="T922"><text:s/></text:span><text:span text:style-name="T923">hold</text:span><text:span text:style-name="T924"><text:s/>the funding for facilities management activities, ensure that contracts are in place to provide and maintain suitable waste management facilities</text:span></text:p>
          </table:table-cell>
        </table:table-row>
      </table:table>
      <text:p text:style-name="P925"><text:bookmark-end text:name="_Hlk113434316"/></text:p>
      <text:list text:style-name="LFO23" text:continue-numbering="true">
        <text:list-item>
          <text:p text:style-name="P926">MOD contracts for waste management services:</text:p>
          <text:list text:continue-numbering="true">
            <text:list-item>
              <text:p text:style-name="P927"><text:span text:style-name="T928">must</text:span><text:span text:style-name="T929"><text:s/>deliver against all applicable legislation and MOD policy requirements.<text:s/></text:span></text:p>
            </text:list-item>
            <text:list-item>
              <text:p text:style-name="P930"><text:span text:style-name="T931">should</text:span><text:span text:style-name="T932"><text:s/>be reviewed in</text:span><text:span text:style-name="T933"><text:s/></text:span><text:span text:style-name="T934">line with commercial requirements to ensure<text:s/></text:span><text:span text:style-name="T935">optimum</text:span><text:span text:style-name="T936"><text:s/>waste management<text:s/></text:span><text:span text:style-name="T937">services<text:s/></text:span><text:span text:style-name="T938">is being delivered.</text:span></text:p>
            </text:list-item>
            <text:list-item>
              <text:p text:style-name="P939"><text:span text:style-name="T940">must</text:span><text:span text:style-name="T941"><text:s/>ensure a contract waste management plan detailing the contract activities to support the site specific WMP</text:span></text:p>
            </text:list-item>
            <text:list-item>
              <text:p text:style-name="P942"><text:span text:style-name="T943">must</text:span><text:span text:style-name="T944"><text:s/>ensure<text:s/></text:span><text:span text:style-name="T945">the provision of</text:span><text:span text:style-name="T946"><text:s/>accurate and complete waste</text:span><text:span text:style-name="T947"><text:s/>data</text:span></text:p>
            </text:list-item>
          </text:list>
        </text:list-item>
      </text:list>
      <text:p text:style-name="P948"/>
      <table:table table:style-name="Table949">
        <table:table-columns>
          <table:table-column table:style-name="TableColumn950"/>
        </table:table-columns>
        <table:table-row table:style-name="TableRow951">
          <table:table-cell table:style-name="TableCell952">
            <text:p text:style-name="P953"><text:bookmark-start text:name="_Hlk61957934"/><text:span text:style-name="T954">Policy Statement<text:s/></text:span><text:span text:style-name="T955">9</text:span></text:p>
            <text:p text:style-name="P956"><text:span text:style-name="T957">Establishments</text:span><text:span text:style-name="T958"><text:s/></text:span><text:span text:style-name="T959">must</text:span><text:span text:style-name="T960"><text:s/>have a Waste Management Plan in place which is integrated<text:s/></text:span><text:span text:style-name="T961">into</text:span><text:span text:style-name="T962"><text:s/>the site Environmental Management System.<text:s/></text:span></text:p>
          </table:table-cell>
        </table:table-row>
      </table:table>
      <text:p text:style-name="P963"><text:bookmark-end text:name="_Hlk61957934"/></text:p>
      <text:list text:style-name="LFO23" text:continue-numbering="true">
        <text:list-item>
          <text:p text:style-name="P964"><text:span text:style-name="T965"><text:s/></text:span><text:span text:style-name="T966">All Defence sites<text:s/></text:span><text:span text:style-name="T967">must<text:s/></text:span><text:span text:style-name="T968">have a waste management plan in place which is integrated into the site Environmental Management System (EMS).<text:s/></text:span></text:p>
        </text:list-item>
        <text:list-item>
          <text:p text:style-name="P969">Defence<text:s/>organisations<text:s/>through<text:s/>HoE are<text:s/>responsible<text:s/>for the development and implementation of<text:s/>Waste Management Plans.</text:p>
        </text:list-item>
      </text:list>
      <text:p text:style-name="P970"/>
      <text:list text:style-name="LFO23" text:continue-numbering="true">
        <text:list-item>
          <text:p text:style-name="P971"><text:span text:style-name="T972">In<text:s/></text:span><text:span text:style-name="T973">a</text:span><text:span text:style-name="T974">ddition to detailing the<text:s/></text:span><text:span text:style-name="T975">carrier and consignee<text:s/></text:span><text:span text:style-name="T976">details, the waste management plan<text:s/></text:span><text:span text:style-name="T977">must</text:span><text:span text:style-name="T978"><text:s/>contain<text:s/></text:span><text:span text:style-name="T979">as a minimum the information found within the example template held at Annex</text:span><text:span text:style-name="T980"><text:s/>I.</text:span></text:p>
        </text:list-item>
      </text:list>
      <text:p text:style-name="P981"/>
      <table:table table:style-name="Table982">
        <table:table-columns>
          <table:table-column table:style-name="TableColumn983"/>
        </table:table-columns>
        <table:table-row table:style-name="TableRow984">
          <table:table-cell table:style-name="TableCell985">
            <text:p text:style-name="P986">Policy Statement 10</text:p>
            <text:p text:style-name="P987"><text:span text:style-name="T988">The Head of Establishment<text:s/></text:span><text:span text:style-name="T989">must</text:span><text:span text:style-name="T990"><text:s/>work with the contract management organisation and Industry Partners to provide assurance that the Waste Duty of Care responsibilities are being met.<text:s/></text:span><text:span text:style-name="T991"><text:s/></text:span></text:p>
          </table:table-cell>
        </table:table-row>
      </table:table>
      <text:p text:style-name="P992"/>
      <text:p text:style-name="P993"><text:span text:style-name="T994">46. The HoE<text:s/></text:span><text:span text:style-name="T995">must</text:span><text:span text:style-name="T996">:</text:span></text:p>
      <text:list text:style-name="LFO9" text:continue-numbering="true">
        <text:list-item>
          <text:list>
            <text:list-item>
              <text:p text:style-name="P997">collaborate with<text:s/>the contract management organisation<text:s/>and Industry Partners to<text:s/>minimise<text:s/>waste across the establishment, including educating personnel on site waste management policies and practices to<text:s/>minimise<text:s/>waste and increase recycling.<text:s/></text:p>
            </text:list-item>
            <text:list-item>
              <text:p text:style-name="P998">report any contractual/legislative non-compliance<text:s/>and enforcement action by a Statutory Regulator through<text:s/>the command structure.</text:p>
            </text:list-item>
          </text:list>
        </text:list-item>
      </text:list>
      <text:p text:style-name="P999"/>
      <text:list text:style-name="LFO23" text:continue-numbering="true">
        <text:list-item>
          <text:p text:style-name="P1000"><text:span text:style-name="T1001">Enforcement action by a Statutory Regulator<text:s/></text:span><text:span text:style-name="T1002">must</text:span><text:span text:style-name="T1003"><text:s/></text:span><text:span text:style-name="T1004">also<text:s/></text:span><text:span text:style-name="T1005">be reported direct to the<text:s/></text:span><text:span text:style-name="T1006">Safety Centre,<text:s/></text:span><text:span text:style-name="T1007">Defence Safety Authority</text:span><text:span text:style-name="T1008"><text:s/></text:span><text:span text:style-name="T1009">(DSA)<text:s/></text:span><text:span text:style-name="T1010">and D-</text:span><text:span text:style-name="T1011">LUCC&amp;S</text:span><text:span text:style-name="T1012">.</text:span></text:p>
        </text:list-item>
      </text:list>
      <table:table table:style-name="Table1013">
        <table:table-columns>
          <table:table-column table:style-name="TableColumn1014"/>
        </table:table-columns>
        <table:table-row table:style-name="TableRow1015">
          <table:table-cell table:style-name="TableCell1016">
            <text:p text:style-name="P1017"><text:span text:style-name="T1018">Policy Statement<text:s/></text:span><text:span text:style-name="T1019">1</text:span><text:span text:style-name="T1020">1</text:span></text:p>
            <text:p text:style-name="P1021"><text:span text:style-name="T1022">The commander or manager, together with their chain of command,<text:s/></text:span><text:span text:style-name="T1023">must</text:span><text:span text:style-name="T1024"><text:s/>make sure that this policy is followed and provide assurance of this.</text:span><text:span text:style-name="T1025"><text:s/></text:span></text:p>
          </table:table-cell>
        </table:table-row>
      </table:table>
      <text:p text:style-name="P1026"/>
      <text:list text:style-name="LFO23" text:continue-numbering="true">
        <text:list-item>
          <text:p text:style-name="P1027"><text:span text:style-name="T1028">Assurance</text:span><text:span text:style-name="T1029">. The application of this policy<text:s/></text:span><text:span text:style-name="T1030">must</text:span><text:span text:style-name="T1031"><text:s/>be assured (that is, its use must be guaranteed) at different levels. The assurance must be carried out as set out in JSP<text:s/></text:span><text:span text:style-name="T1032">816</text:span><text:span text:style-name="T1033">.</text:span><text:span text:style-name="T1034"><text:s/></text:span></text:p>
        </text:list-item>
      </text:list>
      <text:p text:style-name="P1035"/>
      <text:list text:style-name="LFO31" text:continue-numbering="true">
        <text:list-item>
          <text:p text:style-name="P1036"><text:span text:style-name="T1037">First-party assurance<text:s/></text:span><text:span text:style-name="T1038">must</text:span><text:span text:style-name="T1039"><text:s/>be provided by those responsible for delivering the activity (normally at unit, ship or station level) to reinforce the policy and make sure it is followed during the activity.<text:s/></text:span></text:p>
        </text:list-item>
        <text:list-item>
          <text:p text:style-name="P1040"><text:span text:style-name="T1041">Second-party assurance<text:s/></text:span><text:span text:style-name="T1042">must</text:span><text:span text:style-name="T1043"><text:s/>be provided by the chain of command, separate from the assurance given by those responsible for delivering the activity and in line with formal Military Command or Defence organisation assurance mechanisms.<text:s/></text:span></text:p>
        </text:list-item>
        <text:list-item>
          <text:p text:style-name="P1044"><text:span text:style-name="T1045">Third-party assurance must be provided at Defence level by the DSA or Defence Internal Audit (DIA)</text:span></text:p>
        </text:list-item>
      </text:list>
      <text:p text:style-name="P1046"/>
      <text:h text:style-name="Heading1" text:outline-level="1"><text:bookmark-start text:name="_Toc126664328"/>Part 2: Guidance<text:bookmark-end text:name="_Toc126664328"/></text:h>
      <text:p text:style-name="P1047"><text:span text:style-name="T1048">This part provides the guidance and best practice that<text:s/></text:span><text:span text:style-name="T1049">should<text:s/></text:span><text:span text:style-name="T1050">be followed</text:span><text:span text:style-name="T1051"><text:s/>and will help you keep to this policy</text:span><text:span text:style-name="T1052">.</text:span></text:p>
      <text:p text:style-name="P1053"><text:span text:style-name="T1054">This part is made up of the following annexes</text:span></text:p>
      <text:p text:style-name="P1055">Annex A: Duty of Care</text:p>
      <text:p text:style-name="P1056">Annex B: Hazardous Waste</text:p>
      <text:p text:style-name="P1057">Annex C: Transfrontier Shipment of Waste</text:p>
      <text:p text:style-name="P1058">Annex D: Catering Waste and Animal by-products</text:p>
      <text:p text:style-name="P1059">Annex E: Healthcare Waste<text:s/></text:p>
      <text:p text:style-name="P1060">Annex F: Waste Electrical and Electronic Equipment (WEEE)</text:p>
      <text:p text:style-name="P1061">Annex<text:s/>G: Glossary of terms</text:p>
      <text:p text:style-name="P1062">Annex<text:s/>H:<text:s/>Waste Management Legislation</text:p>
      <text:p text:style-name="P1063"><text:span text:style-name="T1064">Annex<text:s/></text:span><text:span text:style-name="T1065">I</text:span><text:span text:style-name="T1066">: IWMP Template</text:span><text:span text:style-name="T1067"><text:line-break/></text:span></text:p>
      <text:h text:style-name="P1068" text:outline-level="2"><text:bookmark-start text:name="_Toc126664329"/>Retention of Records<text:bookmark-end text:name="_Toc126664329"/><text:s/></text:h>
      <text:list text:style-name="LFO23" text:continue-numbering="true">
        <text:list-item>
          <text:p text:style-name="P1069">All records including the establishment / unit / platform register, risk assessments, etc.<text:s/>should<text:s/>be kept in accordance with<text:s/>JSP418 Leaflet 11<text:s/>Retention of Environmental Protection Records</text:p>
        </text:list-item>
      </text:list>
      <text:h text:style-name="Heading2" text:outline-level="2"><text:bookmark-start text:name="_Toc126664330"/>Related Documents<text:bookmark-end text:name="_Toc126664330"/><text:s/></text:h>
      <text:list text:style-name="LFO23" text:continue-numbering="true">
        <text:list-item>
          <text:p text:style-name="P1070"><text:span text:style-name="T1071">The</text:span><text:span text:style-name="T1072"><text:s/>following documents<text:s/></text:span><text:span text:style-name="T1073">should</text:span><text:span text:style-name="T1074"><text:s/>be consulted in conjunction with this chapter:</text:span></text:p>
        </text:list-item>
      </text:list>
      <text:p text:style-name="P1075"/>
      <text:list text:style-name="LFO32" text:continue-numbering="true">
        <text:list-item>
          <text:p text:style-name="P1076"><text:a xlink:href="https://www.gov.uk/guidance/knowledge-in-defence-kid" office:target-frame-name="_top" xlink:show="replace"><text:span text:style-name="T1077">JSP</text:span><text:span text:style-name="T1078"><text:s/>850</text:span></text:a><text:span text:style-name="T1079">,<text:s/></text:span><text:a xlink:href="https://www.gov.uk/government/publications/jsp-418-mod-corporate-environmental-protection-manual" office:target-frame-name="_top" xlink:show="replace"><text:span text:style-name="T1080">JSP418</text:span></text:a><text:span text:style-name="T1081">,<text:s/></text:span><text:a xlink:href="https://www.bing.com/ck/a?!&amp;&amp;p=a963ecf4755e7197JmltdHM9MTY3NTcyODAwMCZpZ3VpZD0yOThmN2Q1OC05MWQ4LTYxM2QtMzBhOS02ZDRiOTBlMDYwMGQmaW5zaWQ9NTE4MA&amp;ptn=3&amp;hsh=3&amp;fclid=298f7d58-91d8-613d-30a9-6d4b90e0600d&amp;psq=JSP375&amp;u=a1aHR0cHM6Ly93d3cuZ292LnVrL2dvdmVybm1lbnQvY29sbGVjdGlvbnMvanNwLTM3NS1oZWFsdGgtYW5kLXNhZmV0eS1oYW5kYm9vaw&amp;ntb=1" office:target-frame-name="_top" xlink:show="replace"><text:span text:style-name="T1082">JSP375</text:span></text:a><text:span text:style-name="T1083">,<text:s/></text:span><text:bookmark-start text:name="_Hlk126663162"/><text:a xlink:href="https://www.gov.uk/government/collections/jsp-392-radiation-safety-handbook" office:target-frame-name="_top" xlink:show="replace"><text:span text:style-name="T1084">JSP</text:span><text:span text:style-name="T1085">392</text:span><text:bookmark-end text:name="_Hlk126663162"/></text:a><text:span text:style-name="T1086">,<text:s/></text:span></text:p>
        </text:list-item>
      </text:list>
      <text:p text:style-name="P1087"/>
      <text:list text:style-name="LFO32" text:continue-numbering="true">
        <text:list-item>
          <text:p text:style-name="P1088">Other Defence Publications:</text:p>
        </text:list-item>
      </text:list>
      <text:list text:style-name="LFO33" text:continue-numbering="true">
        <text:list-item>
          <text:list>
            <text:list-item>
              <text:p text:style-name="P1089"><text:span text:style-name="T1090">Ministry of Defence Climate Change and Sustainability Strategic Approach</text:span><text:span text:style-name="T1091"><text:s/></text:span><text:span text:style-name="T1092">-<text:s/></text:span><text:a xlink:href="https://www.gov.uk/government/publications/ministry-of-defence-climate-change-and-sustainability-strategic-approach" office:target-frame-name="_top" xlink:show="replace"><text:span text:style-name="T1093">https://www.gov.uk/government/publications/ministry-of-defence-climate-change-and-sustainability-strategic-approach</text:span></text:a></text:p>
            </text:list-item>
            <text:list-item>
              <text:p text:style-name="P1094"><text:span text:style-name="T1095">MOD Waste Management Strategy</text:span><text:span text:style-name="T1096"><text:s/>-<text:s/></text:span><text:a xlink:href="https://www.gov.uk/government/publications/mod-waste-management-2015-to-2025" office:target-frame-name="_top" xlink:show="replace"><text:span text:style-name="T1097">https://www.gov.uk/government/publications/mod-waste-management-2015</text:span></text:a><text:a xlink:href="https://www.gov.uk/government/publications/mod-waste-management-2015-to-2025" office:target-frame-name="_top" xlink:show="replace"><text:span text:style-name="T1098">to-2025</text:span></text:a><text:a xlink:href="https://www.gov.uk/government/publications/mod-waste-management-2015-to-2025" office:target-frame-name="_top" xlink:show="replace"><text:span text:style-name="T1099"><text:s/></text:span></text:a><text:span text:style-name="T1100"><text:s/></text:span></text:p>
            </text:list-item>
            <text:list-item>
              <text:p text:style-name="P1101">MOD Acquisition Safety and Environmental Management System (ASEMS)<text:s/></text:p>
              <text:list text:continue-numbering="true">
                <text:list-item>
                  <text:p text:style-name="P1102"><text:a xlink:href="https://www.asems.mod.uk/" office:target-frame-name="_top" xlink:show="replace"><text:span text:style-name="T1103">https://www.asems.mod.uk/</text:span></text:a></text:p>
                </text:list-item>
              </text:list>
            </text:list-item>
            <text:list-item>
              <text:p text:style-name="P1104"><text:span text:style-name="T1105">Knowledge In Defence: Sustainable Procurement</text:span><text:span text:style-name="T1106"><text:s/></text:span><text:span text:style-name="T1107">https://www.kid.mod.uk/maincontent/business/susproc/index.htm</text:span><text:span text:style-name="T1108"><text:s/></text:span><text:span text:style-name="T1109"><text:s/></text:span></text:p>
              <text:list text:continue-numbering="true">
                <text:list-item>
                  <text:p text:style-name="P1110"><text:a xlink:href="https://www.kid.mod.uk/maincontent/business/susproc/content/actions/sp_risk.htm" office:target-frame-name="_top" xlink:show="replace"><text:span text:style-name="T1111">https://www.kid.mod.uk/maincontent/business/susproc/content/actions/sp_risk.htm</text:span></text:a><text:span text:style-name="T1112"><text:s/></text:span><text:span text:style-name="T1113">MOD Sustainability and Environmental Appraisal Tools (SEAT) Handbook:<text:s/></text:span><text:span text:style-name="T1114">T</text:span><text:span text:style-name="T1115">he suite of appraisal tools can now be found in JSP 850. This should be accessed via Knowledge in Defence (KiD).</text:span></text:p>
                </text:list-item>
              </text:list>
            </text:list-item>
            <text:list-item>
              <text:p text:style-name="P1116"><text:a xlink:href="https://www.gov.uk/government/collections/defence-safety-authority-regulations" office:target-frame-name="_top" xlink:show="replace"><text:span text:style-name="T1117">Defence Safety Authority Regulations</text:span></text:a></text:p>
            </text:list-item>
          </text:list>
        </text:list-item>
      </text:list>
      <text:p text:style-name="P1118"/>
      <text:p text:style-name="P1119"/>
      <text:p text:style-name="P1120"/>
      <text:h text:style-name="Heading2" text:outline-level="2"><text:bookmark-start text:name="_Toc126664331"/>Annex A: Duty of Care<text:bookmark-end text:name="_Toc126664331"/></text:h>
      <text:p text:style-name="P1121"/>
      <text:list text:style-name="LFO36" text:continue-numbering="true">
        <text:list-item>
          <text:p text:style-name="P1122">Waste holders have a duty to take all reasonable steps to ensure that there is no unauthorised importation, production, carrying, keeping, treatment or disposal of controlled wastes, and that it does not escape from their control and is only transferred to an authorised person with a written description of the waste. The Duty of Care (DoC) legislation makes provision for the safe management of waste to protect human health and applies to anyone who imports, produces, carries, keeps, treats, disposes of, or are a dealer or broker that has control of controlled waste.</text:p>
        </text:list-item>
      </text:list>
      <text:p text:style-name="P1123"/>
      <text:list text:style-name="LFO36" text:continue-numbering="true">
        <text:list-item>
          <text:p text:style-name="P1124"><text:span text:style-name="T1125">The legal requirement of Duty of Care is set out in Section 34 of the Environmental Protection Act 1990.<text:s/></text:span><text:span text:style-name="T1126">In March 2016, DEFRA published an updated Waste Duty of Care code of Practice for England and Wales. The code of practice (the Code) sets out practical guidance on how to meet the waste duty of care requirements, including;</text:span></text:p>
        </text:list-item>
      </text:list>
      <text:p text:style-name="P1127"/>
      <text:list text:style-name="LFO14" text:continue-numbering="true">
        <text:list-item>
          <text:p text:style-name="P1128">Who it applies to;</text:p>
        </text:list-item>
        <text:list-item>
          <text:p text:style-name="P1129">What it applies to;</text:p>
        </text:list-item>
        <text:list-item>
          <text:p text:style-name="P1130">How long Duty of Care lasts; and</text:p>
        </text:list-item>
        <text:list-item>
          <text:p text:style-name="P1131">The Duty of Care requirements</text:p>
        </text:list-item>
      </text:list>
      <text:p text:style-name="P1132"><text:tab/></text:p>
      <text:list text:style-name="LFO36" text:continue-numbering="true">
        <text:list-item>
          <text:p text:style-name="P1133">Under the Code waste holders (defined in section 3 of the code) must take all reasonable steps to:</text:p>
        </text:list-item>
      </text:list>
      <text:p text:style-name="P1134"/>
      <text:list text:style-name="LFO14" text:continue-numbering="true">
        <text:list-item>
          <text:p text:style-name="P1135">Prevent unauthorised or harmful deposit, treatment or disposal of waste.</text:p>
        </text:list-item>
        <text:list-item>
          <text:p text:style-name="P1136">Prevent a breach (failure) by any other person to meet the requirement to have an environmental permit or a breach of a permit condition</text:p>
        </text:list-item>
        <text:list-item>
          <text:p text:style-name="P1137">Prevent the escape of waste from your control</text:p>
        </text:list-item>
        <text:list-item>
          <text:p text:style-name="P1138">Ensure that any person you transfer the waste to has the correct authorisation</text:p>
        </text:list-item>
        <text:list-item>
          <text:p text:style-name="P1139">Provide an accurate description of the waste when it is transferred to another person.</text:p>
        </text:list-item>
      </text:list>
      <text:p text:style-name="P1140"/>
      <text:p text:style-name="P1141"/>
      <text:list text:style-name="LFO36" text:continue-numbering="true">
        <text:list-item>
          <text:p text:style-name="P1142">Guidance on how to comply with Duty of Care in Scotland and Northern Ireland can be found at:</text:p>
        </text:list-item>
      </text:list>
      <text:p text:style-name="P1143"/>
      <text:list text:style-name="LFO14" text:continue-numbering="true">
        <text:list-item>
          <text:p text:style-name="P1144"><text:span text:style-name="T1145">Scotland -<text:s/></text:span><text:span text:style-name="T1146"><text:s/></text:span><text:a xlink:href="https://www.gov.scot/publications/duty-care-code-practice/" office:target-frame-name="_top" xlink:show="replace"><text:span text:style-name="T1147">Duty of care: code of practice for managing controlled waste - gov.scot (www.gov.scot)</text:span></text:a></text:p>
        </text:list-item>
        <text:list-item>
          <text:p text:style-name="P1148"><text:span text:style-name="T1149">Northern Ireland -<text:s/></text:span><text:a xlink:href="https://www.daera-ni.gov.uk/articles/duty-care" office:target-frame-name="_top" xlink:show="replace"><text:span text:style-name="T1150">Duty of care | Department of Agriculture, Environment and Rural Affairs (daera-ni.gov.uk</text:span><text:span text:style-name="T1151">)</text:span></text:a></text:p>
        </text:list-item>
      </text:list>
      <text:p text:style-name="P1152"/>
      <text:list text:style-name="LFO36" text:continue-numbering="true">
        <text:list-item>
          <text:p text:style-name="P1153">When waste is moved from its place of production to the place of disposal it must be accompanied by:</text:p>
        </text:list-item>
      </text:list>
      <text:p text:style-name="P1154"/>
      <text:list text:style-name="LFO14" text:continue-numbering="true">
        <text:list-item>
          <text:p text:style-name="P1155"><text:span text:style-name="T1156">A Waste Transfer Note</text:span><text:span text:style-name="T1157"><text:note text:note-class="footnote" text:id="_ftn3"><text:note-citation>4</text:note-citation><text:note-body><text:p text:style-name="FootnoteText"><text:span text:style-name="T1158"><text:s/>For multiple transfers of non-hazardous waste over a period of up to a year (of the same description, storage and disposal location) an annual waste transfer note may be used instead of individual notes.</text:span></text:p></text:note-body></text:note></text:span><text:span text:style-name="T1159"><text:s/>– for<text:s/></text:span><text:span text:style-name="T1160">non-hazardous</text:span><text:span text:style-name="T1161"><text:s/>waste (</text:span><text:a xlink:href="https://www.gov.uk/managing-your-waste-an-overview/waste-transfer-notes" office:target-frame-name="_top" xlink:show="replace"><text:span text:style-name="T1162">https://www.gov.uk/managing-your-waste-an-overview/waste-transfer-notes</text:span></text:a><text:span text:style-name="T1163">)<text:s/></text:span><text:span text:style-name="T1164">or<text:s/></text:span></text:p>
        </text:list-item>
        <text:list-item>
          <text:p text:style-name="P1165"><text:span text:style-name="T1166">A Consignment Note – for hazardous waste. (</text:span><text:a xlink:href="https://www.gov.uk/government/publications/hazardous-waste-consignment-note" office:target-frame-name="_top" xlink:show="replace"><text:span text:style-name="T1167">https://www.gov.uk/government/publications/hazardous-waste-consignment-note</text:span></text:a><text:span text:style-name="T1168">)</text:span></text:p>
        </text:list-item>
      </text:list>
      <text:p text:style-name="P1169"/>
      <text:p text:style-name="P1170"/>
      <text:list text:style-name="LFO36" text:continue-numbering="true">
        <text:list-item>
          <text:p text:style-name="P1171"><text:span text:style-name="T1172">When waste is disposed of, a description of the waste has to be given, and has to include a European Waste Catalogue (EWC) code, which is a classification of the type of waste being produced An EWC code will contain six numbers that classify the waste. Further details can be found from Table A1.1 of the Environment Agency’s “Technical Guidance WM3: Waste Classification - Guidance on the Classification and Assessment of Waste.</text:span></text:p>
        </text:list-item>
      </text:list>
      <text:p text:style-name="P1173"/>
      <text:p text:style-name="NoSpacing"><text:a xlink:href="https://www.gov.uk/government/publications/waste-classification-technical-guidance" office:target-frame-name="_top" xlink:show="replace"><text:span text:style-name="T1174">https://www.gov.uk/government/publications/waste-classification-technical-guidance</text:span></text:a><text:span text:style-name="T1175"><text:s/></text:span></text:p>
      <text:p text:style-name="P1176"/>
      <text:list text:style-name="LFO36" text:continue-numbering="true">
        <text:list-item>
          <text:p text:style-name="P1177">Waste can be described in four different ways which are described below.<text:s/></text:p>
        </text:list-item>
      </text:list>
      <text:p text:style-name="P1178"/>
      <text:list text:style-name="LFO8" text:continue-numbering="true">
        <text:list-item>
          <text:list>
            <text:list-item>
              <text:list>
                <text:list-item>
                  <text:p text:style-name="P1179"><text:span text:style-name="T1180">Wastes that may be hazardous or non-hazardous are known as<text:s/></text:span><text:span text:style-name="T1181">‘</text:span><text:span text:style-name="T1182">mirror hazardous</text:span><text:span text:style-name="T1183">’<text:s/></text:span><text:span text:style-name="T1184">and<text:s/></text:span><text:span text:style-name="T1185">‘</text:span><text:span text:style-name="T1186">mirror non-hazardous</text:span><text:span text:style-name="T1187">’<text:s/></text:span><text:span text:style-name="T1188">entries.<text:s/></text:span></text:p>
                </text:list-item>
              </text:list>
            </text:list-item>
          </text:list>
        </text:list-item>
      </text:list>
      <text:p text:style-name="P1189"/>
      <text:p text:style-name="NoSpacing"><text:span text:style-name="T1190">S</text:span><text:span text:style-name="T1191">ome wastes have the potential to be either hazardous or not, depending on whether they contain “dangerous substances” at or above certain thresholds. These wastes are covered by linked (usually paired) entries, collectively called “mirror entries”.</text:span><text:span text:style-name="T1192"><text:s/></text:span><text:span text:style-name="T1193">Waste holders have a duty to determine if a “mirror entry” waste is hazardous or non-hazardous</text:span></text:p>
      <text:p text:style-name="P1194"/>
      <text:list text:style-name="LFO8" text:continue-numbering="true">
        <text:list-item>
          <text:list>
            <text:list-item>
              <text:list>
                <text:list-item>
                  <text:p text:style-name="P1195"><text:span text:style-name="T1196">Wastes that are always hazardous are known as<text:s/></text:span><text:span text:style-name="T1197">’absolute</text:span><text:span text:style-name="T1198"><text:s/></text:span><text:span text:style-name="T1199">hazardous’</text:span><text:span text:style-name="T1200"><text:s/></text:span><text:span text:style-name="T1201">entries.</text:span></text:p>
                </text:list-item>
              </text:list>
            </text:list-item>
          </text:list>
        </text:list-item>
      </text:list>
      <text:p text:style-name="P1202"/>
      <text:p text:style-name="NoSpacing"><text:span text:style-name="T1203">These are marked with an asterisk and deemed to hazardous</text:span><text:span text:style-name="T1204"><text:s/>regardless of their composition or concentration of any “dangerous substance” within the waste. Such entries are termed “absolute entries” and in some documents are coloured red for<text:s/></text:span><text:span text:style-name="T1205">clarity. Waste holders must assess their waste to determine which hazardous properties it displays to complete a hazardous waste consignment note.</text:span></text:p>
      <text:p text:style-name="P1206"/>
      <text:list text:style-name="LFO8" text:continue-numbering="true">
        <text:list-item>
          <text:list>
            <text:list-item>
              <text:list>
                <text:list-item>
                  <text:p text:style-name="P1207"><text:span text:style-name="T1208">Wastes that are always non-hazardous, known as<text:s/></text:span><text:span text:style-name="T1209">’absolute non-hazardous’</text:span><text:span text:style-name="T1210"><text:s/>entries.<text:s/></text:span></text:p>
                </text:list-item>
              </text:list>
            </text:list-item>
          </text:list>
        </text:list-item>
      </text:list>
      <text:p text:style-name="P1211"/>
      <text:p text:style-name="NoSpacing"><text:span text:style-name="T1212">These are wastes classified as an ‘absolute non-hazardous’ that are in most cases non-hazardous without any further assessment required. There are exceptions where ‘absolute non-hazardous’ entries are linked to other entries and additional consideration may be needed.</text:span></text:p>
      <text:p text:style-name="P1213"/>
      <text:p text:style-name="P1214"/>
      <text:p text:style-name="P1215"/>
      <text:p text:style-name="P1216"/>
      <text:h text:style-name="Heading2" text:outline-level="2"><text:bookmark-start text:name="_Toc126664332"/>Annex B: Hazardous Waste<text:bookmark-end text:name="_Toc126664332"/></text:h>
      <text:list text:style-name="LFO35" text:continue-numbering="true">
        <text:list-item>
          <text:p text:style-name="P1217"><text:span text:style-name="T1218">In the UK the controlled management of hazardous waste is legislated for by<text:s/></text:span><text:a xlink:href="https://www.legislation.gov.uk/uksi/2005/894/contents/made" office:target-frame-name="_top" xlink:show="replace"><text:span text:style-name="T1219">The Hazardous Waste Regulations 2005 (England and Wales)</text:span></text:a><text:span text:style-name="T1220">,<text:s/></text:span><text:a xlink:href="https://www.legislation.gov.uk/nisr/2005/300/contents/made" office:target-frame-name="_top" xlink:show="replace"><text:span text:style-name="T1221">The Hazardous Waste Regulations (Northern Ireland) 2005</text:span></text:a><text:span text:style-name="T1222"><text:s/>and<text:s/></text:span><text:a xlink:href="https://www.legislation.gov.uk/ssi/2004/112/2004-04-01" office:target-frame-name="_top" xlink:show="replace"><text:span text:style-name="T1223">The Special Waste (Amendment) Regulations 2004</text:span></text:a><text:span text:style-name="T1224">.</text:span><text:span text:style-name="T1225"><text:s/>This framework implements the EU Hazardous Waste Directive (91/689/EEC). In Scotland the term Hazardous waste does not apply and these wastes are termed Special Waste; thus the Special Waste Regulations.</text:span></text:p>
        </text:list-item>
      </text:list>
      <text:p text:style-name="P1226"/>
      <text:list text:style-name="LFO35" text:continue-numbering="true">
        <text:list-item>
          <text:p text:style-name="P1227"><text:span text:style-name="T1228">European Waste Framework Directive (2008/98/EC) transposed by the Waste (England and Wales) Regulations 2011 further requires</text:span><text:span text:style-name="T1229"><text:s/>additional record keeping, monitoring and control obligations from the ‘cradle to the grave’ when managing hazardous waste over non-hazardous waste.</text:span></text:p>
        </text:list-item>
      </text:list>
      <text:p text:style-name="P1230"/>
      <text:list text:style-name="LFO35" text:continue-numbering="true">
        <text:list-item>
          <text:p text:style-name="P1231"><text:span text:style-name="T1232">The Environmental regulators for England, Wales, Scotland and Northern Ireland have produced a shared Technical Guidance document entitled<text:s/></text:span><text:a xlink:href="https://assets.publishing.service.gov.uk/government/uploads/system/uploads/attachment_data/file/1021051/Waste_classification_technical_guidance_WM3.pdf" office:target-frame-name="_top" xlink:show="replace"><text:span text:style-name="T1233">Technical Guidance WM3: Waste Classification - Guidance on the classification and assessment of waste</text:span></text:a><text:span text:style-name="T1234"><text:s/></text:span><text:span text:style-name="T1235">which intends to provide guidance on the assessment, classification and management of hazardous waste. A summary of the guidance and the process to determine if waste is hazardous can be found at Appendix B of the guidance.</text:span></text:p>
        </text:list-item>
      </text:list>
      <text:p text:style-name="P1236"/>
      <text:list text:style-name="LFO35" text:continue-numbering="true">
        <text:list-item>
          <text:p text:style-name="P1237"><text:span text:style-name="T1238">Arrangements for producers of hazardous waste vary in England, Wales, Scotland and Northern Ireland.</text:span></text:p>
        </text:list-item>
      </text:list>
      <text:p text:style-name="P1239"/>
      <text:p text:style-name="P1240">England</text:p>
      <text:p text:style-name="P1241"/>
      <text:list text:style-name="LFO35" text:continue-numbering="true">
        <text:list-item>
          <text:p text:style-name="P1242"><text:span text:style-name="T1243">Producers of hazardous waste in England do not need to notify their premises with the Environment Agency; producers<text:s/></text:span><text:span text:style-name="T1244">must</text:span><text:span text:style-name="T1245"><text:s/>produce<text:s/></text:span><text:span text:style-name="T1246">complete<text:s/></text:span><text:span text:style-name="T1247">consignment notes for the movement of hazardous waste. For further guidance please go to<text:s/></text:span><text:a xlink:href="https://www.gov.uk/guidance/hazardous-waste-consignment-note-supplementary-guidance" office:target-frame-name="_top" xlink:show="replace"><text:span text:style-name="T1248">https://www.gov.uk/guidance/hazardous-waste-consignment-note-supplementary-guidance</text:span></text:a></text:p>
        </text:list-item>
      </text:list>
      <text:p text:style-name="P1249"/>
      <text:p text:style-name="NoSpacing"><text:span text:style-name="T1250">Wales</text:span></text:p>
      <text:p text:style-name="P1251"/>
      <text:list text:style-name="LFO35" text:continue-numbering="true">
        <text:list-item>
          <text:p text:style-name="P1252"><text:span text:style-name="T1253">Under the Hazardous Waste Regulations 2005, it is an offence to produce hazardous waste at a site,</text:span><text:span text:style-name="T1254"><text:s/></text:span><text:span text:style-name="T1255">or remove that waste from sites unless the sites are registered with the Natural Resource Wales or are exempt from registration (produce less than 500 kg of hazardous waste per annum). Once sites are registered their details are placed on register and given a registration number known as a ‘Premises code’. For further details on how to register as a producer of hazardous waste in Wales please see<text:s/></text:span><text:a xlink:href="https://www.gov.uk/hazardous-waste-producer-registration-wales" office:target-frame-name="_top" xlink:show="replace"><text:span text:style-name="T1256">https://www.gov.uk/hazardous-waste-producer-registration-wales</text:span></text:a><text:span text:style-name="T1257"><text:s/></text:span></text:p>
        </text:list-item>
      </text:list>
      <text:p text:style-name="P1258"/>
      <text:p text:style-name="P1259">Scotland and Northern Ireland</text:p>
      <text:p text:style-name="P1260"/>
      <text:list text:style-name="LFO35" text:continue-numbering="true">
        <text:list-item>
          <text:p text:style-name="P1261"><text:span text:style-name="T1262">Premises in, Scotland or Northern Ireland are not required to register for a premises code for the production of Special or hazardous waste however all hazardous (special waste in Scotland) must be accompanied with a purchased consignment note issued by SEPA or the NIEA. Guidance on consigning special and hazardous waste in Scotland and Northern Ireland can be found at these links.<text:s/></text:span></text:p>
        </text:list-item>
      </text:list>
      <text:p text:style-name="P1263"/>
      <text:list text:style-name="LFO21" text:continue-numbering="true">
        <text:list-item>
          <text:p text:style-name="P1264"><text:span text:style-name="T1265">Scotland -<text:s/></text:span><text:span text:style-name="T1266">https://www.sepa.org.uk/media/519925/consigning_special_waste_guidance.pdf</text:span></text:p>
        </text:list-item>
      </text:list>
      <text:p text:style-name="P1267">Northern Ireland<text:s/></text:p>
      <text:list text:style-name="LFO35" text:continue-numbering="true">
        <text:list-item>
          <text:p text:style-name="P1268"><text:span text:style-name="T1269">Further information including the National Policy statement for Hazardous waste and the England strategy for Hazardous waste can be found here</text:span><text:span text:style-name="T1270"><text:s/>-<text:s/></text:span><text:a xlink:href="https://www.gov.uk/government/publications/hazardous-waste-national-policy-statement" office:target-frame-name="_top" xlink:show="replace"><text:span text:style-name="T1271">https://www.gov.uk/government/publications/hazardous-waste-national-policy-statement</text:span></text:a><text:span text:style-name="T1272"><text:s text:c="3"/></text:span></text:p>
        </text:list-item>
      </text:list>
      <text:h text:style-name="Heading2" text:outline-level="2"><text:bookmark-start text:name="_Toc126664333"/>Annex C: Transfrontier Shipment of Waste<text:bookmark-end text:name="_Toc126664333"/></text:h>
      <text:list text:style-name="LFO26" text:continue-numbering="true">
        <text:list-item>
          <text:p text:style-name="P1273"><text:span text:style-name="T1274">Shipments of waste to, from and through the UK are subject to a range of legal controls. The legal controls depend on the nature of the waste being moved, whether the waste is moving for recovery or disposal and where in the world the waste is moving from, to and through. In the UK waste controls are set out in the<text:s/></text:span><text:span text:style-name="T1275">retained </text:span><text:a xlink:href="https://www.legislation.gov.uk/eur/2006/1013/contents" office:target-frame-name="_top" xlink:show="replace"><text:span text:style-name="T1276">Waste Shipments Regulation EC No 1013/2006</text:span></text:a><text:span text:style-name="T1277"><text:s/>(WSR) as amended</text:span><text:span text:style-name="T1278">, with the penalties for non-compliance and enforcement in the<text:s/></text:span><text:a xlink:href="https://www.legislation.gov.uk/uksi/2007/1711/contents/made" office:target-frame-name="_top" xlink:show="replace"><text:span text:style-name="T1279">Transfrontier Shipment of Wastes Regulations 2007</text:span></text:a><text:span text:style-name="T1280"><text:s/>(the TFS Regulations).<text:s/></text:span></text:p>
        </text:list-item>
      </text:list>
      <text:p text:style-name="P1281"/>
      <text:list text:style-name="LFO26" text:continue-numbering="true">
        <text:list-item>
          <text:p text:style-name="P1282">The WSR has an exemption for imports into the UK of waste generated by Armed Forces in situations of crisis or peace-making. Article 1 (3) (g) as states that:</text:p>
        </text:list-item>
      </text:list>
      <text:p text:style-name="P1283"/>
      <text:p text:style-name="P1284">“Imports of waste generated by armed forces or relief organisations in situations of crisis, peace-making or peacekeeping operations where such waste is shipped, by the Armed Forces or relief organisations concerned or on their behalf, directly or indirectly to the country of destination. In such cases, the competent authority of destination and the competent authority of transit in the United Kingdom shall be informed in advance concerning the shipment and its destination;</text:p>
      <text:p text:style-name="P1285"/>
      <text:list text:style-name="LFO26" text:continue-numbering="true">
        <text:list-item>
          <text:p text:style-name="P1286">Where waste is required to be moved by the Armed Force the form in Appendix 1 of this annex must be completed and sent to the necessary competent authorities of transit and destination if required.<text:s/><text:s/></text:p>
        </text:list-item>
      </text:list>
      <text:p text:style-name="P1287"/>
      <text:list text:style-name="LFO26" text:continue-numbering="true">
        <text:list-item>
          <text:p text:style-name="P1288"><text:span text:style-name="T1289">If waste or surplus material is to be returned to the UK, this may be subject to tax. It is important that when any material is exported from the UK that appropriate documentation is available<text:s/></text:span><text:span text:style-name="T1290">confirm</text:span><text:span text:style-name="T1291">ing</text:span><text:span text:style-name="T1292"><text:s/>that tax has been paid in the UK prior to export.<text:s/></text:span><text:span text:style-name="T1293">The<text:s/></text:span><text:a xlink:href="https://modgovuk.sharepoint.com/sites/IntranetUKStratCom/SitePages/waterguard-assc-information-for-training.aspx" office:target-frame-name="_top" xlink:show="replace"><text:span text:style-name="T1294">WATERGUARD (WG) Programme</text:span></text:a><text:span text:style-name="T1295"><text:s/>can provide further information</text:span><text:span text:style-name="T1296">.</text:span></text:p>
        </text:list-item>
      </text:list>
      <text:p text:style-name="P1297"/>
      <text:list text:style-name="LFO26" text:continue-numbering="true">
        <text:list-item>
          <text:p text:style-name="P1298"><text:span text:style-name="T1299">In addition to the WSR and the TFS Regulations, the UK has a statutory document entitled the<text:s/></text:span><text:a xlink:href="https://www.gov.uk/government/publications/uk-plan-for-waste-shipments" office:target-frame-name="_top" xlink:show="replace"><text:span text:style-name="T1300">UK Plan for the Shipments of Waste</text:span></text:a><text:span text:style-name="T1301">. The Plan sets out Government policy on shipments of waste for disposal to and from the UK<text:s/></text:span><text:span text:style-name="T1302">and covers the UK Overseas Territories and the Sovereign Base Areas, other than those specifically listed in the UK Plan.<text:s/></text:span><text:span text:style-name="T1303">This document outlines that shipments of waste to and from the UK for disposal are prohibited, except for a limited set of exceptions for emergency situations. It should be noted that even when these situations apply, shipments of waste for disposal to and from the UK are still subject to the procedure of prior written notification and consent.</text:span></text:p>
        </text:list-item>
      </text:list>
      <text:p text:style-name="P1304"/>
      <text:list text:style-name="LFO26" text:continue-numbering="true">
        <text:list-item>
          <text:p text:style-name="P1305">All MOD movements of hazardous waste for disposal outside of the UK must also be notified to the EA and Defra, where Ministerial approval for the shipment will be sought. This notification must also be undertaken on a TFS form.<text:s/></text:p>
        </text:list-item>
      </text:list>
      <text:p text:style-name="P1306"/>
      <text:list text:style-name="LFO26" text:continue-numbering="true">
        <text:list-item>
          <text:p text:style-name="P1307"><text:span text:style-name="T1308">Imports of waste into the UK for disposal from Parties to the Basel Convention including OECD Decision countries, EU countries and EFTA countries and non-OECD countries require submission of a Duly Reasoned Request (DRR) from the country of origin to the UK competent authority of destination.<text:s/></text:span><text:span text:style-name="T1309">This request should<text:s/></text:span><text:span text:style-name="T1310">contain details which explain why the exporting country does not have and cannot reasonably acquire the technical capacity and necessary facilities in order to dispose of the waste in an environmentally sound manner. Imports of waste for disposal for SBA`s are also subject to the agreement of a duly reasoned request.</text:span></text:p>
        </text:list-item>
      </text:list>
      <text:p text:style-name="P1311"/>
      <text:list text:style-name="LFO26" text:continue-numbering="true">
        <text:list-item>
          <text:p text:style-name="P1312">Imports and exports for recovery may be allowed under specific control dependant on the type of waste being moved and to where. Most non-hazardous wastes are subject to simplified ‘green list’ waste controls. Certain waste types however required consent from all the competent authorities involved under ‘notification controls’. The Waste Shipment Regulations specifies the waste falling under ‘green list’ controls within Annex III, IIIA and IIIB, and ‘amber control’ under Annex IV and IVA.</text:p>
        </text:list-item>
      </text:list>
      <text:p text:style-name="P1313"/>
      <text:list text:style-name="LFO26" text:continue-numbering="true">
        <text:list-item>
          <text:p text:style-name="P1314"><text:span text:style-name="T1315">Please see<text:s/></text:span><text:a xlink:href="https://www.gov.uk/guidance/importing-and-exporting-waste" office:target-frame-name="_top" xlink:show="replace"><text:span text:style-name="T1316">https://www.gov.uk/guidance/importing-and-exporting-waste</text:span></text:a><text:span text:style-name="T1317"><text:s text:c="2"/>for further information</text:span><text:span text:style-name="T1318">.</text:span></text:p>
        </text:list-item>
      </text:list>
      <text:p text:style-name="P1319"/>
      <text:p text:style-name="Normal"><text:span text:style-name="T1320">Appendix 1 of Annex C</text:span></text:p>
      <text:p text:style-name="P1321"/>
      <text:p text:style-name="P1322">Information on imports into the Community of waste generated by armed forces or relief organisations in situations of crisis, peacemaking or peacekeeping situations according to Article 1(3)(g) of Regulation (EC) No 1013/2006 on shipments of waste(1)</text:p>
      <text:p text:style-name="P1323"/>
      <text:p text:style-name="P1324"/>
      <text:p text:style-name="P1325"/>
      <table:table table:style-name="Table1326">
        <table:table-columns>
          <table:table-column table:style-name="TableColumn1327"/>
          <table:table-column table:style-name="TableColumn1328"/>
          <table:table-column table:style-name="TableColumn1329"/>
          <table:table-column table:style-name="TableColumn1330"/>
        </table:table-columns>
        <table:table-row table:style-name="TableRow1331">
          <table:table-cell table:style-name="TableCell1332" table:number-columns-spanned="2">
            <text:p text:style-name="NoSpacing"><text:span text:style-name="T1333">1. Exporter</text:span></text:p>
          </table:table-cell>
          <table:covered-table-cell/>
          <table:table-cell table:style-name="TableCell1334" table:number-columns-spanned="2">
            <text:p text:style-name="NoSpacing"><text:span text:style-name="T1335">2. Importer</text:span></text:p>
          </table:table-cell>
          <table:covered-table-cell/>
        </table:table-row>
        <table:table-row table:style-name="TableRow1336">
          <table:table-cell table:style-name="TableCell1337" table:number-columns-spanned="2">
            <text:p text:style-name="NoSpacing"><text:span text:style-name="T1338">Registration No:</text:span></text:p>
          </table:table-cell>
          <table:covered-table-cell/>
          <table:table-cell table:style-name="TableCell1339" table:number-columns-spanned="2">
            <text:p text:style-name="NoSpacing"><text:span text:style-name="T1340">Registration No:</text:span></text:p>
          </table:table-cell>
          <table:covered-table-cell/>
        </table:table-row>
        <table:table-row table:style-name="TableRow1341">
          <table:table-cell table:style-name="TableCell1342" table:number-columns-spanned="2">
            <text:p text:style-name="P1343">Name:</text:p>
            <text:p text:style-name="P1344"/>
          </table:table-cell>
          <table:covered-table-cell/>
          <table:table-cell table:style-name="TableCell1345" table:number-columns-spanned="2">
            <text:p text:style-name="P1346">Name:</text:p>
            <text:p text:style-name="P1347"/>
          </table:table-cell>
          <table:covered-table-cell/>
        </table:table-row>
        <table:table-row table:style-name="TableRow1348">
          <table:table-cell table:style-name="TableCell1349" table:number-columns-spanned="2">
            <text:p text:style-name="P1350">Address:</text:p>
            <text:p text:style-name="P1351"/>
          </table:table-cell>
          <table:covered-table-cell/>
          <table:table-cell table:style-name="TableCell1352" table:number-columns-spanned="2">
            <text:p text:style-name="P1353">Address:</text:p>
            <text:p text:style-name="P1354"/>
          </table:table-cell>
          <table:covered-table-cell/>
        </table:table-row>
        <table:table-row table:style-name="TableRow1355">
          <table:table-cell table:style-name="TableCell1356" table:number-columns-spanned="2">
            <text:p text:style-name="P1357">Contact person:</text:p>
            <text:p text:style-name="P1358"/>
          </table:table-cell>
          <table:covered-table-cell/>
          <table:table-cell table:style-name="TableCell1359" table:number-columns-spanned="2">
            <text:p text:style-name="P1360">Contact person:</text:p>
            <text:p text:style-name="P1361"/>
          </table:table-cell>
          <table:covered-table-cell/>
        </table:table-row>
        <table:table-row table:style-name="TableRow1362">
          <table:table-cell table:style-name="TableCell1363" table:number-columns-spanned="2">
            <text:p text:style-name="P1364">Tel:</text:p>
            <text:p text:style-name="P1365"/>
          </table:table-cell>
          <table:covered-table-cell/>
          <table:table-cell table:style-name="TableCell1366" table:number-columns-spanned="2">
            <text:p text:style-name="P1367">Tel:</text:p>
            <text:p text:style-name="P1368"/>
          </table:table-cell>
          <table:covered-table-cell/>
        </table:table-row>
        <table:table-row table:style-name="TableRow1369">
          <table:table-cell table:style-name="TableCell1370" table:number-columns-spanned="2">
            <text:p text:style-name="P1371">E-mail:</text:p>
            <text:p text:style-name="P1372"/>
          </table:table-cell>
          <table:covered-table-cell/>
          <table:table-cell table:style-name="TableCell1373" table:number-columns-spanned="2">
            <text:p text:style-name="P1374">E-mail:</text:p>
            <text:p text:style-name="P1375"/>
          </table:table-cell>
          <table:covered-table-cell/>
        </table:table-row>
        <table:table-row table:style-name="TableRow1376">
          <table:table-cell table:style-name="TableCell1377" table:number-columns-spanned="2">
            <text:p text:style-name="P1378">5. Waste producer(s):</text:p>
            <text:p text:style-name="P1379"/>
          </table:table-cell>
          <table:covered-table-cell/>
          <table:table-cell table:style-name="TableCell1380" table:number-columns-spanned="2">
            <text:p text:style-name="P1381">3. Actual quantity(2):</text:p>
            <text:p text:style-name="P1382"/>
            <text:p text:style-name="P1383">Tonnes (Mg):</text:p>
            <text:p text:style-name="P1384"/>
            <text:p text:style-name="P1385">m3:</text:p>
            <text:p text:style-name="P1386"/>
          </table:table-cell>
          <table:covered-table-cell/>
        </table:table-row>
        <table:table-row table:style-name="TableRow1387">
          <table:table-cell table:style-name="TableCell1388" table:number-columns-spanned="2">
            <text:p text:style-name="NoSpacing"><text:span text:style-name="T1389">Registration No:</text:span></text:p>
          </table:table-cell>
          <table:covered-table-cell/>
          <table:table-cell table:style-name="TableCell1390" table:number-columns-spanned="2">
            <text:p text:style-name="NoSpacing"><text:span text:style-name="T1391">4. Actual date of shipment:</text:span></text:p>
          </table:table-cell>
          <table:covered-table-cell/>
        </table:table-row>
        <table:table-row table:style-name="TableRow1392">
          <table:table-cell table:style-name="TableCell1393" table:number-columns-spanned="2">
            <text:p text:style-name="NoSpacing"><text:span text:style-name="T1394">Name:</text:span></text:p>
          </table:table-cell>
          <table:covered-table-cell/>
          <table:table-cell table:style-name="TableCell1395" table:number-columns-spanned="2">
            <text:p text:style-name="P1396">7. Disposal/recovery operation(s)</text:p>
            <text:p text:style-name="P1397">D-code / R-code (3):</text:p>
            <text:p text:style-name="P1398"/>
            <text:p text:style-name="P1399"/>
          </table:table-cell>
          <table:covered-table-cell/>
        </table:table-row>
        <table:table-row table:style-name="TableRow1400">
          <table:table-cell table:style-name="TableCell1401" table:number-columns-spanned="2">
            <text:p text:style-name="NoSpacing"><text:span text:style-name="T1402">Address:</text:span></text:p>
          </table:table-cell>
          <table:covered-table-cell/>
          <table:table-cell table:style-name="TableCell1403" table:number-columns-spanned="2">
            <text:p text:style-name="NoSpacing"><text:span text:style-name="T1404">8. Designation and composition of the waste:</text:span></text:p>
          </table:table-cell>
          <table:covered-table-cell/>
        </table:table-row>
        <table:table-row table:style-name="TableRow1405">
          <table:table-cell table:style-name="TableCell1406" table:number-columns-spanned="2">
            <text:p text:style-name="NoSpacing"><text:span text:style-name="T1407">Contact person:</text:span></text:p>
          </table:table-cell>
          <table:covered-table-cell/>
          <table:table-cell table:style-name="TableCell1408" table:number-columns-spanned="2">
            <text:p text:style-name="P1409"/>
          </table:table-cell>
          <table:covered-table-cell/>
        </table:table-row>
        <table:table-row table:style-name="TableRow1410">
          <table:table-cell table:style-name="TableCell1411" table:number-columns-spanned="2">
            <text:p text:style-name="P1412">Tel:</text:p>
            <text:p text:style-name="P1413">Fax:</text:p>
            <text:p text:style-name="P1414">E-mail:</text:p>
            <text:p text:style-name="P1415"/>
          </table:table-cell>
          <table:covered-table-cell/>
          <table:table-cell table:style-name="TableCell1416" table:number-columns-spanned="2">
            <text:p text:style-name="P1417"/>
          </table:table-cell>
          <table:covered-table-cell/>
        </table:table-row>
        <table:table-row table:style-name="TableRow1418">
          <table:table-cell table:style-name="TableCell1419" table:number-columns-spanned="2">
            <text:p text:style-name="P1420">6. Disposal facility<text:s/><text:s/></text:p>
            <text:p text:style-name="NoSpacing"><text:span text:style-name="T1421">or recovery facility<text:s/></text:span><text:span text:style-name="T1422"></text:span></text:p>
          </table:table-cell>
          <table:covered-table-cell/>
          <table:table-cell table:style-name="TableCell1423" table:number-columns-spanned="2">
            <text:p text:style-name="P1424"/>
          </table:table-cell>
          <table:covered-table-cell/>
        </table:table-row>
        <table:table-row table:style-name="TableRow1425">
          <table:table-cell table:style-name="TableCell1426" table:number-columns-spanned="2">
            <text:p text:style-name="NoSpacing"><text:span text:style-name="T1427">Registration No:</text:span></text:p>
          </table:table-cell>
          <table:covered-table-cell/>
          <table:table-cell table:style-name="TableCell1428" table:number-columns-spanned="2">
            <text:p text:style-name="P1429"/>
          </table:table-cell>
          <table:covered-table-cell/>
        </table:table-row>
        <table:table-row table:style-name="TableRow1430">
          <table:table-cell table:style-name="TableCell1431" table:number-columns-spanned="2">
            <text:p text:style-name="NoSpacing"><text:span text:style-name="T1432">Name:</text:span></text:p>
          </table:table-cell>
          <table:covered-table-cell/>
          <table:table-cell table:style-name="TableCell1433" table:number-columns-spanned="2">
            <text:p text:style-name="NoSpacing"><text:span text:style-name="T1434">9. Waste identification (fill in relevant codes)</text:span></text:p>
          </table:table-cell>
          <table:covered-table-cell/>
        </table:table-row>
        <table:table-row table:style-name="TableRow1435">
          <table:table-cell table:style-name="TableCell1436" table:number-columns-spanned="2">
            <text:p text:style-name="NoSpacing"><text:span text:style-name="T1437">Address:</text:span></text:p>
          </table:table-cell>
          <table:covered-table-cell/>
          <table:table-cell table:style-name="TableCell1438" table:number-columns-spanned="2">
            <text:p text:style-name="NoSpacing"><text:span text:style-name="T1439">(i) Basel Annex VIII (or IX if applicable):</text:span></text:p>
          </table:table-cell>
          <table:covered-table-cell/>
        </table:table-row>
        <table:table-row table:style-name="TableRow1440">
          <table:table-cell table:style-name="TableCell1441" table:number-columns-spanned="2">
            <text:p text:style-name="P1442"/>
          </table:table-cell>
          <table:covered-table-cell/>
          <table:table-cell table:style-name="TableCell1443" table:number-columns-spanned="2">
            <text:p text:style-name="NoSpacing"><text:span text:style-name="T1444">(ii) OECD code (if different from (i)):</text:span></text:p>
          </table:table-cell>
          <table:covered-table-cell/>
        </table:table-row>
        <table:table-row table:style-name="TableRow1445">
          <table:table-cell table:style-name="TableCell1446" table:number-columns-spanned="2">
            <text:p text:style-name="NoSpacing"><text:span text:style-name="T1447">Contact person:</text:span></text:p>
          </table:table-cell>
          <table:covered-table-cell/>
          <table:table-cell table:style-name="TableCell1448" table:number-columns-spanned="2">
            <text:p text:style-name="NoSpacing"><text:span text:style-name="T1449">(iii) EC list of wastes:</text:span></text:p>
          </table:table-cell>
          <table:covered-table-cell/>
        </table:table-row>
        <table:table-row table:style-name="TableRow1450">
          <table:table-cell table:style-name="TableCell1451" table:number-columns-spanned="2">
            <text:p text:style-name="P1452"/>
          </table:table-cell>
          <table:covered-table-cell/>
          <table:table-cell table:style-name="TableCell1453" table:number-columns-spanned="2">
            <text:p text:style-name="NoSpacing"><text:span text:style-name="T1454">(iv) Y-code:</text:span></text:p>
          </table:table-cell>
          <table:covered-table-cell/>
        </table:table-row>
        <table:table-row table:style-name="TableRow1455">
          <table:table-cell table:style-name="TableCell1456" table:number-columns-spanned="2">
            <text:p text:style-name="NoSpacing"><text:span text:style-name="T1457">Tel:</text:span></text:p>
          </table:table-cell>
          <table:covered-table-cell/>
          <table:table-cell table:style-name="TableCell1458" table:number-columns-spanned="2">
            <text:p text:style-name="NoSpacing"><text:span text:style-name="T1459">(v) H-code (3):</text:span></text:p>
          </table:table-cell>
          <table:covered-table-cell/>
        </table:table-row>
        <table:table-row table:style-name="TableRow1460">
          <table:table-cell table:style-name="TableCell1461" table:number-columns-spanned="2">
            <text:p text:style-name="NoSpacing"><text:span text:style-name="T1462">Fax:</text:span></text:p>
          </table:table-cell>
          <table:covered-table-cell/>
          <table:table-cell table:style-name="TableCell1463" table:number-columns-spanned="2">
            <text:p text:style-name="P1464"/>
          </table:table-cell>
          <table:covered-table-cell/>
        </table:table-row>
        <table:table-row table:style-name="TableRow1465">
          <table:table-cell table:style-name="TableCell1466" table:number-columns-spanned="2">
            <text:p text:style-name="NoSpacing"><text:span text:style-name="T1467">E-mail:</text:span></text:p>
          </table:table-cell>
          <table:covered-table-cell/>
          <table:table-cell table:style-name="TableCell1468" table:number-columns-spanned="2">
            <text:p text:style-name="P1469"/>
          </table:table-cell>
          <table:covered-table-cell/>
        </table:table-row>
        <table:table-row table:style-name="TableRow1470">
          <table:table-cell table:style-name="TableCell1471" table:number-columns-spanned="4">
            <text:p text:style-name="NoSpacing"><text:span text:style-name="T1472">10. (a) Countries/states concerned, (b) code No of competent authorities where applicable</text:span></text:p>
          </table:table-cell>
          <table:covered-table-cell/>
          <table:covered-table-cell/>
          <table:covered-table-cell/>
        </table:table-row>
        <table:table-row table:style-name="TableRow1473">
          <table:table-cell table:style-name="TableCell1474">
            <text:p text:style-name="P1475">State of export</text:p>
            <text:p text:style-name="P1476"/>
          </table:table-cell>
          <table:table-cell table:style-name="TableCell1477" table:number-columns-spanned="2">
            <text:p text:style-name="P1478">State(s) of transit</text:p>
            <text:p text:style-name="P1479"/>
          </table:table-cell>
          <table:covered-table-cell/>
          <table:table-cell table:style-name="TableCell1480">
            <text:p text:style-name="P1481">State of import</text:p>
            <text:p text:style-name="P1482"/>
          </table:table-cell>
        </table:table-row>
        <table:table-row table:style-name="TableRow1483">
          <table:table-cell table:style-name="TableCell1484">
            <text:p text:style-name="NoSpacing"><text:span text:style-name="T1485">(a)</text:span></text:p>
          </table:table-cell>
          <table:table-cell table:style-name="TableCell1486" table:number-columns-spanned="2">
            <text:p text:style-name="P1487"/>
          </table:table-cell>
          <table:covered-table-cell/>
          <table:table-cell table:style-name="TableCell1488">
            <text:p text:style-name="P1489"/>
          </table:table-cell>
        </table:table-row>
        <table:table-row table:style-name="TableRow1490">
          <table:table-cell table:style-name="TableCell1491">
            <text:p text:style-name="NoSpacing"><text:span text:style-name="T1492">(b)</text:span></text:p>
          </table:table-cell>
          <table:table-cell table:style-name="TableCell1493" table:number-columns-spanned="2">
            <text:p text:style-name="P1494"/>
          </table:table-cell>
          <table:covered-table-cell/>
          <table:table-cell table:style-name="TableCell1495">
            <text:p text:style-name="P1496"/>
          </table:table-cell>
        </table:table-row>
        <table:table-row table:style-name="TableRow1497">
          <table:table-cell table:style-name="TableCell1498" table:number-columns-spanned="4">
            <text:p text:style-name="P1499">11. Exporter's / producer's declaration:</text:p>
            <text:p text:style-name="P1500"/>
            <text:p text:style-name="P1501">I certify that the above information is complete and correct to my best knowledge.</text:p>
            <text:p text:style-name="P1502"/>
          </table:table-cell>
          <table:covered-table-cell/>
          <table:covered-table-cell/>
          <table:covered-table-cell/>
        </table:table-row>
        <table:table-row table:style-name="TableRow1503">
          <table:table-cell table:style-name="TableCell1504">
            <text:p text:style-name="NoSpacing"><text:span text:style-name="T1505">Name:</text:span></text:p>
          </table:table-cell>
          <table:table-cell table:style-name="TableCell1506" table:number-columns-spanned="2">
            <text:p text:style-name="NoSpacing"><text:span text:style-name="T1507">Date:</text:span></text:p>
          </table:table-cell>
          <table:covered-table-cell/>
          <table:table-cell table:style-name="TableCell1508">
            <text:p text:style-name="P1509">Signature:</text:p>
          </table:table-cell>
        </table:table-row>
      </table:table>
      <text:p text:style-name="P1510"/>
      <text:list text:style-name="LFO15" text:continue-numbering="true">
        <text:list-item>
          <text:p text:style-name="P1511">For completing this document, see also the corresponding specific instructions as contained in Annex IC of Regulation (EC) No 1013/2006.</text:p>
        </text:list-item>
      </text:list>
      <text:p text:style-name="P1512"/>
      <text:list text:style-name="LFO15" text:continue-numbering="true">
        <text:list-item>
          <text:p text:style-name="P1513"><text:span text:style-name="T1514">In cases where the quantity in tonnes is not known before the start of the shipment, an indication on the quantity should be given, e. g. the number of barrels or containers and their volume in cubic meters (e. g. 12 barrels of 0.25 m3). In this case, the units in block 4 should be crossed out. In addition, the actual quantity in tonnes should be provided in due time after arrival in the disposal or recovery facility</text:span><text:span text:style-name="T1515">.</text:span></text:p>
        </text:list-item>
      </text:list>
      <text:p text:style-name="P1516"/>
      <text:list text:style-name="LFO15" text:continue-numbering="true">
        <text:list-item>
          <text:p text:style-name="P1517">See list of abbreviations and codes as contained in Annex IA of Regulation (EC) No 1013/2006.</text:p>
        </text:list-item>
      </text:list>
      <text:p text:style-name="P1518"/>
      <text:p text:style-name="P1519">Supporting Information on imports into the Community of waste generated by armed forces or relief organisations according to Article 1(3) (g) of Regulation (EC) No 1013/2006 on shipments of waste</text:p>
      <text:p text:style-name="P1520"/>
      <text:list text:style-name="LFO16" text:continue-numbering="true">
        <text:list-item>
          <text:p text:style-name="P1521">These correspondents' guidelines represent the common understanding of all Member States on how Regulation (EC) No 1013/2006 on shipments of waste should be interpreted. The guidelines were agreed by the correspondents at a meeting on 14/15 June 2007 organised pursuant to Article 57 of Regulation (EC) No 1013/2006. They are not legally binding. The binding interpretation of Community law is the exclusive competence of the European Court of Justice. The guidelines apply from 12 July 2007 and should be reviewed at the latest five years from the above date and, if necessary, revised.</text:p>
        </text:list-item>
      </text:list>
      <text:p text:style-name="P1522"/>
      <text:list text:style-name="LFO16" text:continue-numbering="true">
        <text:list-item>
          <text:p text:style-name="P1523">Pursuant to Article 1(3) (g) of Regulation (EC) No 1013/2006, any competent authority of transit and the competent authority of destination in the Community shall be informed in advance concerning a waste shipment and its destination in case of imports into the Community of waste generated by armed forces or relief organisations in certain situations.</text:p>
        </text:list-item>
      </text:list>
      <text:p text:style-name="P1524"/>
      <text:list text:style-name="LFO16" text:continue-numbering="true">
        <text:list-item>
          <text:p text:style-name="P1525">It is unclear which information is to be provided according to Article 1(3) (g). There is a need to seek to achieve a Community-wide approach in order to ensure that different competent authorities in Member States require the same information. An example is the situation of imports of waste generated by armed forces e.g. by road from Kosovo via Bosnia and Herzegovina, Croatia, Slovenia and Austria to Germany. The information to be provided should serve two purposes, namely to receive sufficient information in case inspections of establishments or undertakings which treat such waste are carried out (cf. Article 13 of Directive 2006/12/EC on waste) and to be able to fulfil the reporting requirements of the Basel Convention (for this purpose, the information in boxes No 3, 4, 7, 9, without OECD and EC code, and 10 of the attached document is necessary).</text:p>
        </text:list-item>
      </text:list>
      <text:p text:style-name="P1526"/>
      <text:list text:style-name="LFO16" text:continue-numbering="true">
        <text:list-item>
          <text:p text:style-name="P1527">It was agreed to recommend that the information set out in the document should be provided, to the extent possible in advance of the shipment (with regard to providing the actual quantity, see also footnote 2 in the annex). If it is not possible to provide the full information in advance, e.g. in cases of urgency, only the fact that a shipment will take place (including date of shipment) and the first place of destination (the disposal or recovery facility or, if not known at the time of the shipment, e. g. a military area or an airport) should be given in advance. It is recommended that the information is provided using the attached document in due time after arrival in the disposal or recovery facility or, if not known at the time of the shipment, before the waste is moved from the first place of destination.</text:p>
        </text:list-item>
      </text:list>
      <text:p text:style-name="P1528"/>
      <text:list text:style-name="LFO16" text:continue-numbering="true">
        <text:list-item>
          <text:p text:style-name="P1529">In urgent cases where the disposal or recovery facility is not known at the time of the shipment, the competent authority responsible for the area of the first place of destination (e. g. a military area or an airport) should be informed. In addition, only one competent authority in a country should be informed in urgent cases, e. g. the competent authority of transit which would then inform the competent authority of destination.</text:p>
        </text:list-item>
      </text:list>
      <text:p text:style-name="P1530"/>
      <text:list text:style-name="LFO16" text:continue-numbering="true">
        <text:list-item>
          <text:p text:style-name="P1531">With regard to the format of the communication, post, fax or e-mail may be used.</text:p>
        </text:list-item>
      </text:list>
      <text:p text:style-name="P1532"/>
      <text:list text:style-name="LFO16" text:continue-numbering="true">
        <text:list-item>
          <text:p text:style-name="P1533">In addition to sending the information in advance to competent authorities, the information sent should also accompany the shipment. In case of checks on shipments it would then be clear to the authorities that the shipment concerns waste for which Article 1(3) (g) applies.</text:p>
        </text:list-item>
      </text:list>
      <text:p text:style-name="P1534"/>
      <text:p text:style-name="P1535"/>
      <text:p text:style-name="P1536"/>
      <text:p text:style-name="P1537"/>
      <text:p text:style-name="P1538"/>
      <text:p text:style-name="P1539"/>
      <text:h text:style-name="Heading2" text:outline-level="2"><text:bookmark-start text:name="_Toc126664334"/>Annex D:<text:s/>Catering Waste and Animal by-products<text:bookmark-end text:name="_Toc126664334"/></text:h>
      <text:list text:style-name="LFO10" text:continue-numbering="true">
        <text:list-item>
          <text:p text:style-name="P1540"><text:span text:style-name="T1541">Catering Waste and Animal By-Products are legislated through<text:s/></text:span><text:span text:style-name="T1542">the retained<text:s/></text:span><text:span text:style-name="T1543">Regulation (EC) 1069/2009<text:s/></text:span><text:span text:style-name="T1544">as amended. This sets out the<text:s/></text:span><text:span text:style-name="T1545">health rules as regards animal by-products and derived products not intended for human consumption.</text:span><text:span text:style-name="T1546"><text:s/></text:span><text:span text:style-name="T1547">In<text:s/></text:span><text:span text:style-name="T1548">the UK<text:s/></text:span><text:span text:style-name="T1549">these Regulations are administered and enforced by the<text:s/></text:span><text:a xlink:href="https://www.legislation.gov.uk/uksi/2013/2952/contents/made" office:target-frame-name="_top" xlink:show="replace"><text:span text:style-name="T1550">Animal By-Products (Enforcement) (England) Regulations<text:s/></text:span><text:span text:style-name="T1551">2013</text:span></text:a><text:span text:style-name="T1552">, the<text:s/></text:span><text:a xlink:href="https://www.legislation.gov.uk/ssi/2013/307/contents/made" office:target-frame-name="_top" xlink:show="replace"><text:span text:style-name="T1553">Animal By-Products (Enforcement) (Scotland) Regulations 2013</text:span></text:a><text:span text:style-name="T1554"><text:s/>and<text:s/></text:span><text:span text:style-name="T1555">the<text:s/></text:span><text:a xlink:href="https://www.legislation.gov.uk/wsi/2014/517/made" office:target-frame-name="_top" xlink:show="replace"><text:span text:style-name="T1556">Animal By-Products (Enforcement) (Wales) Regulations 2014</text:span></text:a><text:span text:style-name="T1557">.<text:s/></text:span></text:p>
        </text:list-item>
      </text:list>
      <text:p text:style-name="P1558"/>
      <text:list text:style-name="LFO10" text:continue-numbering="true">
        <text:list-item>
          <text:p text:style-name="P1559"><text:span text:style-name="T1560">Catering waste is defined as “all waste food including used cooking oil originating in restaurants, catering facilities and kitchens, including central kitchens and household kitchens” Catering waste in the main cannot be fed to animals although certain wastes such as bakery and dairy products may be.</text:span><text:span text:style-name="T1561"><text:s/></text:span><text:span text:style-name="T1562">Catering waste and waste food of animal origin become animal by-products when they are no longer intended for human consumption.</text:span></text:p>
        </text:list-item>
      </text:list>
      <text:p text:style-name="P1563"/>
      <text:list text:style-name="LFO10" text:continue-numbering="true">
        <text:list-item>
          <text:p text:style-name="P1564"><text:span text:style-name="T1565">Catering waste can be disposed<text:s/></text:span><text:span text:style-name="T1566">via the<text:s/></text:span><text:span text:style-name="T1567">approved<text:s/></text:span><text:span text:style-name="T1568">routes<text:s/></text:span><text:span text:style-name="T1569">under the Animal By-Product Enforcement Regulations (ABPR).<text:s/></text:span></text:p>
        </text:list-item>
      </text:list>
      <text:p text:style-name="P1570"/>
      <text:list text:style-name="LFO10" text:continue-numbering="true">
        <text:list-item>
          <text:p text:style-name="P1571"><text:span text:style-name="T1572">Animal by-product are defined as “entire bodies or parts of animals, products of animal origin or other products obtained from animals that are not intended for human consumption‟</text:span><text:span text:style-name="T1573">. Animal by-products are divided into three categories depending on their potential risk to human and or animal health or to the environment. There are different rules for disposing of waste in each category.<text:s/></text:span><text:span text:style-name="T1574">All three categories of animal by-products must be kept separate at all times. If material from one category is mixed with material from another category, then the whole mixture must be treated as being in the higher risk category. Those categories which may be relevant to MOD are:</text:span></text:p>
        </text:list-item>
      </text:list>
      <text:p text:style-name="P1575"/>
      <text:p text:style-name="P1576">Category 1 – Very high risk material includes:</text:p>
      <text:p text:style-name="P1577"/>
      <text:list text:style-name="LFO14" text:continue-numbering="true">
        <text:list-item>
          <text:p text:style-name="P1578">International catering waste from aircraft and ships.</text:p>
        </text:list-item>
        <text:list-item>
          <text:p text:style-name="P1579">Animals that have been experimented on.</text:p>
        </text:list-item>
        <text:list-item>
          <text:p text:style-name="P1580">Specified risk material i.e. cattle that may be infected with BSE.</text:p>
        </text:list-item>
      </text:list>
      <text:p text:style-name="P1581"/>
      <text:p text:style-name="P1582">Category 2 – High risk material which includes:</text:p>
      <text:p text:style-name="P1583"/>
      <text:list text:style-name="LFO14" text:continue-numbering="true">
        <text:list-item>
          <text:p text:style-name="P1584">manure or animal by-products that could be contaminated with animal diseases.</text:p>
        </text:list-item>
      </text:list>
      <text:p text:style-name="P1585"/>
      <text:p text:style-name="P1586">Category 3 – low risk material which is fit, but not intended for human consumption. This includes:</text:p>
      <text:p text:style-name="P1587"/>
      <text:list text:style-name="LFO14" text:continue-numbering="true">
        <text:list-item>
          <text:p text:style-name="P1588">raw meat and fish from food manufacturers and retailers</text:p>
        </text:list-item>
        <text:list-item>
          <text:p text:style-name="P1589">former food wastes, other than catering waste, this includes manufacturing or packaging defects</text:p>
        </text:list-item>
        <text:list-item>
          <text:p text:style-name="P1590">eggs and other by-products that do not show signs of transmissible disease</text:p>
        </text:list-item>
        <text:list-item>
          <text:p text:style-name="P1591">raw milk</text:p>
        </text:list-item>
        <text:list-item>
          <text:p text:style-name="P1592">fish and other sea animals</text:p>
        </text:list-item>
        <text:list-item>
          <text:p text:style-name="P1593">shells</text:p>
        </text:list-item>
      </text:list>
      <text:p text:style-name="P1594"/>
      <text:list text:style-name="LFO10" text:continue-numbering="true">
        <text:list-item>
          <text:p text:style-name="P1595"><text:span text:style-name="T1596">Further<text:s/></text:span><text:span text:style-name="T1597">DEFRA</text:span><text:span text:style-name="T1598"><text:s/>guidance on<text:s/></text:span><text:span text:style-name="T1599">the<text:s/></text:span><text:a xlink:href="https://assets.publishing.service.gov.uk/government/uploads/system/uploads/attachment_data/file/69458/pb13688-animal-by-products-controls-111130.pdf" office:target-frame-name="_top" xlink:show="replace"><text:span text:style-name="T1600">Control on Animal By-Products</text:span></text:a><text:span text:style-name="T1601"><text:s/>and<text:s/></text:span><text:span text:style-name="T1602">the<text:s/></text:span><text:a xlink:href="https://www.gov.uk/guidance/animal-by-product-categories-site-approval-hygiene-and-disposal" office:target-frame-name="_top" xlink:show="replace"><text:span text:style-name="T1603">Animal by-product categories, site approval, hygiene and disposal</text:span></text:a><text:span text:style-name="T1604"><text:s/>is available.<text:s/></text:span><text:span text:style-name="T1605">JSP 456 Pt2, Vol 3–<text:s/></text:span><text:a xlink:href="https://modgovuk.sharepoint.com/sites/defnet/JFC/Pages/JSP456.aspx" office:target-frame-name="_top" xlink:show="replace"><text:span text:style-name="T1606">Defence Catering Manual</text:span></text:a><text:span text:style-name="T1607"><text:s/></text:span><text:span text:style-name="T1608">should be consulted alongside this JSP.<text:s/></text:span></text:p>
        </text:list-item>
      </text:list>
      <text:p text:style-name="P1609"/>
      <text:p text:style-name="Normal"><text:span text:style-name="T1610">International Catering Waste (including guidance for Dockyards and RAF Stations</text:span></text:p>
      <text:list text:style-name="LFO10" text:continue-numbering="true">
        <text:list-item>
          <text:p text:style-name="P1611"><text:span text:style-name="T1612">International Catering Waste (ICW) is defined under the EU Animal By-Products Regulation (142/2011/EC) as “catering waste from means of transport operating internationally”. This includes:</text:span></text:p>
        </text:list-item>
      </text:list>
      <text:list text:style-name="LFO11" text:continue-numbering="true">
        <text:list-item>
          <text:p text:style-name="P1613">cruise ships</text:p>
        </text:list-item>
        <text:list-item>
          <text:p text:style-name="P1614">airline</text:p>
        </text:list-item>
        <text:list-item>
          <text:p text:style-name="P1615">private or commercial yachts and boats</text:p>
        </text:list-item>
        <text:list-item>
          <text:p text:style-name="P1616">armed forces ships and submarines</text:p>
        </text:list-item>
        <text:list-item>
          <text:p text:style-name="P1617">ferries</text:p>
        </text:list-item>
      </text:list>
      <text:p text:style-name="P1618"/>
      <text:p text:style-name="P1619"><text:span text:style-name="T1620">Defra</text:span><text:span text:style-name="T1621"><text:s/>guidance is available at:<text:s/></text:span><text:a xlink:href="https://www.gov.uk/handling-and-disposing-of-international-catering-waste" office:target-frame-name="_top" xlink:show="replace"><text:span text:style-name="T1622">https://www.gov.uk/handling-and-disposing-of-international-catering-waste</text:span></text:a></text:p>
      <text:p text:style-name="P1623"/>
      <text:list text:style-name="LFO10" text:continue-numbering="true">
        <text:list-item>
          <text:p text:style-name="P1624"><text:span text:style-name="T1625">In the case of International Catering<text:s/></text:span><text:span text:style-name="T1626">Waste,</text:span><text:span text:style-name="T1627"><text:s/>the Merchant Shipping and Fishing Vessels (Port Waste Reception Facilities) Regulations 2003<text:s/></text:span><text:span text:style-name="T1628">is also<text:s/></text:span><text:span text:style-name="T1629">relevant</text:span><text:span text:style-name="T1630">. These regulations provide a mechanism for landing waste from shipping for appropriate disposal and control the provision of appropriate<text:s/></text:span><text:span text:style-name="T1631">waste reception<text:s/></text:span><text:span text:style-name="T1632">facilities.</text:span><text:span text:style-name="T1633"><text:s/></text:span></text:p>
        </text:list-item>
      </text:list>
      <text:p text:style-name="P1634"/>
      <text:list text:style-name="LFO10" text:continue-numbering="true">
        <text:list-item>
          <text:p text:style-name="P1635"><text:span text:style-name="T1636">F</text:span><text:span text:style-name="T1637">ood and drink is not considered ICW until it is no longer fit for human consumption or has been mixed with food waste.</text:span></text:p>
        </text:list-item>
      </text:list>
      <text:p text:style-name="P1638"/>
      <text:list text:style-name="LFO10" text:continue-numbering="true">
        <text:list-item>
          <text:p text:style-name="P1639"><text:span text:style-name="T1640">ICW is a Category 1 by-product under the Animal By-Products regulations; Category 1 products represent the highest risk potential of disease if they enter the human or animal food chain. Such material can only be disposed of by rendering or incineration. International catering waste may also be disposed of by burial in an approved landfill site.</text:span><text:span text:style-name="T1641"><text:s/>It cannot be used in biogas or composting plants. Records and copies of documentation should be retained.</text:span></text:p>
        </text:list-item>
      </text:list>
      <text:p text:style-name="P1642"/>
      <text:list text:style-name="LFO10" text:continue-numbering="true">
        <text:list-item>
          <text:p text:style-name="P1643">Any catering waste from a vessel that has landed in a non-EU port is subject to these controls after returning to the EU. This includes all vessels that have docked/landed in non-EU countries even if the vessel has been provisioned in the EU, as there is no reliable method for establishing that non-EU stores were not taken on-board. Catering waste from vessels operating within the EU should be handled in the same way as domestic catering waste as should catering waste from countries normally treated as Member States such as Andorra, Norway, San Marino, the Channel Islands, Isle of Man and Gibraltar.</text:p>
        </text:list-item>
      </text:list>
      <text:p text:style-name="P1644"/>
      <text:list text:style-name="LFO10" text:continue-numbering="true">
        <text:list-item>
          <text:p text:style-name="P1645"><text:span text:style-name="T1646">I</text:span><text:span text:style-name="T1647">CW must be kept separate and identifiable and must be marked ‘Category 1 By-Product for Disposal only’. Any skips, containers, compactors must be cleansed and disinfected after each use. Regulation 1069/2009 and its implementing regulation EC 142/2011 details the conditions for storage and transport of by-products.</text:span></text:p>
        </text:list-item>
      </text:list>
      <text:p text:style-name="P1648"/>
      <text:list text:style-name="LFO10" text:continue-numbering="true">
        <text:list-item>
          <text:p text:style-name="P1649"><text:span text:style-name="T1650">When ICW is dispatched from a dockyard or flying station a<text:s/></text:span><text:span text:style-name="T1651">C</text:span><text:span text:style-name="T1652">ommercial Document (CD) must accompany the ICW. The CD must include the following information:</text:span></text:p>
        </text:list-item>
      </text:list>
      <text:p text:style-name="P1653">•<text:tab/>Date of Dispatch</text:p>
      <text:p text:style-name="P1654">•<text:tab/>Description of material including the category</text:p>
      <text:p text:style-name="P1655">•<text:tab/>Quantity</text:p>
      <text:p text:style-name="P1656">•<text:tab/>Place of origin of the material</text:p>
      <text:p text:style-name="P1657">•<text:tab/>Name and address of carrier</text:p>
      <text:p text:style-name="P1658">•<text:tab/>Name and address of receiver</text:p>
      <text:p text:style-name="P1659"/>
      <text:list text:style-name="LFO10" text:continue-numbering="true">
        <text:list-item>
          <text:p text:style-name="P1660"><text:span text:style-name="T1661">The CD must be produced in triplication; the original must accompany the consignment and be retained by the<text:s/></text:span><text:span text:style-name="T1662">receiver;</text:span><text:span text:style-name="T1663"><text:s/>the site should retain a copy with the carrier retaining the other copy so that an auditable chain of disposal can be established.</text:span><text:span text:style-name="T1664"><text:s/></text:span><text:span text:style-name="T1665">A copy of the CD must be retained for at least two years and can act as the record required by legislation.</text:span></text:p>
        </text:list-item>
      </text:list>
      <text:p text:style-name="P1666"/>
      <text:list text:style-name="LFO10" text:continue-numbering="true">
        <text:list-item>
          <text:p text:style-name="P1667"><text:span text:style-name="T1668">Like other waste streams the regulations require that a clear and verifiable audit trail must exist from the point of production to the point of disposal. Traceability requirements are laid down in Art 22 of EC Regulation 1069/2009.</text:span></text:p>
        </text:list-item>
      </text:list>
      <text:p text:style-name="P1669"/>
      <text:p text:style-name="NoSpacing"><text:span text:style-name="T1670">Specific guidance for<text:s/></text:span><text:span text:style-name="T1671">accountable</text:span><text:span text:style-name="T1672"><text:s/>persons</text:span></text:p>
      <text:p text:style-name="P1673"/>
      <text:list text:style-name="LFO10" text:continue-numbering="true">
        <text:list-item>
          <text:p text:style-name="P1674">The captain of the ship has the responsibility for the waste generated on the vessel under their Command. The person responsible for offloading the waste from the ship is responsible for ensuring that the waste is put into the correct waste stream in the dockyard. As soon as the waste has been deposited in the ICW skip provided, the dockyard takes on responsibility for ensuring that the waste is collected, stored and taken to either an approved landfill site, incinerator or rendering plant by a registered waste carrier. Responsibility for the facilities may lie with the dockyard or an appointed waste Industry Partner operating on the site.</text:p>
        </text:list-item>
      </text:list>
      <text:p text:style-name="P1675"/>
      <text:list text:style-name="LFO10" text:continue-numbering="true">
        <text:list-item>
          <text:p text:style-name="P1676">Vessels arriving from outside the EU are required to make a declaration about the waste they are carrying under Schedule 2 of the Merchant Shipping and Fishing Vessels (Port Waste Reception Facilities) Regulations 2003, as amended.</text:p>
        </text:list-item>
      </text:list>
      <text:p text:style-name="P1677"/>
      <text:list text:style-name="LFO10" text:continue-numbering="true">
        <text:list-item>
          <text:p text:style-name="P1678">The Animal By-Products Regulations (EC/1069/2009) requires that a record is kept of the waste disposed of, in order to create an audit trail.</text:p>
        </text:list-item>
      </text:list>
      <text:p text:style-name="P1679"/>
      <text:list text:style-name="LFO10" text:continue-numbering="true">
        <text:list-item>
          <text:p text:style-name="P1680"><text:span text:style-name="T1681">The detailed policy on Management of Waste from MOD Shipping and the Department’s requirements are set out in</text:span><text:bookmark-start text:name="_Hlk47429769"/><text:span text:style-name="T1682"><text:s/></text:span><text:a xlink:href="https://modgovuk.sharepoint.com/sites/IntranetUKStratCom/Shared%20Documents/20220202-20_04_03%20-%20JSP%20456%20DCM%20Pt%202%20Vol%201%20-%20Ch%2013%20-%20RN%20Catering%20Management%20Amndt%20032.pdf" office:target-frame-name="_top" xlink:show="replace"><text:span text:style-name="T1683">JSP456 Vol 1 Ch13</text:span></text:a><text:span text:style-name="T1684">. <text:s/></text:span><text:bookmark-end text:name="_Hlk47429769"/></text:p>
        </text:list-item>
      </text:list>
      <text:p text:style-name="P1685"/>
      <text:list text:style-name="LFO10" text:continue-numbering="true">
        <text:list-item>
          <text:p text:style-name="P1686">The pilot of an aircraft or the contracted waste management/facilities management company has responsibility for ensuring that ICW is disposed of correctly. They are the person responsible for ensuring that the waste is taken from the aircraft and placed in the category 1 waste disposal stream.</text:p>
        </text:list-item>
      </text:list>
      <text:p text:style-name="P1687"/>
      <text:p text:style-name="P1688"/>
      <text:p text:style-name="P1689"/>
      <text:p text:style-name="P1690"/>
      <text:p text:style-name="P1691"/>
      <text:p text:style-name="P1692"/>
      <text:p text:style-name="P1693"/>
      <text:p text:style-name="P1694"/>
      <text:p text:style-name="P1695"/>
      <text:p text:style-name="P1696"/>
      <text:p text:style-name="P1697"/>
      <text:h text:style-name="Heading2" text:outline-level="2"><text:bookmark-start text:name="_Toc126664335"/>Annex<text:s/>E:<text:s/>Healthcare Waste<text:bookmark-end text:name="_Toc126664335"/><text:s/></text:h>
      <text:p text:style-name="P1698"/>
      <text:list text:style-name="LFO37" text:continue-numbering="true">
        <text:list-item>
          <text:p text:style-name="P1699"><text:span text:style-name="T1700">Under the Environmental Permitting Regime there is a requirement for waste disposal operators to ensure that they only accept healthcare waste from producers that have completed a “pre-acceptance audit” of their waste streams.</text:span></text:p>
        </text:list-item>
      </text:list>
      <text:p text:style-name="P1701"/>
      <text:list text:style-name="LFO37" text:continue-numbering="true">
        <text:list-item>
          <text:p text:style-name="P1702"><text:span text:style-name="T1703">Waste disposal operators are required to check that pre-acceptance audits have been completed and that the producer is in compliance with the Department of Health document<text:s/></text:span><text:a xlink:href="https://www.gov.uk/government/publications/guidance-on-the-safe-management-of-healthcare-waste" office:target-frame-name="_top" xlink:show="replace"><text:span text:style-name="T1704">HTM 07-01 Safe Management of Healthcare Wast</text:span><text:span text:style-name="T1705">e</text:span></text:a><text:span text:style-name="T1706">.</text:span><text:span text:style-name="T1707"><text:s/>HTM 07-01 requires producers to separate solid waste into 8 waste streams:</text:span></text:p>
        </text:list-item>
      </text:list>
      <text:p text:style-name="P1708"/>
      <text:list text:style-name="LFO12" text:continue-numbering="true">
        <text:list-item>
          <text:list>
            <text:list-item>
              <text:p text:style-name="P1709">Infectious and other incineration only wastes (yellow Stream)</text:p>
            </text:list-item>
            <text:list-item>
              <text:p text:style-name="P1710">Infectious, non-incineration waste (orange stream)</text:p>
            </text:list-item>
            <text:list-item>
              <text:p text:style-name="P1711">Cytotoxic and Cytostatic Waste (Purple Stream)</text:p>
            </text:list-item>
            <text:list-item>
              <text:p text:style-name="P1712">Offensive wastes (Yellow/black Stream)</text:p>
            </text:list-item>
            <text:list-item>
              <text:p text:style-name="P1713">Anatomical Waste for Incineration (Red Stream)</text:p>
            </text:list-item>
            <text:list-item>
              <text:p text:style-name="P1714">Domestic wastes (Black Stream)</text:p>
            </text:list-item>
            <text:list-item>
              <text:p text:style-name="P1715">Medicinal Waste for Incineration (Blue Stream)</text:p>
            </text:list-item>
            <text:list-item>
              <text:p text:style-name="P1716">Amalgam Waste for Recovery (White Stream)</text:p>
            </text:list-item>
          </text:list>
        </text:list-item>
      </text:list>
      <text:p text:style-name="P1717"/>
      <text:list text:style-name="LFO37" text:continue-numbering="true">
        <text:list-item>
          <text:p text:style-name="P1718"><text:span text:style-name="T1719">Where a site is not compliant with HTM 07-01 then the waste disposal operator may refuse to accept the waste. To assist Establishments with meeting this requirement two separate audit tools have been devised:</text:span></text:p>
        </text:list-item>
      </text:list>
      <text:p text:style-name="P1720"/>
      <text:list text:style-name="LFO12" text:continue-numbering="true">
        <text:list-item>
          <text:list>
            <text:list-item>
              <text:p text:style-name="P1721">The Dental Centres Pre-Acceptance Audit Tool, issued by the Defence Dental Service<text:s/></text:p>
            </text:list-item>
            <text:list-item>
              <text:p text:style-name="P1722"><text:a xlink:href="https://modgovuk.sharepoint.com/:w:/r/sites/DINs/Archive/_layouts/15/Doc.aspx?sourcedoc=%7B6B296D46-9373-42DD-9A5E-04D6B197DB0E%7D&amp;file=2010DIN06-041_Annex_A.doc&amp;action=default&amp;mobileredirect=true&amp;DefaultItemOpen=1" office:target-frame-name="_top" xlink:show="replace"><text:span text:style-name="T1723">The Medical Facilities Pre-Acceptance Audit Tool; issued by the Surgeon<text:s/></text:span><text:span text:style-name="T1724">Generals</text:span><text:span text:style-name="T1725"><text:s/>Department</text:span></text:a></text:p>
            </text:list-item>
          </text:list>
        </text:list-item>
      </text:list>
      <text:p text:style-name="P1726"/>
      <text:list text:style-name="LFO37" text:continue-numbering="true">
        <text:list-item>
          <text:p text:style-name="P1727"><text:span text:style-name="T1728">Municipal and commercial waste such as sanitary products, nappies, plasters etc is acknowledged to have the potential to cause offence and the guidance therefore recommends that where such waste is produced <text:s/>bulk it is classified as offensive/hygiene waste and placed in ‘Yellow/Black sacks’ for separate collection and disposa</text:span></text:p>
        </text:list-item>
      </text:list>
      <text:p text:style-name="P1729"/>
      <text:list text:style-name="LFO37" text:continue-numbering="true">
        <text:list-item>
          <text:p text:style-name="P1730"><text:span text:style-name="T1731">Veterinary wastes should also follow the above guidance.</text:span></text:p>
        </text:list-item>
      </text:list>
      <text:p text:style-name="P1732"/>
      <text:list text:style-name="LFO37" text:continue-numbering="true">
        <text:list-item>
          <text:p text:style-name="P1733"><text:a xlink:href="https://gbr01.safelinks.protection.outlook.com/ap/b-59584e83/?url=https%3A%2F%2Fmodgovuk.sharepoint.com%2F%253ab%253a%2Fr%2Fsites%2Fdefnet%2FJFC%2FDocuments%2F20201022-JSP%2520950_7-2-10%2520Healthcare_Waste_Management_for_DMS_Healthcare_Facilities_v2.0_Oct_20_FINAL_FOR_PUBLICATION.pdf%3Fcsf%3D1%26web%3D1%26e%3DUURsz0&amp;data=05%7C01%7CAlexander.Child105%40mod.gov.uk%7Ce1608dc41924421ef5da08db0849f0d4%7Cbe7760ed5953484bae95d0a16dfa09e5%7C0%7C0%7C638112886089956725%7CUnknown%7CTWFpbGZsb3d8eyJWIjoiMC4wLjAwMDAiLCJQIjoiV2luMzIiLCJBTiI6Ik1haWwiLCJXVCI6Mn0%3D%7C3000%7C%7C%7C&amp;sdata=VJ4ofbR0%2FE19D6YB0k%2Bz6jNjCE1d8el27kkA%2FzrlNXE%3D&amp;reserved=0" office:target-frame-name="_top" xlink:show="replace"><text:span text:style-name="T1734">JSP 950</text:span></text:a><text:span text:style-name="T1735"><text:s/></text:span><text:span text:style-name="T1736">provides the Defence Medical Services guidance for the management of<text:s/></text:span><text:span text:style-name="T1737">Healthcare</text:span><text:span text:style-name="T1738"><text:s/>Waste.<text:s/></text:span></text:p>
        </text:list-item>
      </text:list>
      <text:p text:style-name="P1739"/>
      <text:p text:style-name="P1740"/>
      <text:p text:style-name="P1741"/>
      <text:p text:style-name="P1742"/>
      <text:p text:style-name="P1743"/>
      <text:p text:style-name="P1744"/>
      <text:p text:style-name="P1745"/>
      <text:p text:style-name="P1746"/>
      <text:p text:style-name="P1747"/>
      <text:p text:style-name="P1748"/>
      <text:h text:style-name="Heading2" text:outline-level="2"><text:bookmark-start text:name="_Toc126664336"/>Annex F:<text:s/>Waste Electrical and Electronic Equipment (WEEE)<text:bookmark-end text:name="_Toc126664336"/></text:h>
      <text:list text:style-name="LFO38" text:continue-numbering="true">
        <text:list-item>
          <text:p text:style-name="P1749"><text:span text:style-name="T1750">Electrical and electronic equipment (EEE) is regulated to reduce the amount of waste electrical and electronic equipment (WEEE) incinerated or sent to landfill sites.<text:s/></text:span><text:a xlink:href="https://www.legislation.gov.uk/uksi/2013/3113/made" office:target-frame-name="_top" xlink:show="replace"><text:span text:style-name="T1751">The Waste Electrical and Electronic Equipment Regulations 2013</text:span></text:a><text:span text:style-name="T1752"><text:s/>(as amended) is the underpinning UK legislation.</text:span></text:p>
        </text:list-item>
      </text:list>
      <text:p text:style-name="P1753"/>
      <text:list text:style-name="LFO38" text:continue-numbering="true">
        <text:list-item>
          <text:p text:style-name="P1754"><text:span text:style-name="T1755">These regulation do not apply to EEE which is “</text:span><text:span text:style-name="T1756">necessary for the protection of the essential interests of the security of Member States, including arms, munitions and war material intended for specifically military purposes</text:span><text:span text:style-name="T1757">”.<text:s/></text:span></text:p>
        </text:list-item>
      </text:list>
      <text:p text:style-name="P1758"/>
      <text:list text:style-name="LFO38" text:continue-numbering="true">
        <text:list-item>
          <text:p text:style-name="P1759">Defence EEE<text:s/>that benefits from<text:s/>this exemption however must be managed in an environmentally sound manner. Defence organisations must ensure that the EEE they purchase has a legally compliant route once it becomes WEEE. Specifically, WEEE can only be treated by a facility which has been granted the appropriate permit, licence or exemption by one of the relevant environment agencies.<text:s/></text:p>
        </text:list-item>
      </text:list>
      <text:p text:style-name="P1760"/>
      <text:list text:style-name="LFO38" text:continue-numbering="true">
        <text:list-item>
          <text:p text:style-name="P1761">The Defence end user may enter into arrangements with the supplier of the EEE. Depending on the nature of the arrangement the Defence end-user may be obliged to deal with the WEEE in accordance with the Regulations in relation to the collection, treatment, recovery and environmentally sound disposal. If adopting such an agreement both parties should ensure they have documented and auditable proof that such an agreement has been reached.</text:p>
        </text:list-item>
      </text:list>
      <text:p text:style-name="P1762"/>
      <text:list text:style-name="LFO38" text:continue-numbering="true">
        <text:list-item>
          <text:p text:style-name="P1763"><text:span text:style-name="T1764">A Defence wide contract for the disposal of all scrap metal, lead acid batteries and non-hazardous WEEE has been let with RAMCO from June 2021 to June 2025. DESA regards all scrap metal, lead acid batteries and non-hazardous WEEE to have a residual value and therefore will provide a monetary return to the MOD wherever possible. As a result, they must be declared to DESA for disposal. The scope of the contract covers the collections for UK and Northern Ireland.<text:s/></text:span><text:a xlink:href="https://modgovuk.sharepoint.com/:w:/r/sites/DINs/_layouts/15/Doc.aspx?sourcedoc=%7B9784600D-207B-4083-962C-0084E95F27EE%7D&amp;file=2021DIN04-087.docx&amp;action=default&amp;mobileredirect=true&amp;DefaultItemOpen=1" office:target-frame-name="_top" xlink:show="replace"><text:span text:style-name="T1765">2021DIN04-087</text:span></text:a><text:span text:style-name="T1766"><text:s/>provides further information.<text:s/></text:span></text:p>
        </text:list-item>
      </text:list>
      <text:p text:style-name="P1767"/>
      <text:p text:style-name="P1768"/>
      <text:p text:style-name="P1769"/>
      <text:p text:style-name="P1770"/>
      <text:p text:style-name="P1771"/>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h text:style-name="Heading2" text:outline-level="2"><text:bookmark-start text:name="_Toc126664337"/>Annex<text:s/>G:<text:s/>Glossary of terms</text:h>
      <text:list text:style-name="LFO39" text:continue-numbering="true">
        <text:list-item>
          <text:p text:style-name="P1783"><text:span text:style-name="T1784">The below terms are a non-exhaustive list focused on the definitions related to Waste Manag</text:span><text:span text:style-name="T1785">ement</text:span><text:span text:style-name="T1786">. For wider<text:s/></text:span><text:span text:style-name="T1787">e</text:span><text:span text:style-name="T1788">nvironmental terminology please consult JSP418 Master Glossary</text:span><text:bookmark-end text:name="_Toc126664337"/></text:p>
        </text:list-item>
      </text:list>
      <table:table table:style-name="Table1789">
        <table:table-columns>
          <table:table-column table:style-name="TableColumn1790"/>
          <table:table-column table:style-name="TableColumn1791"/>
        </table:table-columns>
        <table:table-row table:style-name="TableRow1792">
          <table:table-cell table:style-name="TableCell1793">
            <text:p text:style-name="P1794"><text:span text:style-name="T1795">authorised person</text:span></text:p>
          </table:table-cell>
          <table:table-cell table:style-name="TableCell1796">
            <text:p text:style-name="P1797"><text:span text:style-name="T1798">means a holders of waste management licences/environmental permits or registered waste carriers</text:span></text:p>
          </table:table-cell>
        </table:table-row>
        <table:table-row table:style-name="TableRow1799">
          <table:table-cell table:style-name="TableCell1800">
            <text:p text:style-name="P1801"><text:span text:style-name="T1802">broker</text:span></text:p>
          </table:table-cell>
          <table:table-cell table:style-name="TableCell1803">
            <text:p text:style-name="P1804"><text:span text:style-name="T1805">means any undertaking arranging the recovery or disposal of waste on behalf of others, including such brokers who do not take physical possession of the waste;</text:span></text:p>
          </table:table-cell>
        </table:table-row>
        <table:table-row table:style-name="TableRow1806">
          <table:table-cell table:style-name="TableCell1807">
            <text:p text:style-name="P1808"><text:span text:style-name="T1809">collection</text:span></text:p>
          </table:table-cell>
          <table:table-cell table:style-name="TableCell1810">
            <text:p text:style-name="P1811"><text:span text:style-name="T1812">means the gathering of waste, including the preliminary sorting and preliminary storage of waste for the purposes of transport to a waste treatment facility;</text:span></text:p>
          </table:table-cell>
        </table:table-row>
        <table:table-row table:style-name="TableRow1813">
          <table:table-cell table:style-name="TableCell1814">
            <text:p text:style-name="P1815"><text:span text:style-name="T1816">dealer</text:span></text:p>
          </table:table-cell>
          <table:table-cell table:style-name="TableCell1817">
            <text:p text:style-name="P1818"><text:span text:style-name="T1819">means any undertaking which acts in the role of principal to purchase and subsequently sell waste, including such dealers who do not take physical possession of the waste;</text:span></text:p>
          </table:table-cell>
        </table:table-row>
        <table:table-row table:style-name="TableRow1820">
          <table:table-cell table:style-name="TableCell1821">
            <text:p text:style-name="P1822"><text:span text:style-name="T1823">disposal</text:span></text:p>
          </table:table-cell>
          <table:table-cell table:style-name="TableCell1824">
            <text:p text:style-name="P1825"><text:span text:style-name="T1826">means any operation which is not recovery even where the operation has as a secondary consequence the reclamation of substances or energy.<text:s/></text:span></text:p>
          </table:table-cell>
        </table:table-row>
        <table:table-row table:style-name="TableRow1827">
          <table:table-cell table:style-name="TableCell1828">
            <text:p text:style-name="P1829"><text:span text:style-name="T1830">harm</text:span></text:p>
          </table:table-cell>
          <table:table-cell table:style-name="TableCell1831">
            <text:p text:style-name="P1832"><text:span text:style-name="T1833">means harm to the health of living organisms or other interference with the ecological systems of which they form part </text:span></text:p>
          </table:table-cell>
        </table:table-row>
        <table:table-row table:style-name="TableRow1834">
          <table:table-cell table:style-name="TableCell1835">
            <text:p text:style-name="P1836"><text:span text:style-name="T1837">healthcare waste</text:span></text:p>
          </table:table-cell>
          <table:table-cell table:style-name="TableCell1838">
            <text:p text:style-name="P1839"><text:span text:style-name="T1840">Relates to waste that is produced by healthcare activities, and of a type specifically associated with such activities.</text:span></text:p>
          </table:table-cell>
        </table:table-row>
        <table:table-row table:style-name="TableRow1841">
          <table:table-cell table:style-name="TableCell1842">
            <text:p text:style-name="P1843"><text:span text:style-name="T1844">pollution</text:span></text:p>
          </table:table-cell>
          <table:table-cell table:style-name="TableCell1845">
            <text:p text:style-name="P1846"><text:span text:style-name="T1847">means the release of substances which can cause harm to man or any other living organisms supported by the environment. </text:span></text:p>
          </table:table-cell>
        </table:table-row>
        <table:table-row table:style-name="TableRow1848">
          <table:table-cell table:style-name="TableCell1849">
            <text:p text:style-name="P1850"><text:span text:style-name="T1851">prevention</text:span></text:p>
          </table:table-cell>
          <table:table-cell table:style-name="TableCell1852">
            <text:p text:style-name="P1853"><text:span text:style-name="T1854">means measures taken before a substance, material or product has become waste</text:span></text:p>
          </table:table-cell>
        </table:table-row>
        <table:table-row table:style-name="TableRow1855">
          <table:table-cell table:style-name="TableCell1856">
            <text:p text:style-name="P1857"><text:span text:style-name="T1858">recovery</text:span></text:p>
          </table:table-cell>
          <table:table-cell table:style-name="TableCell1859">
            <text:p text:style-name="P1860"><text:span text:style-name="T1861">means any operation the principal result of which is waste serving a useful purpose by replacing other materials which would otherwise have been used to fulfil a particular function, or waste being prepared to fulfil that function, in the plant or in the wider economy. Annex II of the Waste Framework Directive</text:span><text:span text:style-name="T1862">, transposed by the Waste (England and Wales) Regulations 2011<text:s/></text:span><text:span text:style-name="T1863"><text:s/>sets out a non-exhaustive list of recovery operations;</text:span></text:p>
          </table:table-cell>
        </table:table-row>
        <table:table-row table:style-name="TableRow1864">
          <table:table-cell table:style-name="TableCell1865">
            <text:p text:style-name="P1866"><text:span text:style-name="T1867">recycling</text:span></text:p>
          </table:table-cell>
          <table:table-cell table:style-name="TableCell1868">
            <text:p text:style-name="P1869"><text:span text:style-name="T1870">means any recovery operation by which waste materials are reprocessed into products, materials or substances whether for the original or other purposes. It includes the reprocessing of organic material but does not include energy recovery and the reprocessing into materials that are to be used as fuels or for backfilling operations;</text:span></text:p>
          </table:table-cell>
        </table:table-row>
        <table:table-row table:style-name="TableRow1871">
          <table:table-cell table:style-name="TableCell1872">
            <text:p text:style-name="P1873"><text:span text:style-name="T1874">Residual waste (as defined in the Environmental Targets (Residual Waste) (England) Regulations 2023)</text:span></text:p>
          </table:table-cell>
          <table:table-cell table:style-name="TableCell1875">
            <text:p text:style-name="P1876"><text:span text:style-name="T1877">residual waste means any waste other than excluded waste that sent to landfill; put through incineration in or used in energy recovery</text:span></text:p>
          </table:table-cell>
        </table:table-row>
        <table:table-row table:style-name="TableRow1878">
          <table:table-cell table:style-name="TableCell1879">
            <text:p text:style-name="P1880"><text:span text:style-name="T1881">re-use</text:span></text:p>
          </table:table-cell>
          <table:table-cell table:style-name="TableCell1882">
            <text:p text:style-name="P1883"><text:span text:style-name="T1884">means any operation by which products or components that are not waste are used again for the same purpose for which they were conceived;</text:span></text:p>
          </table:table-cell>
        </table:table-row>
        <table:table-row table:style-name="TableRow1885">
          <table:table-cell table:style-name="TableCell1886">
            <text:p text:style-name="P1887"><text:span text:style-name="T1888">separate collection</text:span></text:p>
          </table:table-cell>
          <table:table-cell table:style-name="TableCell1889">
            <text:p text:style-name="P1890"><text:span text:style-name="T1891">means the collection where a waste stream is kept separately by type and nature so as to facilitate a specific treatment;</text:span></text:p>
          </table:table-cell>
        </table:table-row>
        <table:table-row table:style-name="TableRow1892">
          <table:table-cell table:style-name="TableCell1893">
            <text:p text:style-name="P1894"><text:span text:style-name="T1895">treatment</text:span></text:p>
          </table:table-cell>
          <table:table-cell table:style-name="TableCell1896">
            <text:p text:style-name="P1897"><text:span text:style-name="T1898">means recovery or disposal operations, including preparation prior to recovery or disposal;</text:span></text:p>
          </table:table-cell>
        </table:table-row>
        <table:table-row table:style-name="TableRow1899">
          <table:table-cell table:style-name="TableCell1900">
            <text:p text:style-name="P1901"><text:span text:style-name="T1902">waste</text:span></text:p>
          </table:table-cell>
          <table:table-cell table:style-name="TableCell1903">
            <text:p text:style-name="P1904"><text:span text:style-name="T1905">means any substance or object which the holder discards or intends to or is required to discard;</text:span></text:p>
          </table:table-cell>
        </table:table-row>
        <table:table-row table:style-name="TableRow1906">
          <table:table-cell table:style-name="TableCell1907">
            <text:p text:style-name="P1908"><text:span text:style-name="T1909">waste holder<text:s/></text:span></text:p>
          </table:table-cell>
          <table:table-cell table:style-name="TableCell1910">
            <text:p text:style-name="P1911"><text:span text:style-name="T1912">means the waste producer or the natural or legal person who is in possession of the waste;</text:span></text:p>
          </table:table-cell>
        </table:table-row>
        <table:table-row table:style-name="TableRow1913">
          <table:table-cell table:style-name="TableCell1914">
            <text:p text:style-name="P1915"><text:span text:style-name="T1916">waste management</text:span></text:p>
          </table:table-cell>
          <table:table-cell table:style-name="TableCell1917">
            <text:p text:style-name="P1918"><text:span text:style-name="T1919">means the collection, transport, recovery and disposal of waste, including the supervision of such operations and the after-care of disposal sites, and including actions taken as a dealer or broker;</text:span></text:p>
          </table:table-cell>
        </table:table-row>
        <table:table-row table:style-name="TableRow1920">
          <table:table-cell table:style-name="TableCell1921">
            <text:p text:style-name="P1922"><text:span text:style-name="T1923">waste producer</text:span></text:p>
          </table:table-cell>
          <table:table-cell table:style-name="TableCell1924">
            <text:p text:style-name="P1925"><text:span text:style-name="T1926">means anyone whose activities produce waste (original waste producer) or anyone who carries out pre-processing, mixing or other operations resulting in a change in the nature or composition of this waste;</text:span></text:p>
          </table:table-cell>
        </table:table-row>
      </table:table>
      <text:p text:style-name="P1927"/>
      <text:p text:style-name="P1928"/>
      <text:p text:style-name="P1929"/>
      <text:p text:style-name="P1930"/>
      <text:p text:style-name="P1931"/>
      <text:p text:style-name="P1932"/>
      <text:p text:style-name="P1933"/>
      <text:p text:style-name="P1934"/>
      <text:p text:style-name="P1935"/>
      <text:p text:style-name="P1936"/>
      <text:p text:style-name="P1937"/>
      <text:p text:style-name="P1938"/>
      <text:p text:style-name="P1939"/>
      <text:p text:style-name="P1940"/>
      <text:p text:style-name="P1941"/>
      <text:p text:style-name="P1942"/>
      <text:p text:style-name="P1943"/>
      <text:p text:style-name="P1944"/>
      <text:p text:style-name="P1945"/>
      <text:p text:style-name="P1946"/>
      <text:p text:style-name="P1947"/>
      <text:p text:style-name="P1948"/>
      <text:p text:style-name="P1949"/>
      <text:p text:style-name="P1950"/>
      <text:p text:style-name="P1951"/>
      <text:h text:style-name="P1952" text:outline-level="2"><text:bookmark-start text:name="_Toc126664338"/>Annex<text:s/>H:<text:s/>UK<text:s/>Waste Management Legislation<text:bookmark-end text:name="_Toc126664338"/></text:h>
      <text:list text:style-name="LFO13" text:continue-numbering="true">
        <text:list-item>
          <text:p text:style-name="P1970">Waste legislation for England controls the generation, transportation and disposal of waste within the European Union and the shipment of waste into and out of the EU. It covers controlled waste, duty of care, registration of carriers and brokers, environmental permitting, landfill, hazardous waste, producer responsibility, packaging waste, end of life vehicles, waste electrical and electronic equipment and the transfrontier shipment of waste.<text:s/></text:p>
        </text:list-item>
      </text:list>
      <text:p text:style-name="P1971"/>
      <text:list text:style-name="LFO13" text:continue-numbering="true">
        <text:list-item>
          <text:p text:style-name="P1972"><text:span text:style-name="T1973">When<text:s/></text:span><text:span text:style-name="T1974">undertaking</text:span><text:span text:style-name="T1975"><text:s/></text:span><text:span text:style-name="T1976">waste management<text:s/></text:span><text:span text:style-name="T1977">activities,</text:span><text:span text:style-name="T1978"><text:s/>it is vital that you check the relevant and most up-to-date legislation including associated guidance</text:span><text:span text:style-name="T1979">. The<text:s/></text:span><text:span text:style-name="T1980">list<text:s/></text:span><text:span text:style-name="T1981">below is a non-exhaustive guidance to major</text:span><text:span text:style-name="T1982"><text:s/>environmental legislation that may apply to your site, activity or operation. There may be additional legislation affecting your particular area or individual circumstance so you should check in the first instance with your CESO office to determine whether any more legal requirements may apply.</text:span></text:p>
        </text:list-item>
      </text:list>
      <text:p text:style-name="P1983"/>
      <text:list text:style-name="LFO13" text:continue-numbering="true">
        <text:list-item>
          <text:p text:style-name="P1984"><text:span text:style-name="T1985">There are<text:s/></text:span><text:span text:style-name="T1986">a number of tools that can support<text:s/></text:span><text:span text:style-name="T1987">the identification of applicable legislation</text:span><text:span text:style-name="T1988">. Within Defence,<text:s/></text:span><text:a xlink:href="https://modgovuk.sharepoint.com/sites/defnet/dsa/Pages/Maritime-Legislation-Database-MLD.aspx" office:target-frame-name="_top" xlink:show="replace"><text:span text:style-name="T1989">The Defence Legislation Support Tool (DLST)</text:span></text:a><text:span text:style-name="T1990"><text:s/>may be used. Commercial options<text:s/></text:span><text:span text:style-name="T1991">for identifying legislation<text:s/></text:span><text:span text:style-name="T1992">are available such as NetRegs and Cedric.</text:span></text:p>
        </text:list-item>
      </text:list>
      <text:p text:style-name="P1993"/>
      <text:list text:style-name="LFO13" text:continue-numbering="true">
        <text:list-item>
          <text:p text:style-name="P1994">Waste management legislation varies across the UK. Welsh waste management legislation mirrors that of England except in limited circumstances. Waste management legislation in Scotland remains subtly different from that of England and Wales and Waste management legislation in Northern Ireland is substantially different from that of England, Wales and Scotland with only a small proportion of legislation (principally producer responsibility legislation) mirroring that of the other Devolved Administrations.</text:p>
        </text:list-item>
      </text:list>
      <text:p text:style-name="P1995"/>
      <table:table table:style-name="Table1996">
        <table:table-columns>
          <table:table-column table:style-name="TableColumn1997"/>
          <table:table-column table:style-name="TableColumn1998"/>
          <table:table-column table:style-name="TableColumn1999"/>
        </table:table-columns>
        <table:table-row table:style-name="TableRow2000">
          <table:table-cell table:style-name="TableCell2001">
            <text:p text:style-name="P2002"><text:span text:style-name="T2003">Title of Legislation</text:span></text:p>
          </table:table-cell>
          <table:table-cell table:style-name="TableCell2004">
            <text:p text:style-name="P2005"><text:span text:style-name="T2006">Description</text:span></text:p>
          </table:table-cell>
          <table:table-cell table:style-name="TableCell2007">
            <text:p text:style-name="P2008"><text:span text:style-name="T2009">Geographical Extent</text:span></text:p>
          </table:table-cell>
        </table:table-row>
        <table:table-row table:style-name="TableRow2010">
          <table:table-cell table:style-name="TableCell2011">
            <text:p text:style-name="NoSpacing"><text:a xlink:href="https://www.legislation.gov.uk/ukpga/2021/30/contents/enacted" office:target-frame-name="_top" xlink:show="replace"><text:span text:style-name="T2012">Environment Act<text:s/></text:span><text:span text:style-name="T2013">2021</text:span></text:a></text:p>
          </table:table-cell>
          <table:table-cell table:style-name="TableCell2014">
            <text:p text:style-name="NoSpacing"><text:span text:style-name="T2015">Established</text:span><text:span text:style-name="T2016"><text:s/>the Office for Environmental Protection (OEP) and<text:s/></text:span><text:span text:style-name="T2017">provides a legal framework for environmental governance.<text:s/></text:span><text:span text:style-name="T2018">M</text:span><text:span text:style-name="T2019">akes provision for specific improvement of the environment, including measures on waste and resource efficiency</text:span><text:span text:style-name="T2020">. Mandates the</text:span><text:span text:style-name="T2021"><text:s/>setting of<text:s/></text:span><text:span text:style-name="T2022">environmental</text:span><text:span text:style-name="T2023"><text:s/>targets and<text:s/></text:span><text:span text:style-name="T2024">the publication and maintenance of an</text:span><text:span text:style-name="T2025"><text:s/>Env</text:span><text:span text:style-name="T2026">ironmental Improvement Plan</text:span><text:span text:style-name="T2027">.</text:span></text:p>
          </table:table-cell>
          <table:table-cell table:style-name="TableCell2028">
            <text:p text:style-name="P2029">UK wide</text:p>
          </table:table-cell>
        </table:table-row>
        <table:table-row table:style-name="TableRow2030">
          <table:table-cell table:style-name="TableCell2031">
            <text:p text:style-name="NoSpacing"><text:a xlink:href="http://www.legislation.gov.uk/ukpga/1990/43/contents" office:target-frame-name="_top" xlink:show="replace"><text:span text:style-name="T2032">Environmental Protection Act (1990)</text:span></text:a></text:p>
          </table:table-cell>
          <table:table-cell table:style-name="TableCell2033">
            <text:p text:style-name="NoSpacing"><text:span text:style-name="T2034">Defines within England, Scotland and Wales the legal Framework for the duty of care for waste</text:span><text:span text:style-name="T2035">.<text:s/></text:span><text:span text:style-name="T2036">Many of the provisions of the EPA 90 have been implemented by regulations made by SofS Defra.</text:span></text:p>
          </table:table-cell>
          <table:table-cell table:style-name="TableCell2037">
            <text:p text:style-name="NoSpacing"><text:span text:style-name="T2038">England, Scotland and Wales</text:span></text:p>
          </table:table-cell>
        </table:table-row>
        <table:table-row table:style-name="TableRow2039">
          <table:table-cell table:style-name="TableCell2040">
            <text:p text:style-name="NoSpacing"><text:a xlink:href="http://www.legislation.gov.uk/ukpga/1995/25/contents" office:target-frame-name="_top" xlink:show="replace"><text:span text:style-name="T2041">Environment Act 1995</text:span></text:a></text:p>
          </table:table-cell>
          <table:table-cell table:style-name="TableCell2042">
            <text:p text:style-name="NoSpacing"><text:span text:style-name="T2043">Established the Environment Agency and SEPA as the regulating bodies for waste management legislation and other areas of environmental protection legislation. Waste is defined in Schedule 2 of the EA 95 and amended s.75 of the EPA 90 to define waste as any substance or object listed in a new Schedule 2B to the EPA 90, which the holder discards, or intends to, or is required to discard.<text:s/></text:span></text:p>
          </table:table-cell>
          <table:table-cell table:style-name="TableCell2044">
            <text:p text:style-name="NoSpacing"><text:span text:style-name="T2045">England, Scotland and Wales</text:span></text:p>
          </table:table-cell>
        </table:table-row>
        <table:table-row table:style-name="TableRow2046">
          <table:table-cell table:style-name="TableCell2047">
            <text:p text:style-name="NoSpacing"><text:a xlink:href="http://www.legislation.gov.uk/ukpga/1989/14/contents" office:target-frame-name="_top" xlink:show="replace"><text:span text:style-name="T2048">Control of Pollution (Amendment) Act 1992</text:span></text:a></text:p>
          </table:table-cell>
          <table:table-cell table:style-name="TableCell2049">
            <text:p text:style-name="NoSpacing"><text:span text:style-name="T2050">Requires carriers of controlled waste to register with the Environment Agency or SEPA and outlines the penalties (including seizure and disposal) for vehicles shown to have been used for illegal disposal. Its aim was to curtail fly-tipping.</text:span></text:p>
          </table:table-cell>
          <table:table-cell table:style-name="TableCell2051">
            <text:p text:style-name="NoSpacing"><text:span text:style-name="T2052">England, Scotland and Wales</text:span></text:p>
          </table:table-cell>
        </table:table-row>
        <table:table-row table:style-name="TableRow2053">
          <table:table-cell table:style-name="TableCell2054">
            <text:p text:style-name="NoSpacing"><text:a xlink:href="http://www.legislation.gov.uk/ukpga/2005/16/contents" office:target-frame-name="_top" xlink:show="replace"><text:span text:style-name="T2055">Clean Neighbourhoods and Environment Act 2005</text:span></text:a></text:p>
          </table:table-cell>
          <table:table-cell table:style-name="TableCell2056">
            <text:p text:style-name="NoSpacing"><text:span text:style-name="T2057">Introduces additional noise, litter and waste controls including site waste management plans and classifies artificial lighting and insects as statutory nuisances. It also introduced a £300 fixed penalty notice (FPN) to anyone who refuses to produce their waste transfer note at the request of the regulatory authorities.<text:s/></text:span></text:p>
          </table:table-cell>
          <table:table-cell table:style-name="TableCell2058">
            <text:p text:style-name="NoSpacing"><text:span text:style-name="T2059">England and Wales</text:span></text:p>
          </table:table-cell>
        </table:table-row>
        <table:table-row table:style-name="TableRow2060">
          <table:table-cell table:style-name="TableCell2061">
            <text:p text:style-name="NoSpacing"><text:a xlink:href="http://www.legislation.gov.uk/uksi/2011/988/contents/made" office:target-frame-name="_top" xlink:show="replace"><text:span text:style-name="T2062">The Waste (England and Wales) Regulations 2011</text:span></text:a></text:p>
          </table:table-cell>
          <table:table-cell table:style-name="TableCell2063">
            <text:p text:style-name="P2064">The Regulations transpose the revised Waste Framework Directive 2008/98/EC which provides the legislative framework for the collection, transport, recovery and disposal of waste, and includes a common definition of waste. The directive requires all member states to take the necessary measures to ensure waste is recovered or disposed of without endangering human health or causing harm to the environment and includes permitting, registration and inspection requirements.</text:p>
            <text:p text:style-name="P2065"/>
          </table:table-cell>
          <table:table-cell table:style-name="TableCell2066">
            <text:p text:style-name="NoSpacing"><text:span text:style-name="T2067">England and Wales</text:span></text:p>
          </table:table-cell>
        </table:table-row>
        <table:table-row table:style-name="TableRow2068">
          <table:table-cell table:style-name="TableCell2069">
            <text:p text:style-name="NoSpacing"><text:a xlink:href="http://www.legislation.gov.uk/uksi/2012/811/contents/made" office:target-frame-name="_top" xlink:show="replace"><text:span text:style-name="T2070">Controlled Waste (England and Wales) Regulations 2012</text:span></text:a><text:span text:style-name="T2071"><text:s/></text:span></text:p>
          </table:table-cell>
          <table:table-cell table:style-name="TableCell2072">
            <text:p text:style-name="P2073">Defines household, industrial and commercial wastes for waste management licensing purposes and also lists the types of waste for which local authorities may make a charge for collection and disposal</text:p>
            <text:p text:style-name="P2074"/>
          </table:table-cell>
          <table:table-cell table:style-name="TableCell2075">
            <text:p text:style-name="NoSpacing"><text:span text:style-name="T2076">England and Wales</text:span></text:p>
          </table:table-cell>
        </table:table-row>
        <table:table-row table:style-name="TableRow2077">
          <table:table-cell table:style-name="TableCell2078">
            <text:p text:style-name="NoSpacing"><text:a xlink:href="http://www.legislation.gov.uk/uksi/1991/1624/contents/made" office:target-frame-name="_top" xlink:show="replace"><text:span text:style-name="T2079">Registration of Carriers and Seizure of Vehicles</text:span></text:a></text:p>
            <text:p text:style-name="NoSpacing"><text:span text:style-name="T2080">Regulations 1991</text:span><text:span text:style-name="T2081"><text:s/></text:span></text:p>
          </table:table-cell>
          <table:table-cell table:style-name="TableCell2082">
            <text:p text:style-name="NoSpacing"><text:span text:style-name="T2083">Waste carriers carrying their own waste, except where it is building or demolition waste.</text:span></text:p>
          </table:table-cell>
          <table:table-cell table:style-name="TableCell2084">
            <text:p text:style-name="NoSpacing"><text:span text:style-name="T2085">England, Scotland and Wales</text:span></text:p>
          </table:table-cell>
        </table:table-row>
        <table:table-row table:style-name="TableRow2086">
          <table:table-cell table:style-name="TableCell2087">
            <text:p text:style-name="NoSpacing"><text:a xlink:href="http://www.legislation.gov.uk/uksi/2010/675/contents/made" office:target-frame-name="_top" xlink:show="replace"><text:span text:style-name="T2088">Environmental Permitting (England and Wales) Regulations 2010</text:span></text:a><text:span text:style-name="T2089"><text:s/></text:span></text:p>
          </table:table-cell>
          <table:table-cell table:style-name="TableCell2090">
            <text:p text:style-name="P2091">Provide a consolidated system of environmental permitting in England and Wales, including waste. They replaced the Environmental Permitting (England and Wales) Regulations 2007</text:p>
            <text:p text:style-name="P2092"/>
          </table:table-cell>
          <table:table-cell table:style-name="TableCell2093">
            <text:p text:style-name="NoSpacing"><text:span text:style-name="T2094">England and Wales</text:span></text:p>
          </table:table-cell>
        </table:table-row>
        <table:table-row table:style-name="TableRow2095">
          <table:table-cell table:style-name="TableCell2096">
            <text:p text:style-name="NoSpacing"><text:a xlink:href="http://www.legislation.gov.uk/uksi/2006/937/contents/made" office:target-frame-name="_top" xlink:show="replace"><text:span text:style-name="T2097">Waste Management (England and Wales) Regulations 2006</text:span></text:a><text:span text:style-name="T2098"><text:s/></text:span></text:p>
          </table:table-cell>
          <table:table-cell table:style-name="TableCell2099">
            <text:p text:style-name="NoSpacing"><text:span text:style-name="T2100">Extends controlled waste to cover mine, quarry and agricultural waste. Categorises waste as household, industrial or commercial. Prohibits householders from treating, keeping, disposing of controlled waste if it could pollute the environment.<text:s/></text:span></text:p>
          </table:table-cell>
          <table:table-cell table:style-name="TableCell2101">
            <text:p text:style-name="NoSpacing"><text:span text:style-name="T2102">England and Wales</text:span></text:p>
          </table:table-cell>
        </table:table-row>
        <table:table-row table:style-name="TableRow2103">
          <table:table-cell table:style-name="TableCell2104">
            <text:p text:style-name="NoSpacing"><text:a xlink:href="http://www.legislation.gov.uk/uksi/2005/894/contents/made" office:target-frame-name="_top" xlink:show="replace"><text:span text:style-name="T2105">Hazardous Waste (England and Wales) Regulations 2005</text:span></text:a><text:span text:style-name="T2106"><text:s/></text:span></text:p>
          </table:table-cell>
          <table:table-cell table:style-name="TableCell2107">
            <text:p text:style-name="NoSpacing"><text:span text:style-name="T2108">Details requirements for the controlling and tracking the movement of hazardous waste and prohibits mixing different types of hazardous waste. Requires that every site that produces hazardous waste be registered and given a ‘Premises Code’ which requires renewing annually.<text:s/></text:span></text:p>
          </table:table-cell>
          <table:table-cell table:style-name="TableCell2109">
            <text:p text:style-name="NoSpacing"><text:span text:style-name="T2110">England and Wales</text:span></text:p>
          </table:table-cell>
        </table:table-row>
        <table:table-row table:style-name="TableRow2111">
          <table:table-cell table:style-name="TableCell2112">
            <text:p text:style-name="NoSpacing"><text:a xlink:href="http://www.legislation.gov.uk/uksi/2009/507/contents/made" office:target-frame-name="_top" xlink:show="replace"><text:span text:style-name="T2113">List of Wastes (England) Regulations 2005</text:span></text:a><text:span text:style-name="T2114"><text:s/></text:span></text:p>
          </table:table-cell>
          <table:table-cell table:style-name="TableCell2115">
            <text:p text:style-name="NoSpacing"><text:span text:style-name="T2116">Provides the European Waste Catalogue (EWC) list of codes to classify wastes.<text:s/></text:span></text:p>
          </table:table-cell>
          <table:table-cell table:style-name="TableCell2117">
            <text:p text:style-name="NoSpacing"><text:span text:style-name="T2118">England</text:span></text:p>
          </table:table-cell>
        </table:table-row>
        <table:table-row table:style-name="TableRow2119">
          <table:table-cell table:style-name="TableCell2120">
            <text:p text:style-name="NoSpacing"><text:a xlink:href="https://www.bing.com/ck/a?!&amp;&amp;p=6b942120fa4a0971JmltdHM9MTY3NTcyODAwMCZpZ3VpZD0yOThmN2Q1OC05MWQ4LTYxM2QtMzBhOS02ZDRiOTBlMDYwMGQmaW5zaWQ9NTE4Ng&amp;ptn=3&amp;hsh=3&amp;fclid=298f7d58-91d8-613d-30a9-6d4b90e0600d&amp;psq=WEEE+REGS+2013&amp;u=a1aHR0cHM6Ly93d3cubGVnaXNsYXRpb24uZ292LnVrL3Vrc2kvMjAxMy8zMTEzL2NvbnRlbnRzL21hZGU&amp;ntb=1" office:target-frame-name="_top" xlink:show="replace"><text:span text:style-name="T2121">Waste Electrical and Electronic Equipment 2013</text:span></text:a></text:p>
          </table:table-cell>
          <table:table-cell table:style-name="TableCell2122">
            <text:p text:style-name="NoSpacing"><text:span text:style-name="T2123">This Directive aims to the quantity of waste from electrical and electronic and increase its re-use, recovery and recycling, and puts the responsibility on the distributors of electronic equipment to provide a means for customers to dispose of old EEE.</text:span></text:p>
          </table:table-cell>
          <table:table-cell table:style-name="TableCell2124">
            <text:p text:style-name="NoSpacing"><text:span text:style-name="T2125">England, Scotland and Wales</text:span></text:p>
          </table:table-cell>
        </table:table-row>
        <table:table-row table:style-name="TableRow2126">
          <table:table-cell table:style-name="TableCell2127">
            <text:p text:style-name="NoSpacing"><text:a xlink:href="http://www.legislation.gov.uk/uksi/2009/890/pdfs/uksi_20090890_en.pdf%20http:/www.legislation.gov.uk/uksi/2009/890/pdfs/uksi_20090890_en.pdf" office:target-frame-name="_top" xlink:show="replace"><text:span text:style-name="T2128">Waste Batteries and Accumulators Regulations 2009</text:span></text:a><text:span text:style-name="T2129"><text:s/></text:span></text:p>
          </table:table-cell>
          <table:table-cell table:style-name="TableCell2130">
            <text:p text:style-name="NoSpacing"><text:span text:style-name="T2131">Establishes a legal framework and schemes for collecting, treating and recycling portable, industrial and vehicle batteries. Applies to all types of batteries except when used for military and space equipment</text:span><text:span text:style-name="T2132">.</text:span></text:p>
          </table:table-cell>
          <table:table-cell table:style-name="TableCell2133">
            <text:p text:style-name="NoSpacing"><text:span text:style-name="T2134">England, Scotland and Wales</text:span></text:p>
          </table:table-cell>
        </table:table-row>
        <table:table-row table:style-name="TableRow2135">
          <table:table-cell table:style-name="TableCell2136">
            <text:p text:style-name="NoSpacing"><text:a xlink:href="https://www.legislation.gov.uk/eur/2006/1013/contents" office:target-frame-name="_top" xlink:show="replace"><text:span text:style-name="T2137">EU Regulation on Shipments of Waste 1013/2006</text:span></text:a></text:p>
          </table:table-cell>
          <table:table-cell table:style-name="TableCell2138">
            <text:p text:style-name="NoSpacing"><text:span text:style-name="T2139">Establishes procedures and control regimes for shipping waste depending on its origin, destination and route and the type of waste treatment that will be applied. Although imports into the Community of waste generated by armed forces or relief organisations in situations of crisis, peacemaking or</text:span><text:span text:style-name="T2140"><text:s/></text:span><text:span text:style-name="T2141">peacekeeping, any competent authority of transit and the competent authority of destination must be informed. The Commission have designed a special proforma for these instances.</text:span></text:p>
          </table:table-cell>
          <table:table-cell table:style-name="TableCell2142">
            <text:p text:style-name="NoSpacing"><text:span text:style-name="T2143">England, Scotland and Wales</text:span></text:p>
          </table:table-cell>
        </table:table-row>
        <table:table-row table:style-name="TableRow2144">
          <table:table-cell table:style-name="TableCell2145">
            <text:p text:style-name="NoSpacing"><text:a xlink:href="http://www.legislation.gov.uk/uksi/2007/1711/contents/made" office:target-frame-name="_top" xlink:show="replace"><text:span text:style-name="T2146">Transfrontier Shipment of Waste Regulations 2007</text:span></text:a><text:span text:style-name="T2147"><text:s/></text:span></text:p>
          </table:table-cell>
          <table:table-cell table:style-name="TableCell2148">
            <text:p text:style-name="P2149">Sets out rules for shipping waste for disposal and recovery, including within the EU and importing and exporting to and from countries outside the EU.<text:s/></text:p>
            <text:p text:style-name="P2150"/>
          </table:table-cell>
          <table:table-cell table:style-name="TableCell2151">
            <text:p text:style-name="NoSpacing"><text:span text:style-name="T2152">England, Scotland and Wales</text:span></text:p>
          </table:table-cell>
        </table:table-row>
        <table:table-row table:style-name="TableRow2153">
          <table:table-cell table:style-name="TableCell2154">
            <text:p text:style-name="NoSpacing"><text:a xlink:href="http://www.legislation.gov.uk/uksi/2013/2952/made" office:target-frame-name="_top" xlink:show="replace"><text:span text:style-name="T2155">The Animal By-Products (Enforcement) (England) Regulations 2013</text:span></text:a><text:span text:style-name="T2156"><text:s/></text:span></text:p>
          </table:table-cell>
          <table:table-cell table:style-name="TableCell2157">
            <text:p text:style-name="P2158">Administers and Enforces EC Regulation 1069/2011 laying down health rules as regards animal by-products and derived products not intended for human consumption</text:p>
            <text:p text:style-name="P2159"/>
          </table:table-cell>
          <table:table-cell table:style-name="TableCell2160">
            <text:p text:style-name="NoSpacing"><text:span text:style-name="T2161">England<text:s/></text:span></text:p>
          </table:table-cell>
        </table:table-row>
        <table:table-row table:style-name="TableRow2162">
          <table:table-cell table:style-name="TableCell2163">
            <text:p text:style-name="NoSpacing"><text:a xlink:href="http://www.legislation.gov.uk/uksi/2005/894/contents/made" office:target-frame-name="_top" xlink:show="replace"><text:span text:style-name="T2164">Environmental Protection (Duty of Care) (Wales) Regulations 1991</text:span></text:a><text:span text:style-name="T2165"><text:s/></text:span></text:p>
            <text:p text:style-name="P2166"/>
          </table:table-cell>
          <table:table-cell table:style-name="TableCell2167">
            <text:p text:style-name="NoSpacing"><text:span text:style-name="T2168">Imposes a duty of care on any person who imports, produces, carries, treats or disposes of controlled waste to ensure there is no unauthorised depositing, treatment or disposal of the waste.<text:s/></text:span><text:span text:style-name="T2169">h</text:span></text:p>
          </table:table-cell>
          <table:table-cell table:style-name="TableCell2170">
            <text:p text:style-name="NoSpacing"><text:span text:style-name="T2171">Wales</text:span></text:p>
          </table:table-cell>
        </table:table-row>
        <table:table-row table:style-name="TableRow2172">
          <table:table-cell table:style-name="TableCell2173">
            <text:p text:style-name="NoSpacing"><text:a xlink:href="https://www.legislation.gov.uk/wsi/2011/971/made" office:target-frame-name="_top" xlink:show="replace"><text:span text:style-name="T2174">The Waste (Miscellaneous Provisions) (Wales) Regulations 2011</text:span></text:a><text:span text:style-name="T2175"><text:s/></text:span></text:p>
          </table:table-cell>
          <table:table-cell table:style-name="TableCell2176">
            <text:p text:style-name="NoSpacing"><text:span text:style-name="T2177">Supplementary legislation to make several amendments to Welsh legislation to enable transposition of The Waste (England and Wales) Regulations 2011. A full list of all amended legislation is available<text:s/></text:span><text:span text:style-name="T2178"><text:s/></text:span></text:p>
          </table:table-cell>
          <table:table-cell table:style-name="TableCell2179">
            <text:p text:style-name="NoSpacing"><text:span text:style-name="T2180">Wales</text:span></text:p>
          </table:table-cell>
        </table:table-row>
        <table:table-row table:style-name="TableRow2181">
          <table:table-cell table:style-name="TableCell2182">
            <text:p text:style-name="NoSpacing"><text:a xlink:href="http://www.legislation.gov.uk/wsi/2005/1806/contents/made" office:target-frame-name="_top" xlink:show="replace"><text:span text:style-name="T2183">Hazardous Waste (Wales) Regulations 2005 SI 1806</text:span></text:a></text:p>
          </table:table-cell>
          <table:table-cell table:style-name="TableCell2184">
            <text:p text:style-name="NoSpacing"><text:span text:style-name="T2185">Details requirements for controlling and tracking the movement of hazardous waste and prohibits mixing different types of hazardous waste. All sites that produce hazardous waste must be registered with the Environment Agency Wales and obtain a ‘Premises Code’ which requires renewing annually.</text:span></text:p>
          </table:table-cell>
          <table:table-cell table:style-name="TableCell2186">
            <text:p text:style-name="NoSpacing"><text:span text:style-name="T2187">Wales</text:span></text:p>
          </table:table-cell>
        </table:table-row>
        <table:table-row table:style-name="TableRow2188">
          <table:table-cell table:style-name="TableCell2189">
            <text:p text:style-name="NoSpacing"><text:a xlink:href="http://www.legislation.gov.uk/wsi/2009/2861/contents/made" office:target-frame-name="_top" xlink:show="replace"><text:span text:style-name="T2190">Hazardous Waste (Wales) (Amendment) Regulations 2009</text:span></text:a><text:span text:style-name="T2191"><text:s/></text:span></text:p>
          </table:table-cell>
          <table:table-cell table:style-name="TableCell2192">
            <text:p text:style-name="NoSpacing"><text:span text:style-name="T2193">Amends the previous regulation (2005/1806) by increasing the maximum limit of hazardous waste that can be produced in any year without registering with the regulator from 200 kg to 500 kg and clarifies other aspects of the previous regulation.<text:s/></text:span></text:p>
          </table:table-cell>
          <table:table-cell table:style-name="TableCell2194">
            <text:p text:style-name="NoSpacing"><text:span text:style-name="T2195">Wales</text:span></text:p>
          </table:table-cell>
        </table:table-row>
        <table:table-row table:style-name="TableRow2196">
          <table:table-cell table:style-name="TableCell2197">
            <text:p text:style-name="NoSpacing"><text:a xlink:href="http://www.legislation.gov.uk/wsi/2005/1820/contents/made" office:target-frame-name="_top" xlink:show="replace"><text:span text:style-name="T2198">List of Wastes (Wales) Regulations 2005</text:span></text:a><text:span text:style-name="T2199"><text:s/></text:span></text:p>
          </table:table-cell>
          <table:table-cell table:style-name="TableCell2200">
            <text:p text:style-name="NoSpacing"><text:span text:style-name="T2201">Provides the European Waste Catalogue list of codes used to classify wastes.<text:s/></text:span></text:p>
          </table:table-cell>
          <table:table-cell table:style-name="TableCell2202">
            <text:p text:style-name="NoSpacing"><text:span text:style-name="T2203">Wales</text:span></text:p>
          </table:table-cell>
        </table:table-row>
        <table:table-row table:style-name="TableRow2204">
          <table:table-cell table:style-name="TableCell2205">
            <text:p text:style-name="NoSpacing"><text:a xlink:href="http://www.legislation.gov.uk/wsi/2014/517/contents/made" office:target-frame-name="_top" xlink:show="replace"><text:span text:style-name="T2206">The Animal By-Products (Enforcement) (Wales) Regulations 2014</text:span></text:a><text:span text:style-name="T2207"><text:s/></text:span></text:p>
            <text:p text:style-name="NoSpacing"/>
          </table:table-cell>
          <table:table-cell table:style-name="TableCell2208">
            <text:p text:style-name="NoSpacing"><text:span text:style-name="T2209">Administers and Enforces EC Regulation 1069/2011 laying down health rules as regards animal by-products and derived products not intended for human consumption</text:span></text:p>
          </table:table-cell>
          <table:table-cell table:style-name="TableCell2210">
            <text:p text:style-name="NoSpacing"><text:span text:style-name="T2211">Wales</text:span></text:p>
          </table:table-cell>
        </table:table-row>
        <table:table-row table:style-name="TableRow2212">
          <table:table-cell table:style-name="TableCell2213">
            <text:p text:style-name="NoSpacing"><text:a xlink:href="http://www.legislation.gov.uk/nisr/2015/332/contents/made" office:target-frame-name="_blank" xlink:show="new"><text:span text:style-name="T2214">Animal By-Products (Enforcement) Regulations (Northern Ireland) 2015</text:span></text:a></text:p>
          </table:table-cell>
          <table:table-cell table:style-name="TableCell2215">
            <text:p text:style-name="P2216"><text:span text:style-name="T2217">Sets out rules for dealing with animal by-products not intended for human consumption, including disposal and use.</text:span></text:p>
          </table:table-cell>
          <table:table-cell table:style-name="TableCell2218">
            <text:p text:style-name="NoSpacing"><text:span text:style-name="T2219">Northern Ireland</text:span></text:p>
          </table:table-cell>
        </table:table-row>
        <table:table-row table:style-name="TableRow2220">
          <table:table-cell table:style-name="TableCell2221">
            <text:p text:style-name="NoSpacing"><text:a xlink:href="http://www.legislation.gov.uk/nisr/2002/271/contents/made" office:target-frame-name="_blank" xlink:show="new"><text:span text:style-name="T2222">Controlled Waste (Duty of Care) Regulations (Northern Ireland) 2002 </text:span></text:a></text:p>
          </table:table-cell>
          <table:table-cell table:style-name="TableCell2223">
            <text:p text:style-name="P2224">Creates a duty of care for controlled waste that requires all producers, carriers and managers of waste to keep records and use waste transfer notes.</text:p>
            <text:p text:style-name="P2225"/>
          </table:table-cell>
          <table:table-cell table:style-name="TableCell2226">
            <text:p text:style-name="NoSpacing"><text:span text:style-name="T2227">Northern Ireland</text:span></text:p>
          </table:table-cell>
        </table:table-row>
        <table:table-row table:style-name="TableRow2228">
          <table:table-cell table:style-name="TableCell2229">
            <text:p text:style-name="NoSpacing"><text:a xlink:href="http://www.legislation.gov.uk/nisr/1999/362/contents/made" office:target-frame-name="_blank" xlink:show="new"><text:span text:style-name="T2230">Controlled Waste (Registration of Carriers and Seizure of Vehicles) Regulations (Northern Ireland) 1999</text:span></text:a></text:p>
          </table:table-cell>
          <table:table-cell table:style-name="TableCell2231">
            <text:p text:style-name="NoSpacing"><text:span text:style-name="T2232">Detail the system for registering carriers of controlled waste. </text:span></text:p>
          </table:table-cell>
          <table:table-cell table:style-name="TableCell2233">
            <text:p text:style-name="NoSpacing"><text:span text:style-name="T2234">Northern Ireland</text:span></text:p>
          </table:table-cell>
        </table:table-row>
        <table:table-row table:style-name="TableRow2235">
          <table:table-cell table:style-name="TableCell2236">
            <text:p text:style-name="NoSpacing"><text:a xlink:href="http://www.legislation.gov.uk/nisr/2005/300/contents/made" office:target-frame-name="_blank" xlink:show="new"><text:span text:style-name="T2237">Hazardous Waste Regulations (Northern Ireland) 2005 </text:span></text:a></text:p>
          </table:table-cell>
          <table:table-cell table:style-name="TableCell2238">
            <text:p text:style-name="P2239">Details the regime for controlling and tracking the movement of hazardous waste.</text:p>
            <text:p text:style-name="P2240"/>
          </table:table-cell>
          <table:table-cell table:style-name="TableCell2241">
            <text:p text:style-name="NoSpacing"><text:span text:style-name="T2242">Northern Ireland</text:span></text:p>
          </table:table-cell>
        </table:table-row>
        <table:table-row table:style-name="TableRow2243">
          <table:table-cell table:style-name="TableCell2244">
            <text:p text:style-name="NoSpacing"><text:a xlink:href="http://www.legislation.gov.uk/nisr/2003/493/contents/made" office:target-frame-name="_blank" xlink:show="new"><text:span text:style-name="T2245">Waste Management Licensing Regulations (Northern Ireland) 2003 </text:span></text:a></text:p>
          </table:table-cell>
          <table:table-cell table:style-name="TableCell2246">
            <text:p text:style-name="P2247"><text:span text:style-name="T2248">Covers applications for waste management licences, which authorise the deposit, disposal and treatment of controlled waste. Includes conditions on the use of certain mobile plant.</text:span></text:p>
          </table:table-cell>
          <table:table-cell table:style-name="TableCell2249">
            <text:p text:style-name="NoSpacing"><text:span text:style-name="T2250">Northern Ireland</text:span></text:p>
          </table:table-cell>
        </table:table-row>
        <table:table-row table:style-name="TableRow2251">
          <table:table-cell table:style-name="TableCell2252">
            <text:p text:style-name="NoSpacing"><text:a xlink:href="http://www.legislation.gov.uk/nisr/2011/127/contents/made" office:target-frame-name="_blank" xlink:show="new"><text:span text:style-name="T2253">Waste (Northern Ireland) Regulations 2011 </text:span></text:a></text:p>
          </table:table-cell>
          <table:table-cell table:style-name="TableCell2254">
            <text:p text:style-name="P2255"><text:span text:style-name="T2256">Requires businesses to apply the waste management hierarchy, introduces a two-tier system for waste carrier, broker and dealer registration, establishes waste prevention programmes and amends other legislation.</text:span></text:p>
          </table:table-cell>
          <table:table-cell table:style-name="TableCell2257">
            <text:p text:style-name="P2258">Northern Ireland</text:p>
          </table:table-cell>
        </table:table-row>
      </table:table>
      <text:h text:style-name="Heading2" text:outline-level="2"><text:bookmark-start text:name="_Toc126664339"/></text:h>
      <text:h text:style-name="Heading2" text:outline-level="2"/>
      <text:h text:style-name="Heading2" text:outline-level="2"/>
      <text:h text:style-name="Heading2" text:outline-level="2">Annex I: WASTE MANAGEMENT PLAN (WMP) Template<text:bookmark-end text:name="_Toc126664339"/></text:h>
      <text:p text:style-name="Normal"><text:span text:style-name="T2259">This plan is in support of delivery of waste management activities at:<text:s/></text:span><text:span text:style-name="T2260">insert Establishment name</text:span><text:span text:style-name="T2261"><text:s/></text:span><text:span text:style-name="T2262">and will support MOD objectives and targets</text:span></text:p>
      <text:p text:style-name="P2263">Contents</text:p>
      <text:p text:style-name="P2264">SITE DETAILS</text:p>
      <text:p text:style-name="P2265">SECTION A:<text:s/><text:tab/>WASTE STREAMS</text:p>
      <text:p text:style-name="P2266">SECTION B:<text:s/><text:tab/>OBJECTIVES AND TARGETS</text:p>
      <text:p text:style-name="P2267"><text:tab/><text:tab/>OPPORTUNITIES</text:p>
      <text:p text:style-name="P2268"><text:tab/><text:tab/>RISKS</text:p>
      <text:p text:style-name="P2269">SECTION C: OTHER WASTE MANAGEMENT REQUIREMENTS</text:p>
      <text:p text:style-name="P2270"><text:tab/></text:p>
      <text:p text:style-name="Normal"><text:span text:style-name="T2271">POLICY AND GUIDANCE</text:span><text:span text:style-name="T2272">:</text:span></text:p>
      <text:p text:style-name="P2273">JSP418 Leaflet 3 – Waste<text:s/>Management</text:p>
      <text:p text:style-name="P2274">JSP 850 <text:s/>Infrastructure and Estate Policy, Standards and Guidance – Waste and Resource Management</text:p>
      <text:p text:style-name="P2275">Sustainable MOD 2015-2025 – Waste Management Strategy</text:p>
      <text:p text:style-name="P2276">Policy Instruction 01/20 – Infrastructure Function Extant Policy In Support Of Net Zero Transition</text:p>
      <text:p text:style-name="P2277">(more can be added as required)</text:p>
      <text:p text:style-name="P2278">SITE DETAILS:</text:p>
      <text:p text:style-name="P2279">Establishment:<text:tab/><text:tab/><text:tab/><text:tab/><text:tab/><text:tab/><text:tab/><text:tab/><text:tab/><text:tab/><text:tab/></text:p>
      <text:p text:style-name="P2280">Waste Manager:<text:tab/><text:tab/><text:tab/><text:tab/><text:tab/><text:tab/><text:tab/><text:tab/><text:tab/><text:tab/><text:tab/></text:p>
      <text:p text:style-name="P2281">Does your site require an Environmental Permit/Licence for Waste Management? If yes, please insert Env Permit No. &amp; Expiry Date:<text:tab/><text:tab/><text:tab/></text:p>
      <text:p text:style-name="P2282">Insert the location of the Central Waste Register:<text:tab/><text:tab/><text:tab/><text:tab/><text:tab/><text:tab/><text:tab/></text:p>
      <text:p text:style-name="P2283">Does the Site require a Regulator Premises Code for Hazardous Waste (note not required in England) or an Exemption? If yes, please insert Premises Code/Exemption &amp; Expiry Date:<text:tab/></text:p>
      <text:p text:style-name="P2284">Does the Defence Equipment Sales Authority (DESA) remove waste from your site? If yes, the DESA Brokers Licence No. is<text:tab/><text:s/>CBDU79360</text:p>
      <text:p text:style-name="Normal"><text:span text:style-name="T2285">Further Details can be found<text:s/></text:span><text:a xlink:href="https://environment.data.gov.uk/public-register/waste-carriers-brokers/registration/CBDU79360?__pageState=result-waste-carriers-brokers" office:target-frame-name="_top" xlink:show="replace"><text:span text:style-name="T2286">here</text:span></text:a><text:span text:style-name="T2287">.<text:s/></text:span><text:span text:style-name="T2288"><text:tab/></text:span><text:span text:style-name="T2289"><text:tab/></text:span><text:span text:style-name="T2290"><text:tab/></text:span></text:p>
      <text:p text:style-name="Normal"><text:span text:style-name="T2291">WASTE MANAGEMENT CONTRACTS SUPPORTING SITE ACTIVITIE</text:span><text:span text:style-name="T2292">S:</text:span></text:p>
      <text:p text:style-name="Normal"><text:span text:style-name="T2293">This should include all contracts that support the management of waste on the establishment – this could be (but not limited to) soft/hard facilities management, equipment support, arm length bodies etc</text:span><text:span text:style-name="T2294"><text:tab/></text:span><text:span text:style-name="T2295"><text:tab/></text:span><text:span text:style-name="T2296"><text:tab/></text:span><text:span text:style-name="T2297"><text:tab/></text:span><text:span text:style-name="T2298"><text:tab/></text:span><text:span text:style-name="T2299"><text:tab/></text:span></text:p>
      <text:p text:style-name="P2300">Soft Facilities Management – (Hestia/PFI/FMSP/etc)</text:p>
      <text:p text:style-name="P2301">Contractor and Contract Name:<text:tab/><text:tab/></text:p>
      <text:p text:style-name="P2302">Brokers Licence No. &amp; Expiry Date:<text:s/><text:tab/><text:tab/></text:p>
      <text:p text:style-name="Normal"><text:span text:style-name="T2303">Link to Contract Waste Management Plan -<text:s/></text:span><text:span text:style-name="T2304">INSERT</text:span></text:p>
      <text:p text:style-name="P2305">Hard Facilities Management - Future Defence Infrastructure Services (FDIS) Built Estate:</text:p>
      <text:p text:style-name="P2306"><text:bookmark-start text:name="_Hlk122428084"/>Contractor and Contract Name:<text:tab/><text:tab/></text:p>
      <text:p text:style-name="P2307">Brokers Licence No. &amp; Expiry Date:<text:s/><text:tab/><text:tab/></text:p>
      <text:p text:style-name="Normal"><text:span text:style-name="T2308">Link to Contract Waste Management Plan -<text:s/></text:span><text:span text:style-name="T2309">INSERT</text:span><text:bookmark-end text:name="_Hlk122428084"/><text:span text:style-name="T2310"><text:tab/></text:span><text:span text:style-name="T2311"><text:tab/></text:span><text:span text:style-name="T2312"><text:tab/></text:span><text:span text:style-name="T2313"><text:tab/></text:span></text:p>
      <text:p text:style-name="P2314">Equipment Maintenance and support</text:p>
      <text:p text:style-name="P2315">Contractor and Contract Name:<text:tab/><text:tab/></text:p>
      <text:p text:style-name="P2316">Brokers Licence No. &amp; Expiry Date:<text:s/><text:tab/><text:tab/></text:p>
      <text:p text:style-name="Normal"><text:span text:style-name="T2317">Link to Contract Waste Management Plan (if available) -<text:s/></text:span><text:span text:style-name="T2318">INSERT</text:span><text:span text:style-name="T2319"><text:s/></text:span></text:p>
      <text:p text:style-name="P2320">SECTION A: WASTE STREAMS</text:p>
      <text:p text:style-name="P2321">This section should be used for recording waste arising data and should assist the Establishment in obtaining the formation required to satisfy producer compliance with Waste Management Duty of Care. <text:s text:c="2"/></text:p>
      <text:p text:style-name="P2322">This section can be divided into two parts, dealing separately with non-hazardous and hazardous waste streams. <text:s/></text:p>
      <text:p text:style-name="P2323">Note this can link to supplier management plans.</text:p>
      <text:p text:style-name="P2324">Non-Hazardous Waste</text:p>
      <table:table table:style-name="Table2325">
        <table:table-columns>
          <table:table-column table:style-name="TableColumn2326"/>
          <table:table-column table:style-name="TableColumn2327"/>
          <table:table-column table:style-name="TableColumn2328"/>
          <table:table-column table:style-name="TableColumn2329"/>
          <table:table-column table:style-name="TableColumn2330"/>
          <table:table-column table:style-name="TableColumn2331"/>
          <table:table-column table:style-name="TableColumn2332"/>
          <table:table-column table:style-name="TableColumn2333"/>
          <table:table-column table:style-name="TableColumn2334"/>
          <table:table-column table:style-name="TableColumn2335"/>
          <table:table-column table:style-name="TableColumn2336"/>
        </table:table-columns>
        <table:table-row table:style-name="TableRow2337">
          <table:table-cell table:style-name="TableCell2338">
            <text:p text:style-name="P2339">Type of waste (include the EWC code)</text:p>
          </table:table-cell>
          <table:table-cell table:style-name="TableCell2340">
            <text:p text:style-name="P2341">Source</text:p>
          </table:table-cell>
          <table:table-cell table:style-name="TableCell2342">
            <text:p text:style-name="P2343">Container Type <text:s text:c="40"/></text:p>
          </table:table-cell>
          <table:table-cell table:style-name="TableCell2344">
            <text:p text:style-name="P2345">Storage area on site</text:p>
          </table:table-cell>
          <table:table-cell table:style-name="TableCell2346">
            <text:p text:style-name="P2347">Carrier &amp; Licence No.</text:p>
          </table:table-cell>
          <table:table-cell table:style-name="TableCell2348">
            <text:p text:style-name="P2349">Initial Destination &amp; Env Permit No.</text:p>
          </table:table-cell>
          <table:table-cell table:style-name="TableCell2350">
            <text:p text:style-name="P2351">Final Destination &amp; Env Permit No.</text:p>
          </table:table-cell>
          <table:table-cell table:style-name="TableCell2352">
            <text:p text:style-name="P2353">Type of Contract<text:s/></text:p>
          </table:table-cell>
          <table:table-cell table:style-name="TableCell2354">
            <text:p text:style-name="P2355">Records (Type/Location)</text:p>
          </table:table-cell>
          <table:table-cell table:style-name="TableCell2356">
            <text:p text:style-name="P2357">Quantity of waste generated per month<text:s/></text:p>
          </table:table-cell>
          <table:table-cell table:style-name="TableCell2358">
            <text:p text:style-name="P2359">TARGET % Reduction in Waste Stream for FY <text:s/>etc.</text:p>
          </table:table-cell>
        </table:table-row>
        <table:table-row table:style-name="TableRow2360">
          <table:table-cell table:style-name="TableCell2361">
            <text:p text:style-name="P2362"><text:span text:style-name="T2363"> Office Paper 20.01.01</text:span></text:p>
          </table:table-cell>
          <table:table-cell table:style-name="TableCell2364">
            <text:p text:style-name="P2365"><text:span text:style-name="T2366">HQ Offices</text:span></text:p>
          </table:table-cell>
          <table:table-cell table:style-name="TableCell2367">
            <text:p text:style-name="P2368"><text:span text:style-name="T2369">1100 L wheeled bin</text:span></text:p>
          </table:table-cell>
          <table:table-cell table:style-name="TableCell2370">
            <text:p text:style-name="P2371"><text:span text:style-name="T2372">Building 49</text:span></text:p>
          </table:table-cell>
          <table:table-cell table:style-name="TableCell2373">
            <text:p text:style-name="P2374"><text:span text:style-name="T2375">Grundon Waste Management Ltd AB/CD1234E</text:span></text:p>
          </table:table-cell>
          <table:table-cell table:style-name="TableCell2376">
            <text:p text:style-name="P2377"><text:span text:style-name="T2378">Grundon Materials Recycling Facility <text:s/>AB1234CD</text:span></text:p>
          </table:table-cell>
          <table:table-cell table:style-name="TableCell2379">
            <text:p text:style-name="P2380"><text:span text:style-name="T2381">Recycled by Severnside</text:span></text:p>
          </table:table-cell>
          <table:table-cell table:style-name="TableCell2382">
            <text:p text:style-name="P2383"><text:span text:style-name="T2384">Direct Let- Grundon Waste Management Ltd</text:span></text:p>
          </table:table-cell>
          <table:table-cell table:style-name="TableCell2385">
            <text:p text:style-name="P2386"><text:span text:style-name="T2387">WTN file kept in QM's Office in Central Waste Register</text:span></text:p>
          </table:table-cell>
          <table:table-cell table:style-name="TableCell2388">
            <text:p text:style-name="P2389"><text:span text:style-name="T2390">1.200</text:span></text:p>
          </table:table-cell>
          <table:table-cell table:style-name="TableCell2391">
            <text:p text:style-name="P2392"><text:span text:style-name="T2393">0.015</text:span></text:p>
          </table:table-cell>
        </table:table-row>
        <table:table-row table:style-name="TableRow2394">
          <table:table-cell table:style-name="TableCell2395">
            <text:p text:style-name="P2396"><text:span text:style-name="T2397"> </text:span></text:p>
          </table:table-cell>
          <table:table-cell table:style-name="TableCell2398">
            <text:p text:style-name="P2399"><text:span text:style-name="T2400"> </text:span></text:p>
          </table:table-cell>
          <table:table-cell table:style-name="TableCell2401">
            <text:p text:style-name="P2402"><text:span text:style-name="T2403"> </text:span></text:p>
          </table:table-cell>
          <table:table-cell table:style-name="TableCell2404">
            <text:p text:style-name="P2405"><text:span text:style-name="T2406"> </text:span></text:p>
          </table:table-cell>
          <table:table-cell table:style-name="TableCell2407">
            <text:p text:style-name="P2408"><text:span text:style-name="T2409"> </text:span></text:p>
          </table:table-cell>
          <table:table-cell table:style-name="TableCell2410">
            <text:p text:style-name="P2411"><text:span text:style-name="T2412"> </text:span></text:p>
          </table:table-cell>
          <table:table-cell table:style-name="TableCell2413">
            <text:p text:style-name="P2414"><text:span text:style-name="T2415"> </text:span></text:p>
          </table:table-cell>
          <table:table-cell table:style-name="TableCell2416">
            <text:p text:style-name="P2417"><text:span text:style-name="T2418"> </text:span></text:p>
          </table:table-cell>
          <table:table-cell table:style-name="TableCell2419">
            <text:p text:style-name="P2420"><text:span text:style-name="T2421"> </text:span></text:p>
          </table:table-cell>
          <table:table-cell table:style-name="TableCell2422">
            <text:p text:style-name="P2423"><text:span text:style-name="T2424"> </text:span></text:p>
          </table:table-cell>
          <table:table-cell table:style-name="TableCell2425">
            <text:p text:style-name="P2426"><text:span text:style-name="T2427"> </text:span></text:p>
          </table:table-cell>
        </table:table-row>
        <table:table-row table:style-name="TableRow2428">
          <table:table-cell table:style-name="TableCell2429">
            <text:p text:style-name="P2430"><text:span text:style-name="T2431"> </text:span></text:p>
          </table:table-cell>
          <table:table-cell table:style-name="TableCell2432">
            <text:p text:style-name="P2433"><text:span text:style-name="T2434"> </text:span></text:p>
          </table:table-cell>
          <table:table-cell table:style-name="TableCell2435">
            <text:p text:style-name="P2436"><text:span text:style-name="T2437"> </text:span></text:p>
          </table:table-cell>
          <table:table-cell table:style-name="TableCell2438">
            <text:p text:style-name="P2439"><text:span text:style-name="T2440"> </text:span></text:p>
          </table:table-cell>
          <table:table-cell table:style-name="TableCell2441">
            <text:p text:style-name="P2442"><text:span text:style-name="T2443"> </text:span></text:p>
          </table:table-cell>
          <table:table-cell table:style-name="TableCell2444">
            <text:p text:style-name="P2445"><text:span text:style-name="T2446"> </text:span></text:p>
          </table:table-cell>
          <table:table-cell table:style-name="TableCell2447">
            <text:p text:style-name="P2448"><text:span text:style-name="T2449"> </text:span></text:p>
          </table:table-cell>
          <table:table-cell table:style-name="TableCell2450">
            <text:p text:style-name="P2451"><text:span text:style-name="T2452"> </text:span></text:p>
          </table:table-cell>
          <table:table-cell table:style-name="TableCell2453">
            <text:p text:style-name="P2454"><text:span text:style-name="T2455"> </text:span></text:p>
          </table:table-cell>
          <table:table-cell table:style-name="TableCell2456">
            <text:p text:style-name="P2457"><text:span text:style-name="T2458"> </text:span></text:p>
          </table:table-cell>
          <table:table-cell table:style-name="TableCell2459">
            <text:p text:style-name="P2460"><text:span text:style-name="T2461"> </text:span></text:p>
          </table:table-cell>
        </table:table-row>
        <table:table-row table:style-name="TableRow2462">
          <table:table-cell table:style-name="TableCell2463">
            <text:p text:style-name="P2464"><text:span text:style-name="T2465"> </text:span></text:p>
          </table:table-cell>
          <table:table-cell table:style-name="TableCell2466">
            <text:p text:style-name="P2467"><text:span text:style-name="T2468"> </text:span></text:p>
          </table:table-cell>
          <table:table-cell table:style-name="TableCell2469">
            <text:p text:style-name="P2470"><text:span text:style-name="T2471"> </text:span></text:p>
          </table:table-cell>
          <table:table-cell table:style-name="TableCell2472">
            <text:p text:style-name="P2473"><text:span text:style-name="T2474"> </text:span></text:p>
          </table:table-cell>
          <table:table-cell table:style-name="TableCell2475">
            <text:p text:style-name="P2476"><text:span text:style-name="T2477"> </text:span></text:p>
          </table:table-cell>
          <table:table-cell table:style-name="TableCell2478">
            <text:p text:style-name="P2479"><text:span text:style-name="T2480"> </text:span></text:p>
          </table:table-cell>
          <table:table-cell table:style-name="TableCell2481">
            <text:p text:style-name="P2482"><text:span text:style-name="T2483"> </text:span></text:p>
          </table:table-cell>
          <table:table-cell table:style-name="TableCell2484">
            <text:p text:style-name="P2485"><text:span text:style-name="T2486"> </text:span></text:p>
          </table:table-cell>
          <table:table-cell table:style-name="TableCell2487">
            <text:p text:style-name="P2488"><text:span text:style-name="T2489"> </text:span></text:p>
          </table:table-cell>
          <table:table-cell table:style-name="TableCell2490">
            <text:p text:style-name="P2491"><text:span text:style-name="T2492"> </text:span></text:p>
          </table:table-cell>
          <table:table-cell table:style-name="TableCell2493">
            <text:p text:style-name="P2494"> </text:p>
          </table:table-cell>
        </table:table-row>
      </table:table>
      <text:p text:style-name="P2495"/>
      <text:p text:style-name="P2496">Hazardous Waste</text:p>
      <table:table table:style-name="Table2497">
        <table:table-columns>
          <table:table-column table:style-name="TableColumn2498"/>
          <table:table-column table:style-name="TableColumn2499"/>
          <table:table-column table:style-name="TableColumn2500"/>
          <table:table-column table:style-name="TableColumn2501"/>
          <table:table-column table:style-name="TableColumn2502"/>
          <table:table-column table:style-name="TableColumn2503"/>
          <table:table-column table:style-name="TableColumn2504"/>
          <table:table-column table:style-name="TableColumn2505"/>
          <table:table-column table:style-name="TableColumn2506"/>
          <table:table-column table:style-name="TableColumn2507"/>
          <table:table-column table:style-name="TableColumn2508"/>
        </table:table-columns>
        <table:table-row table:style-name="TableRow2509">
          <table:table-cell table:style-name="TableCell2510">
            <text:p text:style-name="P2511">1. Type of waste (include the EWC code)</text:p>
          </table:table-cell>
          <table:table-cell table:style-name="TableCell2512">
            <text:p text:style-name="P2513">2. Source</text:p>
          </table:table-cell>
          <table:table-cell table:style-name="TableCell2514">
            <text:p text:style-name="P2515">3. Container Type <text:s text:c="40"/></text:p>
          </table:table-cell>
          <table:table-cell table:style-name="TableCell2516">
            <text:p text:style-name="P2517">4. Storage area on site</text:p>
          </table:table-cell>
          <table:table-cell table:style-name="TableCell2518">
            <text:p text:style-name="P2519">5. Carrier &amp; Licence No.</text:p>
          </table:table-cell>
          <table:table-cell table:style-name="TableCell2520">
            <text:p text:style-name="P2521">6. Initial Destination &amp; Env Permit No.</text:p>
          </table:table-cell>
          <table:table-cell table:style-name="TableCell2522">
            <text:p text:style-name="P2523">7. Final Destination &amp; Env Permit No.</text:p>
          </table:table-cell>
          <table:table-cell table:style-name="TableCell2524">
            <text:p text:style-name="P2525">8. Type of Contract<text:s/></text:p>
          </table:table-cell>
          <table:table-cell table:style-name="TableCell2526">
            <text:p text:style-name="P2527">9. Records (Type/Location)</text:p>
          </table:table-cell>
          <table:table-cell table:style-name="TableCell2528">
            <text:p text:style-name="P2529">10. Quantity of waste generated per month<text:s/></text:p>
          </table:table-cell>
          <table:table-cell table:style-name="TableCell2530">
            <text:p text:style-name="P2531">11. TARGET % Reduction in Waste Stream for <text:s/>etc.</text:p>
          </table:table-cell>
        </table:table-row>
        <table:table-row table:style-name="TableRow2532">
          <table:table-cell table:style-name="TableCell2533">
            <text:p text:style-name="P2534"><text:span text:style-name="T2535">Battery Acid 16 06 06*</text:span></text:p>
          </table:table-cell>
          <table:table-cell table:style-name="TableCell2536">
            <text:p text:style-name="P2537"><text:span text:style-name="T2538">Vehicle workshops</text:span></text:p>
          </table:table-cell>
          <table:table-cell table:style-name="TableCell2539">
            <text:p text:style-name="P2540"><text:span text:style-name="T2541">Acid Carboy</text:span></text:p>
          </table:table-cell>
          <table:table-cell table:style-name="TableCell2542">
            <text:p text:style-name="P2543">MT Yard</text:p>
            <text:p text:style-name="P2544"><text:span text:style-name="T2545">Battery Bay</text:span></text:p>
          </table:table-cell>
          <table:table-cell table:style-name="TableCell2546">
            <text:p text:style-name="P2547"><text:span text:style-name="T2548">Veolia Haz Waste Transfer Stn- Stewartby AB1234CD</text:span></text:p>
          </table:table-cell>
          <table:table-cell table:style-name="TableCell2549">
            <text:p text:style-name="P2550"><text:span text:style-name="T2551">Insert if to transfer station</text:span></text:p>
          </table:table-cell>
          <table:table-cell table:style-name="TableCell2552">
            <text:p text:style-name="P2553"><text:span text:style-name="T2554">Ab Recyling Ltd ABR1234</text:span></text:p>
          </table:table-cell>
          <table:table-cell table:style-name="TableCell2555">
            <text:p text:style-name="P2556"><text:span text:style-name="T2557">DESA enabled contract with AB Recycling Ltd</text:span></text:p>
          </table:table-cell>
          <table:table-cell table:style-name="TableCell2558">
            <text:p text:style-name="P2559"><text:span text:style-name="T2560">Consignment Note file kept in the QM’s office &amp; placed in Central Waste Register</text:span></text:p>
          </table:table-cell>
          <table:table-cell table:style-name="TableCell2561">
            <text:p text:style-name="P2562"><text:span text:style-name="T2563">2.200</text:span></text:p>
          </table:table-cell>
          <table:table-cell table:style-name="TableCell2564">
            <text:p text:style-name="P2565"><text:span text:style-name="T2566">0.200</text:span></text:p>
          </table:table-cell>
        </table:table-row>
        <table:table-row table:style-name="TableRow2567">
          <table:table-cell table:style-name="TableCell2568">
            <text:p text:style-name="P2569"><text:span text:style-name="T2570"> </text:span></text:p>
          </table:table-cell>
          <table:table-cell table:style-name="TableCell2571">
            <text:p text:style-name="P2572"><text:span text:style-name="T2573"> </text:span></text:p>
          </table:table-cell>
          <table:table-cell table:style-name="TableCell2574">
            <text:p text:style-name="P2575"><text:span text:style-name="T2576"> </text:span></text:p>
          </table:table-cell>
          <table:table-cell table:style-name="TableCell2577">
            <text:p text:style-name="P2578"><text:span text:style-name="T2579"> </text:span></text:p>
          </table:table-cell>
          <table:table-cell table:style-name="TableCell2580">
            <text:p text:style-name="P2581"><text:span text:style-name="T2582"> </text:span></text:p>
          </table:table-cell>
          <table:table-cell table:style-name="TableCell2583">
            <text:p text:style-name="P2584"><text:span text:style-name="T2585"> </text:span></text:p>
          </table:table-cell>
          <table:table-cell table:style-name="TableCell2586">
            <text:p text:style-name="P2587"><text:span text:style-name="T2588"> </text:span></text:p>
          </table:table-cell>
          <table:table-cell table:style-name="TableCell2589">
            <text:p text:style-name="P2590"><text:span text:style-name="T2591"> </text:span></text:p>
          </table:table-cell>
          <table:table-cell table:style-name="TableCell2592">
            <text:p text:style-name="P2593"><text:span text:style-name="T2594"> </text:span></text:p>
          </table:table-cell>
          <table:table-cell table:style-name="TableCell2595">
            <text:p text:style-name="P2596"><text:span text:style-name="T2597"> </text:span></text:p>
          </table:table-cell>
          <table:table-cell table:style-name="TableCell2598">
            <text:p text:style-name="P2599"><text:span text:style-name="T2600"> </text:span></text:p>
          </table:table-cell>
        </table:table-row>
        <table:table-row table:style-name="TableRow2601">
          <table:table-cell table:style-name="TableCell2602">
            <text:p text:style-name="P2603"><text:span text:style-name="T2604"> </text:span></text:p>
          </table:table-cell>
          <table:table-cell table:style-name="TableCell2605">
            <text:p text:style-name="P2606"><text:span text:style-name="T2607"> </text:span></text:p>
          </table:table-cell>
          <table:table-cell table:style-name="TableCell2608">
            <text:p text:style-name="P2609"><text:span text:style-name="T2610"> </text:span></text:p>
          </table:table-cell>
          <table:table-cell table:style-name="TableCell2611">
            <text:p text:style-name="P2612"><text:span text:style-name="T2613"> </text:span></text:p>
          </table:table-cell>
          <table:table-cell table:style-name="TableCell2614">
            <text:p text:style-name="P2615"><text:span text:style-name="T2616"> </text:span></text:p>
          </table:table-cell>
          <table:table-cell table:style-name="TableCell2617">
            <text:p text:style-name="P2618"><text:span text:style-name="T2619"> </text:span></text:p>
          </table:table-cell>
          <table:table-cell table:style-name="TableCell2620">
            <text:p text:style-name="P2621"><text:span text:style-name="T2622"> </text:span></text:p>
          </table:table-cell>
          <table:table-cell table:style-name="TableCell2623">
            <text:p text:style-name="P2624"><text:span text:style-name="T2625"> </text:span></text:p>
          </table:table-cell>
          <table:table-cell table:style-name="TableCell2626">
            <text:p text:style-name="P2627"><text:span text:style-name="T2628"> </text:span></text:p>
          </table:table-cell>
          <table:table-cell table:style-name="TableCell2629">
            <text:p text:style-name="P2630"><text:span text:style-name="T2631"> </text:span></text:p>
          </table:table-cell>
          <table:table-cell table:style-name="TableCell2632">
            <text:p text:style-name="P2633"><text:span text:style-name="T2634"> </text:span></text:p>
          </table:table-cell>
        </table:table-row>
        <table:table-row table:style-name="TableRow2635">
          <table:table-cell table:style-name="TableCell2636">
            <text:p text:style-name="P2637"><text:span text:style-name="T2638"> </text:span></text:p>
          </table:table-cell>
          <table:table-cell table:style-name="TableCell2639">
            <text:p text:style-name="P2640"><text:span text:style-name="T2641"> </text:span></text:p>
          </table:table-cell>
          <table:table-cell table:style-name="TableCell2642">
            <text:p text:style-name="P2643"><text:span text:style-name="T2644"> </text:span></text:p>
          </table:table-cell>
          <table:table-cell table:style-name="TableCell2645">
            <text:p text:style-name="P2646"><text:span text:style-name="T2647"> </text:span></text:p>
          </table:table-cell>
          <table:table-cell table:style-name="TableCell2648">
            <text:p text:style-name="P2649"><text:span text:style-name="T2650"> </text:span></text:p>
          </table:table-cell>
          <table:table-cell table:style-name="TableCell2651">
            <text:p text:style-name="P2652"><text:span text:style-name="T2653"> </text:span></text:p>
          </table:table-cell>
          <table:table-cell table:style-name="TableCell2654">
            <text:p text:style-name="P2655"><text:span text:style-name="T2656"> </text:span></text:p>
          </table:table-cell>
          <table:table-cell table:style-name="TableCell2657">
            <text:p text:style-name="P2658"><text:span text:style-name="T2659"> </text:span></text:p>
          </table:table-cell>
          <table:table-cell table:style-name="TableCell2660">
            <text:p text:style-name="P2661"><text:span text:style-name="T2662"> </text:span></text:p>
          </table:table-cell>
          <table:table-cell table:style-name="TableCell2663">
            <text:p text:style-name="P2664"><text:span text:style-name="T2665"> </text:span></text:p>
          </table:table-cell>
          <table:table-cell table:style-name="TableCell2666">
            <text:p text:style-name="P2667"> </text:p>
          </table:table-cell>
        </table:table-row>
      </table:table>
      <text:p text:style-name="P2668"/>
      <text:p text:style-name="P2669"/>
      <text:p text:style-name="P2670"/>
      <text:p text:style-name="P2671">SECTION B: OBJECTIVES AND TARGETS</text:p>
      <text:p text:style-name="P2672">This section should be used to monitor progress towards achieving the targets and objectives in the MOD Sustainable Waste Management Strategy, Greening Government Commitments and wider Sustainability/Net Zero<text:s/>Strategies. <text:s/></text:p>
      <text:p text:style-name="P2673">Standing requirements for the Establishments to achieve include:</text:p>
      <text:p text:style-name="P2674">- Reporting waste production and recycling data figures by weight in metric tonnes to the DIO Utilities Data Team on a monthly basis – note this may be included in contracts (as required in JSP418 Leaflet 3). The Establishment may need to consider local out of contract disposals only. This could also include recycling/reuse initiatives at establishment level that may support targets.</text:p>
      <text:p text:style-name="P2675">- Identifying measures to reduce waste arisings and to increase recycling.</text:p>
      <text:p text:style-name="P2676"/>
      <table:table table:style-name="Table2677">
        <table:table-columns>
          <table:table-column table:style-name="TableColumn2678"/>
          <table:table-column table:style-name="TableColumn2679"/>
          <table:table-column table:style-name="TableColumn2680"/>
          <table:table-column table:style-name="TableColumn2681"/>
        </table:table-columns>
        <table:table-row table:style-name="TableRow2682">
          <table:table-cell table:style-name="TableCell2683">
            <text:p text:style-name="P2684"><text:span text:style-name="T2685">Target 1</text:span></text:p>
          </table:table-cell>
          <table:table-cell table:style-name="TableCell2686" table:number-columns-spanned="3">
            <text:p text:style-name="P2687"/>
          </table:table-cell>
          <table:covered-table-cell/>
          <table:covered-table-cell/>
        </table:table-row>
        <table:table-row table:style-name="TableRow2688">
          <table:table-cell table:style-name="TableCell2689">
            <text:p text:style-name="P2690"><text:span text:style-name="T2691">Due Date</text:span></text:p>
          </table:table-cell>
          <table:table-cell table:style-name="TableCell2692">
            <text:p text:style-name="P2693"><text:span text:style-name="T2694">Completion Date</text:span></text:p>
          </table:table-cell>
          <table:table-cell table:style-name="TableCell2695">
            <text:p text:style-name="P2696"><text:span text:style-name="T2697">Persons Responsible</text:span></text:p>
          </table:table-cell>
          <table:table-cell table:style-name="TableCell2698">
            <text:p text:style-name="P2699"><text:span text:style-name="T2700">Comments</text:span></text:p>
          </table:table-cell>
        </table:table-row>
        <table:table-row table:style-name="TableRow2701">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
          </table:table-cell>
        </table:table-row>
        <table:table-row table:style-name="TableRow2710">
          <table:table-cell table:style-name="TableCell2711">
            <text:p text:style-name="P2712"/>
          </table:table-cell>
          <table:table-cell table:style-name="TableCell2713">
            <text:p text:style-name="P2714"/>
          </table:table-cell>
          <table:table-cell table:style-name="TableCell2715">
            <text:p text:style-name="P2716"/>
          </table:table-cell>
          <table:table-cell table:style-name="TableCell2717">
            <text:p text:style-name="P2718"/>
          </table:table-cell>
        </table:table-row>
      </table:table>
      <text:p text:style-name="P2719"/>
      <text:p text:style-name="P2720"/>
      <table:table table:style-name="Table2721">
        <table:table-columns>
          <table:table-column table:style-name="TableColumn2722"/>
          <table:table-column table:style-name="TableColumn2723"/>
          <table:table-column table:style-name="TableColumn2724"/>
          <table:table-column table:style-name="TableColumn2725"/>
        </table:table-columns>
        <table:table-row table:style-name="TableRow2726">
          <table:table-cell table:style-name="TableCell2727">
            <text:p text:style-name="Normal"><text:span text:style-name="T2728">Target 2</text:span></text:p>
          </table:table-cell>
          <table:table-cell table:style-name="TableCell2729" table:number-columns-spanned="3">
            <text:p text:style-name="P2730"/>
          </table:table-cell>
          <table:covered-table-cell/>
          <table:covered-table-cell/>
        </table:table-row>
        <table:table-row table:style-name="TableRow2731">
          <table:table-cell table:style-name="TableCell2732">
            <text:p text:style-name="Normal"><text:span text:style-name="T2733">Due Date</text:span></text:p>
          </table:table-cell>
          <table:table-cell table:style-name="TableCell2734">
            <text:p text:style-name="Normal"><text:span text:style-name="T2735">Completion Date</text:span></text:p>
          </table:table-cell>
          <table:table-cell table:style-name="TableCell2736">
            <text:p text:style-name="Normal"><text:span text:style-name="T2737">Persons Responsible</text:span></text:p>
          </table:table-cell>
          <table:table-cell table:style-name="TableCell2738">
            <text:p text:style-name="Normal"><text:span text:style-name="T2739">Comments</text:span></text:p>
          </table:table-cell>
        </table:table-row>
        <table:table-row table:style-name="TableRow2740">
          <table:table-cell table:style-name="TableCell2741">
            <text:p text:style-name="P2742"/>
          </table:table-cell>
          <table:table-cell table:style-name="TableCell2743">
            <text:p text:style-name="P2744"/>
          </table:table-cell>
          <table:table-cell table:style-name="TableCell2745">
            <text:p text:style-name="P2746"/>
          </table:table-cell>
          <table:table-cell table:style-name="TableCell2747">
            <text:p text:style-name="P2748"/>
          </table:table-cell>
        </table:table-row>
        <table:table-row table:style-name="TableRow2749">
          <table:table-cell table:style-name="TableCell2750">
            <text:p text:style-name="P2751"/>
          </table:table-cell>
          <table:table-cell table:style-name="TableCell2752">
            <text:p text:style-name="P2753"/>
          </table:table-cell>
          <table:table-cell table:style-name="TableCell2754">
            <text:p text:style-name="P2755"/>
          </table:table-cell>
          <table:table-cell table:style-name="TableCell2756">
            <text:p text:style-name="P2757"/>
          </table:table-cell>
        </table:table-row>
      </table:table>
      <text:p text:style-name="P2758"/>
      <text:p text:style-name="P2759">OPPORTUNITIES</text:p>
      <text:list text:style-name="LFO22" text:continue-numbering="true">
        <text:list-item>
          <text:p text:style-name="P2760">Identifying measures to improve resource efficiency.</text:p>
        </text:list-item>
      </text:list>
      <table:table table:style-name="Table2761">
        <table:table-columns>
          <table:table-column table:style-name="TableColumn2762"/>
        </table:table-columns>
        <table:table-row table:style-name="TableRow2763">
          <table:table-cell table:style-name="TableCell2764">
            <text:p text:style-name="P2765"/>
          </table:table-cell>
        </table:table-row>
      </table:table>
      <text:p text:style-name="P2766"/>
      <text:p text:style-name="P2767">RISKS</text:p>
      <text:list text:style-name="LFO22" text:continue-numbering="true">
        <text:list-item>
          <text:p text:style-name="P2768">Identify any risks that may impact resource efficiency.</text:p>
        </text:list-item>
        <text:list-item>
          <text:p text:style-name="P2769">Identify where materials generated may require disposal (for example landfill)</text:p>
        </text:list-item>
        <text:list-item>
          <text:p text:style-name="P2770">Identify any mitigation.</text:p>
        </text:list-item>
      </text:list>
      <table:table table:style-name="Table2771">
        <table:table-columns>
          <table:table-column table:style-name="TableColumn2772"/>
        </table:table-columns>
        <table:table-row table:style-name="TableRow2773">
          <table:table-cell table:style-name="TableCell2774">
            <text:p text:style-name="P2775"/>
          </table:table-cell>
        </table:table-row>
      </table:table>
      <text:p text:style-name="P2776"/>
      <text:p text:style-name="P2777"><text:span text:style-name="T2778">SECTION C: OTHER WASTE MANAGEMENT REQUIREMENTS</text:span></text:p>
      <text:p text:style-name="P2779">There is a duty of care to ensure that any waste you produce is handled safely and in compliance with the appropriate regulations. It applies to anyone who produces, imports, transports, stores, treats or disposes of controlled waste. <text:s/>As a producer of waste you must check that anyone you pass your waste on to is authorised to take it. <text:s/>It is possible to view registration details on Regulator websites that can be found here;<text:tab/></text:p>
      <text:p text:style-name="P2780">This section acts as a prompt to ensure that the Establishment:<text:tab/><text:tab/></text:p>
      <text:p text:style-name="P2781">1.      Checks that waste carriers are registered with the Regulator.<text:tab/><text:tab/></text:p>
      <text:p text:style-name="P2782">2.      Checks that the waste disposal operator is licensed to accept waste.<text:tab/><text:tab/></text:p>
      <text:p text:style-name="P2783">3.      Renews its hazardous waste registration annually.<text:tab/><text:tab/></text:p>
      <text:p text:style-name="P2784">4.      Performs routine Duty of Care system checks.<text:tab/><text:tab/></text:p>
      <text:p text:style-name="P2785">5.      Integrates the site waste management plan within the Establishment EMS.<text:tab/><text:tab/></text:p>
      <text:p text:style-name="P2786"/>
      <table:table table:style-name="Table2787">
        <table:table-columns>
          <table:table-column table:style-name="TableColumn2788"/>
          <table:table-column table:style-name="TableColumn2789"/>
          <table:table-column table:style-name="TableColumn2790"/>
          <table:table-column table:style-name="TableColumn2791"/>
        </table:table-columns>
        <table:table-row table:style-name="TableRow2792">
          <table:table-cell table:style-name="TableCell2793">
            <text:p text:style-name="P2794"><text:span text:style-name="T2795">Requirement</text:span></text:p>
          </table:table-cell>
          <table:table-cell table:style-name="TableCell2796">
            <text:p text:style-name="P2797"><text:span text:style-name="T2798">Registration Details</text:span></text:p>
          </table:table-cell>
          <table:table-cell table:style-name="TableCell2799">
            <text:p text:style-name="P2800"><text:span text:style-name="T2801">Date of Renewal</text:span></text:p>
          </table:table-cell>
          <table:table-cell table:style-name="TableCell2802">
            <text:p text:style-name="P2803"><text:span text:style-name="T2804">Expiry Date</text:span></text:p>
          </table:table-cell>
        </table:table-row>
        <table:table-row table:style-name="TableRow2805">
          <table:table-cell table:style-name="TableCell2806" table:number-rows-spanned="2">
            <text:p text:style-name="P2807"><text:span text:style-name="T2808">1. Check waste carrier(s) is licensed with the Regulator.</text:span></text:p>
          </table:table-cell>
          <table:table-cell table:style-name="TableCell2809">
            <text:p text:style-name="P2810"><text:span text:style-name="T2811"> </text:span></text:p>
          </table:table-cell>
          <table:table-cell table:style-name="TableCell2812">
            <text:p text:style-name="P2813"><text:span text:style-name="T2814"> </text:span></text:p>
          </table:table-cell>
          <table:table-cell table:style-name="TableCell2815">
            <text:p text:style-name="P2816"><text:span text:style-name="T2817"> </text:span></text:p>
          </table:table-cell>
        </table:table-row>
        <table:table-row table:style-name="TableRow2818">
          <table:covered-table-cell>
            <text:p text:style-name="P2819"/>
          </table:covered-table-cell>
          <table:table-cell table:style-name="TableCell2820">
            <text:p text:style-name="P2821"><text:span text:style-name="T2822"> </text:span></text:p>
          </table:table-cell>
          <table:table-cell table:style-name="TableCell2823">
            <text:p text:style-name="P2824"><text:span text:style-name="T2825"> </text:span></text:p>
          </table:table-cell>
          <table:table-cell table:style-name="TableCell2826">
            <text:p text:style-name="P2827"><text:span text:style-name="T2828"> </text:span></text:p>
          </table:table-cell>
        </table:table-row>
        <table:table-row table:style-name="TableRow2829">
          <table:table-cell table:style-name="TableCell2830">
            <text:p text:style-name="P2831"><text:span text:style-name="T2832">2. Check waste disposal operator(s) is licensed to accept waste i.e. that the site has an appropriate Waste Management Licence/Environmental Permit.</text:span></text:p>
          </table:table-cell>
          <table:table-cell table:style-name="TableCell2833">
            <text:p text:style-name="P2834"><text:span text:style-name="T2835"> </text:span></text:p>
          </table:table-cell>
          <table:table-cell table:style-name="TableCell2836">
            <text:p text:style-name="P2837"><text:span text:style-name="T2838"> </text:span></text:p>
          </table:table-cell>
          <table:table-cell table:style-name="TableCell2839">
            <text:p text:style-name="P2840"><text:span text:style-name="T2841"> </text:span></text:p>
          </table:table-cell>
        </table:table-row>
        <table:table-row table:style-name="TableRow2842">
          <table:table-cell table:style-name="TableCell2843">
            <text:p text:style-name="P2844"><text:span text:style-name="T2845">3. Ensure Establishment registers with the Regulator as a hazardous waste producer and receives a premises code.</text:span></text:p>
          </table:table-cell>
          <table:table-cell table:style-name="TableCell2846">
            <text:p text:style-name="P2847"><text:span text:style-name="T2848"> </text:span></text:p>
          </table:table-cell>
          <table:table-cell table:style-name="TableCell2849">
            <text:p text:style-name="P2850"><text:span text:style-name="T2851"> </text:span></text:p>
          </table:table-cell>
          <table:table-cell table:style-name="TableCell2852">
            <text:p text:style-name="P2853"><text:span text:style-name="T2854"> </text:span></text:p>
          </table:table-cell>
        </table:table-row>
        <table:table-row table:style-name="TableRow2855">
          <table:table-cell table:style-name="TableCell2856">
            <text:p text:style-name="P2857"><text:span text:style-name="T2858">4. Local Waste Management Agreements (for example use of on-site composting)</text:span></text:p>
          </table:table-cell>
          <table:table-cell table:style-name="TableCell2859">
            <text:p text:style-name="P2860"/>
          </table:table-cell>
          <table:table-cell table:style-name="TableCell2861">
            <text:p text:style-name="P2862"/>
          </table:table-cell>
          <table:table-cell table:style-name="TableCell2863">
            <text:p text:style-name="P2864"/>
          </table:table-cell>
        </table:table-row>
      </table:table>
      <text:p text:style-name="P2865"/>
      <text:p text:style-name="P2866">It is essential that routine Duty of Care system checks are performed. It is advised that these checks are carried out every 12 months as minimum. <text:s/>More frequent checks should be performed if waste streams are hazardous or if there is cause for concern. <text:s text:c="2"/>For further information on Waste Management Duty of Care requirements please see the Regulator web pages.<text:tab/></text:p>
      <table:table table:style-name="Table2867">
        <table:table-columns>
          <table:table-column table:style-name="TableColumn2868"/>
          <table:table-column table:style-name="TableColumn2869"/>
          <table:table-column table:style-name="TableColumn2870"/>
          <table:table-column table:style-name="TableColumn2871"/>
        </table:table-columns>
        <table:table-row table:style-name="TableRow2872">
          <table:table-cell table:style-name="TableCell2873">
            <text:p text:style-name="P2874"><text:span text:style-name="T2875">Date</text:span></text:p>
          </table:table-cell>
          <table:table-cell table:style-name="TableCell2876">
            <text:p text:style-name="P2877"><text:span text:style-name="T2878">Details of waste transfer documentation checked</text:span></text:p>
          </table:table-cell>
          <table:table-cell table:style-name="TableCell2879">
            <text:p text:style-name="P2880"><text:span text:style-name="T2881">Actions Required</text:span></text:p>
          </table:table-cell>
          <table:table-cell table:style-name="TableCell2882">
            <text:p text:style-name="P2883"><text:span text:style-name="T2884">Comments</text:span></text:p>
          </table:table-cell>
        </table:table-row>
        <table:table-row table:style-name="TableRow2885">
          <table:table-cell table:style-name="TableCell2886">
            <text:p text:style-name="P2887"><text:span text:style-name="T2888"> </text:span></text:p>
          </table:table-cell>
          <table:table-cell table:style-name="TableCell2889">
            <text:p text:style-name="P2890"><text:span text:style-name="T2891"> </text:span></text:p>
          </table:table-cell>
          <table:table-cell table:style-name="TableCell2892">
            <text:p text:style-name="P2893"><text:span text:style-name="T2894"> </text:span></text:p>
          </table:table-cell>
          <table:table-cell table:style-name="TableCell2895">
            <text:p text:style-name="P2896"><text:span text:style-name="T2897"> </text:span></text:p>
          </table:table-cell>
        </table:table-row>
        <table:table-row table:style-name="TableRow2898">
          <table:table-cell table:style-name="TableCell2899">
            <text:p text:style-name="P2900"><text:span text:style-name="T2901"> </text:span></text:p>
          </table:table-cell>
          <table:table-cell table:style-name="TableCell2902">
            <text:p text:style-name="P2903"><text:span text:style-name="T2904"> </text:span></text:p>
          </table:table-cell>
          <table:table-cell table:style-name="TableCell2905">
            <text:p text:style-name="P2906"><text:span text:style-name="T2907"> </text:span></text:p>
          </table:table-cell>
          <table:table-cell table:style-name="TableCell2908">
            <text:p text:style-name="P2909"><text:span text:style-name="T2910"> </text:span></text:p>
          </table:table-cell>
        </table:table-row>
        <table:table-row table:style-name="TableRow2911">
          <table:table-cell table:style-name="TableCell2912">
            <text:p text:style-name="P2913"><text:span text:style-name="T2914"> </text:span></text:p>
          </table:table-cell>
          <table:table-cell table:style-name="TableCell2915">
            <text:p text:style-name="P2916"><text:span text:style-name="T2917"> </text:span></text:p>
          </table:table-cell>
          <table:table-cell table:style-name="TableCell2918">
            <text:p text:style-name="P2919"><text:span text:style-name="T2920"> </text:span></text:p>
          </table:table-cell>
          <table:table-cell table:style-name="TableCell2921">
            <text:p text:style-name="P2922"> </text:p>
          </table:table-cell>
        </table:table-row>
      </table:table>
      <text:p text:style-name="P2923"/>
      <text:p text:style-name="P29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Mincho" svg:font-family="Yu 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Default" style:next-style-name="Normal" style:default-outline-level="1">
      <style:paragraph-properties fo:margin-bottom="0.1666in"/>
      <style:text-properties fo:font-weight="bold" style:font-weight-asian="bold" fo:color="#4F213A" fo:font-size="18pt" style:font-size-asian="18pt" style:font-size-complex="24pt" fo:hyphenate="false"/>
    </style:style>
    <style:style style:name="Heading2" style:display-name="Heading 2" style:family="paragraph" style:parent-style-name="Default" style:next-style-name="Normal" style:default-outline-level="2">
      <style:paragraph-properties fo:margin-top="0.1666in" fo:margin-bottom="0.1666in"/>
      <style:text-properties fo:font-weight="bold" style:font-weight-asian="bold" style:font-weight-complex="bold" fo:color="#4F213A" fo:font-size="14pt" style:font-size-asian="14pt" style:font-size-complex="14pt" fo:hyphenate="false"/>
    </style:style>
    <style:style style:name="Heading3" style:display-name="Heading 3" style:family="paragraph" style:parent-style-name="Default" style:next-style-name="Normal" style:default-outline-level="3">
      <style:paragraph-properties fo:margin-top="0.0833in" fo:margin-bottom="0.0833in"/>
      <style:text-properties fo:font-weight="bold" style:font-weight-asian="bold" style:font-weight-complex="bold" fo:font-size="11.5pt" style:font-size-asian="11.5pt" style:font-size-complex="11.5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Yu Gothic Light"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Yu Gothic Light"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1Char" style:display-name="Heading 1 Char" style:family="text" style:parent-style-name="DefaultParagraphFont">
      <style:text-properties style:font-name="Arial" style:font-name-complex="Arial" fo:font-weight="bold" style:font-weight-asian="bold" fo:color="#4F213A" fo:font-size="18pt" style:font-size-asian="18pt" style:font-size-complex="24pt"/>
    </style:style>
    <style:style style:name="Heading2Char" style:display-name="Heading 2 Char" style:family="text" style:parent-style-name="DefaultParagraphFont">
      <style:text-properties style:font-name="Arial" style:font-name-complex="Arial" fo:font-weight="bold" style:font-weight-asian="bold" style:font-weight-complex="bold" fo:color="#4F213A" fo:font-size="14pt" style:font-size-asian="14pt" style:font-size-complex="14pt"/>
    </style:style>
    <style:style style:name="Heading3Char" style:display-name="Heading 3 Char" style:family="text" style:parent-style-name="DefaultParagraphFont">
      <style:text-properties style:font-name="Arial" style:font-name-complex="Arial" fo:font-weight="bold" style:font-weight-asian="bold" style:font-weight-complex="bold" fo:color="#000000" fo:font-size="11.5pt" style:font-size-asian="11.5pt" style:font-size-complex="11.5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Yu Gothic Light" style:font-name-complex="Times New Roman" fo:color="#2F5496"/>
    </style:style>
    <style:style style:name="Heading6Char" style:display-name="Heading 6 Char" style:family="text" style:parent-style-name="DefaultParagraphFont">
      <style:text-properties style:font-name="Calibri Light" style:font-name-asian="Yu Gothic Light" style:font-name-complex="Times New Roman" fo:color="#1F3763"/>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style>
    <style:style style:name="Para1.1.1" style:display-name="Para 1.1.1" style:family="paragraph" style:parent-style-name="Heading1" style:default-outline-level="1">
      <style:paragraph-properties>
        <style:tab-stops>
          <style:tab-stop style:type="left" style:position="0.7875in"/>
        </style:tab-stops>
      </style:paragraph-properties>
      <style:text-properties fo:font-weight="normal" style:font-weight-asian="normal" fo:font-size="11pt" style:font-size-asian="11pt" style:font-size-complex="11pt" fo:hyphenate="false"/>
    </style:style>
    <style:style style:name="List1" style:display-name="List 1" style:family="paragraph" style:parent-style-name="Default" style:list-style-name="LFO1">
      <style:paragraph-properties fo:margin-bottom="0.0833in"/>
      <style:text-properties fo:font-size="11pt" style:font-size-asian="11pt" style:font-size-complex="11pt" fo:hyphenate="false"/>
    </style:style>
    <style:style style:name="Para1.1.1Char" style:display-name="Para 1.1.1 Char" style:family="text" style:parent-style-name="Heading1Char">
      <style:text-properties style:font-name="Arial" style:font-name-complex="Arial" fo:font-weight="normal" style:font-weight-asian="normal" fo:color="#000000" fo:font-size="24pt" style:font-size-asian="24pt" style:font-size-complex="24pt"/>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DefaultChar" style:display-name="Default Char" style:family="text" style:parent-style-name="DefaultParagraphFont">
      <style:text-properties style:font-name="Arial" style:font-name-complex="Arial" fo:color="#000000" fo:font-size="12pt" style:font-size-asian="12pt" style:font-size-complex="12pt"/>
    </style:style>
    <style:style style:name="List1Char" style:display-name="List 1 Char" style:family="text" style:parent-style-name="DefaultChar">
      <style:text-properties style:font-name="Arial" style:font-name-complex="Arial" fo:color="#000000" fo:font-size="12pt" style:font-size-asian="12pt" style:font-size-complex="12pt"/>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margin-bottom="0in" fo:line-height="100%"/>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OC1" style:display-name="TOC 1" style:family="paragraph" style:parent-style-name="Normal" style:next-style-name="Normal" style:auto-update="true">
      <style:paragraph-properties fo:margin-bottom="0.0694in" fo:line-height="100%">
        <style:tab-stops>
          <style:tab-stop style:type="right" style:leader-style="dotted" style:leader-text="." style:position="6.6868in"/>
        </style:tab-stops>
      </style:paragraph-properties>
      <style:text-properties style:font-name="Arial" style:font-name-complex="Arial" fo:font-weight="bold" style:font-weight-asian="bold" style:font-weight-complex="bold"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Yu Mincho" style:language-asian="en" style:country-asian="GB"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Yu Mincho" style:language-asian="en" style:country-asian="GB"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asian="Yu Mincho" style:language-asian="en" style:country-asian="GB"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asian="Yu Mincho" style:language-asian="en" style:country-asian="GB"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asian="Yu Mincho" style:language-asian="en" style:country-asian="GB"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asian="Yu Mincho" style:language-asian="en" style:country-asian="GB"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asian="Yu Mincho" style:language-asian="en" style:country-asian="GB"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asian="Yu Mincho"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AdditionalMarking" style:display-name="Additional Marking" style:family="text">
      <style:text-properties fo:font-weight="bold" style:font-weight-asian="bold" fo:text-transform="uppercase"/>
    </style:style>
    <style:style style:name="BodyText" style:display-name="Body Text" style:family="paragraph" style:parent-style-name="Normal">
      <style:paragraph-properties fo:margin-bottom="0.0833in" fo:line-height="100%"/>
      <style:text-properties style:font-name="Times New Roman" style:font-name-asian="Times New Roman" style:font-name-complex="Times New Roman" fo:font-size="12pt" style:font-size-asian="12pt" style:font-size-complex="10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0pt"/>
    </style:style>
    <style:style style:name="PageNumber" style:display-name="Page Numbe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yle1" style:display-name="style1" style:family="paragraph" style:parent-style-name="Normal">
      <style:paragraph-properties fo:margin-top="0.0833in" fo:margin-bottom="0.0833in" fo:line-height="100%" fo:margin-left="0.25in" fo:text-indent="-0.25in">
        <style:tab-stops>
          <style:tab-stop style:type="left" style:position="0in"/>
        </style:tab-stops>
      </style:paragraph-properties>
      <style:text-properties style:font-name="Arial" style:font-name-asian="Times New Roman" style:font-name-complex="Arial" style:language-asian="en" style:country-asian="GB" fo:hyphenate="false"/>
    </style:style>
    <style:style style:name="Style10" style:display-name="Style1" style:family="paragraph" style:parent-style-name="Normal" style:list-style-name="LFO3">
      <style:paragraph-properties fo:margin-top="0.0833in" fo:margin-bottom="0.0833in" fo:line-height="100%"/>
      <style:text-properties style:font-name="Arial" style:font-name-asian="Times New Roman" style:font-name-complex="Arial" style:language-asian="en" style:country-asian="GB" fo:hyphenate="false"/>
    </style:style>
    <style:style style:name="PlainText" style:display-name="Plain Text" style:family="paragraph" style:parent-style-name="Normal">
      <style:paragraph-properties style:punctuation-wrap="simple" style:text-autospace="none" style:vertical-align="baseline" fo:margin-bottom="0in" fo:line-height="100%"/>
      <style:text-properties style:font-name="Courier New" style:font-name-asian="Times New Roman" style:font-name-complex="Courier New" style:letter-kerning="true" fo:font-size="10pt" style:font-size-asian="10pt" style:font-size-complex="10pt" fo:hyphenate="false"/>
    </style:style>
    <style:style style:name="PlainTextChar" style:display-name="Plain Text Char" style:family="text" style:parent-style-name="DefaultParagraphFont">
      <style:text-properties style:font-name="Courier New" style:font-name-asian="Times New Roman" style:font-name-complex="Courier New" style:letter-kerning="true" fo:font-size="10pt" style:font-size-asian="10pt" style:font-size-complex="10pt"/>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DWListNumerical" style:display-name="DW List Numerical" style:family="paragraph" style:parent-style-name="Normal" style:list-style-name="LFO5">
      <style:paragraph-properties style:punctuation-wrap="simple" style:text-autospace="none" style:vertical-align="baseline" fo:margin-bottom="0in" fo:line-height="100%">
        <style:tab-stops/>
      </style:paragraph-properties>
      <style:text-properties style:font-name="Arial" style:font-name-asian="Times New Roman" style:font-name-complex="Times New Roman" style:letter-kerning="true" style:font-size-complex="10pt" fo:hyphenate="false"/>
    </style:style>
    <style:style style:name="ProtectiveMarking" style:display-name="Protective Marking" style:family="text" style:parent-style-name="DefaultParagraphFont">
      <style:text-properties fo:font-weight="bold" style:font-weight-asian="bold" fo:text-transform="uppercase"/>
    </style:style>
    <style:style style:name="LineNumber" style:display-name="Line Number" style:family="text" style:parent-style-name="DefaultParagraphFont"/>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Mention" style:display-name="Mention" style:family="text" style:parent-style-name="DefaultParagraphFont">
      <style:text-properties fo:color="#2B579A"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egchangedelimiter" style:display-name="legchangedelimiter" style:family="text" style:parent-style-name="DefaultParagraphFont"/>
    <style:style style:name="legsubstitution" style:display-name="legsubstitution" style:family="text" style:parent-style-name="DefaultParagraphFont"/>
    <style:style style:name="TOCHeading" style:display-name="TOC Heading" style:family="paragraph" style:parent-style-name="Heading1" style:next-style-name="Normal">
      <style:paragraph-properties fo:keep-with-next="always" fo:keep-together="always" style:text-autospace="ideograph-alpha" fo:margin-top="0.1666in" fo:margin-bottom="0in" fo:line-height="107%"/>
      <style:text-properties style:font-name="Calibri Light" style:font-name-asian="Yu Gothic Light" style:font-name-complex="Times New Roman" fo:font-weight="normal" style:font-weight-asian="normal" fo:color="#2F5496" fo:font-size="16pt" style:font-size-asian="16pt" style:font-size-complex="16pt" fo:language="en" fo:country="US" fo:hyphenate="false"/>
    </style:style>
    <style:style style:name="SmartLink" style:display-name="SmartLink" style:family="text" style:parent-style-name="DefaultParagraphFont">
      <style:text-properties fo:color="#0000FF" fo:background-color="#F3F2F1" style:text-underline-type="single" style:text-underline-style="solid" style:text-underline-width="auto" style:text-underline-mode="continuous"/>
    </style:style>
    <style:style style:name="legterm" style:display-name="legterm" style:family="text" style:parent-style-name="DefaultParagraphFont"/>
    <style:style style:name="legclearfix" style:display-name="legclearfix"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egds" style:display-name="legds"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3" style:family="text">
      <style:text-properties fo:font-size="12pt" style:font-size-asian="12pt" style:font-size-complex="12pt"/>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LVL1" style:family="text">
      <style:text-properties fo:font-weight="normal" style:font-weight-asian="normal" style:font-weight-complex="bold"/>
    </style:style>
    <style:style style:name="WW_CharLFO5LVL1"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6LVL1" style:family="text">
      <style:text-properties fo:font-weight="normal" style:font-weight-asian="normal" style:font-weight-complex="bold" fo:font-size="12pt" style:font-size-asian="12pt" style:font-size-complex="12pt"/>
    </style:style>
    <style:style style:name="WW_CharLFO7LVL1" style:family="text">
      <style:text-properties fo:font-weight="normal" style:font-weight-asian="normal" style:use-window-font-color="true" fo:font-size="12pt" style:font-size-asian="12pt" style:font-size-complex="12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2" style:family="text">
      <style:text-properties style:font-name="Arial" style:font-name-asian="Calibri" style:font-name-complex="Aria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fo:font-weight="normal" style:font-weight-asian="normal" style:font-weight-complex="normal"/>
    </style:style>
    <style:style style:name="WW_CharLFO18LVL1" style:family="text">
      <style:text-properties style:font-name="Symbol"/>
    </style:style>
    <style:style style:name="WW_CharLFO19LVL1" style:family="text">
      <style:text-properties fo:font-weight="normal" style:font-weight-asian="normal" style:font-weight-complex="normal"/>
    </style:style>
    <style:style style:name="WW_CharLFO19LVL2" style:family="text">
      <style:text-properties style:font-name="Arial" style:font-name-asian="Calibri" style:font-name-complex="Arial"/>
    </style:style>
    <style:style style:name="WW_CharLFO20LVL1" style:family="text">
      <style:text-properties style:font-name="Symbol" fo:color="#000000"/>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use-window-font-color="true"/>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style:font-name-asian="Calibri"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complex="Arial" fo:font-weight="normal" style:font-weight-asian="normal" style:font-weight-complex="normal" style:use-window-font-color="true" fo:font-size="12pt" style:font-size-asian="12pt" style:font-size-complex="12pt"/>
    </style:style>
    <style:style style:name="WW_CharLFO23LVL2" style:family="text">
      <style:text-properties style:font-name="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complex="Arial" fo:font-weight="normal" style:font-weight-asian="normal" style:font-weight-complex="normal" style:use-window-font-color="true" fo:font-size="12pt" style:font-size-asian="12pt" style:font-size-complex="12pt"/>
    </style:style>
    <style:style style:name="WW_CharLFO26LVL2" style:family="text">
      <style:text-properties style:font-name="Symbol"/>
    </style:style>
    <style:style style:name="WW_CharLFO27LVL2" style:family="text">
      <style:text-properties style:font-name="Arial" style:font-name-asian="Calibri" style:font-name-complex="Arial"/>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fo:font-weight="normal" style:font-weight-asian="normal" style:font-weight-complex="normal" style:use-window-font-color="true" fo:font-size="12pt" style:font-size-asian="12pt" style:font-size-complex="12pt"/>
    </style:style>
    <style:style style:name="WW_CharLFO31LVL2" style:family="text">
      <style:text-properties style:font-name="Symbol"/>
    </style:style>
    <style:style style:name="WW_CharLFO32LVL1" style:family="text">
      <style:text-properties fo:font-weight="normal" style:font-weight-asian="normal" style:font-weight-complex="bold"/>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Arial" style:font-name-complex="Arial" fo:font-weight="normal" style:font-weight-asian="normal" style:font-weight-complex="normal" style:use-window-font-color="true" fo:font-size="12pt" style:font-size-asian="12pt" style:font-size-complex="12pt"/>
    </style:style>
    <style:style style:name="WW_CharLFO35LVL2" style:family="text">
      <style:text-properties style:font-name="Symbol"/>
    </style:style>
    <style:style style:name="WW_CharLFO36LVL1" style:family="text">
      <style:text-properties style:font-name="Arial" style:font-name-complex="Arial" fo:font-weight="normal" style:font-weight-asian="normal" style:font-weight-complex="normal" style:use-window-font-color="true" fo:font-size="12pt" style:font-size-asian="12pt" style:font-size-complex="12pt"/>
    </style:style>
    <style:style style:name="WW_CharLFO36LVL2" style:family="text">
      <style:text-properties style:font-name="Symbol"/>
    </style:style>
    <style:style style:name="WW_CharLFO37LVL2" style:family="text">
      <style:text-properties style:font-name="Arial" style:font-name-asian="Calibri" style:font-name-complex="Arial"/>
    </style:style>
    <style:style style:name="WW_CharLFO38LVL2" style:family="text">
      <style:text-properties style:font-name="Arial" style:font-name-asian="Calibri" style:font-name-complex="Arial"/>
    </style:style>
    <style:style style:name="WW_CharLFO39LVL2" style:family="text">
      <style:text-properties style:font-name="Arial" style:font-name-asian="Calibri" style:font-name-complex="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text:start-value="3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2LVL3" style:num-format="1" text:display-levels="3">
        <style:list-level-properties text:space-before="0.3944in" text:min-label-width="0.7875in" text:list-level-position-and-space-mode="label-alignment">
          <style:list-level-label-alignment text:label-followed-by="listtab" fo:margin-left="1.1819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10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11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1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1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1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1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1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1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1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Symbol"/>
      </text:list-level-style-bullet>
      <text:list-level-style-bullet text:level="2" text:style-name="WW_CharLFO12LVL2" text:bullet-char="">
        <style:list-level-properties text:space-before="0.8944in" text:min-label-width="0.25in" text:list-level-position-and-space-mode="label-alignment">
          <style:list-level-label-alignment text:label-followed-by="listtab" fo:margin-left="1.1444in" fo:text-indent="-0.25in"/>
        </style:list-level-properties>
        <style:text-properties style:font-name="Symbol"/>
      </text:list-level-style-bullet>
      <text:list-level-style-bullet text:level="3" text:style-name="WW_CharLFO12LVL3" text:bullet-char="">
        <style:list-level-properties text:space-before="1.3944in" text:min-label-width="0.25in" text:list-level-position-and-space-mode="label-alignment">
          <style:list-level-label-alignment text:label-followed-by="listtab" fo:margin-left="1.6444in" fo:text-indent="-0.25in"/>
        </style:list-level-properties>
        <style:text-properties style:font-name="Wingdings"/>
      </text:list-level-style-bullet>
      <text:list-level-style-bullet text:level="4" text:style-name="WW_CharLFO12LVL4" text:bullet-char="">
        <style:list-level-properties text:space-before="1.8944in" text:min-label-width="0.25in" text:list-level-position-and-space-mode="label-alignment">
          <style:list-level-label-alignment text:label-followed-by="listtab" fo:margin-left="2.1444in" fo:text-indent="-0.25in"/>
        </style:list-level-properties>
        <style:text-properties style:font-name="Symbol"/>
      </text:list-level-style-bullet>
      <text:list-level-style-bullet text:level="5" text:style-name="WW_CharLFO12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Courier New"/>
      </text:list-level-style-bullet>
      <text:list-level-style-bullet text:level="6" text:style-name="WW_CharLFO12LVL6" text:bullet-char="">
        <style:list-level-properties text:space-before="2.8944in" text:min-label-width="0.25in" text:list-level-position-and-space-mode="label-alignment">
          <style:list-level-label-alignment text:label-followed-by="listtab" fo:margin-left="3.1444in" fo:text-indent="-0.25in"/>
        </style:list-level-properties>
        <style:text-properties style:font-name="Wingdings"/>
      </text:list-level-style-bullet>
      <text:list-level-style-bullet text:level="7" text:style-name="WW_CharLFO12LVL7" text:bullet-char="">
        <style:list-level-properties text:space-before="3.3944in" text:min-label-width="0.25in" text:list-level-position-and-space-mode="label-alignment">
          <style:list-level-label-alignment text:label-followed-by="listtab" fo:margin-left="3.6444in" fo:text-indent="-0.25in"/>
        </style:list-level-properties>
        <style:text-properties style:font-name="Symbol"/>
      </text:list-level-style-bullet>
      <text:list-level-style-bullet text:level="8" text:style-name="WW_CharLFO12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Courier New"/>
      </text:list-level-style-bullet>
      <text:list-level-style-bullet text:level="9" text:style-name="WW_CharLFO12LVL9" text:bullet-char="">
        <style:list-level-properties text:space-before="4.3944in" text:min-label-width="0.25in" text:list-level-position-and-space-mode="label-alignment">
          <style:list-level-label-alignment text:label-followed-by="listtab" fo:margin-left="4.6444in" fo:text-indent="-0.25in"/>
        </style:list-level-properties>
        <style:text-properties style:font-name="Wingdings"/>
      </text:list-level-style-bullet>
    </text:list-style>
    <text:list-style style:name="LFO13">
      <text:list-level-style-number text:level="1" style:num-suffix="." style:num-format="1">
        <style:list-level-properties text:space-before="0.1972in" text:min-label-width="0.3916in" text:list-level-position-and-space-mode="label-alignment">
          <style:list-level-label-alignment text:label-followed-by="listtab" fo:margin-left="0.5888in" fo:text-indent="-0.3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1.3486in" text:min-label-width="0.25in" text:list-level-position-and-space-mode="label-alignment">
          <style:list-level-label-alignment text:label-followed-by="listtab" fo:margin-left="1.5986in" fo:text-indent="-0.25in"/>
        </style:list-level-properties>
        <style:text-properties style:font-name="Courier New"/>
      </text:list-level-style-bullet>
      <text:list-level-style-bullet text:level="3" text:style-name="WW_CharLFO14LVL3"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Wingdings"/>
      </text:list-level-style-bullet>
      <text:list-level-style-bullet text:level="4" text:style-name="WW_CharLFO14LVL4" text:bullet-char="">
        <style:list-level-properties text:space-before="2.3486in" text:min-label-width="0.25in" text:list-level-position-and-space-mode="label-alignment">
          <style:list-level-label-alignment text:label-followed-by="listtab" fo:margin-left="2.5986in" fo:text-indent="-0.25in"/>
        </style:list-level-properties>
        <style:text-properties style:font-name="Symbol"/>
      </text:list-level-style-bullet>
      <text:list-level-style-bullet text:level="5" text:style-name="WW_CharLFO14LVL5" text:bullet-char="o">
        <style:list-level-properties text:space-before="2.8486in" text:min-label-width="0.25in" text:list-level-position-and-space-mode="label-alignment">
          <style:list-level-label-alignment text:label-followed-by="listtab" fo:margin-left="3.0986in" fo:text-indent="-0.25in"/>
        </style:list-level-properties>
        <style:text-properties style:font-name="Courier New"/>
      </text:list-level-style-bullet>
      <text:list-level-style-bullet text:level="6" text:style-name="WW_CharLFO14LVL6"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Wingdings"/>
      </text:list-level-style-bullet>
      <text:list-level-style-bullet text:level="7" text:style-name="WW_CharLFO14LVL7" text:bullet-char="">
        <style:list-level-properties text:space-before="3.8486in" text:min-label-width="0.25in" text:list-level-position-and-space-mode="label-alignment">
          <style:list-level-label-alignment text:label-followed-by="listtab" fo:margin-left="4.0986in" fo:text-indent="-0.25in"/>
        </style:list-level-properties>
        <style:text-properties style:font-name="Symbol"/>
      </text:list-level-style-bullet>
      <text:list-level-style-bullet text:level="8" text:style-name="WW_CharLFO14LVL8" text:bullet-char="o">
        <style:list-level-properties text:space-before="4.3486in" text:min-label-width="0.25in" text:list-level-position-and-space-mode="label-alignment">
          <style:list-level-label-alignment text:label-followed-by="listtab" fo:margin-left="4.5986in" fo:text-indent="-0.25in"/>
        </style:list-level-properties>
        <style:text-properties style:font-name="Courier New"/>
      </text:list-level-style-bullet>
      <text:list-level-style-bullet text:level="9" text:style-name="WW_CharLFO14LVL9" text:bullet-char="">
        <style:list-level-properties text:space-before="4.8486in" text:min-label-width="0.25in" text:list-level-position-and-space-mode="label-alignment">
          <style:list-level-label-alignment text:label-followed-by="listtab" fo:margin-left="5.0986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bullet text:level="2" text:style-name="WW_CharLFO19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23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bullet text:level="2" text:style-name="WW_CharLFO27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text:style-name="WW_CharLFO35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35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bullet text:level="2" text:style-name="WW_CharLFO36LVL2"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37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38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39LVL2" text:bullet-char="•">
        <style:list-level-properties text:space-before="0.75in" text:min-label-width="0.3083in" text:list-level-position-and-space-mode="label-alignment">
          <style:list-level-label-alignment text:label-followed-by="listtab" fo:margin-left="1.0583in" fo:text-indent="-0.3083in"/>
        </style:list-level-properties>
        <style:text-properties style:font-name="Aria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Normal" style:family="paragraph">
      <style:paragraph-properties fo:margin-bottom="0in" fo:line-height="100%"/>
    </style:style>
    <style:style style:name="T3" style:parent-style-name="ProtectiveMarking" style:family="text">
      <style:text-properties fo:font-size="12pt" style:font-size-asian="12pt"/>
    </style:style>
    <style:style style:name="P4" style:parent-style-name="Footer" style:family="paragraph">
      <style:paragraph-properties fo:text-align="center"/>
    </style:style>
    <style:style style:name="T5" style:parent-style-name="DefaultParagraphFont" style:family="text">
      <style:text-properties fo:font-size="12pt" style:font-size-asian="12pt"/>
    </style:style>
    <style:style style:name="TableColumn7" style:family="table-column">
      <style:table-column-properties style:column-width="2.2291in" style:use-optimal-column-width="false"/>
    </style:style>
    <style:style style:name="TableColumn8" style:family="table-column">
      <style:table-column-properties style:column-width="2.2291in" style:use-optimal-column-width="false"/>
    </style:style>
    <style:style style:name="TableColumn9" style:family="table-column">
      <style:table-column-properties style:column-width="2.2291in" style:use-optimal-column-width="false"/>
    </style:style>
    <style:style style:name="Table6" style:family="table">
      <style:table-properties style:width="6.6875in" fo:margin-left="0in" table:align="left"/>
    </style:style>
    <style:style style:name="TableRow10" style:family="table-row">
      <style:table-row-properties style:min-row-height="0.2083in" style:use-optimal-row-height="false"/>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margin-left="-0.0798in">
        <style:tab-stops>
          <style:tab-stop style:type="center" style:position="3.2138in"/>
          <style:tab-stop style:type="right" style:position="6.3479in"/>
        </style:tab-stops>
      </style:paragraph-properties>
    </style:style>
    <style:style style:name="TableCell13" style:family="table-cell">
      <style:table-cell-properties fo:border="none" style:writing-mode="lr-tb" fo:padding-top="0in" fo:padding-left="0.075in" fo:padding-bottom="0in" fo:padding-right="0.075in"/>
    </style:style>
    <style:style style:name="P14" style:parent-style-name="Header" style:family="paragraph">
      <style:paragraph-properties fo:text-align="center"/>
    </style:style>
    <style:style style:name="TableCell15" style:family="table-cell">
      <style:table-cell-properties fo:border="none" style:writing-mode="lr-tb" fo:padding-top="0in" fo:padding-left="0.075in" fo:padding-bottom="0in" fo:padding-right="0.075in"/>
    </style:style>
    <style:style style:name="P16" style:parent-style-name="Header" style:family="paragraph">
      <style:paragraph-properties fo:text-align="end" fo:margin-right="-0.0798in"/>
    </style:style>
    <style:style style:name="P17" style:parent-style-name="Footer" style:family="paragraph">
      <style:paragraph-properties fo:text-align="center"/>
    </style:style>
    <style:style style:name="T18" style:parent-style-name="DefaultParagraphFont" style:family="text">
      <style:text-properties fo:font-size="12pt" style:font-size-asian="12pt"/>
    </style:style>
    <style:page-layout style:name="PL1">
      <style:page-layout-properties fo:page-width="11.6944in" fo:page-height="8.2687in" style:print-orientation="landscape"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1953" style:parent-style-name="Normal" style:family="paragraph">
      <style:paragraph-properties fo:margin-bottom="0in" fo:line-height="100%"/>
    </style:style>
    <style:style style:name="T1954" style:parent-style-name="ProtectiveMarking" style:family="text">
      <style:text-properties fo:font-size="12pt" style:font-size-asian="12pt"/>
    </style:style>
    <style:style style:name="P1955" style:parent-style-name="Footer" style:family="paragraph">
      <style:paragraph-properties fo:text-align="center"/>
    </style:style>
    <style:style style:name="T1956" style:parent-style-name="DefaultParagraphFont" style:family="text">
      <style:text-properties fo:font-size="12pt" style:font-size-asian="12pt"/>
    </style:style>
    <style:style style:name="TableColumn1958" style:family="table-column">
      <style:table-column-properties style:column-width="3.3715in" style:use-optimal-column-width="false"/>
    </style:style>
    <style:style style:name="TableColumn1959" style:family="table-column">
      <style:table-column-properties style:column-width="3.3715in" style:use-optimal-column-width="false"/>
    </style:style>
    <style:style style:name="TableColumn1960" style:family="table-column">
      <style:table-column-properties style:column-width="3.3715in" style:use-optimal-column-width="false"/>
    </style:style>
    <style:style style:name="Table1957" style:family="table">
      <style:table-properties style:width="10.1145in" fo:margin-left="0in" table:align="left"/>
    </style:style>
    <style:style style:name="TableRow1961" style:family="table-row">
      <style:table-row-properties style:min-row-height="0.2083in" style:use-optimal-row-height="false"/>
    </style:style>
    <style:style style:name="TableCell1962" style:family="table-cell">
      <style:table-cell-properties fo:border="none" style:writing-mode="lr-tb" fo:padding-top="0in" fo:padding-left="0.075in" fo:padding-bottom="0in" fo:padding-right="0.075in"/>
    </style:style>
    <style:style style:name="P1963" style:parent-style-name="Header" style:family="paragraph">
      <style:paragraph-properties fo:margin-left="-0.0798in">
        <style:tab-stops>
          <style:tab-stop style:type="center" style:position="3.2138in"/>
          <style:tab-stop style:type="right" style:position="6.3479in"/>
        </style:tab-stops>
      </style:paragraph-properties>
    </style:style>
    <style:style style:name="TableCell1964" style:family="table-cell">
      <style:table-cell-properties fo:border="none" style:writing-mode="lr-tb" fo:padding-top="0in" fo:padding-left="0.075in" fo:padding-bottom="0in" fo:padding-right="0.075in"/>
    </style:style>
    <style:style style:name="P1965" style:parent-style-name="Header" style:family="paragraph">
      <style:paragraph-properties fo:text-align="center"/>
    </style:style>
    <style:style style:name="TableCell1966" style:family="table-cell">
      <style:table-cell-properties fo:border="none" style:writing-mode="lr-tb" fo:padding-top="0in" fo:padding-left="0.075in" fo:padding-bottom="0in" fo:padding-right="0.075in"/>
    </style:style>
    <style:style style:name="P1967" style:parent-style-name="Header" style:family="paragraph">
      <style:paragraph-properties fo:text-align="end" fo:margin-right="-0.0798in"/>
    </style:style>
    <style:style style:name="P1968" style:parent-style-name="Footer" style:family="paragraph">
      <style:paragraph-properties fo:text-align="center"/>
    </style:style>
    <style:style style:name="T1969" style:parent-style-name="DefaultParagraphFont" style:family="text">
      <style:text-properties fo:font-size="12pt" style:font-size-asian="12pt"/>
    </style:style>
  </office:automatic-styles>
  <office:master-styles>
    <style:master-page style:name="MPF0" style:page-layout-name="PL0">
      <style:header>
        <text:p text:style-name="P2"><text:span text:style-name="T3"><text:tab/></text:span></text:p>
      </style:header>
      <style:footer>
        <text:p text:style-name="P4"><text:span text:style-name="T5"><text:page-number text:fixed="false">2</text:page-number></text:span></text:p>
      </style:footer>
      <style:header-first>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
            </table:table-cell>
            <table:table-cell table:style-name="TableCell15">
              <text:p text:style-name="P16"/>
            </table:table-cell>
          </table:table-row>
        </table:table>
        <text:p text:style-name="Header"/>
      </style:header-first>
      <style:footer-first>
        <text:p text:style-name="P17"><text:span text:style-name="T18"><text:page-number text:fixed="false">2</text:page-number></text:span></text:p>
      </style:footer-first>
    </style:master-page>
    <style:master-page style:name="MPF1" style:page-layout-name="PL1">
      <style:header>
        <text:p text:style-name="P1953"><text:span text:style-name="T1954"><text:tab/></text:span></text:p>
      </style:header>
      <style:footer>
        <text:p text:style-name="P1955"><text:span text:style-name="T1956"><text:page-number text:fixed="false">2</text:page-number></text:span></text:p>
      </style:footer>
      <style:header-first>
        <table:table table:style-name="Table1957">
          <table:table-columns>
            <table:table-column table:style-name="TableColumn1958"/>
            <table:table-column table:style-name="TableColumn1959"/>
            <table:table-column table:style-name="TableColumn1960"/>
          </table:table-columns>
          <table:table-row table:style-name="TableRow1961">
            <table:table-cell table:style-name="TableCell1962">
              <text:p text:style-name="P1963"/>
            </table:table-cell>
            <table:table-cell table:style-name="TableCell1964">
              <text:p text:style-name="P1965"/>
            </table:table-cell>
            <table:table-cell table:style-name="TableCell1966">
              <text:p text:style-name="P1967"/>
            </table:table-cell>
          </table:table-row>
        </table:table>
        <text:p text:style-name="Header"/>
      </style:header-first>
      <style:footer-first>
        <text:p text:style-name="P1968"><text:span text:style-name="T1969"><text:page-number text:fixed="false">2</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usby, Ron Contractor</meta:initial-creator>
    <dc:creator>Banks, Chris Mr (DSOP-Org Pol-BM2)</dc:creator>
    <meta:creation-date>2023-08-17T11:43:00Z</meta:creation-date>
    <dc:date>2023-08-17T11:43:00Z</dc:date>
    <meta:print-date>2023-05-15T14:56:00Z</meta:print-date>
    <meta:template xlink:href="Normal" xlink:type="simple"/>
    <meta:editing-cycles>2</meta:editing-cycles>
    <meta:editing-duration>PT60S</meta:editing-duration>
    <meta:user-defined meta:name="ContentTypeId">0x010100D9D675D6CDED02438DC7CFF78D2F29E40100E5010FF0DB6E094DADC51767B4472273</meta:user-defined>
    <meta:user-defined meta:name="Metadata">8;#Accident and incident reporting|c34a5504-9684-4086-b580-5268a0d54909</meta:user-defined>
    <meta:user-defined meta:name="Subject Category">1;#Information management|07795f02-7987-43cd-b575-f41fc8ac97cd;#5;#Safety|c3da07bf-8fe2-460e-bcc6-44979bc560fb</meta:user-defined>
    <meta:user-defined meta:name="TaxKeyword"/>
    <meta:user-defined meta:name="_dlc_policyId"/>
    <meta:user-defined meta:name="ItemRetentionFormula"/>
    <meta:user-defined meta:name="Business Owner">4;#COO|1f580486-df47-4ae5-939a-88689d1239c9</meta:user-defined>
    <meta:user-defined meta:name="fileplanid">3;#04 Deliver the Unit's objectives|954cf193-6423-4137-9b07-8b4f402d8d43</meta:user-defined>
    <meta:user-defined meta:name="Subject Keywords">2;#Information management|6a085f67-cdb7-474e-8082-e1093d41b8cb;#6;#Environmental protection|31fcc239-c8d0-480b-8909-2c8bc89e8dea;#7;#Safety|d075e72a-cbc1-4c50-9732-ebef92371b5d;#8;#Safety management|2ef9ed09-3fa7-4d7a-82cd-68a5dc9e062e;#9;#Corporate governance|19beea30-656b-4eb4-bdc3-a9c91be100c7;#10;#Risk management|8a014cf3-ee15-4adb-8170-b54ec4b9adad;#11;#Health|172b45fa-af08-4988-8698-be5ce4c8b019;#12;#Head Office|99d05266-093d-49ac-83de-f393b2d6dfb5;#13;#Safety policy|a40b8924-2ed9-4a98-b1f0-7f30989560bb</meta:user-defined>
    <meta:user-defined meta:name="MSIP_Label_d8a60473-494b-4586-a1bb-b0e663054676_Enabled">true</meta:user-defined>
    <meta:user-defined meta:name="MSIP_Label_d8a60473-494b-4586-a1bb-b0e663054676_SetDate">2022-06-29T08:28:18Z</meta:user-defined>
    <meta:user-defined meta:name="MSIP_Label_d8a60473-494b-4586-a1bb-b0e663054676_Method">Privileged</meta:user-defined>
    <meta:user-defined meta:name="MSIP_Label_d8a60473-494b-4586-a1bb-b0e663054676_Name">MOD-1-O-‘UNMARKED’</meta:user-defined>
    <meta:user-defined meta:name="MSIP_Label_d8a60473-494b-4586-a1bb-b0e663054676_SiteId">be7760ed-5953-484b-ae95-d0a16dfa09e5</meta:user-defined>
    <meta:user-defined meta:name="MSIP_Label_d8a60473-494b-4586-a1bb-b0e663054676_ActionId">8cd0f964-5fc4-448b-a135-0634c26e3fa7</meta:user-defined>
    <meta:user-defined meta:name="MSIP_Label_d8a60473-494b-4586-a1bb-b0e663054676_ContentBits">0</meta:user-defined>
    <meta:user-defined meta:name="MediaServiceImageTags"/>
    <meta:user-defined meta:name="lcf76f155ced4ddcb4097134ff3c332f"/>
    <meta:document-statistic meta:page-count="3" meta:paragraph-count="161" meta:word-count="12084" meta:character-count="80803" meta:row-count="574" meta:non-whitespace-character-count="68880"/>
  </office:meta>
</office:document-meta>
</file>